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41.16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 style:data-style-name="N130">
      <style:table-cell-properties fo:border-bottom="0.74pt solid #000000" fo:background-color="#bfbf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 style:data-style-name="N130">
      <style:table-cell-properties fo:border-bottom="none" fo:background-color="#bfbf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 style:data-style-name="N130">
      <style:table-cell-properties fo:border-bottom="0.74pt solid #000000" fo:background-color="#bfbf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 style:data-style-name="N130">
      <style:table-cell-properties fo:background-color="#bfbf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130">
      <style:table-cell-properties fo:border-bottom="none" fo:background-color="#bfbf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 style:data-style-name="N130">
      <style:table-cell-properties fo:border-bottom="none" fo:background-color="#bfbf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130">
      <style:table-cell-properties fo:border-bottom="0.74pt solid #000000" fo:background-color="#bfb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 style:data-style-name="N130">
      <style:table-cell-properties fo:border-bottom="none" fo:background-color="#bfb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 style:data-style-name="N130">
      <style:table-cell-properties fo:border-bottom="0.74pt solid #000000" fo:background-color="#bfbf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 style:data-style-name="N13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3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e0efd4"/>
    </style:style>
    <style:style style:name="ce33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0.74pt solid #000000" fo:background-color="#e0efd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f37b70"/>
    </style:style>
    <style:style style:name="ce40" style:family="table-cell" style:parent-style-name="Default">
      <style:table-cell-properties fo:border-bottom="0.74pt solid #000000" fo:background-color="#f37b7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f37b7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0.74pt solid #000000" fo:background-color="#f37b7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order-bottom="0.74pt solid #000000" fo:background-color="#f37b7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37b7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order-bottom="0.74pt solid #000000" fo:background-color="#f37b7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rokerage_values (copy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3" table:default-cell-style-name="ce10"/>
        <table:table-column table:style-name="co13" table:default-cell-style-name="ce13"/>
        <table:table-column table:style-name="co13" table:number-columns-repeated="2" table:default-cell-style-name="ce15"/>
        <table:table-column table:style-name="co13" table:default-cell-style-name="ce12"/>
        <table:table-column table:style-name="co13" table:default-cell-style-name="ce15"/>
        <table:table-column table:style-name="co13" table:number-columns-repeated="2" table:default-cell-style-name="ce12"/>
        <table:table-column table:style-name="co13" table:default-cell-style-name="ce13"/>
        <table:table-column table:style-name="co13" table:default-cell-style-name="ce19"/>
        <table:table-column table:style-name="co13" table:number-columns-repeated="2" table:default-cell-style-name="ce15"/>
        <table:table-column table:style-name="co13" table:number-columns-repeated="2" table:default-cell-style-name="ce12"/>
        <table:table-column table:style-name="co13" table:default-cell-style-name="ce21"/>
        <table:table-column table:style-name="co13" table:default-cell-style-name="ce25"/>
        <table:table-column table:style-name="co13" table:default-cell-style-name="ce30"/>
        <table:table-column table:style-name="co13" table:number-columns-repeated="36" table:default-cell-style-name="Default"/>
        <table:table-row table:style-name="ro1">
          <table:table-cell table:style-name="Default"/>
          <table:table-cell table:style-name="ce2" office:value-type="string" calcext:value-type="string">
            <text:p>GOOG</text:p>
          </table:table-cell>
          <table:table-cell table:style-name="ce3" office:value-type="string" calcext:value-type="string">
            <text:p>BP</text:p>
          </table:table-cell>
          <table:table-cell table:style-name="ce3" office:value-type="string" calcext:value-type="string">
            <text:p>BAC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E</text:p>
          </table:table-cell>
          <table:table-cell table:style-name="ce3" office:value-type="string" calcext:value-type="string">
            <text:p>MDOR</text:p>
          </table:table-cell>
          <table:table-cell table:style-name="ce3" office:value-type="string" calcext:value-type="string">
            <text:p>NRF</text:p>
          </table:table-cell>
          <table:table-cell table:style-name="ce3" office:value-type="string" calcext:value-type="string">
            <text:p>SBUX</text:p>
          </table:table-cell>
          <table:table-cell table:style-name="ce3" office:value-type="string" calcext:value-type="string">
            <text:p>NAT</text:p>
          </table:table-cell>
          <table:table-cell table:style-name="ce4" office:value-type="string" calcext:value-type="string">
            <text:p>USAGX</text:p>
          </table:table-cell>
          <table:table-cell table:style-name="ce4" office:value-type="string" calcext:value-type="string">
            <text:p>MTRBX</text:p>
          </table:table-cell>
          <table:table-cell table:style-name="ce4" office:value-type="string" calcext:value-type="string">
            <text:p>MDIFX</text:p>
          </table:table-cell>
          <table:table-cell table:style-name="ce4" office:value-type="string" calcext:value-type="string">
            <text:p>MIGBX</text:p>
          </table:table-cell>
          <table:table-cell table:style-name="ce5" office:value-type="string" calcext:value-type="string">
            <text:p>NSAM</text:p>
          </table:table-cell>
          <table:table-cell table:style-name="ce5" office:value-type="string" calcext:value-type="string">
            <text:p>AAPL</text:p>
          </table:table-cell>
          <table:table-cell table:style-name="ce6" office:value-type="string" calcext:value-type="string">
            <text:p>Cash</text:p>
          </table:table-cell>
          <table:table-cell table:style-name="ce7" office:value-type="string" calcext:value-type="string">
            <text:p>TOTAL</text:p>
          </table:table-cell>
          <table:table-cell table:style-name="ce7"/>
          <table:table-cell table:style-name="Default"/>
          <table:table-cell table:style-name="ce3" table:number-columns-repeated="8"/>
          <table:table-cell table:style-name="ce4" table:number-columns-repeated="4"/>
          <table:table-cell table:style-name="ce5" table:number-columns-repeated="2"/>
          <table:table-cell table:style-name="ce6"/>
          <table:table-cell table:style-name="ce7"/>
          <table:table-cell/>
          <table:table-cell table:style-name="ce32" office:value-type="string" calcext:value-type="string">
            <text:p>Resolved DIFFERENCE</text:p>
          </table:table-cell>
          <table:table-cell table:style-name="ce32" table:number-columns-repeated="16"/>
          <table:table-cell/>
          <table:table-cell table:style-name="ce39" office:value-type="string" calcext:value-type="string">
            <text:p>ORIGINAL DIFFERENCE</text:p>
          </table:table-cell>
          <table:table-cell table:style-name="ce39" table:number-columns-repeated="16"/>
        </table:table-row>
        <table:table-row table:style-name="ro1">
          <table:table-cell table:style-name="Default"/>
          <table:table-cell table:style-name="ce2"/>
          <table:table-cell table:style-name="ce3" table:number-columns-repeated="8"/>
          <table:table-cell table:style-name="ce4" table:number-columns-repeated="4"/>
          <table:table-cell table:style-name="ce5" table:number-columns-repeated="2"/>
          <table:table-cell table:style-name="ce6"/>
          <table:table-cell table:style-name="ce7" table:number-columns-repeated="2"/>
          <table:table-cell table:style-name="Default"/>
          <table:table-cell table:style-name="ce3" table:number-columns-repeated="8"/>
          <table:table-cell table:style-name="ce4" table:number-columns-repeated="4"/>
          <table:table-cell table:style-name="ce5" table:number-columns-repeated="2"/>
          <table:table-cell table:style-name="ce6"/>
          <table:table-cell table:style-name="ce7"/>
          <table:table-cell/>
          <table:table-cell table:style-name="ce32" table:number-columns-repeated="2"/>
          <table:table-cell table:style-name="ce32" office:value-type="string" calcext:value-type="string">
            <text:p>python was missing prices</text:p>
          </table:table-cell>
          <table:table-cell table:style-name="ce32" table:number-columns-repeated="3"/>
          <table:table-cell table:style-name="ce32" office:value-type="string" calcext:value-type="string">
            <text:p>SS is wrong, missed a split</text:p>
          </table:table-cell>
          <table:table-cell table:style-name="ce32" table:number-columns-repeated="10"/>
          <table:table-cell/>
          <table:table-cell table:style-name="ce39" table:number-columns-repeated="6"/>
          <table:table-cell table:style-name="ce39" office:value-type="string" calcext:value-type="string">
            <text:p>SS is wrong, missed a split</text:p>
          </table:table-cell>
          <table:table-cell table:style-name="ce39" table:number-columns-repeated="10"/>
        </table:table-row>
        <table:table-row table:style-name="ro1">
          <table:table-cell table:style-name="Default"/>
          <table:table-cell office:value-type="string" calcext:value-type="string">
            <text:p>goog_value</text:p>
          </table:table-cell>
          <table:table-cell office:value-type="string" calcext:value-type="string">
            <text:p>bp_value</text:p>
          </table:table-cell>
          <table:table-cell office:value-type="string" calcext:value-type="string">
            <text:p>bac_value</text:p>
          </table:table-cell>
          <table:table-cell office:value-type="string" calcext:value-type="string">
            <text:p>f_value</text:p>
          </table:table-cell>
          <table:table-cell office:value-type="string" calcext:value-type="string">
            <text:p>ge_value</text:p>
          </table:table-cell>
          <table:table-cell office:value-type="string" calcext:value-type="string">
            <text:p>mdor_value</text:p>
          </table:table-cell>
          <table:table-cell office:value-type="string" calcext:value-type="string">
            <text:p>nrf_value</text:p>
          </table:table-cell>
          <table:table-cell office:value-type="string" calcext:value-type="string">
            <text:p>sbux_value</text:p>
          </table:table-cell>
          <table:table-cell office:value-type="string" calcext:value-type="string">
            <text:p>nat_value</text:p>
          </table:table-cell>
          <table:table-cell office:value-type="string" calcext:value-type="string">
            <text:p>usagx_value</text:p>
          </table:table-cell>
          <table:table-cell table:number-columns-repeated="3"/>
          <table:table-cell office:value-type="string" calcext:value-type="string">
            <text:p>nsam_value</text:p>
          </table:table-cell>
          <table:table-cell office:value-type="string" calcext:value-type="string">
            <text:p>aapl_value</text:p>
          </table:table-cell>
          <table:table-cell office:value-type="string" calcext:value-type="string">
            <text:p>brokerage_cash_value</text:p>
          </table:table-cell>
          <table:table-cell office:value-type="string" calcext:value-type="string">
            <text:p>total_value</text:p>
          </table:table-cell>
          <table:table-cell/>
          <table:table-cell table:style-name="ce2" office:value-type="string" calcext:value-type="string">
            <text:p>GOOG</text:p>
          </table:table-cell>
          <table:table-cell table:style-name="ce3" office:value-type="string" calcext:value-type="string">
            <text:p>BP</text:p>
          </table:table-cell>
          <table:table-cell table:style-name="ce3" office:value-type="string" calcext:value-type="string">
            <text:p>BAC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E</text:p>
          </table:table-cell>
          <table:table-cell table:style-name="ce3" office:value-type="string" calcext:value-type="string">
            <text:p>MDOR</text:p>
          </table:table-cell>
          <table:table-cell table:style-name="ce3" office:value-type="string" calcext:value-type="string">
            <text:p>NRF</text:p>
          </table:table-cell>
          <table:table-cell table:style-name="ce3" office:value-type="string" calcext:value-type="string">
            <text:p>SBUX</text:p>
          </table:table-cell>
          <table:table-cell table:style-name="ce3" office:value-type="string" calcext:value-type="string">
            <text:p>NAT</text:p>
          </table:table-cell>
          <table:table-cell table:style-name="ce4" office:value-type="string" calcext:value-type="string">
            <text:p>USAGX</text:p>
          </table:table-cell>
          <table:table-cell table:style-name="ce4" office:value-type="string" calcext:value-type="string">
            <text:p>MTRBX</text:p>
          </table:table-cell>
          <table:table-cell table:style-name="ce4" office:value-type="string" calcext:value-type="string">
            <text:p>MDIFX</text:p>
          </table:table-cell>
          <table:table-cell table:style-name="ce4" office:value-type="string" calcext:value-type="string">
            <text:p>MIGBX</text:p>
          </table:table-cell>
          <table:table-cell table:style-name="ce5" office:value-type="string" calcext:value-type="string">
            <text:p>NSAM</text:p>
          </table:table-cell>
          <table:table-cell table:style-name="ce5" office:value-type="string" calcext:value-type="string">
            <text:p>AAPL</text:p>
          </table:table-cell>
          <table:table-cell table:style-name="ce6" office:value-type="string" calcext:value-type="string">
            <text:p>Cash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33" office:value-type="string" calcext:value-type="string">
            <text:p>GOOG</text:p>
          </table:table-cell>
          <table:table-cell table:style-name="ce34" office:value-type="string" calcext:value-type="string">
            <text:p>BP</text:p>
          </table:table-cell>
          <table:table-cell table:style-name="ce34" office:value-type="string" calcext:value-type="string">
            <text:p>BAC</text:p>
          </table:table-cell>
          <table:table-cell table:style-name="ce34" office:value-type="string" calcext:value-type="string">
            <text:p>F</text:p>
          </table:table-cell>
          <table:table-cell table:style-name="ce34" office:value-type="string" calcext:value-type="string">
            <text:p>GE</text:p>
          </table:table-cell>
          <table:table-cell table:style-name="ce34" office:value-type="string" calcext:value-type="string">
            <text:p>MDOR</text:p>
          </table:table-cell>
          <table:table-cell table:style-name="ce34" office:value-type="string" calcext:value-type="string">
            <text:p>NRF</text:p>
          </table:table-cell>
          <table:table-cell table:style-name="ce34" office:value-type="string" calcext:value-type="string">
            <text:p>SBUX</text:p>
          </table:table-cell>
          <table:table-cell table:style-name="ce34" office:value-type="string" calcext:value-type="string">
            <text:p>NAT</text:p>
          </table:table-cell>
          <table:table-cell table:style-name="ce35" office:value-type="string" calcext:value-type="string">
            <text:p>USAGX</text:p>
          </table:table-cell>
          <table:table-cell table:style-name="ce35" office:value-type="string" calcext:value-type="string">
            <text:p>MTRBX</text:p>
          </table:table-cell>
          <table:table-cell table:style-name="ce35" office:value-type="string" calcext:value-type="string">
            <text:p>MDIFX</text:p>
          </table:table-cell>
          <table:table-cell table:style-name="ce35" office:value-type="string" calcext:value-type="string">
            <text:p>MIGBX</text:p>
          </table:table-cell>
          <table:table-cell table:style-name="ce36" office:value-type="string" calcext:value-type="string">
            <text:p>NSAM</text:p>
          </table:table-cell>
          <table:table-cell table:style-name="ce36" office:value-type="string" calcext:value-type="string">
            <text:p>AAPL</text:p>
          </table:table-cell>
          <table:table-cell table:style-name="ce37" office:value-type="string" calcext:value-type="string">
            <text:p>Cash</text:p>
          </table:table-cell>
          <table:table-cell table:style-name="ce38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GOOG</text:p>
          </table:table-cell>
          <table:table-cell table:style-name="ce41" office:value-type="string" calcext:value-type="string">
            <text:p>BP</text:p>
          </table:table-cell>
          <table:table-cell table:style-name="ce41" office:value-type="string" calcext:value-type="string">
            <text:p>BAC</text:p>
          </table:table-cell>
          <table:table-cell table:style-name="ce41" office:value-type="string" calcext:value-type="string">
            <text:p>F</text:p>
          </table:table-cell>
          <table:table-cell table:style-name="ce41" office:value-type="string" calcext:value-type="string">
            <text:p>GE</text:p>
          </table:table-cell>
          <table:table-cell table:style-name="ce41" office:value-type="string" calcext:value-type="string">
            <text:p>MDOR</text:p>
          </table:table-cell>
          <table:table-cell table:style-name="ce41" office:value-type="string" calcext:value-type="string">
            <text:p>NRF</text:p>
          </table:table-cell>
          <table:table-cell table:style-name="ce41" office:value-type="string" calcext:value-type="string">
            <text:p>SBUX</text:p>
          </table:table-cell>
          <table:table-cell table:style-name="ce41" office:value-type="string" calcext:value-type="string">
            <text:p>NAT</text:p>
          </table:table-cell>
          <table:table-cell table:style-name="ce42" office:value-type="string" calcext:value-type="string">
            <text:p>USAGX</text:p>
          </table:table-cell>
          <table:table-cell table:style-name="ce42" office:value-type="string" calcext:value-type="string">
            <text:p>MTRBX</text:p>
          </table:table-cell>
          <table:table-cell table:style-name="ce42" office:value-type="string" calcext:value-type="string">
            <text:p>MDIFX</text:p>
          </table:table-cell>
          <table:table-cell table:style-name="ce42" office:value-type="string" calcext:value-type="string">
            <text:p>MIGBX</text:p>
          </table:table-cell>
          <table:table-cell table:style-name="ce43" office:value-type="string" calcext:value-type="string">
            <text:p>NSAM</text:p>
          </table:table-cell>
          <table:table-cell table:style-name="ce43" office:value-type="string" calcext:value-type="string">
            <text:p>AAPL</text:p>
          </table:table-cell>
          <table:table-cell table:style-name="ce44" office:value-type="string" calcext:value-type="string">
            <text:p>Cash</text:p>
          </table:table-cell>
          <table:table-cell table:style-name="ce4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10-05-01</text:p>
          </table:table-cell>
          <table:table-cell office:value-type="float" office:value="1479.42" calcext:value-type="float">
            <text:p>1479.42</text:p>
          </table:table-cell>
          <table:table-cell/>
          <table:table-cell office:value-type="float" office:value="4623.948715" calcext:value-type="float">
            <text:p>4623.948715</text:p>
          </table:table-cell>
          <table:table-cell office:value-type="float" office:value="4604" calcext:value-type="float">
            <text:p>4604</text:p>
          </table:table-cell>
          <table:table-cell office:value-type="float" office:value="6824.8415888" calcext:value-type="float">
            <text:p>6824.8415888</text:p>
          </table:table-cell>
          <table:table-cell office:value-type="float" office:value="62.7" calcext:value-type="float">
            <text:p>62.7</text:p>
          </table:table-cell>
          <table:table-cell office:value-type="float" office:value="1846.8067" calcext:value-type="float">
            <text:p>1846.8067</text:p>
          </table:table-cell>
          <table:table-cell office:value-type="float" office:value="3831.4975" calcext:value-type="float">
            <text:p>3831.4975</text:p>
          </table:table-cell>
          <table:table-cell office:value-type="float" office:value="2910.241068" calcext:value-type="float">
            <text:p>2910.241068</text:p>
          </table:table-cell>
          <table:table-cell office:value-type="float" office:value="3736.50343" calcext:value-type="float">
            <text:p>3736.50343</text:p>
          </table:table-cell>
          <table:table-cell table:number-columns-repeated="5"/>
          <table:table-cell office:value-type="float" office:value="1002.56" calcext:value-type="float">
            <text:p>1002.56</text:p>
          </table:table-cell>
          <table:table-cell office:value-type="float" office:value="26298.5702868" calcext:value-type="float">
            <text:p>26298.5702868</text:p>
          </table:table-cell>
          <table:table-cell/>
          <table:table-cell table:style-name="ce8" office:value-type="float" office:value="1479.42" calcext:value-type="float">
            <text:p>$1,479.42</text:p>
          </table:table-cell>
          <table:table-cell table:style-name="ce12"/>
          <table:table-cell table:style-name="ce13" office:value-type="float" office:value="4623.93658" calcext:value-type="float">
            <text:p>$4,623.94</text:p>
          </table:table-cell>
          <table:table-cell table:style-name="ce13" office:value-type="float" office:value="4604" calcext:value-type="float">
            <text:p>$4,604.00</text:p>
          </table:table-cell>
          <table:table-cell table:style-name="ce13" office:value-type="float" office:value="6824.82032" calcext:value-type="float">
            <text:p>$6,824.82</text:p>
          </table:table-cell>
          <table:table-cell table:style-name="ce13" office:value-type="float" office:value="62.7" calcext:value-type="float">
            <text:p>$62.70</text:p>
          </table:table-cell>
          <table:table-cell table:style-name="ce13" office:value-type="float" office:value="3693.6134" calcext:value-type="float">
            <text:p>$3,693.61</text:p>
          </table:table-cell>
          <table:table-cell table:style-name="ce13" office:value-type="float" office:value="3831.4975" calcext:value-type="float">
            <text:p>$3,831.50</text:p>
          </table:table-cell>
          <table:table-cell office:value-type="float" office:value="2910.23824" calcext:value-type="float">
            <text:p>$2,910.24</text:p>
          </table:table-cell>
          <table:table-cell table:style-name="ce18" office:value-type="float" office:value="3736.50343" calcext:value-type="float">
            <text:p>$3,736.50</text:p>
          </table:table-cell>
          <table:table-cell table:style-name="ce18" office:value-type="float" office:value="1417.8051" calcext:value-type="float">
            <text:p>$1,417.81</text:p>
          </table:table-cell>
          <table:table-cell table:style-name="ce18" office:value-type="float" office:value="1631.14776" calcext:value-type="float">
            <text:p>$1,631.15</text:p>
          </table:table-cell>
          <table:table-cell table:style-name="ce18" office:value-type="float" office:value="2630.73825" calcext:value-type="float">
            <text:p>$2,630.74</text:p>
          </table:table-cell>
          <table:table-cell table:style-name="ce15"/>
          <table:table-cell table:style-name="ce23"/>
          <table:table-cell office:value-type="float" office:value="1002.56" calcext:value-type="float">
            <text:p>$1,002.56</text:p>
          </table:table-cell>
          <table:table-cell table:style-name="ce29" office:value-type="float" office:value="38448.98058" calcext:value-type="float">
            <text:p>$38,448.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21350000008533" calcext:value-type="float">
            <text:p>-0.012135000000853</text:p>
          </table:table-cell>
          <table:table-cell office:value-type="float" office:value="0" calcext:value-type="float">
            <text:p>0</text:p>
          </table:table-cell>
          <table:table-cell office:value-type="float" office:value="-0.021268799999234" calcext:value-type="float">
            <text:p>-0.021268799999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82800000013594" calcext:value-type="float">
            <text:p>-0.002828000000136</text:p>
          </table:table-cell>
          <table:table-cell office:value-type="float" office:value="0" calcext:value-type="float">
            <text:p>0</text:p>
          </table:table-cell>
          <table:table-cell office:value-type="float" office:value="1417.8051" calcext:value-type="float">
            <text:p>1417.8051</text:p>
          </table:table-cell>
          <table:table-cell office:value-type="float" office:value="1631.14776" calcext:value-type="float">
            <text:p>1631.14776</text:p>
          </table:table-cell>
          <table:table-cell office:value-type="float" office:value="2630.73825" calcext:value-type="float">
            <text:p>2630.738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L4:.BA4])" office:value-type="float" office:value="5679.6548782" calcext:value-type="float">
            <text:p>5679.6548782</text:p>
          </table:table-cell>
          <table:table-cell/>
          <table:table-cell table:formula="of:=[.T4]-[.B4]" office:value-type="float" office:value="0" calcext:value-type="float">
            <text:p>0</text:p>
          </table:table-cell>
          <table:table-cell table:formula="of:=[.U4]-[.C4]" office:value-type="float" office:value="0" calcext:value-type="float">
            <text:p>0</text:p>
          </table:table-cell>
          <table:table-cell table:formula="of:=[.V4]-[.D4]" office:value-type="float" office:value="-0.0121350000008533" calcext:value-type="float">
            <text:p>-0.012135000000853</text:p>
          </table:table-cell>
          <table:table-cell table:formula="of:=[.W4]-[.E4]" office:value-type="float" office:value="0" calcext:value-type="float">
            <text:p>0</text:p>
          </table:table-cell>
          <table:table-cell table:formula="of:=[.X4]-[.F4]" office:value-type="float" office:value="-0.021268799999234" calcext:value-type="float">
            <text:p>-0.021268799999234</text:p>
          </table:table-cell>
          <table:table-cell table:formula="of:=[.Y4]-[.G4]" office:value-type="float" office:value="0" calcext:value-type="float">
            <text:p>0</text:p>
          </table:table-cell>
          <table:table-cell table:formula="of:=[.Z4]-[.H4]" office:value-type="float" office:value="1846.8067" calcext:value-type="float">
            <text:p>1846.8067</text:p>
          </table:table-cell>
          <table:table-cell table:formula="of:=[.AA4]-[.I4]" office:value-type="float" office:value="0" calcext:value-type="float">
            <text:p>0</text:p>
          </table:table-cell>
          <table:table-cell table:formula="of:=[.AB4]-[.J4]" office:value-type="float" office:value="-0.00282800000013594" calcext:value-type="float">
            <text:p>-0.002828000000136</text:p>
          </table:table-cell>
          <table:table-cell table:formula="of:=[.AC4]-[.K4]" office:value-type="float" office:value="0" calcext:value-type="float">
            <text:p>0</text:p>
          </table:table-cell>
          <table:table-cell table:formula="of:=[.AD4]-[.L4]" office:value-type="float" office:value="1417.8051" calcext:value-type="float">
            <text:p>1417.8051</text:p>
          </table:table-cell>
          <table:table-cell table:formula="of:=[.AE4]-[.M4]" office:value-type="float" office:value="1631.14776" calcext:value-type="float">
            <text:p>1631.14776</text:p>
          </table:table-cell>
          <table:table-cell table:formula="of:=[.AF4]-[.N4]" office:value-type="float" office:value="2630.73825" calcext:value-type="float">
            <text:p>2630.73825</text:p>
          </table:table-cell>
          <table:table-cell table:formula="of:=[.AG4]-[.O4]" office:value-type="float" office:value="0" calcext:value-type="float">
            <text:p>0</text:p>
          </table:table-cell>
          <table:table-cell table:formula="of:=[.AH4]-[.P4]" office:value-type="float" office:value="0" calcext:value-type="float">
            <text:p>0</text:p>
          </table:table-cell>
          <table:table-cell table:formula="of:=[.AI4]-[.Q4]" office:value-type="float" office:value="0" calcext:value-type="float">
            <text:p>0</text:p>
          </table:table-cell>
          <table:table-cell table:formula="of:=[.AJ4]-[.R4]" office:value-type="float" office:value="12150.4102932" calcext:value-type="float">
            <text:p>12150.4102932</text:p>
          </table:table-cell>
        </table:table-row>
        <table:table-row table:style-name="ro1">
          <table:table-cell office:value-type="string" calcext:value-type="string">
            <text:p>2010-06-01</text:p>
          </table:table-cell>
          <table:table-cell office:value-type="float" office:value="1496.16" calcext:value-type="float">
            <text:p>1496.16</text:p>
          </table:table-cell>
          <table:table-cell/>
          <table:table-cell office:value-type="float" office:value="4386.7498625" calcext:value-type="float">
            <text:p>4386.7498625</text:p>
          </table:table-cell>
          <table:table-cell office:value-type="float" office:value="4600" calcext:value-type="float">
            <text:p>4600</text:p>
          </table:table-cell>
          <table:table-cell office:value-type="float" office:value="6351.7927346" calcext:value-type="float">
            <text:p>6351.7927346</text:p>
          </table:table-cell>
          <table:table-cell office:value-type="float" office:value="62.7" calcext:value-type="float">
            <text:p>62.7</text:p>
          </table:table-cell>
          <table:table-cell office:value-type="float" office:value="1341.85702" calcext:value-type="float">
            <text:p>1341.85702</text:p>
          </table:table-cell>
          <table:table-cell office:value-type="float" office:value="3936.8825" calcext:value-type="float">
            <text:p>3936.8825</text:p>
          </table:table-cell>
          <table:table-cell office:value-type="float" office:value="2908.182906" calcext:value-type="float">
            <text:p>2908.182906</text:p>
          </table:table-cell>
          <table:table-cell office:value-type="float" office:value="3711.87391" calcext:value-type="float">
            <text:p>3711.87391</text:p>
          </table:table-cell>
          <table:table-cell table:number-columns-repeated="5"/>
          <table:table-cell office:value-type="float" office:value="5657.85" calcext:value-type="float">
            <text:p>5657.85</text:p>
          </table:table-cell>
          <table:table-cell office:value-type="float" office:value="30067.2990706" calcext:value-type="float">
            <text:p>30067.2990706</text:p>
          </table:table-cell>
          <table:table-cell/>
          <table:table-cell table:style-name="ce8" office:value-type="float" office:value="1496.16" calcext:value-type="float">
            <text:p>$1,496.16</text:p>
          </table:table-cell>
          <table:table-cell table:style-name="ce12"/>
          <table:table-cell table:style-name="ce13" office:value-type="float" office:value="4386.73835" calcext:value-type="float">
            <text:p>$4,386.74</text:p>
          </table:table-cell>
          <table:table-cell table:style-name="ce13" office:value-type="float" office:value="4600" calcext:value-type="float">
            <text:p>$4,600.00</text:p>
          </table:table-cell>
          <table:table-cell table:style-name="ce13" office:value-type="float" office:value="6351.77294" calcext:value-type="float">
            <text:p>$6,351.77</text:p>
          </table:table-cell>
          <table:table-cell table:style-name="ce13" office:value-type="float" office:value="62.7" calcext:value-type="float">
            <text:p>$62.70</text:p>
          </table:table-cell>
          <table:table-cell table:style-name="ce13" office:value-type="float" office:value="2683.71404" calcext:value-type="float">
            <text:p>$2,683.71</text:p>
          </table:table-cell>
          <table:table-cell table:style-name="ce13" office:value-type="float" office:value="3936.8825" calcext:value-type="float">
            <text:p>$3,936.88</text:p>
          </table:table-cell>
          <table:table-cell office:value-type="float" office:value="2908.18008" calcext:value-type="float">
            <text:p>$2,908.18</text:p>
          </table:table-cell>
          <table:table-cell table:style-name="ce13" office:value-type="float" office:value="3711.87391" calcext:value-type="float">
            <text:p>$3,711.87</text:p>
          </table:table-cell>
          <table:table-cell table:number-columns-repeated="3"/>
          <table:table-cell table:style-name="ce21"/>
          <table:table-cell/>
          <table:table-cell office:value-type="float" office:value="5657.85" calcext:value-type="float">
            <text:p>$5,657.85</text:p>
          </table:table-cell>
          <table:table-cell table:style-name="ce29" office:value-type="float" office:value="35795.87182" calcext:value-type="float">
            <text:p>$35,795.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15125000011176" calcext:value-type="float">
            <text:p>-0.011512500001118</text:p>
          </table:table-cell>
          <table:table-cell office:value-type="float" office:value="0" calcext:value-type="float">
            <text:p>0</text:p>
          </table:table-cell>
          <table:table-cell office:value-type="float" office:value="-0.0197945999989315" calcext:value-type="float">
            <text:p>-0.019794599998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82600000036837" calcext:value-type="float">
            <text:p>-0.00282600000036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5:.BA5])" office:value-type="float" office:value="-0.0341331000004175" calcext:value-type="float">
            <text:p>-0.034133100000418</text:p>
          </table:table-cell>
          <table:table-cell/>
          <table:table-cell table:formula="of:=[.T5]-[.B5]" office:value-type="float" office:value="0" calcext:value-type="float">
            <text:p>0</text:p>
          </table:table-cell>
          <table:table-cell table:formula="of:=[.U5]-[.C5]" office:value-type="float" office:value="0" calcext:value-type="float">
            <text:p>0</text:p>
          </table:table-cell>
          <table:table-cell table:formula="of:=[.V5]-[.D5]" office:value-type="float" office:value="-0.0115125000011176" calcext:value-type="float">
            <text:p>-0.011512500001118</text:p>
          </table:table-cell>
          <table:table-cell table:formula="of:=[.W5]-[.E5]" office:value-type="float" office:value="0" calcext:value-type="float">
            <text:p>0</text:p>
          </table:table-cell>
          <table:table-cell table:formula="of:=[.X5]-[.F5]" office:value-type="float" office:value="-0.0197945999989315" calcext:value-type="float">
            <text:p>-0.019794599998932</text:p>
          </table:table-cell>
          <table:table-cell table:formula="of:=[.Y5]-[.G5]" office:value-type="float" office:value="0" calcext:value-type="float">
            <text:p>0</text:p>
          </table:table-cell>
          <table:table-cell table:formula="of:=[.Z5]-[.H5]" office:value-type="float" office:value="1341.85702" calcext:value-type="float">
            <text:p>1341.85702</text:p>
          </table:table-cell>
          <table:table-cell table:formula="of:=[.AA5]-[.I5]" office:value-type="float" office:value="0" calcext:value-type="float">
            <text:p>0</text:p>
          </table:table-cell>
          <table:table-cell table:formula="of:=[.AB5]-[.J5]" office:value-type="float" office:value="-0.00282600000036837" calcext:value-type="float">
            <text:p>-0.002826000000368</text:p>
          </table:table-cell>
          <table:table-cell table:formula="of:=[.AC5]-[.K5]" office:value-type="float" office:value="0" calcext:value-type="float">
            <text:p>0</text:p>
          </table:table-cell>
          <table:table-cell table:formula="of:=[.AD5]-[.L5]" office:value-type="float" office:value="0" calcext:value-type="float">
            <text:p>0</text:p>
          </table:table-cell>
          <table:table-cell table:formula="of:=[.AE5]-[.M5]" office:value-type="float" office:value="0" calcext:value-type="float">
            <text:p>0</text:p>
          </table:table-cell>
          <table:table-cell table:formula="of:=[.AF5]-[.N5]" office:value-type="float" office:value="0" calcext:value-type="float">
            <text:p>0</text:p>
          </table:table-cell>
          <table:table-cell table:formula="of:=[.AG5]-[.O5]" office:value-type="float" office:value="0" calcext:value-type="float">
            <text:p>0</text:p>
          </table:table-cell>
          <table:table-cell table:formula="of:=[.AH5]-[.P5]" office:value-type="float" office:value="0" calcext:value-type="float">
            <text:p>0</text:p>
          </table:table-cell>
          <table:table-cell table:formula="of:=[.AI5]-[.Q5]" office:value-type="float" office:value="0" calcext:value-type="float">
            <text:p>0</text:p>
          </table:table-cell>
          <table:table-cell table:formula="of:=[.AJ5]-[.R5]" office:value-type="float" office:value="5728.5727494" calcext:value-type="float">
            <text:p>5728.5727494</text:p>
          </table:table-cell>
        </table:table-row>
        <table:table-row table:style-name="ro1">
          <table:table-cell office:value-type="string" calcext:value-type="string">
            <text:p>2010-07-01</text:p>
          </table:table-cell>
          <table:table-cell office:value-type="float" office:value="1309.65" calcext:value-type="float">
            <text:p>1309.65</text:p>
          </table:table-cell>
          <table:table-cell office:value-type="float" office:value="2641.5" calcext:value-type="float">
            <text:p>2641.5</text:p>
          </table:table-cell>
          <table:table-cell office:value-type="float" office:value="3955.21942" calcext:value-type="float">
            <text:p>3955.21942</text:p>
          </table:table-cell>
          <table:table-cell office:value-type="float" office:value="4112" calcext:value-type="float">
            <text:p>4112</text:p>
          </table:table-cell>
          <table:table-cell office:value-type="float" office:value="5611.8958088" calcext:value-type="float">
            <text:p>5611.8958088</text:p>
          </table:table-cell>
          <table:table-cell office:value-type="float" office:value="62.7" calcext:value-type="float">
            <text:p>62.7</text:p>
          </table:table-cell>
          <table:table-cell office:value-type="float" office:value="1271.72512" calcext:value-type="float">
            <text:p>1271.72512</text:p>
          </table:table-cell>
          <table:table-cell office:value-type="float" office:value="3665.8925" calcext:value-type="float">
            <text:p>3665.8925</text:p>
          </table:table-cell>
          <table:table-cell office:value-type="float" office:value="2809.39113" calcext:value-type="float">
            <text:p>2809.39113</text:p>
          </table:table-cell>
          <table:table-cell office:value-type="float" office:value="3724.18867" calcext:value-type="float">
            <text:p>3724.18867</text:p>
          </table:table-cell>
          <table:table-cell table:number-columns-repeated="5"/>
          <table:table-cell office:value-type="float" office:value="2403.08" calcext:value-type="float">
            <text:p>2403.08</text:p>
          </table:table-cell>
          <table:table-cell office:value-type="float" office:value="27612.0232288" calcext:value-type="float">
            <text:p>27612.0232288</text:p>
          </table:table-cell>
          <table:table-cell/>
          <table:table-cell table:style-name="ce8" office:value-type="float" office:value="1309.65" calcext:value-type="float">
            <text:p>$1,309.65</text:p>
          </table:table-cell>
          <table:table-cell office:value-type="float" office:value="2641.5" calcext:value-type="float">
            <text:p>$2,641.50</text:p>
          </table:table-cell>
          <table:table-cell table:style-name="ce13" office:value-type="float" office:value="3955.20904" calcext:value-type="float">
            <text:p>$3,955.21</text:p>
          </table:table-cell>
          <table:table-cell table:style-name="ce13" office:value-type="float" office:value="4112" calcext:value-type="float">
            <text:p>$4,112.00</text:p>
          </table:table-cell>
          <table:table-cell table:style-name="ce13" office:value-type="float" office:value="5611.87832" calcext:value-type="float">
            <text:p>$5,611.88</text:p>
          </table:table-cell>
          <table:table-cell table:style-name="ce13" office:value-type="float" office:value="62.7" calcext:value-type="float">
            <text:p>$62.70</text:p>
          </table:table-cell>
          <table:table-cell table:style-name="ce13" office:value-type="float" office:value="2543.45024" calcext:value-type="float">
            <text:p>$2,543.45</text:p>
          </table:table-cell>
          <table:table-cell table:style-name="ce13" office:value-type="float" office:value="3665.8925" calcext:value-type="float">
            <text:p>$3,665.89</text:p>
          </table:table-cell>
          <table:table-cell office:value-type="float" office:value="2809.3884" calcext:value-type="float">
            <text:p>$2,809.39</text:p>
          </table:table-cell>
          <table:table-cell table:style-name="ce13" office:value-type="float" office:value="3724.18867" calcext:value-type="float">
            <text:p>$3,724.19</text:p>
          </table:table-cell>
          <table:table-cell table:number-columns-repeated="3"/>
          <table:table-cell table:style-name="ce21"/>
          <table:table-cell/>
          <table:table-cell office:value-type="float" office:value="2403.08" calcext:value-type="float">
            <text:p>$2,403.08</text:p>
          </table:table-cell>
          <table:table-cell table:style-name="ce29" office:value-type="float" office:value="32838.93717" calcext:value-type="float">
            <text:p>$32,838.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03800000006231" calcext:value-type="float">
            <text:p>-0.010380000000623</text:p>
          </table:table-cell>
          <table:table-cell office:value-type="float" office:value="0" calcext:value-type="float">
            <text:p>0</text:p>
          </table:table-cell>
          <table:table-cell office:value-type="float" office:value="-0.0174887999992279" calcext:value-type="float">
            <text:p>-0.017488799999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72999999970125" calcext:value-type="float">
            <text:p>-0.00272999999970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6:.BA6])" office:value-type="float" office:value="-0.0305987999995523" calcext:value-type="float">
            <text:p>-0.030598799999552</text:p>
          </table:table-cell>
          <table:table-cell/>
          <table:table-cell table:formula="of:=[.T6]-[.B6]" office:value-type="float" office:value="0" calcext:value-type="float">
            <text:p>0</text:p>
          </table:table-cell>
          <table:table-cell table:formula="of:=[.U6]-[.C6]" office:value-type="float" office:value="0" calcext:value-type="float">
            <text:p>0</text:p>
          </table:table-cell>
          <table:table-cell table:formula="of:=[.V6]-[.D6]" office:value-type="float" office:value="-0.0103800000006231" calcext:value-type="float">
            <text:p>-0.010380000000623</text:p>
          </table:table-cell>
          <table:table-cell table:formula="of:=[.W6]-[.E6]" office:value-type="float" office:value="0" calcext:value-type="float">
            <text:p>0</text:p>
          </table:table-cell>
          <table:table-cell table:formula="of:=[.X6]-[.F6]" office:value-type="float" office:value="-0.0174887999992279" calcext:value-type="float">
            <text:p>-0.017488799999228</text:p>
          </table:table-cell>
          <table:table-cell table:formula="of:=[.Y6]-[.G6]" office:value-type="float" office:value="0" calcext:value-type="float">
            <text:p>0</text:p>
          </table:table-cell>
          <table:table-cell table:formula="of:=[.Z6]-[.H6]" office:value-type="float" office:value="1271.72512" calcext:value-type="float">
            <text:p>1271.72512</text:p>
          </table:table-cell>
          <table:table-cell table:formula="of:=[.AA6]-[.I6]" office:value-type="float" office:value="0" calcext:value-type="float">
            <text:p>0</text:p>
          </table:table-cell>
          <table:table-cell table:formula="of:=[.AB6]-[.J6]" office:value-type="float" office:value="-0.00272999999970125" calcext:value-type="float">
            <text:p>-0.002729999999701</text:p>
          </table:table-cell>
          <table:table-cell table:formula="of:=[.AC6]-[.K6]" office:value-type="float" office:value="0" calcext:value-type="float">
            <text:p>0</text:p>
          </table:table-cell>
          <table:table-cell table:formula="of:=[.AD6]-[.L6]" office:value-type="float" office:value="0" calcext:value-type="float">
            <text:p>0</text:p>
          </table:table-cell>
          <table:table-cell table:formula="of:=[.AE6]-[.M6]" office:value-type="float" office:value="0" calcext:value-type="float">
            <text:p>0</text:p>
          </table:table-cell>
          <table:table-cell table:formula="of:=[.AF6]-[.N6]" office:value-type="float" office:value="0" calcext:value-type="float">
            <text:p>0</text:p>
          </table:table-cell>
          <table:table-cell table:formula="of:=[.AG6]-[.O6]" office:value-type="float" office:value="0" calcext:value-type="float">
            <text:p>0</text:p>
          </table:table-cell>
          <table:table-cell table:formula="of:=[.AH6]-[.P6]" office:value-type="float" office:value="0" calcext:value-type="float">
            <text:p>0</text:p>
          </table:table-cell>
          <table:table-cell table:formula="of:=[.AI6]-[.Q6]" office:value-type="float" office:value="0" calcext:value-type="float">
            <text:p>0</text:p>
          </table:table-cell>
          <table:table-cell table:formula="of:=[.AJ6]-[.R6]" office:value-type="float" office:value="5226.91394120001" calcext:value-type="float">
            <text:p>5226.91394120001</text:p>
          </table:table-cell>
        </table:table-row>
        <table:table-row table:style-name="ro1">
          <table:table-cell office:value-type="string" calcext:value-type="string">
            <text:p>2010-08-01</text:p>
          </table:table-cell>
          <table:table-cell office:value-type="float" office:value="1500.66" calcext:value-type="float">
            <text:p>1500.66</text:p>
          </table:table-cell>
          <table:table-cell office:value-type="float" office:value="3719.7" calcext:value-type="float">
            <text:p>3719.7</text:p>
          </table:table-cell>
          <table:table-cell office:value-type="float" office:value="3989.51323" calcext:value-type="float">
            <text:p>3989.51323</text:p>
          </table:table-cell>
          <table:table-cell office:value-type="float" office:value="5216" calcext:value-type="float">
            <text:p>5216</text:p>
          </table:table-cell>
          <table:table-cell office:value-type="float" office:value="6634.8134166" calcext:value-type="float">
            <text:p>6634.8134166</text:p>
          </table:table-cell>
          <table:table-cell office:value-type="float" office:value="28.215" calcext:value-type="float">
            <text:p>28.215</text:p>
          </table:table-cell>
          <table:table-cell office:value-type="float" office:value="1645.76192" calcext:value-type="float">
            <text:p>1645.76192</text:p>
          </table:table-cell>
          <table:table-cell office:value-type="float" office:value="3715.574" calcext:value-type="float">
            <text:p>3715.574</text:p>
          </table:table-cell>
          <table:table-cell office:value-type="float" office:value="2973.015009" calcext:value-type="float">
            <text:p>2973.015009</text:p>
          </table:table-cell>
          <table:table-cell office:value-type="float" office:value="3742.66081" calcext:value-type="float">
            <text:p>3742.66081</text:p>
          </table:table-cell>
          <table:table-cell table:number-columns-repeated="5"/>
          <table:table-cell office:value-type="float" office:value="2371.53" calcext:value-type="float">
            <text:p>2371.53</text:p>
          </table:table-cell>
          <table:table-cell office:value-type="float" office:value="31547.9301556" calcext:value-type="float">
            <text:p>31547.9301556</text:p>
          </table:table-cell>
          <table:table-cell/>
          <table:table-cell table:style-name="ce8" office:value-type="float" office:value="1500.66" calcext:value-type="float">
            <text:p>$1,500.66</text:p>
          </table:table-cell>
          <table:table-cell office:value-type="float" office:value="3719.7" calcext:value-type="float">
            <text:p>$3,719.70</text:p>
          </table:table-cell>
          <table:table-cell table:style-name="ce13" office:value-type="float" office:value="3989.50276" calcext:value-type="float">
            <text:p>$3,989.50</text:p>
          </table:table-cell>
          <table:table-cell table:style-name="ce13" office:value-type="float" office:value="5216" calcext:value-type="float">
            <text:p>$5,216.00</text:p>
          </table:table-cell>
          <table:table-cell table:style-name="ce13" office:value-type="float" office:value="6634.79274" calcext:value-type="float">
            <text:p>$6,634.79</text:p>
          </table:table-cell>
          <table:table-cell table:style-name="ce13" office:value-type="float" office:value="28.215" calcext:value-type="float">
            <text:p>$28.22</text:p>
          </table:table-cell>
          <table:table-cell table:style-name="ce13" office:value-type="float" office:value="3291.52384" calcext:value-type="float">
            <text:p>$3,291.52</text:p>
          </table:table-cell>
          <table:table-cell table:style-name="ce13" office:value-type="float" office:value="3715.574" calcext:value-type="float">
            <text:p>$3,715.57</text:p>
          </table:table-cell>
          <table:table-cell office:value-type="float" office:value="2973.01212" calcext:value-type="float">
            <text:p>$2,973.01</text:p>
          </table:table-cell>
          <table:table-cell table:style-name="ce13" office:value-type="float" office:value="3742.66081" calcext:value-type="float">
            <text:p>$3,742.66</text:p>
          </table:table-cell>
          <table:table-cell table:number-columns-repeated="3"/>
          <table:table-cell table:style-name="ce21"/>
          <table:table-cell/>
          <table:table-cell office:value-type="float" office:value="2371.53" calcext:value-type="float">
            <text:p>$2,371.53</text:p>
          </table:table-cell>
          <table:table-cell table:style-name="ce29" office:value-type="float" office:value="37183.17127" calcext:value-type="float">
            <text:p>$37,183.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04700000006233" calcext:value-type="float">
            <text:p>-0.010470000000623</text:p>
          </table:table-cell>
          <table:table-cell office:value-type="float" office:value="0" calcext:value-type="float">
            <text:p>0</text:p>
          </table:table-cell>
          <table:table-cell office:value-type="float" office:value="-0.0206765999982963" calcext:value-type="float">
            <text:p>-0.020676599998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88900000032299" calcext:value-type="float">
            <text:p>-0.0028890000003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7:.BA7])" office:value-type="float" office:value="-0.0340355999992425" calcext:value-type="float">
            <text:p>-0.034035599999243</text:p>
          </table:table-cell>
          <table:table-cell/>
          <table:table-cell table:formula="of:=[.T7]-[.B7]" office:value-type="float" office:value="0" calcext:value-type="float">
            <text:p>0</text:p>
          </table:table-cell>
          <table:table-cell table:formula="of:=[.U7]-[.C7]" office:value-type="float" office:value="0" calcext:value-type="float">
            <text:p>0</text:p>
          </table:table-cell>
          <table:table-cell table:formula="of:=[.V7]-[.D7]" office:value-type="float" office:value="-0.0104700000006233" calcext:value-type="float">
            <text:p>-0.010470000000623</text:p>
          </table:table-cell>
          <table:table-cell table:formula="of:=[.W7]-[.E7]" office:value-type="float" office:value="0" calcext:value-type="float">
            <text:p>0</text:p>
          </table:table-cell>
          <table:table-cell table:formula="of:=[.X7]-[.F7]" office:value-type="float" office:value="-0.0206765999982963" calcext:value-type="float">
            <text:p>-0.020676599998296</text:p>
          </table:table-cell>
          <table:table-cell table:formula="of:=[.Y7]-[.G7]" office:value-type="float" office:value="0" calcext:value-type="float">
            <text:p>0</text:p>
          </table:table-cell>
          <table:table-cell table:formula="of:=[.Z7]-[.H7]" office:value-type="float" office:value="1645.76192" calcext:value-type="float">
            <text:p>1645.76192</text:p>
          </table:table-cell>
          <table:table-cell table:formula="of:=[.AA7]-[.I7]" office:value-type="float" office:value="0" calcext:value-type="float">
            <text:p>0</text:p>
          </table:table-cell>
          <table:table-cell table:formula="of:=[.AB7]-[.J7]" office:value-type="float" office:value="-0.00288900000032299" calcext:value-type="float">
            <text:p>-0.002889000000323</text:p>
          </table:table-cell>
          <table:table-cell table:formula="of:=[.AC7]-[.K7]" office:value-type="float" office:value="0" calcext:value-type="float">
            <text:p>0</text:p>
          </table:table-cell>
          <table:table-cell table:formula="of:=[.AD7]-[.L7]" office:value-type="float" office:value="0" calcext:value-type="float">
            <text:p>0</text:p>
          </table:table-cell>
          <table:table-cell table:formula="of:=[.AE7]-[.M7]" office:value-type="float" office:value="0" calcext:value-type="float">
            <text:p>0</text:p>
          </table:table-cell>
          <table:table-cell table:formula="of:=[.AF7]-[.N7]" office:value-type="float" office:value="0" calcext:value-type="float">
            <text:p>0</text:p>
          </table:table-cell>
          <table:table-cell table:formula="of:=[.AG7]-[.O7]" office:value-type="float" office:value="0" calcext:value-type="float">
            <text:p>0</text:p>
          </table:table-cell>
          <table:table-cell table:formula="of:=[.AH7]-[.P7]" office:value-type="float" office:value="0" calcext:value-type="float">
            <text:p>0</text:p>
          </table:table-cell>
          <table:table-cell table:formula="of:=[.AI7]-[.Q7]" office:value-type="float" office:value="0" calcext:value-type="float">
            <text:p>0</text:p>
          </table:table-cell>
          <table:table-cell table:formula="of:=[.AJ7]-[.R7]" office:value-type="float" office:value="5635.2411144" calcext:value-type="float">
            <text:p>5635.2411144</text:p>
          </table:table-cell>
        </table:table-row>
        <table:table-row table:style-name="ro1">
          <table:table-cell office:value-type="string" calcext:value-type="string">
            <text:p>2010-09-01</text:p>
          </table:table-cell>
          <table:table-cell office:value-type="float" office:value="1410.9" calcext:value-type="float">
            <text:p>1410.9</text:p>
          </table:table-cell>
          <table:table-cell office:value-type="float" office:value="3254.4" calcext:value-type="float">
            <text:p>3254.4</text:p>
          </table:table-cell>
          <table:table-cell office:value-type="float" office:value="3858.053625" calcext:value-type="float">
            <text:p>3858.053625</text:p>
          </table:table-cell>
          <table:table-cell office:value-type="float" office:value="4644" calcext:value-type="float">
            <text:p>4644</text:p>
          </table:table-cell>
          <table:table-cell office:value-type="float" office:value="6068.7720526" calcext:value-type="float">
            <text:p>6068.7720526</text:p>
          </table:table-cell>
          <table:table-cell office:value-type="float" office:value="37.62" calcext:value-type="float">
            <text:p>37.62</text:p>
          </table:table-cell>
          <table:table-cell office:value-type="float" office:value="1561.60364" calcext:value-type="float">
            <text:p>1561.60364</text:p>
          </table:table-cell>
          <table:table-cell office:value-type="float" office:value="3565.024" calcext:value-type="float">
            <text:p>3565.024</text:p>
          </table:table-cell>
          <table:table-cell office:value-type="float" office:value="2777.489619" calcext:value-type="float">
            <text:p>2777.489619</text:p>
          </table:table-cell>
          <table:table-cell office:value-type="float" office:value="4128.52329" calcext:value-type="float">
            <text:p>4128.52329</text:p>
          </table:table-cell>
          <table:table-cell table:number-columns-repeated="5"/>
          <table:table-cell office:value-type="float" office:value="2252.93" calcext:value-type="float">
            <text:p>2252.93</text:p>
          </table:table-cell>
          <table:table-cell office:value-type="float" office:value="29701.2626016" calcext:value-type="float">
            <text:p>29701.2626016</text:p>
          </table:table-cell>
          <table:table-cell/>
          <table:table-cell table:style-name="ce8" office:value-type="float" office:value="1410.9" calcext:value-type="float">
            <text:p>$1,410.90</text:p>
          </table:table-cell>
          <table:table-cell office:value-type="float" office:value="3254.4" calcext:value-type="float">
            <text:p>$3,254.40</text:p>
          </table:table-cell>
          <table:table-cell table:style-name="ce13" office:value-type="float" office:value="3858.0435" calcext:value-type="float">
            <text:p>$3,858.04</text:p>
          </table:table-cell>
          <table:table-cell table:style-name="ce13" office:value-type="float" office:value="4644" calcext:value-type="float">
            <text:p>$4,644.00</text:p>
          </table:table-cell>
          <table:table-cell table:style-name="ce13" office:value-type="float" office:value="6068.75314" calcext:value-type="float">
            <text:p>$6,068.75</text:p>
          </table:table-cell>
          <table:table-cell table:style-name="ce13" office:value-type="float" office:value="37.62" calcext:value-type="float">
            <text:p>$37.62</text:p>
          </table:table-cell>
          <table:table-cell table:style-name="ce13" office:value-type="float" office:value="3123.20728" calcext:value-type="float">
            <text:p>$3,123.21</text:p>
          </table:table-cell>
          <table:table-cell table:style-name="ce13" office:value-type="float" office:value="3565.024" calcext:value-type="float">
            <text:p>$3,565.02</text:p>
          </table:table-cell>
          <table:table-cell office:value-type="float" office:value="2777.48692" calcext:value-type="float">
            <text:p>$2,777.49</text:p>
          </table:table-cell>
          <table:table-cell table:style-name="ce13" office:value-type="float" office:value="4128.52329" calcext:value-type="float">
            <text:p>$4,128.52</text:p>
          </table:table-cell>
          <table:table-cell table:number-columns-repeated="3"/>
          <table:table-cell table:style-name="ce21"/>
          <table:table-cell/>
          <table:table-cell office:value-type="float" office:value="2252.93" calcext:value-type="float">
            <text:p>$2,252.93</text:p>
          </table:table-cell>
          <table:table-cell table:style-name="ce29" office:value-type="float" office:value="35120.88813" calcext:value-type="float">
            <text:p>$35,120.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01250000002437" calcext:value-type="float">
            <text:p>-0.010125000000244</text:p>
          </table:table-cell>
          <table:table-cell office:value-type="float" office:value="0" calcext:value-type="float">
            <text:p>0</text:p>
          </table:table-cell>
          <table:table-cell office:value-type="float" office:value="-0.0189125999995667" calcext:value-type="float">
            <text:p>-0.018912599999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69900000012058" calcext:value-type="float">
            <text:p>-0.00269900000012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8:.BA8])" office:value-type="float" office:value="-0.0317365999999311" calcext:value-type="float">
            <text:p>-0.031736599999931</text:p>
          </table:table-cell>
          <table:table-cell/>
          <table:table-cell table:formula="of:=[.T8]-[.B8]" office:value-type="float" office:value="0" calcext:value-type="float">
            <text:p>0</text:p>
          </table:table-cell>
          <table:table-cell table:formula="of:=[.U8]-[.C8]" office:value-type="float" office:value="0" calcext:value-type="float">
            <text:p>0</text:p>
          </table:table-cell>
          <table:table-cell table:formula="of:=[.V8]-[.D8]" office:value-type="float" office:value="-0.0101250000002437" calcext:value-type="float">
            <text:p>-0.010125000000244</text:p>
          </table:table-cell>
          <table:table-cell table:formula="of:=[.W8]-[.E8]" office:value-type="float" office:value="0" calcext:value-type="float">
            <text:p>0</text:p>
          </table:table-cell>
          <table:table-cell table:formula="of:=[.X8]-[.F8]" office:value-type="float" office:value="-0.0189125999995667" calcext:value-type="float">
            <text:p>-0.018912599999567</text:p>
          </table:table-cell>
          <table:table-cell table:formula="of:=[.Y8]-[.G8]" office:value-type="float" office:value="0" calcext:value-type="float">
            <text:p>0</text:p>
          </table:table-cell>
          <table:table-cell table:formula="of:=[.Z8]-[.H8]" office:value-type="float" office:value="1561.60364" calcext:value-type="float">
            <text:p>1561.60364</text:p>
          </table:table-cell>
          <table:table-cell table:formula="of:=[.AA8]-[.I8]" office:value-type="float" office:value="0" calcext:value-type="float">
            <text:p>0</text:p>
          </table:table-cell>
          <table:table-cell table:formula="of:=[.AB8]-[.J8]" office:value-type="float" office:value="-0.00269900000012058" calcext:value-type="float">
            <text:p>-0.002699000000121</text:p>
          </table:table-cell>
          <table:table-cell table:formula="of:=[.AC8]-[.K8]" office:value-type="float" office:value="0" calcext:value-type="float">
            <text:p>0</text:p>
          </table:table-cell>
          <table:table-cell table:formula="of:=[.AD8]-[.L8]" office:value-type="float" office:value="0" calcext:value-type="float">
            <text:p>0</text:p>
          </table:table-cell>
          <table:table-cell table:formula="of:=[.AE8]-[.M8]" office:value-type="float" office:value="0" calcext:value-type="float">
            <text:p>0</text:p>
          </table:table-cell>
          <table:table-cell table:formula="of:=[.AF8]-[.N8]" office:value-type="float" office:value="0" calcext:value-type="float">
            <text:p>0</text:p>
          </table:table-cell>
          <table:table-cell table:formula="of:=[.AG8]-[.O8]" office:value-type="float" office:value="0" calcext:value-type="float">
            <text:p>0</text:p>
          </table:table-cell>
          <table:table-cell table:formula="of:=[.AH8]-[.P8]" office:value-type="float" office:value="0" calcext:value-type="float">
            <text:p>0</text:p>
          </table:table-cell>
          <table:table-cell table:formula="of:=[.AI8]-[.Q8]" office:value-type="float" office:value="0" calcext:value-type="float">
            <text:p>0</text:p>
          </table:table-cell>
          <table:table-cell table:formula="of:=[.AJ8]-[.R8]" office:value-type="float" office:value="5419.6255284" calcext:value-type="float">
            <text:p>5419.6255284</text:p>
          </table:table-cell>
        </table:table-row>
        <table:table-row table:style-name="ro1">
          <table:table-cell office:value-type="string" calcext:value-type="string">
            <text:p>2010-10-01</text:p>
          </table:table-cell>
          <table:table-cell office:value-type="float" office:value="1576.86" calcext:value-type="float">
            <text:p>1576.86</text:p>
          </table:table-cell>
          <table:table-cell office:value-type="float" office:value="3775.5" calcext:value-type="float">
            <text:p>3775.5</text:p>
          </table:table-cell>
          <table:table-cell office:value-type="float" office:value="3800.897275" calcext:value-type="float">
            <text:p>3800.897275</text:p>
          </table:table-cell>
          <table:table-cell office:value-type="float" office:value="4904" calcext:value-type="float">
            <text:p>4904</text:p>
          </table:table-cell>
          <table:table-cell office:value-type="float" office:value="6614.5976536" calcext:value-type="float">
            <text:p>6614.5976536</text:p>
          </table:table-cell>
          <table:table-cell office:value-type="float" office:value="43.89" calcext:value-type="float">
            <text:p>43.89</text:p>
          </table:table-cell>
          <table:table-cell office:value-type="float" office:value="1748.62204" calcext:value-type="float">
            <text:p>1748.62204</text:p>
          </table:table-cell>
          <table:table-cell office:value-type="float" office:value="3905.267" calcext:value-type="float">
            <text:p>3905.267</text:p>
          </table:table-cell>
          <table:table-cell office:value-type="float" office:value="2756.907999" calcext:value-type="float">
            <text:p>2756.907999</text:p>
          </table:table-cell>
          <table:table-cell office:value-type="float" office:value="4476.41526" calcext:value-type="float">
            <text:p>4476.41526</text:p>
          </table:table-cell>
          <table:table-cell table:number-columns-repeated="5"/>
          <table:table-cell office:value-type="float" office:value="2245.85" calcext:value-type="float">
            <text:p>2245.85</text:p>
          </table:table-cell>
          <table:table-cell office:value-type="float" office:value="32047.9099526" calcext:value-type="float">
            <text:p>32047.9099526</text:p>
          </table:table-cell>
          <table:table-cell/>
          <table:table-cell table:style-name="ce8" office:value-type="float" office:value="1576.86" calcext:value-type="float">
            <text:p>$1,576.86</text:p>
          </table:table-cell>
          <table:table-cell office:value-type="float" office:value="3775.5" calcext:value-type="float">
            <text:p>$3,775.50</text:p>
          </table:table-cell>
          <table:table-cell table:style-name="ce13" office:value-type="float" office:value="3800.8873" calcext:value-type="float">
            <text:p>$3,800.89</text:p>
          </table:table-cell>
          <table:table-cell table:style-name="ce13" office:value-type="float" office:value="4904" calcext:value-type="float">
            <text:p>$4,904.00</text:p>
          </table:table-cell>
          <table:table-cell table:style-name="ce13" office:value-type="float" office:value="6614.57704" calcext:value-type="float">
            <text:p>$6,614.58</text:p>
          </table:table-cell>
          <table:table-cell table:style-name="ce13" office:value-type="float" office:value="43.89" calcext:value-type="float">
            <text:p>$43.89</text:p>
          </table:table-cell>
          <table:table-cell table:style-name="ce13" office:value-type="float" office:value="3497.24408" calcext:value-type="float">
            <text:p>$3,497.24</text:p>
          </table:table-cell>
          <table:table-cell table:style-name="ce13" office:value-type="float" office:value="3905.267" calcext:value-type="float">
            <text:p>$3,905.27</text:p>
          </table:table-cell>
          <table:table-cell office:value-type="float" office:value="2756.90532" calcext:value-type="float">
            <text:p>$2,756.91</text:p>
          </table:table-cell>
          <table:table-cell table:style-name="ce13" office:value-type="float" office:value="4476.41526" calcext:value-type="float">
            <text:p>$4,476.42</text:p>
          </table:table-cell>
          <table:table-cell table:number-columns-repeated="3"/>
          <table:table-cell table:style-name="ce21"/>
          <table:table-cell/>
          <table:table-cell office:value-type="float" office:value="2245.85" calcext:value-type="float">
            <text:p>$2,245.85</text:p>
          </table:table-cell>
          <table:table-cell table:style-name="ce29" office:value-type="float" office:value="37597.396" calcext:value-type="float">
            <text:p>$37,597.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997500000039508" calcext:value-type="float">
            <text:p>-0.009975000000395</text:p>
          </table:table-cell>
          <table:table-cell office:value-type="float" office:value="0" calcext:value-type="float">
            <text:p>0</text:p>
          </table:table-cell>
          <table:table-cell office:value-type="float" office:value="-0.0206135999987964" calcext:value-type="float">
            <text:p>-0.020613599998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67900000017107" calcext:value-type="float">
            <text:p>-0.00267900000017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9:.BA9])" office:value-type="float" office:value="-0.0332675999993626" calcext:value-type="float">
            <text:p>-0.033267599999363</text:p>
          </table:table-cell>
          <table:table-cell/>
          <table:table-cell table:formula="of:=[.T9]-[.B9]" office:value-type="float" office:value="0" calcext:value-type="float">
            <text:p>0</text:p>
          </table:table-cell>
          <table:table-cell table:formula="of:=[.U9]-[.C9]" office:value-type="float" office:value="0" calcext:value-type="float">
            <text:p>0</text:p>
          </table:table-cell>
          <table:table-cell table:formula="of:=[.V9]-[.D9]" office:value-type="float" office:value="-0.00997500000039508" calcext:value-type="float">
            <text:p>-0.009975000000395</text:p>
          </table:table-cell>
          <table:table-cell table:formula="of:=[.W9]-[.E9]" office:value-type="float" office:value="0" calcext:value-type="float">
            <text:p>0</text:p>
          </table:table-cell>
          <table:table-cell table:formula="of:=[.X9]-[.F9]" office:value-type="float" office:value="-0.0206135999987964" calcext:value-type="float">
            <text:p>-0.020613599998797</text:p>
          </table:table-cell>
          <table:table-cell table:formula="of:=[.Y9]-[.G9]" office:value-type="float" office:value="0" calcext:value-type="float">
            <text:p>0</text:p>
          </table:table-cell>
          <table:table-cell table:formula="of:=[.Z9]-[.H9]" office:value-type="float" office:value="1748.62204" calcext:value-type="float">
            <text:p>1748.62204</text:p>
          </table:table-cell>
          <table:table-cell table:formula="of:=[.AA9]-[.I9]" office:value-type="float" office:value="0" calcext:value-type="float">
            <text:p>0</text:p>
          </table:table-cell>
          <table:table-cell table:formula="of:=[.AB9]-[.J9]" office:value-type="float" office:value="-0.00267900000017107" calcext:value-type="float">
            <text:p>-0.002679000000171</text:p>
          </table:table-cell>
          <table:table-cell table:formula="of:=[.AC9]-[.K9]" office:value-type="float" office:value="0" calcext:value-type="float">
            <text:p>0</text:p>
          </table:table-cell>
          <table:table-cell table:formula="of:=[.AD9]-[.L9]" office:value-type="float" office:value="0" calcext:value-type="float">
            <text:p>0</text:p>
          </table:table-cell>
          <table:table-cell table:formula="of:=[.AE9]-[.M9]" office:value-type="float" office:value="0" calcext:value-type="float">
            <text:p>0</text:p>
          </table:table-cell>
          <table:table-cell table:formula="of:=[.AF9]-[.N9]" office:value-type="float" office:value="0" calcext:value-type="float">
            <text:p>0</text:p>
          </table:table-cell>
          <table:table-cell table:formula="of:=[.AG9]-[.O9]" office:value-type="float" office:value="0" calcext:value-type="float">
            <text:p>0</text:p>
          </table:table-cell>
          <table:table-cell table:formula="of:=[.AH9]-[.P9]" office:value-type="float" office:value="0" calcext:value-type="float">
            <text:p>0</text:p>
          </table:table-cell>
          <table:table-cell table:formula="of:=[.AI9]-[.Q9]" office:value-type="float" office:value="0" calcext:value-type="float">
            <text:p>0</text:p>
          </table:table-cell>
          <table:table-cell table:formula="of:=[.AJ9]-[.R9]" office:value-type="float" office:value="5549.4860474" calcext:value-type="float">
            <text:p>5549.4860474</text:p>
          </table:table-cell>
        </table:table-row>
        <table:table-row table:style-name="ro1">
          <table:table-cell office:value-type="string" calcext:value-type="string">
            <text:p>2010-11-01</text:p>
          </table:table-cell>
          <table:table-cell office:value-type="float" office:value="1884.24" calcext:value-type="float">
            <text:p>1884.24</text:p>
          </table:table-cell>
          <table:table-cell office:value-type="float" office:value="3669.3" calcext:value-type="float">
            <text:p>3669.3</text:p>
          </table:table-cell>
          <table:table-cell office:value-type="float" office:value="3532.26243" calcext:value-type="float">
            <text:p>3532.26243</text:p>
          </table:table-cell>
          <table:table-cell office:value-type="float" office:value="5692" calcext:value-type="float">
            <text:p>5692</text:p>
          </table:table-cell>
          <table:table-cell office:value-type="float" office:value="6448.828397" calcext:value-type="float">
            <text:p>6448.828397</text:p>
          </table:table-cell>
          <table:table-cell office:value-type="float" office:value="63.954" calcext:value-type="float">
            <text:p>63.954</text:p>
          </table:table-cell>
          <table:table-cell office:value-type="float" office:value="2075.90424" calcext:value-type="float">
            <text:p>2075.90424</text:p>
          </table:table-cell>
          <table:table-cell office:value-type="float" office:value="4337.3455" calcext:value-type="float">
            <text:p>4337.3455</text:p>
          </table:table-cell>
          <table:table-cell office:value-type="float" office:value="2687.959572" calcext:value-type="float">
            <text:p>2687.959572</text:p>
          </table:table-cell>
          <table:table-cell office:value-type="float" office:value="4488.73002" calcext:value-type="float">
            <text:p>4488.73002</text:p>
          </table:table-cell>
          <table:table-cell table:number-columns-repeated="5"/>
          <table:table-cell office:value-type="float" office:value="2194.39" calcext:value-type="float">
            <text:p>2194.39</text:p>
          </table:table-cell>
          <table:table-cell office:value-type="float" office:value="33542.651729" calcext:value-type="float">
            <text:p>33542.651729</text:p>
          </table:table-cell>
          <table:table-cell/>
          <table:table-cell table:style-name="ce8" office:value-type="float" office:value="1884.24" calcext:value-type="float">
            <text:p>$1,884.24</text:p>
          </table:table-cell>
          <table:table-cell office:value-type="float" office:value="3669.3" calcext:value-type="float">
            <text:p>$3,669.30</text:p>
          </table:table-cell>
          <table:table-cell table:style-name="ce13" office:value-type="float" office:value="3532.25316" calcext:value-type="float">
            <text:p>$3,532.25</text:p>
          </table:table-cell>
          <table:table-cell table:style-name="ce13" office:value-type="float" office:value="5692" calcext:value-type="float">
            <text:p>$5,692.00</text:p>
          </table:table-cell>
          <table:table-cell table:style-name="ce13" office:value-type="float" office:value="6448.8083" calcext:value-type="float">
            <text:p>$6,448.81</text:p>
          </table:table-cell>
          <table:table-cell table:style-name="ce13" office:value-type="float" office:value="63.954" calcext:value-type="float">
            <text:p>$63.95</text:p>
          </table:table-cell>
          <table:table-cell table:style-name="ce13" office:value-type="float" office:value="4151.80848" calcext:value-type="float">
            <text:p>$4,151.81</text:p>
          </table:table-cell>
          <table:table-cell table:style-name="ce13" office:value-type="float" office:value="4337.3455" calcext:value-type="float">
            <text:p>$4,337.35</text:p>
          </table:table-cell>
          <table:table-cell office:value-type="float" office:value="2687.95696" calcext:value-type="float">
            <text:p>$2,687.96</text:p>
          </table:table-cell>
          <table:table-cell table:style-name="ce13" office:value-type="float" office:value="4488.73002" calcext:value-type="float">
            <text:p>$4,488.73</text:p>
          </table:table-cell>
          <table:table-cell table:number-columns-repeated="3"/>
          <table:table-cell table:style-name="ce21"/>
          <table:table-cell/>
          <table:table-cell office:value-type="float" office:value="2194.39" calcext:value-type="float">
            <text:p>$2,194.39</text:p>
          </table:table-cell>
          <table:table-cell table:style-name="ce29" office:value-type="float" office:value="39150.78642" calcext:value-type="float">
            <text:p>$39,150.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927000000046974" calcext:value-type="float">
            <text:p>-0.00927000000047</text:p>
          </table:table-cell>
          <table:table-cell office:value-type="float" office:value="0" calcext:value-type="float">
            <text:p>0</text:p>
          </table:table-cell>
          <table:table-cell office:value-type="float" office:value="-0.0200969999996232" calcext:value-type="float">
            <text:p>-0.020096999999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61200000022654" calcext:value-type="float">
            <text:p>-0.00261200000022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0:.BA10])" office:value-type="float" office:value="-0.0319790000003195" calcext:value-type="float">
            <text:p>-0.03197900000032</text:p>
          </table:table-cell>
          <table:table-cell/>
          <table:table-cell table:formula="of:=[.T10]-[.B10]" office:value-type="float" office:value="0" calcext:value-type="float">
            <text:p>0</text:p>
          </table:table-cell>
          <table:table-cell table:formula="of:=[.U10]-[.C10]" office:value-type="float" office:value="0" calcext:value-type="float">
            <text:p>0</text:p>
          </table:table-cell>
          <table:table-cell table:formula="of:=[.V10]-[.D10]" office:value-type="float" office:value="-0.00927000000046974" calcext:value-type="float">
            <text:p>-0.00927000000047</text:p>
          </table:table-cell>
          <table:table-cell table:formula="of:=[.W10]-[.E10]" office:value-type="float" office:value="0" calcext:value-type="float">
            <text:p>0</text:p>
          </table:table-cell>
          <table:table-cell table:formula="of:=[.X10]-[.F10]" office:value-type="float" office:value="-0.0200969999996232" calcext:value-type="float">
            <text:p>-0.020096999999623</text:p>
          </table:table-cell>
          <table:table-cell table:formula="of:=[.Y10]-[.G10]" office:value-type="float" office:value="0" calcext:value-type="float">
            <text:p>0</text:p>
          </table:table-cell>
          <table:table-cell table:formula="of:=[.Z10]-[.H10]" office:value-type="float" office:value="2075.90424" calcext:value-type="float">
            <text:p>2075.90424</text:p>
          </table:table-cell>
          <table:table-cell table:formula="of:=[.AA10]-[.I10]" office:value-type="float" office:value="0" calcext:value-type="float">
            <text:p>0</text:p>
          </table:table-cell>
          <table:table-cell table:formula="of:=[.AB10]-[.J10]" office:value-type="float" office:value="-0.00261200000022654" calcext:value-type="float">
            <text:p>-0.002612000000227</text:p>
          </table:table-cell>
          <table:table-cell table:formula="of:=[.AC10]-[.K10]" office:value-type="float" office:value="0" calcext:value-type="float">
            <text:p>0</text:p>
          </table:table-cell>
          <table:table-cell table:formula="of:=[.AD10]-[.L10]" office:value-type="float" office:value="0" calcext:value-type="float">
            <text:p>0</text:p>
          </table:table-cell>
          <table:table-cell table:formula="of:=[.AE10]-[.M10]" office:value-type="float" office:value="0" calcext:value-type="float">
            <text:p>0</text:p>
          </table:table-cell>
          <table:table-cell table:formula="of:=[.AF10]-[.N10]" office:value-type="float" office:value="0" calcext:value-type="float">
            <text:p>0</text:p>
          </table:table-cell>
          <table:table-cell table:formula="of:=[.AG10]-[.O10]" office:value-type="float" office:value="0" calcext:value-type="float">
            <text:p>0</text:p>
          </table:table-cell>
          <table:table-cell table:formula="of:=[.AH10]-[.P10]" office:value-type="float" office:value="0" calcext:value-type="float">
            <text:p>0</text:p>
          </table:table-cell>
          <table:table-cell table:formula="of:=[.AI10]-[.Q10]" office:value-type="float" office:value="0" calcext:value-type="float">
            <text:p>0</text:p>
          </table:table-cell>
          <table:table-cell table:formula="of:=[.AJ10]-[.R10]" office:value-type="float" office:value="5608.13469100001" calcext:value-type="float">
            <text:p>5608.13469100001</text:p>
          </table:table-cell>
        </table:table-row>
        <table:table-row table:style-name="ro1">
          <table:table-cell office:value-type="string" calcext:value-type="string">
            <text:p>2010-12-01</text:p>
          </table:table-cell>
          <table:table-cell office:value-type="float" office:value="1693.05" calcext:value-type="float">
            <text:p>1693.05</text:p>
          </table:table-cell>
          <table:table-cell office:value-type="float" office:value="3655.8" calcext:value-type="float">
            <text:p>3655.8</text:p>
          </table:table-cell>
          <table:table-cell office:value-type="float" office:value="3389.371555" calcext:value-type="float">
            <text:p>3389.371555</text:p>
          </table:table-cell>
          <table:table-cell office:value-type="float" office:value="6584" calcext:value-type="float">
            <text:p>6584</text:p>
          </table:table-cell>
          <table:table-cell office:value-type="float" office:value="6590.338738" calcext:value-type="float">
            <text:p>6590.338738</text:p>
          </table:table-cell>
          <table:table-cell office:value-type="float" office:value="41.382" calcext:value-type="float">
            <text:p>41.382</text:p>
          </table:table-cell>
          <table:table-cell office:value-type="float" office:value="1991.74596" calcext:value-type="float">
            <text:p>1991.74596</text:p>
          </table:table-cell>
          <table:table-cell office:value-type="float" office:value="4772.435" calcext:value-type="float">
            <text:p>4772.435</text:p>
          </table:table-cell>
          <table:table-cell office:value-type="float" office:value="2671.494276" calcext:value-type="float">
            <text:p>2671.494276</text:p>
          </table:table-cell>
          <table:table-cell office:value-type="float" office:value="4725.78915" calcext:value-type="float">
            <text:p>4725.78915</text:p>
          </table:table-cell>
          <table:table-cell table:number-columns-repeated="5"/>
          <table:table-cell office:value-type="float" office:value="2287.92" calcext:value-type="float">
            <text:p>2287.92</text:p>
          </table:table-cell>
          <table:table-cell office:value-type="float" office:value="35013.955124" calcext:value-type="float">
            <text:p>35013.955124</text:p>
          </table:table-cell>
          <table:table-cell/>
          <table:table-cell table:style-name="ce8" office:value-type="float" office:value="1693.05" calcext:value-type="float">
            <text:p>$1,693.05</text:p>
          </table:table-cell>
          <table:table-cell office:value-type="float" office:value="3655.8" calcext:value-type="float">
            <text:p>$3,655.80</text:p>
          </table:table-cell>
          <table:table-cell table:style-name="ce13" office:value-type="float" office:value="3389.36266" calcext:value-type="float">
            <text:p>$3,389.36</text:p>
          </table:table-cell>
          <table:table-cell table:style-name="ce13" office:value-type="float" office:value="6584" calcext:value-type="float">
            <text:p>$6,584.00</text:p>
          </table:table-cell>
          <table:table-cell table:style-name="ce13" office:value-type="float" office:value="6590.3182" calcext:value-type="float">
            <text:p>$6,590.32</text:p>
          </table:table-cell>
          <table:table-cell table:style-name="ce13" office:value-type="float" office:value="41.382" calcext:value-type="float">
            <text:p>$41.38</text:p>
          </table:table-cell>
          <table:table-cell table:style-name="ce13" office:value-type="float" office:value="3983.49192" calcext:value-type="float">
            <text:p>$3,983.49</text:p>
          </table:table-cell>
          <table:table-cell table:style-name="ce13" office:value-type="float" office:value="4772.435" calcext:value-type="float">
            <text:p>$4,772.44</text:p>
          </table:table-cell>
          <table:table-cell office:value-type="float" office:value="2671.49168" calcext:value-type="float">
            <text:p>$2,671.49</text:p>
          </table:table-cell>
          <table:table-cell table:style-name="ce13" office:value-type="float" office:value="4725.78915" calcext:value-type="float">
            <text:p>$4,725.79</text:p>
          </table:table-cell>
          <table:table-cell table:number-columns-repeated="3"/>
          <table:table-cell table:style-name="ce21"/>
          <table:table-cell/>
          <table:table-cell office:value-type="float" office:value="2287.92" calcext:value-type="float">
            <text:p>$2,287.92</text:p>
          </table:table-cell>
          <table:table-cell table:style-name="ce29" office:value-type="float" office:value="40395.04061" calcext:value-type="float">
            <text:p>$40,395.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889500000039334" calcext:value-type="float">
            <text:p>-0.008895000000393</text:p>
          </table:table-cell>
          <table:table-cell office:value-type="float" office:value="0" calcext:value-type="float">
            <text:p>0</text:p>
          </table:table-cell>
          <table:table-cell office:value-type="float" office:value="-0.0205379999988509" calcext:value-type="float">
            <text:p>-0.020537999998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59600000026694" calcext:value-type="float">
            <text:p>-0.00259600000026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1:.BA11])" office:value-type="float" office:value="-0.0320289999995111" calcext:value-type="float">
            <text:p>-0.032028999999511</text:p>
          </table:table-cell>
          <table:table-cell/>
          <table:table-cell table:formula="of:=[.T11]-[.B11]" office:value-type="float" office:value="0" calcext:value-type="float">
            <text:p>0</text:p>
          </table:table-cell>
          <table:table-cell table:formula="of:=[.U11]-[.C11]" office:value-type="float" office:value="0" calcext:value-type="float">
            <text:p>0</text:p>
          </table:table-cell>
          <table:table-cell table:formula="of:=[.V11]-[.D11]" office:value-type="float" office:value="-0.00889500000039334" calcext:value-type="float">
            <text:p>-0.008895000000393</text:p>
          </table:table-cell>
          <table:table-cell table:formula="of:=[.W11]-[.E11]" office:value-type="float" office:value="0" calcext:value-type="float">
            <text:p>0</text:p>
          </table:table-cell>
          <table:table-cell table:formula="of:=[.X11]-[.F11]" office:value-type="float" office:value="-0.0205379999988509" calcext:value-type="float">
            <text:p>-0.020537999998851</text:p>
          </table:table-cell>
          <table:table-cell table:formula="of:=[.Y11]-[.G11]" office:value-type="float" office:value="0" calcext:value-type="float">
            <text:p>0</text:p>
          </table:table-cell>
          <table:table-cell table:formula="of:=[.Z11]-[.H11]" office:value-type="float" office:value="1991.74596" calcext:value-type="float">
            <text:p>1991.74596</text:p>
          </table:table-cell>
          <table:table-cell table:formula="of:=[.AA11]-[.I11]" office:value-type="float" office:value="0" calcext:value-type="float">
            <text:p>0</text:p>
          </table:table-cell>
          <table:table-cell table:formula="of:=[.AB11]-[.J11]" office:value-type="float" office:value="-0.00259600000026694" calcext:value-type="float">
            <text:p>-0.002596000000267</text:p>
          </table:table-cell>
          <table:table-cell table:formula="of:=[.AC11]-[.K11]" office:value-type="float" office:value="0" calcext:value-type="float">
            <text:p>0</text:p>
          </table:table-cell>
          <table:table-cell table:formula="of:=[.AD11]-[.L11]" office:value-type="float" office:value="0" calcext:value-type="float">
            <text:p>0</text:p>
          </table:table-cell>
          <table:table-cell table:formula="of:=[.AE11]-[.M11]" office:value-type="float" office:value="0" calcext:value-type="float">
            <text:p>0</text:p>
          </table:table-cell>
          <table:table-cell table:formula="of:=[.AF11]-[.N11]" office:value-type="float" office:value="0" calcext:value-type="float">
            <text:p>0</text:p>
          </table:table-cell>
          <table:table-cell table:formula="of:=[.AG11]-[.O11]" office:value-type="float" office:value="0" calcext:value-type="float">
            <text:p>0</text:p>
          </table:table-cell>
          <table:table-cell table:formula="of:=[.AH11]-[.P11]" office:value-type="float" office:value="0" calcext:value-type="float">
            <text:p>0</text:p>
          </table:table-cell>
          <table:table-cell table:formula="of:=[.AI11]-[.Q11]" office:value-type="float" office:value="0" calcext:value-type="float">
            <text:p>0</text:p>
          </table:table-cell>
          <table:table-cell table:formula="of:=[.AJ11]-[.R11]" office:value-type="float" office:value="5381.085486" calcext:value-type="float">
            <text:p>5381.085486</text:p>
          </table:table-cell>
        </table:table-row>
        <table:table-row table:style-name="ro1">
          <table:table-cell office:value-type="string" calcext:value-type="string">
            <text:p>2011-01-01</text:p>
          </table:table-cell>
          <table:table-cell office:value-type="float" office:value="1813.05" calcext:value-type="float">
            <text:p>1813.05</text:p>
          </table:table-cell>
          <table:table-cell office:value-type="float" office:value="4063.5" calcext:value-type="float">
            <text:p>4063.5</text:p>
          </table:table-cell>
          <table:table-cell office:value-type="float" office:value="3812.328545" calcext:value-type="float">
            <text:p>3812.328545</text:p>
          </table:table-cell>
          <table:table-cell office:value-type="float" office:value="6900" calcext:value-type="float">
            <text:p>6900</text:p>
          </table:table-cell>
          <table:table-cell office:value-type="float" office:value="7390.8829528" calcext:value-type="float">
            <text:p>7390.8829528</text:p>
          </table:table-cell>
          <table:table-cell office:value-type="float" office:value="47.025" calcext:value-type="float">
            <text:p>47.025</text:p>
          </table:table-cell>
          <table:table-cell office:value-type="float" office:value="2333.05454" calcext:value-type="float">
            <text:p>2333.05454</text:p>
          </table:table-cell>
          <table:table-cell office:value-type="float" office:value="5005.7875" calcext:value-type="float">
            <text:p>5005.7875</text:p>
          </table:table-cell>
          <table:table-cell office:value-type="float" office:value="2705.453949" calcext:value-type="float">
            <text:p>2705.453949</text:p>
          </table:table-cell>
          <table:table-cell office:value-type="float" office:value="4356.34635" calcext:value-type="float">
            <text:p>4356.34635</text:p>
          </table:table-cell>
          <table:table-cell table:number-columns-repeated="5"/>
          <table:table-cell office:value-type="float" office:value="2754.96" calcext:value-type="float">
            <text:p>2754.96</text:p>
          </table:table-cell>
          <table:table-cell office:value-type="float" office:value="37370.0602918" calcext:value-type="float">
            <text:p>37370.0602918</text:p>
          </table:table-cell>
          <table:table-cell/>
          <table:table-cell table:style-name="ce8" office:value-type="float" office:value="1813.05" calcext:value-type="float">
            <text:p>$1,813.05</text:p>
          </table:table-cell>
          <table:table-cell office:value-type="float" office:value="4063.5" calcext:value-type="float">
            <text:p>$4,063.50</text:p>
          </table:table-cell>
          <table:table-cell table:style-name="ce13" office:value-type="float" office:value="3812.31854" calcext:value-type="float">
            <text:p>$3,812.32</text:p>
          </table:table-cell>
          <table:table-cell table:style-name="ce13" office:value-type="float" office:value="6900" calcext:value-type="float">
            <text:p>$6,900.00</text:p>
          </table:table-cell>
          <table:table-cell table:style-name="ce13" office:value-type="float" office:value="7390.85992" calcext:value-type="float">
            <text:p>$7,390.86</text:p>
          </table:table-cell>
          <table:table-cell table:style-name="ce13" office:value-type="float" office:value="47.025" calcext:value-type="float">
            <text:p>$47.03</text:p>
          </table:table-cell>
          <table:table-cell table:style-name="ce13" office:value-type="float" office:value="4666.10908" calcext:value-type="float">
            <text:p>$4,666.11</text:p>
          </table:table-cell>
          <table:table-cell table:style-name="ce13" office:value-type="float" office:value="5005.7875" calcext:value-type="float">
            <text:p>$5,005.79</text:p>
          </table:table-cell>
          <table:table-cell office:value-type="float" office:value="2705.45132" calcext:value-type="float">
            <text:p>$2,705.45</text:p>
          </table:table-cell>
          <table:table-cell table:style-name="ce13" office:value-type="float" office:value="4356.34635" calcext:value-type="float">
            <text:p>$4,356.35</text:p>
          </table:table-cell>
          <table:table-cell table:number-columns-repeated="3"/>
          <table:table-cell table:style-name="ce21"/>
          <table:table-cell/>
          <table:table-cell office:value-type="float" office:value="2754.96" calcext:value-type="float">
            <text:p>$2,754.96</text:p>
          </table:table-cell>
          <table:table-cell table:style-name="ce29" office:value-type="float" office:value="43515.40771" calcext:value-type="float">
            <text:p>$43,515.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00050000005467" calcext:value-type="float">
            <text:p>-0.010005000000547</text:p>
          </table:table-cell>
          <table:table-cell office:value-type="float" office:value="0" calcext:value-type="float">
            <text:p>0</text:p>
          </table:table-cell>
          <table:table-cell office:value-type="float" office:value="-0.0230327999988731" calcext:value-type="float">
            <text:p>-0.023032799998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62900000006994" calcext:value-type="float">
            <text:p>-0.0026290000000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2:.BA12])" office:value-type="float" office:value="-0.0356667999994897" calcext:value-type="float">
            <text:p>-0.03566679999949</text:p>
          </table:table-cell>
          <table:table-cell/>
          <table:table-cell table:formula="of:=[.T12]-[.B12]" office:value-type="float" office:value="0" calcext:value-type="float">
            <text:p>0</text:p>
          </table:table-cell>
          <table:table-cell table:formula="of:=[.U12]-[.C12]" office:value-type="float" office:value="0" calcext:value-type="float">
            <text:p>0</text:p>
          </table:table-cell>
          <table:table-cell table:formula="of:=[.V12]-[.D12]" office:value-type="float" office:value="-0.0100050000005467" calcext:value-type="float">
            <text:p>-0.010005000000547</text:p>
          </table:table-cell>
          <table:table-cell table:formula="of:=[.W12]-[.E12]" office:value-type="float" office:value="0" calcext:value-type="float">
            <text:p>0</text:p>
          </table:table-cell>
          <table:table-cell table:formula="of:=[.X12]-[.F12]" office:value-type="float" office:value="-0.0230327999988731" calcext:value-type="float">
            <text:p>-0.023032799998873</text:p>
          </table:table-cell>
          <table:table-cell table:formula="of:=[.Y12]-[.G12]" office:value-type="float" office:value="0" calcext:value-type="float">
            <text:p>0</text:p>
          </table:table-cell>
          <table:table-cell table:formula="of:=[.Z12]-[.H12]" office:value-type="float" office:value="2333.05454" calcext:value-type="float">
            <text:p>2333.05454</text:p>
          </table:table-cell>
          <table:table-cell table:formula="of:=[.AA12]-[.I12]" office:value-type="float" office:value="0" calcext:value-type="float">
            <text:p>0</text:p>
          </table:table-cell>
          <table:table-cell table:formula="of:=[.AB12]-[.J12]" office:value-type="float" office:value="-0.00262900000006994" calcext:value-type="float">
            <text:p>-0.00262900000007</text:p>
          </table:table-cell>
          <table:table-cell table:formula="of:=[.AC12]-[.K12]" office:value-type="float" office:value="0" calcext:value-type="float">
            <text:p>0</text:p>
          </table:table-cell>
          <table:table-cell table:formula="of:=[.AD12]-[.L12]" office:value-type="float" office:value="0" calcext:value-type="float">
            <text:p>0</text:p>
          </table:table-cell>
          <table:table-cell table:formula="of:=[.AE12]-[.M12]" office:value-type="float" office:value="0" calcext:value-type="float">
            <text:p>0</text:p>
          </table:table-cell>
          <table:table-cell table:formula="of:=[.AF12]-[.N12]" office:value-type="float" office:value="0" calcext:value-type="float">
            <text:p>0</text:p>
          </table:table-cell>
          <table:table-cell table:formula="of:=[.AG12]-[.O12]" office:value-type="float" office:value="0" calcext:value-type="float">
            <text:p>0</text:p>
          </table:table-cell>
          <table:table-cell table:formula="of:=[.AH12]-[.P12]" office:value-type="float" office:value="0" calcext:value-type="float">
            <text:p>0</text:p>
          </table:table-cell>
          <table:table-cell table:formula="of:=[.AI12]-[.Q12]" office:value-type="float" office:value="0" calcext:value-type="float">
            <text:p>0</text:p>
          </table:table-cell>
          <table:table-cell table:formula="of:=[.AJ12]-[.R12]" office:value-type="float" office:value="6145.3474182" calcext:value-type="float">
            <text:p>6145.3474182</text:p>
          </table:table-cell>
        </table:table-row>
        <table:table-row table:style-name="ro1">
          <table:table-cell office:value-type="string" calcext:value-type="string">
            <text:p>2011-02-01</text:p>
          </table:table-cell>
          <table:table-cell office:value-type="float" office:value="1834.02" calcext:value-type="float">
            <text:p>1834.02</text:p>
          </table:table-cell>
          <table:table-cell office:value-type="float" office:value="4318.2" calcext:value-type="float">
            <text:p>4318.2</text:p>
          </table:table-cell>
          <table:table-cell office:value-type="float" office:value="4089.5368425" calcext:value-type="float">
            <text:p>4089.5368425</text:p>
          </table:table-cell>
          <table:table-cell office:value-type="float" office:value="6356" calcext:value-type="float">
            <text:p>6356</text:p>
          </table:table-cell>
          <table:table-cell office:value-type="float" office:value="8409.757408" calcext:value-type="float">
            <text:p>8409.757408</text:p>
          </table:table-cell>
          <table:table-cell office:value-type="float" office:value="40.755" calcext:value-type="float">
            <text:p>40.755</text:p>
          </table:table-cell>
          <table:table-cell office:value-type="float" office:value="2412.53736" calcext:value-type="float">
            <text:p>2412.53736</text:p>
          </table:table-cell>
          <table:table-cell office:value-type="float" office:value="4855.2375" calcext:value-type="float">
            <text:p>4855.2375</text:p>
          </table:table-cell>
          <table:table-cell office:value-type="float" office:value="2501.695911" calcext:value-type="float">
            <text:p>2501.695911</text:p>
          </table:table-cell>
          <table:table-cell office:value-type="float" office:value="3953.03796" calcext:value-type="float">
            <text:p>3953.03796</text:p>
          </table:table-cell>
          <table:table-cell table:number-columns-repeated="5"/>
          <table:table-cell office:value-type="float" office:value="2651.58" calcext:value-type="float">
            <text:p>2651.58</text:p>
          </table:table-cell>
          <table:table-cell office:value-type="float" office:value="37332.821139" calcext:value-type="float">
            <text:p>37332.821139</text:p>
          </table:table-cell>
          <table:table-cell/>
          <table:table-cell table:style-name="ce8" office:value-type="float" office:value="1834.02" calcext:value-type="float">
            <text:p>$1,834.02</text:p>
          </table:table-cell>
          <table:table-cell office:value-type="float" office:value="4318.2" calcext:value-type="float">
            <text:p>$4,318.20</text:p>
          </table:table-cell>
          <table:table-cell table:style-name="ce13" office:value-type="float" office:value="4089.52611" calcext:value-type="float">
            <text:p>$4,089.53</text:p>
          </table:table-cell>
          <table:table-cell table:style-name="ce13" office:value-type="float" office:value="6356" calcext:value-type="float">
            <text:p>$6,356.00</text:p>
          </table:table-cell>
          <table:table-cell table:style-name="ce13" office:value-type="float" office:value="8409.7312" calcext:value-type="float">
            <text:p>$8,409.73</text:p>
          </table:table-cell>
          <table:table-cell table:style-name="ce13" office:value-type="float" office:value="40.755" calcext:value-type="float">
            <text:p>$40.76</text:p>
          </table:table-cell>
          <table:table-cell table:style-name="ce13" office:value-type="float" office:value="4825.07472" calcext:value-type="float">
            <text:p>$4,825.07</text:p>
          </table:table-cell>
          <table:table-cell table:style-name="ce13" office:value-type="float" office:value="4855.2375" calcext:value-type="float">
            <text:p>$4,855.24</text:p>
          </table:table-cell>
          <table:table-cell office:value-type="float" office:value="2501.69348" calcext:value-type="float">
            <text:p>$2,501.69</text:p>
          </table:table-cell>
          <table:table-cell table:style-name="ce13" office:value-type="float" office:value="3953.03796" calcext:value-type="float">
            <text:p>$3,953.04</text:p>
          </table:table-cell>
          <table:table-cell table:number-columns-repeated="3"/>
          <table:table-cell table:style-name="ce21"/>
          <table:table-cell/>
          <table:table-cell office:value-type="float" office:value="2651.58" calcext:value-type="float">
            <text:p>$2,651.58</text:p>
          </table:table-cell>
          <table:table-cell table:style-name="ce29" office:value-type="float" office:value="43834.85597" calcext:value-type="float">
            <text:p>$43,834.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07325000003584" calcext:value-type="float">
            <text:p>-0.010732500000359</text:p>
          </table:table-cell>
          <table:table-cell office:value-type="float" office:value="0" calcext:value-type="float">
            <text:p>0</text:p>
          </table:table-cell>
          <table:table-cell office:value-type="float" office:value="-0.0262079999993148" calcext:value-type="float">
            <text:p>-0.026207999999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43099999988772" calcext:value-type="float">
            <text:p>-0.00243099999988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3:.BA13])" office:value-type="float" office:value="-0.0393714999995609" calcext:value-type="float">
            <text:p>-0.039371499999561</text:p>
          </table:table-cell>
          <table:table-cell/>
          <table:table-cell table:formula="of:=[.T13]-[.B13]" office:value-type="float" office:value="0" calcext:value-type="float">
            <text:p>0</text:p>
          </table:table-cell>
          <table:table-cell table:formula="of:=[.U13]-[.C13]" office:value-type="float" office:value="0" calcext:value-type="float">
            <text:p>0</text:p>
          </table:table-cell>
          <table:table-cell table:formula="of:=[.V13]-[.D13]" office:value-type="float" office:value="-0.0107325000003584" calcext:value-type="float">
            <text:p>-0.010732500000359</text:p>
          </table:table-cell>
          <table:table-cell table:formula="of:=[.W13]-[.E13]" office:value-type="float" office:value="0" calcext:value-type="float">
            <text:p>0</text:p>
          </table:table-cell>
          <table:table-cell table:formula="of:=[.X13]-[.F13]" office:value-type="float" office:value="-0.0262079999993148" calcext:value-type="float">
            <text:p>-0.026207999999315</text:p>
          </table:table-cell>
          <table:table-cell table:formula="of:=[.Y13]-[.G13]" office:value-type="float" office:value="0" calcext:value-type="float">
            <text:p>0</text:p>
          </table:table-cell>
          <table:table-cell table:formula="of:=[.Z13]-[.H13]" office:value-type="float" office:value="2412.53736" calcext:value-type="float">
            <text:p>2412.53736</text:p>
          </table:table-cell>
          <table:table-cell table:formula="of:=[.AA13]-[.I13]" office:value-type="float" office:value="0" calcext:value-type="float">
            <text:p>0</text:p>
          </table:table-cell>
          <table:table-cell table:formula="of:=[.AB13]-[.J13]" office:value-type="float" office:value="-0.00243099999988772" calcext:value-type="float">
            <text:p>-0.002430999999888</text:p>
          </table:table-cell>
          <table:table-cell table:formula="of:=[.AC13]-[.K13]" office:value-type="float" office:value="0" calcext:value-type="float">
            <text:p>0</text:p>
          </table:table-cell>
          <table:table-cell table:formula="of:=[.AD13]-[.L13]" office:value-type="float" office:value="0" calcext:value-type="float">
            <text:p>0</text:p>
          </table:table-cell>
          <table:table-cell table:formula="of:=[.AE13]-[.M13]" office:value-type="float" office:value="0" calcext:value-type="float">
            <text:p>0</text:p>
          </table:table-cell>
          <table:table-cell table:formula="of:=[.AF13]-[.N13]" office:value-type="float" office:value="0" calcext:value-type="float">
            <text:p>0</text:p>
          </table:table-cell>
          <table:table-cell table:formula="of:=[.AG13]-[.O13]" office:value-type="float" office:value="0" calcext:value-type="float">
            <text:p>0</text:p>
          </table:table-cell>
          <table:table-cell table:formula="of:=[.AH13]-[.P13]" office:value-type="float" office:value="0" calcext:value-type="float">
            <text:p>0</text:p>
          </table:table-cell>
          <table:table-cell table:formula="of:=[.AI13]-[.Q13]" office:value-type="float" office:value="0" calcext:value-type="float">
            <text:p>0</text:p>
          </table:table-cell>
          <table:table-cell table:formula="of:=[.AJ13]-[.R13]" office:value-type="float" office:value="6502.03483100001" calcext:value-type="float">
            <text:p>6502.03483100001</text:p>
          </table:table-cell>
        </table:table-row>
        <table:table-row table:style-name="ro1">
          <table:table-cell office:value-type="string" calcext:value-type="string">
            <text:p>2011-03-01</text:p>
          </table:table-cell>
          <table:table-cell office:value-type="float" office:value="1802.28" calcext:value-type="float">
            <text:p>1802.28</text:p>
          </table:table-cell>
          <table:table-cell office:value-type="float" office:value="4284" calcext:value-type="float">
            <text:p>4284</text:p>
          </table:table-cell>
          <table:table-cell office:value-type="float" office:value="3980.9397775" calcext:value-type="float">
            <text:p>3980.9397775</text:p>
          </table:table-cell>
          <table:table-cell office:value-type="float" office:value="5864" calcext:value-type="float">
            <text:p>5864</text:p>
          </table:table-cell>
          <table:table-cell office:value-type="float" office:value="8187.384015" calcext:value-type="float">
            <text:p>8187.384015</text:p>
          </table:table-cell>
          <table:table-cell office:value-type="float" office:value="37.62" calcext:value-type="float">
            <text:p>37.62</text:p>
          </table:table-cell>
          <table:table-cell office:value-type="float" office:value="2809.95146" calcext:value-type="float">
            <text:p>2809.95146</text:p>
          </table:table-cell>
          <table:table-cell office:value-type="float" office:value="4876.3145" calcext:value-type="float">
            <text:p>4876.3145</text:p>
          </table:table-cell>
          <table:table-cell office:value-type="float" office:value="2490.37602" calcext:value-type="float">
            <text:p>2490.37602</text:p>
          </table:table-cell>
          <table:table-cell office:value-type="float" office:value="4233.19875" calcext:value-type="float">
            <text:p>4233.19875</text:p>
          </table:table-cell>
          <table:table-cell table:number-columns-repeated="5"/>
          <table:table-cell office:value-type="float" office:value="2764.68" calcext:value-type="float">
            <text:p>2764.68</text:p>
          </table:table-cell>
          <table:table-cell office:value-type="float" office:value="37349.804745" calcext:value-type="float">
            <text:p>37349.804745</text:p>
          </table:table-cell>
          <table:table-cell/>
          <table:table-cell table:style-name="ce8" office:value-type="float" office:value="1802.28" calcext:value-type="float">
            <text:p>$1,802.28</text:p>
          </table:table-cell>
          <table:table-cell office:value-type="float" office:value="4284" calcext:value-type="float">
            <text:p>$4,284.00</text:p>
          </table:table-cell>
          <table:table-cell table:style-name="ce13" office:value-type="float" office:value="3980.92933" calcext:value-type="float">
            <text:p>$3,980.93</text:p>
          </table:table-cell>
          <table:table-cell table:style-name="ce13" office:value-type="float" office:value="5864" calcext:value-type="float">
            <text:p>$5,864.00</text:p>
          </table:table-cell>
          <table:table-cell table:style-name="ce13" office:value-type="float" office:value="8187.3585" calcext:value-type="float">
            <text:p>$8,187.36</text:p>
          </table:table-cell>
          <table:table-cell table:style-name="ce13" office:value-type="float" office:value="37.62" calcext:value-type="float">
            <text:p>$37.62</text:p>
          </table:table-cell>
          <table:table-cell table:style-name="ce13" office:value-type="float" office:value="5619.90292" calcext:value-type="float">
            <text:p>$5,619.90</text:p>
          </table:table-cell>
          <table:table-cell table:style-name="ce13" office:value-type="float" office:value="4876.3145" calcext:value-type="float">
            <text:p>$4,876.31</text:p>
          </table:table-cell>
          <table:table-cell office:value-type="float" office:value="2490.3736" calcext:value-type="float">
            <text:p>$2,490.37</text:p>
          </table:table-cell>
          <table:table-cell table:style-name="ce13" office:value-type="float" office:value="4233.19875" calcext:value-type="float">
            <text:p>$4,233.20</text:p>
          </table:table-cell>
          <table:table-cell table:number-columns-repeated="3"/>
          <table:table-cell table:style-name="ce21"/>
          <table:table-cell/>
          <table:table-cell office:value-type="float" office:value="2764.68" calcext:value-type="float">
            <text:p>$2,764.68</text:p>
          </table:table-cell>
          <table:table-cell table:style-name="ce29" office:value-type="float" office:value="44140.6576" calcext:value-type="float">
            <text:p>$44,140.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04475000007369" calcext:value-type="float">
            <text:p>-0.010447500000737</text:p>
          </table:table-cell>
          <table:table-cell office:value-type="float" office:value="0" calcext:value-type="float">
            <text:p>0</text:p>
          </table:table-cell>
          <table:table-cell office:value-type="float" office:value="-0.0255149999993591" calcext:value-type="float">
            <text:p>-0.025514999999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42000000025655" calcext:value-type="float">
            <text:p>-0.00242000000025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4:.BA14])" office:value-type="float" office:value="-0.0383825000003526" calcext:value-type="float">
            <text:p>-0.038382500000353</text:p>
          </table:table-cell>
          <table:table-cell/>
          <table:table-cell table:formula="of:=[.T14]-[.B14]" office:value-type="float" office:value="0" calcext:value-type="float">
            <text:p>0</text:p>
          </table:table-cell>
          <table:table-cell table:formula="of:=[.U14]-[.C14]" office:value-type="float" office:value="0" calcext:value-type="float">
            <text:p>0</text:p>
          </table:table-cell>
          <table:table-cell table:formula="of:=[.V14]-[.D14]" office:value-type="float" office:value="-0.0104475000007369" calcext:value-type="float">
            <text:p>-0.010447500000737</text:p>
          </table:table-cell>
          <table:table-cell table:formula="of:=[.W14]-[.E14]" office:value-type="float" office:value="0" calcext:value-type="float">
            <text:p>0</text:p>
          </table:table-cell>
          <table:table-cell table:formula="of:=[.X14]-[.F14]" office:value-type="float" office:value="-0.0255149999993591" calcext:value-type="float">
            <text:p>-0.025514999999359</text:p>
          </table:table-cell>
          <table:table-cell table:formula="of:=[.Y14]-[.G14]" office:value-type="float" office:value="0" calcext:value-type="float">
            <text:p>0</text:p>
          </table:table-cell>
          <table:table-cell table:formula="of:=[.Z14]-[.H14]" office:value-type="float" office:value="2809.95146" calcext:value-type="float">
            <text:p>2809.95146</text:p>
          </table:table-cell>
          <table:table-cell table:formula="of:=[.AA14]-[.I14]" office:value-type="float" office:value="0" calcext:value-type="float">
            <text:p>0</text:p>
          </table:table-cell>
          <table:table-cell table:formula="of:=[.AB14]-[.J14]" office:value-type="float" office:value="-0.00242000000025655" calcext:value-type="float">
            <text:p>-0.002420000000257</text:p>
          </table:table-cell>
          <table:table-cell table:formula="of:=[.AC14]-[.K14]" office:value-type="float" office:value="0" calcext:value-type="float">
            <text:p>0</text:p>
          </table:table-cell>
          <table:table-cell table:formula="of:=[.AD14]-[.L14]" office:value-type="float" office:value="0" calcext:value-type="float">
            <text:p>0</text:p>
          </table:table-cell>
          <table:table-cell table:formula="of:=[.AE14]-[.M14]" office:value-type="float" office:value="0" calcext:value-type="float">
            <text:p>0</text:p>
          </table:table-cell>
          <table:table-cell table:formula="of:=[.AF14]-[.N14]" office:value-type="float" office:value="0" calcext:value-type="float">
            <text:p>0</text:p>
          </table:table-cell>
          <table:table-cell table:formula="of:=[.AG14]-[.O14]" office:value-type="float" office:value="0" calcext:value-type="float">
            <text:p>0</text:p>
          </table:table-cell>
          <table:table-cell table:formula="of:=[.AH14]-[.P14]" office:value-type="float" office:value="0" calcext:value-type="float">
            <text:p>0</text:p>
          </table:table-cell>
          <table:table-cell table:formula="of:=[.AI14]-[.Q14]" office:value-type="float" office:value="0" calcext:value-type="float">
            <text:p>0</text:p>
          </table:table-cell>
          <table:table-cell table:formula="of:=[.AJ14]-[.R14]" office:value-type="float" office:value="6790.852855" calcext:value-type="float">
            <text:p>6790.852855</text:p>
          </table:table-cell>
        </table:table-row>
        <table:table-row table:style-name="ro1">
          <table:table-cell office:value-type="string" calcext:value-type="string">
            <text:p>2011-04-01</text:p>
          </table:table-cell>
          <table:table-cell office:value-type="float" office:value="1775.4" calcext:value-type="float">
            <text:p>1775.4</text:p>
          </table:table-cell>
          <table:table-cell office:value-type="float" office:value="4109.4" calcext:value-type="float">
            <text:p>4109.4</text:p>
          </table:table-cell>
          <table:table-cell office:value-type="float" office:value="3820.9019975" calcext:value-type="float">
            <text:p>3820.9019975</text:p>
          </table:table-cell>
          <table:table-cell office:value-type="float" office:value="6064" calcext:value-type="float">
            <text:p>6064</text:p>
          </table:table-cell>
          <table:table-cell office:value-type="float" office:value="8223.7723884" calcext:value-type="float">
            <text:p>8223.7723884</text:p>
          </table:table-cell>
          <table:table-cell office:value-type="float" office:value="27.588" calcext:value-type="float">
            <text:p>27.588</text:p>
          </table:table-cell>
          <table:table-cell office:value-type="float" office:value="2482.66926" calcext:value-type="float">
            <text:p>2482.66926</text:p>
          </table:table-cell>
          <table:table-cell office:value-type="float" office:value="5607.9875" calcext:value-type="float">
            <text:p>5607.9875</text:p>
          </table:table-cell>
          <table:table-cell office:value-type="float" office:value="2564.469852" calcext:value-type="float">
            <text:p>2564.469852</text:p>
          </table:table-cell>
          <table:table-cell office:value-type="float" office:value="4184.96594" calcext:value-type="float">
            <text:p>4184.96594</text:p>
          </table:table-cell>
          <table:table-cell table:number-columns-repeated="5"/>
          <table:table-cell office:value-type="float" office:value="2831.09" calcext:value-type="float">
            <text:p>2831.09</text:p>
          </table:table-cell>
          <table:table-cell office:value-type="float" office:value="37871.3429404" calcext:value-type="float">
            <text:p>37871.3429404</text:p>
          </table:table-cell>
          <table:table-cell/>
          <table:table-cell table:style-name="ce8" office:value-type="float" office:value="1775.4" calcext:value-type="float">
            <text:p>$1,775.40</text:p>
          </table:table-cell>
          <table:table-cell office:value-type="float" office:value="4109.4" calcext:value-type="float">
            <text:p>$4,109.40</text:p>
          </table:table-cell>
          <table:table-cell table:style-name="ce13" office:value-type="float" office:value="3820.89197" calcext:value-type="float">
            <text:p>$3,820.89</text:p>
          </table:table-cell>
          <table:table-cell table:style-name="ce13" office:value-type="float" office:value="6064" calcext:value-type="float">
            <text:p>$6,064.00</text:p>
          </table:table-cell>
          <table:table-cell table:style-name="ce13" office:value-type="float" office:value="8223.74676" calcext:value-type="float">
            <text:p>$8,223.75</text:p>
          </table:table-cell>
          <table:table-cell table:style-name="ce13" office:value-type="float" office:value="27.588" calcext:value-type="float">
            <text:p>$27.59</text:p>
          </table:table-cell>
          <table:table-cell table:style-name="ce13" office:value-type="float" office:value="4965.33852" calcext:value-type="float">
            <text:p>$4,965.34</text:p>
          </table:table-cell>
          <table:table-cell table:style-name="ce13" office:value-type="float" office:value="5607.9875" calcext:value-type="float">
            <text:p>$5,607.99</text:p>
          </table:table-cell>
          <table:table-cell office:value-type="float" office:value="2564.46736" calcext:value-type="float">
            <text:p>$2,564.47</text:p>
          </table:table-cell>
          <table:table-cell table:style-name="ce13" office:value-type="float" office:value="4184.96594" calcext:value-type="float">
            <text:p>$4,184.97</text:p>
          </table:table-cell>
          <table:table-cell table:number-columns-repeated="3"/>
          <table:table-cell table:style-name="ce21"/>
          <table:table-cell/>
          <table:table-cell office:value-type="float" office:value="2831.09" calcext:value-type="float">
            <text:p>$2,831.09</text:p>
          </table:table-cell>
          <table:table-cell table:style-name="ce29" office:value-type="float" office:value="44174.87605" calcext:value-type="float">
            <text:p>$44,174.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00275000008878" calcext:value-type="float">
            <text:p>-0.010027500000888</text:p>
          </table:table-cell>
          <table:table-cell office:value-type="float" office:value="0" calcext:value-type="float">
            <text:p>0</text:p>
          </table:table-cell>
          <table:table-cell office:value-type="float" office:value="-0.0256283999988227" calcext:value-type="float">
            <text:p>-0.025628399998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49200000007477" calcext:value-type="float">
            <text:p>-0.00249200000007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5:.BA15])" office:value-type="float" office:value="-0.0381478999997853" calcext:value-type="float">
            <text:p>-0.038147899999785</text:p>
          </table:table-cell>
          <table:table-cell/>
          <table:table-cell table:formula="of:=[.T15]-[.B15]" office:value-type="float" office:value="0" calcext:value-type="float">
            <text:p>0</text:p>
          </table:table-cell>
          <table:table-cell table:formula="of:=[.U15]-[.C15]" office:value-type="float" office:value="0" calcext:value-type="float">
            <text:p>0</text:p>
          </table:table-cell>
          <table:table-cell table:formula="of:=[.V15]-[.D15]" office:value-type="float" office:value="-0.0100275000008878" calcext:value-type="float">
            <text:p>-0.010027500000888</text:p>
          </table:table-cell>
          <table:table-cell table:formula="of:=[.W15]-[.E15]" office:value-type="float" office:value="0" calcext:value-type="float">
            <text:p>0</text:p>
          </table:table-cell>
          <table:table-cell table:formula="of:=[.X15]-[.F15]" office:value-type="float" office:value="-0.0256283999988227" calcext:value-type="float">
            <text:p>-0.025628399998823</text:p>
          </table:table-cell>
          <table:table-cell table:formula="of:=[.Y15]-[.G15]" office:value-type="float" office:value="0" calcext:value-type="float">
            <text:p>0</text:p>
          </table:table-cell>
          <table:table-cell table:formula="of:=[.Z15]-[.H15]" office:value-type="float" office:value="2482.66926" calcext:value-type="float">
            <text:p>2482.66926</text:p>
          </table:table-cell>
          <table:table-cell table:formula="of:=[.AA15]-[.I15]" office:value-type="float" office:value="0" calcext:value-type="float">
            <text:p>0</text:p>
          </table:table-cell>
          <table:table-cell table:formula="of:=[.AB15]-[.J15]" office:value-type="float" office:value="-0.00249200000007477" calcext:value-type="float">
            <text:p>-0.002492000000075</text:p>
          </table:table-cell>
          <table:table-cell table:formula="of:=[.AC15]-[.K15]" office:value-type="float" office:value="0" calcext:value-type="float">
            <text:p>0</text:p>
          </table:table-cell>
          <table:table-cell table:formula="of:=[.AD15]-[.L15]" office:value-type="float" office:value="0" calcext:value-type="float">
            <text:p>0</text:p>
          </table:table-cell>
          <table:table-cell table:formula="of:=[.AE15]-[.M15]" office:value-type="float" office:value="0" calcext:value-type="float">
            <text:p>0</text:p>
          </table:table-cell>
          <table:table-cell table:formula="of:=[.AF15]-[.N15]" office:value-type="float" office:value="0" calcext:value-type="float">
            <text:p>0</text:p>
          </table:table-cell>
          <table:table-cell table:formula="of:=[.AG15]-[.O15]" office:value-type="float" office:value="0" calcext:value-type="float">
            <text:p>0</text:p>
          </table:table-cell>
          <table:table-cell table:formula="of:=[.AH15]-[.P15]" office:value-type="float" office:value="0" calcext:value-type="float">
            <text:p>0</text:p>
          </table:table-cell>
          <table:table-cell table:formula="of:=[.AI15]-[.Q15]" office:value-type="float" office:value="0" calcext:value-type="float">
            <text:p>0</text:p>
          </table:table-cell>
          <table:table-cell table:formula="of:=[.AJ15]-[.R15]" office:value-type="float" office:value="6303.5331096" calcext:value-type="float">
            <text:p>6303.5331096</text:p>
          </table:table-cell>
        </table:table-row>
        <table:table-row table:style-name="ro1">
          <table:table-cell office:value-type="string" calcext:value-type="string">
            <text:p>2011-05-01</text:p>
          </table:table-cell>
          <table:table-cell office:value-type="float" office:value="1615.68" calcext:value-type="float">
            <text:p>1615.68</text:p>
          </table:table-cell>
          <table:table-cell office:value-type="float" office:value="4132.8" calcext:value-type="float">
            <text:p>4132.8</text:p>
          </table:table-cell>
          <table:table-cell office:value-type="float" office:value="3526.546795" calcext:value-type="float">
            <text:p>3526.546795</text:p>
          </table:table-cell>
          <table:table-cell office:value-type="float" office:value="6180" calcext:value-type="float">
            <text:p>6180</text:p>
          </table:table-cell>
          <table:table-cell office:value-type="float" office:value="8280.3765248" calcext:value-type="float">
            <text:p>8280.3765248</text:p>
          </table:table-cell>
          <table:table-cell office:value-type="float" office:value="28.215" calcext:value-type="float">
            <text:p>28.215</text:p>
          </table:table-cell>
          <table:table-cell office:value-type="float" office:value="2417.21282" calcext:value-type="float">
            <text:p>2417.21282</text:p>
          </table:table-cell>
          <table:table-cell office:value-type="float" office:value="5522.174" calcext:value-type="float">
            <text:p>5522.174</text:p>
          </table:table-cell>
          <table:table-cell office:value-type="float" office:value="2374.089867" calcext:value-type="float">
            <text:p>2374.089867</text:p>
          </table:table-cell>
          <table:table-cell office:value-type="float" office:value="4319.40207" calcext:value-type="float">
            <text:p>4319.40207</text:p>
          </table:table-cell>
          <table:table-cell table:number-columns-repeated="5"/>
          <table:table-cell office:value-type="float" office:value="2887.71" calcext:value-type="float">
            <text:p>2887.71</text:p>
          </table:table-cell>
          <table:table-cell office:value-type="float" office:value="37757.6602818" calcext:value-type="float">
            <text:p>37757.6602818</text:p>
          </table:table-cell>
          <table:table-cell/>
          <table:table-cell table:style-name="ce8" office:value-type="float" office:value="1615.68" calcext:value-type="float">
            <text:p>$1,615.68</text:p>
          </table:table-cell>
          <table:table-cell office:value-type="float" office:value="4132.8" calcext:value-type="float">
            <text:p>$4,132.80</text:p>
          </table:table-cell>
          <table:table-cell table:style-name="ce13" office:value-type="float" office:value="3526.53754" calcext:value-type="float">
            <text:p>$3,526.54</text:p>
          </table:table-cell>
          <table:table-cell table:style-name="ce13" office:value-type="float" office:value="6180" calcext:value-type="float">
            <text:p>$6,180.00</text:p>
          </table:table-cell>
          <table:table-cell table:style-name="ce13" office:value-type="float" office:value="8280.35072" calcext:value-type="float">
            <text:p>$8,280.35</text:p>
          </table:table-cell>
          <table:table-cell table:style-name="ce13" office:value-type="float" office:value="28.215" calcext:value-type="float">
            <text:p>$28.22</text:p>
          </table:table-cell>
          <table:table-cell table:style-name="ce13" office:value-type="float" office:value="4834.42564" calcext:value-type="float">
            <text:p>$4,834.43</text:p>
          </table:table-cell>
          <table:table-cell table:style-name="ce13" office:value-type="float" office:value="5522.174" calcext:value-type="float">
            <text:p>$5,522.17</text:p>
          </table:table-cell>
          <table:table-cell office:value-type="float" office:value="2374.08756" calcext:value-type="float">
            <text:p>$2,374.09</text:p>
          </table:table-cell>
          <table:table-cell table:style-name="ce13" office:value-type="float" office:value="4319.40207" calcext:value-type="float">
            <text:p>$4,319.40</text:p>
          </table:table-cell>
          <table:table-cell table:number-columns-repeated="3"/>
          <table:table-cell table:style-name="ce21"/>
          <table:table-cell/>
          <table:table-cell office:value-type="float" office:value="2887.71" calcext:value-type="float">
            <text:p>$2,887.71</text:p>
          </table:table-cell>
          <table:table-cell table:style-name="ce29" office:value-type="float" office:value="43701.38253" calcext:value-type="float">
            <text:p>$43,701.3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925500000084867" calcext:value-type="float">
            <text:p>-0.009255000000849</text:p>
          </table:table-cell>
          <table:table-cell office:value-type="float" office:value="0" calcext:value-type="float">
            <text:p>0</text:p>
          </table:table-cell>
          <table:table-cell office:value-type="float" office:value="-0.0258047999996052" calcext:value-type="float">
            <text:p>-0.025804799999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30700000020079" calcext:value-type="float">
            <text:p>-0.00230700000020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6:.BA16])" office:value-type="float" office:value="-0.0373668000006546" calcext:value-type="float">
            <text:p>-0.037366800000655</text:p>
          </table:table-cell>
          <table:table-cell/>
          <table:table-cell table:formula="of:=[.T16]-[.B16]" office:value-type="float" office:value="0" calcext:value-type="float">
            <text:p>0</text:p>
          </table:table-cell>
          <table:table-cell table:formula="of:=[.U16]-[.C16]" office:value-type="float" office:value="0" calcext:value-type="float">
            <text:p>0</text:p>
          </table:table-cell>
          <table:table-cell table:formula="of:=[.V16]-[.D16]" office:value-type="float" office:value="-0.00925500000084867" calcext:value-type="float">
            <text:p>-0.009255000000849</text:p>
          </table:table-cell>
          <table:table-cell table:formula="of:=[.W16]-[.E16]" office:value-type="float" office:value="0" calcext:value-type="float">
            <text:p>0</text:p>
          </table:table-cell>
          <table:table-cell table:formula="of:=[.X16]-[.F16]" office:value-type="float" office:value="-0.0258047999996052" calcext:value-type="float">
            <text:p>-0.025804799999605</text:p>
          </table:table-cell>
          <table:table-cell table:formula="of:=[.Y16]-[.G16]" office:value-type="float" office:value="0" calcext:value-type="float">
            <text:p>0</text:p>
          </table:table-cell>
          <table:table-cell table:formula="of:=[.Z16]-[.H16]" office:value-type="float" office:value="2417.21282" calcext:value-type="float">
            <text:p>2417.21282</text:p>
          </table:table-cell>
          <table:table-cell table:formula="of:=[.AA16]-[.I16]" office:value-type="float" office:value="0" calcext:value-type="float">
            <text:p>0</text:p>
          </table:table-cell>
          <table:table-cell table:formula="of:=[.AB16]-[.J16]" office:value-type="float" office:value="-0.00230700000020079" calcext:value-type="float">
            <text:p>-0.002307000000201</text:p>
          </table:table-cell>
          <table:table-cell table:formula="of:=[.AC16]-[.K16]" office:value-type="float" office:value="0" calcext:value-type="float">
            <text:p>0</text:p>
          </table:table-cell>
          <table:table-cell table:formula="of:=[.AD16]-[.L16]" office:value-type="float" office:value="0" calcext:value-type="float">
            <text:p>0</text:p>
          </table:table-cell>
          <table:table-cell table:formula="of:=[.AE16]-[.M16]" office:value-type="float" office:value="0" calcext:value-type="float">
            <text:p>0</text:p>
          </table:table-cell>
          <table:table-cell table:formula="of:=[.AF16]-[.N16]" office:value-type="float" office:value="0" calcext:value-type="float">
            <text:p>0</text:p>
          </table:table-cell>
          <table:table-cell table:formula="of:=[.AG16]-[.O16]" office:value-type="float" office:value="0" calcext:value-type="float">
            <text:p>0</text:p>
          </table:table-cell>
          <table:table-cell table:formula="of:=[.AH16]-[.P16]" office:value-type="float" office:value="0" calcext:value-type="float">
            <text:p>0</text:p>
          </table:table-cell>
          <table:table-cell table:formula="of:=[.AI16]-[.Q16]" office:value-type="float" office:value="0" calcext:value-type="float">
            <text:p>0</text:p>
          </table:table-cell>
          <table:table-cell table:formula="of:=[.AJ16]-[.R16]" office:value-type="float" office:value="5943.7222482" calcext:value-type="float">
            <text:p>5943.7222482</text:p>
          </table:table-cell>
        </table:table-row>
        <table:table-row table:style-name="ro1">
          <table:table-cell office:value-type="string" calcext:value-type="string">
            <text:p>2011-06-01</text:p>
          </table:table-cell>
          <table:table-cell office:value-type="float" office:value="1576.8" calcext:value-type="float">
            <text:p>1576.8</text:p>
          </table:table-cell>
          <table:table-cell office:value-type="float" office:value="4080.6" calcext:value-type="float">
            <text:p>4080.6</text:p>
          </table:table-cell>
          <table:table-cell office:value-type="float" office:value="3212.18687" calcext:value-type="float">
            <text:p>3212.18687</text:p>
          </table:table-cell>
          <table:table-cell office:value-type="float" office:value="5692" calcext:value-type="float">
            <text:p>5692</text:p>
          </table:table-cell>
          <table:table-cell office:value-type="float" office:value="7734.5509238" calcext:value-type="float">
            <text:p>7734.5509238</text:p>
          </table:table-cell>
          <table:table-cell office:value-type="float" office:value="9.405" calcext:value-type="float">
            <text:p>9.405</text:p>
          </table:table-cell>
          <table:table-cell office:value-type="float" office:value="1954.34228" calcext:value-type="float">
            <text:p>1954.34228</text:p>
          </table:table-cell>
          <table:table-cell office:value-type="float" office:value="5416.789" calcext:value-type="float">
            <text:p>5416.789</text:p>
          </table:table-cell>
          <table:table-cell office:value-type="float" office:value="2366.8863" calcext:value-type="float">
            <text:p>2366.8863</text:p>
          </table:table-cell>
          <table:table-cell office:value-type="float" office:value="4096.71016" calcext:value-type="float">
            <text:p>4096.71016</text:p>
          </table:table-cell>
          <table:table-cell table:number-columns-repeated="5"/>
          <table:table-cell office:value-type="float" office:value="2198.13" calcext:value-type="float">
            <text:p>2198.13</text:p>
          </table:table-cell>
          <table:table-cell office:value-type="float" office:value="35126.2136638" calcext:value-type="float">
            <text:p>35126.2136638</text:p>
          </table:table-cell>
          <table:table-cell/>
          <table:table-cell table:style-name="ce8" office:value-type="float" office:value="1576.8" calcext:value-type="float">
            <text:p>$1,576.80</text:p>
          </table:table-cell>
          <table:table-cell office:value-type="float" office:value="4080.6" calcext:value-type="float">
            <text:p>$4,080.60</text:p>
          </table:table-cell>
          <table:table-cell table:style-name="ce13" office:value-type="float" office:value="3212.17844" calcext:value-type="float">
            <text:p>$3,212.18</text:p>
          </table:table-cell>
          <table:table-cell table:style-name="ce13" office:value-type="float" office:value="5692" calcext:value-type="float">
            <text:p>$5,692.00</text:p>
          </table:table-cell>
          <table:table-cell table:style-name="ce13" office:value-type="float" office:value="7734.52682" calcext:value-type="float">
            <text:p>$7,734.53</text:p>
          </table:table-cell>
          <table:table-cell table:style-name="ce13" office:value-type="float" office:value="9.405" calcext:value-type="float">
            <text:p>$9.41</text:p>
          </table:table-cell>
          <table:table-cell table:style-name="ce13" office:value-type="float" office:value="3908.68456" calcext:value-type="float">
            <text:p>$3,908.68</text:p>
          </table:table-cell>
          <table:table-cell table:style-name="ce13" office:value-type="float" office:value="5416.789" calcext:value-type="float">
            <text:p>$5,416.79</text:p>
          </table:table-cell>
          <table:table-cell office:value-type="float" office:value="2366.884" calcext:value-type="float">
            <text:p>$2,366.88</text:p>
          </table:table-cell>
          <table:table-cell table:style-name="ce13" office:value-type="float" office:value="4096.71016" calcext:value-type="float">
            <text:p>$4,096.71</text:p>
          </table:table-cell>
          <table:table-cell table:number-columns-repeated="3"/>
          <table:table-cell table:style-name="ce21"/>
          <table:table-cell/>
          <table:table-cell office:value-type="float" office:value="2198.13" calcext:value-type="float">
            <text:p>$2,198.13</text:p>
          </table:table-cell>
          <table:table-cell table:style-name="ce29" office:value-type="float" office:value="40292.70798" calcext:value-type="float">
            <text:p>$40,292.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84300000003168" calcext:value-type="float">
            <text:p>-0.008430000000317</text:p>
          </table:table-cell>
          <table:table-cell office:value-type="float" office:value="0" calcext:value-type="float">
            <text:p>0</text:p>
          </table:table-cell>
          <table:table-cell office:value-type="float" office:value="-0.0241037999985565" calcext:value-type="float">
            <text:p>-0.024103799998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30000000010477" calcext:value-type="float">
            <text:p>-0.00230000000010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7:.BA17])" office:value-type="float" office:value="-0.0348337999989781" calcext:value-type="float">
            <text:p>-0.034833799998978</text:p>
          </table:table-cell>
          <table:table-cell/>
          <table:table-cell table:formula="of:=[.T17]-[.B17]" office:value-type="float" office:value="0" calcext:value-type="float">
            <text:p>0</text:p>
          </table:table-cell>
          <table:table-cell table:formula="of:=[.U17]-[.C17]" office:value-type="float" office:value="0" calcext:value-type="float">
            <text:p>0</text:p>
          </table:table-cell>
          <table:table-cell table:formula="of:=[.V17]-[.D17]" office:value-type="float" office:value="-0.0084300000003168" calcext:value-type="float">
            <text:p>-0.008430000000317</text:p>
          </table:table-cell>
          <table:table-cell table:formula="of:=[.W17]-[.E17]" office:value-type="float" office:value="0" calcext:value-type="float">
            <text:p>0</text:p>
          </table:table-cell>
          <table:table-cell table:formula="of:=[.X17]-[.F17]" office:value-type="float" office:value="-0.0241037999985565" calcext:value-type="float">
            <text:p>-0.024103799998557</text:p>
          </table:table-cell>
          <table:table-cell table:formula="of:=[.Y17]-[.G17]" office:value-type="float" office:value="0" calcext:value-type="float">
            <text:p>0</text:p>
          </table:table-cell>
          <table:table-cell table:formula="of:=[.Z17]-[.H17]" office:value-type="float" office:value="1954.34228" calcext:value-type="float">
            <text:p>1954.34228</text:p>
          </table:table-cell>
          <table:table-cell table:formula="of:=[.AA17]-[.I17]" office:value-type="float" office:value="0" calcext:value-type="float">
            <text:p>0</text:p>
          </table:table-cell>
          <table:table-cell table:formula="of:=[.AB17]-[.J17]" office:value-type="float" office:value="-0.00230000000010477" calcext:value-type="float">
            <text:p>-0.002300000000105</text:p>
          </table:table-cell>
          <table:table-cell table:formula="of:=[.AC17]-[.K17]" office:value-type="float" office:value="0" calcext:value-type="float">
            <text:p>0</text:p>
          </table:table-cell>
          <table:table-cell table:formula="of:=[.AD17]-[.L17]" office:value-type="float" office:value="0" calcext:value-type="float">
            <text:p>0</text:p>
          </table:table-cell>
          <table:table-cell table:formula="of:=[.AE17]-[.M17]" office:value-type="float" office:value="0" calcext:value-type="float">
            <text:p>0</text:p>
          </table:table-cell>
          <table:table-cell table:formula="of:=[.AF17]-[.N17]" office:value-type="float" office:value="0" calcext:value-type="float">
            <text:p>0</text:p>
          </table:table-cell>
          <table:table-cell table:formula="of:=[.AG17]-[.O17]" office:value-type="float" office:value="0" calcext:value-type="float">
            <text:p>0</text:p>
          </table:table-cell>
          <table:table-cell table:formula="of:=[.AH17]-[.P17]" office:value-type="float" office:value="0" calcext:value-type="float">
            <text:p>0</text:p>
          </table:table-cell>
          <table:table-cell table:formula="of:=[.AI17]-[.Q17]" office:value-type="float" office:value="0" calcext:value-type="float">
            <text:p>0</text:p>
          </table:table-cell>
          <table:table-cell table:formula="of:=[.AJ17]-[.R17]" office:value-type="float" office:value="5166.4943162" calcext:value-type="float">
            <text:p>5166.4943162</text:p>
          </table:table-cell>
        </table:table-row>
        <table:table-row table:style-name="ro1">
          <table:table-cell office:value-type="string" calcext:value-type="string">
            <text:p>2011-07-01</text:p>
          </table:table-cell>
          <table:table-cell office:value-type="float" office:value="1563.06" calcext:value-type="float">
            <text:p>1563.06</text:p>
          </table:table-cell>
          <table:table-cell office:value-type="float" office:value="4015.8" calcext:value-type="float">
            <text:p>4015.8</text:p>
          </table:table-cell>
          <table:table-cell office:value-type="float" office:value="3169.3196075" calcext:value-type="float">
            <text:p>3169.3196075</text:p>
          </table:table-cell>
          <table:table-cell office:value-type="float" office:value="5608" calcext:value-type="float">
            <text:p>5608</text:p>
          </table:table-cell>
          <table:table-cell office:value-type="float" office:value="7762.852992" calcext:value-type="float">
            <text:p>7762.852992</text:p>
          </table:table-cell>
          <table:table-cell office:value-type="float" office:value="0" calcext:value-type="float">
            <text:p>0</text:p>
          </table:table-cell>
          <table:table-cell office:value-type="float" office:value="1944.99136" calcext:value-type="float">
            <text:p>1944.99136</text:p>
          </table:table-cell>
          <table:table-cell office:value-type="float" office:value="6050.6045" calcext:value-type="float">
            <text:p>6050.6045</text:p>
          </table:table-cell>
          <table:table-cell office:value-type="float" office:value="2349.391923" calcext:value-type="float">
            <text:p>2349.391923</text:p>
          </table:table-cell>
          <table:table-cell office:value-type="float" office:value="3950.9855" calcext:value-type="float">
            <text:p>3950.9855</text:p>
          </table:table-cell>
          <table:table-cell table:number-columns-repeated="5"/>
          <table:table-cell office:value-type="float" office:value="2219.68" calcext:value-type="float">
            <text:p>2219.68</text:p>
          </table:table-cell>
          <table:table-cell office:value-type="float" office:value="35465.366275" calcext:value-type="float">
            <text:p>35465.366275</text:p>
          </table:table-cell>
          <table:table-cell/>
          <table:table-cell table:style-name="ce8" office:value-type="float" office:value="1563.06" calcext:value-type="float">
            <text:p>$1,563.06</text:p>
          </table:table-cell>
          <table:table-cell office:value-type="float" office:value="4015.8" calcext:value-type="float">
            <text:p>$4,015.80</text:p>
          </table:table-cell>
          <table:table-cell table:style-name="ce13" office:value-type="float" office:value="3169.31129" calcext:value-type="float">
            <text:p>$3,169.31</text:p>
          </table:table-cell>
          <table:table-cell table:style-name="ce13" office:value-type="float" office:value="5608" calcext:value-type="float">
            <text:p>$5,608.00</text:p>
          </table:table-cell>
          <table:table-cell table:style-name="ce13" office:value-type="float" office:value="7762.8288" calcext:value-type="float">
            <text:p>$7,762.83</text:p>
          </table:table-cell>
          <table:table-cell table:style-name="ce13" office:value-type="float" office:value="0" calcext:value-type="float">
            <text:p>$0.00</text:p>
          </table:table-cell>
          <table:table-cell table:style-name="ce13" office:value-type="float" office:value="3889.98272" calcext:value-type="float">
            <text:p>$3,889.98</text:p>
          </table:table-cell>
          <table:table-cell table:style-name="ce13" office:value-type="float" office:value="6050.6045" calcext:value-type="float">
            <text:p>$6,050.60</text:p>
          </table:table-cell>
          <table:table-cell office:value-type="float" office:value="2349.38964" calcext:value-type="float">
            <text:p>$2,349.39</text:p>
          </table:table-cell>
          <table:table-cell table:style-name="ce13" office:value-type="float" office:value="3950.9855" calcext:value-type="float">
            <text:p>$3,950.99</text:p>
          </table:table-cell>
          <table:table-cell table:number-columns-repeated="3"/>
          <table:table-cell table:style-name="ce21"/>
          <table:table-cell/>
          <table:table-cell office:value-type="float" office:value="2219.68" calcext:value-type="float">
            <text:p>$2,219.68</text:p>
          </table:table-cell>
          <table:table-cell table:style-name="ce29" office:value-type="float" office:value="40579.64245" calcext:value-type="float">
            <text:p>$40,579.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83175000004303" calcext:value-type="float">
            <text:p>-0.00831750000043</text:p>
          </table:table-cell>
          <table:table-cell office:value-type="float" office:value="0" calcext:value-type="float">
            <text:p>0</text:p>
          </table:table-cell>
          <table:table-cell office:value-type="float" office:value="-0.0241919999989477" calcext:value-type="float">
            <text:p>-0.024191999998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28300000026138" calcext:value-type="float">
            <text:p>-0.00228300000026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8:.BA18])" office:value-type="float" office:value="-0.0347924999996394" calcext:value-type="float">
            <text:p>-0.034792499999639</text:p>
          </table:table-cell>
          <table:table-cell/>
          <table:table-cell table:formula="of:=[.T18]-[.B18]" office:value-type="float" office:value="0" calcext:value-type="float">
            <text:p>0</text:p>
          </table:table-cell>
          <table:table-cell table:formula="of:=[.U18]-[.C18]" office:value-type="float" office:value="0" calcext:value-type="float">
            <text:p>0</text:p>
          </table:table-cell>
          <table:table-cell table:formula="of:=[.V18]-[.D18]" office:value-type="float" office:value="-0.0083175000004303" calcext:value-type="float">
            <text:p>-0.00831750000043</text:p>
          </table:table-cell>
          <table:table-cell table:formula="of:=[.W18]-[.E18]" office:value-type="float" office:value="0" calcext:value-type="float">
            <text:p>0</text:p>
          </table:table-cell>
          <table:table-cell table:formula="of:=[.X18]-[.F18]" office:value-type="float" office:value="-0.0241919999989477" calcext:value-type="float">
            <text:p>-0.024191999998948</text:p>
          </table:table-cell>
          <table:table-cell table:formula="of:=[.Y18]-[.G18]" office:value-type="float" office:value="0" calcext:value-type="float">
            <text:p>0</text:p>
          </table:table-cell>
          <table:table-cell table:formula="of:=[.Z18]-[.H18]" office:value-type="float" office:value="1944.99136" calcext:value-type="float">
            <text:p>1944.99136</text:p>
          </table:table-cell>
          <table:table-cell table:formula="of:=[.AA18]-[.I18]" office:value-type="float" office:value="0" calcext:value-type="float">
            <text:p>0</text:p>
          </table:table-cell>
          <table:table-cell table:formula="of:=[.AB18]-[.J18]" office:value-type="float" office:value="-0.00228300000026138" calcext:value-type="float">
            <text:p>-0.002283000000261</text:p>
          </table:table-cell>
          <table:table-cell table:formula="of:=[.AC18]-[.K18]" office:value-type="float" office:value="0" calcext:value-type="float">
            <text:p>0</text:p>
          </table:table-cell>
          <table:table-cell table:formula="of:=[.AD18]-[.L18]" office:value-type="float" office:value="0" calcext:value-type="float">
            <text:p>0</text:p>
          </table:table-cell>
          <table:table-cell table:formula="of:=[.AE18]-[.M18]" office:value-type="float" office:value="0" calcext:value-type="float">
            <text:p>0</text:p>
          </table:table-cell>
          <table:table-cell table:formula="of:=[.AF18]-[.N18]" office:value-type="float" office:value="0" calcext:value-type="float">
            <text:p>0</text:p>
          </table:table-cell>
          <table:table-cell table:formula="of:=[.AG18]-[.O18]" office:value-type="float" office:value="0" calcext:value-type="float">
            <text:p>0</text:p>
          </table:table-cell>
          <table:table-cell table:formula="of:=[.AH18]-[.P18]" office:value-type="float" office:value="0" calcext:value-type="float">
            <text:p>0</text:p>
          </table:table-cell>
          <table:table-cell table:formula="of:=[.AI18]-[.Q18]" office:value-type="float" office:value="0" calcext:value-type="float">
            <text:p>0</text:p>
          </table:table-cell>
          <table:table-cell table:formula="of:=[.AJ18]-[.R18]" office:value-type="float" office:value="5114.27617500001" calcext:value-type="float">
            <text:p>5114.27617500001</text:p>
          </table:table-cell>
        </table:table-row>
        <table:table-row table:style-name="ro1">
          <table:table-cell office:value-type="string" calcext:value-type="string">
            <text:p>2011-08-01</text:p>
          </table:table-cell>
          <table:table-cell office:value-type="float" office:value="1820.31" calcext:value-type="float">
            <text:p>1820.31</text:p>
          </table:table-cell>
          <table:table-cell office:value-type="float" office:value="4061.7" calcext:value-type="float">
            <text:p>4061.7</text:p>
          </table:table-cell>
          <table:table-cell office:value-type="float" office:value="2803.5189675" calcext:value-type="float">
            <text:p>2803.5189675</text:p>
          </table:table-cell>
          <table:table-cell office:value-type="float" office:value="6220" calcext:value-type="float">
            <text:p>6220</text:p>
          </table:table-cell>
          <table:table-cell office:value-type="float" office:value="7265.5452222" calcext:value-type="float">
            <text:p>7265.5452222</text:p>
          </table:table-cell>
          <table:table-cell office:value-type="float" office:value="0" calcext:value-type="float">
            <text:p>0</text:p>
          </table:table-cell>
          <table:table-cell office:value-type="float" office:value="1846.8067" calcext:value-type="float">
            <text:p>1846.8067</text:p>
          </table:table-cell>
          <table:table-cell office:value-type="float" office:value="5991.89" calcext:value-type="float">
            <text:p>5991.89</text:p>
          </table:table-cell>
          <table:table-cell office:value-type="float" office:value="2129.168589" calcext:value-type="float">
            <text:p>2129.168589</text:p>
          </table:table-cell>
          <table:table-cell office:value-type="float" office:value="4231.14629" calcext:value-type="float">
            <text:p>4231.14629</text:p>
          </table:table-cell>
          <table:table-cell table:number-columns-repeated="5"/>
          <table:table-cell office:value-type="float" office:value="2280.35" calcext:value-type="float">
            <text:p>2280.35</text:p>
          </table:table-cell>
          <table:table-cell office:value-type="float" office:value="35846.9168012" calcext:value-type="float">
            <text:p>35846.9168012</text:p>
          </table:table-cell>
          <table:table-cell/>
          <table:table-cell table:style-name="ce9" office:value-type="float" office:value="1820.31" calcext:value-type="float">
            <text:p>$1,820.31</text:p>
          </table:table-cell>
          <table:table-cell table:style-name="ce14" office:value-type="float" office:value="4061.7" calcext:value-type="float">
            <text:p>$4,061.70</text:p>
          </table:table-cell>
          <table:table-cell table:style-name="ce13" office:value-type="float" office:value="2803.51161" calcext:value-type="float">
            <text:p>$2,803.51</text:p>
          </table:table-cell>
          <table:table-cell table:style-name="ce14" office:value-type="float" office:value="6220" calcext:value-type="float">
            <text:p>$6,220.00</text:p>
          </table:table-cell>
          <table:table-cell table:style-name="ce14" office:value-type="float" office:value="7265.52258" calcext:value-type="float">
            <text:p>$7,265.52</text:p>
          </table:table-cell>
          <table:table-cell table:style-name="ce14" office:value-type="float" office:value="0" calcext:value-type="float">
            <text:p>$0.00</text:p>
          </table:table-cell>
          <table:table-cell table:style-name="ce14" office:value-type="float" office:value="3693.6134" calcext:value-type="float">
            <text:p>$3,693.61</text:p>
          </table:table-cell>
          <table:table-cell table:style-name="ce14" office:value-type="float" office:value="5991.89" calcext:value-type="float">
            <text:p>$5,991.89</text:p>
          </table:table-cell>
          <table:table-cell table:style-name="ce14" office:value-type="float" office:value="2129.16652" calcext:value-type="float">
            <text:p>$2,129.17</text:p>
          </table:table-cell>
          <table:table-cell table:style-name="ce14" office:value-type="float" office:value="4231.14629" calcext:value-type="float">
            <text:p>$4,231.15</text:p>
          </table:table-cell>
          <table:table-cell table:style-name="ce16" table:number-columns-repeated="2"/>
          <table:table-cell table:style-name="ce17"/>
          <table:table-cell table:style-name="ce22" table:number-columns-repeated="2"/>
          <table:table-cell table:style-name="ce26" office:value-type="float" office:value="2280.35" calcext:value-type="float">
            <text:p>$2,280.35</text:p>
          </table:table-cell>
          <table:table-cell table:style-name="ce29" office:value-type="float" office:value="40497.2104" calcext:value-type="float">
            <text:p>$40,497.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735750000058033" calcext:value-type="float">
            <text:p>-0.00735750000058</text:p>
          </table:table-cell>
          <table:table-cell office:value-type="float" office:value="0" calcext:value-type="float">
            <text:p>0</text:p>
          </table:table-cell>
          <table:table-cell office:value-type="float" office:value="-0.0226421999986997" calcext:value-type="float">
            <text:p>-0.0226421999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06900000011956" calcext:value-type="float">
            <text:p>-0.0020690000001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9:.BA19])" office:value-type="float" office:value="-0.0320686999993995" calcext:value-type="float">
            <text:p>-0.0320686999994</text:p>
          </table:table-cell>
          <table:table-cell/>
          <table:table-cell table:formula="of:=[.T19]-[.B19]" office:value-type="float" office:value="0" calcext:value-type="float">
            <text:p>0</text:p>
          </table:table-cell>
          <table:table-cell table:formula="of:=[.U19]-[.C19]" office:value-type="float" office:value="0" calcext:value-type="float">
            <text:p>0</text:p>
          </table:table-cell>
          <table:table-cell table:formula="of:=[.V19]-[.D19]" office:value-type="float" office:value="-0.00735750000058033" calcext:value-type="float">
            <text:p>-0.00735750000058</text:p>
          </table:table-cell>
          <table:table-cell table:formula="of:=[.W19]-[.E19]" office:value-type="float" office:value="0" calcext:value-type="float">
            <text:p>0</text:p>
          </table:table-cell>
          <table:table-cell table:formula="of:=[.X19]-[.F19]" office:value-type="float" office:value="-0.0226421999986997" calcext:value-type="float">
            <text:p>-0.0226421999987</text:p>
          </table:table-cell>
          <table:table-cell table:formula="of:=[.Y19]-[.G19]" office:value-type="float" office:value="0" calcext:value-type="float">
            <text:p>0</text:p>
          </table:table-cell>
          <table:table-cell table:formula="of:=[.Z19]-[.H19]" office:value-type="float" office:value="1846.8067" calcext:value-type="float">
            <text:p>1846.8067</text:p>
          </table:table-cell>
          <table:table-cell table:formula="of:=[.AA19]-[.I19]" office:value-type="float" office:value="0" calcext:value-type="float">
            <text:p>0</text:p>
          </table:table-cell>
          <table:table-cell table:formula="of:=[.AB19]-[.J19]" office:value-type="float" office:value="-0.00206900000011956" calcext:value-type="float">
            <text:p>-0.00206900000012</text:p>
          </table:table-cell>
          <table:table-cell table:formula="of:=[.AC19]-[.K19]" office:value-type="float" office:value="0" calcext:value-type="float">
            <text:p>0</text:p>
          </table:table-cell>
          <table:table-cell table:formula="of:=[.AD19]-[.L19]" office:value-type="float" office:value="0" calcext:value-type="float">
            <text:p>0</text:p>
          </table:table-cell>
          <table:table-cell table:formula="of:=[.AE19]-[.M19]" office:value-type="float" office:value="0" calcext:value-type="float">
            <text:p>0</text:p>
          </table:table-cell>
          <table:table-cell table:formula="of:=[.AF19]-[.N19]" office:value-type="float" office:value="0" calcext:value-type="float">
            <text:p>0</text:p>
          </table:table-cell>
          <table:table-cell table:formula="of:=[.AG19]-[.O19]" office:value-type="float" office:value="0" calcext:value-type="float">
            <text:p>0</text:p>
          </table:table-cell>
          <table:table-cell table:formula="of:=[.AH19]-[.P19]" office:value-type="float" office:value="0" calcext:value-type="float">
            <text:p>0</text:p>
          </table:table-cell>
          <table:table-cell table:formula="of:=[.AI19]-[.Q19]" office:value-type="float" office:value="0" calcext:value-type="float">
            <text:p>0</text:p>
          </table:table-cell>
          <table:table-cell table:formula="of:=[.AJ19]-[.R19]" office:value-type="float" office:value="4650.2935988" calcext:value-type="float">
            <text:p>4650.2935988</text:p>
          </table:table-cell>
        </table:table-row>
        <table:table-row table:style-name="ro1">
          <table:table-cell office:value-type="string" calcext:value-type="string">
            <text:p>2011-09-01</text:p>
          </table:table-cell>
          <table:table-cell office:value-type="float" office:value="1622.88" calcext:value-type="float">
            <text:p>1622.88</text:p>
          </table:table-cell>
          <table:table-cell office:value-type="float" office:value="3545.1" calcext:value-type="float">
            <text:p>3545.1</text:p>
          </table:table-cell>
          <table:table-cell office:value-type="float" office:value="2260.5336425" calcext:value-type="float">
            <text:p>2260.5336425</text:p>
          </table:table-cell>
          <table:table-cell office:value-type="float" office:value="4448" calcext:value-type="float">
            <text:p>4448</text:p>
          </table:table-cell>
          <table:table-cell office:value-type="float" office:value="6594.3818906" calcext:value-type="float">
            <text:p>6594.3818906</text:p>
          </table:table-cell>
          <table:table-cell office:value-type="float" office:value="0" calcext:value-type="float">
            <text:p>0</text:p>
          </table:table-cell>
          <table:table-cell office:value-type="float" office:value="1786.02572" calcext:value-type="float">
            <text:p>1786.02572</text:p>
          </table:table-cell>
          <table:table-cell office:value-type="float" office:value="5814.241" calcext:value-type="float">
            <text:p>5814.241</text:p>
          </table:table-cell>
          <table:table-cell office:value-type="float" office:value="1847.200395" calcext:value-type="float">
            <text:p>1847.200395</text:p>
          </table:table-cell>
          <table:table-cell office:value-type="float" office:value="4534.91037" calcext:value-type="float">
            <text:p>4534.91037</text:p>
          </table:table-cell>
          <table:table-cell table:number-columns-repeated="5"/>
          <table:table-cell office:value-type="float" office:value="2133.5" calcext:value-type="float">
            <text:p>2133.5</text:p>
          </table:table-cell>
          <table:table-cell office:value-type="float" office:value="34661.0762731" calcext:value-type="float">
            <text:p>34661.0762731</text:p>
          </table:table-cell>
          <table:table-cell/>
          <table:table-cell table:style-name="ce8" office:value-type="float" office:value="1622.88" calcext:value-type="float">
            <text:p>$1,622.88</text:p>
          </table:table-cell>
          <table:table-cell office:value-type="float" office:value="3545.1" calcext:value-type="float">
            <text:p>$3,545.10</text:p>
          </table:table-cell>
          <table:table-cell table:style-name="ce13" office:value-type="float" office:value="2260.52771" calcext:value-type="float">
            <text:p>$2,260.53</text:p>
          </table:table-cell>
          <table:table-cell table:style-name="ce13" office:value-type="float" office:value="4448" calcext:value-type="float">
            <text:p>$4,448.00</text:p>
          </table:table-cell>
          <table:table-cell table:style-name="ce13" office:value-type="float" office:value="6594.36134" calcext:value-type="float">
            <text:p>$6,594.36</text:p>
          </table:table-cell>
          <table:table-cell table:style-name="ce13" office:value-type="float" office:value="0" calcext:value-type="float">
            <text:p>$0.00</text:p>
          </table:table-cell>
          <table:table-cell table:style-name="ce13" office:value-type="float" office:value="3572.05144" calcext:value-type="float">
            <text:p>$3,572.05</text:p>
          </table:table-cell>
          <table:table-cell table:style-name="ce13" office:value-type="float" office:value="5814.241" calcext:value-type="float">
            <text:p>$5,814.24</text:p>
          </table:table-cell>
          <table:table-cell office:value-type="float" office:value="1847.1986" calcext:value-type="float">
            <text:p>$1,847.20</text:p>
          </table:table-cell>
          <table:table-cell table:style-name="ce13" office:value-type="float" office:value="4534.91037" calcext:value-type="float">
            <text:p>$4,534.91</text:p>
          </table:table-cell>
          <table:table-cell table:number-columns-repeated="3"/>
          <table:table-cell table:style-name="ce21"/>
          <table:table-cell/>
          <table:table-cell office:value-type="float" office:value="2133.5" calcext:value-type="float">
            <text:p>$2,133.50</text:p>
          </table:table-cell>
          <table:table-cell office:value-type="float" office:value="36372.77046" calcext:value-type="float">
            <text:p>$36,372.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593250000019907" calcext:value-type="float">
            <text:p>-0.005932500000199</text:p>
          </table:table-cell>
          <table:table-cell office:value-type="float" office:value="0" calcext:value-type="float">
            <text:p>0</text:p>
          </table:table-cell>
          <table:table-cell office:value-type="float" office:value="-0.0205505999992965" calcext:value-type="float">
            <text:p>-0.020550599999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79500000012922" calcext:value-type="float">
            <text:p>-0.0017950000001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20:.BA20])" office:value-type="float" office:value="-0.0282780999996248" calcext:value-type="float">
            <text:p>-0.028278099999625</text:p>
          </table:table-cell>
          <table:table-cell/>
          <table:table-cell table:formula="of:=[.T20]-[.B20]" office:value-type="float" office:value="0" calcext:value-type="float">
            <text:p>0</text:p>
          </table:table-cell>
          <table:table-cell table:formula="of:=[.U20]-[.C20]" office:value-type="float" office:value="0" calcext:value-type="float">
            <text:p>0</text:p>
          </table:table-cell>
          <table:table-cell table:formula="of:=[.V20]-[.D20]" office:value-type="float" office:value="-0.00593250000019907" calcext:value-type="float">
            <text:p>-0.005932500000199</text:p>
          </table:table-cell>
          <table:table-cell table:formula="of:=[.W20]-[.E20]" office:value-type="float" office:value="0" calcext:value-type="float">
            <text:p>0</text:p>
          </table:table-cell>
          <table:table-cell table:formula="of:=[.X20]-[.F20]" office:value-type="float" office:value="-0.0205505999992965" calcext:value-type="float">
            <text:p>-0.020550599999297</text:p>
          </table:table-cell>
          <table:table-cell table:formula="of:=[.Y20]-[.G20]" office:value-type="float" office:value="0" calcext:value-type="float">
            <text:p>0</text:p>
          </table:table-cell>
          <table:table-cell table:formula="of:=[.Z20]-[.H20]" office:value-type="float" office:value="1786.02572" calcext:value-type="float">
            <text:p>1786.02572</text:p>
          </table:table-cell>
          <table:table-cell table:formula="of:=[.AA20]-[.I20]" office:value-type="float" office:value="0" calcext:value-type="float">
            <text:p>0</text:p>
          </table:table-cell>
          <table:table-cell table:formula="of:=[.AB20]-[.J20]" office:value-type="float" office:value="-0.00179500000012922" calcext:value-type="float">
            <text:p>-0.001795000000129</text:p>
          </table:table-cell>
          <table:table-cell table:formula="of:=[.AC20]-[.K20]" office:value-type="float" office:value="0" calcext:value-type="float">
            <text:p>0</text:p>
          </table:table-cell>
          <table:table-cell table:formula="of:=[.AD20]-[.L20]" office:value-type="float" office:value="0" calcext:value-type="float">
            <text:p>0</text:p>
          </table:table-cell>
          <table:table-cell table:formula="of:=[.AE20]-[.M20]" office:value-type="float" office:value="0" calcext:value-type="float">
            <text:p>0</text:p>
          </table:table-cell>
          <table:table-cell table:formula="of:=[.AF20]-[.N20]" office:value-type="float" office:value="0" calcext:value-type="float">
            <text:p>0</text:p>
          </table:table-cell>
          <table:table-cell table:formula="of:=[.AG20]-[.O20]" office:value-type="float" office:value="0" calcext:value-type="float">
            <text:p>0</text:p>
          </table:table-cell>
          <table:table-cell table:formula="of:=[.AH20]-[.P20]" office:value-type="float" office:value="0" calcext:value-type="float">
            <text:p>0</text:p>
          </table:table-cell>
          <table:table-cell table:formula="of:=[.AI20]-[.Q20]" office:value-type="float" office:value="0" calcext:value-type="float">
            <text:p>0</text:p>
          </table:table-cell>
          <table:table-cell table:formula="of:=[.AJ20]-[.R20]" office:value-type="float" office:value="1711.6941869" calcext:value-type="float">
            <text:p>1711.6941869</text:p>
          </table:table-cell>
        </table:table-row>
        <table:table-row table:style-name="ro1">
          <table:table-cell office:value-type="string" calcext:value-type="string">
            <text:p>2011-10-01</text:p>
          </table:table-cell>
          <table:table-cell office:value-type="float" office:value="1508.49" calcext:value-type="float">
            <text:p>1508.49</text:p>
          </table:table-cell>
          <table:table-cell office:value-type="float" office:value="3215.7" calcext:value-type="float">
            <text:p>3215.7</text:p>
          </table:table-cell>
          <table:table-cell office:value-type="float" office:value="1580.3730775" calcext:value-type="float">
            <text:p>1580.3730775</text:p>
          </table:table-cell>
          <table:table-cell office:value-type="float" office:value="3860" calcext:value-type="float">
            <text:p>3860</text:p>
          </table:table-cell>
          <table:table-cell office:value-type="float" office:value="6125.376189" calcext:value-type="float">
            <text:p>6125.376189</text:p>
          </table:table-cell>
          <table:table-cell office:value-type="float" office:value="0.627" calcext:value-type="float">
            <text:p>0.627</text:p>
          </table:table-cell>
          <table:table-cell office:value-type="float" office:value="1528.87542" calcext:value-type="float">
            <text:p>1528.87542</text:p>
          </table:table-cell>
          <table:table-cell office:value-type="float" office:value="5454.4265" calcext:value-type="float">
            <text:p>5454.4265</text:p>
          </table:table-cell>
          <table:table-cell office:value-type="float" office:value="1419.102699" calcext:value-type="float">
            <text:p>1419.102699</text:p>
          </table:table-cell>
          <table:table-cell office:value-type="float" office:value="3836.04774" calcext:value-type="float">
            <text:p>3836.04774</text:p>
          </table:table-cell>
          <table:table-cell table:number-columns-repeated="5"/>
          <table:table-cell office:value-type="float" office:value="2174.418" calcext:value-type="float">
            <text:p>2174.418</text:p>
          </table:table-cell>
          <table:table-cell office:value-type="float" office:value="30872.047858" calcext:value-type="float">
            <text:p>30872.047858</text:p>
          </table:table-cell>
          <table:table-cell/>
          <table:table-cell table:style-name="ce8" office:value-type="float" office:value="1508.49" calcext:value-type="float">
            <text:p>$1,508.49</text:p>
          </table:table-cell>
          <table:table-cell office:value-type="float" office:value="3215.7" calcext:value-type="float">
            <text:p>$3,215.70</text:p>
          </table:table-cell>
          <table:table-cell table:style-name="ce13" office:value-type="float" office:value="1580.36893" calcext:value-type="float">
            <text:p>$1,580.37</text:p>
          </table:table-cell>
          <table:table-cell table:style-name="ce13" office:value-type="float" office:value="3860" calcext:value-type="float">
            <text:p>$3,860.00</text:p>
          </table:table-cell>
          <table:table-cell table:style-name="ce13" office:value-type="float" office:value="6125.3571" calcext:value-type="float">
            <text:p>$6,125.36</text:p>
          </table:table-cell>
          <table:table-cell table:style-name="ce13" office:value-type="float" office:value="0.627" calcext:value-type="float">
            <text:p>$0.63</text:p>
          </table:table-cell>
          <table:table-cell table:style-name="ce13" office:value-type="float" office:value="3057.75084" calcext:value-type="float">
            <text:p>$3,057.75</text:p>
          </table:table-cell>
          <table:table-cell table:style-name="ce13" office:value-type="float" office:value="5454.4265" calcext:value-type="float">
            <text:p>$5,454.43</text:p>
          </table:table-cell>
          <table:table-cell office:value-type="float" office:value="1419.10132" calcext:value-type="float">
            <text:p>$1,419.10</text:p>
          </table:table-cell>
          <table:table-cell office:value-type="float" office:value="3836.04774" calcext:value-type="float">
            <text:p>$3,836.05</text:p>
          </table:table-cell>
          <table:table-cell table:number-columns-repeated="3"/>
          <table:table-cell table:style-name="ce21"/>
          <table:table-cell/>
          <table:table-cell office:value-type="float" office:value="2174.418" calcext:value-type="float">
            <text:p>$2,174.42</text:p>
          </table:table-cell>
          <table:table-cell office:value-type="float" office:value="32232.28743" calcext:value-type="float">
            <text:p>$32,232.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414750000027198" calcext:value-type="float">
            <text:p>-0.004147500000272</text:p>
          </table:table-cell>
          <table:table-cell office:value-type="float" office:value="0" calcext:value-type="float">
            <text:p>0</text:p>
          </table:table-cell>
          <table:table-cell office:value-type="float" office:value="-0.0190889999994397" calcext:value-type="float">
            <text:p>-0.01908899999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37900000004265" calcext:value-type="float">
            <text:p>-0.00137900000004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21:.BA21])" office:value-type="float" office:value="-0.0246154999997543" calcext:value-type="float">
            <text:p>-0.024615499999754</text:p>
          </table:table-cell>
          <table:table-cell/>
          <table:table-cell table:formula="of:=[.T21]-[.B21]" office:value-type="float" office:value="0" calcext:value-type="float">
            <text:p>0</text:p>
          </table:table-cell>
          <table:table-cell table:formula="of:=[.U21]-[.C21]" office:value-type="float" office:value="0" calcext:value-type="float">
            <text:p>0</text:p>
          </table:table-cell>
          <table:table-cell table:formula="of:=[.V21]-[.D21]" office:value-type="float" office:value="-0.00414750000027198" calcext:value-type="float">
            <text:p>-0.004147500000272</text:p>
          </table:table-cell>
          <table:table-cell table:formula="of:=[.W21]-[.E21]" office:value-type="float" office:value="0" calcext:value-type="float">
            <text:p>0</text:p>
          </table:table-cell>
          <table:table-cell table:formula="of:=[.X21]-[.F21]" office:value-type="float" office:value="-0.0190889999994397" calcext:value-type="float">
            <text:p>-0.01908899999944</text:p>
          </table:table-cell>
          <table:table-cell table:formula="of:=[.Y21]-[.G21]" office:value-type="float" office:value="0" calcext:value-type="float">
            <text:p>0</text:p>
          </table:table-cell>
          <table:table-cell table:formula="of:=[.Z21]-[.H21]" office:value-type="float" office:value="1528.87542" calcext:value-type="float">
            <text:p>1528.87542</text:p>
          </table:table-cell>
          <table:table-cell table:formula="of:=[.AA21]-[.I21]" office:value-type="float" office:value="0" calcext:value-type="float">
            <text:p>0</text:p>
          </table:table-cell>
          <table:table-cell table:formula="of:=[.AB21]-[.J21]" office:value-type="float" office:value="-0.00137900000004265" calcext:value-type="float">
            <text:p>-0.001379000000043</text:p>
          </table:table-cell>
          <table:table-cell table:formula="of:=[.AC21]-[.K21]" office:value-type="float" office:value="0" calcext:value-type="float">
            <text:p>0</text:p>
          </table:table-cell>
          <table:table-cell table:formula="of:=[.AD21]-[.L21]" office:value-type="float" office:value="0" calcext:value-type="float">
            <text:p>0</text:p>
          </table:table-cell>
          <table:table-cell table:formula="of:=[.AE21]-[.M21]" office:value-type="float" office:value="0" calcext:value-type="float">
            <text:p>0</text:p>
          </table:table-cell>
          <table:table-cell table:formula="of:=[.AF21]-[.N21]" office:value-type="float" office:value="0" calcext:value-type="float">
            <text:p>0</text:p>
          </table:table-cell>
          <table:table-cell table:formula="of:=[.AG21]-[.O21]" office:value-type="float" office:value="0" calcext:value-type="float">
            <text:p>0</text:p>
          </table:table-cell>
          <table:table-cell table:formula="of:=[.AH21]-[.P21]" office:value-type="float" office:value="0" calcext:value-type="float">
            <text:p>0</text:p>
          </table:table-cell>
          <table:table-cell table:formula="of:=[.AI21]-[.Q21]" office:value-type="float" office:value="0" calcext:value-type="float">
            <text:p>0</text:p>
          </table:table-cell>
          <table:table-cell table:formula="of:=[.AJ21]-[.R21]" office:value-type="float" office:value="1360.23957200001" calcext:value-type="float">
            <text:p>1360.23957200001</text:p>
          </table:table-cell>
        </table:table-row>
        <table:table-row table:style-name="ro1">
          <table:table-cell office:value-type="string" calcext:value-type="string">
            <text:p>2011-11-01</text:p>
          </table:table-cell>
          <table:table-cell office:value-type="float" office:value="1777.92" calcext:value-type="float">
            <text:p>1777.92</text:p>
          </table:table-cell>
          <table:table-cell office:value-type="float" office:value="3976.2" calcext:value-type="float">
            <text:p>3976.2</text:p>
          </table:table-cell>
          <table:table-cell office:value-type="float" office:value="1829.0032" calcext:value-type="float">
            <text:p>1829.0032</text:p>
          </table:table-cell>
          <table:table-cell office:value-type="float" office:value="4672" calcext:value-type="float">
            <text:p>4672</text:p>
          </table:table-cell>
          <table:table-cell office:value-type="float" office:value="6756.1079946" calcext:value-type="float">
            <text:p>6756.1079946</text:p>
          </table:table-cell>
          <table:table-cell office:value-type="float" office:value="0.627" calcext:value-type="float">
            <text:p>0.627</text:p>
          </table:table-cell>
          <table:table-cell office:value-type="float" office:value="1846.8067" calcext:value-type="float">
            <text:p>1846.8067</text:p>
          </table:table-cell>
          <table:table-cell office:value-type="float" office:value="6374.287" calcext:value-type="float">
            <text:p>6374.287</text:p>
          </table:table-cell>
          <table:table-cell office:value-type="float" office:value="1483.934802" calcext:value-type="float">
            <text:p>1483.934802</text:p>
          </table:table-cell>
          <table:table-cell office:value-type="float" office:value="4271.16926" calcext:value-type="float">
            <text:p>4271.16926</text:p>
          </table:table-cell>
          <table:table-cell table:number-columns-repeated="5"/>
          <table:table-cell office:value-type="float" office:value="2234.83" calcext:value-type="float">
            <text:p>2234.83</text:p>
          </table:table-cell>
          <table:table-cell office:value-type="float" office:value="35345.7721091" calcext:value-type="float">
            <text:p>35345.7721091</text:p>
          </table:table-cell>
          <table:table-cell/>
          <table:table-cell table:style-name="ce8" office:value-type="float" office:value="1777.92" calcext:value-type="float">
            <text:p>$1,777.92</text:p>
          </table:table-cell>
          <table:table-cell office:value-type="float" office:value="3976.2" calcext:value-type="float">
            <text:p>$3,976.20</text:p>
          </table:table-cell>
          <table:table-cell table:style-name="ce13" office:value-type="float" office:value="1828.9984" calcext:value-type="float">
            <text:p>$1,829.00</text:p>
          </table:table-cell>
          <table:table-cell table:style-name="ce13" office:value-type="float" office:value="4672" calcext:value-type="float">
            <text:p>$4,672.00</text:p>
          </table:table-cell>
          <table:table-cell table:style-name="ce13" office:value-type="float" office:value="6756.08694" calcext:value-type="float">
            <text:p>$6,756.09</text:p>
          </table:table-cell>
          <table:table-cell table:style-name="ce13" office:value-type="float" office:value="0.627" calcext:value-type="float">
            <text:p>$0.63</text:p>
          </table:table-cell>
          <table:table-cell table:style-name="ce13" office:value-type="float" office:value="3693.6134" calcext:value-type="float">
            <text:p>$3,693.61</text:p>
          </table:table-cell>
          <table:table-cell table:style-name="ce13" office:value-type="float" office:value="6374.287" calcext:value-type="float">
            <text:p>$6,374.29</text:p>
          </table:table-cell>
          <table:table-cell office:value-type="float" office:value="1483.93336" calcext:value-type="float">
            <text:p>$1,483.93</text:p>
          </table:table-cell>
          <table:table-cell office:value-type="float" office:value="4271.16926" calcext:value-type="float">
            <text:p>$4,271.17</text:p>
          </table:table-cell>
          <table:table-cell table:number-columns-repeated="3"/>
          <table:table-cell table:style-name="ce21"/>
          <table:table-cell/>
          <table:table-cell office:value-type="float" office:value="2234.83" calcext:value-type="float">
            <text:p>$2,234.83</text:p>
          </table:table-cell>
          <table:table-cell office:value-type="float" office:value="37069.66536" calcext:value-type="float">
            <text:p>$37,069.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480000000015934" calcext:value-type="float">
            <text:p>-0.004800000000159</text:p>
          </table:table-cell>
          <table:table-cell office:value-type="float" office:value="0" calcext:value-type="float">
            <text:p>0</text:p>
          </table:table-cell>
          <table:table-cell office:value-type="float" office:value="-0.0210545999989336" calcext:value-type="float">
            <text:p>-0.021054599998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44199999999728" calcext:value-type="float">
            <text:p>-0.00144199999999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22:.BA22])" office:value-type="float" office:value="-0.0272965999990902" calcext:value-type="float">
            <text:p>-0.02729659999909</text:p>
          </table:table-cell>
          <table:table-cell/>
          <table:table-cell table:formula="of:=[.T22]-[.B22]" office:value-type="float" office:value="0" calcext:value-type="float">
            <text:p>0</text:p>
          </table:table-cell>
          <table:table-cell table:formula="of:=[.U22]-[.C22]" office:value-type="float" office:value="0" calcext:value-type="float">
            <text:p>0</text:p>
          </table:table-cell>
          <table:table-cell table:formula="of:=[.V22]-[.D22]" office:value-type="float" office:value="-0.00480000000015934" calcext:value-type="float">
            <text:p>-0.004800000000159</text:p>
          </table:table-cell>
          <table:table-cell table:formula="of:=[.W22]-[.E22]" office:value-type="float" office:value="0" calcext:value-type="float">
            <text:p>0</text:p>
          </table:table-cell>
          <table:table-cell table:formula="of:=[.X22]-[.F22]" office:value-type="float" office:value="-0.0210545999989336" calcext:value-type="float">
            <text:p>-0.021054599998934</text:p>
          </table:table-cell>
          <table:table-cell table:formula="of:=[.Y22]-[.G22]" office:value-type="float" office:value="0" calcext:value-type="float">
            <text:p>0</text:p>
          </table:table-cell>
          <table:table-cell table:formula="of:=[.Z22]-[.H22]" office:value-type="float" office:value="1846.8067" calcext:value-type="float">
            <text:p>1846.8067</text:p>
          </table:table-cell>
          <table:table-cell table:formula="of:=[.AA22]-[.I22]" office:value-type="float" office:value="0" calcext:value-type="float">
            <text:p>0</text:p>
          </table:table-cell>
          <table:table-cell table:formula="of:=[.AB22]-[.J22]" office:value-type="float" office:value="-0.00144199999999728" calcext:value-type="float">
            <text:p>-0.001441999999997</text:p>
          </table:table-cell>
          <table:table-cell table:formula="of:=[.AC22]-[.K22]" office:value-type="float" office:value="0" calcext:value-type="float">
            <text:p>0</text:p>
          </table:table-cell>
          <table:table-cell table:formula="of:=[.AD22]-[.L22]" office:value-type="float" office:value="0" calcext:value-type="float">
            <text:p>0</text:p>
          </table:table-cell>
          <table:table-cell table:formula="of:=[.AE22]-[.M22]" office:value-type="float" office:value="0" calcext:value-type="float">
            <text:p>0</text:p>
          </table:table-cell>
          <table:table-cell table:formula="of:=[.AF22]-[.N22]" office:value-type="float" office:value="0" calcext:value-type="float">
            <text:p>0</text:p>
          </table:table-cell>
          <table:table-cell table:formula="of:=[.AG22]-[.O22]" office:value-type="float" office:value="0" calcext:value-type="float">
            <text:p>0</text:p>
          </table:table-cell>
          <table:table-cell table:formula="of:=[.AH22]-[.P22]" office:value-type="float" office:value="0" calcext:value-type="float">
            <text:p>0</text:p>
          </table:table-cell>
          <table:table-cell table:formula="of:=[.AI22]-[.Q22]" office:value-type="float" office:value="0" calcext:value-type="float">
            <text:p>0</text:p>
          </table:table-cell>
          <table:table-cell table:formula="of:=[.AJ22]-[.R22]" office:value-type="float" office:value="1723.89325090001" calcext:value-type="float">
            <text:p>1723.89325090001</text:p>
          </table:table-cell>
        </table:table-row>
        <table:table-row table:style-name="ro1">
          <table:table-cell office:value-type="string" calcext:value-type="string">
            <text:p>2011-12-01</text:p>
          </table:table-cell>
          <table:table-cell office:value-type="float" office:value="1831.95" calcext:value-type="float">
            <text:p>1831.95</text:p>
          </table:table-cell>
          <table:table-cell office:value-type="float" office:value="3888" calcext:value-type="float">
            <text:p>3888</text:p>
          </table:table-cell>
          <table:table-cell office:value-type="float" office:value="1580.3730775" calcext:value-type="float">
            <text:p>1580.3730775</text:p>
          </table:table-cell>
          <table:table-cell office:value-type="float" office:value="4284" calcext:value-type="float">
            <text:p>4284</text:p>
          </table:table-cell>
          <table:table-cell office:value-type="float" office:value="6408.396871" calcext:value-type="float">
            <text:p>6408.396871</text:p>
          </table:table-cell>
          <table:table-cell office:value-type="float" office:value="0" calcext:value-type="float">
            <text:p>0</text:p>
          </table:table-cell>
          <table:table-cell office:value-type="float" office:value="2029.14964" calcext:value-type="float">
            <text:p>2029.14964</text:p>
          </table:table-cell>
          <table:table-cell office:value-type="float" office:value="6541.3975" calcext:value-type="float">
            <text:p>6541.3975</text:p>
          </table:table-cell>
          <table:table-cell office:value-type="float" office:value="1265.76963" calcext:value-type="float">
            <text:p>1265.76963</text:p>
          </table:table-cell>
          <table:table-cell office:value-type="float" office:value="4130.57575" calcext:value-type="float">
            <text:p>4130.57575</text:p>
          </table:table-cell>
          <table:table-cell table:number-columns-repeated="5"/>
          <table:table-cell office:value-type="float" office:value="2351.76" calcext:value-type="float">
            <text:p>2351.76</text:p>
          </table:table-cell>
          <table:table-cell office:value-type="float" office:value="34271.3630235" calcext:value-type="float">
            <text:p>34271.3630235</text:p>
          </table:table-cell>
          <table:table-cell/>
          <table:table-cell table:style-name="ce8" office:value-type="float" office:value="1831.95" calcext:value-type="float">
            <text:p>$1,831.95</text:p>
          </table:table-cell>
          <table:table-cell office:value-type="float" office:value="3888" calcext:value-type="float">
            <text:p>$3,888.00</text:p>
          </table:table-cell>
          <table:table-cell table:style-name="ce13" office:value-type="float" office:value="1580.36893" calcext:value-type="float">
            <text:p>$1,580.37</text:p>
          </table:table-cell>
          <table:table-cell table:style-name="ce13" office:value-type="float" office:value="4284" calcext:value-type="float">
            <text:p>$4,284.00</text:p>
          </table:table-cell>
          <table:table-cell table:style-name="ce13" office:value-type="float" office:value="6408.3769" calcext:value-type="float">
            <text:p>$6,408.38</text:p>
          </table:table-cell>
          <table:table-cell table:style-name="ce13" office:value-type="float" office:value="0" calcext:value-type="float">
            <text:p>$0.00</text:p>
          </table:table-cell>
          <table:table-cell table:style-name="ce13" office:value-type="float" office:value="4058.29928" calcext:value-type="float">
            <text:p>$4,058.30</text:p>
          </table:table-cell>
          <table:table-cell table:style-name="ce13" office:value-type="float" office:value="6541.3975" calcext:value-type="float">
            <text:p>$6,541.40</text:p>
          </table:table-cell>
          <table:table-cell office:value-type="float" office:value="1265.7684" calcext:value-type="float">
            <text:p>$1,265.77</text:p>
          </table:table-cell>
          <table:table-cell office:value-type="float" office:value="4130.57575" calcext:value-type="float">
            <text:p>$4,130.58</text:p>
          </table:table-cell>
          <table:table-cell table:number-columns-repeated="3"/>
          <table:table-cell table:style-name="ce21"/>
          <table:table-cell/>
          <table:table-cell office:value-type="float" office:value="2351.76" calcext:value-type="float">
            <text:p>$2,351.76</text:p>
          </table:table-cell>
          <table:table-cell office:value-type="float" office:value="36340.49676" calcext:value-type="float">
            <text:p>$36,340.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414750000027198" calcext:value-type="float">
            <text:p>-0.004147500000272</text:p>
          </table:table-cell>
          <table:table-cell office:value-type="float" office:value="0" calcext:value-type="float">
            <text:p>0</text:p>
          </table:table-cell>
          <table:table-cell office:value-type="float" office:value="-0.0199709999988045" calcext:value-type="float">
            <text:p>-0.019970999998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3000000007778" calcext:value-type="float">
            <text:p>-0.00123000000007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23:.BA23])" office:value-type="float" office:value="-0.0253484999991542" calcext:value-type="float">
            <text:p>-0.025348499999154</text:p>
          </table:table-cell>
          <table:table-cell/>
          <table:table-cell table:formula="of:=[.T23]-[.B23]" office:value-type="float" office:value="0" calcext:value-type="float">
            <text:p>0</text:p>
          </table:table-cell>
          <table:table-cell table:formula="of:=[.U23]-[.C23]" office:value-type="float" office:value="0" calcext:value-type="float">
            <text:p>0</text:p>
          </table:table-cell>
          <table:table-cell table:formula="of:=[.V23]-[.D23]" office:value-type="float" office:value="-0.00414750000027198" calcext:value-type="float">
            <text:p>-0.004147500000272</text:p>
          </table:table-cell>
          <table:table-cell table:formula="of:=[.W23]-[.E23]" office:value-type="float" office:value="0" calcext:value-type="float">
            <text:p>0</text:p>
          </table:table-cell>
          <table:table-cell table:formula="of:=[.X23]-[.F23]" office:value-type="float" office:value="-0.0199709999988045" calcext:value-type="float">
            <text:p>-0.019970999998805</text:p>
          </table:table-cell>
          <table:table-cell table:formula="of:=[.Y23]-[.G23]" office:value-type="float" office:value="0" calcext:value-type="float">
            <text:p>0</text:p>
          </table:table-cell>
          <table:table-cell table:formula="of:=[.Z23]-[.H23]" office:value-type="float" office:value="2029.14964" calcext:value-type="float">
            <text:p>2029.14964</text:p>
          </table:table-cell>
          <table:table-cell table:formula="of:=[.AA23]-[.I23]" office:value-type="float" office:value="0" calcext:value-type="float">
            <text:p>0</text:p>
          </table:table-cell>
          <table:table-cell table:formula="of:=[.AB23]-[.J23]" office:value-type="float" office:value="-0.00123000000007778" calcext:value-type="float">
            <text:p>-0.001230000000078</text:p>
          </table:table-cell>
          <table:table-cell table:formula="of:=[.AC23]-[.K23]" office:value-type="float" office:value="0" calcext:value-type="float">
            <text:p>0</text:p>
          </table:table-cell>
          <table:table-cell table:formula="of:=[.AD23]-[.L23]" office:value-type="float" office:value="0" calcext:value-type="float">
            <text:p>0</text:p>
          </table:table-cell>
          <table:table-cell table:formula="of:=[.AE23]-[.M23]" office:value-type="float" office:value="0" calcext:value-type="float">
            <text:p>0</text:p>
          </table:table-cell>
          <table:table-cell table:formula="of:=[.AF23]-[.N23]" office:value-type="float" office:value="0" calcext:value-type="float">
            <text:p>0</text:p>
          </table:table-cell>
          <table:table-cell table:formula="of:=[.AG23]-[.O23]" office:value-type="float" office:value="0" calcext:value-type="float">
            <text:p>0</text:p>
          </table:table-cell>
          <table:table-cell table:formula="of:=[.AH23]-[.P23]" office:value-type="float" office:value="0" calcext:value-type="float">
            <text:p>0</text:p>
          </table:table-cell>
          <table:table-cell table:formula="of:=[.AI23]-[.Q23]" office:value-type="float" office:value="0" calcext:value-type="float">
            <text:p>0</text:p>
          </table:table-cell>
          <table:table-cell table:formula="of:=[.AJ23]-[.R23]" office:value-type="float" office:value="2069.1337365" calcext:value-type="float">
            <text:p>2069.1337365</text:p>
          </table:table-cell>
        </table:table-row>
        <table:table-row table:style-name="ro1">
          <table:table-cell office:value-type="string" calcext:value-type="string">
            <text:p>2012-01-01</text:p>
          </table:table-cell>
          <table:table-cell office:value-type="float" office:value="1976.88" calcext:value-type="float">
            <text:p>1976.88</text:p>
          </table:table-cell>
          <table:table-cell office:value-type="float" office:value="3953.7" calcext:value-type="float">
            <text:p>3953.7</text:p>
          </table:table-cell>
          <table:table-cell office:value-type="float" office:value="1660.3919675" calcext:value-type="float">
            <text:p>1660.3919675</text:p>
          </table:table-cell>
          <table:table-cell office:value-type="float" office:value="4452" calcext:value-type="float">
            <text:p>4452</text:p>
          </table:table-cell>
          <table:table-cell office:value-type="float" office:value="7431.3144788" calcext:value-type="float">
            <text:p>7431.3144788</text:p>
          </table:table-cell>
          <table:table-cell office:value-type="float" office:value="0" calcext:value-type="float">
            <text:p>0</text:p>
          </table:table-cell>
          <table:table-cell office:value-type="float" office:value="2244.2208" calcext:value-type="float">
            <text:p>2244.2208</text:p>
          </table:table-cell>
          <table:table-cell office:value-type="float" office:value="7005.0915" calcext:value-type="float">
            <text:p>7005.0915</text:p>
          </table:table-cell>
          <table:table-cell office:value-type="float" office:value="1269.885954" calcext:value-type="float">
            <text:p>1269.885954</text:p>
          </table:table-cell>
          <table:table-cell office:value-type="float" office:value="3176.18185" calcext:value-type="float">
            <text:p>3176.18185</text:p>
          </table:table-cell>
          <table:table-cell table:number-columns-repeated="5"/>
          <table:table-cell office:value-type="float" office:value="2748.03" calcext:value-type="float">
            <text:p>2748.03</text:p>
          </table:table-cell>
          <table:table-cell office:value-type="float" office:value="35917.6965503" calcext:value-type="float">
            <text:p>35917.6965503</text:p>
          </table:table-cell>
          <table:table-cell/>
          <table:table-cell table:style-name="ce8" office:value-type="float" office:value="1976.88" calcext:value-type="float">
            <text:p>$1,976.88</text:p>
          </table:table-cell>
          <table:table-cell office:value-type="float" office:value="3953.7" calcext:value-type="float">
            <text:p>$3,953.70</text:p>
          </table:table-cell>
          <table:table-cell table:style-name="ce13" office:value-type="float" office:value="1660.38761" calcext:value-type="float">
            <text:p>$1,660.39</text:p>
          </table:table-cell>
          <table:table-cell table:style-name="ce13" office:value-type="float" office:value="4452" calcext:value-type="float">
            <text:p>$4,452.00</text:p>
          </table:table-cell>
          <table:table-cell table:style-name="ce13" office:value-type="float" office:value="7431.29132" calcext:value-type="float">
            <text:p>$7,431.29</text:p>
          </table:table-cell>
          <table:table-cell table:style-name="ce13" office:value-type="float" office:value="0" calcext:value-type="float">
            <text:p>$0.00</text:p>
          </table:table-cell>
          <table:table-cell table:style-name="ce13" office:value-type="float" office:value="4488.4416" calcext:value-type="float">
            <text:p>$4,488.44</text:p>
          </table:table-cell>
          <table:table-cell table:style-name="ce13" office:value-type="float" office:value="7005.0915" calcext:value-type="float">
            <text:p>$7,005.09</text:p>
          </table:table-cell>
          <table:table-cell office:value-type="float" office:value="1269.88472" calcext:value-type="float">
            <text:p>$1,269.88</text:p>
          </table:table-cell>
          <table:table-cell office:value-type="float" office:value="3176.18185" calcext:value-type="float">
            <text:p>$3,176.18</text:p>
          </table:table-cell>
          <table:table-cell table:number-columns-repeated="3"/>
          <table:table-cell table:style-name="ce21"/>
          <table:table-cell/>
          <table:table-cell office:value-type="float" office:value="2748.03" calcext:value-type="float">
            <text:p>$2,748.03</text:p>
          </table:table-cell>
          <table:table-cell office:value-type="float" office:value="38161.8886" calcext:value-type="float">
            <text:p>$38,161.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435750000019652" calcext:value-type="float">
            <text:p>-0.004357500000197</text:p>
          </table:table-cell>
          <table:table-cell office:value-type="float" office:value="0" calcext:value-type="float">
            <text:p>0</text:p>
          </table:table-cell>
          <table:table-cell office:value-type="float" office:value="-0.0231587999987823" calcext:value-type="float">
            <text:p>-0.023158799998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3400000006768" calcext:value-type="float">
            <text:p>-0.00123400000006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24:.BA24])" office:value-type="float" office:value="-0.0287502999990465" calcext:value-type="float">
            <text:p>-0.028750299999047</text:p>
          </table:table-cell>
          <table:table-cell/>
          <table:table-cell table:formula="of:=[.T24]-[.B24]" office:value-type="float" office:value="0" calcext:value-type="float">
            <text:p>0</text:p>
          </table:table-cell>
          <table:table-cell table:formula="of:=[.U24]-[.C24]" office:value-type="float" office:value="0" calcext:value-type="float">
            <text:p>0</text:p>
          </table:table-cell>
          <table:table-cell table:formula="of:=[.V24]-[.D24]" office:value-type="float" office:value="-0.00435750000019652" calcext:value-type="float">
            <text:p>-0.004357500000197</text:p>
          </table:table-cell>
          <table:table-cell table:formula="of:=[.W24]-[.E24]" office:value-type="float" office:value="0" calcext:value-type="float">
            <text:p>0</text:p>
          </table:table-cell>
          <table:table-cell table:formula="of:=[.X24]-[.F24]" office:value-type="float" office:value="-0.0231587999987823" calcext:value-type="float">
            <text:p>-0.023158799998782</text:p>
          </table:table-cell>
          <table:table-cell table:formula="of:=[.Y24]-[.G24]" office:value-type="float" office:value="0" calcext:value-type="float">
            <text:p>0</text:p>
          </table:table-cell>
          <table:table-cell table:formula="of:=[.Z24]-[.H24]" office:value-type="float" office:value="2244.2208" calcext:value-type="float">
            <text:p>2244.2208</text:p>
          </table:table-cell>
          <table:table-cell table:formula="of:=[.AA24]-[.I24]" office:value-type="float" office:value="0" calcext:value-type="float">
            <text:p>0</text:p>
          </table:table-cell>
          <table:table-cell table:formula="of:=[.AB24]-[.J24]" office:value-type="float" office:value="-0.00123400000006768" calcext:value-type="float">
            <text:p>-0.001234000000068</text:p>
          </table:table-cell>
          <table:table-cell table:formula="of:=[.AC24]-[.K24]" office:value-type="float" office:value="0" calcext:value-type="float">
            <text:p>0</text:p>
          </table:table-cell>
          <table:table-cell table:formula="of:=[.AD24]-[.L24]" office:value-type="float" office:value="0" calcext:value-type="float">
            <text:p>0</text:p>
          </table:table-cell>
          <table:table-cell table:formula="of:=[.AE24]-[.M24]" office:value-type="float" office:value="0" calcext:value-type="float">
            <text:p>0</text:p>
          </table:table-cell>
          <table:table-cell table:formula="of:=[.AF24]-[.N24]" office:value-type="float" office:value="0" calcext:value-type="float">
            <text:p>0</text:p>
          </table:table-cell>
          <table:table-cell table:formula="of:=[.AG24]-[.O24]" office:value-type="float" office:value="0" calcext:value-type="float">
            <text:p>0</text:p>
          </table:table-cell>
          <table:table-cell table:formula="of:=[.AH24]-[.P24]" office:value-type="float" office:value="0" calcext:value-type="float">
            <text:p>0</text:p>
          </table:table-cell>
          <table:table-cell table:formula="of:=[.AI24]-[.Q24]" office:value-type="float" office:value="0" calcext:value-type="float">
            <text:p>0</text:p>
          </table:table-cell>
          <table:table-cell table:formula="of:=[.AJ24]-[.R24]" office:value-type="float" office:value="2244.1920497" calcext:value-type="float">
            <text:p>2244.1920497</text:p>
          </table:table-cell>
        </table:table-row>
        <table:table-row table:style-name="ro1">
          <table:table-cell office:value-type="string" calcext:value-type="string">
            <text:p>2012-02-01</text:p>
          </table:table-cell>
          <table:table-cell office:value-type="float" office:value="1745.22" calcext:value-type="float">
            <text:p>1745.22</text:p>
          </table:table-cell>
          <table:table-cell office:value-type="float" office:value="4116.6" calcext:value-type="float">
            <text:p>4116.6</text:p>
          </table:table-cell>
          <table:table-cell office:value-type="float" office:value="2069.05987" calcext:value-type="float">
            <text:p>2069.05987</text:p>
          </table:table-cell>
          <table:table-cell office:value-type="float" office:value="4968" calcext:value-type="float">
            <text:p>4968</text:p>
          </table:table-cell>
          <table:table-cell office:value-type="float" office:value="7645.6015666" calcext:value-type="float">
            <text:p>7645.6015666</text:p>
          </table:table-cell>
          <table:table-cell office:value-type="float" office:value="0" calcext:value-type="float">
            <text:p>0</text:p>
          </table:table-cell>
          <table:table-cell office:value-type="float" office:value="2328.37908" calcext:value-type="float">
            <text:p>2328.37908</text:p>
          </table:table-cell>
          <table:table-cell office:value-type="float" office:value="7226.4" calcext:value-type="float">
            <text:p>7226.4</text:p>
          </table:table-cell>
          <table:table-cell office:value-type="float" office:value="1437.626157" calcext:value-type="float">
            <text:p>1437.626157</text:p>
          </table:table-cell>
          <table:table-cell office:value-type="float" office:value="3538.44104" calcext:value-type="float">
            <text:p>3538.44104</text:p>
          </table:table-cell>
          <table:table-cell table:number-columns-repeated="5"/>
          <table:table-cell office:value-type="float" office:value="2820.34" calcext:value-type="float">
            <text:p>2820.34</text:p>
          </table:table-cell>
          <table:table-cell office:value-type="float" office:value="37895.6677136" calcext:value-type="float">
            <text:p>37895.6677136</text:p>
          </table:table-cell>
          <table:table-cell/>
          <table:table-cell table:style-name="ce8" office:value-type="float" office:value="1745.22" calcext:value-type="float">
            <text:p>$1,745.22</text:p>
          </table:table-cell>
          <table:table-cell office:value-type="float" office:value="4116.6" calcext:value-type="float">
            <text:p>$4,116.60</text:p>
          </table:table-cell>
          <table:table-cell table:style-name="ce13" office:value-type="float" office:value="2069.05444" calcext:value-type="float">
            <text:p>$2,069.05</text:p>
          </table:table-cell>
          <table:table-cell table:style-name="ce13" office:value-type="float" office:value="4968" calcext:value-type="float">
            <text:p>$4,968.00</text:p>
          </table:table-cell>
          <table:table-cell table:style-name="ce13" office:value-type="float" office:value="7645.57774" calcext:value-type="float">
            <text:p>$7,645.58</text:p>
          </table:table-cell>
          <table:table-cell table:style-name="ce13" office:value-type="float" office:value="0" calcext:value-type="float">
            <text:p>$0.00</text:p>
          </table:table-cell>
          <table:table-cell table:style-name="ce13" office:value-type="float" office:value="4656.75816" calcext:value-type="float">
            <text:p>$4,656.76</text:p>
          </table:table-cell>
          <table:table-cell table:style-name="ce13" office:value-type="float" office:value="7226.4" calcext:value-type="float">
            <text:p>$7,226.40</text:p>
          </table:table-cell>
          <table:table-cell office:value-type="float" office:value="1437.62476" calcext:value-type="float">
            <text:p>$1,437.62</text:p>
          </table:table-cell>
          <table:table-cell office:value-type="float" office:value="3538.44104" calcext:value-type="float">
            <text:p>$3,538.44</text:p>
          </table:table-cell>
          <table:table-cell table:number-columns-repeated="3"/>
          <table:table-cell table:style-name="ce21"/>
          <table:table-cell/>
          <table:table-cell office:value-type="float" office:value="2820.34" calcext:value-type="float">
            <text:p>$2,820.34</text:p>
          </table:table-cell>
          <table:table-cell office:value-type="float" office:value="40224.01614" calcext:value-type="float">
            <text:p>$40,224.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543000000061511" calcext:value-type="float">
            <text:p>-0.005430000000615</text:p>
          </table:table-cell>
          <table:table-cell office:value-type="float" office:value="0" calcext:value-type="float">
            <text:p>0</text:p>
          </table:table-cell>
          <table:table-cell office:value-type="float" office:value="-0.0238265999987561" calcext:value-type="float">
            <text:p>-0.023826599998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39699999999721" calcext:value-type="float">
            <text:p>-0.00139699999999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25:.BA25])" office:value-type="float" office:value="-0.0306535999993685" calcext:value-type="float">
            <text:p>-0.030653599999369</text:p>
          </table:table-cell>
          <table:table-cell/>
          <table:table-cell table:formula="of:=[.T25]-[.B25]" office:value-type="float" office:value="0" calcext:value-type="float">
            <text:p>0</text:p>
          </table:table-cell>
          <table:table-cell table:formula="of:=[.U25]-[.C25]" office:value-type="float" office:value="0" calcext:value-type="float">
            <text:p>0</text:p>
          </table:table-cell>
          <table:table-cell table:formula="of:=[.V25]-[.D25]" office:value-type="float" office:value="-0.00543000000061511" calcext:value-type="float">
            <text:p>-0.005430000000615</text:p>
          </table:table-cell>
          <table:table-cell table:formula="of:=[.W25]-[.E25]" office:value-type="float" office:value="0" calcext:value-type="float">
            <text:p>0</text:p>
          </table:table-cell>
          <table:table-cell table:formula="of:=[.X25]-[.F25]" office:value-type="float" office:value="-0.0238265999987561" calcext:value-type="float">
            <text:p>-0.023826599998756</text:p>
          </table:table-cell>
          <table:table-cell table:formula="of:=[.Y25]-[.G25]" office:value-type="float" office:value="0" calcext:value-type="float">
            <text:p>0</text:p>
          </table:table-cell>
          <table:table-cell table:formula="of:=[.Z25]-[.H25]" office:value-type="float" office:value="2328.37908" calcext:value-type="float">
            <text:p>2328.37908</text:p>
          </table:table-cell>
          <table:table-cell table:formula="of:=[.AA25]-[.I25]" office:value-type="float" office:value="0" calcext:value-type="float">
            <text:p>0</text:p>
          </table:table-cell>
          <table:table-cell table:formula="of:=[.AB25]-[.J25]" office:value-type="float" office:value="-0.00139699999999721" calcext:value-type="float">
            <text:p>-0.001396999999997</text:p>
          </table:table-cell>
          <table:table-cell table:formula="of:=[.AC25]-[.K25]" office:value-type="float" office:value="0" calcext:value-type="float">
            <text:p>0</text:p>
          </table:table-cell>
          <table:table-cell table:formula="of:=[.AD25]-[.L25]" office:value-type="float" office:value="0" calcext:value-type="float">
            <text:p>0</text:p>
          </table:table-cell>
          <table:table-cell table:formula="of:=[.AE25]-[.M25]" office:value-type="float" office:value="0" calcext:value-type="float">
            <text:p>0</text:p>
          </table:table-cell>
          <table:table-cell table:formula="of:=[.AF25]-[.N25]" office:value-type="float" office:value="0" calcext:value-type="float">
            <text:p>0</text:p>
          </table:table-cell>
          <table:table-cell table:formula="of:=[.AG25]-[.O25]" office:value-type="float" office:value="0" calcext:value-type="float">
            <text:p>0</text:p>
          </table:table-cell>
          <table:table-cell table:formula="of:=[.AH25]-[.P25]" office:value-type="float" office:value="0" calcext:value-type="float">
            <text:p>0</text:p>
          </table:table-cell>
          <table:table-cell table:formula="of:=[.AI25]-[.Q25]" office:value-type="float" office:value="0" calcext:value-type="float">
            <text:p>0</text:p>
          </table:table-cell>
          <table:table-cell table:formula="of:=[.AJ25]-[.R25]" office:value-type="float" office:value="2328.34842640001" calcext:value-type="float">
            <text:p>2328.34842640001</text:p>
          </table:table-cell>
        </table:table-row>
        <table:table-row table:style-name="ro1">
          <table:table-cell office:value-type="string" calcext:value-type="string">
            <text:p>2012-03-01</text:p>
          </table:table-cell>
          <table:table-cell office:value-type="float" office:value="1868.1" calcext:value-type="float">
            <text:p>1868.1</text:p>
          </table:table-cell>
          <table:table-cell office:value-type="float" office:value="4302.9" calcext:value-type="float">
            <text:p>4302.9</text:p>
          </table:table-cell>
          <table:table-cell office:value-type="float" office:value="2317.6899925" calcext:value-type="float">
            <text:p>2317.6899925</text:p>
          </table:table-cell>
          <table:table-cell office:value-type="float" office:value="5068" calcext:value-type="float">
            <text:p>5068</text:p>
          </table:table-cell>
          <table:table-cell office:value-type="float" office:value="7726.4646186" calcext:value-type="float">
            <text:p>7726.4646186</text:p>
          </table:table-cell>
          <table:table-cell office:value-type="float" office:value="0.627" calcext:value-type="float">
            <text:p>0.627</text:p>
          </table:table-cell>
          <table:table-cell office:value-type="float" office:value="2496.69564" calcext:value-type="float">
            <text:p>2496.69564</text:p>
          </table:table-cell>
          <table:table-cell office:value-type="float" office:value="7327.2685" calcext:value-type="float">
            <text:p>7327.2685</text:p>
          </table:table-cell>
          <table:table-cell office:value-type="float" office:value="1527.156204" calcext:value-type="float">
            <text:p>1527.156204</text:p>
          </table:table-cell>
          <table:table-cell office:value-type="float" office:value="3469.68363" calcext:value-type="float">
            <text:p>3469.68363</text:p>
          </table:table-cell>
          <table:table-cell table:number-columns-repeated="5"/>
          <table:table-cell office:value-type="float" office:value="2643.35" calcext:value-type="float">
            <text:p>2643.35</text:p>
          </table:table-cell>
          <table:table-cell office:value-type="float" office:value="38747.9355851" calcext:value-type="float">
            <text:p>38747.9355851</text:p>
          </table:table-cell>
          <table:table-cell/>
          <table:table-cell table:style-name="ce8" office:value-type="float" office:value="1868.1" calcext:value-type="float">
            <text:p>$1,868.10</text:p>
          </table:table-cell>
          <table:table-cell office:value-type="float" office:value="4302.9" calcext:value-type="float">
            <text:p>$4,302.90</text:p>
          </table:table-cell>
          <table:table-cell table:style-name="ce13" office:value-type="float" office:value="2317.68391" calcext:value-type="float">
            <text:p>$2,317.68</text:p>
          </table:table-cell>
          <table:table-cell table:style-name="ce13" office:value-type="float" office:value="5068" calcext:value-type="float">
            <text:p>$5,068.00</text:p>
          </table:table-cell>
          <table:table-cell table:style-name="ce13" office:value-type="float" office:value="7726.44054" calcext:value-type="float">
            <text:p>$7,726.44</text:p>
          </table:table-cell>
          <table:table-cell table:style-name="ce13" office:value-type="float" office:value="0.627" calcext:value-type="float">
            <text:p>$0.63</text:p>
          </table:table-cell>
          <table:table-cell table:style-name="ce13" office:value-type="float" office:value="4993.39128" calcext:value-type="float">
            <text:p>$4,993.39</text:p>
          </table:table-cell>
          <table:table-cell table:style-name="ce13" office:value-type="float" office:value="7327.2685" calcext:value-type="float">
            <text:p>$7,327.27</text:p>
          </table:table-cell>
          <table:table-cell office:value-type="float" office:value="1527.15472" calcext:value-type="float">
            <text:p>$1,527.15</text:p>
          </table:table-cell>
          <table:table-cell office:value-type="float" office:value="3469.68363" calcext:value-type="float">
            <text:p>$3,469.68</text:p>
          </table:table-cell>
          <table:table-cell table:number-columns-repeated="3"/>
          <table:table-cell table:style-name="ce21"/>
          <table:table-cell/>
          <table:table-cell office:value-type="float" office:value="2643.35" calcext:value-type="float">
            <text:p>$2,643.35</text:p>
          </table:table-cell>
          <table:table-cell office:value-type="float" office:value="41244.59958" calcext:value-type="float">
            <text:p>$41,244.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608250000050248" calcext:value-type="float">
            <text:p>-0.006082500000502</text:p>
          </table:table-cell>
          <table:table-cell office:value-type="float" office:value="0" calcext:value-type="float">
            <text:p>0</text:p>
          </table:table-cell>
          <table:table-cell office:value-type="float" office:value="-0.0240785999985746" calcext:value-type="float">
            <text:p>-0.024078599998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48400000011861" calcext:value-type="float">
            <text:p>-0.00148400000011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26:.BA26])" office:value-type="float" office:value="-0.0316450999991957" calcext:value-type="float">
            <text:p>-0.031645099999196</text:p>
          </table:table-cell>
          <table:table-cell/>
          <table:table-cell table:formula="of:=[.T26]-[.B26]" office:value-type="float" office:value="0" calcext:value-type="float">
            <text:p>0</text:p>
          </table:table-cell>
          <table:table-cell table:formula="of:=[.U26]-[.C26]" office:value-type="float" office:value="0" calcext:value-type="float">
            <text:p>0</text:p>
          </table:table-cell>
          <table:table-cell table:formula="of:=[.V26]-[.D26]" office:value-type="float" office:value="-0.00608250000050248" calcext:value-type="float">
            <text:p>-0.006082500000502</text:p>
          </table:table-cell>
          <table:table-cell table:formula="of:=[.W26]-[.E26]" office:value-type="float" office:value="0" calcext:value-type="float">
            <text:p>0</text:p>
          </table:table-cell>
          <table:table-cell table:formula="of:=[.X26]-[.F26]" office:value-type="float" office:value="-0.0240785999985746" calcext:value-type="float">
            <text:p>-0.024078599998575</text:p>
          </table:table-cell>
          <table:table-cell table:formula="of:=[.Y26]-[.G26]" office:value-type="float" office:value="0" calcext:value-type="float">
            <text:p>0</text:p>
          </table:table-cell>
          <table:table-cell table:formula="of:=[.Z26]-[.H26]" office:value-type="float" office:value="2496.69564" calcext:value-type="float">
            <text:p>2496.69564</text:p>
          </table:table-cell>
          <table:table-cell table:formula="of:=[.AA26]-[.I26]" office:value-type="float" office:value="0" calcext:value-type="float">
            <text:p>0</text:p>
          </table:table-cell>
          <table:table-cell table:formula="of:=[.AB26]-[.J26]" office:value-type="float" office:value="-0.00148400000011861" calcext:value-type="float">
            <text:p>-0.001484000000119</text:p>
          </table:table-cell>
          <table:table-cell table:formula="of:=[.AC26]-[.K26]" office:value-type="float" office:value="0" calcext:value-type="float">
            <text:p>0</text:p>
          </table:table-cell>
          <table:table-cell table:formula="of:=[.AD26]-[.L26]" office:value-type="float" office:value="0" calcext:value-type="float">
            <text:p>0</text:p>
          </table:table-cell>
          <table:table-cell table:formula="of:=[.AE26]-[.M26]" office:value-type="float" office:value="0" calcext:value-type="float">
            <text:p>0</text:p>
          </table:table-cell>
          <table:table-cell table:formula="of:=[.AF26]-[.N26]" office:value-type="float" office:value="0" calcext:value-type="float">
            <text:p>0</text:p>
          </table:table-cell>
          <table:table-cell table:formula="of:=[.AG26]-[.O26]" office:value-type="float" office:value="0" calcext:value-type="float">
            <text:p>0</text:p>
          </table:table-cell>
          <table:table-cell table:formula="of:=[.AH26]-[.P26]" office:value-type="float" office:value="0" calcext:value-type="float">
            <text:p>0</text:p>
          </table:table-cell>
          <table:table-cell table:formula="of:=[.AI26]-[.Q26]" office:value-type="float" office:value="0" calcext:value-type="float">
            <text:p>0</text:p>
          </table:table-cell>
          <table:table-cell table:formula="of:=[.AJ26]-[.R26]" office:value-type="float" office:value="2496.66399489999" calcext:value-type="float">
            <text:p>2496.66399489999</text:p>
          </table:table-cell>
        </table:table-row>
        <table:table-row table:style-name="ro1">
          <table:table-cell office:value-type="string" calcext:value-type="string">
            <text:p>2012-04-01</text:p>
          </table:table-cell>
          <table:table-cell office:value-type="float" office:value="1923.72" calcext:value-type="float">
            <text:p>1923.72</text:p>
          </table:table-cell>
          <table:table-cell office:value-type="float" office:value="4050" calcext:value-type="float">
            <text:p>4050</text:p>
          </table:table-cell>
          <table:table-cell office:value-type="float" office:value="2734.9313475" calcext:value-type="float">
            <text:p>2734.9313475</text:p>
          </table:table-cell>
          <table:table-cell office:value-type="float" office:value="4992" calcext:value-type="float">
            <text:p>4992</text:p>
          </table:table-cell>
          <table:table-cell office:value-type="float" office:value="8114.6072682" calcext:value-type="float">
            <text:p>8114.6072682</text:p>
          </table:table-cell>
          <table:table-cell office:value-type="float" office:value="0.627" calcext:value-type="float">
            <text:p>0.627</text:p>
          </table:table-cell>
          <table:table-cell office:value-type="float" office:value="2529.42386" calcext:value-type="float">
            <text:p>2529.42386</text:p>
          </table:table-cell>
          <table:table-cell office:value-type="float" office:value="8414.2395" calcext:value-type="float">
            <text:p>8414.2395</text:p>
          </table:table-cell>
          <table:table-cell office:value-type="float" office:value="1634.180628" calcext:value-type="float">
            <text:p>1634.180628</text:p>
          </table:table-cell>
          <table:table-cell office:value-type="float" office:value="3102.29329" calcext:value-type="float">
            <text:p>3102.29329</text:p>
          </table:table-cell>
          <table:table-cell table:number-columns-repeated="5"/>
          <table:table-cell office:value-type="float" office:value="2866.54" calcext:value-type="float">
            <text:p>2866.54</text:p>
          </table:table-cell>
          <table:table-cell office:value-type="float" office:value="40362.5628937" calcext:value-type="float">
            <text:p>40362.5628937</text:p>
          </table:table-cell>
          <table:table-cell/>
          <table:table-cell table:style-name="ce8" office:value-type="float" office:value="1923.72" calcext:value-type="float">
            <text:p>$1,923.72</text:p>
          </table:table-cell>
          <table:table-cell office:value-type="float" office:value="4050" calcext:value-type="float">
            <text:p>$4,050.00</text:p>
          </table:table-cell>
          <table:table-cell table:style-name="ce13" office:value-type="float" office:value="2734.92417" calcext:value-type="float">
            <text:p>$2,734.92</text:p>
          </table:table-cell>
          <table:table-cell table:style-name="ce13" office:value-type="float" office:value="4992" calcext:value-type="float">
            <text:p>$4,992.00</text:p>
          </table:table-cell>
          <table:table-cell table:style-name="ce13" office:value-type="float" office:value="8114.58198" calcext:value-type="float">
            <text:p>$8,114.58</text:p>
          </table:table-cell>
          <table:table-cell table:style-name="ce13" office:value-type="float" office:value="0.627" calcext:value-type="float">
            <text:p>$0.63</text:p>
          </table:table-cell>
          <table:table-cell table:style-name="ce13" office:value-type="float" office:value="5058.84772" calcext:value-type="float">
            <text:p>$5,058.85</text:p>
          </table:table-cell>
          <table:table-cell table:style-name="ce13" office:value-type="float" office:value="8414.2395" calcext:value-type="float">
            <text:p>$8,414.24</text:p>
          </table:table-cell>
          <table:table-cell office:value-type="float" office:value="1634.17904" calcext:value-type="float">
            <text:p>$1,634.18</text:p>
          </table:table-cell>
          <table:table-cell office:value-type="float" office:value="3102.29329" calcext:value-type="float">
            <text:p>$3,102.29</text:p>
          </table:table-cell>
          <table:table-cell table:number-columns-repeated="3"/>
          <table:table-cell table:style-name="ce21"/>
          <table:table-cell/>
          <table:table-cell office:value-type="float" office:value="2866.54" calcext:value-type="float">
            <text:p>$2,866.54</text:p>
          </table:table-cell>
          <table:table-cell office:value-type="float" office:value="42891.9527" calcext:value-type="float">
            <text:p>$42,891.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717750000012529" calcext:value-type="float">
            <text:p>-0.007177500000125</text:p>
          </table:table-cell>
          <table:table-cell office:value-type="float" office:value="0" calcext:value-type="float">
            <text:p>0</text:p>
          </table:table-cell>
          <table:table-cell office:value-type="float" office:value="-0.025288199998613" calcext:value-type="float">
            <text:p>-0.025288199998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58799999985604" calcext:value-type="float">
            <text:p>-0.00158799999985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27:.BA27])" office:value-type="float" office:value="-0.0340536999985943" calcext:value-type="float">
            <text:p>-0.034053699998594</text:p>
          </table:table-cell>
          <table:table-cell/>
          <table:table-cell table:formula="of:=[.T27]-[.B27]" office:value-type="float" office:value="0" calcext:value-type="float">
            <text:p>0</text:p>
          </table:table-cell>
          <table:table-cell table:formula="of:=[.U27]-[.C27]" office:value-type="float" office:value="0" calcext:value-type="float">
            <text:p>0</text:p>
          </table:table-cell>
          <table:table-cell table:formula="of:=[.V27]-[.D27]" office:value-type="float" office:value="-0.00717750000012529" calcext:value-type="float">
            <text:p>-0.007177500000125</text:p>
          </table:table-cell>
          <table:table-cell table:formula="of:=[.W27]-[.E27]" office:value-type="float" office:value="0" calcext:value-type="float">
            <text:p>0</text:p>
          </table:table-cell>
          <table:table-cell table:formula="of:=[.X27]-[.F27]" office:value-type="float" office:value="-0.025288199998613" calcext:value-type="float">
            <text:p>-0.025288199998613</text:p>
          </table:table-cell>
          <table:table-cell table:formula="of:=[.Y27]-[.G27]" office:value-type="float" office:value="0" calcext:value-type="float">
            <text:p>0</text:p>
          </table:table-cell>
          <table:table-cell table:formula="of:=[.Z27]-[.H27]" office:value-type="float" office:value="2529.42386" calcext:value-type="float">
            <text:p>2529.42386</text:p>
          </table:table-cell>
          <table:table-cell table:formula="of:=[.AA27]-[.I27]" office:value-type="float" office:value="0" calcext:value-type="float">
            <text:p>0</text:p>
          </table:table-cell>
          <table:table-cell table:formula="of:=[.AB27]-[.J27]" office:value-type="float" office:value="-0.00158799999985604" calcext:value-type="float">
            <text:p>-0.001587999999856</text:p>
          </table:table-cell>
          <table:table-cell table:formula="of:=[.AC27]-[.K27]" office:value-type="float" office:value="0" calcext:value-type="float">
            <text:p>0</text:p>
          </table:table-cell>
          <table:table-cell table:formula="of:=[.AD27]-[.L27]" office:value-type="float" office:value="0" calcext:value-type="float">
            <text:p>0</text:p>
          </table:table-cell>
          <table:table-cell table:formula="of:=[.AE27]-[.M27]" office:value-type="float" office:value="0" calcext:value-type="float">
            <text:p>0</text:p>
          </table:table-cell>
          <table:table-cell table:formula="of:=[.AF27]-[.N27]" office:value-type="float" office:value="0" calcext:value-type="float">
            <text:p>0</text:p>
          </table:table-cell>
          <table:table-cell table:formula="of:=[.AG27]-[.O27]" office:value-type="float" office:value="0" calcext:value-type="float">
            <text:p>0</text:p>
          </table:table-cell>
          <table:table-cell table:formula="of:=[.AH27]-[.P27]" office:value-type="float" office:value="0" calcext:value-type="float">
            <text:p>0</text:p>
          </table:table-cell>
          <table:table-cell table:formula="of:=[.AI27]-[.Q27]" office:value-type="float" office:value="0" calcext:value-type="float">
            <text:p>0</text:p>
          </table:table-cell>
          <table:table-cell table:formula="of:=[.AJ27]-[.R27]" office:value-type="float" office:value="2529.38980630001" calcext:value-type="float">
            <text:p>2529.38980630001</text:p>
          </table:table-cell>
        </table:table-row>
        <table:table-row table:style-name="ro1">
          <table:table-cell office:value-type="string" calcext:value-type="string">
            <text:p>2012-05-01</text:p>
          </table:table-cell>
          <table:table-cell office:value-type="float" office:value="1813.29" calcext:value-type="float">
            <text:p>1813.29</text:p>
          </table:table-cell>
          <table:table-cell office:value-type="float" office:value="3843" calcext:value-type="float">
            <text:p>3843</text:p>
          </table:table-cell>
          <table:table-cell office:value-type="float" office:value="2374.8463425" calcext:value-type="float">
            <text:p>2374.8463425</text:p>
          </table:table-cell>
          <table:table-cell office:value-type="float" office:value="4492" calcext:value-type="float">
            <text:p>4492</text:p>
          </table:table-cell>
          <table:table-cell office:value-type="float" office:value="8005.442148" calcext:value-type="float">
            <text:p>8005.442148</text:p>
          </table:table-cell>
          <table:table-cell office:value-type="float" office:value="0.627" calcext:value-type="float">
            <text:p>0.627</text:p>
          </table:table-cell>
          <table:table-cell office:value-type="float" office:value="2618.2576" calcext:value-type="float">
            <text:p>2618.2576</text:p>
          </table:table-cell>
          <table:table-cell office:value-type="float" office:value="8680.713" calcext:value-type="float">
            <text:p>8680.713</text:p>
          </table:table-cell>
          <table:table-cell office:value-type="float" office:value="1487.022045" calcext:value-type="float">
            <text:p>1487.022045</text:p>
          </table:table-cell>
          <table:table-cell office:value-type="float" office:value="2966.83093" calcext:value-type="float">
            <text:p>2966.83093</text:p>
          </table:table-cell>
          <table:table-cell table:number-columns-repeated="5"/>
          <table:table-cell office:value-type="float" office:value="2935.29" calcext:value-type="float">
            <text:p>2935.29</text:p>
          </table:table-cell>
          <table:table-cell office:value-type="float" office:value="39217.3190655" calcext:value-type="float">
            <text:p>39217.3190655</text:p>
          </table:table-cell>
          <table:table-cell/>
          <table:table-cell table:style-name="ce8" office:value-type="float" office:value="1813.29" calcext:value-type="float">
            <text:p>$1,813.29</text:p>
          </table:table-cell>
          <table:table-cell office:value-type="float" office:value="3843" calcext:value-type="float">
            <text:p>$3,843.00</text:p>
          </table:table-cell>
          <table:table-cell table:style-name="ce13" office:value-type="float" office:value="2374.84011" calcext:value-type="float">
            <text:p>$2,374.84</text:p>
          </table:table-cell>
          <table:table-cell table:style-name="ce13" office:value-type="float" office:value="4492" calcext:value-type="float">
            <text:p>$4,492.00</text:p>
          </table:table-cell>
          <table:table-cell table:style-name="ce13" office:value-type="float" office:value="8005.4172" calcext:value-type="float">
            <text:p>$8,005.42</text:p>
          </table:table-cell>
          <table:table-cell table:style-name="ce13" office:value-type="float" office:value="0.627" calcext:value-type="float">
            <text:p>$0.63</text:p>
          </table:table-cell>
          <table:table-cell table:style-name="ce13" office:value-type="float" office:value="5236.5152" calcext:value-type="float">
            <text:p>$5,236.52</text:p>
          </table:table-cell>
          <table:table-cell table:style-name="ce13" office:value-type="float" office:value="8680.713" calcext:value-type="float">
            <text:p>$8,680.71</text:p>
          </table:table-cell>
          <table:table-cell office:value-type="float" office:value="1487.0206" calcext:value-type="float">
            <text:p>$1,487.02</text:p>
          </table:table-cell>
          <table:table-cell office:value-type="float" office:value="2966.83093" calcext:value-type="float">
            <text:p>$2,966.83</text:p>
          </table:table-cell>
          <table:table-cell table:number-columns-repeated="3"/>
          <table:table-cell table:style-name="ce21"/>
          <table:table-cell/>
          <table:table-cell office:value-type="float" office:value="2935.29" calcext:value-type="float">
            <text:p>$2,935.29</text:p>
          </table:table-cell>
          <table:table-cell office:value-type="float" office:value="41835.54404" calcext:value-type="float">
            <text:p>$41,835.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623250000035114" calcext:value-type="float">
            <text:p>-0.006232500000351</text:p>
          </table:table-cell>
          <table:table-cell office:value-type="float" office:value="0" calcext:value-type="float">
            <text:p>0</text:p>
          </table:table-cell>
          <table:table-cell office:value-type="float" office:value="-0.0249479999984032" calcext:value-type="float">
            <text:p>-0.0249479999984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44499999987602" calcext:value-type="float">
            <text:p>-0.00144499999987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28:.BA28])" office:value-type="float" office:value="-0.0326254999986304" calcext:value-type="float">
            <text:p>-0.03262549999863</text:p>
          </table:table-cell>
          <table:table-cell/>
          <table:table-cell table:formula="of:=[.T28]-[.B28]" office:value-type="float" office:value="0" calcext:value-type="float">
            <text:p>0</text:p>
          </table:table-cell>
          <table:table-cell table:formula="of:=[.U28]-[.C28]" office:value-type="float" office:value="0" calcext:value-type="float">
            <text:p>0</text:p>
          </table:table-cell>
          <table:table-cell table:formula="of:=[.V28]-[.D28]" office:value-type="float" office:value="-0.00623250000035114" calcext:value-type="float">
            <text:p>-0.006232500000351</text:p>
          </table:table-cell>
          <table:table-cell table:formula="of:=[.W28]-[.E28]" office:value-type="float" office:value="0" calcext:value-type="float">
            <text:p>0</text:p>
          </table:table-cell>
          <table:table-cell table:formula="of:=[.X28]-[.F28]" office:value-type="float" office:value="-0.0249479999984032" calcext:value-type="float">
            <text:p>-0.024947999998403</text:p>
          </table:table-cell>
          <table:table-cell table:formula="of:=[.Y28]-[.G28]" office:value-type="float" office:value="0" calcext:value-type="float">
            <text:p>0</text:p>
          </table:table-cell>
          <table:table-cell table:formula="of:=[.Z28]-[.H28]" office:value-type="float" office:value="2618.2576" calcext:value-type="float">
            <text:p>2618.2576</text:p>
          </table:table-cell>
          <table:table-cell table:formula="of:=[.AA28]-[.I28]" office:value-type="float" office:value="0" calcext:value-type="float">
            <text:p>0</text:p>
          </table:table-cell>
          <table:table-cell table:formula="of:=[.AB28]-[.J28]" office:value-type="float" office:value="-0.00144499999987602" calcext:value-type="float">
            <text:p>-0.001444999999876</text:p>
          </table:table-cell>
          <table:table-cell table:formula="of:=[.AC28]-[.K28]" office:value-type="float" office:value="0" calcext:value-type="float">
            <text:p>0</text:p>
          </table:table-cell>
          <table:table-cell table:formula="of:=[.AD28]-[.L28]" office:value-type="float" office:value="0" calcext:value-type="float">
            <text:p>0</text:p>
          </table:table-cell>
          <table:table-cell table:formula="of:=[.AE28]-[.M28]" office:value-type="float" office:value="0" calcext:value-type="float">
            <text:p>0</text:p>
          </table:table-cell>
          <table:table-cell table:formula="of:=[.AF28]-[.N28]" office:value-type="float" office:value="0" calcext:value-type="float">
            <text:p>0</text:p>
          </table:table-cell>
          <table:table-cell table:formula="of:=[.AG28]-[.O28]" office:value-type="float" office:value="0" calcext:value-type="float">
            <text:p>0</text:p>
          </table:table-cell>
          <table:table-cell table:formula="of:=[.AH28]-[.P28]" office:value-type="float" office:value="0" calcext:value-type="float">
            <text:p>0</text:p>
          </table:table-cell>
          <table:table-cell table:formula="of:=[.AI28]-[.Q28]" office:value-type="float" office:value="0" calcext:value-type="float">
            <text:p>0</text:p>
          </table:table-cell>
          <table:table-cell table:formula="of:=[.AJ28]-[.R28]" office:value-type="float" office:value="2618.2249745" calcext:value-type="float">
            <text:p>2618.2249745</text:p>
          </table:table-cell>
        </table:table-row>
        <table:table-row table:style-name="ro1">
          <table:table-cell office:value-type="string" calcext:value-type="string">
            <text:p>2012-06-01</text:p>
          </table:table-cell>
          <table:table-cell office:value-type="float" office:value="1712.94" calcext:value-type="float">
            <text:p>1712.94</text:p>
          </table:table-cell>
          <table:table-cell office:value-type="float" office:value="3308.4" calcext:value-type="float">
            <text:p>3308.4</text:p>
          </table:table-cell>
          <table:table-cell office:value-type="float" office:value="2006.187885" calcext:value-type="float">
            <text:p>2006.187885</text:p>
          </table:table-cell>
          <table:table-cell office:value-type="float" office:value="4048" calcext:value-type="float">
            <text:p>4048</text:p>
          </table:table-cell>
          <table:table-cell office:value-type="float" office:value="7496.0049204" calcext:value-type="float">
            <text:p>7496.0049204</text:p>
          </table:table-cell>
          <table:table-cell office:value-type="float" office:value="0.627" calcext:value-type="float">
            <text:p>0.627</text:p>
          </table:table-cell>
          <table:table-cell office:value-type="float" office:value="2337.73" calcext:value-type="float">
            <text:p>2337.73</text:p>
          </table:table-cell>
          <table:table-cell office:value-type="float" office:value="7851.1825" calcext:value-type="float">
            <text:p>7851.1825</text:p>
          </table:table-cell>
          <table:table-cell office:value-type="float" office:value="1260.624225" calcext:value-type="float">
            <text:p>1260.624225</text:p>
          </table:table-cell>
          <table:table-cell office:value-type="float" office:value="2783.13576" calcext:value-type="float">
            <text:p>2783.13576</text:p>
          </table:table-cell>
          <table:table-cell table:number-columns-repeated="5"/>
          <table:table-cell office:value-type="float" office:value="3152.03" calcext:value-type="float">
            <text:p>3152.03</text:p>
          </table:table-cell>
          <table:table-cell office:value-type="float" office:value="35956.8622904" calcext:value-type="float">
            <text:p>35956.8622904</text:p>
          </table:table-cell>
          <table:table-cell/>
          <table:table-cell table:style-name="ce8" office:value-type="float" office:value="1712.94" calcext:value-type="float">
            <text:p>$1,712.94</text:p>
          </table:table-cell>
          <table:table-cell office:value-type="float" office:value="3308.4" calcext:value-type="float">
            <text:p>$3,308.40</text:p>
          </table:table-cell>
          <table:table-cell table:style-name="ce13" office:value-type="float" office:value="2006.18262" calcext:value-type="float">
            <text:p>$2,006.18</text:p>
          </table:table-cell>
          <table:table-cell table:style-name="ce13" office:value-type="float" office:value="4048" calcext:value-type="float">
            <text:p>$4,048.00</text:p>
          </table:table-cell>
          <table:table-cell table:style-name="ce13" office:value-type="float" office:value="7495.98156" calcext:value-type="float">
            <text:p>$7,495.98</text:p>
          </table:table-cell>
          <table:table-cell table:style-name="ce13" office:value-type="float" office:value="0.627" calcext:value-type="float">
            <text:p>$0.63</text:p>
          </table:table-cell>
          <table:table-cell table:style-name="ce13" office:value-type="float" office:value="4675.46" calcext:value-type="float">
            <text:p>$4,675.46</text:p>
          </table:table-cell>
          <table:table-cell table:style-name="ce13" office:value-type="float" office:value="7851.1825" calcext:value-type="float">
            <text:p>$7,851.18</text:p>
          </table:table-cell>
          <table:table-cell office:value-type="float" office:value="1260.623" calcext:value-type="float">
            <text:p>$1,260.62</text:p>
          </table:table-cell>
          <table:table-cell office:value-type="float" office:value="2783.13576" calcext:value-type="float">
            <text:p>$2,783.14</text:p>
          </table:table-cell>
          <table:table-cell table:number-columns-repeated="3"/>
          <table:table-cell table:style-name="ce21"/>
          <table:table-cell/>
          <table:table-cell office:value-type="float" office:value="3152.03" calcext:value-type="float">
            <text:p>$3,152.03</text:p>
          </table:table-cell>
          <table:table-cell office:value-type="float" office:value="38294.56244" calcext:value-type="float">
            <text:p>$38,294.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526500000046326" calcext:value-type="float">
            <text:p>-0.005265000000463</text:p>
          </table:table-cell>
          <table:table-cell office:value-type="float" office:value="0" calcext:value-type="float">
            <text:p>0</text:p>
          </table:table-cell>
          <table:table-cell office:value-type="float" office:value="-0.0233603999986371" calcext:value-type="float">
            <text:p>-0.023360399998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22499999997672" calcext:value-type="float">
            <text:p>-0.00122499999997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29:.BA29])" office:value-type="float" office:value="-0.0298503999990771" calcext:value-type="float">
            <text:p>-0.029850399999077</text:p>
          </table:table-cell>
          <table:table-cell/>
          <table:table-cell table:formula="of:=[.T29]-[.B29]" office:value-type="float" office:value="0" calcext:value-type="float">
            <text:p>0</text:p>
          </table:table-cell>
          <table:table-cell table:formula="of:=[.U29]-[.C29]" office:value-type="float" office:value="0" calcext:value-type="float">
            <text:p>0</text:p>
          </table:table-cell>
          <table:table-cell table:formula="of:=[.V29]-[.D29]" office:value-type="float" office:value="-0.00526500000046326" calcext:value-type="float">
            <text:p>-0.005265000000463</text:p>
          </table:table-cell>
          <table:table-cell table:formula="of:=[.W29]-[.E29]" office:value-type="float" office:value="0" calcext:value-type="float">
            <text:p>0</text:p>
          </table:table-cell>
          <table:table-cell table:formula="of:=[.X29]-[.F29]" office:value-type="float" office:value="-0.0233603999986371" calcext:value-type="float">
            <text:p>-0.023360399998637</text:p>
          </table:table-cell>
          <table:table-cell table:formula="of:=[.Y29]-[.G29]" office:value-type="float" office:value="0" calcext:value-type="float">
            <text:p>0</text:p>
          </table:table-cell>
          <table:table-cell table:formula="of:=[.Z29]-[.H29]" office:value-type="float" office:value="2337.73" calcext:value-type="float">
            <text:p>2337.73</text:p>
          </table:table-cell>
          <table:table-cell table:formula="of:=[.AA29]-[.I29]" office:value-type="float" office:value="0" calcext:value-type="float">
            <text:p>0</text:p>
          </table:table-cell>
          <table:table-cell table:formula="of:=[.AB29]-[.J29]" office:value-type="float" office:value="-0.00122499999997672" calcext:value-type="float">
            <text:p>-0.001224999999977</text:p>
          </table:table-cell>
          <table:table-cell table:formula="of:=[.AC29]-[.K29]" office:value-type="float" office:value="0" calcext:value-type="float">
            <text:p>0</text:p>
          </table:table-cell>
          <table:table-cell table:formula="of:=[.AD29]-[.L29]" office:value-type="float" office:value="0" calcext:value-type="float">
            <text:p>0</text:p>
          </table:table-cell>
          <table:table-cell table:formula="of:=[.AE29]-[.M29]" office:value-type="float" office:value="0" calcext:value-type="float">
            <text:p>0</text:p>
          </table:table-cell>
          <table:table-cell table:formula="of:=[.AF29]-[.N29]" office:value-type="float" office:value="0" calcext:value-type="float">
            <text:p>0</text:p>
          </table:table-cell>
          <table:table-cell table:formula="of:=[.AG29]-[.O29]" office:value-type="float" office:value="0" calcext:value-type="float">
            <text:p>0</text:p>
          </table:table-cell>
          <table:table-cell table:formula="of:=[.AH29]-[.P29]" office:value-type="float" office:value="0" calcext:value-type="float">
            <text:p>0</text:p>
          </table:table-cell>
          <table:table-cell table:formula="of:=[.AI29]-[.Q29]" office:value-type="float" office:value="0" calcext:value-type="float">
            <text:p>0</text:p>
          </table:table-cell>
          <table:table-cell table:formula="of:=[.AJ29]-[.R29]" office:value-type="float" office:value="2337.70014959999" calcext:value-type="float">
            <text:p>2337.70014959999</text:p>
          </table:table-cell>
        </table:table-row>
        <table:table-row table:style-name="ro1">
          <table:table-cell office:value-type="string" calcext:value-type="string">
            <text:p>2012-07-01</text:p>
          </table:table-cell>
          <table:table-cell office:value-type="float" office:value="1740.21" calcext:value-type="float">
            <text:p>1740.21</text:p>
          </table:table-cell>
          <table:table-cell office:value-type="float" office:value="3648.6" calcext:value-type="float">
            <text:p>3648.6</text:p>
          </table:table-cell>
          <table:table-cell office:value-type="float" office:value="2337.694715" calcext:value-type="float">
            <text:p>2337.694715</text:p>
          </table:table-cell>
          <table:table-cell office:value-type="float" office:value="3836" calcext:value-type="float">
            <text:p>3836</text:p>
          </table:table-cell>
          <table:table-cell office:value-type="float" office:value="8425.9300184" calcext:value-type="float">
            <text:p>8425.9300184</text:p>
          </table:table-cell>
          <table:table-cell office:value-type="float" office:value="0.627" calcext:value-type="float">
            <text:p>0.627</text:p>
          </table:table-cell>
          <table:table-cell office:value-type="float" office:value="2440.59012" calcext:value-type="float">
            <text:p>2440.59012</text:p>
          </table:table-cell>
          <table:table-cell office:value-type="float" office:value="8027.326" calcext:value-type="float">
            <text:p>8027.326</text:p>
          </table:table-cell>
          <table:table-cell office:value-type="float" office:value="1396.462917" calcext:value-type="float">
            <text:p>1396.462917</text:p>
          </table:table-cell>
          <table:table-cell office:value-type="float" office:value="2692.82752" calcext:value-type="float">
            <text:p>2692.82752</text:p>
          </table:table-cell>
          <table:table-cell table:number-columns-repeated="5"/>
          <table:table-cell office:value-type="float" office:value="3198.12" calcext:value-type="float">
            <text:p>3198.12</text:p>
          </table:table-cell>
          <table:table-cell office:value-type="float" office:value="37744.3882904" calcext:value-type="float">
            <text:p>37744.3882904</text:p>
          </table:table-cell>
          <table:table-cell/>
          <table:table-cell table:style-name="ce8" office:value-type="float" office:value="1740.21" calcext:value-type="float">
            <text:p>$1,740.21</text:p>
          </table:table-cell>
          <table:table-cell office:value-type="float" office:value="3648.6" calcext:value-type="float">
            <text:p>$3,648.60</text:p>
          </table:table-cell>
          <table:table-cell table:style-name="ce13" office:value-type="float" office:value="2337.68858" calcext:value-type="float">
            <text:p>$2,337.69</text:p>
          </table:table-cell>
          <table:table-cell table:style-name="ce13" office:value-type="float" office:value="3836" calcext:value-type="float">
            <text:p>$3,836.00</text:p>
          </table:table-cell>
          <table:table-cell table:style-name="ce13" office:value-type="float" office:value="8425.90376" calcext:value-type="float">
            <text:p>$8,425.90</text:p>
          </table:table-cell>
          <table:table-cell table:style-name="ce13" office:value-type="float" office:value="0.627" calcext:value-type="float">
            <text:p>$0.63</text:p>
          </table:table-cell>
          <table:table-cell table:style-name="ce13" office:value-type="float" office:value="4881.18024" calcext:value-type="float">
            <text:p>$4,881.18</text:p>
          </table:table-cell>
          <table:table-cell table:style-name="ce13" office:value-type="float" office:value="8027.326" calcext:value-type="float">
            <text:p>$8,027.33</text:p>
          </table:table-cell>
          <table:table-cell office:value-type="float" office:value="1396.46156" calcext:value-type="float">
            <text:p>$1,396.46</text:p>
          </table:table-cell>
          <table:table-cell office:value-type="float" office:value="2692.82752" calcext:value-type="float">
            <text:p>$2,692.83</text:p>
          </table:table-cell>
          <table:table-cell table:number-columns-repeated="3"/>
          <table:table-cell table:style-name="ce21"/>
          <table:table-cell/>
          <table:table-cell office:value-type="float" office:value="3198.12" calcext:value-type="float">
            <text:p>$3,198.12</text:p>
          </table:table-cell>
          <table:table-cell office:value-type="float" office:value="40184.94466" calcext:value-type="float">
            <text:p>$40,184.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613500000008571" calcext:value-type="float">
            <text:p>-0.006135000000086</text:p>
          </table:table-cell>
          <table:table-cell office:value-type="float" office:value="0" calcext:value-type="float">
            <text:p>0</text:p>
          </table:table-cell>
          <table:table-cell office:value-type="float" office:value="-0.0262583999974595" calcext:value-type="float">
            <text:p>-0.02625839999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3570000000982" calcext:value-type="float">
            <text:p>-0.00135700000009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30:.BA30])" office:value-type="float" office:value="-0.0337503999976434" calcext:value-type="float">
            <text:p>-0.033750399997643</text:p>
          </table:table-cell>
          <table:table-cell/>
          <table:table-cell table:formula="of:=[.T30]-[.B30]" office:value-type="float" office:value="0" calcext:value-type="float">
            <text:p>0</text:p>
          </table:table-cell>
          <table:table-cell table:formula="of:=[.U30]-[.C30]" office:value-type="float" office:value="0" calcext:value-type="float">
            <text:p>0</text:p>
          </table:table-cell>
          <table:table-cell table:formula="of:=[.V30]-[.D30]" office:value-type="float" office:value="-0.00613500000008571" calcext:value-type="float">
            <text:p>-0.006135000000086</text:p>
          </table:table-cell>
          <table:table-cell table:formula="of:=[.W30]-[.E30]" office:value-type="float" office:value="0" calcext:value-type="float">
            <text:p>0</text:p>
          </table:table-cell>
          <table:table-cell table:formula="of:=[.X30]-[.F30]" office:value-type="float" office:value="-0.0262583999974595" calcext:value-type="float">
            <text:p>-0.02625839999746</text:p>
          </table:table-cell>
          <table:table-cell table:formula="of:=[.Y30]-[.G30]" office:value-type="float" office:value="0" calcext:value-type="float">
            <text:p>0</text:p>
          </table:table-cell>
          <table:table-cell table:formula="of:=[.Z30]-[.H30]" office:value-type="float" office:value="2440.59012" calcext:value-type="float">
            <text:p>2440.59012</text:p>
          </table:table-cell>
          <table:table-cell table:formula="of:=[.AA30]-[.I30]" office:value-type="float" office:value="0" calcext:value-type="float">
            <text:p>0</text:p>
          </table:table-cell>
          <table:table-cell table:formula="of:=[.AB30]-[.J30]" office:value-type="float" office:value="-0.0013570000000982" calcext:value-type="float">
            <text:p>-0.001357000000098</text:p>
          </table:table-cell>
          <table:table-cell table:formula="of:=[.AC30]-[.K30]" office:value-type="float" office:value="0" calcext:value-type="float">
            <text:p>0</text:p>
          </table:table-cell>
          <table:table-cell table:formula="of:=[.AD30]-[.L30]" office:value-type="float" office:value="0" calcext:value-type="float">
            <text:p>0</text:p>
          </table:table-cell>
          <table:table-cell table:formula="of:=[.AE30]-[.M30]" office:value-type="float" office:value="0" calcext:value-type="float">
            <text:p>0</text:p>
          </table:table-cell>
          <table:table-cell table:formula="of:=[.AF30]-[.N30]" office:value-type="float" office:value="0" calcext:value-type="float">
            <text:p>0</text:p>
          </table:table-cell>
          <table:table-cell table:formula="of:=[.AG30]-[.O30]" office:value-type="float" office:value="0" calcext:value-type="float">
            <text:p>0</text:p>
          </table:table-cell>
          <table:table-cell table:formula="of:=[.AH30]-[.P30]" office:value-type="float" office:value="0" calcext:value-type="float">
            <text:p>0</text:p>
          </table:table-cell>
          <table:table-cell table:formula="of:=[.AI30]-[.Q30]" office:value-type="float" office:value="0" calcext:value-type="float">
            <text:p>0</text:p>
          </table:table-cell>
          <table:table-cell table:formula="of:=[.AJ30]-[.R30]" office:value-type="float" office:value="2440.55636960001" calcext:value-type="float">
            <text:p>2440.55636960001</text:p>
          </table:table-cell>
        </table:table-row>
        <table:table-row table:style-name="ro1">
          <table:table-cell office:value-type="string" calcext:value-type="string">
            <text:p>2012-08-01</text:p>
          </table:table-cell>
          <table:table-cell office:value-type="float" office:value="1898.91" calcext:value-type="float">
            <text:p>1898.91</text:p>
          </table:table-cell>
          <table:table-cell office:value-type="float" office:value="3591" calcext:value-type="float">
            <text:p>3591</text:p>
          </table:table-cell>
          <table:table-cell office:value-type="float" office:value="2097.638045" calcext:value-type="float">
            <text:p>2097.638045</text:p>
          </table:table-cell>
          <table:table-cell office:value-type="float" office:value="3696" calcext:value-type="float">
            <text:p>3696</text:p>
          </table:table-cell>
          <table:table-cell office:value-type="float" office:value="8389.541645" calcext:value-type="float">
            <text:p>8389.541645</text:p>
          </table:table-cell>
          <table:table-cell office:value-type="float" office:value="0.627" calcext:value-type="float">
            <text:p>0.627</text:p>
          </table:table-cell>
          <table:table-cell office:value-type="float" office:value="2576.17846" calcext:value-type="float">
            <text:p>2576.17846</text:p>
          </table:table-cell>
          <table:table-cell office:value-type="float" office:value="6815.3985" calcext:value-type="float">
            <text:p>6815.3985</text:p>
          </table:table-cell>
          <table:table-cell office:value-type="float" office:value="1204.02477" calcext:value-type="float">
            <text:p>1204.02477</text:p>
          </table:table-cell>
          <table:table-cell office:value-type="float" office:value="2599.44059" calcext:value-type="float">
            <text:p>2599.44059</text:p>
          </table:table-cell>
          <table:table-cell table:number-columns-repeated="5"/>
          <table:table-cell office:value-type="float" office:value="3266.88" calcext:value-type="float">
            <text:p>3266.88</text:p>
          </table:table-cell>
          <table:table-cell office:value-type="float" office:value="36135.63901" calcext:value-type="float">
            <text:p>36135.63901</text:p>
          </table:table-cell>
          <table:table-cell/>
          <table:table-cell table:style-name="ce8" office:value-type="float" office:value="1898.91" calcext:value-type="float">
            <text:p>$1,898.91</text:p>
          </table:table-cell>
          <table:table-cell office:value-type="float" office:value="3591" calcext:value-type="float">
            <text:p>$3,591.00</text:p>
          </table:table-cell>
          <table:table-cell table:style-name="ce13" office:value-type="float" office:value="2097.63254" calcext:value-type="float">
            <text:p>$2,097.63</text:p>
          </table:table-cell>
          <table:table-cell table:style-name="ce13" office:value-type="float" office:value="3696" calcext:value-type="float">
            <text:p>$3,696.00</text:p>
          </table:table-cell>
          <table:table-cell table:style-name="ce13" office:value-type="float" office:value="8389.5155" calcext:value-type="float">
            <text:p>$8,389.52</text:p>
          </table:table-cell>
          <table:table-cell table:style-name="ce13" office:value-type="float" office:value="0.627" calcext:value-type="float">
            <text:p>$0.63</text:p>
          </table:table-cell>
          <table:table-cell table:style-name="ce13" office:value-type="float" office:value="5152.35692" calcext:value-type="float">
            <text:p>$5,152.36</text:p>
          </table:table-cell>
          <table:table-cell table:style-name="ce13" office:value-type="float" office:value="6815.3985" calcext:value-type="float">
            <text:p>$6,815.40</text:p>
          </table:table-cell>
          <table:table-cell office:value-type="float" office:value="1204.0236" calcext:value-type="float">
            <text:p>$1,204.02</text:p>
          </table:table-cell>
          <table:table-cell office:value-type="float" office:value="2599.44059" calcext:value-type="float">
            <text:p>$2,599.44</text:p>
          </table:table-cell>
          <table:table-cell table:number-columns-repeated="3"/>
          <table:table-cell table:style-name="ce21"/>
          <table:table-cell/>
          <table:table-cell office:value-type="float" office:value="3266.88" calcext:value-type="float">
            <text:p>$3,266.88</text:p>
          </table:table-cell>
          <table:table-cell office:value-type="float" office:value="38711.78465" calcext:value-type="float">
            <text:p>$38,711.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550500000008469" calcext:value-type="float">
            <text:p>-0.005505000000085</text:p>
          </table:table-cell>
          <table:table-cell office:value-type="float" office:value="0" calcext:value-type="float">
            <text:p>0</text:p>
          </table:table-cell>
          <table:table-cell office:value-type="float" office:value="-0.0261449999979959" calcext:value-type="float">
            <text:p>-0.026144999997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7000000000189" calcext:value-type="float">
            <text:p>-0.00117000000000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31:.BA31])" office:value-type="float" office:value="-0.0328199999980825" calcext:value-type="float">
            <text:p>-0.032819999998083</text:p>
          </table:table-cell>
          <table:table-cell/>
          <table:table-cell table:formula="of:=[.T31]-[.B31]" office:value-type="float" office:value="0" calcext:value-type="float">
            <text:p>0</text:p>
          </table:table-cell>
          <table:table-cell table:formula="of:=[.U31]-[.C31]" office:value-type="float" office:value="0" calcext:value-type="float">
            <text:p>0</text:p>
          </table:table-cell>
          <table:table-cell table:formula="of:=[.V31]-[.D31]" office:value-type="float" office:value="-0.00550500000008469" calcext:value-type="float">
            <text:p>-0.005505000000085</text:p>
          </table:table-cell>
          <table:table-cell table:formula="of:=[.W31]-[.E31]" office:value-type="float" office:value="0" calcext:value-type="float">
            <text:p>0</text:p>
          </table:table-cell>
          <table:table-cell table:formula="of:=[.X31]-[.F31]" office:value-type="float" office:value="-0.0261449999979959" calcext:value-type="float">
            <text:p>-0.026144999997996</text:p>
          </table:table-cell>
          <table:table-cell table:formula="of:=[.Y31]-[.G31]" office:value-type="float" office:value="0" calcext:value-type="float">
            <text:p>0</text:p>
          </table:table-cell>
          <table:table-cell table:formula="of:=[.Z31]-[.H31]" office:value-type="float" office:value="2576.17846" calcext:value-type="float">
            <text:p>2576.17846</text:p>
          </table:table-cell>
          <table:table-cell table:formula="of:=[.AA31]-[.I31]" office:value-type="float" office:value="0" calcext:value-type="float">
            <text:p>0</text:p>
          </table:table-cell>
          <table:table-cell table:formula="of:=[.AB31]-[.J31]" office:value-type="float" office:value="-0.00117000000000189" calcext:value-type="float">
            <text:p>-0.001170000000002</text:p>
          </table:table-cell>
          <table:table-cell table:formula="of:=[.AC31]-[.K31]" office:value-type="float" office:value="0" calcext:value-type="float">
            <text:p>0</text:p>
          </table:table-cell>
          <table:table-cell table:formula="of:=[.AD31]-[.L31]" office:value-type="float" office:value="0" calcext:value-type="float">
            <text:p>0</text:p>
          </table:table-cell>
          <table:table-cell table:formula="of:=[.AE31]-[.M31]" office:value-type="float" office:value="0" calcext:value-type="float">
            <text:p>0</text:p>
          </table:table-cell>
          <table:table-cell table:formula="of:=[.AF31]-[.N31]" office:value-type="float" office:value="0" calcext:value-type="float">
            <text:p>0</text:p>
          </table:table-cell>
          <table:table-cell table:formula="of:=[.AG31]-[.O31]" office:value-type="float" office:value="0" calcext:value-type="float">
            <text:p>0</text:p>
          </table:table-cell>
          <table:table-cell table:formula="of:=[.AH31]-[.P31]" office:value-type="float" office:value="0" calcext:value-type="float">
            <text:p>0</text:p>
          </table:table-cell>
          <table:table-cell table:formula="of:=[.AI31]-[.Q31]" office:value-type="float" office:value="0" calcext:value-type="float">
            <text:p>0</text:p>
          </table:table-cell>
          <table:table-cell table:formula="of:=[.AJ31]-[.R31]" office:value-type="float" office:value="2576.14564" calcext:value-type="float">
            <text:p>2576.14564</text:p>
          </table:table-cell>
        </table:table-row>
        <table:table-row table:style-name="ro1">
          <table:table-cell office:value-type="string" calcext:value-type="string">
            <text:p>2012-09-01</text:p>
          </table:table-cell>
          <table:table-cell office:value-type="float" office:value="2055.27" calcext:value-type="float">
            <text:p>2055.27</text:p>
          </table:table-cell>
          <table:table-cell office:value-type="float" office:value="3785.4" calcext:value-type="float">
            <text:p>3785.4</text:p>
          </table:table-cell>
          <table:table-cell office:value-type="float" office:value="2283.3961825" calcext:value-type="float">
            <text:p>2283.3961825</text:p>
          </table:table-cell>
          <table:table-cell office:value-type="float" office:value="3736" calcext:value-type="float">
            <text:p>3736</text:p>
          </table:table-cell>
          <table:table-cell office:value-type="float" office:value="8373.3690346" calcext:value-type="float">
            <text:p>8373.3690346</text:p>
          </table:table-cell>
          <table:table-cell office:value-type="float" office:value="0.627" calcext:value-type="float">
            <text:p>0.627</text:p>
          </table:table-cell>
          <table:table-cell office:value-type="float" office:value="2744.49502" calcext:value-type="float">
            <text:p>2744.49502</text:p>
          </table:table-cell>
          <table:table-cell office:value-type="float" office:value="7468.7855" calcext:value-type="float">
            <text:p>7468.7855</text:p>
          </table:table-cell>
          <table:table-cell office:value-type="float" office:value="1205.053851" calcext:value-type="float">
            <text:p>1205.053851</text:p>
          </table:table-cell>
          <table:table-cell office:value-type="float" office:value="2868.31285" calcext:value-type="float">
            <text:p>2868.31285</text:p>
          </table:table-cell>
          <table:table-cell table:number-columns-repeated="5"/>
          <table:table-cell office:value-type="float" office:value="3492.98" calcext:value-type="float">
            <text:p>3492.98</text:p>
          </table:table-cell>
          <table:table-cell office:value-type="float" office:value="38013.6894381" calcext:value-type="float">
            <text:p>38013.6894381</text:p>
          </table:table-cell>
          <table:table-cell/>
          <table:table-cell table:style-name="ce8" office:value-type="float" office:value="2055.27" calcext:value-type="float">
            <text:p>$2,055.27</text:p>
          </table:table-cell>
          <table:table-cell office:value-type="float" office:value="3785.4" calcext:value-type="float">
            <text:p>$3,785.40</text:p>
          </table:table-cell>
          <table:table-cell table:style-name="ce13" office:value-type="float" office:value="2283.39019" calcext:value-type="float">
            <text:p>$2,283.39</text:p>
          </table:table-cell>
          <table:table-cell table:style-name="ce13" office:value-type="float" office:value="3736" calcext:value-type="float">
            <text:p>$3,736.00</text:p>
          </table:table-cell>
          <table:table-cell table:style-name="ce13" office:value-type="float" office:value="8373.34294" calcext:value-type="float">
            <text:p>$8,373.34</text:p>
          </table:table-cell>
          <table:table-cell table:style-name="ce13" office:value-type="float" office:value="0.627" calcext:value-type="float">
            <text:p>$0.63</text:p>
          </table:table-cell>
          <table:table-cell table:style-name="ce13" office:value-type="float" office:value="5488.99004" calcext:value-type="float">
            <text:p>$5,488.99</text:p>
          </table:table-cell>
          <table:table-cell table:style-name="ce13" office:value-type="float" office:value="7468.7855" calcext:value-type="float">
            <text:p>$7,468.79</text:p>
          </table:table-cell>
          <table:table-cell office:value-type="float" office:value="1205.05268" calcext:value-type="float">
            <text:p>$1,205.05</text:p>
          </table:table-cell>
          <table:table-cell office:value-type="float" office:value="2868.31285" calcext:value-type="float">
            <text:p>$2,868.31</text:p>
          </table:table-cell>
          <table:table-cell table:number-columns-repeated="3"/>
          <table:table-cell table:style-name="ce21"/>
          <table:table-cell/>
          <table:table-cell office:value-type="float" office:value="3492.98" calcext:value-type="float">
            <text:p>$3,492.98</text:p>
          </table:table-cell>
          <table:table-cell office:value-type="float" office:value="40758.1512" calcext:value-type="float">
            <text:p>$40,758.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599250000050233" calcext:value-type="float">
            <text:p>-0.005992500000502</text:p>
          </table:table-cell>
          <table:table-cell office:value-type="float" office:value="0" calcext:value-type="float">
            <text:p>0</text:p>
          </table:table-cell>
          <table:table-cell office:value-type="float" office:value="-0.0260945999998512" calcext:value-type="float">
            <text:p>-0.026094599999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17100000011305" calcext:value-type="float">
            <text:p>-0.0011710000001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32:.BA32])" office:value-type="float" office:value="-0.0332581000004666" calcext:value-type="float">
            <text:p>-0.033258100000467</text:p>
          </table:table-cell>
          <table:table-cell/>
          <table:table-cell table:formula="of:=[.T32]-[.B32]" office:value-type="float" office:value="0" calcext:value-type="float">
            <text:p>0</text:p>
          </table:table-cell>
          <table:table-cell table:formula="of:=[.U32]-[.C32]" office:value-type="float" office:value="0" calcext:value-type="float">
            <text:p>0</text:p>
          </table:table-cell>
          <table:table-cell table:formula="of:=[.V32]-[.D32]" office:value-type="float" office:value="-0.00599250000050233" calcext:value-type="float">
            <text:p>-0.005992500000502</text:p>
          </table:table-cell>
          <table:table-cell table:formula="of:=[.W32]-[.E32]" office:value-type="float" office:value="0" calcext:value-type="float">
            <text:p>0</text:p>
          </table:table-cell>
          <table:table-cell table:formula="of:=[.X32]-[.F32]" office:value-type="float" office:value="-0.0260945999998512" calcext:value-type="float">
            <text:p>-0.026094599999851</text:p>
          </table:table-cell>
          <table:table-cell table:formula="of:=[.Y32]-[.G32]" office:value-type="float" office:value="0" calcext:value-type="float">
            <text:p>0</text:p>
          </table:table-cell>
          <table:table-cell table:formula="of:=[.Z32]-[.H32]" office:value-type="float" office:value="2744.49502" calcext:value-type="float">
            <text:p>2744.49502</text:p>
          </table:table-cell>
          <table:table-cell table:formula="of:=[.AA32]-[.I32]" office:value-type="float" office:value="0" calcext:value-type="float">
            <text:p>0</text:p>
          </table:table-cell>
          <table:table-cell table:formula="of:=[.AB32]-[.J32]" office:value-type="float" office:value="-0.00117100000011305" calcext:value-type="float">
            <text:p>-0.001171000000113</text:p>
          </table:table-cell>
          <table:table-cell table:formula="of:=[.AC32]-[.K32]" office:value-type="float" office:value="0" calcext:value-type="float">
            <text:p>0</text:p>
          </table:table-cell>
          <table:table-cell table:formula="of:=[.AD32]-[.L32]" office:value-type="float" office:value="0" calcext:value-type="float">
            <text:p>0</text:p>
          </table:table-cell>
          <table:table-cell table:formula="of:=[.AE32]-[.M32]" office:value-type="float" office:value="0" calcext:value-type="float">
            <text:p>0</text:p>
          </table:table-cell>
          <table:table-cell table:formula="of:=[.AF32]-[.N32]" office:value-type="float" office:value="0" calcext:value-type="float">
            <text:p>0</text:p>
          </table:table-cell>
          <table:table-cell table:formula="of:=[.AG32]-[.O32]" office:value-type="float" office:value="0" calcext:value-type="float">
            <text:p>0</text:p>
          </table:table-cell>
          <table:table-cell table:formula="of:=[.AH32]-[.P32]" office:value-type="float" office:value="0" calcext:value-type="float">
            <text:p>0</text:p>
          </table:table-cell>
          <table:table-cell table:formula="of:=[.AI32]-[.Q32]" office:value-type="float" office:value="0" calcext:value-type="float">
            <text:p>0</text:p>
          </table:table-cell>
          <table:table-cell table:formula="of:=[.AJ32]-[.R32]" office:value-type="float" office:value="2744.4617619" calcext:value-type="float">
            <text:p>2744.4617619</text:p>
          </table:table-cell>
        </table:table-row>
        <table:table-row table:style-name="ro1">
          <table:table-cell office:value-type="string" calcext:value-type="string">
            <text:p>2012-10-01</text:p>
          </table:table-cell>
          <table:table-cell office:value-type="float" office:value="2285.34" calcext:value-type="float">
            <text:p>2285.34</text:p>
          </table:table-cell>
          <table:table-cell office:value-type="float" office:value="3799.8" calcext:value-type="float">
            <text:p>3799.8</text:p>
          </table:table-cell>
          <table:table-cell office:value-type="float" office:value="2560.60448" calcext:value-type="float">
            <text:p>2560.60448</text:p>
          </table:table-cell>
          <table:table-cell office:value-type="float" office:value="3972" calcext:value-type="float">
            <text:p>3972</text:p>
          </table:table-cell>
          <table:table-cell office:value-type="float" office:value="9262.8626066" calcext:value-type="float">
            <text:p>9262.8626066</text:p>
          </table:table-cell>
          <table:table-cell office:value-type="float" office:value="0.627" calcext:value-type="float">
            <text:p>0.627</text:p>
          </table:table-cell>
          <table:table-cell office:value-type="float" office:value="3006.32078" calcext:value-type="float">
            <text:p>3006.32078</text:p>
          </table:table-cell>
          <table:table-cell office:value-type="float" office:value="7550.0825" calcext:value-type="float">
            <text:p>7550.0825</text:p>
          </table:table-cell>
          <table:table-cell office:value-type="float" office:value="1025.993757" calcext:value-type="float">
            <text:p>1025.993757</text:p>
          </table:table-cell>
          <table:table-cell office:value-type="float" office:value="3277.77862" calcext:value-type="float">
            <text:p>3277.77862</text:p>
          </table:table-cell>
          <table:table-cell table:number-columns-repeated="5"/>
          <table:table-cell office:value-type="float" office:value="3539.07" calcext:value-type="float">
            <text:p>3539.07</text:p>
          </table:table-cell>
          <table:table-cell office:value-type="float" office:value="40280.4797436" calcext:value-type="float">
            <text:p>40280.4797436</text:p>
          </table:table-cell>
          <table:table-cell/>
          <table:table-cell table:style-name="ce8" office:value-type="float" office:value="2285.34" calcext:value-type="float">
            <text:p>$2,285.34</text:p>
          </table:table-cell>
          <table:table-cell office:value-type="float" office:value="3799.8" calcext:value-type="float">
            <text:p>$3,799.80</text:p>
          </table:table-cell>
          <table:table-cell table:style-name="ce13" office:value-type="float" office:value="2560.59776" calcext:value-type="float">
            <text:p>$2,560.60</text:p>
          </table:table-cell>
          <table:table-cell table:style-name="ce13" office:value-type="float" office:value="3972" calcext:value-type="float">
            <text:p>$3,972.00</text:p>
          </table:table-cell>
          <table:table-cell table:style-name="ce13" office:value-type="float" office:value="9262.83374" calcext:value-type="float">
            <text:p>$9,262.83</text:p>
          </table:table-cell>
          <table:table-cell table:style-name="ce13" office:value-type="float" office:value="0.627" calcext:value-type="float">
            <text:p>$0.63</text:p>
          </table:table-cell>
          <table:table-cell table:style-name="ce13" office:value-type="float" office:value="6012.64156" calcext:value-type="float">
            <text:p>$6,012.64</text:p>
          </table:table-cell>
          <table:table-cell table:style-name="ce13" office:value-type="float" office:value="7550.0825" calcext:value-type="float">
            <text:p>$7,550.08</text:p>
          </table:table-cell>
          <table:table-cell office:value-type="float" office:value="1025.99276" calcext:value-type="float">
            <text:p>$1,025.99</text:p>
          </table:table-cell>
          <table:table-cell office:value-type="float" office:value="3277.77862" calcext:value-type="float">
            <text:p>$3,277.78</text:p>
          </table:table-cell>
          <table:table-cell table:number-columns-repeated="3"/>
          <table:table-cell table:style-name="ce21"/>
          <table:table-cell/>
          <table:table-cell office:value-type="float" office:value="3539.07" calcext:value-type="float">
            <text:p>$3,539.07</text:p>
          </table:table-cell>
          <table:table-cell office:value-type="float" office:value="43286.76394" calcext:value-type="float">
            <text:p>$43,286.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672000000031403" calcext:value-type="float">
            <text:p>-0.006720000000314</text:p>
          </table:table-cell>
          <table:table-cell office:value-type="float" office:value="0" calcext:value-type="float">
            <text:p>0</text:p>
          </table:table-cell>
          <table:table-cell office:value-type="float" office:value="-0.0288665999996738" calcext:value-type="float">
            <text:p>-0.028866599999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997000000097614" calcext:value-type="float">
            <text:p>-0.00099700000009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33:.BA33])" office:value-type="float" office:value="-0.0365836000000854" calcext:value-type="float">
            <text:p>-0.036583600000086</text:p>
          </table:table-cell>
          <table:table-cell/>
          <table:table-cell table:formula="of:=[.T33]-[.B33]" office:value-type="float" office:value="0" calcext:value-type="float">
            <text:p>0</text:p>
          </table:table-cell>
          <table:table-cell table:formula="of:=[.U33]-[.C33]" office:value-type="float" office:value="0" calcext:value-type="float">
            <text:p>0</text:p>
          </table:table-cell>
          <table:table-cell table:formula="of:=[.V33]-[.D33]" office:value-type="float" office:value="-0.00672000000031403" calcext:value-type="float">
            <text:p>-0.006720000000314</text:p>
          </table:table-cell>
          <table:table-cell table:formula="of:=[.W33]-[.E33]" office:value-type="float" office:value="0" calcext:value-type="float">
            <text:p>0</text:p>
          </table:table-cell>
          <table:table-cell table:formula="of:=[.X33]-[.F33]" office:value-type="float" office:value="-0.0288665999996738" calcext:value-type="float">
            <text:p>-0.028866599999674</text:p>
          </table:table-cell>
          <table:table-cell table:formula="of:=[.Y33]-[.G33]" office:value-type="float" office:value="0" calcext:value-type="float">
            <text:p>0</text:p>
          </table:table-cell>
          <table:table-cell table:formula="of:=[.Z33]-[.H33]" office:value-type="float" office:value="3006.32078" calcext:value-type="float">
            <text:p>3006.32078</text:p>
          </table:table-cell>
          <table:table-cell table:formula="of:=[.AA33]-[.I33]" office:value-type="float" office:value="0" calcext:value-type="float">
            <text:p>0</text:p>
          </table:table-cell>
          <table:table-cell table:formula="of:=[.AB33]-[.J33]" office:value-type="float" office:value="-0.000997000000097614" calcext:value-type="float">
            <text:p>-0.000997000000098</text:p>
          </table:table-cell>
          <table:table-cell table:formula="of:=[.AC33]-[.K33]" office:value-type="float" office:value="0" calcext:value-type="float">
            <text:p>0</text:p>
          </table:table-cell>
          <table:table-cell table:formula="of:=[.AD33]-[.L33]" office:value-type="float" office:value="0" calcext:value-type="float">
            <text:p>0</text:p>
          </table:table-cell>
          <table:table-cell table:formula="of:=[.AE33]-[.M33]" office:value-type="float" office:value="0" calcext:value-type="float">
            <text:p>0</text:p>
          </table:table-cell>
          <table:table-cell table:formula="of:=[.AF33]-[.N33]" office:value-type="float" office:value="0" calcext:value-type="float">
            <text:p>0</text:p>
          </table:table-cell>
          <table:table-cell table:formula="of:=[.AG33]-[.O33]" office:value-type="float" office:value="0" calcext:value-type="float">
            <text:p>0</text:p>
          </table:table-cell>
          <table:table-cell table:formula="of:=[.AH33]-[.P33]" office:value-type="float" office:value="0" calcext:value-type="float">
            <text:p>0</text:p>
          </table:table-cell>
          <table:table-cell table:formula="of:=[.AI33]-[.Q33]" office:value-type="float" office:value="0" calcext:value-type="float">
            <text:p>0</text:p>
          </table:table-cell>
          <table:table-cell table:formula="of:=[.AJ33]-[.R33]" office:value-type="float" office:value="3006.2841964" calcext:value-type="float">
            <text:p>3006.2841964</text:p>
          </table:table-cell>
        </table:table-row>
        <table:table-row table:style-name="ro1">
          <table:table-cell office:value-type="string" calcext:value-type="string">
            <text:p>2012-11-01</text:p>
          </table:table-cell>
          <table:table-cell office:value-type="float" office:value="2040.9" calcext:value-type="float">
            <text:p>2040.9</text:p>
          </table:table-cell>
          <table:table-cell office:value-type="float" office:value="3860.1" calcext:value-type="float">
            <text:p>3860.1</text:p>
          </table:table-cell>
          <table:table-cell office:value-type="float" office:value="2663.48591" calcext:value-type="float">
            <text:p>2663.48591</text:p>
          </table:table-cell>
          <table:table-cell office:value-type="float" office:value="4464" calcext:value-type="float">
            <text:p>4464</text:p>
          </table:table-cell>
          <table:table-cell office:value-type="float" office:value="8514.8793756" calcext:value-type="float">
            <text:p>8514.8793756</text:p>
          </table:table-cell>
          <table:table-cell office:value-type="float" office:value="0.627" calcext:value-type="float">
            <text:p>0.627</text:p>
          </table:table-cell>
          <table:table-cell office:value-type="float" office:value="3071.77722" calcext:value-type="float">
            <text:p>3071.77722</text:p>
          </table:table-cell>
          <table:table-cell office:value-type="float" office:value="6910.245" calcext:value-type="float">
            <text:p>6910.245</text:p>
          </table:table-cell>
          <table:table-cell office:value-type="float" office:value="864.42804" calcext:value-type="float">
            <text:p>864.42804</text:p>
          </table:table-cell>
          <table:table-cell office:value-type="float" office:value="3186.44415" calcext:value-type="float">
            <text:p>3186.44415</text:p>
          </table:table-cell>
          <table:table-cell table:number-columns-repeated="5"/>
          <table:table-cell office:value-type="float" office:value="3607.83" calcext:value-type="float">
            <text:p>3607.83</text:p>
          </table:table-cell>
          <table:table-cell office:value-type="float" office:value="39184.7166956" calcext:value-type="float">
            <text:p>39184.7166956</text:p>
          </table:table-cell>
          <table:table-cell/>
          <table:table-cell table:style-name="ce8" office:value-type="float" office:value="2040.9" calcext:value-type="float">
            <text:p>$2,040.90</text:p>
          </table:table-cell>
          <table:table-cell office:value-type="float" office:value="3860.1" calcext:value-type="float">
            <text:p>$3,860.10</text:p>
          </table:table-cell>
          <table:table-cell table:style-name="ce13" office:value-type="float" office:value="2663.47892" calcext:value-type="float">
            <text:p>$2,663.48</text:p>
          </table:table-cell>
          <table:table-cell table:style-name="ce13" office:value-type="float" office:value="4464" calcext:value-type="float">
            <text:p>$4,464.00</text:p>
          </table:table-cell>
          <table:table-cell table:style-name="ce13" office:value-type="float" office:value="8514.85284" calcext:value-type="float">
            <text:p>$8,514.85</text:p>
          </table:table-cell>
          <table:table-cell table:style-name="ce13" office:value-type="float" office:value="0.627" calcext:value-type="float">
            <text:p>$0.63</text:p>
          </table:table-cell>
          <table:table-cell table:style-name="ce13" office:value-type="float" office:value="6143.55444" calcext:value-type="float">
            <text:p>$6,143.55</text:p>
          </table:table-cell>
          <table:table-cell table:style-name="ce13" office:value-type="float" office:value="6910.245" calcext:value-type="float">
            <text:p>$6,910.25</text:p>
          </table:table-cell>
          <table:table-cell office:value-type="float" office:value="864.4272" calcext:value-type="float">
            <text:p>$864.43</text:p>
          </table:table-cell>
          <table:table-cell office:value-type="float" office:value="3186.44415" calcext:value-type="float">
            <text:p>$3,186.44</text:p>
          </table:table-cell>
          <table:table-cell table:number-columns-repeated="3"/>
          <table:table-cell table:style-name="ce21"/>
          <table:table-cell/>
          <table:table-cell office:value-type="float" office:value="3607.83" calcext:value-type="float">
            <text:p>$3,607.83</text:p>
          </table:table-cell>
          <table:table-cell office:value-type="float" office:value="42256.45955" calcext:value-type="float">
            <text:p>$42,256.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699000000031447" calcext:value-type="float">
            <text:p>-0.006990000000314</text:p>
          </table:table-cell>
          <table:table-cell office:value-type="float" office:value="0" calcext:value-type="float">
            <text:p>0</text:p>
          </table:table-cell>
          <table:table-cell office:value-type="float" office:value="-0.0265355999999883" calcext:value-type="float">
            <text:p>-0.026535599999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840000000039254" calcext:value-type="float">
            <text:p>-0.00084000000003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34:.BA34])" office:value-type="float" office:value="-0.0343656000003421" calcext:value-type="float">
            <text:p>-0.034365600000342</text:p>
          </table:table-cell>
          <table:table-cell/>
          <table:table-cell table:formula="of:=[.T34]-[.B34]" office:value-type="float" office:value="0" calcext:value-type="float">
            <text:p>0</text:p>
          </table:table-cell>
          <table:table-cell table:formula="of:=[.U34]-[.C34]" office:value-type="float" office:value="0" calcext:value-type="float">
            <text:p>0</text:p>
          </table:table-cell>
          <table:table-cell table:formula="of:=[.V34]-[.D34]" office:value-type="float" office:value="-0.00699000000031447" calcext:value-type="float">
            <text:p>-0.006990000000314</text:p>
          </table:table-cell>
          <table:table-cell table:formula="of:=[.W34]-[.E34]" office:value-type="float" office:value="0" calcext:value-type="float">
            <text:p>0</text:p>
          </table:table-cell>
          <table:table-cell table:formula="of:=[.X34]-[.F34]" office:value-type="float" office:value="-0.0265355999999883" calcext:value-type="float">
            <text:p>-0.026535599999988</text:p>
          </table:table-cell>
          <table:table-cell table:formula="of:=[.Y34]-[.G34]" office:value-type="float" office:value="0" calcext:value-type="float">
            <text:p>0</text:p>
          </table:table-cell>
          <table:table-cell table:formula="of:=[.Z34]-[.H34]" office:value-type="float" office:value="3071.77722" calcext:value-type="float">
            <text:p>3071.77722</text:p>
          </table:table-cell>
          <table:table-cell table:formula="of:=[.AA34]-[.I34]" office:value-type="float" office:value="0" calcext:value-type="float">
            <text:p>0</text:p>
          </table:table-cell>
          <table:table-cell table:formula="of:=[.AB34]-[.J34]" office:value-type="float" office:value="-0.000840000000039254" calcext:value-type="float">
            <text:p>-0.000840000000039</text:p>
          </table:table-cell>
          <table:table-cell table:formula="of:=[.AC34]-[.K34]" office:value-type="float" office:value="0" calcext:value-type="float">
            <text:p>0</text:p>
          </table:table-cell>
          <table:table-cell table:formula="of:=[.AD34]-[.L34]" office:value-type="float" office:value="0" calcext:value-type="float">
            <text:p>0</text:p>
          </table:table-cell>
          <table:table-cell table:formula="of:=[.AE34]-[.M34]" office:value-type="float" office:value="0" calcext:value-type="float">
            <text:p>0</text:p>
          </table:table-cell>
          <table:table-cell table:formula="of:=[.AF34]-[.N34]" office:value-type="float" office:value="0" calcext:value-type="float">
            <text:p>0</text:p>
          </table:table-cell>
          <table:table-cell table:formula="of:=[.AG34]-[.O34]" office:value-type="float" office:value="0" calcext:value-type="float">
            <text:p>0</text:p>
          </table:table-cell>
          <table:table-cell table:formula="of:=[.AH34]-[.P34]" office:value-type="float" office:value="0" calcext:value-type="float">
            <text:p>0</text:p>
          </table:table-cell>
          <table:table-cell table:formula="of:=[.AI34]-[.Q34]" office:value-type="float" office:value="0" calcext:value-type="float">
            <text:p>0</text:p>
          </table:table-cell>
          <table:table-cell table:formula="of:=[.AJ34]-[.R34]" office:value-type="float" office:value="3071.74285440001" calcext:value-type="float">
            <text:p>3071.74285440001</text:p>
          </table:table-cell>
        </table:table-row>
        <table:table-row table:style-name="ro1">
          <table:table-cell office:value-type="string" calcext:value-type="string">
            <text:p>2012-12-01</text:p>
          </table:table-cell>
          <table:table-cell office:value-type="float" office:value="2095.11" calcext:value-type="float">
            <text:p>2095.11</text:p>
          </table:table-cell>
          <table:table-cell office:value-type="float" office:value="3758.4" calcext:value-type="float">
            <text:p>3758.4</text:p>
          </table:table-cell>
          <table:table-cell office:value-type="float" office:value="2817.808055" calcext:value-type="float">
            <text:p>2817.808055</text:p>
          </table:table-cell>
          <table:table-cell office:value-type="float" office:value="4580" calcext:value-type="float">
            <text:p>4580</text:p>
          </table:table-cell>
          <table:table-cell office:value-type="float" office:value="8543.1814438" calcext:value-type="float">
            <text:p>8543.1814438</text:p>
          </table:table-cell>
          <table:table-cell office:value-type="float" office:value="0" calcext:value-type="float">
            <text:p>0</text:p>
          </table:table-cell>
          <table:table-cell office:value-type="float" office:value="3146.58458" calcext:value-type="float">
            <text:p>3146.58458</text:p>
          </table:table-cell>
          <table:table-cell office:value-type="float" office:value="7809.0285" calcext:value-type="float">
            <text:p>7809.0285</text:p>
          </table:table-cell>
          <table:table-cell office:value-type="float" office:value="935.434629" calcext:value-type="float">
            <text:p>935.434629</text:p>
          </table:table-cell>
          <table:table-cell office:value-type="float" office:value="2876.52269" calcext:value-type="float">
            <text:p>2876.52269</text:p>
          </table:table-cell>
          <table:table-cell table:number-columns-repeated="5"/>
          <table:table-cell office:value-type="float" office:value="3818.45" calcext:value-type="float">
            <text:p>3818.45</text:p>
          </table:table-cell>
          <table:table-cell office:value-type="float" office:value="40380.5198978" calcext:value-type="float">
            <text:p>40380.5198978</text:p>
          </table:table-cell>
          <table:table-cell/>
          <table:table-cell table:style-name="ce8" office:value-type="float" office:value="2095.11" calcext:value-type="float">
            <text:p>$2,095.11</text:p>
          </table:table-cell>
          <table:table-cell office:value-type="float" office:value="3758.4" calcext:value-type="float">
            <text:p>$3,758.40</text:p>
          </table:table-cell>
          <table:table-cell table:style-name="ce13" office:value-type="float" office:value="2817.80066" calcext:value-type="float">
            <text:p>$2,817.80</text:p>
          </table:table-cell>
          <table:table-cell table:style-name="ce13" office:value-type="float" office:value="4580" calcext:value-type="float">
            <text:p>$4,580.00</text:p>
          </table:table-cell>
          <table:table-cell table:style-name="ce13" office:value-type="float" office:value="8543.15482" calcext:value-type="float">
            <text:p>$8,543.15</text:p>
          </table:table-cell>
          <table:table-cell table:style-name="ce13" office:value-type="float" office:value="0" calcext:value-type="float">
            <text:p>$0.00</text:p>
          </table:table-cell>
          <table:table-cell table:style-name="ce13" office:value-type="float" office:value="6293.16916" calcext:value-type="float">
            <text:p>$6,293.17</text:p>
          </table:table-cell>
          <table:table-cell table:style-name="ce13" office:value-type="float" office:value="7809.0285" calcext:value-type="float">
            <text:p>$7,809.03</text:p>
          </table:table-cell>
          <table:table-cell office:value-type="float" office:value="935.43372" calcext:value-type="float">
            <text:p>$935.43</text:p>
          </table:table-cell>
          <table:table-cell office:value-type="float" office:value="2876.52269" calcext:value-type="float">
            <text:p>$2,876.52</text:p>
          </table:table-cell>
          <table:table-cell table:number-columns-repeated="3"/>
          <table:table-cell table:style-name="ce21"/>
          <table:table-cell/>
          <table:table-cell office:value-type="float" office:value="3818.45" calcext:value-type="float">
            <text:p>$3,818.45</text:p>
          </table:table-cell>
          <table:table-cell office:value-type="float" office:value="43527.06955" calcext:value-type="float">
            <text:p>$43,527.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73950000005425" calcext:value-type="float">
            <text:p>-0.007395000000543</text:p>
          </table:table-cell>
          <table:table-cell office:value-type="float" office:value="0" calcext:value-type="float">
            <text:p>0</text:p>
          </table:table-cell>
          <table:table-cell office:value-type="float" office:value="-0.0266237999985606" calcext:value-type="float">
            <text:p>-0.026623799998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908999999978732" calcext:value-type="float">
            <text:p>-0.00090899999997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35:.BA35])" office:value-type="float" office:value="-0.0349277999990818" calcext:value-type="float">
            <text:p>-0.034927799999082</text:p>
          </table:table-cell>
          <table:table-cell/>
          <table:table-cell table:formula="of:=[.T35]-[.B35]" office:value-type="float" office:value="0" calcext:value-type="float">
            <text:p>0</text:p>
          </table:table-cell>
          <table:table-cell table:formula="of:=[.U35]-[.C35]" office:value-type="float" office:value="0" calcext:value-type="float">
            <text:p>0</text:p>
          </table:table-cell>
          <table:table-cell table:formula="of:=[.V35]-[.D35]" office:value-type="float" office:value="-0.0073950000005425" calcext:value-type="float">
            <text:p>-0.007395000000543</text:p>
          </table:table-cell>
          <table:table-cell table:formula="of:=[.W35]-[.E35]" office:value-type="float" office:value="0" calcext:value-type="float">
            <text:p>0</text:p>
          </table:table-cell>
          <table:table-cell table:formula="of:=[.X35]-[.F35]" office:value-type="float" office:value="-0.0266237999985606" calcext:value-type="float">
            <text:p>-0.026623799998561</text:p>
          </table:table-cell>
          <table:table-cell table:formula="of:=[.Y35]-[.G35]" office:value-type="float" office:value="0" calcext:value-type="float">
            <text:p>0</text:p>
          </table:table-cell>
          <table:table-cell table:formula="of:=[.Z35]-[.H35]" office:value-type="float" office:value="3146.58458" calcext:value-type="float">
            <text:p>3146.58458</text:p>
          </table:table-cell>
          <table:table-cell table:formula="of:=[.AA35]-[.I35]" office:value-type="float" office:value="0" calcext:value-type="float">
            <text:p>0</text:p>
          </table:table-cell>
          <table:table-cell table:formula="of:=[.AB35]-[.J35]" office:value-type="float" office:value="-0.000908999999978732" calcext:value-type="float">
            <text:p>-0.000908999999979</text:p>
          </table:table-cell>
          <table:table-cell table:formula="of:=[.AC35]-[.K35]" office:value-type="float" office:value="0" calcext:value-type="float">
            <text:p>0</text:p>
          </table:table-cell>
          <table:table-cell table:formula="of:=[.AD35]-[.L35]" office:value-type="float" office:value="0" calcext:value-type="float">
            <text:p>0</text:p>
          </table:table-cell>
          <table:table-cell table:formula="of:=[.AE35]-[.M35]" office:value-type="float" office:value="0" calcext:value-type="float">
            <text:p>0</text:p>
          </table:table-cell>
          <table:table-cell table:formula="of:=[.AF35]-[.N35]" office:value-type="float" office:value="0" calcext:value-type="float">
            <text:p>0</text:p>
          </table:table-cell>
          <table:table-cell table:formula="of:=[.AG35]-[.O35]" office:value-type="float" office:value="0" calcext:value-type="float">
            <text:p>0</text:p>
          </table:table-cell>
          <table:table-cell table:formula="of:=[.AH35]-[.P35]" office:value-type="float" office:value="0" calcext:value-type="float">
            <text:p>0</text:p>
          </table:table-cell>
          <table:table-cell table:formula="of:=[.AI35]-[.Q35]" office:value-type="float" office:value="0" calcext:value-type="float">
            <text:p>0</text:p>
          </table:table-cell>
          <table:table-cell table:formula="of:=[.AJ35]-[.R35]" office:value-type="float" office:value="3146.5496522" calcext:value-type="float">
            <text:p>3146.5496522</text:p>
          </table:table-cell>
        </table:table-row>
        <table:table-row table:style-name="ro1">
          <table:table-cell office:value-type="string" calcext:value-type="string">
            <text:p>2013-01-01</text:p>
          </table:table-cell>
          <table:table-cell/>
          <table:table-cell office:value-type="float" office:value="3747.6" calcext:value-type="float">
            <text:p>3747.6</text:p>
          </table:table-cell>
          <table:table-cell office:value-type="float" office:value="3317.9261175" calcext:value-type="float">
            <text:p>3317.9261175</text:p>
          </table:table-cell>
          <table:table-cell office:value-type="float" office:value="5180" calcext:value-type="float">
            <text:p>5180</text:p>
          </table:table-cell>
          <table:table-cell office:value-type="float" office:value="8486.5773074" calcext:value-type="float">
            <text:p>8486.5773074</text:p>
          </table:table-cell>
          <table:table-cell/>
          <table:table-cell office:value-type="float" office:value="3291.52384" calcext:value-type="float">
            <text:p>3291.52384</text:p>
          </table:table-cell>
          <table:table-cell office:value-type="float" office:value="0" calcext:value-type="float">
            <text:p>0</text:p>
          </table:table-cell>
          <table:table-cell office:value-type="float" office:value="900.445875" calcext:value-type="float">
            <text:p>900.445875</text:p>
          </table:table-cell>
          <table:table-cell office:value-type="float" office:value="2753.37509" calcext:value-type="float">
            <text:p>2753.37509</text:p>
          </table:table-cell>
          <table:table-cell table:number-columns-repeated="5"/>
          <table:table-cell office:value-type="float" office:value="7797.72" calcext:value-type="float">
            <text:p>7797.72</text:p>
          </table:table-cell>
          <table:table-cell office:value-type="float" office:value="35475.1682299" calcext:value-type="float">
            <text:p>35475.1682299</text:p>
          </table:table-cell>
          <table:table-cell table:number-columns-repeated="2"/>
          <table:table-cell office:value-type="float" office:value="3747.6" calcext:value-type="float">
            <text:p>$3,747.60</text:p>
          </table:table-cell>
          <table:table-cell table:style-name="ce13" office:value-type="float" office:value="3317.91741" calcext:value-type="float">
            <text:p>$3,317.92</text:p>
          </table:table-cell>
          <table:table-cell table:style-name="ce13" office:value-type="float" office:value="5180" calcext:value-type="float">
            <text:p>$5,180.00</text:p>
          </table:table-cell>
          <table:table-cell table:style-name="ce13" office:value-type="float" office:value="8486.55086" calcext:value-type="float">
            <text:p>$8,486.55</text:p>
          </table:table-cell>
          <table:table-cell/>
          <table:table-cell table:style-name="ce13" office:value-type="float" office:value="6583.04768" calcext:value-type="float">
            <text:p>$6,583.05</text:p>
          </table:table-cell>
          <table:table-cell table:style-name="ce13" office:value-type="float" office:value="6304.2065" calcext:value-type="float">
            <text:p>$6,304.21</text:p>
          </table:table-cell>
          <table:table-cell office:value-type="float" office:value="900.445" calcext:value-type="float">
            <text:p>$900.45</text:p>
          </table:table-cell>
          <table:table-cell office:value-type="float" office:value="2753.37509" calcext:value-type="float">
            <text:p>$2,753.38</text:p>
          </table:table-cell>
          <table:table-cell table:number-columns-repeated="3"/>
          <table:table-cell table:style-name="ce21"/>
          <table:table-cell/>
          <table:table-cell office:value-type="float" office:value="7797.72" calcext:value-type="float">
            <text:p>$7,797.72</text:p>
          </table:table-cell>
          <table:table-cell office:value-type="float" office:value="45070.86254" calcext:value-type="float">
            <text:p>$45,070.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870750000012777" calcext:value-type="float">
            <text:p>-0.008707500000128</text:p>
          </table:table-cell>
          <table:table-cell office:value-type="float" office:value="0" calcext:value-type="float">
            <text:p>0</text:p>
          </table:table-cell>
          <table:table-cell office:value-type="float" office:value="-0.0264473999995971" calcext:value-type="float">
            <text:p>-0.026447399999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4.2065" calcext:value-type="float">
            <text:p>6304.2065</text:p>
          </table:table-cell>
          <table:table-cell office:value-type="float" office:value="-0.000874999999950887" calcext:value-type="float">
            <text:p>-0.00087499999995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36:.BA36])" office:value-type="float" office:value="6304.1704701" calcext:value-type="float">
            <text:p>6304.1704701</text:p>
          </table:table-cell>
          <table:table-cell/>
          <table:table-cell table:formula="of:=[.T36]-[.B36]" office:value-type="float" office:value="0" calcext:value-type="float">
            <text:p>0</text:p>
          </table:table-cell>
          <table:table-cell table:formula="of:=[.U36]-[.C36]" office:value-type="float" office:value="0" calcext:value-type="float">
            <text:p>0</text:p>
          </table:table-cell>
          <table:table-cell table:formula="of:=[.V36]-[.D36]" office:value-type="float" office:value="-0.00870750000012777" calcext:value-type="float">
            <text:p>-0.008707500000128</text:p>
          </table:table-cell>
          <table:table-cell table:formula="of:=[.W36]-[.E36]" office:value-type="float" office:value="0" calcext:value-type="float">
            <text:p>0</text:p>
          </table:table-cell>
          <table:table-cell table:formula="of:=[.X36]-[.F36]" office:value-type="float" office:value="-0.0264473999995971" calcext:value-type="float">
            <text:p>-0.026447399999597</text:p>
          </table:table-cell>
          <table:table-cell table:formula="of:=[.Y36]-[.G36]" office:value-type="float" office:value="0" calcext:value-type="float">
            <text:p>0</text:p>
          </table:table-cell>
          <table:table-cell table:formula="of:=[.Z36]-[.H36]" office:value-type="float" office:value="3291.52384" calcext:value-type="float">
            <text:p>3291.52384</text:p>
          </table:table-cell>
          <table:table-cell table:formula="of:=[.AA36]-[.I36]" office:value-type="float" office:value="6304.2065" calcext:value-type="float">
            <text:p>6304.2065</text:p>
          </table:table-cell>
          <table:table-cell table:formula="of:=[.AB36]-[.J36]" office:value-type="float" office:value="-0.000874999999950887" calcext:value-type="float">
            <text:p>-0.000874999999951</text:p>
          </table:table-cell>
          <table:table-cell table:formula="of:=[.AC36]-[.K36]" office:value-type="float" office:value="0" calcext:value-type="float">
            <text:p>0</text:p>
          </table:table-cell>
          <table:table-cell table:formula="of:=[.AD36]-[.L36]" office:value-type="float" office:value="0" calcext:value-type="float">
            <text:p>0</text:p>
          </table:table-cell>
          <table:table-cell table:formula="of:=[.AE36]-[.M36]" office:value-type="float" office:value="0" calcext:value-type="float">
            <text:p>0</text:p>
          </table:table-cell>
          <table:table-cell table:formula="of:=[.AF36]-[.N36]" office:value-type="float" office:value="0" calcext:value-type="float">
            <text:p>0</text:p>
          </table:table-cell>
          <table:table-cell table:formula="of:=[.AG36]-[.O36]" office:value-type="float" office:value="0" calcext:value-type="float">
            <text:p>0</text:p>
          </table:table-cell>
          <table:table-cell table:formula="of:=[.AH36]-[.P36]" office:value-type="float" office:value="0" calcext:value-type="float">
            <text:p>0</text:p>
          </table:table-cell>
          <table:table-cell table:formula="of:=[.AI36]-[.Q36]" office:value-type="float" office:value="0" calcext:value-type="float">
            <text:p>0</text:p>
          </table:table-cell>
          <table:table-cell table:formula="of:=[.AJ36]-[.R36]" office:value-type="float" office:value="9595.6943101" calcext:value-type="float">
            <text:p>9595.6943101</text:p>
          </table:table-cell>
        </table:table-row>
        <table:table-row table:style-name="ro1">
          <table:table-cell office:value-type="string" calcext:value-type="string">
            <text:p>2013-02-01</text:p>
          </table:table-cell>
          <table:table-cell/>
          <table:table-cell office:value-type="float" office:value="4006.8" calcext:value-type="float">
            <text:p>4006.8</text:p>
          </table:table-cell>
          <table:table-cell office:value-type="float" office:value="3235.04941" calcext:value-type="float">
            <text:p>3235.04941</text:p>
          </table:table-cell>
          <table:table-cell office:value-type="float" office:value="5180" calcext:value-type="float">
            <text:p>5180</text:p>
          </table:table-cell>
          <table:table-cell office:value-type="float" office:value="9008.1439928" calcext:value-type="float">
            <text:p>9008.1439928</text:p>
          </table:table-cell>
          <table:table-cell/>
          <table:table-cell office:value-type="float" office:value="3646.8588" calcext:value-type="float">
            <text:p>3646.8588</text:p>
          </table:table-cell>
          <table:table-cell office:value-type="float" office:value="0" calcext:value-type="float">
            <text:p>0</text:p>
          </table:table-cell>
          <table:table-cell office:value-type="float" office:value="889.125984" calcext:value-type="float">
            <text:p>889.125984</text:p>
          </table:table-cell>
          <table:table-cell office:value-type="float" office:value="2511.18481" calcext:value-type="float">
            <text:p>2511.18481</text:p>
          </table:table-cell>
          <table:table-cell table:number-columns-repeated="5"/>
          <table:table-cell office:value-type="float" office:value="7874.6" calcext:value-type="float">
            <text:p>7874.6</text:p>
          </table:table-cell>
          <table:table-cell office:value-type="float" office:value="36351.7629968" calcext:value-type="float">
            <text:p>36351.7629968</text:p>
          </table:table-cell>
          <table:table-cell table:number-columns-repeated="2"/>
          <table:table-cell office:value-type="float" office:value="4006.8" calcext:value-type="float">
            <text:p>$4,006.80</text:p>
          </table:table-cell>
          <table:table-cell table:style-name="ce13" office:value-type="float" office:value="3235.04092" calcext:value-type="float">
            <text:p>$3,235.04</text:p>
          </table:table-cell>
          <table:table-cell table:style-name="ce13" office:value-type="float" office:value="5180" calcext:value-type="float">
            <text:p>$5,180.00</text:p>
          </table:table-cell>
          <table:table-cell table:style-name="ce13" office:value-type="float" office:value="9008.11592" calcext:value-type="float">
            <text:p>$9,008.12</text:p>
          </table:table-cell>
          <table:table-cell/>
          <table:table-cell table:style-name="ce13" office:value-type="float" office:value="7293.7176" calcext:value-type="float">
            <text:p>$7,293.72</text:p>
          </table:table-cell>
          <table:table-cell table:style-name="ce13" office:value-type="float" office:value="6596.906" calcext:value-type="float">
            <text:p>$6,596.91</text:p>
          </table:table-cell>
          <table:table-cell office:value-type="float" office:value="889.12512" calcext:value-type="float">
            <text:p>$889.13</text:p>
          </table:table-cell>
          <table:table-cell office:value-type="float" office:value="2511.18481" calcext:value-type="float">
            <text:p>$2,511.18</text:p>
          </table:table-cell>
          <table:table-cell table:number-columns-repeated="3"/>
          <table:table-cell table:style-name="ce21"/>
          <table:table-cell/>
          <table:table-cell office:value-type="float" office:value="7874.6" calcext:value-type="float">
            <text:p>$7,874.60</text:p>
          </table:table-cell>
          <table:table-cell office:value-type="float" office:value="46595.49037" calcext:value-type="float">
            <text:p>$46,595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849000000016531" calcext:value-type="float">
            <text:p>-0.008490000000165</text:p>
          </table:table-cell>
          <table:table-cell office:value-type="float" office:value="0" calcext:value-type="float">
            <text:p>0</text:p>
          </table:table-cell>
          <table:table-cell office:value-type="float" office:value="-0.0280727999997907" calcext:value-type="float">
            <text:p>-0.028072799999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6.906" calcext:value-type="float">
            <text:p>6596.906</text:p>
          </table:table-cell>
          <table:table-cell office:value-type="float" office:value="-0.000864000000092346" calcext:value-type="float">
            <text:p>-0.00086400000009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37:.BA37])" office:value-type="float" office:value="6596.8685732" calcext:value-type="float">
            <text:p>6596.8685732</text:p>
          </table:table-cell>
          <table:table-cell/>
          <table:table-cell table:formula="of:=[.T37]-[.B37]" office:value-type="float" office:value="0" calcext:value-type="float">
            <text:p>0</text:p>
          </table:table-cell>
          <table:table-cell table:formula="of:=[.U37]-[.C37]" office:value-type="float" office:value="0" calcext:value-type="float">
            <text:p>0</text:p>
          </table:table-cell>
          <table:table-cell table:formula="of:=[.V37]-[.D37]" office:value-type="float" office:value="-0.00849000000016531" calcext:value-type="float">
            <text:p>-0.008490000000165</text:p>
          </table:table-cell>
          <table:table-cell table:formula="of:=[.W37]-[.E37]" office:value-type="float" office:value="0" calcext:value-type="float">
            <text:p>0</text:p>
          </table:table-cell>
          <table:table-cell table:formula="of:=[.X37]-[.F37]" office:value-type="float" office:value="-0.0280727999997907" calcext:value-type="float">
            <text:p>-0.028072799999791</text:p>
          </table:table-cell>
          <table:table-cell table:formula="of:=[.Y37]-[.G37]" office:value-type="float" office:value="0" calcext:value-type="float">
            <text:p>0</text:p>
          </table:table-cell>
          <table:table-cell table:formula="of:=[.Z37]-[.H37]" office:value-type="float" office:value="3646.8588" calcext:value-type="float">
            <text:p>3646.8588</text:p>
          </table:table-cell>
          <table:table-cell table:formula="of:=[.AA37]-[.I37]" office:value-type="float" office:value="6596.906" calcext:value-type="float">
            <text:p>6596.906</text:p>
          </table:table-cell>
          <table:table-cell table:formula="of:=[.AB37]-[.J37]" office:value-type="float" office:value="-0.000864000000092346" calcext:value-type="float">
            <text:p>-0.000864000000092</text:p>
          </table:table-cell>
          <table:table-cell table:formula="of:=[.AC37]-[.K37]" office:value-type="float" office:value="0" calcext:value-type="float">
            <text:p>0</text:p>
          </table:table-cell>
          <table:table-cell table:formula="of:=[.AD37]-[.L37]" office:value-type="float" office:value="0" calcext:value-type="float">
            <text:p>0</text:p>
          </table:table-cell>
          <table:table-cell table:formula="of:=[.AE37]-[.M37]" office:value-type="float" office:value="0" calcext:value-type="float">
            <text:p>0</text:p>
          </table:table-cell>
          <table:table-cell table:formula="of:=[.AF37]-[.N37]" office:value-type="float" office:value="0" calcext:value-type="float">
            <text:p>0</text:p>
          </table:table-cell>
          <table:table-cell table:formula="of:=[.AG37]-[.O37]" office:value-type="float" office:value="0" calcext:value-type="float">
            <text:p>0</text:p>
          </table:table-cell>
          <table:table-cell table:formula="of:=[.AH37]-[.P37]" office:value-type="float" office:value="0" calcext:value-type="float">
            <text:p>0</text:p>
          </table:table-cell>
          <table:table-cell table:formula="of:=[.AI37]-[.Q37]" office:value-type="float" office:value="0" calcext:value-type="float">
            <text:p>0</text:p>
          </table:table-cell>
          <table:table-cell table:formula="of:=[.AJ37]-[.R37]" office:value-type="float" office:value="10243.7273732" calcext:value-type="float">
            <text:p>10243.7273732</text:p>
          </table:table-cell>
        </table:table-row>
        <table:table-row table:style-name="ro1">
          <table:table-cell office:value-type="string" calcext:value-type="string">
            <text:p>2013-03-01</text:p>
          </table:table-cell>
          <table:table-cell/>
          <table:table-cell office:value-type="float" office:value="3629.7" calcext:value-type="float">
            <text:p>3629.7</text:p>
          </table:table-cell>
          <table:table-cell office:value-type="float" office:value="3240.765045" calcext:value-type="float">
            <text:p>3240.765045</text:p>
          </table:table-cell>
          <table:table-cell office:value-type="float" office:value="5044" calcext:value-type="float">
            <text:p>5044</text:p>
          </table:table-cell>
          <table:table-cell office:value-type="float" office:value="9376.0708794" calcext:value-type="float">
            <text:p>9376.0708794</text:p>
          </table:table-cell>
          <table:table-cell/>
          <table:table-cell office:value-type="float" office:value="4189.21216" calcext:value-type="float">
            <text:p>4189.21216</text:p>
          </table:table-cell>
          <table:table-cell office:value-type="float" office:value="0" calcext:value-type="float">
            <text:p>0</text:p>
          </table:table-cell>
          <table:table-cell office:value-type="float" office:value="922.056576" calcext:value-type="float">
            <text:p>922.056576</text:p>
          </table:table-cell>
          <table:table-cell office:value-type="float" office:value="2205.36827" calcext:value-type="float">
            <text:p>2205.36827</text:p>
          </table:table-cell>
          <table:table-cell table:number-columns-repeated="5"/>
          <table:table-cell office:value-type="float" office:value="8124.14" calcext:value-type="float">
            <text:p>8124.14</text:p>
          </table:table-cell>
          <table:table-cell office:value-type="float" office:value="36731.3129304" calcext:value-type="float">
            <text:p>36731.3129304</text:p>
          </table:table-cell>
          <table:table-cell table:number-columns-repeated="2"/>
          <table:table-cell office:value-type="float" office:value="3629.7" calcext:value-type="float">
            <text:p>$3,629.70</text:p>
          </table:table-cell>
          <table:table-cell table:style-name="ce13" office:value-type="float" office:value="3240.75654" calcext:value-type="float">
            <text:p>$3,240.76</text:p>
          </table:table-cell>
          <table:table-cell table:style-name="ce13" office:value-type="float" office:value="5044" calcext:value-type="float">
            <text:p>$5,044.00</text:p>
          </table:table-cell>
          <table:table-cell table:style-name="ce13" office:value-type="float" office:value="9376.04166" calcext:value-type="float">
            <text:p>$9,376.04</text:p>
          </table:table-cell>
          <table:table-cell/>
          <table:table-cell table:style-name="ce13" office:value-type="float" office:value="8378.42432" calcext:value-type="float">
            <text:p>$8,378.42</text:p>
          </table:table-cell>
          <table:table-cell table:style-name="ce13" office:value-type="float" office:value="6449.9685" calcext:value-type="float">
            <text:p>$6,449.97</text:p>
          </table:table-cell>
          <table:table-cell office:value-type="float" office:value="922.05568" calcext:value-type="float">
            <text:p>$922.06</text:p>
          </table:table-cell>
          <table:table-cell office:value-type="float" office:value="2205.36827" calcext:value-type="float">
            <text:p>$2,205.37</text:p>
          </table:table-cell>
          <table:table-cell table:number-columns-repeated="3"/>
          <table:table-cell table:style-name="ce21"/>
          <table:table-cell/>
          <table:table-cell office:value-type="float" office:value="8124.14" calcext:value-type="float">
            <text:p>$8,124.14</text:p>
          </table:table-cell>
          <table:table-cell office:value-type="float" office:value="47370.45497" calcext:value-type="float">
            <text:p>$47,370.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850500000069587" calcext:value-type="float">
            <text:p>-0.008505000000696</text:p>
          </table:table-cell>
          <table:table-cell office:value-type="float" office:value="0" calcext:value-type="float">
            <text:p>0</text:p>
          </table:table-cell>
          <table:table-cell office:value-type="float" office:value="-0.0292193999994197" calcext:value-type="float">
            <text:p>-0.0292193999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9.9685" calcext:value-type="float">
            <text:p>6449.9685</text:p>
          </table:table-cell>
          <table:table-cell office:value-type="float" office:value="-0.000896000000125241" calcext:value-type="float">
            <text:p>-0.00089600000012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38:.BA38])" office:value-type="float" office:value="6449.9298796" calcext:value-type="float">
            <text:p>6449.9298796</text:p>
          </table:table-cell>
          <table:table-cell/>
          <table:table-cell table:formula="of:=[.T38]-[.B38]" office:value-type="float" office:value="0" calcext:value-type="float">
            <text:p>0</text:p>
          </table:table-cell>
          <table:table-cell table:formula="of:=[.U38]-[.C38]" office:value-type="float" office:value="0" calcext:value-type="float">
            <text:p>0</text:p>
          </table:table-cell>
          <table:table-cell table:formula="of:=[.V38]-[.D38]" office:value-type="float" office:value="-0.00850500000069587" calcext:value-type="float">
            <text:p>-0.008505000000696</text:p>
          </table:table-cell>
          <table:table-cell table:formula="of:=[.W38]-[.E38]" office:value-type="float" office:value="0" calcext:value-type="float">
            <text:p>0</text:p>
          </table:table-cell>
          <table:table-cell table:formula="of:=[.X38]-[.F38]" office:value-type="float" office:value="-0.0292193999994197" calcext:value-type="float">
            <text:p>-0.02921939999942</text:p>
          </table:table-cell>
          <table:table-cell table:formula="of:=[.Y38]-[.G38]" office:value-type="float" office:value="0" calcext:value-type="float">
            <text:p>0</text:p>
          </table:table-cell>
          <table:table-cell table:formula="of:=[.Z38]-[.H38]" office:value-type="float" office:value="4189.21216" calcext:value-type="float">
            <text:p>4189.21216</text:p>
          </table:table-cell>
          <table:table-cell table:formula="of:=[.AA38]-[.I38]" office:value-type="float" office:value="6449.9685" calcext:value-type="float">
            <text:p>6449.9685</text:p>
          </table:table-cell>
          <table:table-cell table:formula="of:=[.AB38]-[.J38]" office:value-type="float" office:value="-0.000896000000125241" calcext:value-type="float">
            <text:p>-0.000896000000125</text:p>
          </table:table-cell>
          <table:table-cell table:formula="of:=[.AC38]-[.K38]" office:value-type="float" office:value="0" calcext:value-type="float">
            <text:p>0</text:p>
          </table:table-cell>
          <table:table-cell table:formula="of:=[.AD38]-[.L38]" office:value-type="float" office:value="0" calcext:value-type="float">
            <text:p>0</text:p>
          </table:table-cell>
          <table:table-cell table:formula="of:=[.AE38]-[.M38]" office:value-type="float" office:value="0" calcext:value-type="float">
            <text:p>0</text:p>
          </table:table-cell>
          <table:table-cell table:formula="of:=[.AF38]-[.N38]" office:value-type="float" office:value="0" calcext:value-type="float">
            <text:p>0</text:p>
          </table:table-cell>
          <table:table-cell table:formula="of:=[.AG38]-[.O38]" office:value-type="float" office:value="0" calcext:value-type="float">
            <text:p>0</text:p>
          </table:table-cell>
          <table:table-cell table:formula="of:=[.AH38]-[.P38]" office:value-type="float" office:value="0" calcext:value-type="float">
            <text:p>0</text:p>
          </table:table-cell>
          <table:table-cell table:formula="of:=[.AI38]-[.Q38]" office:value-type="float" office:value="0" calcext:value-type="float">
            <text:p>0</text:p>
          </table:table-cell>
          <table:table-cell table:formula="of:=[.AJ38]-[.R38]" office:value-type="float" office:value="10639.1420396" calcext:value-type="float">
            <text:p>10639.1420396</text:p>
          </table:table-cell>
        </table:table-row>
        <table:table-row table:style-name="ro1">
          <table:table-cell office:value-type="string" calcext:value-type="string">
            <text:p>2013-04-01</text:p>
          </table:table-cell>
          <table:table-cell/>
          <table:table-cell office:value-type="float" office:value="3811.5" calcext:value-type="float">
            <text:p>3811.5</text:p>
          </table:table-cell>
          <table:table-cell office:value-type="float" office:value="3480.821715" calcext:value-type="float">
            <text:p>3480.821715</text:p>
          </table:table-cell>
          <table:table-cell office:value-type="float" office:value="5260" calcext:value-type="float">
            <text:p>5260</text:p>
          </table:table-cell>
          <table:table-cell office:value-type="float" office:value="9347.7688112" calcext:value-type="float">
            <text:p>9347.7688112</text:p>
          </table:table-cell>
          <table:table-cell/>
          <table:table-cell office:value-type="float" office:value="4432.33608" calcext:value-type="float">
            <text:p>4432.33608</text:p>
          </table:table-cell>
          <table:table-cell office:value-type="float" office:value="0" calcext:value-type="float">
            <text:p>0</text:p>
          </table:table-cell>
          <table:table-cell office:value-type="float" office:value="1188.588555" calcext:value-type="float">
            <text:p>1188.588555</text:p>
          </table:table-cell>
          <table:table-cell office:value-type="float" office:value="2246.41747" calcext:value-type="float">
            <text:p>2246.41747</text:p>
          </table:table-cell>
          <table:table-cell table:number-columns-repeated="5"/>
          <table:table-cell office:value-type="float" office:value="2675.64" calcext:value-type="float">
            <text:p>2675.64</text:p>
          </table:table-cell>
          <table:table-cell office:value-type="float" office:value="32443.0726312" calcext:value-type="float">
            <text:p>32443.0726312</text:p>
          </table:table-cell>
          <table:table-cell table:number-columns-repeated="2"/>
          <table:table-cell office:value-type="float" office:value="3811.5" calcext:value-type="float">
            <text:p>$3,811.50</text:p>
          </table:table-cell>
          <table:table-cell table:style-name="ce13" office:value-type="float" office:value="3480.81258" calcext:value-type="float">
            <text:p>$3,480.81</text:p>
          </table:table-cell>
          <table:table-cell table:style-name="ce13" office:value-type="float" office:value="5260" calcext:value-type="float">
            <text:p>$5,260.00</text:p>
          </table:table-cell>
          <table:table-cell table:style-name="ce13" office:value-type="float" office:value="9347.73968" calcext:value-type="float">
            <text:p>$9,347.74</text:p>
          </table:table-cell>
          <table:table-cell/>
          <table:table-cell table:style-name="ce13" office:value-type="float" office:value="8864.67216" calcext:value-type="float">
            <text:p>$8,864.67</text:p>
          </table:table-cell>
          <table:table-cell table:style-name="ce13" office:value-type="float" office:value="6694.4725" calcext:value-type="float">
            <text:p>$6,694.47</text:p>
          </table:table-cell>
          <table:table-cell office:value-type="float" office:value="1188.5874" calcext:value-type="float">
            <text:p>$1,188.59</text:p>
          </table:table-cell>
          <table:table-cell office:value-type="float" office:value="2246.41747" calcext:value-type="float">
            <text:p>$2,246.42</text:p>
          </table:table-cell>
          <table:table-cell table:number-columns-repeated="3"/>
          <table:table-cell table:style-name="ce21"/>
          <table:table-cell/>
          <table:table-cell office:value-type="float" office:value="2675.64" calcext:value-type="float">
            <text:p>$2,675.64</text:p>
          </table:table-cell>
          <table:table-cell office:value-type="float" office:value="43569.84179" calcext:value-type="float">
            <text:p>$43,569.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913500000069689" calcext:value-type="float">
            <text:p>-0.009135000000697</text:p>
          </table:table-cell>
          <table:table-cell office:value-type="float" office:value="0" calcext:value-type="float">
            <text:p>0</text:p>
          </table:table-cell>
          <table:table-cell office:value-type="float" office:value="-0.0291311999990285" calcext:value-type="float">
            <text:p>-0.029131199999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4.4725" calcext:value-type="float">
            <text:p>6694.4725</text:p>
          </table:table-cell>
          <table:table-cell office:value-type="float" office:value="-0.00115499999992608" calcext:value-type="float">
            <text:p>-0.0011549999999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39:.BA39])" office:value-type="float" office:value="6694.4330788" calcext:value-type="float">
            <text:p>6694.4330788</text:p>
          </table:table-cell>
          <table:table-cell/>
          <table:table-cell table:formula="of:=[.T39]-[.B39]" office:value-type="float" office:value="0" calcext:value-type="float">
            <text:p>0</text:p>
          </table:table-cell>
          <table:table-cell table:formula="of:=[.U39]-[.C39]" office:value-type="float" office:value="0" calcext:value-type="float">
            <text:p>0</text:p>
          </table:table-cell>
          <table:table-cell table:formula="of:=[.V39]-[.D39]" office:value-type="float" office:value="-0.00913500000069689" calcext:value-type="float">
            <text:p>-0.009135000000697</text:p>
          </table:table-cell>
          <table:table-cell table:formula="of:=[.W39]-[.E39]" office:value-type="float" office:value="0" calcext:value-type="float">
            <text:p>0</text:p>
          </table:table-cell>
          <table:table-cell table:formula="of:=[.X39]-[.F39]" office:value-type="float" office:value="-0.0291311999990285" calcext:value-type="float">
            <text:p>-0.029131199999029</text:p>
          </table:table-cell>
          <table:table-cell table:formula="of:=[.Y39]-[.G39]" office:value-type="float" office:value="0" calcext:value-type="float">
            <text:p>0</text:p>
          </table:table-cell>
          <table:table-cell table:formula="of:=[.Z39]-[.H39]" office:value-type="float" office:value="4432.33608" calcext:value-type="float">
            <text:p>4432.33608</text:p>
          </table:table-cell>
          <table:table-cell table:formula="of:=[.AA39]-[.I39]" office:value-type="float" office:value="6694.4725" calcext:value-type="float">
            <text:p>6694.4725</text:p>
          </table:table-cell>
          <table:table-cell table:formula="of:=[.AB39]-[.J39]" office:value-type="float" office:value="-0.00115499999992608" calcext:value-type="float">
            <text:p>-0.001154999999926</text:p>
          </table:table-cell>
          <table:table-cell table:formula="of:=[.AC39]-[.K39]" office:value-type="float" office:value="0" calcext:value-type="float">
            <text:p>0</text:p>
          </table:table-cell>
          <table:table-cell table:formula="of:=[.AD39]-[.L39]" office:value-type="float" office:value="0" calcext:value-type="float">
            <text:p>0</text:p>
          </table:table-cell>
          <table:table-cell table:formula="of:=[.AE39]-[.M39]" office:value-type="float" office:value="0" calcext:value-type="float">
            <text:p>0</text:p>
          </table:table-cell>
          <table:table-cell table:formula="of:=[.AF39]-[.N39]" office:value-type="float" office:value="0" calcext:value-type="float">
            <text:p>0</text:p>
          </table:table-cell>
          <table:table-cell table:formula="of:=[.AG39]-[.O39]" office:value-type="float" office:value="0" calcext:value-type="float">
            <text:p>0</text:p>
          </table:table-cell>
          <table:table-cell table:formula="of:=[.AH39]-[.P39]" office:value-type="float" office:value="0" calcext:value-type="float">
            <text:p>0</text:p>
          </table:table-cell>
          <table:table-cell table:formula="of:=[.AI39]-[.Q39]" office:value-type="float" office:value="0" calcext:value-type="float">
            <text:p>0</text:p>
          </table:table-cell>
          <table:table-cell table:formula="of:=[.AJ39]-[.R39]" office:value-type="float" office:value="11126.7691588" calcext:value-type="float">
            <text:p>11126.7691588</text:p>
          </table:table-cell>
        </table:table-row>
        <table:table-row table:style-name="ro1">
          <table:table-cell office:value-type="string" calcext:value-type="string">
            <text:p>2013-05-01</text:p>
          </table:table-cell>
          <table:table-cell/>
          <table:table-cell office:value-type="float" office:value="3924" calcext:value-type="float">
            <text:p>3924</text:p>
          </table:table-cell>
          <table:table-cell office:value-type="float" office:value="3517.9733425" calcext:value-type="float">
            <text:p>3517.9733425</text:p>
          </table:table-cell>
          <table:table-cell office:value-type="float" office:value="5484" calcext:value-type="float">
            <text:p>5484</text:p>
          </table:table-cell>
          <table:table-cell office:value-type="float" office:value="9012.1871454" calcext:value-type="float">
            <text:p>9012.1871454</text:p>
          </table:table-cell>
          <table:table-cell/>
          <table:table-cell office:value-type="float" office:value="4661.43362" calcext:value-type="float">
            <text:p>4661.43362</text:p>
          </table:table-cell>
          <table:table-cell office:value-type="float" office:value="0" calcext:value-type="float">
            <text:p>0</text:p>
          </table:table-cell>
          <table:table-cell office:value-type="float" office:value="916.911171" calcext:value-type="float">
            <text:p>916.911171</text:p>
          </table:table-cell>
          <table:table-cell office:value-type="float" office:value="1826.6894" calcext:value-type="float">
            <text:p>1826.6894</text:p>
          </table:table-cell>
          <table:table-cell table:number-columns-repeated="5"/>
          <table:table-cell office:value-type="float" office:value="2752.46" calcext:value-type="float">
            <text:p>2752.46</text:p>
          </table:table-cell>
          <table:table-cell office:value-type="float" office:value="32095.6546789" calcext:value-type="float">
            <text:p>32095.6546789</text:p>
          </table:table-cell>
          <table:table-cell table:number-columns-repeated="2"/>
          <table:table-cell office:value-type="float" office:value="3924" calcext:value-type="float">
            <text:p>$3,924.00</text:p>
          </table:table-cell>
          <table:table-cell table:style-name="ce13" office:value-type="float" office:value="3517.96411" calcext:value-type="float">
            <text:p>$3,517.96</text:p>
          </table:table-cell>
          <table:table-cell table:style-name="ce13" office:value-type="float" office:value="5484" calcext:value-type="float">
            <text:p>$5,484.00</text:p>
          </table:table-cell>
          <table:table-cell table:style-name="ce13" office:value-type="float" office:value="9012.15906" calcext:value-type="float">
            <text:p>$9,012.16</text:p>
          </table:table-cell>
          <table:table-cell/>
          <table:table-cell table:style-name="ce13" office:value-type="float" office:value="9322.86724" calcext:value-type="float">
            <text:p>$9,322.87</text:p>
          </table:table-cell>
          <table:table-cell table:style-name="ce13" office:value-type="float" office:value="7151.742" calcext:value-type="float">
            <text:p>$7,151.74</text:p>
          </table:table-cell>
          <table:table-cell office:value-type="float" office:value="916.91028" calcext:value-type="float">
            <text:p>$916.91</text:p>
          </table:table-cell>
          <table:table-cell office:value-type="float" office:value="1826.6894" calcext:value-type="float">
            <text:p>$1,826.69</text:p>
          </table:table-cell>
          <table:table-cell table:number-columns-repeated="3"/>
          <table:table-cell table:style-name="ce21"/>
          <table:table-cell/>
          <table:table-cell office:value-type="float" office:value="2752.46" calcext:value-type="float">
            <text:p>$2,752.46</text:p>
          </table:table-cell>
          <table:table-cell office:value-type="float" office:value="43908.79209" calcext:value-type="float">
            <text:p>$43,908.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923250000050757" calcext:value-type="float">
            <text:p>-0.009232500000508</text:p>
          </table:table-cell>
          <table:table-cell office:value-type="float" office:value="0" calcext:value-type="float">
            <text:p>0</text:p>
          </table:table-cell>
          <table:table-cell office:value-type="float" office:value="-0.0280853999993269" calcext:value-type="float">
            <text:p>-0.028085399999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1.742" calcext:value-type="float">
            <text:p>7151.742</text:p>
          </table:table-cell>
          <table:table-cell office:value-type="float" office:value="-0.000891000000024178" calcext:value-type="float">
            <text:p>-0.00089100000002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40:.BA40])" office:value-type="float" office:value="7151.7037911" calcext:value-type="float">
            <text:p>7151.7037911</text:p>
          </table:table-cell>
          <table:table-cell/>
          <table:table-cell table:formula="of:=[.T40]-[.B40]" office:value-type="float" office:value="0" calcext:value-type="float">
            <text:p>0</text:p>
          </table:table-cell>
          <table:table-cell table:formula="of:=[.U40]-[.C40]" office:value-type="float" office:value="0" calcext:value-type="float">
            <text:p>0</text:p>
          </table:table-cell>
          <table:table-cell table:formula="of:=[.V40]-[.D40]" office:value-type="float" office:value="-0.00923250000050757" calcext:value-type="float">
            <text:p>-0.009232500000508</text:p>
          </table:table-cell>
          <table:table-cell table:formula="of:=[.W40]-[.E40]" office:value-type="float" office:value="0" calcext:value-type="float">
            <text:p>0</text:p>
          </table:table-cell>
          <table:table-cell table:formula="of:=[.X40]-[.F40]" office:value-type="float" office:value="-0.0280853999993269" calcext:value-type="float">
            <text:p>-0.028085399999327</text:p>
          </table:table-cell>
          <table:table-cell table:formula="of:=[.Y40]-[.G40]" office:value-type="float" office:value="0" calcext:value-type="float">
            <text:p>0</text:p>
          </table:table-cell>
          <table:table-cell table:formula="of:=[.Z40]-[.H40]" office:value-type="float" office:value="4661.43362" calcext:value-type="float">
            <text:p>4661.43362</text:p>
          </table:table-cell>
          <table:table-cell table:formula="of:=[.AA40]-[.I40]" office:value-type="float" office:value="7151.742" calcext:value-type="float">
            <text:p>7151.742</text:p>
          </table:table-cell>
          <table:table-cell table:formula="of:=[.AB40]-[.J40]" office:value-type="float" office:value="-0.000891000000024178" calcext:value-type="float">
            <text:p>-0.000891000000024</text:p>
          </table:table-cell>
          <table:table-cell table:formula="of:=[.AC40]-[.K40]" office:value-type="float" office:value="0" calcext:value-type="float">
            <text:p>0</text:p>
          </table:table-cell>
          <table:table-cell table:formula="of:=[.AD40]-[.L40]" office:value-type="float" office:value="0" calcext:value-type="float">
            <text:p>0</text:p>
          </table:table-cell>
          <table:table-cell table:formula="of:=[.AE40]-[.M40]" office:value-type="float" office:value="0" calcext:value-type="float">
            <text:p>0</text:p>
          </table:table-cell>
          <table:table-cell table:formula="of:=[.AF40]-[.N40]" office:value-type="float" office:value="0" calcext:value-type="float">
            <text:p>0</text:p>
          </table:table-cell>
          <table:table-cell table:formula="of:=[.AG40]-[.O40]" office:value-type="float" office:value="0" calcext:value-type="float">
            <text:p>0</text:p>
          </table:table-cell>
          <table:table-cell table:formula="of:=[.AH40]-[.P40]" office:value-type="float" office:value="0" calcext:value-type="float">
            <text:p>0</text:p>
          </table:table-cell>
          <table:table-cell table:formula="of:=[.AI40]-[.Q40]" office:value-type="float" office:value="0" calcext:value-type="float">
            <text:p>0</text:p>
          </table:table-cell>
          <table:table-cell table:formula="of:=[.AJ40]-[.R40]" office:value-type="float" office:value="11813.1374111" calcext:value-type="float">
            <text:p>11813.1374111</text:p>
          </table:table-cell>
        </table:table-row>
        <table:table-row table:style-name="ro1">
          <table:table-cell office:value-type="string" calcext:value-type="string">
            <text:p>2013-06-01</text:p>
          </table:table-cell>
          <table:table-cell/>
          <table:table-cell office:value-type="float" office:value="3861.9" calcext:value-type="float">
            <text:p>3861.9</text:p>
          </table:table-cell>
          <table:table-cell office:value-type="float" office:value="3903.778705" calcext:value-type="float">
            <text:p>3903.778705</text:p>
          </table:table-cell>
          <table:table-cell office:value-type="float" office:value="6272" calcext:value-type="float">
            <text:p>6272</text:p>
          </table:table-cell>
          <table:table-cell office:value-type="float" office:value="9428.6318632" calcext:value-type="float">
            <text:p>9428.6318632</text:p>
          </table:table-cell>
          <table:table-cell/>
          <table:table-cell office:value-type="float" office:value="3941.41278" calcext:value-type="float">
            <text:p>3941.41278</text:p>
          </table:table-cell>
          <table:table-cell office:value-type="float" office:value="0" calcext:value-type="float">
            <text:p>0</text:p>
          </table:table-cell>
          <table:table-cell office:value-type="float" office:value="862.369878" calcext:value-type="float">
            <text:p>862.369878</text:p>
          </table:table-cell>
          <table:table-cell office:value-type="float" office:value="1712.77787" calcext:value-type="float">
            <text:p>1712.77787</text:p>
          </table:table-cell>
          <table:table-cell table:number-columns-repeated="5"/>
          <table:table-cell office:value-type="float" office:value="3011.34" calcext:value-type="float">
            <text:p>3011.34</text:p>
          </table:table-cell>
          <table:table-cell office:value-type="float" office:value="32994.2110962" calcext:value-type="float">
            <text:p>32994.2110962</text:p>
          </table:table-cell>
          <table:table-cell table:number-columns-repeated="2"/>
          <table:table-cell office:value-type="float" office:value="3861.9" calcext:value-type="float">
            <text:p>$3,861.90</text:p>
          </table:table-cell>
          <table:table-cell table:style-name="ce13" office:value-type="float" office:value="3903.76846" calcext:value-type="float">
            <text:p>$3,903.77</text:p>
          </table:table-cell>
          <table:table-cell table:style-name="ce13" office:value-type="float" office:value="6272" calcext:value-type="float">
            <text:p>$6,272.00</text:p>
          </table:table-cell>
          <table:table-cell table:style-name="ce13" office:value-type="float" office:value="9428.60248" calcext:value-type="float">
            <text:p>$9,428.60</text:p>
          </table:table-cell>
          <table:table-cell/>
          <table:table-cell table:style-name="ce13" office:value-type="float" office:value="7882.82556" calcext:value-type="float">
            <text:p>$7,882.83</text:p>
          </table:table-cell>
          <table:table-cell table:style-name="ce13" office:value-type="float" office:value="7422.107" calcext:value-type="float">
            <text:p>$7,422.11</text:p>
          </table:table-cell>
          <table:table-cell office:value-type="float" office:value="862.36904" calcext:value-type="float">
            <text:p>$862.37</text:p>
          </table:table-cell>
          <table:table-cell office:value-type="float" office:value="1712.77787" calcext:value-type="float">
            <text:p>$1,712.78</text:p>
          </table:table-cell>
          <table:table-cell table:number-columns-repeated="3"/>
          <table:table-cell table:style-name="ce21"/>
          <table:table-cell/>
          <table:table-cell office:value-type="float" office:value="3011.34" calcext:value-type="float">
            <text:p>$3,011.34</text:p>
          </table:table-cell>
          <table:table-cell office:value-type="float" office:value="44357.69041" calcext:value-type="float">
            <text:p>$44,357.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02450000003955" calcext:value-type="float">
            <text:p>-0.010245000000396</text:p>
          </table:table-cell>
          <table:table-cell office:value-type="float" office:value="0" calcext:value-type="float">
            <text:p>0</text:p>
          </table:table-cell>
          <table:table-cell office:value-type="float" office:value="-0.029383199998847" calcext:value-type="float">
            <text:p>-0.029383199998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2.107" calcext:value-type="float">
            <text:p>7422.107</text:p>
          </table:table-cell>
          <table:table-cell office:value-type="float" office:value="-0.000838000000044303" calcext:value-type="float">
            <text:p>-0.00083800000004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41:.BA41])" office:value-type="float" office:value="7422.0665338" calcext:value-type="float">
            <text:p>7422.0665338</text:p>
          </table:table-cell>
          <table:table-cell/>
          <table:table-cell table:formula="of:=[.T41]-[.B41]" office:value-type="float" office:value="0" calcext:value-type="float">
            <text:p>0</text:p>
          </table:table-cell>
          <table:table-cell table:formula="of:=[.U41]-[.C41]" office:value-type="float" office:value="0" calcext:value-type="float">
            <text:p>0</text:p>
          </table:table-cell>
          <table:table-cell table:formula="of:=[.V41]-[.D41]" office:value-type="float" office:value="-0.0102450000003955" calcext:value-type="float">
            <text:p>-0.010245000000396</text:p>
          </table:table-cell>
          <table:table-cell table:formula="of:=[.W41]-[.E41]" office:value-type="float" office:value="0" calcext:value-type="float">
            <text:p>0</text:p>
          </table:table-cell>
          <table:table-cell table:formula="of:=[.X41]-[.F41]" office:value-type="float" office:value="-0.029383199998847" calcext:value-type="float">
            <text:p>-0.029383199998847</text:p>
          </table:table-cell>
          <table:table-cell table:formula="of:=[.Y41]-[.G41]" office:value-type="float" office:value="0" calcext:value-type="float">
            <text:p>0</text:p>
          </table:table-cell>
          <table:table-cell table:formula="of:=[.Z41]-[.H41]" office:value-type="float" office:value="3941.41278" calcext:value-type="float">
            <text:p>3941.41278</text:p>
          </table:table-cell>
          <table:table-cell table:formula="of:=[.AA41]-[.I41]" office:value-type="float" office:value="7422.107" calcext:value-type="float">
            <text:p>7422.107</text:p>
          </table:table-cell>
          <table:table-cell table:formula="of:=[.AB41]-[.J41]" office:value-type="float" office:value="-0.000838000000044303" calcext:value-type="float">
            <text:p>-0.000838000000044</text:p>
          </table:table-cell>
          <table:table-cell table:formula="of:=[.AC41]-[.K41]" office:value-type="float" office:value="0" calcext:value-type="float">
            <text:p>0</text:p>
          </table:table-cell>
          <table:table-cell table:formula="of:=[.AD41]-[.L41]" office:value-type="float" office:value="0" calcext:value-type="float">
            <text:p>0</text:p>
          </table:table-cell>
          <table:table-cell table:formula="of:=[.AE41]-[.M41]" office:value-type="float" office:value="0" calcext:value-type="float">
            <text:p>0</text:p>
          </table:table-cell>
          <table:table-cell table:formula="of:=[.AF41]-[.N41]" office:value-type="float" office:value="0" calcext:value-type="float">
            <text:p>0</text:p>
          </table:table-cell>
          <table:table-cell table:formula="of:=[.AG41]-[.O41]" office:value-type="float" office:value="0" calcext:value-type="float">
            <text:p>0</text:p>
          </table:table-cell>
          <table:table-cell table:formula="of:=[.AH41]-[.P41]" office:value-type="float" office:value="0" calcext:value-type="float">
            <text:p>0</text:p>
          </table:table-cell>
          <table:table-cell table:formula="of:=[.AI41]-[.Q41]" office:value-type="float" office:value="0" calcext:value-type="float">
            <text:p>0</text:p>
          </table:table-cell>
          <table:table-cell table:formula="of:=[.AJ41]-[.R41]" office:value-type="float" office:value="11363.4793138" calcext:value-type="float">
            <text:p>11363.4793138</text:p>
          </table:table-cell>
        </table:table-row>
        <table:table-row table:style-name="ro1">
          <table:table-cell office:value-type="string" calcext:value-type="string">
            <text:p>2013-07-01</text:p>
          </table:table-cell>
          <table:table-cell/>
          <table:table-cell office:value-type="float" office:value="3749.4" calcext:value-type="float">
            <text:p>3749.4</text:p>
          </table:table-cell>
          <table:table-cell office:value-type="float" office:value="3695.1580275" calcext:value-type="float">
            <text:p>3695.1580275</text:p>
          </table:table-cell>
          <table:table-cell office:value-type="float" office:value="6280" calcext:value-type="float">
            <text:p>6280</text:p>
          </table:table-cell>
          <table:table-cell office:value-type="float" office:value="9412.4592528" calcext:value-type="float">
            <text:p>9412.4592528</text:p>
          </table:table-cell>
          <table:table-cell/>
          <table:table-cell office:value-type="float" office:value="4310.77412" calcext:value-type="float">
            <text:p>4310.77412</text:p>
          </table:table-cell>
          <table:table-cell office:value-type="float" office:value="0" calcext:value-type="float">
            <text:p>0</text:p>
          </table:table-cell>
          <table:table-cell office:value-type="float" office:value="774.897993" calcext:value-type="float">
            <text:p>774.897993</text:p>
          </table:table-cell>
          <table:table-cell office:value-type="float" office:value="1426.4597" calcext:value-type="float">
            <text:p>1426.4597</text:p>
          </table:table-cell>
          <table:table-cell table:number-columns-repeated="5"/>
          <table:table-cell office:value-type="float" office:value="3062.82" calcext:value-type="float">
            <text:p>3062.82</text:p>
          </table:table-cell>
          <table:table-cell office:value-type="float" office:value="32711.9690933" calcext:value-type="float">
            <text:p>32711.9690933</text:p>
          </table:table-cell>
          <table:table-cell table:number-columns-repeated="2"/>
          <table:table-cell office:value-type="float" office:value="3749.4" calcext:value-type="float">
            <text:p>$3,749.40</text:p>
          </table:table-cell>
          <table:table-cell table:style-name="ce13" office:value-type="float" office:value="3695.14833" calcext:value-type="float">
            <text:p>$3,695.15</text:p>
          </table:table-cell>
          <table:table-cell table:style-name="ce13" office:value-type="float" office:value="6280" calcext:value-type="float">
            <text:p>$6,280.00</text:p>
          </table:table-cell>
          <table:table-cell table:style-name="ce13" office:value-type="float" office:value="9412.42992" calcext:value-type="float">
            <text:p>$9,412.43</text:p>
          </table:table-cell>
          <table:table-cell/>
          <table:table-cell table:style-name="ce13" office:value-type="float" office:value="8621.54824" calcext:value-type="float">
            <text:p>$8,621.55</text:p>
          </table:table-cell>
          <table:table-cell table:style-name="ce13" office:value-type="float" office:value="7792.3895" calcext:value-type="float">
            <text:p>$7,792.39</text:p>
          </table:table-cell>
          <table:table-cell office:value-type="float" office:value="774.89724" calcext:value-type="float">
            <text:p>$774.90</text:p>
          </table:table-cell>
          <table:table-cell office:value-type="float" office:value="1426.4597" calcext:value-type="float">
            <text:p>$1,426.46</text:p>
          </table:table-cell>
          <table:table-cell table:number-columns-repeated="3"/>
          <table:table-cell table:style-name="ce21"/>
          <table:table-cell/>
          <table:table-cell office:value-type="float" office:value="3062.82" calcext:value-type="float">
            <text:p>$3,062.82</text:p>
          </table:table-cell>
          <table:table-cell office:value-type="float" office:value="44815.09293" calcext:value-type="float">
            <text:p>$44,815.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0969750000058411" calcext:value-type="float">
            <text:p>-0.009697500000584</text:p>
          </table:table-cell>
          <table:table-cell office:value-type="float" office:value="0" calcext:value-type="float">
            <text:p>0</text:p>
          </table:table-cell>
          <table:table-cell office:value-type="float" office:value="-0.0293327999988833" calcext:value-type="float">
            <text:p>-0.029332799998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92.3895" calcext:value-type="float">
            <text:p>7792.3895</text:p>
          </table:table-cell>
          <table:table-cell office:value-type="float" office:value="-0.000753000000031534" calcext:value-type="float">
            <text:p>-0.00075300000003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42:.BA42])" office:value-type="float" office:value="7792.3497167" calcext:value-type="float">
            <text:p>7792.3497167</text:p>
          </table:table-cell>
          <table:table-cell/>
          <table:table-cell table:formula="of:=[.T42]-[.B42]" office:value-type="float" office:value="0" calcext:value-type="float">
            <text:p>0</text:p>
          </table:table-cell>
          <table:table-cell table:formula="of:=[.U42]-[.C42]" office:value-type="float" office:value="0" calcext:value-type="float">
            <text:p>0</text:p>
          </table:table-cell>
          <table:table-cell table:formula="of:=[.V42]-[.D42]" office:value-type="float" office:value="-0.00969750000058411" calcext:value-type="float">
            <text:p>-0.009697500000584</text:p>
          </table:table-cell>
          <table:table-cell table:formula="of:=[.W42]-[.E42]" office:value-type="float" office:value="0" calcext:value-type="float">
            <text:p>0</text:p>
          </table:table-cell>
          <table:table-cell table:formula="of:=[.X42]-[.F42]" office:value-type="float" office:value="-0.0293327999988833" calcext:value-type="float">
            <text:p>-0.029332799998883</text:p>
          </table:table-cell>
          <table:table-cell table:formula="of:=[.Y42]-[.G42]" office:value-type="float" office:value="0" calcext:value-type="float">
            <text:p>0</text:p>
          </table:table-cell>
          <table:table-cell table:formula="of:=[.Z42]-[.H42]" office:value-type="float" office:value="4310.77412" calcext:value-type="float">
            <text:p>4310.77412</text:p>
          </table:table-cell>
          <table:table-cell table:formula="of:=[.AA42]-[.I42]" office:value-type="float" office:value="7792.3895" calcext:value-type="float">
            <text:p>7792.3895</text:p>
          </table:table-cell>
          <table:table-cell table:formula="of:=[.AB42]-[.J42]" office:value-type="float" office:value="-0.000753000000031534" calcext:value-type="float">
            <text:p>-0.000753000000032</text:p>
          </table:table-cell>
          <table:table-cell table:formula="of:=[.AC42]-[.K42]" office:value-type="float" office:value="0" calcext:value-type="float">
            <text:p>0</text:p>
          </table:table-cell>
          <table:table-cell table:formula="of:=[.AD42]-[.L42]" office:value-type="float" office:value="0" calcext:value-type="float">
            <text:p>0</text:p>
          </table:table-cell>
          <table:table-cell table:formula="of:=[.AE42]-[.M42]" office:value-type="float" office:value="0" calcext:value-type="float">
            <text:p>0</text:p>
          </table:table-cell>
          <table:table-cell table:formula="of:=[.AF42]-[.N42]" office:value-type="float" office:value="0" calcext:value-type="float">
            <text:p>0</text:p>
          </table:table-cell>
          <table:table-cell table:formula="of:=[.AG42]-[.O42]" office:value-type="float" office:value="0" calcext:value-type="float">
            <text:p>0</text:p>
          </table:table-cell>
          <table:table-cell table:formula="of:=[.AH42]-[.P42]" office:value-type="float" office:value="0" calcext:value-type="float">
            <text:p>0</text:p>
          </table:table-cell>
          <table:table-cell table:formula="of:=[.AI42]-[.Q42]" office:value-type="float" office:value="0" calcext:value-type="float">
            <text:p>0</text:p>
          </table:table-cell>
          <table:table-cell table:formula="of:=[.AJ42]-[.R42]" office:value-type="float" office:value="12103.1238367" calcext:value-type="float">
            <text:p>12103.1238367</text:p>
          </table:table-cell>
        </table:table-row>
        <table:table-row table:style-name="ro1">
          <table:table-cell office:value-type="string" calcext:value-type="string">
            <text:p>2013-08-01</text:p>
          </table:table-cell>
          <table:table-cell/>
          <table:table-cell office:value-type="float" office:value="3745.8" calcext:value-type="float">
            <text:p>3745.8</text:p>
          </table:table-cell>
          <table:table-cell office:value-type="float" office:value="4258.148075" calcext:value-type="float">
            <text:p>4258.148075</text:p>
          </table:table-cell>
          <table:table-cell office:value-type="float" office:value="6828" calcext:value-type="float">
            <text:p>6828</text:p>
          </table:table-cell>
          <table:table-cell office:value-type="float" office:value="9946.155396" calcext:value-type="float">
            <text:p>9946.155396</text:p>
          </table:table-cell>
          <table:table-cell/>
          <table:table-cell office:value-type="float" office:value="4633.38086" calcext:value-type="float">
            <text:p>4633.38086</text:p>
          </table:table-cell>
          <table:table-cell office:value-type="float" office:value="0" calcext:value-type="float">
            <text:p>0</text:p>
          </table:table-cell>
          <table:table-cell office:value-type="float" office:value="987.91776" calcext:value-type="float">
            <text:p>987.91776</text:p>
          </table:table-cell>
          <table:table-cell office:value-type="float" office:value="1607.07618" calcext:value-type="float">
            <text:p>1607.07618</text:p>
          </table:table-cell>
          <table:table-cell table:number-columns-repeated="5"/>
          <table:table-cell office:value-type="float" office:value="3139.67" calcext:value-type="float">
            <text:p>3139.67</text:p>
          </table:table-cell>
          <table:table-cell office:value-type="float" office:value="35146.148271" calcext:value-type="float">
            <text:p>35146.148271</text:p>
          </table:table-cell>
          <table:table-cell table:number-columns-repeated="2"/>
          <table:table-cell office:value-type="float" office:value="3745.8" calcext:value-type="float">
            <text:p>$3,745.80</text:p>
          </table:table-cell>
          <table:table-cell table:style-name="ce13" office:value-type="float" office:value="4258.1369" calcext:value-type="float">
            <text:p>$4,258.14</text:p>
          </table:table-cell>
          <table:table-cell table:style-name="ce13" office:value-type="float" office:value="6828" calcext:value-type="float">
            <text:p>$6,828.00</text:p>
          </table:table-cell>
          <table:table-cell table:style-name="ce13" office:value-type="float" office:value="9946.1244" calcext:value-type="float">
            <text:p>$9,946.12</text:p>
          </table:table-cell>
          <table:table-cell/>
          <table:table-cell table:style-name="ce13" office:value-type="float" office:value="9266.76172" calcext:value-type="float">
            <text:p>$9,266.76</text:p>
          </table:table-cell>
          <table:table-cell table:style-name="ce13" office:value-type="float" office:value="8504.7425" calcext:value-type="float">
            <text:p>$8,504.74</text:p>
          </table:table-cell>
          <table:table-cell office:value-type="float" office:value="987.9168" calcext:value-type="float">
            <text:p>$987.92</text:p>
          </table:table-cell>
          <table:table-cell office:value-type="float" office:value="1607.07618" calcext:value-type="float">
            <text:p>$1,607.08</text:p>
          </table:table-cell>
          <table:table-cell table:number-columns-repeated="3"/>
          <table:table-cell table:style-name="ce21"/>
          <table:table-cell/>
          <table:table-cell office:value-type="float" office:value="3139.67" calcext:value-type="float">
            <text:p>$3,139.67</text:p>
          </table:table-cell>
          <table:table-cell office:value-type="float" office:value="48284.2285" calcext:value-type="float">
            <text:p>$48,284.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11750000005486" calcext:value-type="float">
            <text:p>-0.011175000000549</text:p>
          </table:table-cell>
          <table:table-cell office:value-type="float" office:value="0" calcext:value-type="float">
            <text:p>0</text:p>
          </table:table-cell>
          <table:table-cell office:value-type="float" office:value="-0.0309959999995044" calcext:value-type="float">
            <text:p>-0.030995999999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4.7425" calcext:value-type="float">
            <text:p>8504.7425</text:p>
          </table:table-cell>
          <table:table-cell office:value-type="float" office:value="-0.000960000000077343" calcext:value-type="float">
            <text:p>-0.00096000000007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43:.BA43])" office:value-type="float" office:value="8504.699369" calcext:value-type="float">
            <text:p>8504.699369</text:p>
          </table:table-cell>
          <table:table-cell/>
          <table:table-cell table:formula="of:=[.T43]-[.B43]" office:value-type="float" office:value="0" calcext:value-type="float">
            <text:p>0</text:p>
          </table:table-cell>
          <table:table-cell table:formula="of:=[.U43]-[.C43]" office:value-type="float" office:value="0" calcext:value-type="float">
            <text:p>0</text:p>
          </table:table-cell>
          <table:table-cell table:formula="of:=[.V43]-[.D43]" office:value-type="float" office:value="-0.0111750000005486" calcext:value-type="float">
            <text:p>-0.011175000000549</text:p>
          </table:table-cell>
          <table:table-cell table:formula="of:=[.W43]-[.E43]" office:value-type="float" office:value="0" calcext:value-type="float">
            <text:p>0</text:p>
          </table:table-cell>
          <table:table-cell table:formula="of:=[.X43]-[.F43]" office:value-type="float" office:value="-0.0309959999995044" calcext:value-type="float">
            <text:p>-0.030995999999505</text:p>
          </table:table-cell>
          <table:table-cell table:formula="of:=[.Y43]-[.G43]" office:value-type="float" office:value="0" calcext:value-type="float">
            <text:p>0</text:p>
          </table:table-cell>
          <table:table-cell table:formula="of:=[.Z43]-[.H43]" office:value-type="float" office:value="4633.38086" calcext:value-type="float">
            <text:p>4633.38086</text:p>
          </table:table-cell>
          <table:table-cell table:formula="of:=[.AA43]-[.I43]" office:value-type="float" office:value="8504.7425" calcext:value-type="float">
            <text:p>8504.7425</text:p>
          </table:table-cell>
          <table:table-cell table:formula="of:=[.AB43]-[.J43]" office:value-type="float" office:value="-0.000960000000077343" calcext:value-type="float">
            <text:p>-0.000960000000077</text:p>
          </table:table-cell>
          <table:table-cell table:formula="of:=[.AC43]-[.K43]" office:value-type="float" office:value="0" calcext:value-type="float">
            <text:p>0</text:p>
          </table:table-cell>
          <table:table-cell table:formula="of:=[.AD43]-[.L43]" office:value-type="float" office:value="0" calcext:value-type="float">
            <text:p>0</text:p>
          </table:table-cell>
          <table:table-cell table:formula="of:=[.AE43]-[.M43]" office:value-type="float" office:value="0" calcext:value-type="float">
            <text:p>0</text:p>
          </table:table-cell>
          <table:table-cell table:formula="of:=[.AF43]-[.N43]" office:value-type="float" office:value="0" calcext:value-type="float">
            <text:p>0</text:p>
          </table:table-cell>
          <table:table-cell table:formula="of:=[.AG43]-[.O43]" office:value-type="float" office:value="0" calcext:value-type="float">
            <text:p>0</text:p>
          </table:table-cell>
          <table:table-cell table:formula="of:=[.AH43]-[.P43]" office:value-type="float" office:value="0" calcext:value-type="float">
            <text:p>0</text:p>
          </table:table-cell>
          <table:table-cell table:formula="of:=[.AI43]-[.Q43]" office:value-type="float" office:value="0" calcext:value-type="float">
            <text:p>0</text:p>
          </table:table-cell>
          <table:table-cell table:formula="of:=[.AJ43]-[.R43]" office:value-type="float" office:value="13138.080229" calcext:value-type="float">
            <text:p>13138.080229</text:p>
          </table:table-cell>
        </table:table-row>
        <table:table-row table:style-name="ro1">
          <table:table-cell office:value-type="string" calcext:value-type="string">
            <text:p>2013-09-01</text:p>
          </table:table-cell>
          <table:table-cell/>
          <table:table-cell office:value-type="float" office:value="3717" calcext:value-type="float">
            <text:p>3717</text:p>
          </table:table-cell>
          <table:table-cell office:value-type="float" office:value="4035.23831" calcext:value-type="float">
            <text:p>4035.23831</text:p>
          </table:table-cell>
          <table:table-cell office:value-type="float" office:value="6476" calcext:value-type="float">
            <text:p>6476</text:p>
          </table:table-cell>
          <table:table-cell office:value-type="float" office:value="9355.8551164" calcext:value-type="float">
            <text:p>9355.8551164</text:p>
          </table:table-cell>
          <table:table-cell/>
          <table:table-cell office:value-type="float" office:value="4095.70296" calcext:value-type="float">
            <text:p>4095.70296</text:p>
          </table:table-cell>
          <table:table-cell office:value-type="float" office:value="0" calcext:value-type="float">
            <text:p>0</text:p>
          </table:table-cell>
          <table:table-cell office:value-type="float" office:value="791.363289" calcext:value-type="float">
            <text:p>791.363289</text:p>
          </table:table-cell>
          <table:table-cell office:value-type="float" office:value="1741.51231" calcext:value-type="float">
            <text:p>1741.51231</text:p>
          </table:table-cell>
          <table:table-cell table:number-columns-repeated="5"/>
          <table:table-cell office:value-type="float" office:value="3407.88" calcext:value-type="float">
            <text:p>3407.88</text:p>
          </table:table-cell>
          <table:table-cell office:value-type="float" office:value="33620.5519854" calcext:value-type="float">
            <text:p>33620.5519854</text:p>
          </table:table-cell>
          <table:table-cell table:number-columns-repeated="2"/>
          <table:table-cell office:value-type="float" office:value="3717" calcext:value-type="float">
            <text:p>$3,717.00</text:p>
          </table:table-cell>
          <table:table-cell table:style-name="ce13" office:value-type="float" office:value="4035.22772" calcext:value-type="float">
            <text:p>$4,035.23</text:p>
          </table:table-cell>
          <table:table-cell table:style-name="ce13" office:value-type="float" office:value="6476" calcext:value-type="float">
            <text:p>$6,476.00</text:p>
          </table:table-cell>
          <table:table-cell table:style-name="ce13" office:value-type="float" office:value="9355.82596" calcext:value-type="float">
            <text:p>$9,355.83</text:p>
          </table:table-cell>
          <table:table-cell/>
          <table:table-cell table:style-name="ce13" office:value-type="float" office:value="8191.40592" calcext:value-type="float">
            <text:p>$8,191.41</text:p>
          </table:table-cell>
          <table:table-cell table:style-name="ce13" office:value-type="float" office:value="8289.626" calcext:value-type="float">
            <text:p>$8,289.63</text:p>
          </table:table-cell>
          <table:table-cell office:value-type="float" office:value="791.36252" calcext:value-type="float">
            <text:p>$791.36</text:p>
          </table:table-cell>
          <table:table-cell office:value-type="float" office:value="1741.51231" calcext:value-type="float">
            <text:p>$1,741.51</text:p>
          </table:table-cell>
          <table:table-cell table:number-columns-repeated="3"/>
          <table:table-cell table:style-name="ce21"/>
          <table:table-cell/>
          <table:table-cell office:value-type="float" office:value="3407.88" calcext:value-type="float">
            <text:p>$3,407.88</text:p>
          </table:table-cell>
          <table:table-cell office:value-type="float" office:value="46005.84043" calcext:value-type="float">
            <text:p>$46,005.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0590000000775" calcext:value-type="float">
            <text:p>-0.010590000000775</text:p>
          </table:table-cell>
          <table:table-cell office:value-type="float" office:value="0" calcext:value-type="float">
            <text:p>0</text:p>
          </table:table-cell>
          <table:table-cell office:value-type="float" office:value="-0.0291563999999198" calcext:value-type="float">
            <text:p>-0.02915639999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9.626" calcext:value-type="float">
            <text:p>8289.626</text:p>
          </table:table-cell>
          <table:table-cell office:value-type="float" office:value="-0.000769000000104825" calcext:value-type="float">
            <text:p>-0.00076900000010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44:.BA44])" office:value-type="float" office:value="8289.5854846" calcext:value-type="float">
            <text:p>8289.5854846</text:p>
          </table:table-cell>
          <table:table-cell/>
          <table:table-cell table:formula="of:=[.T44]-[.B44]" office:value-type="float" office:value="0" calcext:value-type="float">
            <text:p>0</text:p>
          </table:table-cell>
          <table:table-cell table:formula="of:=[.U44]-[.C44]" office:value-type="float" office:value="0" calcext:value-type="float">
            <text:p>0</text:p>
          </table:table-cell>
          <table:table-cell table:formula="of:=[.V44]-[.D44]" office:value-type="float" office:value="-0.010590000000775" calcext:value-type="float">
            <text:p>-0.010590000000775</text:p>
          </table:table-cell>
          <table:table-cell table:formula="of:=[.W44]-[.E44]" office:value-type="float" office:value="0" calcext:value-type="float">
            <text:p>0</text:p>
          </table:table-cell>
          <table:table-cell table:formula="of:=[.X44]-[.F44]" office:value-type="float" office:value="-0.0291563999999198" calcext:value-type="float">
            <text:p>-0.02915639999992</text:p>
          </table:table-cell>
          <table:table-cell table:formula="of:=[.Y44]-[.G44]" office:value-type="float" office:value="0" calcext:value-type="float">
            <text:p>0</text:p>
          </table:table-cell>
          <table:table-cell table:formula="of:=[.Z44]-[.H44]" office:value-type="float" office:value="4095.70296" calcext:value-type="float">
            <text:p>4095.70296</text:p>
          </table:table-cell>
          <table:table-cell table:formula="of:=[.AA44]-[.I44]" office:value-type="float" office:value="8289.626" calcext:value-type="float">
            <text:p>8289.626</text:p>
          </table:table-cell>
          <table:table-cell table:formula="of:=[.AB44]-[.J44]" office:value-type="float" office:value="-0.000769000000104825" calcext:value-type="float">
            <text:p>-0.000769000000105</text:p>
          </table:table-cell>
          <table:table-cell table:formula="of:=[.AC44]-[.K44]" office:value-type="float" office:value="0" calcext:value-type="float">
            <text:p>0</text:p>
          </table:table-cell>
          <table:table-cell table:formula="of:=[.AD44]-[.L44]" office:value-type="float" office:value="0" calcext:value-type="float">
            <text:p>0</text:p>
          </table:table-cell>
          <table:table-cell table:formula="of:=[.AE44]-[.M44]" office:value-type="float" office:value="0" calcext:value-type="float">
            <text:p>0</text:p>
          </table:table-cell>
          <table:table-cell table:formula="of:=[.AF44]-[.N44]" office:value-type="float" office:value="0" calcext:value-type="float">
            <text:p>0</text:p>
          </table:table-cell>
          <table:table-cell table:formula="of:=[.AG44]-[.O44]" office:value-type="float" office:value="0" calcext:value-type="float">
            <text:p>0</text:p>
          </table:table-cell>
          <table:table-cell table:formula="of:=[.AH44]-[.P44]" office:value-type="float" office:value="0" calcext:value-type="float">
            <text:p>0</text:p>
          </table:table-cell>
          <table:table-cell table:formula="of:=[.AI44]-[.Q44]" office:value-type="float" office:value="0" calcext:value-type="float">
            <text:p>0</text:p>
          </table:table-cell>
          <table:table-cell table:formula="of:=[.AJ44]-[.R44]" office:value-type="float" office:value="12385.2884446" calcext:value-type="float">
            <text:p>12385.2884446</text:p>
          </table:table-cell>
        </table:table-row>
        <table:table-row table:style-name="ro1">
          <table:table-cell office:value-type="string" calcext:value-type="string">
            <text:p>2013-10-01</text:p>
          </table:table-cell>
          <table:table-cell/>
          <table:table-cell office:value-type="float" office:value="3766.5" calcext:value-type="float">
            <text:p>3766.5</text:p>
          </table:table-cell>
          <table:table-cell office:value-type="float" office:value="3972.366325" calcext:value-type="float">
            <text:p>3972.366325</text:p>
          </table:table-cell>
          <table:table-cell office:value-type="float" office:value="6876" calcext:value-type="float">
            <text:p>6876</text:p>
          </table:table-cell>
          <table:table-cell office:value-type="float" office:value="9772.2998342" calcext:value-type="float">
            <text:p>9772.2998342</text:p>
          </table:table-cell>
          <table:table-cell/>
          <table:table-cell office:value-type="float" office:value="4408.95878" calcext:value-type="float">
            <text:p>4408.95878</text:p>
          </table:table-cell>
          <table:table-cell office:value-type="float" office:value="0" calcext:value-type="float">
            <text:p>0</text:p>
          </table:table-cell>
          <table:table-cell office:value-type="float" office:value="852.079068" calcext:value-type="float">
            <text:p>852.079068</text:p>
          </table:table-cell>
          <table:table-cell office:value-type="float" office:value="1535.24008" calcext:value-type="float">
            <text:p>1535.24008</text:p>
          </table:table-cell>
          <table:table-cell table:number-columns-repeated="5"/>
          <table:table-cell office:value-type="float" office:value="3459.37" calcext:value-type="float">
            <text:p>3459.37</text:p>
          </table:table-cell>
          <table:table-cell office:value-type="float" office:value="34642.8140872" calcext:value-type="float">
            <text:p>34642.8140872</text:p>
          </table:table-cell>
          <table:table-cell table:number-columns-repeated="2"/>
          <table:table-cell office:value-type="float" office:value="3766.5" calcext:value-type="float">
            <text:p>$3,766.50</text:p>
          </table:table-cell>
          <table:table-cell table:style-name="ce13" office:value-type="float" office:value="3972.3559" calcext:value-type="float">
            <text:p>$3,972.36</text:p>
          </table:table-cell>
          <table:table-cell table:style-name="ce13" office:value-type="float" office:value="6876" calcext:value-type="float">
            <text:p>$6,876.00</text:p>
          </table:table-cell>
          <table:table-cell table:style-name="ce13" office:value-type="float" office:value="9772.26938" calcext:value-type="float">
            <text:p>$9,772.27</text:p>
          </table:table-cell>
          <table:table-cell/>
          <table:table-cell table:style-name="ce13" office:value-type="float" office:value="8817.91756" calcext:value-type="float">
            <text:p>$8,817.92</text:p>
          </table:table-cell>
          <table:table-cell table:style-name="ce13" office:value-type="float" office:value="9070.158" calcext:value-type="float">
            <text:p>$9,070.16</text:p>
          </table:table-cell>
          <table:table-cell office:value-type="float" office:value="852.07824" calcext:value-type="float">
            <text:p>$852.08</text:p>
          </table:table-cell>
          <table:table-cell office:value-type="float" office:value="1535.24008" calcext:value-type="float">
            <text:p>$1,535.24</text:p>
          </table:table-cell>
          <table:table-cell table:number-columns-repeated="3"/>
          <table:table-cell table:style-name="ce21"/>
          <table:table-cell/>
          <table:table-cell office:value-type="float" office:value="3459.37" calcext:value-type="float">
            <text:p>$3,459.37</text:p>
          </table:table-cell>
          <table:table-cell office:value-type="float" office:value="48121.88916" calcext:value-type="float">
            <text:p>$48,121.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04250000008506" calcext:value-type="float">
            <text:p>-0.010425000000851</text:p>
          </table:table-cell>
          <table:table-cell office:value-type="float" office:value="0" calcext:value-type="float">
            <text:p>0</text:p>
          </table:table-cell>
          <table:table-cell office:value-type="float" office:value="-0.0304541999976209" calcext:value-type="float">
            <text:p>-0.030454199997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0.158" calcext:value-type="float">
            <text:p>9070.158</text:p>
          </table:table-cell>
          <table:table-cell office:value-type="float" office:value="-0.000828000000069551" calcext:value-type="float">
            <text:p>-0.0008280000000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45:.BA45])" office:value-type="float" office:value="9070.1162928" calcext:value-type="float">
            <text:p>9070.1162928</text:p>
          </table:table-cell>
          <table:table-cell/>
          <table:table-cell table:formula="of:=[.T45]-[.B45]" office:value-type="float" office:value="0" calcext:value-type="float">
            <text:p>0</text:p>
          </table:table-cell>
          <table:table-cell table:formula="of:=[.U45]-[.C45]" office:value-type="float" office:value="0" calcext:value-type="float">
            <text:p>0</text:p>
          </table:table-cell>
          <table:table-cell table:formula="of:=[.V45]-[.D45]" office:value-type="float" office:value="-0.0104250000008506" calcext:value-type="float">
            <text:p>-0.010425000000851</text:p>
          </table:table-cell>
          <table:table-cell table:formula="of:=[.W45]-[.E45]" office:value-type="float" office:value="0" calcext:value-type="float">
            <text:p>0</text:p>
          </table:table-cell>
          <table:table-cell table:formula="of:=[.X45]-[.F45]" office:value-type="float" office:value="-0.0304541999976209" calcext:value-type="float">
            <text:p>-0.030454199997621</text:p>
          </table:table-cell>
          <table:table-cell table:formula="of:=[.Y45]-[.G45]" office:value-type="float" office:value="0" calcext:value-type="float">
            <text:p>0</text:p>
          </table:table-cell>
          <table:table-cell table:formula="of:=[.Z45]-[.H45]" office:value-type="float" office:value="4408.95878" calcext:value-type="float">
            <text:p>4408.95878</text:p>
          </table:table-cell>
          <table:table-cell table:formula="of:=[.AA45]-[.I45]" office:value-type="float" office:value="9070.158" calcext:value-type="float">
            <text:p>9070.158</text:p>
          </table:table-cell>
          <table:table-cell table:formula="of:=[.AB45]-[.J45]" office:value-type="float" office:value="-0.000828000000069551" calcext:value-type="float">
            <text:p>-0.00082800000007</text:p>
          </table:table-cell>
          <table:table-cell table:formula="of:=[.AC45]-[.K45]" office:value-type="float" office:value="0" calcext:value-type="float">
            <text:p>0</text:p>
          </table:table-cell>
          <table:table-cell table:formula="of:=[.AD45]-[.L45]" office:value-type="float" office:value="0" calcext:value-type="float">
            <text:p>0</text:p>
          </table:table-cell>
          <table:table-cell table:formula="of:=[.AE45]-[.M45]" office:value-type="float" office:value="0" calcext:value-type="float">
            <text:p>0</text:p>
          </table:table-cell>
          <table:table-cell table:formula="of:=[.AF45]-[.N45]" office:value-type="float" office:value="0" calcext:value-type="float">
            <text:p>0</text:p>
          </table:table-cell>
          <table:table-cell table:formula="of:=[.AG45]-[.O45]" office:value-type="float" office:value="0" calcext:value-type="float">
            <text:p>0</text:p>
          </table:table-cell>
          <table:table-cell table:formula="of:=[.AH45]-[.P45]" office:value-type="float" office:value="0" calcext:value-type="float">
            <text:p>0</text:p>
          </table:table-cell>
          <table:table-cell table:formula="of:=[.AI45]-[.Q45]" office:value-type="float" office:value="0" calcext:value-type="float">
            <text:p>0</text:p>
          </table:table-cell>
          <table:table-cell table:formula="of:=[.AJ45]-[.R45]" office:value-type="float" office:value="13479.0750728" calcext:value-type="float">
            <text:p>13479.0750728</text:p>
          </table:table-cell>
        </table:table-row>
        <table:table-row table:style-name="ro1">
          <table:table-cell office:value-type="string" calcext:value-type="string">
            <text:p>2013-11-01</text:p>
          </table:table-cell>
          <table:table-cell/>
          <table:table-cell office:value-type="float" office:value="4189.5" calcext:value-type="float">
            <text:p>4189.5</text:p>
          </table:table-cell>
          <table:table-cell office:value-type="float" office:value="4006.660135" calcext:value-type="float">
            <text:p>4006.660135</text:p>
          </table:table-cell>
          <table:table-cell office:value-type="float" office:value="6756" calcext:value-type="float">
            <text:p>6756</text:p>
          </table:table-cell>
          <table:table-cell office:value-type="float" office:value="10730.5270004" calcext:value-type="float">
            <text:p>10730.5270004</text:p>
          </table:table-cell>
          <table:table-cell/>
          <table:table-cell office:value-type="float" office:value="4610.00356" calcext:value-type="float">
            <text:p>4610.00356</text:p>
          </table:table-cell>
          <table:table-cell office:value-type="float" office:value="0" calcext:value-type="float">
            <text:p>0</text:p>
          </table:table-cell>
          <table:table-cell office:value-type="float" office:value="868.544364" calcext:value-type="float">
            <text:p>868.544364</text:p>
          </table:table-cell>
          <table:table-cell office:value-type="float" office:value="1526.00401" calcext:value-type="float">
            <text:p>1526.00401</text:p>
          </table:table-cell>
          <table:table-cell table:number-columns-repeated="5"/>
          <table:table-cell office:value-type="float" office:value="3536.22" calcext:value-type="float">
            <text:p>3536.22</text:p>
          </table:table-cell>
          <table:table-cell office:value-type="float" office:value="36223.4590694" calcext:value-type="float">
            <text:p>36223.4590694</text:p>
          </table:table-cell>
          <table:table-cell table:number-columns-repeated="2"/>
          <table:table-cell office:value-type="float" office:value="4189.5" calcext:value-type="float">
            <text:p>$4,189.50</text:p>
          </table:table-cell>
          <table:table-cell table:style-name="ce13" office:value-type="float" office:value="4006.64962" calcext:value-type="float">
            <text:p>$4,006.65</text:p>
          </table:table-cell>
          <table:table-cell table:style-name="ce13" office:value-type="float" office:value="6756" calcext:value-type="float">
            <text:p>$6,756.00</text:p>
          </table:table-cell>
          <table:table-cell table:style-name="ce13" office:value-type="float" office:value="10730.49356" calcext:value-type="float">
            <text:p>$10,730.49</text:p>
          </table:table-cell>
          <table:table-cell/>
          <table:table-cell table:style-name="ce13" office:value-type="float" office:value="9220.00712" calcext:value-type="float">
            <text:p>$9,220.01</text:p>
          </table:table-cell>
          <table:table-cell table:style-name="ce13" office:value-type="float" office:value="9447.4935" calcext:value-type="float">
            <text:p>$9,447.49</text:p>
          </table:table-cell>
          <table:table-cell office:value-type="float" office:value="868.54352" calcext:value-type="float">
            <text:p>$868.54</text:p>
          </table:table-cell>
          <table:table-cell office:value-type="float" office:value="1526.00401" calcext:value-type="float">
            <text:p>$1,526.00</text:p>
          </table:table-cell>
          <table:table-cell table:number-columns-repeated="3"/>
          <table:table-cell table:style-name="ce21"/>
          <table:table-cell/>
          <table:table-cell office:value-type="float" office:value="3536.22" calcext:value-type="float">
            <text:p>$3,536.22</text:p>
          </table:table-cell>
          <table:table-cell office:value-type="float" office:value="50280.91133" calcext:value-type="float">
            <text:p>$50,280.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0515000000396" calcext:value-type="float">
            <text:p>-0.010515000000396</text:p>
          </table:table-cell>
          <table:table-cell office:value-type="float" office:value="0" calcext:value-type="float">
            <text:p>0</text:p>
          </table:table-cell>
          <table:table-cell office:value-type="float" office:value="-0.0334403999986534" calcext:value-type="float">
            <text:p>-0.033440399998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7.4935" calcext:value-type="float">
            <text:p>9447.4935</text:p>
          </table:table-cell>
          <table:table-cell office:value-type="float" office:value="-0.000844000000029155" calcext:value-type="float">
            <text:p>-0.00084400000002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46:.BA46])" office:value-type="float" office:value="9447.4487006" calcext:value-type="float">
            <text:p>9447.4487006</text:p>
          </table:table-cell>
          <table:table-cell/>
          <table:table-cell table:formula="of:=[.T46]-[.B46]" office:value-type="float" office:value="0" calcext:value-type="float">
            <text:p>0</text:p>
          </table:table-cell>
          <table:table-cell table:formula="of:=[.U46]-[.C46]" office:value-type="float" office:value="0" calcext:value-type="float">
            <text:p>0</text:p>
          </table:table-cell>
          <table:table-cell table:formula="of:=[.V46]-[.D46]" office:value-type="float" office:value="-0.010515000000396" calcext:value-type="float">
            <text:p>-0.010515000000396</text:p>
          </table:table-cell>
          <table:table-cell table:formula="of:=[.W46]-[.E46]" office:value-type="float" office:value="0" calcext:value-type="float">
            <text:p>0</text:p>
          </table:table-cell>
          <table:table-cell table:formula="of:=[.X46]-[.F46]" office:value-type="float" office:value="-0.0334403999986534" calcext:value-type="float">
            <text:p>-0.033440399998654</text:p>
          </table:table-cell>
          <table:table-cell table:formula="of:=[.Y46]-[.G46]" office:value-type="float" office:value="0" calcext:value-type="float">
            <text:p>0</text:p>
          </table:table-cell>
          <table:table-cell table:formula="of:=[.Z46]-[.H46]" office:value-type="float" office:value="4610.00356" calcext:value-type="float">
            <text:p>4610.00356</text:p>
          </table:table-cell>
          <table:table-cell table:formula="of:=[.AA46]-[.I46]" office:value-type="float" office:value="9447.4935" calcext:value-type="float">
            <text:p>9447.4935</text:p>
          </table:table-cell>
          <table:table-cell table:formula="of:=[.AB46]-[.J46]" office:value-type="float" office:value="-0.000844000000029155" calcext:value-type="float">
            <text:p>-0.000844000000029</text:p>
          </table:table-cell>
          <table:table-cell table:formula="of:=[.AC46]-[.K46]" office:value-type="float" office:value="0" calcext:value-type="float">
            <text:p>0</text:p>
          </table:table-cell>
          <table:table-cell table:formula="of:=[.AD46]-[.L46]" office:value-type="float" office:value="0" calcext:value-type="float">
            <text:p>0</text:p>
          </table:table-cell>
          <table:table-cell table:formula="of:=[.AE46]-[.M46]" office:value-type="float" office:value="0" calcext:value-type="float">
            <text:p>0</text:p>
          </table:table-cell>
          <table:table-cell table:formula="of:=[.AF46]-[.N46]" office:value-type="float" office:value="0" calcext:value-type="float">
            <text:p>0</text:p>
          </table:table-cell>
          <table:table-cell table:formula="of:=[.AG46]-[.O46]" office:value-type="float" office:value="0" calcext:value-type="float">
            <text:p>0</text:p>
          </table:table-cell>
          <table:table-cell table:formula="of:=[.AH46]-[.P46]" office:value-type="float" office:value="0" calcext:value-type="float">
            <text:p>0</text:p>
          </table:table-cell>
          <table:table-cell table:formula="of:=[.AI46]-[.Q46]" office:value-type="float" office:value="0" calcext:value-type="float">
            <text:p>0</text:p>
          </table:table-cell>
          <table:table-cell table:formula="of:=[.AJ46]-[.R46]" office:value-type="float" office:value="14057.4522606" calcext:value-type="float">
            <text:p>14057.4522606</text:p>
          </table:table-cell>
        </table:table-row>
        <table:table-row table:style-name="ro1">
          <table:table-cell office:value-type="string" calcext:value-type="string">
            <text:p>2013-12-01</text:p>
          </table:table-cell>
          <table:table-cell/>
          <table:table-cell office:value-type="float" office:value="4230.9" calcext:value-type="float">
            <text:p>4230.9</text:p>
          </table:table-cell>
          <table:table-cell office:value-type="float" office:value="4521.067285" calcext:value-type="float">
            <text:p>4521.067285</text:p>
          </table:table-cell>
          <table:table-cell office:value-type="float" office:value="6832" calcext:value-type="float">
            <text:p>6832</text:p>
          </table:table-cell>
          <table:table-cell office:value-type="float" office:value="10779.0448316" calcext:value-type="float">
            <text:p>10779.0448316</text:p>
          </table:table-cell>
          <table:table-cell/>
          <table:table-cell office:value-type="float" office:value="4619.35448" calcext:value-type="float">
            <text:p>4619.35448</text:p>
          </table:table-cell>
          <table:table-cell office:value-type="float" office:value="0" calcext:value-type="float">
            <text:p>0</text:p>
          </table:table-cell>
          <table:table-cell office:value-type="float" office:value="833.55561" calcext:value-type="float">
            <text:p>833.55561</text:p>
          </table:table-cell>
          <table:table-cell office:value-type="float" office:value="1396.69903" calcext:value-type="float">
            <text:p>1396.69903</text:p>
          </table:table-cell>
          <table:table-cell table:number-columns-repeated="5"/>
          <table:table-cell office:value-type="float" office:value="3803.18" calcext:value-type="float">
            <text:p>3803.18</text:p>
          </table:table-cell>
          <table:table-cell office:value-type="float" office:value="37015.8012366" calcext:value-type="float">
            <text:p>37015.8012366</text:p>
          </table:table-cell>
          <table:table-cell table:number-columns-repeated="2"/>
          <table:table-cell office:value-type="float" office:value="4230.9" calcext:value-type="float">
            <text:p>$4,230.90</text:p>
          </table:table-cell>
          <table:table-cell table:style-name="ce13" office:value-type="float" office:value="4521.05542" calcext:value-type="float">
            <text:p>$4,521.06</text:p>
          </table:table-cell>
          <table:table-cell table:style-name="ce13" office:value-type="float" office:value="6832" calcext:value-type="float">
            <text:p>$6,832.00</text:p>
          </table:table-cell>
          <table:table-cell table:style-name="ce13" office:value-type="float" office:value="10779.01124" calcext:value-type="float">
            <text:p>$10,779.01</text:p>
          </table:table-cell>
          <table:table-cell/>
          <table:table-cell table:style-name="ce13" office:value-type="float" office:value="9238.70896" calcext:value-type="float">
            <text:p>$9,238.71</text:p>
          </table:table-cell>
          <table:table-cell table:style-name="ce13" office:value-type="float" office:value="9575.623" calcext:value-type="float">
            <text:p>$9,575.62</text:p>
          </table:table-cell>
          <table:table-cell office:value-type="float" office:value="833.5548" calcext:value-type="float">
            <text:p>$833.55</text:p>
          </table:table-cell>
          <table:table-cell office:value-type="float" office:value="1396.69903" calcext:value-type="float">
            <text:p>$1,396.70</text:p>
          </table:table-cell>
          <table:table-cell table:number-columns-repeated="3"/>
          <table:table-cell table:style-name="ce21"/>
          <table:table-cell/>
          <table:table-cell office:value-type="float" office:value="3803.18" calcext:value-type="float">
            <text:p>$3,803.18</text:p>
          </table:table-cell>
          <table:table-cell office:value-type="float" office:value="51210.73245" calcext:value-type="float">
            <text:p>$51,210.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18650000003981" calcext:value-type="float">
            <text:p>-0.011865000000398</text:p>
          </table:table-cell>
          <table:table-cell office:value-type="float" office:value="0" calcext:value-type="float">
            <text:p>0</text:p>
          </table:table-cell>
          <table:table-cell office:value-type="float" office:value="-0.0335915999985446" calcext:value-type="float">
            <text:p>-0.033591599998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5.623" calcext:value-type="float">
            <text:p>9575.623</text:p>
          </table:table-cell>
          <table:table-cell office:value-type="float" office:value="-0.00081000000000131" calcext:value-type="float">
            <text:p>-0.00081000000000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47:.BA47])" office:value-type="float" office:value="9575.5767334" calcext:value-type="float">
            <text:p>9575.5767334</text:p>
          </table:table-cell>
          <table:table-cell/>
          <table:table-cell table:formula="of:=[.T47]-[.B47]" office:value-type="float" office:value="0" calcext:value-type="float">
            <text:p>0</text:p>
          </table:table-cell>
          <table:table-cell table:formula="of:=[.U47]-[.C47]" office:value-type="float" office:value="0" calcext:value-type="float">
            <text:p>0</text:p>
          </table:table-cell>
          <table:table-cell table:formula="of:=[.V47]-[.D47]" office:value-type="float" office:value="-0.0118650000003981" calcext:value-type="float">
            <text:p>-0.011865000000398</text:p>
          </table:table-cell>
          <table:table-cell table:formula="of:=[.W47]-[.E47]" office:value-type="float" office:value="0" calcext:value-type="float">
            <text:p>0</text:p>
          </table:table-cell>
          <table:table-cell table:formula="of:=[.X47]-[.F47]" office:value-type="float" office:value="-0.0335915999985446" calcext:value-type="float">
            <text:p>-0.033591599998545</text:p>
          </table:table-cell>
          <table:table-cell table:formula="of:=[.Y47]-[.G47]" office:value-type="float" office:value="0" calcext:value-type="float">
            <text:p>0</text:p>
          </table:table-cell>
          <table:table-cell table:formula="of:=[.Z47]-[.H47]" office:value-type="float" office:value="4619.35448" calcext:value-type="float">
            <text:p>4619.35448</text:p>
          </table:table-cell>
          <table:table-cell table:formula="of:=[.AA47]-[.I47]" office:value-type="float" office:value="9575.623" calcext:value-type="float">
            <text:p>9575.623</text:p>
          </table:table-cell>
          <table:table-cell table:formula="of:=[.AB47]-[.J47]" office:value-type="float" office:value="-0.00081000000000131" calcext:value-type="float">
            <text:p>-0.000810000000001</text:p>
          </table:table-cell>
          <table:table-cell table:formula="of:=[.AC47]-[.K47]" office:value-type="float" office:value="0" calcext:value-type="float">
            <text:p>0</text:p>
          </table:table-cell>
          <table:table-cell table:formula="of:=[.AD47]-[.L47]" office:value-type="float" office:value="0" calcext:value-type="float">
            <text:p>0</text:p>
          </table:table-cell>
          <table:table-cell table:formula="of:=[.AE47]-[.M47]" office:value-type="float" office:value="0" calcext:value-type="float">
            <text:p>0</text:p>
          </table:table-cell>
          <table:table-cell table:formula="of:=[.AF47]-[.N47]" office:value-type="float" office:value="0" calcext:value-type="float">
            <text:p>0</text:p>
          </table:table-cell>
          <table:table-cell table:formula="of:=[.AG47]-[.O47]" office:value-type="float" office:value="0" calcext:value-type="float">
            <text:p>0</text:p>
          </table:table-cell>
          <table:table-cell table:formula="of:=[.AH47]-[.P47]" office:value-type="float" office:value="0" calcext:value-type="float">
            <text:p>0</text:p>
          </table:table-cell>
          <table:table-cell table:formula="of:=[.AI47]-[.Q47]" office:value-type="float" office:value="0" calcext:value-type="float">
            <text:p>0</text:p>
          </table:table-cell>
          <table:table-cell table:formula="of:=[.AJ47]-[.R47]" office:value-type="float" office:value="14194.9312134" calcext:value-type="float">
            <text:p>14194.9312134</text:p>
          </table:table-cell>
        </table:table-row>
        <table:table-row table:style-name="ro1">
          <table:table-cell office:value-type="string" calcext:value-type="string">
            <text:p>2014-01-01</text:p>
          </table:table-cell>
          <table:table-cell/>
          <table:table-cell office:value-type="float" office:value="4374.9" calcext:value-type="float">
            <text:p>4374.9</text:p>
          </table:table-cell>
          <table:table-cell office:value-type="float" office:value="4449.6218475" calcext:value-type="float">
            <text:p>4449.6218475</text:p>
          </table:table-cell>
          <table:table-cell office:value-type="float" office:value="6172" calcext:value-type="float">
            <text:p>6172</text:p>
          </table:table-cell>
          <table:table-cell office:value-type="float" office:value="11332.9567378" calcext:value-type="float">
            <text:p>11332.9567378</text:p>
          </table:table-cell>
          <table:table-cell/>
          <table:table-cell office:value-type="float" office:value="6288.4937" calcext:value-type="float">
            <text:p>6288.4937</text:p>
          </table:table-cell>
          <table:table-cell office:value-type="float" office:value="0" calcext:value-type="float">
            <text:p>0</text:p>
          </table:table-cell>
          <table:table-cell office:value-type="float" office:value="998.20857" calcext:value-type="float">
            <text:p>998.20857</text:p>
          </table:table-cell>
          <table:table-cell office:value-type="float" office:value="1338.20392" calcext:value-type="float">
            <text:p>1338.20392</text:p>
          </table:table-cell>
          <table:table-cell table:number-columns-repeated="5"/>
          <table:table-cell office:value-type="float" office:value="3876.39" calcext:value-type="float">
            <text:p>3876.39</text:p>
          </table:table-cell>
          <table:table-cell office:value-type="float" office:value="38830.7747753" calcext:value-type="float">
            <text:p>38830.7747753</text:p>
          </table:table-cell>
          <table:table-cell table:number-columns-repeated="2"/>
          <table:table-cell office:value-type="float" office:value="4374.9" calcext:value-type="float">
            <text:p>$4,374.90</text:p>
          </table:table-cell>
          <table:table-cell table:style-name="ce13" office:value-type="float" office:value="4449.61017" calcext:value-type="float">
            <text:p>$4,449.61</text:p>
          </table:table-cell>
          <table:table-cell table:style-name="ce13" office:value-type="float" office:value="6172" calcext:value-type="float">
            <text:p>$6,172.00</text:p>
          </table:table-cell>
          <table:table-cell table:style-name="ce13" office:value-type="float" office:value="11332.92142" calcext:value-type="float">
            <text:p>$11,332.92</text:p>
          </table:table-cell>
          <table:table-cell/>
          <table:table-cell table:style-name="ce13" office:value-type="float" office:value="12576.9874" calcext:value-type="float">
            <text:p>$12,576.99</text:p>
          </table:table-cell>
          <table:table-cell table:style-name="ce13" office:value-type="float" office:value="9214.7445" calcext:value-type="float">
            <text:p>$9,214.74</text:p>
          </table:table-cell>
          <table:table-cell office:value-type="float" office:value="998.2076" calcext:value-type="float">
            <text:p>$998.21</text:p>
          </table:table-cell>
          <table:table-cell office:value-type="float" office:value="1338.20392" calcext:value-type="float">
            <text:p>$1,338.20</text:p>
          </table:table-cell>
          <table:table-cell table:number-columns-repeated="3"/>
          <table:table-cell table:style-name="ce21"/>
          <table:table-cell/>
          <table:table-cell office:value-type="float" office:value="3876.39" calcext:value-type="float">
            <text:p>$3,876.39</text:p>
          </table:table-cell>
          <table:table-cell office:value-type="float" office:value="54333.96501" calcext:value-type="float">
            <text:p>$54,333.9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16775000005873" calcext:value-type="float">
            <text:p>-0.011677500000587</text:p>
          </table:table-cell>
          <table:table-cell office:value-type="float" office:value="0" calcext:value-type="float">
            <text:p>0</text:p>
          </table:table-cell>
          <table:table-cell office:value-type="float" office:value="-0.0353177999986656" calcext:value-type="float">
            <text:p>-0.035317799998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14.7445" calcext:value-type="float">
            <text:p>9214.7445</text:p>
          </table:table-cell>
          <table:table-cell office:value-type="float" office:value="-0.000970000000052096" calcext:value-type="float">
            <text:p>-0.00097000000005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48:.BA48])" office:value-type="float" office:value="9214.6965347" calcext:value-type="float">
            <text:p>9214.6965347</text:p>
          </table:table-cell>
          <table:table-cell/>
          <table:table-cell table:formula="of:=[.T48]-[.B48]" office:value-type="float" office:value="0" calcext:value-type="float">
            <text:p>0</text:p>
          </table:table-cell>
          <table:table-cell table:formula="of:=[.U48]-[.C48]" office:value-type="float" office:value="0" calcext:value-type="float">
            <text:p>0</text:p>
          </table:table-cell>
          <table:table-cell table:formula="of:=[.V48]-[.D48]" office:value-type="float" office:value="-0.0116775000005873" calcext:value-type="float">
            <text:p>-0.011677500000587</text:p>
          </table:table-cell>
          <table:table-cell table:formula="of:=[.W48]-[.E48]" office:value-type="float" office:value="0" calcext:value-type="float">
            <text:p>0</text:p>
          </table:table-cell>
          <table:table-cell table:formula="of:=[.X48]-[.F48]" office:value-type="float" office:value="-0.0353177999986656" calcext:value-type="float">
            <text:p>-0.035317799998666</text:p>
          </table:table-cell>
          <table:table-cell table:formula="of:=[.Y48]-[.G48]" office:value-type="float" office:value="0" calcext:value-type="float">
            <text:p>0</text:p>
          </table:table-cell>
          <table:table-cell table:formula="of:=[.Z48]-[.H48]" office:value-type="float" office:value="6288.4937" calcext:value-type="float">
            <text:p>6288.4937</text:p>
          </table:table-cell>
          <table:table-cell table:formula="of:=[.AA48]-[.I48]" office:value-type="float" office:value="9214.7445" calcext:value-type="float">
            <text:p>9214.7445</text:p>
          </table:table-cell>
          <table:table-cell table:formula="of:=[.AB48]-[.J48]" office:value-type="float" office:value="-0.000970000000052096" calcext:value-type="float">
            <text:p>-0.000970000000052</text:p>
          </table:table-cell>
          <table:table-cell table:formula="of:=[.AC48]-[.K48]" office:value-type="float" office:value="0" calcext:value-type="float">
            <text:p>0</text:p>
          </table:table-cell>
          <table:table-cell table:formula="of:=[.AD48]-[.L48]" office:value-type="float" office:value="0" calcext:value-type="float">
            <text:p>0</text:p>
          </table:table-cell>
          <table:table-cell table:formula="of:=[.AE48]-[.M48]" office:value-type="float" office:value="0" calcext:value-type="float">
            <text:p>0</text:p>
          </table:table-cell>
          <table:table-cell table:formula="of:=[.AF48]-[.N48]" office:value-type="float" office:value="0" calcext:value-type="float">
            <text:p>0</text:p>
          </table:table-cell>
          <table:table-cell table:formula="of:=[.AG48]-[.O48]" office:value-type="float" office:value="0" calcext:value-type="float">
            <text:p>0</text:p>
          </table:table-cell>
          <table:table-cell table:formula="of:=[.AH48]-[.P48]" office:value-type="float" office:value="0" calcext:value-type="float">
            <text:p>0</text:p>
          </table:table-cell>
          <table:table-cell table:formula="of:=[.AI48]-[.Q48]" office:value-type="float" office:value="0" calcext:value-type="float">
            <text:p>0</text:p>
          </table:table-cell>
          <table:table-cell table:formula="of:=[.AJ48]-[.R48]" office:value-type="float" office:value="15503.1902347" calcext:value-type="float">
            <text:p>15503.1902347</text:p>
          </table:table-cell>
        </table:table-row>
        <table:table-row table:style-name="ro1">
          <table:table-cell office:value-type="string" calcext:value-type="string">
            <text:p>2014-02-01</text:p>
          </table:table-cell>
          <table:table-cell/>
          <table:table-cell office:value-type="float" office:value="4220.1" calcext:value-type="float">
            <text:p>4220.1</text:p>
          </table:table-cell>
          <table:table-cell office:value-type="float" office:value="4786.8443125" calcext:value-type="float">
            <text:p>4786.8443125</text:p>
          </table:table-cell>
          <table:table-cell office:value-type="float" office:value="5984" calcext:value-type="float">
            <text:p>5984</text:p>
          </table:table-cell>
          <table:table-cell office:value-type="float" office:value="10160.4424838" calcext:value-type="float">
            <text:p>10160.4424838</text:p>
          </table:table-cell>
          <table:table-cell/>
          <table:table-cell office:value-type="float" office:value="6821.49614" calcext:value-type="float">
            <text:p>6821.49614</text:p>
          </table:table-cell>
          <table:table-cell office:value-type="float" office:value="0" calcext:value-type="float">
            <text:p>0</text:p>
          </table:table-cell>
          <table:table-cell office:value-type="float" office:value="1125.814614" calcext:value-type="float">
            <text:p>1125.814614</text:p>
          </table:table-cell>
          <table:table-cell office:value-type="float" office:value="1470.58759" calcext:value-type="float">
            <text:p>1470.58759</text:p>
          </table:table-cell>
          <table:table-cell table:number-columns-repeated="5"/>
          <table:table-cell office:value-type="float" office:value="88.95" calcext:value-type="float">
            <text:p>88.95</text:p>
          </table:table-cell>
          <table:table-cell office:value-type="float" office:value="34658.2351403" calcext:value-type="float">
            <text:p>34658.2351403</text:p>
          </table:table-cell>
          <table:table-cell table:number-columns-repeated="2"/>
          <table:table-cell office:value-type="float" office:value="4220.1" calcext:value-type="float">
            <text:p>$4,220.10</text:p>
          </table:table-cell>
          <table:table-cell table:style-name="ce13" office:value-type="float" office:value="4786.83175" calcext:value-type="float">
            <text:p>$4,786.83</text:p>
          </table:table-cell>
          <table:table-cell table:style-name="ce13" office:value-type="float" office:value="5984" calcext:value-type="float">
            <text:p>$5,984.00</text:p>
          </table:table-cell>
          <table:table-cell table:style-name="ce13" office:value-type="float" office:value="10160.41082" calcext:value-type="float">
            <text:p>$10,160.41</text:p>
          </table:table-cell>
          <table:table-cell/>
          <table:table-cell table:style-name="ce13" office:value-type="float" office:value="13642.99228" calcext:value-type="float">
            <text:p>$13,642.99</text:p>
          </table:table-cell>
          <table:table-cell table:style-name="ce13" office:value-type="float" office:value="8360.156" calcext:value-type="float">
            <text:p>$8,360.16</text:p>
          </table:table-cell>
          <table:table-cell office:value-type="float" office:value="1125.81352" calcext:value-type="float">
            <text:p>$1,125.81</text:p>
          </table:table-cell>
          <table:table-cell office:value-type="float" office:value="1470.58759" calcext:value-type="float">
            <text:p>$1,470.59</text:p>
          </table:table-cell>
          <table:table-cell table:number-columns-repeated="3"/>
          <table:table-cell table:style-name="ce21"/>
          <table:table-cell/>
          <table:table-cell office:value-type="float" office:value="88.95" calcext:value-type="float">
            <text:p>$88.95</text:p>
          </table:table-cell>
          <table:table-cell office:value-type="float" office:value="49839.84196" calcext:value-type="float">
            <text:p>$49,839.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25625000000582" calcext:value-type="float">
            <text:p>-0.012562500000058</text:p>
          </table:table-cell>
          <table:table-cell office:value-type="float" office:value="0" calcext:value-type="float">
            <text:p>0</text:p>
          </table:table-cell>
          <table:table-cell office:value-type="float" office:value="-0.0316637999985687" calcext:value-type="float">
            <text:p>-0.031663799998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60.156" calcext:value-type="float">
            <text:p>8360.156</text:p>
          </table:table-cell>
          <table:table-cell office:value-type="float" office:value="-0.0010939999999664" calcext:value-type="float">
            <text:p>-0.00109399999996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49:.BA49])" office:value-type="float" office:value="8360.1106797" calcext:value-type="float">
            <text:p>8360.1106797</text:p>
          </table:table-cell>
          <table:table-cell/>
          <table:table-cell table:formula="of:=[.T49]-[.B49]" office:value-type="float" office:value="0" calcext:value-type="float">
            <text:p>0</text:p>
          </table:table-cell>
          <table:table-cell table:formula="of:=[.U49]-[.C49]" office:value-type="float" office:value="0" calcext:value-type="float">
            <text:p>0</text:p>
          </table:table-cell>
          <table:table-cell table:formula="of:=[.V49]-[.D49]" office:value-type="float" office:value="-0.0125625000000582" calcext:value-type="float">
            <text:p>-0.012562500000058</text:p>
          </table:table-cell>
          <table:table-cell table:formula="of:=[.W49]-[.E49]" office:value-type="float" office:value="0" calcext:value-type="float">
            <text:p>0</text:p>
          </table:table-cell>
          <table:table-cell table:formula="of:=[.X49]-[.F49]" office:value-type="float" office:value="-0.0316637999985687" calcext:value-type="float">
            <text:p>-0.031663799998569</text:p>
          </table:table-cell>
          <table:table-cell table:formula="of:=[.Y49]-[.G49]" office:value-type="float" office:value="0" calcext:value-type="float">
            <text:p>0</text:p>
          </table:table-cell>
          <table:table-cell table:formula="of:=[.Z49]-[.H49]" office:value-type="float" office:value="6821.49614" calcext:value-type="float">
            <text:p>6821.49614</text:p>
          </table:table-cell>
          <table:table-cell table:formula="of:=[.AA49]-[.I49]" office:value-type="float" office:value="8360.156" calcext:value-type="float">
            <text:p>8360.156</text:p>
          </table:table-cell>
          <table:table-cell table:formula="of:=[.AB49]-[.J49]" office:value-type="float" office:value="-0.0010939999999664" calcext:value-type="float">
            <text:p>-0.001093999999966</text:p>
          </table:table-cell>
          <table:table-cell table:formula="of:=[.AC49]-[.K49]" office:value-type="float" office:value="0" calcext:value-type="float">
            <text:p>0</text:p>
          </table:table-cell>
          <table:table-cell table:formula="of:=[.AD49]-[.L49]" office:value-type="float" office:value="0" calcext:value-type="float">
            <text:p>0</text:p>
          </table:table-cell>
          <table:table-cell table:formula="of:=[.AE49]-[.M49]" office:value-type="float" office:value="0" calcext:value-type="float">
            <text:p>0</text:p>
          </table:table-cell>
          <table:table-cell table:formula="of:=[.AF49]-[.N49]" office:value-type="float" office:value="0" calcext:value-type="float">
            <text:p>0</text:p>
          </table:table-cell>
          <table:table-cell table:formula="of:=[.AG49]-[.O49]" office:value-type="float" office:value="0" calcext:value-type="float">
            <text:p>0</text:p>
          </table:table-cell>
          <table:table-cell table:formula="of:=[.AH49]-[.P49]" office:value-type="float" office:value="0" calcext:value-type="float">
            <text:p>0</text:p>
          </table:table-cell>
          <table:table-cell table:formula="of:=[.AI49]-[.Q49]" office:value-type="float" office:value="0" calcext:value-type="float">
            <text:p>0</text:p>
          </table:table-cell>
          <table:table-cell table:formula="of:=[.AJ49]-[.R49]" office:value-type="float" office:value="15181.6068197" calcext:value-type="float">
            <text:p>15181.6068197</text:p>
          </table:table-cell>
        </table:table-row>
        <table:table-row table:style-name="ro1">
          <table:table-cell office:value-type="string" calcext:value-type="string">
            <text:p>2014-03-01</text:p>
          </table:table-cell>
          <table:table-cell/>
          <table:table-cell office:value-type="float" office:value="4554.9" calcext:value-type="float">
            <text:p>4554.9</text:p>
          </table:table-cell>
          <table:table-cell office:value-type="float" office:value="4723.9723275" calcext:value-type="float">
            <text:p>4723.9723275</text:p>
          </table:table-cell>
          <table:table-cell office:value-type="float" office:value="6156" calcext:value-type="float">
            <text:p>6156</text:p>
          </table:table-cell>
          <table:table-cell office:value-type="float" office:value="10297.9096722" calcext:value-type="float">
            <text:p>10297.9096722</text:p>
          </table:table-cell>
          <table:table-cell/>
          <table:table-cell office:value-type="float" office:value="7251.63846" calcext:value-type="float">
            <text:p>7251.63846</text:p>
          </table:table-cell>
          <table:table-cell office:value-type="float" office:value="0" calcext:value-type="float">
            <text:p>0</text:p>
          </table:table-cell>
          <table:table-cell office:value-type="float" office:value="1087.738617" calcext:value-type="float">
            <text:p>1087.738617</text:p>
          </table:table-cell>
          <table:table-cell office:value-type="float" office:value="1667.62375" calcext:value-type="float">
            <text:p>1667.62375</text:p>
          </table:table-cell>
          <table:table-cell table:number-columns-repeated="5"/>
          <table:table-cell office:value-type="float" office:value="181.86" calcext:value-type="float">
            <text:p>181.86</text:p>
          </table:table-cell>
          <table:table-cell office:value-type="float" office:value="35921.6428267" calcext:value-type="float">
            <text:p>35921.6428267</text:p>
          </table:table-cell>
          <table:table-cell table:number-columns-repeated="2"/>
          <table:table-cell office:value-type="float" office:value="4554.9" calcext:value-type="float">
            <text:p>$4,554.90</text:p>
          </table:table-cell>
          <table:table-cell table:style-name="ce13" office:value-type="float" office:value="4723.95993" calcext:value-type="float">
            <text:p>$4,723.96</text:p>
          </table:table-cell>
          <table:table-cell table:style-name="ce13" office:value-type="float" office:value="6156" calcext:value-type="float">
            <text:p>$6,156.00</text:p>
          </table:table-cell>
          <table:table-cell table:style-name="ce13" office:value-type="float" office:value="10297.87758" calcext:value-type="float">
            <text:p>$10,297.88</text:p>
          </table:table-cell>
          <table:table-cell/>
          <table:table-cell table:style-name="ce13" office:value-type="float" office:value="14503.27692" calcext:value-type="float">
            <text:p>$14,503.28</text:p>
          </table:table-cell>
          <table:table-cell table:style-name="ce13" office:value-type="float" office:value="8341.348" calcext:value-type="float">
            <text:p>$8,341.35</text:p>
          </table:table-cell>
          <table:table-cell office:value-type="float" office:value="1087.73756" calcext:value-type="float">
            <text:p>$1,087.74</text:p>
          </table:table-cell>
          <table:table-cell office:value-type="float" office:value="1667.62375" calcext:value-type="float">
            <text:p>$1,667.62</text:p>
          </table:table-cell>
          <table:table-cell table:number-columns-repeated="3"/>
          <table:table-cell table:style-name="ce21"/>
          <table:table-cell/>
          <table:table-cell office:value-type="float" office:value="181.86" calcext:value-type="float">
            <text:p>$181.86</text:p>
          </table:table-cell>
          <table:table-cell office:value-type="float" office:value="51514.58374" calcext:value-type="float">
            <text:p>$51,514.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2397500001498" calcext:value-type="float">
            <text:p>-0.012397500001498</text:p>
          </table:table-cell>
          <table:table-cell office:value-type="float" office:value="0" calcext:value-type="float">
            <text:p>0</text:p>
          </table:table-cell>
          <table:table-cell office:value-type="float" office:value="-0.0320921999991697" calcext:value-type="float">
            <text:p>-0.0320921999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41.348" calcext:value-type="float">
            <text:p>8341.348</text:p>
          </table:table-cell>
          <table:table-cell office:value-type="float" office:value="-0.00105699999994613" calcext:value-type="float">
            <text:p>-0.00105699999994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50:.BA50])" office:value-type="float" office:value="8341.3024533" calcext:value-type="float">
            <text:p>8341.3024533</text:p>
          </table:table-cell>
          <table:table-cell/>
          <table:table-cell table:formula="of:=[.T50]-[.B50]" office:value-type="float" office:value="0" calcext:value-type="float">
            <text:p>0</text:p>
          </table:table-cell>
          <table:table-cell table:formula="of:=[.U50]-[.C50]" office:value-type="float" office:value="0" calcext:value-type="float">
            <text:p>0</text:p>
          </table:table-cell>
          <table:table-cell table:formula="of:=[.V50]-[.D50]" office:value-type="float" office:value="-0.012397500001498" calcext:value-type="float">
            <text:p>-0.012397500001498</text:p>
          </table:table-cell>
          <table:table-cell table:formula="of:=[.W50]-[.E50]" office:value-type="float" office:value="0" calcext:value-type="float">
            <text:p>0</text:p>
          </table:table-cell>
          <table:table-cell table:formula="of:=[.X50]-[.F50]" office:value-type="float" office:value="-0.0320921999991697" calcext:value-type="float">
            <text:p>-0.03209219999917</text:p>
          </table:table-cell>
          <table:table-cell table:formula="of:=[.Y50]-[.G50]" office:value-type="float" office:value="0" calcext:value-type="float">
            <text:p>0</text:p>
          </table:table-cell>
          <table:table-cell table:formula="of:=[.Z50]-[.H50]" office:value-type="float" office:value="7251.63846" calcext:value-type="float">
            <text:p>7251.63846</text:p>
          </table:table-cell>
          <table:table-cell table:formula="of:=[.AA50]-[.I50]" office:value-type="float" office:value="8341.348" calcext:value-type="float">
            <text:p>8341.348</text:p>
          </table:table-cell>
          <table:table-cell table:formula="of:=[.AB50]-[.J50]" office:value-type="float" office:value="-0.00105699999994613" calcext:value-type="float">
            <text:p>-0.001056999999946</text:p>
          </table:table-cell>
          <table:table-cell table:formula="of:=[.AC50]-[.K50]" office:value-type="float" office:value="0" calcext:value-type="float">
            <text:p>0</text:p>
          </table:table-cell>
          <table:table-cell table:formula="of:=[.AD50]-[.L50]" office:value-type="float" office:value="0" calcext:value-type="float">
            <text:p>0</text:p>
          </table:table-cell>
          <table:table-cell table:formula="of:=[.AE50]-[.M50]" office:value-type="float" office:value="0" calcext:value-type="float">
            <text:p>0</text:p>
          </table:table-cell>
          <table:table-cell table:formula="of:=[.AF50]-[.N50]" office:value-type="float" office:value="0" calcext:value-type="float">
            <text:p>0</text:p>
          </table:table-cell>
          <table:table-cell table:formula="of:=[.AG50]-[.O50]" office:value-type="float" office:value="0" calcext:value-type="float">
            <text:p>0</text:p>
          </table:table-cell>
          <table:table-cell table:formula="of:=[.AH50]-[.P50]" office:value-type="float" office:value="0" calcext:value-type="float">
            <text:p>0</text:p>
          </table:table-cell>
          <table:table-cell table:formula="of:=[.AI50]-[.Q50]" office:value-type="float" office:value="0" calcext:value-type="float">
            <text:p>0</text:p>
          </table:table-cell>
          <table:table-cell table:formula="of:=[.AJ50]-[.R50]" office:value-type="float" office:value="15592.9409133" calcext:value-type="float">
            <text:p>15592.9409133</text:p>
          </table:table-cell>
        </table:table-row>
        <table:table-row table:style-name="ro1">
          <table:table-cell office:value-type="string" calcext:value-type="string">
            <text:p>2014-04-01</text:p>
          </table:table-cell>
          <table:table-cell/>
          <table:table-cell office:value-type="float" office:value="4359.6" calcext:value-type="float">
            <text:p>4359.6</text:p>
          </table:table-cell>
          <table:table-cell office:value-type="float" office:value="4955.455545" calcext:value-type="float">
            <text:p>4955.455545</text:p>
          </table:table-cell>
          <table:table-cell office:value-type="float" office:value="6528" calcext:value-type="float">
            <text:p>6528</text:p>
          </table:table-cell>
          <table:table-cell office:value-type="float" office:value="10459.6357762" calcext:value-type="float">
            <text:p>10459.6357762</text:p>
          </table:table-cell>
          <table:table-cell/>
          <table:table-cell office:value-type="float" office:value="7541.51698" calcext:value-type="float">
            <text:p>7541.51698</text:p>
          </table:table-cell>
          <table:table-cell office:value-type="float" office:value="0" calcext:value-type="float">
            <text:p>0</text:p>
          </table:table-cell>
          <table:table-cell office:value-type="float" office:value="1011.586623" calcext:value-type="float">
            <text:p>1011.586623</text:p>
          </table:table-cell>
          <table:table-cell office:value-type="float" office:value="1531.13516" calcext:value-type="float">
            <text:p>1531.13516</text:p>
          </table:table-cell>
          <table:table-cell table:number-columns-repeated="5"/>
          <table:table-cell office:value-type="float" office:value="469.79" calcext:value-type="float">
            <text:p>469.79</text:p>
          </table:table-cell>
          <table:table-cell office:value-type="float" office:value="36856.7200842" calcext:value-type="float">
            <text:p>36856.7200842</text:p>
          </table:table-cell>
          <table:table-cell table:number-columns-repeated="2"/>
          <table:table-cell office:value-type="float" office:value="4359.6" calcext:value-type="float">
            <text:p>$4,359.60</text:p>
          </table:table-cell>
          <table:table-cell table:style-name="ce13" office:value-type="float" office:value="4955.44254" calcext:value-type="float">
            <text:p>$4,955.44</text:p>
          </table:table-cell>
          <table:table-cell table:style-name="ce13" office:value-type="float" office:value="6528" calcext:value-type="float">
            <text:p>$6,528.00</text:p>
          </table:table-cell>
          <table:table-cell table:style-name="ce13" office:value-type="float" office:value="10459.60318" calcext:value-type="float">
            <text:p>$10,459.60</text:p>
          </table:table-cell>
          <table:table-cell/>
          <table:table-cell table:style-name="ce13" office:value-type="float" office:value="15083.03396" calcext:value-type="float">
            <text:p>$15,083.03</text:p>
          </table:table-cell>
          <table:table-cell table:style-name="ce13" office:value-type="float" office:value="8699.8755" calcext:value-type="float">
            <text:p>$8,699.88</text:p>
          </table:table-cell>
          <table:table-cell office:value-type="float" office:value="1011.58564" calcext:value-type="float">
            <text:p>$1,011.59</text:p>
          </table:table-cell>
          <table:table-cell office:value-type="float" office:value="1531.13516" calcext:value-type="float">
            <text:p>$1,531.14</text:p>
          </table:table-cell>
          <table:table-cell table:number-columns-repeated="3"/>
          <table:table-cell table:style-name="ce21"/>
          <table:table-cell/>
          <table:table-cell office:value-type="float" office:value="469.79" calcext:value-type="float">
            <text:p>$469.79</text:p>
          </table:table-cell>
          <table:table-cell office:value-type="float" office:value="53098.06598" calcext:value-type="float">
            <text:p>$53,098.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0130050000007031" calcext:value-type="float">
            <text:p>-0.013005000000703</text:p>
          </table:table-cell>
          <table:table-cell office:value-type="float" office:value="0" calcext:value-type="float">
            <text:p>0</text:p>
          </table:table-cell>
          <table:table-cell office:value-type="float" office:value="-0.0325961999988067" calcext:value-type="float">
            <text:p>-0.032596199998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99.8755" calcext:value-type="float">
            <text:p>8699.8755</text:p>
          </table:table-cell>
          <table:table-cell office:value-type="float" office:value="-0.000983000000019274" calcext:value-type="float">
            <text:p>-0.00098300000001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51:.BA51])" office:value-type="float" office:value="8699.8289158" calcext:value-type="float">
            <text:p>8699.8289158</text:p>
          </table:table-cell>
          <table:table-cell/>
          <table:table-cell table:formula="of:=[.T51]-[.B51]" office:value-type="float" office:value="0" calcext:value-type="float">
            <text:p>0</text:p>
          </table:table-cell>
          <table:table-cell table:formula="of:=[.U51]-[.C51]" office:value-type="float" office:value="0" calcext:value-type="float">
            <text:p>0</text:p>
          </table:table-cell>
          <table:table-cell table:formula="of:=[.V51]-[.D51]" office:value-type="float" office:value="-0.0130050000007031" calcext:value-type="float">
            <text:p>-0.013005000000703</text:p>
          </table:table-cell>
          <table:table-cell table:formula="of:=[.W51]-[.E51]" office:value-type="float" office:value="0" calcext:value-type="float">
            <text:p>0</text:p>
          </table:table-cell>
          <table:table-cell table:formula="of:=[.X51]-[.F51]" office:value-type="float" office:value="-0.0325961999988067" calcext:value-type="float">
            <text:p>-0.032596199998807</text:p>
          </table:table-cell>
          <table:table-cell table:formula="of:=[.Y51]-[.G51]" office:value-type="float" office:value="0" calcext:value-type="float">
            <text:p>0</text:p>
          </table:table-cell>
          <table:table-cell table:formula="of:=[.Z51]-[.H51]" office:value-type="float" office:value="7541.51698" calcext:value-type="float">
            <text:p>7541.51698</text:p>
          </table:table-cell>
          <table:table-cell table:formula="of:=[.AA51]-[.I51]" office:value-type="float" office:value="8699.8755" calcext:value-type="float">
            <text:p>8699.8755</text:p>
          </table:table-cell>
          <table:table-cell table:formula="of:=[.AB51]-[.J51]" office:value-type="float" office:value="-0.000983000000019274" calcext:value-type="float">
            <text:p>-0.000983000000019</text:p>
          </table:table-cell>
          <table:table-cell table:formula="of:=[.AC51]-[.K51]" office:value-type="float" office:value="0" calcext:value-type="float">
            <text:p>0</text:p>
          </table:table-cell>
          <table:table-cell table:formula="of:=[.AD51]-[.L51]" office:value-type="float" office:value="0" calcext:value-type="float">
            <text:p>0</text:p>
          </table:table-cell>
          <table:table-cell table:formula="of:=[.AE51]-[.M51]" office:value-type="float" office:value="0" calcext:value-type="float">
            <text:p>0</text:p>
          </table:table-cell>
          <table:table-cell table:formula="of:=[.AF51]-[.N51]" office:value-type="float" office:value="0" calcext:value-type="float">
            <text:p>0</text:p>
          </table:table-cell>
          <table:table-cell table:formula="of:=[.AG51]-[.O51]" office:value-type="float" office:value="0" calcext:value-type="float">
            <text:p>0</text:p>
          </table:table-cell>
          <table:table-cell table:formula="of:=[.AH51]-[.P51]" office:value-type="float" office:value="0" calcext:value-type="float">
            <text:p>0</text:p>
          </table:table-cell>
          <table:table-cell table:formula="of:=[.AI51]-[.Q51]" office:value-type="float" office:value="0" calcext:value-type="float">
            <text:p>0</text:p>
          </table:table-cell>
          <table:table-cell table:formula="of:=[.AJ51]-[.R51]" office:value-type="float" office:value="16241.3458958" calcext:value-type="float">
            <text:p>16241.3458958</text:p>
          </table:table-cell>
        </table:table-row>
        <table:table-row table:style-name="ro1">
          <table:table-cell office:value-type="string" calcext:value-type="string">
            <text:p>2014-05-01</text:p>
          </table:table-cell>
          <table:table-cell/>
          <table:table-cell office:value-type="float" office:value="4544.1" calcext:value-type="float">
            <text:p>4544.1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10815.433205" calcext:value-type="float">
            <text:p>10815.433205</text:p>
          </table:table-cell>
          <table:table-cell/>
          <table:table-cell office:value-type="float" office:value="7504.1133" calcext:value-type="float">
            <text:p>7504.1133</text:p>
          </table:table-cell>
          <table:table-cell office:value-type="float" office:value="0" calcext:value-type="float">
            <text:p>0</text:p>
          </table:table-cell>
          <table:table-cell office:value-type="float" office:value="875.747931" calcext:value-type="float">
            <text:p>875.747931</text:p>
          </table:table-cell>
          <table:table-cell office:value-type="float" office:value="1574.23682" calcext:value-type="float">
            <text:p>1574.23682</text:p>
          </table:table-cell>
          <table:table-cell table:number-columns-repeated="5"/>
          <table:table-cell office:value-type="float" office:value="5193.62" calcext:value-type="float">
            <text:p>5193.62</text:p>
          </table:table-cell>
          <table:table-cell office:value-type="float" office:value="36863.251256" calcext:value-type="float">
            <text:p>36863.251256</text:p>
          </table:table-cell>
          <table:table-cell table:number-columns-repeated="2"/>
          <table:table-cell office:value-type="float" office:value="4544.1" calcext:value-type="float">
            <text:p>$4,544.10</text:p>
          </table:table-cell>
          <table:table-cell/>
          <table:table-cell table:style-name="ce13" office:value-type="float" office:value="6356" calcext:value-type="float">
            <text:p>$6,356.00</text:p>
          </table:table-cell>
          <table:table-cell table:style-name="ce13" office:value-type="float" office:value="10815.3995" calcext:value-type="float">
            <text:p>$10,815.40</text:p>
          </table:table-cell>
          <table:table-cell/>
          <table:table-cell table:style-name="ce13" office:value-type="float" office:value="15008.2266" calcext:value-type="float">
            <text:p>$15,008.23</text:p>
          </table:table-cell>
          <table:table-cell table:style-name="ce13" office:value-type="float" office:value="8311.9605" calcext:value-type="float">
            <text:p>$8,311.96</text:p>
          </table:table-cell>
          <table:table-cell office:value-type="float" office:value="875.74708" calcext:value-type="float">
            <text:p>$875.75</text:p>
          </table:table-cell>
          <table:table-cell office:value-type="float" office:value="1574.23682" calcext:value-type="float">
            <text:p>$1,574.24</text:p>
          </table:table-cell>
          <table:table-cell table:number-columns-repeated="3"/>
          <table:table-cell table:style-name="ce21"/>
          <table:table-cell/>
          <table:table-cell office:value-type="float" office:value="5193.62" calcext:value-type="float">
            <text:p>$5,193.62</text:p>
          </table:table-cell>
          <table:table-cell office:value-type="float" office:value="52679.2905" calcext:value-type="float">
            <text:p>$52,679.2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0337049999980081" calcext:value-type="float">
            <text:p>-0.03370499999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11.9605" calcext:value-type="float">
            <text:p>8311.9605</text:p>
          </table:table-cell>
          <table:table-cell office:value-type="float" office:value="-0.000851000000011481" calcext:value-type="float">
            <text:p>-0.00085100000001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52:.BA52])" office:value-type="float" office:value="8311.925944" calcext:value-type="float">
            <text:p>8311.925944</text:p>
          </table:table-cell>
          <table:table-cell/>
          <table:table-cell table:formula="of:=[.T52]-[.B52]" office:value-type="float" office:value="0" calcext:value-type="float">
            <text:p>0</text:p>
          </table:table-cell>
          <table:table-cell table:formula="of:=[.U52]-[.C52]" office:value-type="float" office:value="0" calcext:value-type="float">
            <text:p>0</text:p>
          </table:table-cell>
          <table:table-cell table:formula="of:=[.V52]-[.D52]" office:value-type="float" office:value="0" calcext:value-type="float">
            <text:p>0</text:p>
          </table:table-cell>
          <table:table-cell table:formula="of:=[.W52]-[.E52]" office:value-type="float" office:value="0" calcext:value-type="float">
            <text:p>0</text:p>
          </table:table-cell>
          <table:table-cell table:formula="of:=[.X52]-[.F52]" office:value-type="float" office:value="-0.0337049999980081" calcext:value-type="float">
            <text:p>-0.033704999998008</text:p>
          </table:table-cell>
          <table:table-cell table:formula="of:=[.Y52]-[.G52]" office:value-type="float" office:value="0" calcext:value-type="float">
            <text:p>0</text:p>
          </table:table-cell>
          <table:table-cell table:formula="of:=[.Z52]-[.H52]" office:value-type="float" office:value="7504.1133" calcext:value-type="float">
            <text:p>7504.1133</text:p>
          </table:table-cell>
          <table:table-cell table:formula="of:=[.AA52]-[.I52]" office:value-type="float" office:value="8311.9605" calcext:value-type="float">
            <text:p>8311.9605</text:p>
          </table:table-cell>
          <table:table-cell table:formula="of:=[.AB52]-[.J52]" office:value-type="float" office:value="-0.000851000000011481" calcext:value-type="float">
            <text:p>-0.000851000000011</text:p>
          </table:table-cell>
          <table:table-cell table:formula="of:=[.AC52]-[.K52]" office:value-type="float" office:value="0" calcext:value-type="float">
            <text:p>0</text:p>
          </table:table-cell>
          <table:table-cell table:formula="of:=[.AD52]-[.L52]" office:value-type="float" office:value="0" calcext:value-type="float">
            <text:p>0</text:p>
          </table:table-cell>
          <table:table-cell table:formula="of:=[.AE52]-[.M52]" office:value-type="float" office:value="0" calcext:value-type="float">
            <text:p>0</text:p>
          </table:table-cell>
          <table:table-cell table:formula="of:=[.AF52]-[.N52]" office:value-type="float" office:value="0" calcext:value-type="float">
            <text:p>0</text:p>
          </table:table-cell>
          <table:table-cell table:formula="of:=[.AG52]-[.O52]" office:value-type="float" office:value="0" calcext:value-type="float">
            <text:p>0</text:p>
          </table:table-cell>
          <table:table-cell table:formula="of:=[.AH52]-[.P52]" office:value-type="float" office:value="0" calcext:value-type="float">
            <text:p>0</text:p>
          </table:table-cell>
          <table:table-cell table:formula="of:=[.AI52]-[.Q52]" office:value-type="float" office:value="0" calcext:value-type="float">
            <text:p>0</text:p>
          </table:table-cell>
          <table:table-cell table:formula="of:=[.AJ52]-[.R52]" office:value-type="float" office:value="15816.039244" calcext:value-type="float">
            <text:p>15816.039244</text:p>
          </table:table-cell>
        </table:table-row>
        <table:table-row table:style-name="ro1">
          <table:table-cell office:value-type="string" calcext:value-type="string">
            <text:p>2014-06-01</text:p>
          </table:table-cell>
          <table:table-cell/>
          <table:table-cell office:value-type="float" office:value="4540.5" calcext:value-type="float">
            <text:p>4540.5</text:p>
          </table:table-cell>
          <table:table-cell office:value-type="float" office:value="0" calcext:value-type="float">
            <text:p>0</text:p>
          </table:table-cell>
          <table:table-cell office:value-type="float" office:value="6576" calcext:value-type="float">
            <text:p>6576</text:p>
          </table:table-cell>
          <table:table-cell office:value-type="float" office:value="10831.6058154" calcext:value-type="float">
            <text:p>10831.6058154</text:p>
          </table:table-cell>
          <table:table-cell/>
          <table:table-cell office:value-type="float" office:value="7737.8863" calcext:value-type="float">
            <text:p>7737.8863</text:p>
          </table:table-cell>
          <table:table-cell office:value-type="float" office:value="0" calcext:value-type="float">
            <text:p>0</text:p>
          </table:table-cell>
          <table:table-cell office:value-type="float" office:value="841.788258" calcext:value-type="float">
            <text:p>841.788258</text:p>
          </table:table-cell>
          <table:table-cell office:value-type="float" office:value="1449.03676" calcext:value-type="float">
            <text:p>1449.03676</text:p>
          </table:table-cell>
          <table:table-cell table:number-columns-repeated="5"/>
          <table:table-cell office:value-type="float" office:value="5531.67" calcext:value-type="float">
            <text:p>5531.67</text:p>
          </table:table-cell>
          <table:table-cell office:value-type="float" office:value="37508.4871334" calcext:value-type="float">
            <text:p>37508.4871334</text:p>
          </table:table-cell>
          <table:table-cell table:number-columns-repeated="2"/>
          <table:table-cell office:value-type="float" office:value="4540.5" calcext:value-type="float">
            <text:p>$4,540.50</text:p>
          </table:table-cell>
          <table:table-cell/>
          <table:table-cell table:style-name="ce13" office:value-type="float" office:value="6576" calcext:value-type="float">
            <text:p>$6,576.00</text:p>
          </table:table-cell>
          <table:table-cell table:style-name="ce13" office:value-type="float" office:value="10831.57206" calcext:value-type="float">
            <text:p>$10,831.57</text:p>
          </table:table-cell>
          <table:table-cell/>
          <table:table-cell table:style-name="ce13" office:value-type="float" office:value="15475.7726" calcext:value-type="float">
            <text:p>$15,475.77</text:p>
          </table:table-cell>
          <table:table-cell table:style-name="ce13" office:value-type="float" office:value="8609.362" calcext:value-type="float">
            <text:p>$8,609.36</text:p>
          </table:table-cell>
          <table:table-cell office:value-type="float" office:value="841.78744" calcext:value-type="float">
            <text:p>$841.79</text:p>
          </table:table-cell>
          <table:table-cell office:value-type="float" office:value="1449.03676" calcext:value-type="float">
            <text:p>$1,449.04</text:p>
          </table:table-cell>
          <table:table-cell table:number-columns-repeated="3"/>
          <table:table-cell table:style-name="ce21"/>
          <table:table-cell/>
          <table:table-cell office:value-type="float" office:value="5531.67" calcext:value-type="float">
            <text:p>$5,531.67</text:p>
          </table:table-cell>
          <table:table-cell office:value-type="float" office:value="53855.70086" calcext:value-type="float">
            <text:p>$53,855.7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0337553999979718" calcext:value-type="float">
            <text:p>-0.033755399997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09.362" calcext:value-type="float">
            <text:p>8609.362</text:p>
          </table:table-cell>
          <table:table-cell office:value-type="float" office:value="-0.000818000000094798" calcext:value-type="float">
            <text:p>-0.00081800000009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53:.BA53])" office:value-type="float" office:value="8609.3274266" calcext:value-type="float">
            <text:p>8609.3274266</text:p>
          </table:table-cell>
          <table:table-cell/>
          <table:table-cell table:formula="of:=[.T53]-[.B53]" office:value-type="float" office:value="0" calcext:value-type="float">
            <text:p>0</text:p>
          </table:table-cell>
          <table:table-cell table:formula="of:=[.U53]-[.C53]" office:value-type="float" office:value="0" calcext:value-type="float">
            <text:p>0</text:p>
          </table:table-cell>
          <table:table-cell table:formula="of:=[.V53]-[.D53]" office:value-type="float" office:value="0" calcext:value-type="float">
            <text:p>0</text:p>
          </table:table-cell>
          <table:table-cell table:formula="of:=[.W53]-[.E53]" office:value-type="float" office:value="0" calcext:value-type="float">
            <text:p>0</text:p>
          </table:table-cell>
          <table:table-cell table:formula="of:=[.X53]-[.F53]" office:value-type="float" office:value="-0.0337553999979718" calcext:value-type="float">
            <text:p>-0.033755399997972</text:p>
          </table:table-cell>
          <table:table-cell table:formula="of:=[.Y53]-[.G53]" office:value-type="float" office:value="0" calcext:value-type="float">
            <text:p>0</text:p>
          </table:table-cell>
          <table:table-cell table:formula="of:=[.Z53]-[.H53]" office:value-type="float" office:value="7737.8863" calcext:value-type="float">
            <text:p>7737.8863</text:p>
          </table:table-cell>
          <table:table-cell table:formula="of:=[.AA53]-[.I53]" office:value-type="float" office:value="8609.362" calcext:value-type="float">
            <text:p>8609.362</text:p>
          </table:table-cell>
          <table:table-cell table:formula="of:=[.AB53]-[.J53]" office:value-type="float" office:value="-0.000818000000094798" calcext:value-type="float">
            <text:p>-0.000818000000095</text:p>
          </table:table-cell>
          <table:table-cell table:formula="of:=[.AC53]-[.K53]" office:value-type="float" office:value="0" calcext:value-type="float">
            <text:p>0</text:p>
          </table:table-cell>
          <table:table-cell table:formula="of:=[.AD53]-[.L53]" office:value-type="float" office:value="0" calcext:value-type="float">
            <text:p>0</text:p>
          </table:table-cell>
          <table:table-cell table:formula="of:=[.AE53]-[.M53]" office:value-type="float" office:value="0" calcext:value-type="float">
            <text:p>0</text:p>
          </table:table-cell>
          <table:table-cell table:formula="of:=[.AF53]-[.N53]" office:value-type="float" office:value="0" calcext:value-type="float">
            <text:p>0</text:p>
          </table:table-cell>
          <table:table-cell table:formula="of:=[.AG53]-[.O53]" office:value-type="float" office:value="0" calcext:value-type="float">
            <text:p>0</text:p>
          </table:table-cell>
          <table:table-cell table:formula="of:=[.AH53]-[.P53]" office:value-type="float" office:value="0" calcext:value-type="float">
            <text:p>0</text:p>
          </table:table-cell>
          <table:table-cell table:formula="of:=[.AI53]-[.Q53]" office:value-type="float" office:value="0" calcext:value-type="float">
            <text:p>0</text:p>
          </table:table-cell>
          <table:table-cell table:formula="of:=[.AJ53]-[.R53]" office:value-type="float" office:value="16347.2137266" calcext:value-type="float">
            <text:p>16347.2137266</text:p>
          </table:table-cell>
        </table:table-row>
        <table:table-row table:style-name="ro1">
          <table:table-cell office:value-type="string" calcext:value-type="string">
            <text:p>2014-07-01</text:p>
          </table:table-cell>
          <table:table-cell/>
          <table:table-cell office:value-type="float" office:value="4769.73" calcext:value-type="float">
            <text:p>4769.73</text:p>
          </table:table-cell>
          <table:table-cell office:value-type="float" office:value="0" calcext:value-type="float">
            <text:p>0</text:p>
          </table:table-cell>
          <table:table-cell office:value-type="float" office:value="6862" calcext:value-type="float">
            <text:p>6862</text:p>
          </table:table-cell>
          <table:table-cell office:value-type="float" office:value="10686.0523218" calcext:value-type="float">
            <text:p>10686.0523218</text:p>
          </table:table-cell>
          <table:table-cell/>
          <table:table-cell office:value-type="float" office:value="15840.45848" calcext:value-type="float">
            <text:p>15840.45848</text:p>
          </table:table-cell>
          <table:table-cell office:value-type="float" office:value="0" calcext:value-type="float">
            <text:p>0</text:p>
          </table:table-cell>
          <table:table-cell office:value-type="float" office:value="965.277978" calcext:value-type="float">
            <text:p>965.277978</text:p>
          </table:table-cell>
          <table:table-cell office:value-type="float" office:value="1742.53854" calcext:value-type="float">
            <text:p>1742.53854</text:p>
          </table:table-cell>
          <table:table-cell table:number-columns-repeated="5"/>
          <table:table-cell office:value-type="float" office:value="5584.36" calcext:value-type="float">
            <text:p>5584.36</text:p>
          </table:table-cell>
          <table:table-cell office:value-type="float" office:value="46450.4173198" calcext:value-type="float">
            <text:p>46450.4173198</text:p>
          </table:table-cell>
          <table:table-cell table:number-columns-repeated="2"/>
          <table:table-cell office:value-type="float" office:value="4769.73" calcext:value-type="float">
            <text:p>$4,769.73</text:p>
          </table:table-cell>
          <table:table-cell/>
          <table:table-cell table:style-name="ce13" office:value-type="float" office:value="6862" calcext:value-type="float">
            <text:p>$6,862.00</text:p>
          </table:table-cell>
          <table:table-cell table:style-name="ce13" office:value-type="float" office:value="10686.01902" calcext:value-type="float">
            <text:p>$10,686.02</text:p>
          </table:table-cell>
          <table:table-cell/>
          <table:table-cell table:style-name="ce13" office:value-type="float" office:value="15840.45848" calcext:value-type="float">
            <text:p>$15,840.46</text:p>
          </table:table-cell>
          <table:table-cell table:style-name="ce13" office:value-type="float" office:value="9168.9" calcext:value-type="float">
            <text:p>$9,168.90</text:p>
          </table:table-cell>
          <table:table-cell office:value-type="float" office:value="965.27704" calcext:value-type="float">
            <text:p>$965.28</text:p>
          </table:table-cell>
          <table:table-cell office:value-type="float" office:value="1742.53854" calcext:value-type="float">
            <text:p>$1,742.54</text:p>
          </table:table-cell>
          <table:table-cell table:number-columns-repeated="3"/>
          <table:table-cell table:style-name="ce21"/>
          <table:table-cell/>
          <table:table-cell office:value-type="float" office:value="5584.36" calcext:value-type="float">
            <text:p>$5,584.36</text:p>
          </table:table-cell>
          <table:table-cell office:value-type="float" office:value="55619.28308" calcext:value-type="float">
            <text:p>$55,619.2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0333018000001175" calcext:value-type="float">
            <text:p>-0.03330180000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68.9" calcext:value-type="float">
            <text:p>9168.9</text:p>
          </table:table-cell>
          <table:table-cell office:value-type="float" office:value="-0.000938000000019201" calcext:value-type="float">
            <text:p>-0.00093800000001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54:.BA54])" office:value-type="float" office:value="9168.8657602" calcext:value-type="float">
            <text:p>9168.8657602</text:p>
          </table:table-cell>
          <table:table-cell/>
          <table:table-cell table:formula="of:=[.T54]-[.B54]" office:value-type="float" office:value="0" calcext:value-type="float">
            <text:p>0</text:p>
          </table:table-cell>
          <table:table-cell table:formula="of:=[.U54]-[.C54]" office:value-type="float" office:value="0" calcext:value-type="float">
            <text:p>0</text:p>
          </table:table-cell>
          <table:table-cell table:formula="of:=[.V54]-[.D54]" office:value-type="float" office:value="0" calcext:value-type="float">
            <text:p>0</text:p>
          </table:table-cell>
          <table:table-cell table:formula="of:=[.W54]-[.E54]" office:value-type="float" office:value="0" calcext:value-type="float">
            <text:p>0</text:p>
          </table:table-cell>
          <table:table-cell table:formula="of:=[.X54]-[.F54]" office:value-type="float" office:value="-0.0333018000001175" calcext:value-type="float">
            <text:p>-0.033301800000118</text:p>
          </table:table-cell>
          <table:table-cell table:formula="of:=[.Y54]-[.G54]" office:value-type="float" office:value="0" calcext:value-type="float">
            <text:p>0</text:p>
          </table:table-cell>
          <table:table-cell table:formula="of:=[.Z54]-[.H54]" office:value-type="float" office:value="0" calcext:value-type="float">
            <text:p>0</text:p>
          </table:table-cell>
          <table:table-cell table:formula="of:=[.AA54]-[.I54]" office:value-type="float" office:value="9168.9" calcext:value-type="float">
            <text:p>9168.9</text:p>
          </table:table-cell>
          <table:table-cell table:formula="of:=[.AB54]-[.J54]" office:value-type="float" office:value="-0.000938000000019201" calcext:value-type="float">
            <text:p>-0.000938000000019</text:p>
          </table:table-cell>
          <table:table-cell table:formula="of:=[.AC54]-[.K54]" office:value-type="float" office:value="0" calcext:value-type="float">
            <text:p>0</text:p>
          </table:table-cell>
          <table:table-cell table:formula="of:=[.AD54]-[.L54]" office:value-type="float" office:value="0" calcext:value-type="float">
            <text:p>0</text:p>
          </table:table-cell>
          <table:table-cell table:formula="of:=[.AE54]-[.M54]" office:value-type="float" office:value="0" calcext:value-type="float">
            <text:p>0</text:p>
          </table:table-cell>
          <table:table-cell table:formula="of:=[.AF54]-[.N54]" office:value-type="float" office:value="0" calcext:value-type="float">
            <text:p>0</text:p>
          </table:table-cell>
          <table:table-cell table:formula="of:=[.AG54]-[.O54]" office:value-type="float" office:value="0" calcext:value-type="float">
            <text:p>0</text:p>
          </table:table-cell>
          <table:table-cell table:formula="of:=[.AH54]-[.P54]" office:value-type="float" office:value="0" calcext:value-type="float">
            <text:p>0</text:p>
          </table:table-cell>
          <table:table-cell table:formula="of:=[.AI54]-[.Q54]" office:value-type="float" office:value="0" calcext:value-type="float">
            <text:p>0</text:p>
          </table:table-cell>
          <table:table-cell table:formula="of:=[.AJ54]-[.R54]" office:value-type="float" office:value="9168.8657602" calcext:value-type="float">
            <text:p>9168.8657602</text:p>
          </table:table-cell>
        </table:table-row>
        <table:table-row table:style-name="ro1">
          <table:table-cell office:value-type="string" calcext:value-type="string">
            <text:p>2014-08-01</text:p>
          </table:table-cell>
          <table:table-cell/>
          <table:table-cell office:value-type="float" office:value="4413.6" calcext:value-type="float">
            <text:p>4413.6</text:p>
          </table:table-cell>
          <table:table-cell office:value-type="float" office:value="0" calcext:value-type="float">
            <text:p>0</text:p>
          </table:table-cell>
          <table:table-cell office:value-type="float" office:value="6728" calcext:value-type="float">
            <text:p>6728</text:p>
          </table:table-cell>
          <table:table-cell office:value-type="float" office:value="10225.1329254" calcext:value-type="float">
            <text:p>10225.1329254</text:p>
          </table:table-cell>
          <table:table-cell/>
          <table:table-cell office:value-type="float" office:value="15232.64868" calcext:value-type="float">
            <text:p>15232.64868</text:p>
          </table:table-cell>
          <table:table-cell office:value-type="float" office:value="0" calcext:value-type="float">
            <text:p>0</text:p>
          </table:table-cell>
          <table:table-cell office:value-type="float" office:value="887.067822" calcext:value-type="float">
            <text:p>887.067822</text:p>
          </table:table-cell>
          <table:table-cell office:value-type="float" office:value="1692.25327" calcext:value-type="float">
            <text:p>1692.253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5673.36" calcext:value-type="float">
            <text:p>5673.36</text:p>
          </table:table-cell>
          <table:table-cell office:value-type="float" office:value="44852.0626974" calcext:value-type="float">
            <text:p>44852.0626974</text:p>
          </table:table-cell>
          <table:table-cell table:number-columns-repeated="2"/>
          <table:table-cell office:value-type="float" office:value="4413.6" calcext:value-type="float">
            <text:p>$4,413.60</text:p>
          </table:table-cell>
          <table:table-cell/>
          <table:table-cell table:style-name="ce13" office:value-type="float" office:value="6728" calcext:value-type="float">
            <text:p>$6,728.00</text:p>
          </table:table-cell>
          <table:table-cell table:style-name="ce13" office:value-type="float" office:value="10225.10106" calcext:value-type="float">
            <text:p>$10,225.10</text:p>
          </table:table-cell>
          <table:table-cell/>
          <table:table-cell table:style-name="ce13" office:value-type="float" office:value="7616.32434" calcext:value-type="float">
            <text:p>$7,616.32</text:p>
          </table:table-cell>
          <table:table-cell table:style-name="ce13" office:value-type="float" office:value="9031.3665" calcext:value-type="float">
            <text:p>$9,031.37</text:p>
          </table:table-cell>
          <table:table-cell office:value-type="float" office:value="887.06696" calcext:value-type="float">
            <text:p>$887.07</text:p>
          </table:table-cell>
          <table:table-cell office:value-type="float" office:value="1692.25327" calcext:value-type="float">
            <text:p>$1,692.25</text:p>
          </table:table-cell>
          <table:table-cell table:number-columns-repeated="3"/>
          <table:table-cell table:style-name="ce19" office:value-type="float" office:value="8336.34518" calcext:value-type="float">
            <text:p>$8,336.35</text:p>
          </table:table-cell>
          <table:table-cell table:style-name="ce24"/>
          <table:table-cell office:value-type="float" office:value="5673.36" calcext:value-type="float">
            <text:p>$5,673.36</text:p>
          </table:table-cell>
          <table:table-cell office:value-type="float" office:value="54603.41731" calcext:value-type="float">
            <text:p>$54,603.4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0318653999984235" calcext:value-type="float">
            <text:p>-0.031865399998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1.3665" calcext:value-type="float">
            <text:p>9031.3665</text:p>
          </table:table-cell>
          <table:table-cell office:value-type="float" office:value="-0.000862000000097396" calcext:value-type="float">
            <text:p>-0.0008620000000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36.34518" calcext:value-type="float">
            <text:p>8336.345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L55:.BA55])" office:value-type="float" office:value="17367.6789526" calcext:value-type="float">
            <text:p>17367.6789526</text:p>
          </table:table-cell>
          <table:table-cell/>
          <table:table-cell table:formula="of:=[.T55]-[.B55]" office:value-type="float" office:value="0" calcext:value-type="float">
            <text:p>0</text:p>
          </table:table-cell>
          <table:table-cell table:formula="of:=[.U55]-[.C55]" office:value-type="float" office:value="0" calcext:value-type="float">
            <text:p>0</text:p>
          </table:table-cell>
          <table:table-cell table:formula="of:=[.V55]-[.D55]" office:value-type="float" office:value="0" calcext:value-type="float">
            <text:p>0</text:p>
          </table:table-cell>
          <table:table-cell table:formula="of:=[.W55]-[.E55]" office:value-type="float" office:value="0" calcext:value-type="float">
            <text:p>0</text:p>
          </table:table-cell>
          <table:table-cell table:formula="of:=[.X55]-[.F55]" office:value-type="float" office:value="-0.0318653999984235" calcext:value-type="float">
            <text:p>-0.031865399998424</text:p>
          </table:table-cell>
          <table:table-cell table:formula="of:=[.Y55]-[.G55]" office:value-type="float" office:value="0" calcext:value-type="float">
            <text:p>0</text:p>
          </table:table-cell>
          <table:table-cell table:formula="of:=[.Z55]-[.H55]" office:value-type="float" office:value="-7616.32434" calcext:value-type="float">
            <text:p>-7616.32434</text:p>
          </table:table-cell>
          <table:table-cell table:formula="of:=[.AA55]-[.I55]" office:value-type="float" office:value="9031.3665" calcext:value-type="float">
            <text:p>9031.3665</text:p>
          </table:table-cell>
          <table:table-cell table:formula="of:=[.AB55]-[.J55]" office:value-type="float" office:value="-0.000862000000097396" calcext:value-type="float">
            <text:p>-0.000862000000097</text:p>
          </table:table-cell>
          <table:table-cell table:formula="of:=[.AC55]-[.K55]" office:value-type="float" office:value="0" calcext:value-type="float">
            <text:p>0</text:p>
          </table:table-cell>
          <table:table-cell table:formula="of:=[.AD55]-[.L55]" office:value-type="float" office:value="0" calcext:value-type="float">
            <text:p>0</text:p>
          </table:table-cell>
          <table:table-cell table:formula="of:=[.AE55]-[.M55]" office:value-type="float" office:value="0" calcext:value-type="float">
            <text:p>0</text:p>
          </table:table-cell>
          <table:table-cell table:formula="of:=[.AF55]-[.N55]" office:value-type="float" office:value="0" calcext:value-type="float">
            <text:p>0</text:p>
          </table:table-cell>
          <table:table-cell table:formula="of:=[.AG55]-[.O55]" office:value-type="float" office:value="8336.34518" calcext:value-type="float">
            <text:p>8336.34518</text:p>
          </table:table-cell>
          <table:table-cell table:formula="of:=[.AH55]-[.P55]" office:value-type="float" office:value="0" calcext:value-type="float">
            <text:p>0</text:p>
          </table:table-cell>
          <table:table-cell table:formula="of:=[.AI55]-[.Q55]" office:value-type="float" office:value="0" calcext:value-type="float">
            <text:p>0</text:p>
          </table:table-cell>
          <table:table-cell table:formula="of:=[.AJ55]-[.R55]" office:value-type="float" office:value="9751.3546126" calcext:value-type="float">
            <text:p>9751.3546126</text:p>
          </table:table-cell>
        </table:table-row>
        <table:table-row table:style-name="ro1">
          <table:table-cell office:value-type="string" calcext:value-type="string">
            <text:p>2014-09-01</text:p>
          </table:table-cell>
          <table:table-cell/>
          <table:table-cell office:value-type="float" office:value="4305.6" calcext:value-type="float">
            <text:p>4305.6</text:p>
          </table:table-cell>
          <table:table-cell/>
          <table:table-cell office:value-type="float" office:value="6964" calcext:value-type="float">
            <text:p>6964</text:p>
          </table:table-cell>
          <table:table-cell office:value-type="float" office:value="10504.1104548" calcext:value-type="float">
            <text:p>10504.1104548</text:p>
          </table:table-cell>
          <table:table-cell/>
          <table:table-cell office:value-type="float" office:value="17308.55292" calcext:value-type="float">
            <text:p>17308.55292</text:p>
          </table:table-cell>
          <table:table-cell office:value-type="float" office:value="0" calcext:value-type="float">
            <text:p>0</text:p>
          </table:table-cell>
          <table:table-cell office:value-type="float" office:value="932.347386" calcext:value-type="float">
            <text:p>932.347386</text:p>
          </table:table-cell>
          <table:table-cell office:value-type="float" office:value="1750.74838" calcext:value-type="float">
            <text:p>1750.748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5791.12" calcext:value-type="float">
            <text:p>5791.12</text:p>
          </table:table-cell>
          <table:table-cell office:value-type="float" office:value="47556.4791408" calcext:value-type="float">
            <text:p>47556.4791408</text:p>
          </table:table-cell>
          <table:table-cell table:number-columns-repeated="2"/>
          <table:table-cell office:value-type="float" office:value="4305.6" calcext:value-type="float">
            <text:p>$4,305.60</text:p>
          </table:table-cell>
          <table:table-cell/>
          <table:table-cell table:style-name="ce13" office:value-type="float" office:value="6964" calcext:value-type="float">
            <text:p>$6,964.00</text:p>
          </table:table-cell>
          <table:table-cell table:style-name="ce13" office:value-type="float" office:value="10504.07772" calcext:value-type="float">
            <text:p>$10,504.08</text:p>
          </table:table-cell>
          <table:table-cell/>
          <table:table-cell table:style-name="ce13" office:value-type="float" office:value="8654.27646" calcext:value-type="float">
            <text:p>$8,654.28</text:p>
          </table:table-cell>
          <table:table-cell table:style-name="ce13" office:value-type="float" office:value="9146.5655" calcext:value-type="float">
            <text:p>$9,146.57</text:p>
          </table:table-cell>
          <table:table-cell office:value-type="float" office:value="932.34648" calcext:value-type="float">
            <text:p>$932.35</text:p>
          </table:table-cell>
          <table:table-cell office:value-type="float" office:value="1750.74838" calcext:value-type="float">
            <text:p>$1,750.75</text:p>
          </table:table-cell>
          <table:table-cell table:number-columns-repeated="3"/>
          <table:table-cell table:style-name="ce19" office:value-type="float" office:value="8644.92554" calcext:value-type="float">
            <text:p>$8,644.93</text:p>
          </table:table-cell>
          <table:table-cell table:style-name="ce24"/>
          <table:table-cell office:value-type="float" office:value="5791.12" calcext:value-type="float">
            <text:p>$5,791.12</text:p>
          </table:table-cell>
          <table:table-cell office:value-type="float" office:value="56693.66008" calcext:value-type="float">
            <text:p>$56,693.6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0327347999973426" calcext:value-type="float">
            <text:p>-0.032734799997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46.5655" calcext:value-type="float">
            <text:p>9146.5655</text:p>
          </table:table-cell>
          <table:table-cell office:value-type="float" office:value="-0.000906000000099994" calcext:value-type="float">
            <text:p>-0.000906000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44.92554" calcext:value-type="float">
            <text:p>8644.925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L56:.BA56])" office:value-type="float" office:value="17791.4573992" calcext:value-type="float">
            <text:p>17791.4573992</text:p>
          </table:table-cell>
          <table:table-cell/>
          <table:table-cell table:formula="of:=[.T56]-[.B56]" office:value-type="float" office:value="0" calcext:value-type="float">
            <text:p>0</text:p>
          </table:table-cell>
          <table:table-cell table:formula="of:=[.U56]-[.C56]" office:value-type="float" office:value="0" calcext:value-type="float">
            <text:p>0</text:p>
          </table:table-cell>
          <table:table-cell table:formula="of:=[.V56]-[.D56]" office:value-type="float" office:value="0" calcext:value-type="float">
            <text:p>0</text:p>
          </table:table-cell>
          <table:table-cell table:formula="of:=[.W56]-[.E56]" office:value-type="float" office:value="0" calcext:value-type="float">
            <text:p>0</text:p>
          </table:table-cell>
          <table:table-cell table:formula="of:=[.X56]-[.F56]" office:value-type="float" office:value="-0.0327347999973426" calcext:value-type="float">
            <text:p>-0.032734799997343</text:p>
          </table:table-cell>
          <table:table-cell table:formula="of:=[.Y56]-[.G56]" office:value-type="float" office:value="0" calcext:value-type="float">
            <text:p>0</text:p>
          </table:table-cell>
          <table:table-cell table:formula="of:=[.Z56]-[.H56]" office:value-type="float" office:value="-8654.27646" calcext:value-type="float">
            <text:p>-8654.27646</text:p>
          </table:table-cell>
          <table:table-cell table:formula="of:=[.AA56]-[.I56]" office:value-type="float" office:value="9146.5655" calcext:value-type="float">
            <text:p>9146.5655</text:p>
          </table:table-cell>
          <table:table-cell table:formula="of:=[.AB56]-[.J56]" office:value-type="float" office:value="-0.000906000000099994" calcext:value-type="float">
            <text:p>-0.0009060000001</text:p>
          </table:table-cell>
          <table:table-cell table:formula="of:=[.AC56]-[.K56]" office:value-type="float" office:value="0" calcext:value-type="float">
            <text:p>0</text:p>
          </table:table-cell>
          <table:table-cell table:formula="of:=[.AD56]-[.L56]" office:value-type="float" office:value="0" calcext:value-type="float">
            <text:p>0</text:p>
          </table:table-cell>
          <table:table-cell table:formula="of:=[.AE56]-[.M56]" office:value-type="float" office:value="0" calcext:value-type="float">
            <text:p>0</text:p>
          </table:table-cell>
          <table:table-cell table:formula="of:=[.AF56]-[.N56]" office:value-type="float" office:value="0" calcext:value-type="float">
            <text:p>0</text:p>
          </table:table-cell>
          <table:table-cell table:formula="of:=[.AG56]-[.O56]" office:value-type="float" office:value="8644.92554" calcext:value-type="float">
            <text:p>8644.92554</text:p>
          </table:table-cell>
          <table:table-cell table:formula="of:=[.AH56]-[.P56]" office:value-type="float" office:value="0" calcext:value-type="float">
            <text:p>0</text:p>
          </table:table-cell>
          <table:table-cell table:formula="of:=[.AI56]-[.Q56]" office:value-type="float" office:value="0" calcext:value-type="float">
            <text:p>0</text:p>
          </table:table-cell>
          <table:table-cell table:formula="of:=[.AJ56]-[.R56]" office:value-type="float" office:value="9137.18093919999" calcext:value-type="float">
            <text:p>9137.18093919999</text:p>
          </table:table-cell>
        </table:table-row>
        <table:table-row table:style-name="ro1">
          <table:table-cell office:value-type="string" calcext:value-type="string">
            <text:p>2014-10-01</text:p>
          </table:table-cell>
          <table:table-cell/>
          <table:table-cell office:value-type="float" office:value="3931.2" calcext:value-type="float">
            <text:p>3931.2</text:p>
          </table:table-cell>
          <table:table-cell/>
          <table:table-cell office:value-type="float" office:value="5836" calcext:value-type="float">
            <text:p>5836</text:p>
          </table:table-cell>
          <table:table-cell office:value-type="float" office:value="10172.5719416" calcext:value-type="float">
            <text:p>10172.5719416</text:p>
          </table:table-cell>
          <table:table-cell/>
          <table:table-cell office:value-type="float" office:value="16308.00448" calcext:value-type="float">
            <text:p>16308.00448</text:p>
          </table:table-cell>
          <table:table-cell office:value-type="float" office:value="0" calcext:value-type="float">
            <text:p>0</text:p>
          </table:table-cell>
          <table:table-cell office:value-type="float" office:value="810.915828" calcext:value-type="float">
            <text:p>810.915828</text:p>
          </table:table-cell>
          <table:table-cell office:value-type="float" office:value="1411.06625" calcext:value-type="float">
            <text:p>1411.066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5893.84" calcext:value-type="float">
            <text:p>5893.84</text:p>
          </table:table-cell>
          <table:table-cell office:value-type="float" office:value="44363.5984996" calcext:value-type="float">
            <text:p>44363.5984996</text:p>
          </table:table-cell>
          <table:table-cell table:number-columns-repeated="2"/>
          <table:table-cell office:value-type="float" office:value="3931.2" calcext:value-type="float">
            <text:p>$3,931.20</text:p>
          </table:table-cell>
          <table:table-cell/>
          <table:table-cell table:style-name="ce13" office:value-type="float" office:value="5836" calcext:value-type="float">
            <text:p>$5,836.00</text:p>
          </table:table-cell>
          <table:table-cell table:style-name="ce13" office:value-type="float" office:value="10172.54024" calcext:value-type="float">
            <text:p>$10,172.54</text:p>
          </table:table-cell>
          <table:table-cell/>
          <table:table-cell table:style-name="ce13" office:value-type="float" office:value="8154.00224" calcext:value-type="float">
            <text:p>$8,154.00</text:p>
          </table:table-cell>
          <table:table-cell table:style-name="ce13" office:value-type="float" office:value="8770.4055" calcext:value-type="float">
            <text:p>$8,770.41</text:p>
          </table:table-cell>
          <table:table-cell office:value-type="float" office:value="810.91504" calcext:value-type="float">
            <text:p>$810.92</text:p>
          </table:table-cell>
          <table:table-cell office:value-type="float" office:value="1411.06625" calcext:value-type="float">
            <text:p>$1,411.07</text:p>
          </table:table-cell>
          <table:table-cell table:number-columns-repeated="3"/>
          <table:table-cell table:style-name="ce19" office:value-type="float" office:value="8490.63536" calcext:value-type="float">
            <text:p>$8,490.64</text:p>
          </table:table-cell>
          <table:table-cell table:style-name="ce24"/>
          <table:table-cell office:value-type="float" office:value="5893.84" calcext:value-type="float">
            <text:p>$5,893.84</text:p>
          </table:table-cell>
          <table:table-cell office:value-type="float" office:value="53470.60463" calcext:value-type="float">
            <text:p>$53,470.6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0317015999989962" calcext:value-type="float">
            <text:p>-0.03170159999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70.4055" calcext:value-type="float">
            <text:p>8770.4055</text:p>
          </table:table-cell>
          <table:table-cell office:value-type="float" office:value="-0.000788000000056854" calcext:value-type="float">
            <text:p>-0.0007880000000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90.63536" calcext:value-type="float">
            <text:p>8490.635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L57:.BA57])" office:value-type="float" office:value="17261.0083704" calcext:value-type="float">
            <text:p>17261.0083704</text:p>
          </table:table-cell>
          <table:table-cell/>
          <table:table-cell table:formula="of:=[.T57]-[.B57]" office:value-type="float" office:value="0" calcext:value-type="float">
            <text:p>0</text:p>
          </table:table-cell>
          <table:table-cell table:formula="of:=[.U57]-[.C57]" office:value-type="float" office:value="0" calcext:value-type="float">
            <text:p>0</text:p>
          </table:table-cell>
          <table:table-cell table:formula="of:=[.V57]-[.D57]" office:value-type="float" office:value="0" calcext:value-type="float">
            <text:p>0</text:p>
          </table:table-cell>
          <table:table-cell table:formula="of:=[.W57]-[.E57]" office:value-type="float" office:value="0" calcext:value-type="float">
            <text:p>0</text:p>
          </table:table-cell>
          <table:table-cell table:formula="of:=[.X57]-[.F57]" office:value-type="float" office:value="-0.0317015999989962" calcext:value-type="float">
            <text:p>-0.031701599998996</text:p>
          </table:table-cell>
          <table:table-cell table:formula="of:=[.Y57]-[.G57]" office:value-type="float" office:value="0" calcext:value-type="float">
            <text:p>0</text:p>
          </table:table-cell>
          <table:table-cell table:formula="of:=[.Z57]-[.H57]" office:value-type="float" office:value="-8154.00224" calcext:value-type="float">
            <text:p>-8154.00224</text:p>
          </table:table-cell>
          <table:table-cell table:formula="of:=[.AA57]-[.I57]" office:value-type="float" office:value="8770.4055" calcext:value-type="float">
            <text:p>8770.4055</text:p>
          </table:table-cell>
          <table:table-cell table:formula="of:=[.AB57]-[.J57]" office:value-type="float" office:value="-0.000788000000056854" calcext:value-type="float">
            <text:p>-0.000788000000057</text:p>
          </table:table-cell>
          <table:table-cell table:formula="of:=[.AC57]-[.K57]" office:value-type="float" office:value="0" calcext:value-type="float">
            <text:p>0</text:p>
          </table:table-cell>
          <table:table-cell table:formula="of:=[.AD57]-[.L57]" office:value-type="float" office:value="0" calcext:value-type="float">
            <text:p>0</text:p>
          </table:table-cell>
          <table:table-cell table:formula="of:=[.AE57]-[.M57]" office:value-type="float" office:value="0" calcext:value-type="float">
            <text:p>0</text:p>
          </table:table-cell>
          <table:table-cell table:formula="of:=[.AF57]-[.N57]" office:value-type="float" office:value="0" calcext:value-type="float">
            <text:p>0</text:p>
          </table:table-cell>
          <table:table-cell table:formula="of:=[.AG57]-[.O57]" office:value-type="float" office:value="8490.63536" calcext:value-type="float">
            <text:p>8490.63536</text:p>
          </table:table-cell>
          <table:table-cell table:formula="of:=[.AH57]-[.P57]" office:value-type="float" office:value="0" calcext:value-type="float">
            <text:p>0</text:p>
          </table:table-cell>
          <table:table-cell table:formula="of:=[.AI57]-[.Q57]" office:value-type="float" office:value="0" calcext:value-type="float">
            <text:p>0</text:p>
          </table:table-cell>
          <table:table-cell table:formula="of:=[.AJ57]-[.R57]" office:value-type="float" office:value="9107.0061304" calcext:value-type="float">
            <text:p>9107.0061304</text:p>
          </table:table-cell>
        </table:table-row>
        <table:table-row table:style-name="ro1">
          <table:table-cell office:value-type="string" calcext:value-type="string">
            <text:p>2014-11-01</text:p>
          </table:table-cell>
          <table:table-cell/>
          <table:table-cell office:value-type="float" office:value="3911.4" calcext:value-type="float">
            <text:p>3911.4</text:p>
          </table:table-cell>
          <table:table-cell/>
          <table:table-cell office:value-type="float" office:value="5636" calcext:value-type="float">
            <text:p>5636</text:p>
          </table:table-cell>
          <table:table-cell office:value-type="float" office:value="10435.3768606" calcext:value-type="float">
            <text:p>10435.3768606</text:p>
          </table:table-cell>
          <table:table-cell/>
          <table:table-cell office:value-type="float" office:value="17374.00936" calcext:value-type="float">
            <text:p>17374.00936</text:p>
          </table:table-cell>
          <table:table-cell office:value-type="float" office:value="0" calcext:value-type="float">
            <text:p>0</text:p>
          </table:table-cell>
          <table:table-cell office:value-type="float" office:value="869.573445" calcext:value-type="float">
            <text:p>869.573445</text:p>
          </table:table-cell>
          <table:table-cell office:value-type="float" office:value="1162.71859" calcext:value-type="float">
            <text:p>1162.7185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5708.34" calcext:value-type="float">
            <text:p>5708.34</text:p>
          </table:table-cell>
          <table:table-cell office:value-type="float" office:value="45097.4182556" calcext:value-type="float">
            <text:p>45097.4182556</text:p>
          </table:table-cell>
          <table:table-cell table:number-columns-repeated="2"/>
          <table:table-cell office:value-type="float" office:value="3911.4" calcext:value-type="float">
            <text:p>$3,911.40</text:p>
          </table:table-cell>
          <table:table-cell/>
          <table:table-cell table:style-name="ce13" office:value-type="float" office:value="5636" calcext:value-type="float">
            <text:p>$5,636.00</text:p>
          </table:table-cell>
          <table:table-cell table:style-name="ce13" office:value-type="float" office:value="10435.34434" calcext:value-type="float">
            <text:p>$10,435.34</text:p>
          </table:table-cell>
          <table:table-cell/>
          <table:table-cell table:style-name="ce13" office:value-type="float" office:value="8687.00468" calcext:value-type="float">
            <text:p>$8,687.00</text:p>
          </table:table-cell>
          <table:table-cell table:style-name="ce13" office:value-type="float" office:value="8882.078" calcext:value-type="float">
            <text:p>$8,882.08</text:p>
          </table:table-cell>
          <table:table-cell office:value-type="float" office:value="869.5726" calcext:value-type="float">
            <text:p>$869.57</text:p>
          </table:table-cell>
          <table:table-cell office:value-type="float" office:value="1162.71859" calcext:value-type="float">
            <text:p>$1,162.72</text:p>
          </table:table-cell>
          <table:table-cell table:number-columns-repeated="3"/>
          <table:table-cell table:style-name="ce19" office:value-type="float" office:value="8471.93352" calcext:value-type="float">
            <text:p>$8,471.93</text:p>
          </table:table-cell>
          <table:table-cell table:style-name="ce24"/>
          <table:table-cell office:value-type="float" office:value="5708.34" calcext:value-type="float">
            <text:p>$5,708.34</text:p>
          </table:table-cell>
          <table:table-cell office:value-type="float" office:value="53764.39173" calcext:value-type="float">
            <text:p>$53,764.3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0325205999997706" calcext:value-type="float">
            <text:p>-0.032520599999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82.078" calcext:value-type="float">
            <text:p>8882.078</text:p>
          </table:table-cell>
          <table:table-cell office:value-type="float" office:value="-0.00084500000002663" calcext:value-type="float">
            <text:p>-0.000845000000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71.93352" calcext:value-type="float">
            <text:p>8471.933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L58:.BA58])" office:value-type="float" office:value="17353.9781544" calcext:value-type="float">
            <text:p>17353.9781544</text:p>
          </table:table-cell>
          <table:table-cell/>
          <table:table-cell table:formula="of:=[.T58]-[.B58]" office:value-type="float" office:value="0" calcext:value-type="float">
            <text:p>0</text:p>
          </table:table-cell>
          <table:table-cell table:formula="of:=[.U58]-[.C58]" office:value-type="float" office:value="0" calcext:value-type="float">
            <text:p>0</text:p>
          </table:table-cell>
          <table:table-cell table:formula="of:=[.V58]-[.D58]" office:value-type="float" office:value="0" calcext:value-type="float">
            <text:p>0</text:p>
          </table:table-cell>
          <table:table-cell table:formula="of:=[.W58]-[.E58]" office:value-type="float" office:value="0" calcext:value-type="float">
            <text:p>0</text:p>
          </table:table-cell>
          <table:table-cell table:formula="of:=[.X58]-[.F58]" office:value-type="float" office:value="-0.0325205999997706" calcext:value-type="float">
            <text:p>-0.032520599999771</text:p>
          </table:table-cell>
          <table:table-cell table:formula="of:=[.Y58]-[.G58]" office:value-type="float" office:value="0" calcext:value-type="float">
            <text:p>0</text:p>
          </table:table-cell>
          <table:table-cell table:formula="of:=[.Z58]-[.H58]" office:value-type="float" office:value="-8687.00468" calcext:value-type="float">
            <text:p>-8687.00468</text:p>
          </table:table-cell>
          <table:table-cell table:formula="of:=[.AA58]-[.I58]" office:value-type="float" office:value="8882.078" calcext:value-type="float">
            <text:p>8882.078</text:p>
          </table:table-cell>
          <table:table-cell table:formula="of:=[.AB58]-[.J58]" office:value-type="float" office:value="-0.00084500000002663" calcext:value-type="float">
            <text:p>-0.000845000000027</text:p>
          </table:table-cell>
          <table:table-cell table:formula="of:=[.AC58]-[.K58]" office:value-type="float" office:value="0" calcext:value-type="float">
            <text:p>0</text:p>
          </table:table-cell>
          <table:table-cell table:formula="of:=[.AD58]-[.L58]" office:value-type="float" office:value="0" calcext:value-type="float">
            <text:p>0</text:p>
          </table:table-cell>
          <table:table-cell table:formula="of:=[.AE58]-[.M58]" office:value-type="float" office:value="0" calcext:value-type="float">
            <text:p>0</text:p>
          </table:table-cell>
          <table:table-cell table:formula="of:=[.AF58]-[.N58]" office:value-type="float" office:value="0" calcext:value-type="float">
            <text:p>0</text:p>
          </table:table-cell>
          <table:table-cell table:formula="of:=[.AG58]-[.O58]" office:value-type="float" office:value="8471.93352" calcext:value-type="float">
            <text:p>8471.93352</text:p>
          </table:table-cell>
          <table:table-cell table:formula="of:=[.AH58]-[.P58]" office:value-type="float" office:value="0" calcext:value-type="float">
            <text:p>0</text:p>
          </table:table-cell>
          <table:table-cell table:formula="of:=[.AI58]-[.Q58]" office:value-type="float" office:value="0" calcext:value-type="float">
            <text:p>0</text:p>
          </table:table-cell>
          <table:table-cell table:formula="of:=[.AJ58]-[.R58]" office:value-type="float" office:value="8666.97347439999" calcext:value-type="float">
            <text:p>8666.97347439999</text:p>
          </table:table-cell>
        </table:table-row>
        <table:table-row table:style-name="ro1">
          <table:table-cell office:value-type="string" calcext:value-type="string">
            <text:p>2014-12-01</text:p>
          </table:table-cell>
          <table:table-cell/>
          <table:table-cell office:value-type="float" office:value="3538.8" calcext:value-type="float">
            <text:p>3538.8</text:p>
          </table:table-cell>
          <table:table-cell/>
          <table:table-cell office:value-type="float" office:value="6292" calcext:value-type="float">
            <text:p>6292</text:p>
          </table:table-cell>
          <table:table-cell office:value-type="float" office:value="10710.3112374" calcext:value-type="float">
            <text:p>10710.3112374</text:p>
          </table:table-cell>
          <table:table-cell/>
          <table:table-cell office:value-type="float" office:value="17084.13084" calcext:value-type="float">
            <text:p>17084.13084</text:p>
          </table:table-cell>
          <table:table-cell office:value-type="float" office:value="0" calcext:value-type="float">
            <text:p>0</text:p>
          </table:table-cell>
          <table:table-cell office:value-type="float" office:value="922.056576" calcext:value-type="float">
            <text:p>922.056576</text:p>
          </table:table-cell>
          <table:table-cell office:value-type="float" office:value="1222.23993" calcext:value-type="float">
            <text:p>1222.2399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544.15" calcext:value-type="float">
            <text:p>544.15</text:p>
          </table:table-cell>
          <table:table-cell office:value-type="float" office:value="40313.6885834" calcext:value-type="float">
            <text:p>40313.6885834</text:p>
          </table:table-cell>
          <table:table-cell table:number-columns-repeated="2"/>
          <table:table-cell office:value-type="float" office:value="3538.8" calcext:value-type="float">
            <text:p>$3,538.80</text:p>
          </table:table-cell>
          <table:table-cell/>
          <table:table-cell table:style-name="ce13" office:value-type="float" office:value="6292" calcext:value-type="float">
            <text:p>$6,292.00</text:p>
          </table:table-cell>
          <table:table-cell table:style-name="ce13" office:value-type="float" office:value="10710.27786" calcext:value-type="float">
            <text:p>$10,710.28</text:p>
          </table:table-cell>
          <table:table-cell/>
          <table:table-cell table:style-name="ce13" office:value-type="float" office:value="8542.06542" calcext:value-type="float">
            <text:p>$8,542.07</text:p>
          </table:table-cell>
          <table:table-cell table:style-name="ce13" office:value-type="float" office:value="9546.2355" calcext:value-type="float">
            <text:p>$9,546.24</text:p>
          </table:table-cell>
          <table:table-cell office:value-type="float" office:value="922.05568" calcext:value-type="float">
            <text:p>$922.06</text:p>
          </table:table-cell>
          <table:table-cell office:value-type="float" office:value="1222.23993" calcext:value-type="float">
            <text:p>$1,222.24</text:p>
          </table:table-cell>
          <table:table-cell table:number-columns-repeated="3"/>
          <table:table-cell table:style-name="ce19" office:value-type="float" office:value="9795.0887" calcext:value-type="float">
            <text:p>$9,795.09</text:p>
          </table:table-cell>
          <table:table-cell table:style-name="ce24"/>
          <table:table-cell office:value-type="float" office:value="544.15" calcext:value-type="float">
            <text:p>$544.15</text:p>
          </table:table-cell>
          <table:table-cell office:value-type="float" office:value="51112.91309" calcext:value-type="float">
            <text:p>$51,112.9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0333773999991536" calcext:value-type="float">
            <text:p>-0.033377399999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6.2355" calcext:value-type="float">
            <text:p>9546.2355</text:p>
          </table:table-cell>
          <table:table-cell office:value-type="float" office:value="-0.000896000000125241" calcext:value-type="float">
            <text:p>-0.000896000000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95.0887" calcext:value-type="float">
            <text:p>9795.08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L59:.BA59])" office:value-type="float" office:value="19341.2899266" calcext:value-type="float">
            <text:p>19341.2899266</text:p>
          </table:table-cell>
          <table:table-cell/>
          <table:table-cell table:formula="of:=[.T59]-[.B59]" office:value-type="float" office:value="0" calcext:value-type="float">
            <text:p>0</text:p>
          </table:table-cell>
          <table:table-cell table:formula="of:=[.U59]-[.C59]" office:value-type="float" office:value="0" calcext:value-type="float">
            <text:p>0</text:p>
          </table:table-cell>
          <table:table-cell table:formula="of:=[.V59]-[.D59]" office:value-type="float" office:value="0" calcext:value-type="float">
            <text:p>0</text:p>
          </table:table-cell>
          <table:table-cell table:formula="of:=[.W59]-[.E59]" office:value-type="float" office:value="0" calcext:value-type="float">
            <text:p>0</text:p>
          </table:table-cell>
          <table:table-cell table:formula="of:=[.X59]-[.F59]" office:value-type="float" office:value="-0.0333773999991536" calcext:value-type="float">
            <text:p>-0.033377399999154</text:p>
          </table:table-cell>
          <table:table-cell table:formula="of:=[.Y59]-[.G59]" office:value-type="float" office:value="0" calcext:value-type="float">
            <text:p>0</text:p>
          </table:table-cell>
          <table:table-cell table:formula="of:=[.Z59]-[.H59]" office:value-type="float" office:value="-8542.06542" calcext:value-type="float">
            <text:p>-8542.06542</text:p>
          </table:table-cell>
          <table:table-cell table:formula="of:=[.AA59]-[.I59]" office:value-type="float" office:value="9546.2355" calcext:value-type="float">
            <text:p>9546.2355</text:p>
          </table:table-cell>
          <table:table-cell table:formula="of:=[.AB59]-[.J59]" office:value-type="float" office:value="-0.000896000000125241" calcext:value-type="float">
            <text:p>-0.000896000000125</text:p>
          </table:table-cell>
          <table:table-cell table:formula="of:=[.AC59]-[.K59]" office:value-type="float" office:value="0" calcext:value-type="float">
            <text:p>0</text:p>
          </table:table-cell>
          <table:table-cell table:formula="of:=[.AD59]-[.L59]" office:value-type="float" office:value="0" calcext:value-type="float">
            <text:p>0</text:p>
          </table:table-cell>
          <table:table-cell table:formula="of:=[.AE59]-[.M59]" office:value-type="float" office:value="0" calcext:value-type="float">
            <text:p>0</text:p>
          </table:table-cell>
          <table:table-cell table:formula="of:=[.AF59]-[.N59]" office:value-type="float" office:value="0" calcext:value-type="float">
            <text:p>0</text:p>
          </table:table-cell>
          <table:table-cell table:formula="of:=[.AG59]-[.O59]" office:value-type="float" office:value="9795.0887" calcext:value-type="float">
            <text:p>9795.0887</text:p>
          </table:table-cell>
          <table:table-cell table:formula="of:=[.AH59]-[.P59]" office:value-type="float" office:value="0" calcext:value-type="float">
            <text:p>0</text:p>
          </table:table-cell>
          <table:table-cell table:formula="of:=[.AI59]-[.Q59]" office:value-type="float" office:value="0" calcext:value-type="float">
            <text:p>0</text:p>
          </table:table-cell>
          <table:table-cell table:formula="of:=[.AJ59]-[.R59]" office:value-type="float" office:value="10799.2245066" calcext:value-type="float">
            <text:p>10799.2245066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/>
          <table:table-cell office:value-type="float" office:value="3427.2" calcext:value-type="float">
            <text:p>3427.2</text:p>
          </table:table-cell>
          <table:table-cell table:number-columns-repeated="6"/>
          <table:table-cell office:value-type="float" office:value="1034.226405" calcext:value-type="float">
            <text:p>1034.226405</text:p>
          </table:table-cell>
          <table:table-cell office:value-type="float" office:value="1211.97763" calcext:value-type="float">
            <text:p>1211.97763</text:p>
          </table:table-cell>
          <table:table-cell table:number-columns-repeated="5"/>
          <table:table-cell office:value-type="float" office:value="39128.01" calcext:value-type="float">
            <text:p>39128.01</text:p>
          </table:table-cell>
          <table:table-cell office:value-type="float" office:value="44801.414035" calcext:value-type="float">
            <text:p>44801.414035</text:p>
          </table:table-cell>
          <table:table-cell table:number-columns-repeated="2"/>
          <table:table-cell office:value-type="float" office:value="3427.2" calcext:value-type="float">
            <text:p>$3,427.20</text:p>
          </table:table-cell>
          <table:table-cell table:number-columns-repeated="6"/>
          <table:table-cell office:value-type="float" office:value="1034.2254" calcext:value-type="float">
            <text:p>$1,034.23</text:p>
          </table:table-cell>
          <table:table-cell office:value-type="float" office:value="1211.97763" calcext:value-type="float">
            <text:p>$1,211.98</text:p>
          </table:table-cell>
          <table:table-cell table:number-columns-repeated="5"/>
          <table:table-cell office:value-type="float" office:value="39128.01" calcext:value-type="float">
            <text:p>$39,128.01</text:p>
          </table:table-cell>
          <table:table-cell office:value-type="float" office:value="44801.41303" calcext:value-type="float">
            <text:p>$44,801.4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00500000007742" calcext:value-type="float">
            <text:p>-0.00100500000007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60:.BA60])" office:value-type="float" office:value="-0.00100500000007742" calcext:value-type="float">
            <text:p>-0.001005000000077</text:p>
          </table:table-cell>
          <table:table-cell/>
          <table:table-cell table:formula="of:=[.T60]-[.B60]" office:value-type="float" office:value="0" calcext:value-type="float">
            <text:p>0</text:p>
          </table:table-cell>
          <table:table-cell table:formula="of:=[.U60]-[.C60]" office:value-type="float" office:value="0" calcext:value-type="float">
            <text:p>0</text:p>
          </table:table-cell>
          <table:table-cell table:formula="of:=[.V60]-[.D60]" office:value-type="float" office:value="0" calcext:value-type="float">
            <text:p>0</text:p>
          </table:table-cell>
          <table:table-cell table:formula="of:=[.W60]-[.E60]" office:value-type="float" office:value="0" calcext:value-type="float">
            <text:p>0</text:p>
          </table:table-cell>
          <table:table-cell table:formula="of:=[.X60]-[.F60]" office:value-type="float" office:value="0" calcext:value-type="float">
            <text:p>0</text:p>
          </table:table-cell>
          <table:table-cell table:formula="of:=[.Y60]-[.G60]" office:value-type="float" office:value="0" calcext:value-type="float">
            <text:p>0</text:p>
          </table:table-cell>
          <table:table-cell table:formula="of:=[.Z60]-[.H60]" office:value-type="float" office:value="0" calcext:value-type="float">
            <text:p>0</text:p>
          </table:table-cell>
          <table:table-cell table:formula="of:=[.AA60]-[.I60]" office:value-type="float" office:value="0" calcext:value-type="float">
            <text:p>0</text:p>
          </table:table-cell>
          <table:table-cell table:formula="of:=[.AB60]-[.J60]" office:value-type="float" office:value="-0.00100500000007742" calcext:value-type="float">
            <text:p>-0.001005000000077</text:p>
          </table:table-cell>
          <table:table-cell table:formula="of:=[.AC60]-[.K60]" office:value-type="float" office:value="0" calcext:value-type="float">
            <text:p>0</text:p>
          </table:table-cell>
          <table:table-cell table:formula="of:=[.AD60]-[.L60]" office:value-type="float" office:value="0" calcext:value-type="float">
            <text:p>0</text:p>
          </table:table-cell>
          <table:table-cell table:formula="of:=[.AE60]-[.M60]" office:value-type="float" office:value="0" calcext:value-type="float">
            <text:p>0</text:p>
          </table:table-cell>
          <table:table-cell table:formula="of:=[.AF60]-[.N60]" office:value-type="float" office:value="0" calcext:value-type="float">
            <text:p>0</text:p>
          </table:table-cell>
          <table:table-cell table:formula="of:=[.AG60]-[.O60]" office:value-type="float" office:value="0" calcext:value-type="float">
            <text:p>0</text:p>
          </table:table-cell>
          <table:table-cell table:formula="of:=[.AH60]-[.P60]" office:value-type="float" office:value="0" calcext:value-type="float">
            <text:p>0</text:p>
          </table:table-cell>
          <table:table-cell table:formula="of:=[.AI60]-[.Q60]" office:value-type="float" office:value="0" calcext:value-type="float">
            <text:p>0</text:p>
          </table:table-cell>
          <table:table-cell table:formula="of:=[.AJ60]-[.R60]" office:value-type="float" office:value="-0.00100499999825843" calcext:value-type="float">
            <text:p>-0.001004999998258</text:p>
          </table:table-cell>
        </table:table-row>
        <table:table-row table:style-name="ro1">
          <table:table-cell office:value-type="string" calcext:value-type="string">
            <text:p>2015-02-01</text:p>
          </table:table-cell>
          <table:table-cell/>
          <table:table-cell office:value-type="float" office:value="3494.7" calcext:value-type="float">
            <text:p>3494.7</text:p>
          </table:table-cell>
          <table:table-cell table:number-columns-repeated="6"/>
          <table:table-cell office:value-type="float" office:value="1041.429972" calcext:value-type="float">
            <text:p>1041.429972</text:p>
          </table:table-cell>
          <table:table-cell office:value-type="float" office:value="1390.54165" calcext:value-type="float">
            <text:p>1390.54165</text:p>
          </table:table-cell>
          <table:table-cell table:number-columns-repeated="5"/>
          <table:table-cell office:value-type="float" office:value="20221.25" calcext:value-type="float">
            <text:p>20221.25</text:p>
          </table:table-cell>
          <table:table-cell office:value-type="float" office:value="26147.921622" calcext:value-type="float">
            <text:p>26147.921622</text:p>
          </table:table-cell>
          <table:table-cell table:number-columns-repeated="2"/>
          <table:table-cell office:value-type="float" office:value="3494.7" calcext:value-type="float">
            <text:p>$3,494.70</text:p>
          </table:table-cell>
          <table:table-cell table:number-columns-repeated="6"/>
          <table:table-cell office:value-type="float" office:value="1041.42896" calcext:value-type="float">
            <text:p>$1,041.43</text:p>
          </table:table-cell>
          <table:table-cell office:value-type="float" office:value="1390.54165" calcext:value-type="float">
            <text:p>$1,390.54</text:p>
          </table:table-cell>
          <table:table-cell table:number-columns-repeated="5"/>
          <table:table-cell office:value-type="float" office:value="20221.25" calcext:value-type="float">
            <text:p>$20,221.25</text:p>
          </table:table-cell>
          <table:table-cell office:value-type="float" office:value="26147.92061" calcext:value-type="float">
            <text:p>$26,147.9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01199999994606" calcext:value-type="float">
            <text:p>-0.00101199999994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61:.BA61])" office:value-type="float" office:value="-0.00101199999994606" calcext:value-type="float">
            <text:p>-0.001011999999946</text:p>
          </table:table-cell>
          <table:table-cell/>
          <table:table-cell table:formula="of:=[.T61]-[.B61]" office:value-type="float" office:value="0" calcext:value-type="float">
            <text:p>0</text:p>
          </table:table-cell>
          <table:table-cell table:formula="of:=[.U61]-[.C61]" office:value-type="float" office:value="0" calcext:value-type="float">
            <text:p>0</text:p>
          </table:table-cell>
          <table:table-cell table:formula="of:=[.V61]-[.D61]" office:value-type="float" office:value="0" calcext:value-type="float">
            <text:p>0</text:p>
          </table:table-cell>
          <table:table-cell table:formula="of:=[.W61]-[.E61]" office:value-type="float" office:value="0" calcext:value-type="float">
            <text:p>0</text:p>
          </table:table-cell>
          <table:table-cell table:formula="of:=[.X61]-[.F61]" office:value-type="float" office:value="0" calcext:value-type="float">
            <text:p>0</text:p>
          </table:table-cell>
          <table:table-cell table:formula="of:=[.Y61]-[.G61]" office:value-type="float" office:value="0" calcext:value-type="float">
            <text:p>0</text:p>
          </table:table-cell>
          <table:table-cell table:formula="of:=[.Z61]-[.H61]" office:value-type="float" office:value="0" calcext:value-type="float">
            <text:p>0</text:p>
          </table:table-cell>
          <table:table-cell table:formula="of:=[.AA61]-[.I61]" office:value-type="float" office:value="0" calcext:value-type="float">
            <text:p>0</text:p>
          </table:table-cell>
          <table:table-cell table:formula="of:=[.AB61]-[.J61]" office:value-type="float" office:value="-0.00101199999994606" calcext:value-type="float">
            <text:p>-0.001011999999946</text:p>
          </table:table-cell>
          <table:table-cell table:formula="of:=[.AC61]-[.K61]" office:value-type="float" office:value="0" calcext:value-type="float">
            <text:p>0</text:p>
          </table:table-cell>
          <table:table-cell table:formula="of:=[.AD61]-[.L61]" office:value-type="float" office:value="0" calcext:value-type="float">
            <text:p>0</text:p>
          </table:table-cell>
          <table:table-cell table:formula="of:=[.AE61]-[.M61]" office:value-type="float" office:value="0" calcext:value-type="float">
            <text:p>0</text:p>
          </table:table-cell>
          <table:table-cell table:formula="of:=[.AF61]-[.N61]" office:value-type="float" office:value="0" calcext:value-type="float">
            <text:p>0</text:p>
          </table:table-cell>
          <table:table-cell table:formula="of:=[.AG61]-[.O61]" office:value-type="float" office:value="0" calcext:value-type="float">
            <text:p>0</text:p>
          </table:table-cell>
          <table:table-cell table:formula="of:=[.AH61]-[.P61]" office:value-type="float" office:value="0" calcext:value-type="float">
            <text:p>0</text:p>
          </table:table-cell>
          <table:table-cell table:formula="of:=[.AI61]-[.Q61]" office:value-type="float" office:value="0" calcext:value-type="float">
            <text:p>0</text:p>
          </table:table-cell>
          <table:table-cell table:formula="of:=[.AJ61]-[.R61]" office:value-type="float" office:value="-0.0010119999969902" calcext:value-type="float">
            <text:p>-0.00101199999699</text:p>
          </table:table-cell>
        </table:table-row>
        <table:table-row table:style-name="ro1">
          <table:table-cell office:value-type="string" calcext:value-type="string">
            <text:p>2015-03-01</text:p>
          </table:table-cell>
          <table:table-cell/>
          <table:table-cell office:value-type="float" office:value="3729.6" calcext:value-type="float">
            <text:p>3729.6</text:p>
          </table:table-cell>
          <table:table-cell table:number-columns-repeated="6"/>
          <table:table-cell office:value-type="float" office:value="1052.749863" calcext:value-type="float">
            <text:p>1052.749863</text:p>
          </table:table-cell>
          <table:table-cell office:value-type="float" office:value="1329.99408" calcext:value-type="float">
            <text:p>1329.99408</text:p>
          </table:table-cell>
          <table:table-cell table:number-columns-repeated="5"/>
          <table:table-cell office:value-type="float" office:value="10244" calcext:value-type="float">
            <text:p>10244</text:p>
          </table:table-cell>
          <table:table-cell office:value-type="float" office:value="16356.343943" calcext:value-type="float">
            <text:p>16356.343943</text:p>
          </table:table-cell>
          <table:table-cell table:number-columns-repeated="2"/>
          <table:table-cell office:value-type="float" office:value="3729.6" calcext:value-type="float">
            <text:p>$3,729.60</text:p>
          </table:table-cell>
          <table:table-cell table:number-columns-repeated="6"/>
          <table:table-cell office:value-type="float" office:value="1052.74884" calcext:value-type="float">
            <text:p>$1,052.75</text:p>
          </table:table-cell>
          <table:table-cell office:value-type="float" office:value="1329.99408" calcext:value-type="float">
            <text:p>$1,329.99</text:p>
          </table:table-cell>
          <table:table-cell table:number-columns-repeated="5"/>
          <table:table-cell office:value-type="float" office:value="10244" calcext:value-type="float">
            <text:p>$10,244.00</text:p>
          </table:table-cell>
          <table:table-cell office:value-type="float" office:value="16356.34292" calcext:value-type="float">
            <text:p>$16,356.3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02300000003197" calcext:value-type="float">
            <text:p>-0.00102300000003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62:.BA62])" office:value-type="float" office:value="-0.00102300000003197" calcext:value-type="float">
            <text:p>-0.001023000000032</text:p>
          </table:table-cell>
          <table:table-cell/>
          <table:table-cell table:formula="of:=[.T62]-[.B62]" office:value-type="float" office:value="0" calcext:value-type="float">
            <text:p>0</text:p>
          </table:table-cell>
          <table:table-cell table:formula="of:=[.U62]-[.C62]" office:value-type="float" office:value="0" calcext:value-type="float">
            <text:p>0</text:p>
          </table:table-cell>
          <table:table-cell table:formula="of:=[.V62]-[.D62]" office:value-type="float" office:value="0" calcext:value-type="float">
            <text:p>0</text:p>
          </table:table-cell>
          <table:table-cell table:formula="of:=[.W62]-[.E62]" office:value-type="float" office:value="0" calcext:value-type="float">
            <text:p>0</text:p>
          </table:table-cell>
          <table:table-cell table:formula="of:=[.X62]-[.F62]" office:value-type="float" office:value="0" calcext:value-type="float">
            <text:p>0</text:p>
          </table:table-cell>
          <table:table-cell table:formula="of:=[.Y62]-[.G62]" office:value-type="float" office:value="0" calcext:value-type="float">
            <text:p>0</text:p>
          </table:table-cell>
          <table:table-cell table:formula="of:=[.Z62]-[.H62]" office:value-type="float" office:value="0" calcext:value-type="float">
            <text:p>0</text:p>
          </table:table-cell>
          <table:table-cell table:formula="of:=[.AA62]-[.I62]" office:value-type="float" office:value="0" calcext:value-type="float">
            <text:p>0</text:p>
          </table:table-cell>
          <table:table-cell table:formula="of:=[.AB62]-[.J62]" office:value-type="float" office:value="-0.00102300000003197" calcext:value-type="float">
            <text:p>-0.001023000000032</text:p>
          </table:table-cell>
          <table:table-cell table:formula="of:=[.AC62]-[.K62]" office:value-type="float" office:value="0" calcext:value-type="float">
            <text:p>0</text:p>
          </table:table-cell>
          <table:table-cell table:formula="of:=[.AD62]-[.L62]" office:value-type="float" office:value="0" calcext:value-type="float">
            <text:p>0</text:p>
          </table:table-cell>
          <table:table-cell table:formula="of:=[.AE62]-[.M62]" office:value-type="float" office:value="0" calcext:value-type="float">
            <text:p>0</text:p>
          </table:table-cell>
          <table:table-cell table:formula="of:=[.AF62]-[.N62]" office:value-type="float" office:value="0" calcext:value-type="float">
            <text:p>0</text:p>
          </table:table-cell>
          <table:table-cell table:formula="of:=[.AG62]-[.O62]" office:value-type="float" office:value="0" calcext:value-type="float">
            <text:p>0</text:p>
          </table:table-cell>
          <table:table-cell table:formula="of:=[.AH62]-[.P62]" office:value-type="float" office:value="0" calcext:value-type="float">
            <text:p>0</text:p>
          </table:table-cell>
          <table:table-cell table:formula="of:=[.AI62]-[.Q62]" office:value-type="float" office:value="0" calcext:value-type="float">
            <text:p>0</text:p>
          </table:table-cell>
          <table:table-cell table:formula="of:=[.AJ62]-[.R62]" office:value-type="float" office:value="-0.00102300000253308" calcext:value-type="float">
            <text:p>-0.001023000002533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/>
          <table:table-cell office:value-type="float" office:value="3519.9" calcext:value-type="float">
            <text:p>3519.9</text:p>
          </table:table-cell>
          <table:table-cell table:number-columns-repeated="6"/>
          <table:table-cell office:value-type="float" office:value="1225.635471" calcext:value-type="float">
            <text:p>1225.635471</text:p>
          </table:table-cell>
          <table:table-cell office:value-type="float" office:value="1161.69236" calcext:value-type="float">
            <text:p>1161.69236</text:p>
          </table:table-cell>
          <table:table-cell table:number-columns-repeated="5"/>
          <table:table-cell office:value-type="float" office:value="10298" calcext:value-type="float">
            <text:p>10298</text:p>
          </table:table-cell>
          <table:table-cell office:value-type="float" office:value="16205.227831" calcext:value-type="float">
            <text:p>16205.227831</text:p>
          </table:table-cell>
          <table:table-cell table:number-columns-repeated="2"/>
          <table:table-cell office:value-type="float" office:value="3519.9" calcext:value-type="float">
            <text:p>$3,519.90</text:p>
          </table:table-cell>
          <table:table-cell table:number-columns-repeated="6"/>
          <table:table-cell office:value-type="float" office:value="1225.63428" calcext:value-type="float">
            <text:p>$1,225.63</text:p>
          </table:table-cell>
          <table:table-cell office:value-type="float" office:value="1161.69236" calcext:value-type="float">
            <text:p>$1,161.69</text:p>
          </table:table-cell>
          <table:table-cell table:number-columns-repeated="5"/>
          <table:table-cell office:value-type="float" office:value="10298" calcext:value-type="float">
            <text:p>$10,298.00</text:p>
          </table:table-cell>
          <table:table-cell office:value-type="float" office:value="16205.22664" calcext:value-type="float">
            <text:p>$16,205.2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19100000006256" calcext:value-type="float">
            <text:p>-0.00119100000006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63:.BA63])" office:value-type="float" office:value="-0.00119100000006256" calcext:value-type="float">
            <text:p>-0.001191000000063</text:p>
          </table:table-cell>
          <table:table-cell/>
          <table:table-cell table:formula="of:=[.T63]-[.B63]" office:value-type="float" office:value="0" calcext:value-type="float">
            <text:p>0</text:p>
          </table:table-cell>
          <table:table-cell table:formula="of:=[.U63]-[.C63]" office:value-type="float" office:value="0" calcext:value-type="float">
            <text:p>0</text:p>
          </table:table-cell>
          <table:table-cell table:formula="of:=[.V63]-[.D63]" office:value-type="float" office:value="0" calcext:value-type="float">
            <text:p>0</text:p>
          </table:table-cell>
          <table:table-cell table:formula="of:=[.W63]-[.E63]" office:value-type="float" office:value="0" calcext:value-type="float">
            <text:p>0</text:p>
          </table:table-cell>
          <table:table-cell table:formula="of:=[.X63]-[.F63]" office:value-type="float" office:value="0" calcext:value-type="float">
            <text:p>0</text:p>
          </table:table-cell>
          <table:table-cell table:formula="of:=[.Y63]-[.G63]" office:value-type="float" office:value="0" calcext:value-type="float">
            <text:p>0</text:p>
          </table:table-cell>
          <table:table-cell table:formula="of:=[.Z63]-[.H63]" office:value-type="float" office:value="0" calcext:value-type="float">
            <text:p>0</text:p>
          </table:table-cell>
          <table:table-cell table:formula="of:=[.AA63]-[.I63]" office:value-type="float" office:value="0" calcext:value-type="float">
            <text:p>0</text:p>
          </table:table-cell>
          <table:table-cell table:formula="of:=[.AB63]-[.J63]" office:value-type="float" office:value="-0.00119100000006256" calcext:value-type="float">
            <text:p>-0.001191000000063</text:p>
          </table:table-cell>
          <table:table-cell table:formula="of:=[.AC63]-[.K63]" office:value-type="float" office:value="0" calcext:value-type="float">
            <text:p>0</text:p>
          </table:table-cell>
          <table:table-cell table:formula="of:=[.AD63]-[.L63]" office:value-type="float" office:value="0" calcext:value-type="float">
            <text:p>0</text:p>
          </table:table-cell>
          <table:table-cell table:formula="of:=[.AE63]-[.M63]" office:value-type="float" office:value="0" calcext:value-type="float">
            <text:p>0</text:p>
          </table:table-cell>
          <table:table-cell table:formula="of:=[.AF63]-[.N63]" office:value-type="float" office:value="0" calcext:value-type="float">
            <text:p>0</text:p>
          </table:table-cell>
          <table:table-cell table:formula="of:=[.AG63]-[.O63]" office:value-type="float" office:value="0" calcext:value-type="float">
            <text:p>0</text:p>
          </table:table-cell>
          <table:table-cell table:formula="of:=[.AH63]-[.P63]" office:value-type="float" office:value="0" calcext:value-type="float">
            <text:p>0</text:p>
          </table:table-cell>
          <table:table-cell table:formula="of:=[.AI63]-[.Q63]" office:value-type="float" office:value="0" calcext:value-type="float">
            <text:p>0</text:p>
          </table:table-cell>
          <table:table-cell table:formula="of:=[.AJ63]-[.R63]" office:value-type="float" office:value="-0.00119099999756145" calcext:value-type="float">
            <text:p>-0.001190999997561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/>
          <table:table-cell office:value-type="float" office:value="3884.4" calcext:value-type="float">
            <text:p>3884.4</text:p>
          </table:table-cell>
          <table:table-cell table:number-columns-repeated="6"/>
          <table:table-cell office:value-type="float" office:value="1258.566063" calcext:value-type="float">
            <text:p>1258.566063</text:p>
          </table:table-cell>
          <table:table-cell office:value-type="float" office:value="1282.7875" calcext:value-type="float">
            <text:p>1282.7875</text:p>
          </table:table-cell>
          <table:table-cell table:number-columns-repeated="5"/>
          <table:table-cell office:value-type="float" office:value="10298.08" calcext:value-type="float">
            <text:p>10298.08</text:p>
          </table:table-cell>
          <table:table-cell office:value-type="float" office:value="16723.833563" calcext:value-type="float">
            <text:p>16723.833563</text:p>
          </table:table-cell>
          <table:table-cell table:number-columns-repeated="2"/>
          <table:table-cell office:value-type="float" office:value="3884.4" calcext:value-type="float">
            <text:p>$3,884.40</text:p>
          </table:table-cell>
          <table:table-cell table:number-columns-repeated="6"/>
          <table:table-cell office:value-type="float" office:value="1258.56484" calcext:value-type="float">
            <text:p>$1,258.56</text:p>
          </table:table-cell>
          <table:table-cell office:value-type="float" office:value="1282.7875" calcext:value-type="float">
            <text:p>$1,282.79</text:p>
          </table:table-cell>
          <table:table-cell table:number-columns-repeated="5"/>
          <table:table-cell office:value-type="float" office:value="10298.08" calcext:value-type="float">
            <text:p>$10,298.08</text:p>
          </table:table-cell>
          <table:table-cell office:value-type="float" office:value="16723.83234" calcext:value-type="float">
            <text:p>$16,723.8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22300000020914" calcext:value-type="float">
            <text:p>-0.00122300000020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64:.BA64])" office:value-type="float" office:value="-0.00122300000020914" calcext:value-type="float">
            <text:p>-0.001223000000209</text:p>
          </table:table-cell>
          <table:table-cell/>
          <table:table-cell table:formula="of:=[.T64]-[.B64]" office:value-type="float" office:value="0" calcext:value-type="float">
            <text:p>0</text:p>
          </table:table-cell>
          <table:table-cell table:formula="of:=[.U64]-[.C64]" office:value-type="float" office:value="0" calcext:value-type="float">
            <text:p>0</text:p>
          </table:table-cell>
          <table:table-cell table:formula="of:=[.V64]-[.D64]" office:value-type="float" office:value="0" calcext:value-type="float">
            <text:p>0</text:p>
          </table:table-cell>
          <table:table-cell table:formula="of:=[.W64]-[.E64]" office:value-type="float" office:value="0" calcext:value-type="float">
            <text:p>0</text:p>
          </table:table-cell>
          <table:table-cell table:formula="of:=[.X64]-[.F64]" office:value-type="float" office:value="0" calcext:value-type="float">
            <text:p>0</text:p>
          </table:table-cell>
          <table:table-cell table:formula="of:=[.Y64]-[.G64]" office:value-type="float" office:value="0" calcext:value-type="float">
            <text:p>0</text:p>
          </table:table-cell>
          <table:table-cell table:formula="of:=[.Z64]-[.H64]" office:value-type="float" office:value="0" calcext:value-type="float">
            <text:p>0</text:p>
          </table:table-cell>
          <table:table-cell table:formula="of:=[.AA64]-[.I64]" office:value-type="float" office:value="0" calcext:value-type="float">
            <text:p>0</text:p>
          </table:table-cell>
          <table:table-cell table:formula="of:=[.AB64]-[.J64]" office:value-type="float" office:value="-0.00122300000020914" calcext:value-type="float">
            <text:p>-0.001223000000209</text:p>
          </table:table-cell>
          <table:table-cell table:formula="of:=[.AC64]-[.K64]" office:value-type="float" office:value="0" calcext:value-type="float">
            <text:p>0</text:p>
          </table:table-cell>
          <table:table-cell table:formula="of:=[.AD64]-[.L64]" office:value-type="float" office:value="0" calcext:value-type="float">
            <text:p>0</text:p>
          </table:table-cell>
          <table:table-cell table:formula="of:=[.AE64]-[.M64]" office:value-type="float" office:value="0" calcext:value-type="float">
            <text:p>0</text:p>
          </table:table-cell>
          <table:table-cell table:formula="of:=[.AF64]-[.N64]" office:value-type="float" office:value="0" calcext:value-type="float">
            <text:p>0</text:p>
          </table:table-cell>
          <table:table-cell table:formula="of:=[.AG64]-[.O64]" office:value-type="float" office:value="0" calcext:value-type="float">
            <text:p>0</text:p>
          </table:table-cell>
          <table:table-cell table:formula="of:=[.AH64]-[.P64]" office:value-type="float" office:value="0" calcext:value-type="float">
            <text:p>0</text:p>
          </table:table-cell>
          <table:table-cell table:formula="of:=[.AI64]-[.Q64]" office:value-type="float" office:value="0" calcext:value-type="float">
            <text:p>0</text:p>
          </table:table-cell>
          <table:table-cell table:formula="of:=[.AJ64]-[.R64]" office:value-type="float" office:value="-0.00122299999929965" calcext:value-type="float">
            <text:p>-0.0012229999993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/>
          <table:table-cell office:value-type="float" office:value="3684.6" calcext:value-type="float">
            <text:p>3684.6</text:p>
          </table:table-cell>
          <table:table-cell table:number-columns-repeated="6"/>
          <table:table-cell office:value-type="float" office:value="1343.979786" calcext:value-type="float">
            <text:p>1343.979786</text:p>
          </table:table-cell>
          <table:table-cell office:value-type="float" office:value="1258.15798" calcext:value-type="float">
            <text:p>1258.15798</text:p>
          </table:table-cell>
          <table:table-cell table:number-columns-repeated="5"/>
          <table:table-cell office:value-type="float" office:value="10337.36" calcext:value-type="float">
            <text:p>10337.36</text:p>
          </table:table-cell>
          <table:table-cell office:value-type="float" office:value="16624.097766" calcext:value-type="float">
            <text:p>16624.097766</text:p>
          </table:table-cell>
          <table:table-cell table:number-columns-repeated="2"/>
          <table:table-cell office:value-type="float" office:value="3684.6" calcext:value-type="float">
            <text:p>$3,684.60</text:p>
          </table:table-cell>
          <table:table-cell table:number-columns-repeated="6"/>
          <table:table-cell office:value-type="float" office:value="1343.97848" calcext:value-type="float">
            <text:p>$1,343.98</text:p>
          </table:table-cell>
          <table:table-cell office:value-type="float" office:value="1258.15798" calcext:value-type="float">
            <text:p>$1,258.16</text:p>
          </table:table-cell>
          <table:table-cell table:number-columns-repeated="5"/>
          <table:table-cell office:value-type="float" office:value="10337.36" calcext:value-type="float">
            <text:p>$10,337.36</text:p>
          </table:table-cell>
          <table:table-cell office:value-type="float" office:value="16624.09646" calcext:value-type="float">
            <text:p>$16,624.1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30600000011327" calcext:value-type="float">
            <text:p>-0.00130600000011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65:.BA65])" office:value-type="float" office:value="-0.00130600000011327" calcext:value-type="float">
            <text:p>-0.001306000000113</text:p>
          </table:table-cell>
          <table:table-cell/>
          <table:table-cell table:formula="of:=[.T65]-[.B65]" office:value-type="float" office:value="0" calcext:value-type="float">
            <text:p>0</text:p>
          </table:table-cell>
          <table:table-cell table:formula="of:=[.U65]-[.C65]" office:value-type="float" office:value="0" calcext:value-type="float">
            <text:p>0</text:p>
          </table:table-cell>
          <table:table-cell table:formula="of:=[.V65]-[.D65]" office:value-type="float" office:value="0" calcext:value-type="float">
            <text:p>0</text:p>
          </table:table-cell>
          <table:table-cell table:formula="of:=[.W65]-[.E65]" office:value-type="float" office:value="0" calcext:value-type="float">
            <text:p>0</text:p>
          </table:table-cell>
          <table:table-cell table:formula="of:=[.X65]-[.F65]" office:value-type="float" office:value="0" calcext:value-type="float">
            <text:p>0</text:p>
          </table:table-cell>
          <table:table-cell table:formula="of:=[.Y65]-[.G65]" office:value-type="float" office:value="0" calcext:value-type="float">
            <text:p>0</text:p>
          </table:table-cell>
          <table:table-cell table:formula="of:=[.Z65]-[.H65]" office:value-type="float" office:value="0" calcext:value-type="float">
            <text:p>0</text:p>
          </table:table-cell>
          <table:table-cell table:formula="of:=[.AA65]-[.I65]" office:value-type="float" office:value="0" calcext:value-type="float">
            <text:p>0</text:p>
          </table:table-cell>
          <table:table-cell table:formula="of:=[.AB65]-[.J65]" office:value-type="float" office:value="-0.00130600000011327" calcext:value-type="float">
            <text:p>-0.001306000000113</text:p>
          </table:table-cell>
          <table:table-cell table:formula="of:=[.AC65]-[.K65]" office:value-type="float" office:value="0" calcext:value-type="float">
            <text:p>0</text:p>
          </table:table-cell>
          <table:table-cell table:formula="of:=[.AD65]-[.L65]" office:value-type="float" office:value="0" calcext:value-type="float">
            <text:p>0</text:p>
          </table:table-cell>
          <table:table-cell table:formula="of:=[.AE65]-[.M65]" office:value-type="float" office:value="0" calcext:value-type="float">
            <text:p>0</text:p>
          </table:table-cell>
          <table:table-cell table:formula="of:=[.AF65]-[.N65]" office:value-type="float" office:value="0" calcext:value-type="float">
            <text:p>0</text:p>
          </table:table-cell>
          <table:table-cell table:formula="of:=[.AG65]-[.O65]" office:value-type="float" office:value="0" calcext:value-type="float">
            <text:p>0</text:p>
          </table:table-cell>
          <table:table-cell table:formula="of:=[.AH65]-[.P65]" office:value-type="float" office:value="0" calcext:value-type="float">
            <text:p>0</text:p>
          </table:table-cell>
          <table:table-cell table:formula="of:=[.AI65]-[.Q65]" office:value-type="float" office:value="0" calcext:value-type="float">
            <text:p>0</text:p>
          </table:table-cell>
          <table:table-cell table:formula="of:=[.AJ65]-[.R65]" office:value-type="float" office:value="-0.00130599999829428" calcext:value-type="float">
            <text:p>-0.001305999998294</text:p>
          </table:table-cell>
        </table:table-row>
        <table:table-row table:style-name="ro1">
          <table:table-cell office:value-type="string" calcext:value-type="string">
            <text:p>2015-07-01</text:p>
          </table:table-cell>
          <table:table-cell/>
          <table:table-cell office:value-type="float" office:value="3596.4" calcext:value-type="float">
            <text:p>3596.4</text:p>
          </table:table-cell>
          <table:table-cell table:number-columns-repeated="6"/>
          <table:table-cell office:value-type="float" office:value="1464.382263" calcext:value-type="float">
            <text:p>1464.382263</text:p>
          </table:table-cell>
          <table:table-cell office:value-type="float" office:value="1159.6399" calcext:value-type="float">
            <text:p>1159.6399</text:p>
          </table:table-cell>
          <table:table-cell table:number-columns-repeated="5"/>
          <table:table-cell office:value-type="float" office:value="10390.91" calcext:value-type="float">
            <text:p>10390.91</text:p>
          </table:table-cell>
          <table:table-cell office:value-type="float" office:value="16611.332163" calcext:value-type="float">
            <text:p>16611.332163</text:p>
          </table:table-cell>
          <table:table-cell table:number-columns-repeated="2"/>
          <table:table-cell office:value-type="float" office:value="3596.4" calcext:value-type="float">
            <text:p>$3,596.40</text:p>
          </table:table-cell>
          <table:table-cell table:number-columns-repeated="6"/>
          <table:table-cell office:value-type="float" office:value="1464.38084" calcext:value-type="float">
            <text:p>$1,464.38</text:p>
          </table:table-cell>
          <table:table-cell office:value-type="float" office:value="1159.6399" calcext:value-type="float">
            <text:p>$1,159.64</text:p>
          </table:table-cell>
          <table:table-cell table:number-columns-repeated="5"/>
          <table:table-cell office:value-type="float" office:value="10390.91" calcext:value-type="float">
            <text:p>$10,390.91</text:p>
          </table:table-cell>
          <table:table-cell office:value-type="float" office:value="16611.33074" calcext:value-type="float">
            <text:p>$16,611.3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42300000015894" calcext:value-type="float">
            <text:p>-0.00142300000015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66:.BA66])" office:value-type="float" office:value="-0.00142300000015894" calcext:value-type="float">
            <text:p>-0.001423000000159</text:p>
          </table:table-cell>
          <table:table-cell/>
          <table:table-cell table:formula="of:=[.T66]-[.B66]" office:value-type="float" office:value="0" calcext:value-type="float">
            <text:p>0</text:p>
          </table:table-cell>
          <table:table-cell table:formula="of:=[.U66]-[.C66]" office:value-type="float" office:value="0" calcext:value-type="float">
            <text:p>0</text:p>
          </table:table-cell>
          <table:table-cell table:formula="of:=[.V66]-[.D66]" office:value-type="float" office:value="0" calcext:value-type="float">
            <text:p>0</text:p>
          </table:table-cell>
          <table:table-cell table:formula="of:=[.W66]-[.E66]" office:value-type="float" office:value="0" calcext:value-type="float">
            <text:p>0</text:p>
          </table:table-cell>
          <table:table-cell table:formula="of:=[.X66]-[.F66]" office:value-type="float" office:value="0" calcext:value-type="float">
            <text:p>0</text:p>
          </table:table-cell>
          <table:table-cell table:formula="of:=[.Y66]-[.G66]" office:value-type="float" office:value="0" calcext:value-type="float">
            <text:p>0</text:p>
          </table:table-cell>
          <table:table-cell table:formula="of:=[.Z66]-[.H66]" office:value-type="float" office:value="0" calcext:value-type="float">
            <text:p>0</text:p>
          </table:table-cell>
          <table:table-cell table:formula="of:=[.AA66]-[.I66]" office:value-type="float" office:value="0" calcext:value-type="float">
            <text:p>0</text:p>
          </table:table-cell>
          <table:table-cell table:formula="of:=[.AB66]-[.J66]" office:value-type="float" office:value="-0.00142300000015894" calcext:value-type="float">
            <text:p>-0.001423000000159</text:p>
          </table:table-cell>
          <table:table-cell table:formula="of:=[.AC66]-[.K66]" office:value-type="float" office:value="0" calcext:value-type="float">
            <text:p>0</text:p>
          </table:table-cell>
          <table:table-cell table:formula="of:=[.AD66]-[.L66]" office:value-type="float" office:value="0" calcext:value-type="float">
            <text:p>0</text:p>
          </table:table-cell>
          <table:table-cell table:formula="of:=[.AE66]-[.M66]" office:value-type="float" office:value="0" calcext:value-type="float">
            <text:p>0</text:p>
          </table:table-cell>
          <table:table-cell table:formula="of:=[.AF66]-[.N66]" office:value-type="float" office:value="0" calcext:value-type="float">
            <text:p>0</text:p>
          </table:table-cell>
          <table:table-cell table:formula="of:=[.AG66]-[.O66]" office:value-type="float" office:value="0" calcext:value-type="float">
            <text:p>0</text:p>
          </table:table-cell>
          <table:table-cell table:formula="of:=[.AH66]-[.P66]" office:value-type="float" office:value="0" calcext:value-type="float">
            <text:p>0</text:p>
          </table:table-cell>
          <table:table-cell table:formula="of:=[.AI66]-[.Q66]" office:value-type="float" office:value="0" calcext:value-type="float">
            <text:p>0</text:p>
          </table:table-cell>
          <table:table-cell table:formula="of:=[.AJ66]-[.R66]" office:value-type="float" office:value="-0.0014229999978852" calcext:value-type="float">
            <text:p>-0.001422999997885</text:p>
          </table:table-cell>
        </table:table-row>
        <table:table-row table:style-name="ro1">
          <table:table-cell office:value-type="string" calcext:value-type="string">
            <text:p>2015-08-01</text:p>
          </table:table-cell>
          <table:table-cell/>
          <table:table-cell office:value-type="float" office:value="3326.4" calcext:value-type="float">
            <text:p>3326.4</text:p>
          </table:table-cell>
          <table:table-cell table:number-columns-repeated="6"/>
          <table:table-cell office:value-type="float" office:value="1545.679662" calcext:value-type="float">
            <text:p>1545.679662</text:p>
          </table:table-cell>
          <table:table-cell office:value-type="float" office:value="910.26601" calcext:value-type="float">
            <text:p>910.26601</text:p>
          </table:table-cell>
          <table:table-cell table:number-columns-repeated="5"/>
          <table:table-cell office:value-type="float" office:value="10390.99" calcext:value-type="float">
            <text:p>10390.99</text:p>
          </table:table-cell>
          <table:table-cell office:value-type="float" office:value="16173.335672" calcext:value-type="float">
            <text:p>16173.335672</text:p>
          </table:table-cell>
          <table:table-cell table:number-columns-repeated="2"/>
          <table:table-cell office:value-type="float" office:value="3326.4" calcext:value-type="float">
            <text:p>$3,326.40</text:p>
          </table:table-cell>
          <table:table-cell table:number-columns-repeated="6"/>
          <table:table-cell office:value-type="float" office:value="1545.67816" calcext:value-type="float">
            <text:p>$1,545.68</text:p>
          </table:table-cell>
          <table:table-cell office:value-type="float" office:value="910.26601" calcext:value-type="float">
            <text:p>$910.27</text:p>
          </table:table-cell>
          <table:table-cell table:number-columns-repeated="5"/>
          <table:table-cell office:value-type="float" office:value="10390.99" calcext:value-type="float">
            <text:p>$10,390.99</text:p>
          </table:table-cell>
          <table:table-cell office:value-type="float" office:value="16173.33417" calcext:value-type="float">
            <text:p>$16,173.3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50200000007317" calcext:value-type="float">
            <text:p>-0.00150200000007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67:.BA67])" office:value-type="float" office:value="-0.00150200000007317" calcext:value-type="float">
            <text:p>-0.001502000000073</text:p>
          </table:table-cell>
          <table:table-cell/>
          <table:table-cell table:formula="of:=[.T67]-[.B67]" office:value-type="float" office:value="0" calcext:value-type="float">
            <text:p>0</text:p>
          </table:table-cell>
          <table:table-cell table:formula="of:=[.U67]-[.C67]" office:value-type="float" office:value="0" calcext:value-type="float">
            <text:p>0</text:p>
          </table:table-cell>
          <table:table-cell table:formula="of:=[.V67]-[.D67]" office:value-type="float" office:value="0" calcext:value-type="float">
            <text:p>0</text:p>
          </table:table-cell>
          <table:table-cell table:formula="of:=[.W67]-[.E67]" office:value-type="float" office:value="0" calcext:value-type="float">
            <text:p>0</text:p>
          </table:table-cell>
          <table:table-cell table:formula="of:=[.X67]-[.F67]" office:value-type="float" office:value="0" calcext:value-type="float">
            <text:p>0</text:p>
          </table:table-cell>
          <table:table-cell table:formula="of:=[.Y67]-[.G67]" office:value-type="float" office:value="0" calcext:value-type="float">
            <text:p>0</text:p>
          </table:table-cell>
          <table:table-cell table:formula="of:=[.Z67]-[.H67]" office:value-type="float" office:value="0" calcext:value-type="float">
            <text:p>0</text:p>
          </table:table-cell>
          <table:table-cell table:formula="of:=[.AA67]-[.I67]" office:value-type="float" office:value="0" calcext:value-type="float">
            <text:p>0</text:p>
          </table:table-cell>
          <table:table-cell table:formula="of:=[.AB67]-[.J67]" office:value-type="float" office:value="-0.00150200000007317" calcext:value-type="float">
            <text:p>-0.001502000000073</text:p>
          </table:table-cell>
          <table:table-cell table:formula="of:=[.AC67]-[.K67]" office:value-type="float" office:value="0" calcext:value-type="float">
            <text:p>0</text:p>
          </table:table-cell>
          <table:table-cell table:formula="of:=[.AD67]-[.L67]" office:value-type="float" office:value="0" calcext:value-type="float">
            <text:p>0</text:p>
          </table:table-cell>
          <table:table-cell table:formula="of:=[.AE67]-[.M67]" office:value-type="float" office:value="0" calcext:value-type="float">
            <text:p>0</text:p>
          </table:table-cell>
          <table:table-cell table:formula="of:=[.AF67]-[.N67]" office:value-type="float" office:value="0" calcext:value-type="float">
            <text:p>0</text:p>
          </table:table-cell>
          <table:table-cell table:formula="of:=[.AG67]-[.O67]" office:value-type="float" office:value="0" calcext:value-type="float">
            <text:p>0</text:p>
          </table:table-cell>
          <table:table-cell table:formula="of:=[.AH67]-[.P67]" office:value-type="float" office:value="0" calcext:value-type="float">
            <text:p>0</text:p>
          </table:table-cell>
          <table:table-cell table:formula="of:=[.AI67]-[.Q67]" office:value-type="float" office:value="0" calcext:value-type="float">
            <text:p>0</text:p>
          </table:table-cell>
          <table:table-cell table:formula="of:=[.AJ67]-[.R67]" office:value-type="float" office:value="-0.00150199999916367" calcext:value-type="float">
            <text:p>-0.001501999999164</text:p>
          </table:table-cell>
        </table:table-row>
        <table:table-row table:style-name="ro1">
          <table:table-cell office:value-type="string" calcext:value-type="string">
            <text:p>2015-09-01</text:p>
          </table:table-cell>
          <table:table-cell/>
          <table:table-cell office:value-type="float" office:value="3019.5" calcext:value-type="float">
            <text:p>3019.5</text:p>
          </table:table-cell>
          <table:table-cell table:number-columns-repeated="6"/>
          <table:table-cell office:value-type="float" office:value="1402.637403" calcext:value-type="float">
            <text:p>1402.637403</text:p>
          </table:table-cell>
          <table:table-cell office:value-type="float" office:value="941.05291" calcext:value-type="float">
            <text:p>941.05291</text:p>
          </table:table-cell>
          <table:table-cell table:number-columns-repeated="5"/>
          <table:table-cell office:value-type="float" office:value="10432.24" calcext:value-type="float">
            <text:p>10432.24</text:p>
          </table:table-cell>
          <table:table-cell office:value-type="float" office:value="15795.430313" calcext:value-type="float">
            <text:p>15795.430313</text:p>
          </table:table-cell>
          <table:table-cell table:number-columns-repeated="2"/>
          <table:table-cell office:value-type="float" office:value="3019.5" calcext:value-type="float">
            <text:p>$3,019.50</text:p>
          </table:table-cell>
          <table:table-cell table:number-columns-repeated="6"/>
          <table:table-cell office:value-type="float" office:value="1402.63604" calcext:value-type="float">
            <text:p>$1,402.64</text:p>
          </table:table-cell>
          <table:table-cell office:value-type="float" office:value="941.05291" calcext:value-type="float">
            <text:p>$941.05</text:p>
          </table:table-cell>
          <table:table-cell table:number-columns-repeated="5"/>
          <table:table-cell office:value-type="float" office:value="10432.24" calcext:value-type="float">
            <text:p>$10,432.24</text:p>
          </table:table-cell>
          <table:table-cell office:value-type="float" office:value="15795.42895" calcext:value-type="float">
            <text:p>$15,795.4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36300000008305" calcext:value-type="float">
            <text:p>-0.00136300000008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68:.BA68])" office:value-type="float" office:value="-0.00136300000008305" calcext:value-type="float">
            <text:p>-0.001363000000083</text:p>
          </table:table-cell>
          <table:table-cell/>
          <table:table-cell table:formula="of:=[.T68]-[.B68]" office:value-type="float" office:value="0" calcext:value-type="float">
            <text:p>0</text:p>
          </table:table-cell>
          <table:table-cell table:formula="of:=[.U68]-[.C68]" office:value-type="float" office:value="0" calcext:value-type="float">
            <text:p>0</text:p>
          </table:table-cell>
          <table:table-cell table:formula="of:=[.V68]-[.D68]" office:value-type="float" office:value="0" calcext:value-type="float">
            <text:p>0</text:p>
          </table:table-cell>
          <table:table-cell table:formula="of:=[.W68]-[.E68]" office:value-type="float" office:value="0" calcext:value-type="float">
            <text:p>0</text:p>
          </table:table-cell>
          <table:table-cell table:formula="of:=[.X68]-[.F68]" office:value-type="float" office:value="0" calcext:value-type="float">
            <text:p>0</text:p>
          </table:table-cell>
          <table:table-cell table:formula="of:=[.Y68]-[.G68]" office:value-type="float" office:value="0" calcext:value-type="float">
            <text:p>0</text:p>
          </table:table-cell>
          <table:table-cell table:formula="of:=[.Z68]-[.H68]" office:value-type="float" office:value="0" calcext:value-type="float">
            <text:p>0</text:p>
          </table:table-cell>
          <table:table-cell table:formula="of:=[.AA68]-[.I68]" office:value-type="float" office:value="0" calcext:value-type="float">
            <text:p>0</text:p>
          </table:table-cell>
          <table:table-cell table:formula="of:=[.AB68]-[.J68]" office:value-type="float" office:value="-0.00136300000008305" calcext:value-type="float">
            <text:p>-0.001363000000083</text:p>
          </table:table-cell>
          <table:table-cell table:formula="of:=[.AC68]-[.K68]" office:value-type="float" office:value="0" calcext:value-type="float">
            <text:p>0</text:p>
          </table:table-cell>
          <table:table-cell table:formula="of:=[.AD68]-[.L68]" office:value-type="float" office:value="0" calcext:value-type="float">
            <text:p>0</text:p>
          </table:table-cell>
          <table:table-cell table:formula="of:=[.AE68]-[.M68]" office:value-type="float" office:value="0" calcext:value-type="float">
            <text:p>0</text:p>
          </table:table-cell>
          <table:table-cell table:formula="of:=[.AF68]-[.N68]" office:value-type="float" office:value="0" calcext:value-type="float">
            <text:p>0</text:p>
          </table:table-cell>
          <table:table-cell table:formula="of:=[.AG68]-[.O68]" office:value-type="float" office:value="0" calcext:value-type="float">
            <text:p>0</text:p>
          </table:table-cell>
          <table:table-cell table:formula="of:=[.AH68]-[.P68]" office:value-type="float" office:value="0" calcext:value-type="float">
            <text:p>0</text:p>
          </table:table-cell>
          <table:table-cell table:formula="of:=[.AI68]-[.Q68]" office:value-type="float" office:value="0" calcext:value-type="float">
            <text:p>0</text:p>
          </table:table-cell>
          <table:table-cell table:formula="of:=[.AJ68]-[.R68]" office:value-type="float" office:value="-0.00136300000121992" calcext:value-type="float">
            <text:p>-0.00136300000122</text:p>
          </table:table-cell>
        </table:table-row>
        <table:table-row table:style-name="ro1">
          <table:table-cell office:value-type="string" calcext:value-type="string">
            <text:p>2015-10-01</text:p>
          </table:table-cell>
          <table:table-cell/>
          <table:table-cell office:value-type="float" office:value="2750.4" calcext:value-type="float">
            <text:p>2750.4</text:p>
          </table:table-cell>
          <table:table-cell table:number-columns-repeated="6"/>
          <table:table-cell office:value-type="float" office:value="1566.261282" calcext:value-type="float">
            <text:p>1566.261282</text:p>
          </table:table-cell>
          <table:table-cell office:value-type="float" office:value="908.21355" calcext:value-type="float">
            <text:p>908.21355</text:p>
          </table:table-cell>
          <table:table-cell table:number-columns-repeated="5"/>
          <table:table-cell office:value-type="float" office:value="10485.87" calcext:value-type="float">
            <text:p>10485.87</text:p>
          </table:table-cell>
          <table:table-cell office:value-type="float" office:value="15710.744832" calcext:value-type="float">
            <text:p>15710.744832</text:p>
          </table:table-cell>
          <table:table-cell table:number-columns-repeated="2"/>
          <table:table-cell office:value-type="float" office:value="2750.4" calcext:value-type="float">
            <text:p>$2,750.40</text:p>
          </table:table-cell>
          <table:table-cell table:number-columns-repeated="6"/>
          <table:table-cell office:value-type="float" office:value="1566.25976" calcext:value-type="float">
            <text:p>$1,566.26</text:p>
          </table:table-cell>
          <table:table-cell office:value-type="float" office:value="908.21355" calcext:value-type="float">
            <text:p>$908.21</text:p>
          </table:table-cell>
          <table:table-cell table:number-columns-repeated="5"/>
          <table:table-cell office:value-type="float" office:value="10485.87" calcext:value-type="float">
            <text:p>$10,485.87</text:p>
          </table:table-cell>
          <table:table-cell office:value-type="float" office:value="15710.74331" calcext:value-type="float">
            <text:p>$15,710.7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52200000002267" calcext:value-type="float">
            <text:p>-0.0015220000000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69:.BA69])" office:value-type="float" office:value="-0.00152200000002267" calcext:value-type="float">
            <text:p>-0.001522000000023</text:p>
          </table:table-cell>
          <table:table-cell/>
          <table:table-cell table:formula="of:=[.T69]-[.B69]" office:value-type="float" office:value="0" calcext:value-type="float">
            <text:p>0</text:p>
          </table:table-cell>
          <table:table-cell table:formula="of:=[.U69]-[.C69]" office:value-type="float" office:value="0" calcext:value-type="float">
            <text:p>0</text:p>
          </table:table-cell>
          <table:table-cell table:formula="of:=[.V69]-[.D69]" office:value-type="float" office:value="0" calcext:value-type="float">
            <text:p>0</text:p>
          </table:table-cell>
          <table:table-cell table:formula="of:=[.W69]-[.E69]" office:value-type="float" office:value="0" calcext:value-type="float">
            <text:p>0</text:p>
          </table:table-cell>
          <table:table-cell table:formula="of:=[.X69]-[.F69]" office:value-type="float" office:value="0" calcext:value-type="float">
            <text:p>0</text:p>
          </table:table-cell>
          <table:table-cell table:formula="of:=[.Y69]-[.G69]" office:value-type="float" office:value="0" calcext:value-type="float">
            <text:p>0</text:p>
          </table:table-cell>
          <table:table-cell table:formula="of:=[.Z69]-[.H69]" office:value-type="float" office:value="0" calcext:value-type="float">
            <text:p>0</text:p>
          </table:table-cell>
          <table:table-cell table:formula="of:=[.AA69]-[.I69]" office:value-type="float" office:value="0" calcext:value-type="float">
            <text:p>0</text:p>
          </table:table-cell>
          <table:table-cell table:formula="of:=[.AB69]-[.J69]" office:value-type="float" office:value="-0.00152200000002267" calcext:value-type="float">
            <text:p>-0.001522000000023</text:p>
          </table:table-cell>
          <table:table-cell table:formula="of:=[.AC69]-[.K69]" office:value-type="float" office:value="0" calcext:value-type="float">
            <text:p>0</text:p>
          </table:table-cell>
          <table:table-cell table:formula="of:=[.AD69]-[.L69]" office:value-type="float" office:value="0" calcext:value-type="float">
            <text:p>0</text:p>
          </table:table-cell>
          <table:table-cell table:formula="of:=[.AE69]-[.M69]" office:value-type="float" office:value="0" calcext:value-type="float">
            <text:p>0</text:p>
          </table:table-cell>
          <table:table-cell table:formula="of:=[.AF69]-[.N69]" office:value-type="float" office:value="0" calcext:value-type="float">
            <text:p>0</text:p>
          </table:table-cell>
          <table:table-cell table:formula="of:=[.AG69]-[.O69]" office:value-type="float" office:value="0" calcext:value-type="float">
            <text:p>0</text:p>
          </table:table-cell>
          <table:table-cell table:formula="of:=[.AH69]-[.P69]" office:value-type="float" office:value="0" calcext:value-type="float">
            <text:p>0</text:p>
          </table:table-cell>
          <table:table-cell table:formula="of:=[.AI69]-[.Q69]" office:value-type="float" office:value="0" calcext:value-type="float">
            <text:p>0</text:p>
          </table:table-cell>
          <table:table-cell table:formula="of:=[.AJ69]-[.R69]" office:value-type="float" office:value="-0.00152199999865843" calcext:value-type="float">
            <text:p>-0.001521999998658</text:p>
          </table:table-cell>
        </table:table-row>
        <table:table-row table:style-name="ro1">
          <table:table-cell office:value-type="string" calcext:value-type="string">
            <text:p>2015-11-01</text:p>
          </table:table-cell>
          <table:table-cell/>
          <table:table-cell office:value-type="float" office:value="3213" calcext:value-type="float">
            <text:p>3213</text:p>
          </table:table-cell>
          <table:table-cell table:number-columns-repeated="6"/>
          <table:table-cell office:value-type="float" office:value="1572.435768" calcext:value-type="float">
            <text:p>1572.435768</text:p>
          </table:table-cell>
          <table:table-cell office:value-type="float" office:value="980.04965" calcext:value-type="float">
            <text:p>980.04965</text:p>
          </table:table-cell>
          <table:table-cell table:number-columns-repeated="5"/>
          <table:table-cell office:value-type="float" office:value="10486.05" calcext:value-type="float">
            <text:p>10486.05</text:p>
          </table:table-cell>
          <table:table-cell office:value-type="float" office:value="16251.535418" calcext:value-type="float">
            <text:p>16251.535418</text:p>
          </table:table-cell>
          <table:table-cell table:number-columns-repeated="2"/>
          <table:table-cell office:value-type="float" office:value="3213" calcext:value-type="float">
            <text:p>$3,213.00</text:p>
          </table:table-cell>
          <table:table-cell table:number-columns-repeated="6"/>
          <table:table-cell office:value-type="float" office:value="1572.43424" calcext:value-type="float">
            <text:p>$1,572.43</text:p>
          </table:table-cell>
          <table:table-cell office:value-type="float" office:value="980.04965" calcext:value-type="float">
            <text:p>$980.05</text:p>
          </table:table-cell>
          <table:table-cell table:number-columns-repeated="5"/>
          <table:table-cell office:value-type="float" office:value="10486.05" calcext:value-type="float">
            <text:p>$10,486.05</text:p>
          </table:table-cell>
          <table:table-cell office:value-type="float" office:value="16251.53389" calcext:value-type="float">
            <text:p>$16,251.5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52800000000752" calcext:value-type="float">
            <text:p>-0.00152800000000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70:.BA70])" office:value-type="float" office:value="-0.00152800000000752" calcext:value-type="float">
            <text:p>-0.001528000000008</text:p>
          </table:table-cell>
          <table:table-cell/>
          <table:table-cell table:formula="of:=[.T70]-[.B70]" office:value-type="float" office:value="0" calcext:value-type="float">
            <text:p>0</text:p>
          </table:table-cell>
          <table:table-cell table:formula="of:=[.U70]-[.C70]" office:value-type="float" office:value="0" calcext:value-type="float">
            <text:p>0</text:p>
          </table:table-cell>
          <table:table-cell table:formula="of:=[.V70]-[.D70]" office:value-type="float" office:value="0" calcext:value-type="float">
            <text:p>0</text:p>
          </table:table-cell>
          <table:table-cell table:formula="of:=[.W70]-[.E70]" office:value-type="float" office:value="0" calcext:value-type="float">
            <text:p>0</text:p>
          </table:table-cell>
          <table:table-cell table:formula="of:=[.X70]-[.F70]" office:value-type="float" office:value="0" calcext:value-type="float">
            <text:p>0</text:p>
          </table:table-cell>
          <table:table-cell table:formula="of:=[.Y70]-[.G70]" office:value-type="float" office:value="0" calcext:value-type="float">
            <text:p>0</text:p>
          </table:table-cell>
          <table:table-cell table:formula="of:=[.Z70]-[.H70]" office:value-type="float" office:value="0" calcext:value-type="float">
            <text:p>0</text:p>
          </table:table-cell>
          <table:table-cell table:formula="of:=[.AA70]-[.I70]" office:value-type="float" office:value="0" calcext:value-type="float">
            <text:p>0</text:p>
          </table:table-cell>
          <table:table-cell table:formula="of:=[.AB70]-[.J70]" office:value-type="float" office:value="-0.00152800000000752" calcext:value-type="float">
            <text:p>-0.001528000000008</text:p>
          </table:table-cell>
          <table:table-cell table:formula="of:=[.AC70]-[.K70]" office:value-type="float" office:value="0" calcext:value-type="float">
            <text:p>0</text:p>
          </table:table-cell>
          <table:table-cell table:formula="of:=[.AD70]-[.L70]" office:value-type="float" office:value="0" calcext:value-type="float">
            <text:p>0</text:p>
          </table:table-cell>
          <table:table-cell table:formula="of:=[.AE70]-[.M70]" office:value-type="float" office:value="0" calcext:value-type="float">
            <text:p>0</text:p>
          </table:table-cell>
          <table:table-cell table:formula="of:=[.AF70]-[.N70]" office:value-type="float" office:value="0" calcext:value-type="float">
            <text:p>0</text:p>
          </table:table-cell>
          <table:table-cell table:formula="of:=[.AG70]-[.O70]" office:value-type="float" office:value="0" calcext:value-type="float">
            <text:p>0</text:p>
          </table:table-cell>
          <table:table-cell table:formula="of:=[.AH70]-[.P70]" office:value-type="float" office:value="0" calcext:value-type="float">
            <text:p>0</text:p>
          </table:table-cell>
          <table:table-cell table:formula="of:=[.AI70]-[.Q70]" office:value-type="float" office:value="0" calcext:value-type="float">
            <text:p>0</text:p>
          </table:table-cell>
          <table:table-cell table:formula="of:=[.AJ70]-[.R70]" office:value-type="float" office:value="-0.00152800000068964" calcext:value-type="float">
            <text:p>-0.00152800000069</text:p>
          </table:table-cell>
        </table:table-row>
        <table:table-row table:style-name="ro1">
          <table:table-cell office:value-type="string" calcext:value-type="string">
            <text:p>2015-12-01</text:p>
          </table:table-cell>
          <table:table-cell/>
          <table:table-cell office:value-type="float" office:value="2767.5" calcext:value-type="float">
            <text:p>2767.5</text:p>
          </table:table-cell>
          <table:table-cell table:number-columns-repeated="6"/>
          <table:table-cell office:value-type="float" office:value="1493.196531" calcext:value-type="float">
            <text:p>1493.196531</text:p>
          </table:table-cell>
          <table:table-cell office:value-type="float" office:value="870.24304" calcext:value-type="float">
            <text:p>870.24304</text:p>
          </table:table-cell>
          <table:table-cell table:number-columns-repeated="5"/>
          <table:table-cell office:value-type="float" office:value="10525.24" calcext:value-type="float">
            <text:p>10525.24</text:p>
          </table:table-cell>
          <table:table-cell office:value-type="float" office:value="15656.179571" calcext:value-type="float">
            <text:p>15656.179571</text:p>
          </table:table-cell>
          <table:table-cell/>
          <table:table-cell table:style-name="ce11"/>
          <table:table-cell table:style-name="ce14" office:value-type="float" office:value="2767.5" calcext:value-type="float">
            <text:p>$2,767.5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1493.19508" calcext:value-type="float">
            <text:p>$1,493.20</text:p>
          </table:table-cell>
          <table:table-cell table:style-name="ce20" office:value-type="float" office:value="870.24304" calcext:value-type="float">
            <text:p>$870.24</text:p>
          </table:table-cell>
          <table:table-cell table:style-name="ce16" table:number-columns-repeated="2"/>
          <table:table-cell table:style-name="ce17" table:number-columns-repeated="2"/>
          <table:table-cell table:style-name="ce22"/>
          <table:table-cell table:style-name="ce26" office:value-type="float" office:value="10525.24" calcext:value-type="float">
            <text:p>$10,525.24</text:p>
          </table:table-cell>
          <table:table-cell table:style-name="ce31" office:value-type="float" office:value="15656.17812" calcext:value-type="float">
            <text:p>$15,656.1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45100000008824" calcext:value-type="float">
            <text:p>-0.00145100000008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71:.BA71])" office:value-type="float" office:value="-0.00145100000008824" calcext:value-type="float">
            <text:p>-0.001451000000088</text:p>
          </table:table-cell>
          <table:table-cell/>
          <table:table-cell table:formula="of:=[.T71]-[.B71]" office:value-type="float" office:value="0" calcext:value-type="float">
            <text:p>0</text:p>
          </table:table-cell>
          <table:table-cell table:formula="of:=[.U71]-[.C71]" office:value-type="float" office:value="0" calcext:value-type="float">
            <text:p>0</text:p>
          </table:table-cell>
          <table:table-cell table:formula="of:=[.V71]-[.D71]" office:value-type="float" office:value="0" calcext:value-type="float">
            <text:p>0</text:p>
          </table:table-cell>
          <table:table-cell table:formula="of:=[.W71]-[.E71]" office:value-type="float" office:value="0" calcext:value-type="float">
            <text:p>0</text:p>
          </table:table-cell>
          <table:table-cell table:formula="of:=[.X71]-[.F71]" office:value-type="float" office:value="0" calcext:value-type="float">
            <text:p>0</text:p>
          </table:table-cell>
          <table:table-cell table:formula="of:=[.Y71]-[.G71]" office:value-type="float" office:value="0" calcext:value-type="float">
            <text:p>0</text:p>
          </table:table-cell>
          <table:table-cell table:formula="of:=[.Z71]-[.H71]" office:value-type="float" office:value="0" calcext:value-type="float">
            <text:p>0</text:p>
          </table:table-cell>
          <table:table-cell table:formula="of:=[.AA71]-[.I71]" office:value-type="float" office:value="0" calcext:value-type="float">
            <text:p>0</text:p>
          </table:table-cell>
          <table:table-cell table:formula="of:=[.AB71]-[.J71]" office:value-type="float" office:value="-0.00145100000008824" calcext:value-type="float">
            <text:p>-0.001451000000088</text:p>
          </table:table-cell>
          <table:table-cell table:formula="of:=[.AC71]-[.K71]" office:value-type="float" office:value="0" calcext:value-type="float">
            <text:p>0</text:p>
          </table:table-cell>
          <table:table-cell table:formula="of:=[.AD71]-[.L71]" office:value-type="float" office:value="0" calcext:value-type="float">
            <text:p>0</text:p>
          </table:table-cell>
          <table:table-cell table:formula="of:=[.AE71]-[.M71]" office:value-type="float" office:value="0" calcext:value-type="float">
            <text:p>0</text:p>
          </table:table-cell>
          <table:table-cell table:formula="of:=[.AF71]-[.N71]" office:value-type="float" office:value="0" calcext:value-type="float">
            <text:p>0</text:p>
          </table:table-cell>
          <table:table-cell table:formula="of:=[.AG71]-[.O71]" office:value-type="float" office:value="0" calcext:value-type="float">
            <text:p>0</text:p>
          </table:table-cell>
          <table:table-cell table:formula="of:=[.AH71]-[.P71]" office:value-type="float" office:value="0" calcext:value-type="float">
            <text:p>0</text:p>
          </table:table-cell>
          <table:table-cell table:formula="of:=[.AI71]-[.Q71]" office:value-type="float" office:value="0" calcext:value-type="float">
            <text:p>0</text:p>
          </table:table-cell>
          <table:table-cell table:formula="of:=[.AJ71]-[.R71]" office:value-type="float" office:value="-0.00145099999826925" calcext:value-type="float">
            <text:p>-0.001450999998269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/>
          <table:table-cell office:value-type="float" office:value="2812.5" calcext:value-type="float">
            <text:p>2812.5</text:p>
          </table:table-cell>
          <table:table-cell table:number-columns-repeated="6"/>
          <table:table-cell office:value-type="float" office:value="1599.191874" calcext:value-type="float">
            <text:p>1599.191874</text:p>
          </table:table-cell>
          <table:table-cell office:value-type="float" office:value="889.74141" calcext:value-type="float">
            <text:p>889.74141</text:p>
          </table:table-cell>
          <table:table-cell table:number-columns-repeated="5"/>
          <table:table-cell office:value-type="float" office:value="10580.37" calcext:value-type="float">
            <text:p>10580.37</text:p>
          </table:table-cell>
          <table:table-cell office:value-type="float" office:value="15881.803284" calcext:value-type="float">
            <text:p>15881.803284</text:p>
          </table:table-cell>
          <table:table-cell table:number-columns-repeated="2"/>
          <table:table-cell office:value-type="float" office:value="2812.5" calcext:value-type="float">
            <text:p>$2,812.50</text:p>
          </table:table-cell>
          <table:table-cell table:number-columns-repeated="6"/>
          <table:table-cell office:value-type="float" office:value="1599.19032" calcext:value-type="float">
            <text:p>$1,599.19</text:p>
          </table:table-cell>
          <table:table-cell office:value-type="float" office:value="889.74141" calcext:value-type="float">
            <text:p>$889.74</text:p>
          </table:table-cell>
          <table:table-cell table:number-columns-repeated="5"/>
          <table:table-cell office:value-type="float" office:value="10580.37" calcext:value-type="float">
            <text:p>$10,580.37</text:p>
          </table:table-cell>
          <table:table-cell office:value-type="float" office:value="15881.80173" calcext:value-type="float">
            <text:p>$15,881.8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55399999994188" calcext:value-type="float">
            <text:p>-0.00155399999994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72:.BA72])" office:value-type="float" office:value="-0.00155399999994188" calcext:value-type="float">
            <text:p>-0.001553999999942</text:p>
          </table:table-cell>
          <table:table-cell/>
          <table:table-cell table:formula="of:=[.T72]-[.B72]" office:value-type="float" office:value="0" calcext:value-type="float">
            <text:p>0</text:p>
          </table:table-cell>
          <table:table-cell table:formula="of:=[.U72]-[.C72]" office:value-type="float" office:value="0" calcext:value-type="float">
            <text:p>0</text:p>
          </table:table-cell>
          <table:table-cell table:formula="of:=[.V72]-[.D72]" office:value-type="float" office:value="0" calcext:value-type="float">
            <text:p>0</text:p>
          </table:table-cell>
          <table:table-cell table:formula="of:=[.W72]-[.E72]" office:value-type="float" office:value="0" calcext:value-type="float">
            <text:p>0</text:p>
          </table:table-cell>
          <table:table-cell table:formula="of:=[.X72]-[.F72]" office:value-type="float" office:value="0" calcext:value-type="float">
            <text:p>0</text:p>
          </table:table-cell>
          <table:table-cell table:formula="of:=[.Y72]-[.G72]" office:value-type="float" office:value="0" calcext:value-type="float">
            <text:p>0</text:p>
          </table:table-cell>
          <table:table-cell table:formula="of:=[.Z72]-[.H72]" office:value-type="float" office:value="0" calcext:value-type="float">
            <text:p>0</text:p>
          </table:table-cell>
          <table:table-cell table:formula="of:=[.AA72]-[.I72]" office:value-type="float" office:value="0" calcext:value-type="float">
            <text:p>0</text:p>
          </table:table-cell>
          <table:table-cell table:formula="of:=[.AB72]-[.J72]" office:value-type="float" office:value="-0.00155399999994188" calcext:value-type="float">
            <text:p>-0.001553999999942</text:p>
          </table:table-cell>
          <table:table-cell table:formula="of:=[.AC72]-[.K72]" office:value-type="float" office:value="0" calcext:value-type="float">
            <text:p>0</text:p>
          </table:table-cell>
          <table:table-cell table:formula="of:=[.AD72]-[.L72]" office:value-type="float" office:value="0" calcext:value-type="float">
            <text:p>0</text:p>
          </table:table-cell>
          <table:table-cell table:formula="of:=[.AE72]-[.M72]" office:value-type="float" office:value="0" calcext:value-type="float">
            <text:p>0</text:p>
          </table:table-cell>
          <table:table-cell table:formula="of:=[.AF72]-[.N72]" office:value-type="float" office:value="0" calcext:value-type="float">
            <text:p>0</text:p>
          </table:table-cell>
          <table:table-cell table:formula="of:=[.AG72]-[.O72]" office:value-type="float" office:value="0" calcext:value-type="float">
            <text:p>0</text:p>
          </table:table-cell>
          <table:table-cell table:formula="of:=[.AH72]-[.P72]" office:value-type="float" office:value="0" calcext:value-type="float">
            <text:p>0</text:p>
          </table:table-cell>
          <table:table-cell table:formula="of:=[.AI72]-[.Q72]" office:value-type="float" office:value="0" calcext:value-type="float">
            <text:p>0</text:p>
          </table:table-cell>
          <table:table-cell table:formula="of:=[.AJ72]-[.R72]" office:value-type="float" office:value="-0.00155400000039663" calcext:value-type="float">
            <text:p>-0.001554000000397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/>
          <table:table-cell office:value-type="float" office:value="2913.3" calcext:value-type="float">
            <text:p>2913.3</text:p>
          </table:table-cell>
          <table:table-cell table:number-columns-repeated="6"/>
          <table:table-cell office:value-type="float" office:value="1307.961951" calcext:value-type="float">
            <text:p>1307.961951</text:p>
          </table:table-cell>
          <table:table-cell office:value-type="float" office:value="889.74141" calcext:value-type="float">
            <text:p>889.74141</text:p>
          </table:table-cell>
          <table:table-cell table:number-columns-repeated="4"/>
          <table:table-cell office:value-type="float" office:value="9734" calcext:value-type="float">
            <text:p>9734</text:p>
          </table:table-cell>
          <table:table-cell office:value-type="float" office:value="796.45" calcext:value-type="float">
            <text:p>796.45</text:p>
          </table:table-cell>
          <table:table-cell office:value-type="float" office:value="15641.453361" calcext:value-type="float">
            <text:p>15641.453361</text:p>
          </table:table-cell>
          <table:table-cell table:number-columns-repeated="2"/>
          <table:table-cell office:value-type="float" office:value="2913.3" calcext:value-type="float">
            <text:p>$2,913.30</text:p>
          </table:table-cell>
          <table:table-cell table:number-columns-repeated="6"/>
          <table:table-cell office:value-type="float" office:value="1307.96068" calcext:value-type="float">
            <text:p>$1,307.96</text:p>
          </table:table-cell>
          <table:table-cell office:value-type="float" office:value="889.74141" calcext:value-type="float">
            <text:p>$889.74</text:p>
          </table:table-cell>
          <table:table-cell table:number-columns-repeated="4"/>
          <table:table-cell table:style-name="ce19" office:value-type="float" office:value="9734" calcext:value-type="float">
            <text:p>$9,734.00</text:p>
          </table:table-cell>
          <table:table-cell office:value-type="float" office:value="796.45" calcext:value-type="float">
            <text:p>$796.45</text:p>
          </table:table-cell>
          <table:table-cell office:value-type="float" office:value="15641.45209" calcext:value-type="float">
            <text:p>$15,641.45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27100000008795" calcext:value-type="float">
            <text:p>-0.00127100000008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73:.BA73])" office:value-type="float" office:value="-0.00127100000008795" calcext:value-type="float">
            <text:p>-0.001271000000088</text:p>
          </table:table-cell>
          <table:table-cell/>
          <table:table-cell table:formula="of:=[.T73]-[.B73]" office:value-type="float" office:value="0" calcext:value-type="float">
            <text:p>0</text:p>
          </table:table-cell>
          <table:table-cell table:formula="of:=[.U73]-[.C73]" office:value-type="float" office:value="0" calcext:value-type="float">
            <text:p>0</text:p>
          </table:table-cell>
          <table:table-cell table:formula="of:=[.V73]-[.D73]" office:value-type="float" office:value="0" calcext:value-type="float">
            <text:p>0</text:p>
          </table:table-cell>
          <table:table-cell table:formula="of:=[.W73]-[.E73]" office:value-type="float" office:value="0" calcext:value-type="float">
            <text:p>0</text:p>
          </table:table-cell>
          <table:table-cell table:formula="of:=[.X73]-[.F73]" office:value-type="float" office:value="0" calcext:value-type="float">
            <text:p>0</text:p>
          </table:table-cell>
          <table:table-cell table:formula="of:=[.Y73]-[.G73]" office:value-type="float" office:value="0" calcext:value-type="float">
            <text:p>0</text:p>
          </table:table-cell>
          <table:table-cell table:formula="of:=[.Z73]-[.H73]" office:value-type="float" office:value="0" calcext:value-type="float">
            <text:p>0</text:p>
          </table:table-cell>
          <table:table-cell table:formula="of:=[.AA73]-[.I73]" office:value-type="float" office:value="0" calcext:value-type="float">
            <text:p>0</text:p>
          </table:table-cell>
          <table:table-cell table:formula="of:=[.AB73]-[.J73]" office:value-type="float" office:value="-0.00127100000008795" calcext:value-type="float">
            <text:p>-0.001271000000088</text:p>
          </table:table-cell>
          <table:table-cell table:formula="of:=[.AC73]-[.K73]" office:value-type="float" office:value="0" calcext:value-type="float">
            <text:p>0</text:p>
          </table:table-cell>
          <table:table-cell table:formula="of:=[.AD73]-[.L73]" office:value-type="float" office:value="0" calcext:value-type="float">
            <text:p>0</text:p>
          </table:table-cell>
          <table:table-cell table:formula="of:=[.AE73]-[.M73]" office:value-type="float" office:value="0" calcext:value-type="float">
            <text:p>0</text:p>
          </table:table-cell>
          <table:table-cell table:formula="of:=[.AF73]-[.N73]" office:value-type="float" office:value="0" calcext:value-type="float">
            <text:p>0</text:p>
          </table:table-cell>
          <table:table-cell table:formula="of:=[.AG73]-[.O73]" office:value-type="float" office:value="0" calcext:value-type="float">
            <text:p>0</text:p>
          </table:table-cell>
          <table:table-cell table:formula="of:=[.AH73]-[.P73]" office:value-type="float" office:value="0" calcext:value-type="float">
            <text:p>0</text:p>
          </table:table-cell>
          <table:table-cell table:formula="of:=[.AI73]-[.Q73]" office:value-type="float" office:value="0" calcext:value-type="float">
            <text:p>0</text:p>
          </table:table-cell>
          <table:table-cell table:formula="of:=[.AJ73]-[.R73]" office:value-type="float" office:value="-0.00127099999917846" calcext:value-type="float">
            <text:p>-0.001270999999178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/>
          <table:table-cell office:value-type="float" office:value="2621.7" calcext:value-type="float">
            <text:p>2621.7</text:p>
          </table:table-cell>
          <table:table-cell table:number-columns-repeated="6"/>
          <table:table-cell office:value-type="float" office:value="1394.404755" calcext:value-type="float">
            <text:p>1394.404755</text:p>
          </table:table-cell>
          <table:table-cell office:value-type="float" office:value="1169.9022" calcext:value-type="float">
            <text:p>1169.9022</text:p>
          </table:table-cell>
          <table:table-cell table:number-columns-repeated="4"/>
          <table:table-cell office:value-type="float" office:value="9812" calcext:value-type="float">
            <text:p>9812</text:p>
          </table:table-cell>
          <table:table-cell office:value-type="float" office:value="892.71" calcext:value-type="float">
            <text:p>892.71</text:p>
          </table:table-cell>
          <table:table-cell office:value-type="float" office:value="15890.716955" calcext:value-type="float">
            <text:p>15890.716955</text:p>
          </table:table-cell>
          <table:table-cell table:number-columns-repeated="2"/>
          <table:table-cell office:value-type="float" office:value="2621.7" calcext:value-type="float">
            <text:p>$2,621.70</text:p>
          </table:table-cell>
          <table:table-cell table:number-columns-repeated="6"/>
          <table:table-cell office:value-type="float" office:value="1394.4034" calcext:value-type="float">
            <text:p>$1,394.40</text:p>
          </table:table-cell>
          <table:table-cell office:value-type="float" office:value="1169.9022" calcext:value-type="float">
            <text:p>$1,169.90</text:p>
          </table:table-cell>
          <table:table-cell table:number-columns-repeated="4"/>
          <table:table-cell table:style-name="ce19" office:value-type="float" office:value="9812" calcext:value-type="float">
            <text:p>$9,812.00</text:p>
          </table:table-cell>
          <table:table-cell office:value-type="float" office:value="892.71" calcext:value-type="float">
            <text:p>$892.71</text:p>
          </table:table-cell>
          <table:table-cell office:value-type="float" office:value="15890.7156" calcext:value-type="float">
            <text:p>$15,890.7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35499999987587" calcext:value-type="float">
            <text:p>-0.00135499999987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74:.BA74])" office:value-type="float" office:value="-0.00135499999987587" calcext:value-type="float">
            <text:p>-0.001354999999876</text:p>
          </table:table-cell>
          <table:table-cell/>
          <table:table-cell table:formula="of:=[.T74]-[.B74]" office:value-type="float" office:value="0" calcext:value-type="float">
            <text:p>0</text:p>
          </table:table-cell>
          <table:table-cell table:formula="of:=[.U74]-[.C74]" office:value-type="float" office:value="0" calcext:value-type="float">
            <text:p>0</text:p>
          </table:table-cell>
          <table:table-cell table:formula="of:=[.V74]-[.D74]" office:value-type="float" office:value="0" calcext:value-type="float">
            <text:p>0</text:p>
          </table:table-cell>
          <table:table-cell table:formula="of:=[.W74]-[.E74]" office:value-type="float" office:value="0" calcext:value-type="float">
            <text:p>0</text:p>
          </table:table-cell>
          <table:table-cell table:formula="of:=[.X74]-[.F74]" office:value-type="float" office:value="0" calcext:value-type="float">
            <text:p>0</text:p>
          </table:table-cell>
          <table:table-cell table:formula="of:=[.Y74]-[.G74]" office:value-type="float" office:value="0" calcext:value-type="float">
            <text:p>0</text:p>
          </table:table-cell>
          <table:table-cell table:formula="of:=[.Z74]-[.H74]" office:value-type="float" office:value="0" calcext:value-type="float">
            <text:p>0</text:p>
          </table:table-cell>
          <table:table-cell table:formula="of:=[.AA74]-[.I74]" office:value-type="float" office:value="0" calcext:value-type="float">
            <text:p>0</text:p>
          </table:table-cell>
          <table:table-cell table:formula="of:=[.AB74]-[.J74]" office:value-type="float" office:value="-0.00135499999987587" calcext:value-type="float">
            <text:p>-0.001354999999876</text:p>
          </table:table-cell>
          <table:table-cell table:formula="of:=[.AC74]-[.K74]" office:value-type="float" office:value="0" calcext:value-type="float">
            <text:p>0</text:p>
          </table:table-cell>
          <table:table-cell table:formula="of:=[.AD74]-[.L74]" office:value-type="float" office:value="0" calcext:value-type="float">
            <text:p>0</text:p>
          </table:table-cell>
          <table:table-cell table:formula="of:=[.AE74]-[.M74]" office:value-type="float" office:value="0" calcext:value-type="float">
            <text:p>0</text:p>
          </table:table-cell>
          <table:table-cell table:formula="of:=[.AF74]-[.N74]" office:value-type="float" office:value="0" calcext:value-type="float">
            <text:p>0</text:p>
          </table:table-cell>
          <table:table-cell table:formula="of:=[.AG74]-[.O74]" office:value-type="float" office:value="0" calcext:value-type="float">
            <text:p>0</text:p>
          </table:table-cell>
          <table:table-cell table:formula="of:=[.AH74]-[.P74]" office:value-type="float" office:value="0" calcext:value-type="float">
            <text:p>0</text:p>
          </table:table-cell>
          <table:table-cell table:formula="of:=[.AI74]-[.Q74]" office:value-type="float" office:value="0" calcext:value-type="float">
            <text:p>0</text:p>
          </table:table-cell>
          <table:table-cell table:formula="of:=[.AJ74]-[.R74]" office:value-type="float" office:value="-0.00135500000033062" calcext:value-type="float">
            <text:p>-0.001355000000331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/>
          <table:table-cell office:value-type="float" office:value="2716.2" calcext:value-type="float">
            <text:p>2716.2</text:p>
          </table:table-cell>
          <table:table-cell table:number-columns-repeated="6"/>
          <table:table-cell office:value-type="float" office:value="1449.975129" calcext:value-type="float">
            <text:p>1449.975129</text:p>
          </table:table-cell>
          <table:table-cell office:value-type="float" office:value="1247.89568" calcext:value-type="float">
            <text:p>1247.89568</text:p>
          </table:table-cell>
          <table:table-cell table:number-columns-repeated="4"/>
          <table:table-cell office:value-type="float" office:value="10899" calcext:value-type="float">
            <text:p>10899</text:p>
          </table:table-cell>
          <table:table-cell office:value-type="float" office:value="892.71" calcext:value-type="float">
            <text:p>892.71</text:p>
          </table:table-cell>
          <table:table-cell office:value-type="float" office:value="17205.780809" calcext:value-type="float">
            <text:p>17205.780809</text:p>
          </table:table-cell>
          <table:table-cell table:number-columns-repeated="2"/>
          <table:table-cell office:value-type="float" office:value="2716.2" calcext:value-type="float">
            <text:p>$2,716.20</text:p>
          </table:table-cell>
          <table:table-cell table:number-columns-repeated="6"/>
          <table:table-cell office:value-type="float" office:value="1449.97372" calcext:value-type="float">
            <text:p>$1,449.97</text:p>
          </table:table-cell>
          <table:table-cell office:value-type="float" office:value="1247.89568" calcext:value-type="float">
            <text:p>$1,247.90</text:p>
          </table:table-cell>
          <table:table-cell table:number-columns-repeated="4"/>
          <table:table-cell table:style-name="ce19" office:value-type="float" office:value="10899" calcext:value-type="float">
            <text:p>$10,899.00</text:p>
          </table:table-cell>
          <table:table-cell office:value-type="float" office:value="892.71" calcext:value-type="float">
            <text:p>$892.71</text:p>
          </table:table-cell>
          <table:table-cell office:value-type="float" office:value="17205.7794" calcext:value-type="float">
            <text:p>$17,205.7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40900000019428" calcext:value-type="float">
            <text:p>-0.00140900000019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75:.BA75])" office:value-type="float" office:value="-0.00140900000019428" calcext:value-type="float">
            <text:p>-0.001409000000194</text:p>
          </table:table-cell>
          <table:table-cell/>
          <table:table-cell table:formula="of:=[.T75]-[.B75]" office:value-type="float" office:value="0" calcext:value-type="float">
            <text:p>0</text:p>
          </table:table-cell>
          <table:table-cell table:formula="of:=[.U75]-[.C75]" office:value-type="float" office:value="0" calcext:value-type="float">
            <text:p>0</text:p>
          </table:table-cell>
          <table:table-cell table:formula="of:=[.V75]-[.D75]" office:value-type="float" office:value="0" calcext:value-type="float">
            <text:p>0</text:p>
          </table:table-cell>
          <table:table-cell table:formula="of:=[.W75]-[.E75]" office:value-type="float" office:value="0" calcext:value-type="float">
            <text:p>0</text:p>
          </table:table-cell>
          <table:table-cell table:formula="of:=[.X75]-[.F75]" office:value-type="float" office:value="0" calcext:value-type="float">
            <text:p>0</text:p>
          </table:table-cell>
          <table:table-cell table:formula="of:=[.Y75]-[.G75]" office:value-type="float" office:value="0" calcext:value-type="float">
            <text:p>0</text:p>
          </table:table-cell>
          <table:table-cell table:formula="of:=[.Z75]-[.H75]" office:value-type="float" office:value="0" calcext:value-type="float">
            <text:p>0</text:p>
          </table:table-cell>
          <table:table-cell table:formula="of:=[.AA75]-[.I75]" office:value-type="float" office:value="0" calcext:value-type="float">
            <text:p>0</text:p>
          </table:table-cell>
          <table:table-cell table:formula="of:=[.AB75]-[.J75]" office:value-type="float" office:value="-0.00140900000019428" calcext:value-type="float">
            <text:p>-0.001409000000194</text:p>
          </table:table-cell>
          <table:table-cell table:formula="of:=[.AC75]-[.K75]" office:value-type="float" office:value="0" calcext:value-type="float">
            <text:p>0</text:p>
          </table:table-cell>
          <table:table-cell table:formula="of:=[.AD75]-[.L75]" office:value-type="float" office:value="0" calcext:value-type="float">
            <text:p>0</text:p>
          </table:table-cell>
          <table:table-cell table:formula="of:=[.AE75]-[.M75]" office:value-type="float" office:value="0" calcext:value-type="float">
            <text:p>0</text:p>
          </table:table-cell>
          <table:table-cell table:formula="of:=[.AF75]-[.N75]" office:value-type="float" office:value="0" calcext:value-type="float">
            <text:p>0</text:p>
          </table:table-cell>
          <table:table-cell table:formula="of:=[.AG75]-[.O75]" office:value-type="float" office:value="0" calcext:value-type="float">
            <text:p>0</text:p>
          </table:table-cell>
          <table:table-cell table:formula="of:=[.AH75]-[.P75]" office:value-type="float" office:value="0" calcext:value-type="float">
            <text:p>0</text:p>
          </table:table-cell>
          <table:table-cell table:formula="of:=[.AI75]-[.Q75]" office:value-type="float" office:value="0" calcext:value-type="float">
            <text:p>0</text:p>
          </table:table-cell>
          <table:table-cell table:formula="of:=[.AJ75]-[.R75]" office:value-type="float" office:value="-0.00140900000042166" calcext:value-type="float">
            <text:p>-0.001409000000422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/>
          <table:table-cell office:value-type="float" office:value="3023.1" calcext:value-type="float">
            <text:p>3023.1</text:p>
          </table:table-cell>
          <table:table-cell table:number-columns-repeated="6"/>
          <table:table-cell office:value-type="float" office:value="1586.842902" calcext:value-type="float">
            <text:p>1586.842902</text:p>
          </table:table-cell>
          <table:table-cell office:value-type="float" office:value="1597.84011" calcext:value-type="float">
            <text:p>1597.84011</text:p>
          </table:table-cell>
          <table:table-cell table:number-columns-repeated="4"/>
          <table:table-cell office:value-type="float" office:value="9374" calcext:value-type="float">
            <text:p>9374</text:p>
          </table:table-cell>
          <table:table-cell office:value-type="float" office:value="946.28" calcext:value-type="float">
            <text:p>946.28</text:p>
          </table:table-cell>
          <table:table-cell office:value-type="float" office:value="16528.063012" calcext:value-type="float">
            <text:p>16528.063012</text:p>
          </table:table-cell>
          <table:table-cell table:number-columns-repeated="2"/>
          <table:table-cell office:value-type="float" office:value="3023.1" calcext:value-type="float">
            <text:p>$3,023.10</text:p>
          </table:table-cell>
          <table:table-cell table:number-columns-repeated="6"/>
          <table:table-cell office:value-type="float" office:value="1586.84136" calcext:value-type="float">
            <text:p>$1,586.84</text:p>
          </table:table-cell>
          <table:table-cell office:value-type="float" office:value="1597.84011" calcext:value-type="float">
            <text:p>$1,597.84</text:p>
          </table:table-cell>
          <table:table-cell table:number-columns-repeated="4"/>
          <table:table-cell table:style-name="ce19" office:value-type="float" office:value="9374" calcext:value-type="float">
            <text:p>$9,374.00</text:p>
          </table:table-cell>
          <table:table-cell office:value-type="float" office:value="946.28" calcext:value-type="float">
            <text:p>$946.28</text:p>
          </table:table-cell>
          <table:table-cell office:value-type="float" office:value="16528.06147" calcext:value-type="float">
            <text:p>$16,528.06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54199999997218" calcext:value-type="float">
            <text:p>-0.00154199999997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76:.BA76])" office:value-type="float" office:value="-0.00154199999997218" calcext:value-type="float">
            <text:p>-0.001541999999972</text:p>
          </table:table-cell>
          <table:table-cell/>
          <table:table-cell table:formula="of:=[.T76]-[.B76]" office:value-type="float" office:value="0" calcext:value-type="float">
            <text:p>0</text:p>
          </table:table-cell>
          <table:table-cell table:formula="of:=[.U76]-[.C76]" office:value-type="float" office:value="0" calcext:value-type="float">
            <text:p>0</text:p>
          </table:table-cell>
          <table:table-cell table:formula="of:=[.V76]-[.D76]" office:value-type="float" office:value="0" calcext:value-type="float">
            <text:p>0</text:p>
          </table:table-cell>
          <table:table-cell table:formula="of:=[.W76]-[.E76]" office:value-type="float" office:value="0" calcext:value-type="float">
            <text:p>0</text:p>
          </table:table-cell>
          <table:table-cell table:formula="of:=[.X76]-[.F76]" office:value-type="float" office:value="0" calcext:value-type="float">
            <text:p>0</text:p>
          </table:table-cell>
          <table:table-cell table:formula="of:=[.Y76]-[.G76]" office:value-type="float" office:value="0" calcext:value-type="float">
            <text:p>0</text:p>
          </table:table-cell>
          <table:table-cell table:formula="of:=[.Z76]-[.H76]" office:value-type="float" office:value="0" calcext:value-type="float">
            <text:p>0</text:p>
          </table:table-cell>
          <table:table-cell table:formula="of:=[.AA76]-[.I76]" office:value-type="float" office:value="0" calcext:value-type="float">
            <text:p>0</text:p>
          </table:table-cell>
          <table:table-cell table:formula="of:=[.AB76]-[.J76]" office:value-type="float" office:value="-0.00154199999997218" calcext:value-type="float">
            <text:p>-0.001541999999972</text:p>
          </table:table-cell>
          <table:table-cell table:formula="of:=[.AC76]-[.K76]" office:value-type="float" office:value="0" calcext:value-type="float">
            <text:p>0</text:p>
          </table:table-cell>
          <table:table-cell table:formula="of:=[.AD76]-[.L76]" office:value-type="float" office:value="0" calcext:value-type="float">
            <text:p>0</text:p>
          </table:table-cell>
          <table:table-cell table:formula="of:=[.AE76]-[.M76]" office:value-type="float" office:value="0" calcext:value-type="float">
            <text:p>0</text:p>
          </table:table-cell>
          <table:table-cell table:formula="of:=[.AF76]-[.N76]" office:value-type="float" office:value="0" calcext:value-type="float">
            <text:p>0</text:p>
          </table:table-cell>
          <table:table-cell table:formula="of:=[.AG76]-[.O76]" office:value-type="float" office:value="0" calcext:value-type="float">
            <text:p>0</text:p>
          </table:table-cell>
          <table:table-cell table:formula="of:=[.AH76]-[.P76]" office:value-type="float" office:value="0" calcext:value-type="float">
            <text:p>0</text:p>
          </table:table-cell>
          <table:table-cell table:formula="of:=[.AI76]-[.Q76]" office:value-type="float" office:value="0" calcext:value-type="float">
            <text:p>0</text:p>
          </table:table-cell>
          <table:table-cell table:formula="of:=[.AJ76]-[.R76]" office:value-type="float" office:value="-0.00154199999815319" calcext:value-type="float">
            <text:p>-0.001541999998153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/>
          <table:table-cell office:value-type="float" office:value="2825.1" calcext:value-type="float">
            <text:p>2825.1</text:p>
          </table:table-cell>
          <table:table-cell table:number-columns-repeated="6"/>
          <table:table-cell office:value-type="float" office:value="1581.697497" calcext:value-type="float">
            <text:p>1581.697497</text:p>
          </table:table-cell>
          <table:table-cell office:value-type="float" office:value="1407.98756" calcext:value-type="float">
            <text:p>1407.98756</text:p>
          </table:table-cell>
          <table:table-cell table:number-columns-repeated="4"/>
          <table:table-cell office:value-type="float" office:value="9986" calcext:value-type="float">
            <text:p>9986</text:p>
          </table:table-cell>
          <table:table-cell office:value-type="float" office:value="1047.53" calcext:value-type="float">
            <text:p>1047.53</text:p>
          </table:table-cell>
          <table:table-cell office:value-type="float" office:value="16848.315057" calcext:value-type="float">
            <text:p>16848.315057</text:p>
          </table:table-cell>
          <table:table-cell table:number-columns-repeated="2"/>
          <table:table-cell office:value-type="float" office:value="2825.1" calcext:value-type="float">
            <text:p>$2,825.10</text:p>
          </table:table-cell>
          <table:table-cell table:number-columns-repeated="6"/>
          <table:table-cell office:value-type="float" office:value="1581.69596" calcext:value-type="float">
            <text:p>$1,581.70</text:p>
          </table:table-cell>
          <table:table-cell office:value-type="float" office:value="1407.98756" calcext:value-type="float">
            <text:p>$1,407.99</text:p>
          </table:table-cell>
          <table:table-cell table:number-columns-repeated="4"/>
          <table:table-cell table:style-name="ce19" office:value-type="float" office:value="9986" calcext:value-type="float">
            <text:p>$9,986.00</text:p>
          </table:table-cell>
          <table:table-cell office:value-type="float" office:value="1047.53" calcext:value-type="float">
            <text:p>$1,047.53</text:p>
          </table:table-cell>
          <table:table-cell office:value-type="float" office:value="16848.31352" calcext:value-type="float">
            <text:p>$16,848.3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53699999987111" calcext:value-type="float">
            <text:p>-0.00153699999987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77:.BA77])" office:value-type="float" office:value="-0.00153699999987111" calcext:value-type="float">
            <text:p>-0.001536999999871</text:p>
          </table:table-cell>
          <table:table-cell/>
          <table:table-cell table:formula="of:=[.T77]-[.B77]" office:value-type="float" office:value="0" calcext:value-type="float">
            <text:p>0</text:p>
          </table:table-cell>
          <table:table-cell table:formula="of:=[.U77]-[.C77]" office:value-type="float" office:value="0" calcext:value-type="float">
            <text:p>0</text:p>
          </table:table-cell>
          <table:table-cell table:formula="of:=[.V77]-[.D77]" office:value-type="float" office:value="0" calcext:value-type="float">
            <text:p>0</text:p>
          </table:table-cell>
          <table:table-cell table:formula="of:=[.W77]-[.E77]" office:value-type="float" office:value="0" calcext:value-type="float">
            <text:p>0</text:p>
          </table:table-cell>
          <table:table-cell table:formula="of:=[.X77]-[.F77]" office:value-type="float" office:value="0" calcext:value-type="float">
            <text:p>0</text:p>
          </table:table-cell>
          <table:table-cell table:formula="of:=[.Y77]-[.G77]" office:value-type="float" office:value="0" calcext:value-type="float">
            <text:p>0</text:p>
          </table:table-cell>
          <table:table-cell table:formula="of:=[.Z77]-[.H77]" office:value-type="float" office:value="0" calcext:value-type="float">
            <text:p>0</text:p>
          </table:table-cell>
          <table:table-cell table:formula="of:=[.AA77]-[.I77]" office:value-type="float" office:value="0" calcext:value-type="float">
            <text:p>0</text:p>
          </table:table-cell>
          <table:table-cell table:formula="of:=[.AB77]-[.J77]" office:value-type="float" office:value="-0.00153699999987111" calcext:value-type="float">
            <text:p>-0.001536999999871</text:p>
          </table:table-cell>
          <table:table-cell table:formula="of:=[.AC77]-[.K77]" office:value-type="float" office:value="0" calcext:value-type="float">
            <text:p>0</text:p>
          </table:table-cell>
          <table:table-cell table:formula="of:=[.AD77]-[.L77]" office:value-type="float" office:value="0" calcext:value-type="float">
            <text:p>0</text:p>
          </table:table-cell>
          <table:table-cell table:formula="of:=[.AE77]-[.M77]" office:value-type="float" office:value="0" calcext:value-type="float">
            <text:p>0</text:p>
          </table:table-cell>
          <table:table-cell table:formula="of:=[.AF77]-[.N77]" office:value-type="float" office:value="0" calcext:value-type="float">
            <text:p>0</text:p>
          </table:table-cell>
          <table:table-cell table:formula="of:=[.AG77]-[.O77]" office:value-type="float" office:value="0" calcext:value-type="float">
            <text:p>0</text:p>
          </table:table-cell>
          <table:table-cell table:formula="of:=[.AH77]-[.P77]" office:value-type="float" office:value="0" calcext:value-type="float">
            <text:p>0</text:p>
          </table:table-cell>
          <table:table-cell table:formula="of:=[.AI77]-[.Q77]" office:value-type="float" office:value="0" calcext:value-type="float">
            <text:p>0</text:p>
          </table:table-cell>
          <table:table-cell table:formula="of:=[.AJ77]-[.R77]" office:value-type="float" office:value="-0.00153700000009849" calcext:value-type="float">
            <text:p>-0.001537000000098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/>
          <table:table-cell office:value-type="float" office:value="3195.9" calcext:value-type="float">
            <text:p>3195.9</text:p>
          </table:table-cell>
          <table:table-cell table:number-columns-repeated="6"/>
          <table:table-cell office:value-type="float" office:value="1429.393509" calcext:value-type="float">
            <text:p>1429.393509</text:p>
          </table:table-cell>
          <table:table-cell office:value-type="float" office:value="1815.40087" calcext:value-type="float">
            <text:p>1815.40087</text:p>
          </table:table-cell>
          <table:table-cell table:number-columns-repeated="4"/>
          <table:table-cell office:value-type="float" office:value="9560" calcext:value-type="float">
            <text:p>9560</text:p>
          </table:table-cell>
          <table:table-cell office:value-type="float" office:value="1101.09" calcext:value-type="float">
            <text:p>1101.09</text:p>
          </table:table-cell>
          <table:table-cell office:value-type="float" office:value="17101.784379" calcext:value-type="float">
            <text:p>17101.784379</text:p>
          </table:table-cell>
          <table:table-cell table:number-columns-repeated="2"/>
          <table:table-cell office:value-type="float" office:value="3195.9" calcext:value-type="float">
            <text:p>$3,195.90</text:p>
          </table:table-cell>
          <table:table-cell table:number-columns-repeated="6"/>
          <table:table-cell office:value-type="float" office:value="1429.39212" calcext:value-type="float">
            <text:p>$1,429.39</text:p>
          </table:table-cell>
          <table:table-cell office:value-type="float" office:value="1815.40087" calcext:value-type="float">
            <text:p>$1,815.40</text:p>
          </table:table-cell>
          <table:table-cell table:number-columns-repeated="4"/>
          <table:table-cell table:style-name="ce19" office:value-type="float" office:value="9560" calcext:value-type="float">
            <text:p>$9,560.00</text:p>
          </table:table-cell>
          <table:table-cell office:value-type="float" office:value="1101.09" calcext:value-type="float">
            <text:p>$1,101.09</text:p>
          </table:table-cell>
          <table:table-cell office:value-type="float" office:value="17101.78299" calcext:value-type="float">
            <text:p>$17,101.7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38900000024478" calcext:value-type="float">
            <text:p>-0.00138900000024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78:.BA78])" office:value-type="float" office:value="-0.00138900000024478" calcext:value-type="float">
            <text:p>-0.001389000000245</text:p>
          </table:table-cell>
          <table:table-cell/>
          <table:table-cell table:formula="of:=[.T78]-[.B78]" office:value-type="float" office:value="0" calcext:value-type="float">
            <text:p>0</text:p>
          </table:table-cell>
          <table:table-cell table:formula="of:=[.U78]-[.C78]" office:value-type="float" office:value="0" calcext:value-type="float">
            <text:p>0</text:p>
          </table:table-cell>
          <table:table-cell table:formula="of:=[.V78]-[.D78]" office:value-type="float" office:value="0" calcext:value-type="float">
            <text:p>0</text:p>
          </table:table-cell>
          <table:table-cell table:formula="of:=[.W78]-[.E78]" office:value-type="float" office:value="0" calcext:value-type="float">
            <text:p>0</text:p>
          </table:table-cell>
          <table:table-cell table:formula="of:=[.X78]-[.F78]" office:value-type="float" office:value="0" calcext:value-type="float">
            <text:p>0</text:p>
          </table:table-cell>
          <table:table-cell table:formula="of:=[.Y78]-[.G78]" office:value-type="float" office:value="0" calcext:value-type="float">
            <text:p>0</text:p>
          </table:table-cell>
          <table:table-cell table:formula="of:=[.Z78]-[.H78]" office:value-type="float" office:value="0" calcext:value-type="float">
            <text:p>0</text:p>
          </table:table-cell>
          <table:table-cell table:formula="of:=[.AA78]-[.I78]" office:value-type="float" office:value="0" calcext:value-type="float">
            <text:p>0</text:p>
          </table:table-cell>
          <table:table-cell table:formula="of:=[.AB78]-[.J78]" office:value-type="float" office:value="-0.00138900000024478" calcext:value-type="float">
            <text:p>-0.001389000000245</text:p>
          </table:table-cell>
          <table:table-cell table:formula="of:=[.AC78]-[.K78]" office:value-type="float" office:value="0" calcext:value-type="float">
            <text:p>0</text:p>
          </table:table-cell>
          <table:table-cell table:formula="of:=[.AD78]-[.L78]" office:value-type="float" office:value="0" calcext:value-type="float">
            <text:p>0</text:p>
          </table:table-cell>
          <table:table-cell table:formula="of:=[.AE78]-[.M78]" office:value-type="float" office:value="0" calcext:value-type="float">
            <text:p>0</text:p>
          </table:table-cell>
          <table:table-cell table:formula="of:=[.AF78]-[.N78]" office:value-type="float" office:value="0" calcext:value-type="float">
            <text:p>0</text:p>
          </table:table-cell>
          <table:table-cell table:formula="of:=[.AG78]-[.O78]" office:value-type="float" office:value="0" calcext:value-type="float">
            <text:p>0</text:p>
          </table:table-cell>
          <table:table-cell table:formula="of:=[.AH78]-[.P78]" office:value-type="float" office:value="0" calcext:value-type="float">
            <text:p>0</text:p>
          </table:table-cell>
          <table:table-cell table:formula="of:=[.AI78]-[.Q78]" office:value-type="float" office:value="0" calcext:value-type="float">
            <text:p>0</text:p>
          </table:table-cell>
          <table:table-cell table:formula="of:=[.AJ78]-[.R78]" office:value-type="float" office:value="-0.0013890000009269" calcext:value-type="float">
            <text:p>-0.001389000000927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/>
          <table:table-cell office:value-type="float" office:value="3096" calcext:value-type="float">
            <text:p>3096</text:p>
          </table:table-cell>
          <table:table-cell table:number-columns-repeated="6"/>
          <table:table-cell office:value-type="float" office:value="1265.76963" calcext:value-type="float">
            <text:p>1265.76963</text:p>
          </table:table-cell>
          <table:table-cell office:value-type="float" office:value="1878.0009" calcext:value-type="float">
            <text:p>1878.0009</text:p>
          </table:table-cell>
          <table:table-cell table:number-columns-repeated="4"/>
          <table:table-cell office:value-type="float" office:value="10421" calcext:value-type="float">
            <text:p>10421</text:p>
          </table:table-cell>
          <table:table-cell office:value-type="float" office:value="1101.11" calcext:value-type="float">
            <text:p>1101.11</text:p>
          </table:table-cell>
          <table:table-cell office:value-type="float" office:value="17761.88053" calcext:value-type="float">
            <text:p>17761.88053</text:p>
          </table:table-cell>
          <table:table-cell table:number-columns-repeated="2"/>
          <table:table-cell office:value-type="float" office:value="3096" calcext:value-type="float">
            <text:p>$3,096.00</text:p>
          </table:table-cell>
          <table:table-cell table:number-columns-repeated="6"/>
          <table:table-cell office:value-type="float" office:value="1265.7684" calcext:value-type="float">
            <text:p>$1,265.77</text:p>
          </table:table-cell>
          <table:table-cell office:value-type="float" office:value="1878.0009" calcext:value-type="float">
            <text:p>$1,878.00</text:p>
          </table:table-cell>
          <table:table-cell table:number-columns-repeated="4"/>
          <table:table-cell table:style-name="ce19" office:value-type="float" office:value="10421" calcext:value-type="float">
            <text:p>$10,421.00</text:p>
          </table:table-cell>
          <table:table-cell office:value-type="float" office:value="1101.11" calcext:value-type="float">
            <text:p>$1,101.11</text:p>
          </table:table-cell>
          <table:table-cell office:value-type="float" office:value="17761.8793" calcext:value-type="float">
            <text:p>$17,761.8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23000000007778" calcext:value-type="float">
            <text:p>-0.00123000000007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79:.BA79])" office:value-type="float" office:value="-0.00123000000007778" calcext:value-type="float">
            <text:p>-0.001230000000078</text:p>
          </table:table-cell>
          <table:table-cell/>
          <table:table-cell table:formula="of:=[.T79]-[.B79]" office:value-type="float" office:value="0" calcext:value-type="float">
            <text:p>0</text:p>
          </table:table-cell>
          <table:table-cell table:formula="of:=[.U79]-[.C79]" office:value-type="float" office:value="0" calcext:value-type="float">
            <text:p>0</text:p>
          </table:table-cell>
          <table:table-cell table:formula="of:=[.V79]-[.D79]" office:value-type="float" office:value="0" calcext:value-type="float">
            <text:p>0</text:p>
          </table:table-cell>
          <table:table-cell table:formula="of:=[.W79]-[.E79]" office:value-type="float" office:value="0" calcext:value-type="float">
            <text:p>0</text:p>
          </table:table-cell>
          <table:table-cell table:formula="of:=[.X79]-[.F79]" office:value-type="float" office:value="0" calcext:value-type="float">
            <text:p>0</text:p>
          </table:table-cell>
          <table:table-cell table:formula="of:=[.Y79]-[.G79]" office:value-type="float" office:value="0" calcext:value-type="float">
            <text:p>0</text:p>
          </table:table-cell>
          <table:table-cell table:formula="of:=[.Z79]-[.H79]" office:value-type="float" office:value="0" calcext:value-type="float">
            <text:p>0</text:p>
          </table:table-cell>
          <table:table-cell table:formula="of:=[.AA79]-[.I79]" office:value-type="float" office:value="0" calcext:value-type="float">
            <text:p>0</text:p>
          </table:table-cell>
          <table:table-cell table:formula="of:=[.AB79]-[.J79]" office:value-type="float" office:value="-0.00123000000007778" calcext:value-type="float">
            <text:p>-0.001230000000078</text:p>
          </table:table-cell>
          <table:table-cell table:formula="of:=[.AC79]-[.K79]" office:value-type="float" office:value="0" calcext:value-type="float">
            <text:p>0</text:p>
          </table:table-cell>
          <table:table-cell table:formula="of:=[.AD79]-[.L79]" office:value-type="float" office:value="0" calcext:value-type="float">
            <text:p>0</text:p>
          </table:table-cell>
          <table:table-cell table:formula="of:=[.AE79]-[.M79]" office:value-type="float" office:value="0" calcext:value-type="float">
            <text:p>0</text:p>
          </table:table-cell>
          <table:table-cell table:formula="of:=[.AF79]-[.N79]" office:value-type="float" office:value="0" calcext:value-type="float">
            <text:p>0</text:p>
          </table:table-cell>
          <table:table-cell table:formula="of:=[.AG79]-[.O79]" office:value-type="float" office:value="0" calcext:value-type="float">
            <text:p>0</text:p>
          </table:table-cell>
          <table:table-cell table:formula="of:=[.AH79]-[.P79]" office:value-type="float" office:value="0" calcext:value-type="float">
            <text:p>0</text:p>
          </table:table-cell>
          <table:table-cell table:formula="of:=[.AI79]-[.Q79]" office:value-type="float" office:value="0" calcext:value-type="float">
            <text:p>0</text:p>
          </table:table-cell>
          <table:table-cell table:formula="of:=[.AJ79]-[.R79]" office:value-type="float" office:value="-0.0012300000016694" calcext:value-type="float">
            <text:p>-0.001230000001669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/>
          <table:table-cell office:value-type="float" office:value="3047.4" calcext:value-type="float">
            <text:p>3047.4</text:p>
          </table:table-cell>
          <table:table-cell table:number-columns-repeated="6"/>
          <table:table-cell office:value-type="float" office:value="1055.837106" calcext:value-type="float">
            <text:p>1055.837106</text:p>
          </table:table-cell>
          <table:table-cell office:value-type="float" office:value="1593.73519" calcext:value-type="float">
            <text:p>1593.73519</text:p>
          </table:table-cell>
          <table:table-cell table:number-columns-repeated="4"/>
          <table:table-cell office:value-type="float" office:value="10610" calcext:value-type="float">
            <text:p>10610</text:p>
          </table:table-cell>
          <table:table-cell office:value-type="float" office:value="1101.11" calcext:value-type="float">
            <text:p>1101.11</text:p>
          </table:table-cell>
          <table:table-cell office:value-type="float" office:value="17408.082296" calcext:value-type="float">
            <text:p>17408.082296</text:p>
          </table:table-cell>
          <table:table-cell table:number-columns-repeated="2"/>
          <table:table-cell office:value-type="float" office:value="3047.4" calcext:value-type="float">
            <text:p>$3,047.40</text:p>
          </table:table-cell>
          <table:table-cell table:number-columns-repeated="6"/>
          <table:table-cell office:value-type="float" office:value="1055.83608" calcext:value-type="float">
            <text:p>$1,055.84</text:p>
          </table:table-cell>
          <table:table-cell office:value-type="float" office:value="1593.73519" calcext:value-type="float">
            <text:p>$1,593.74</text:p>
          </table:table-cell>
          <table:table-cell table:number-columns-repeated="4"/>
          <table:table-cell table:style-name="ce19" office:value-type="float" office:value="10610" calcext:value-type="float">
            <text:p>$10,610.00</text:p>
          </table:table-cell>
          <table:table-cell office:value-type="float" office:value="1101.11" calcext:value-type="float">
            <text:p>$1,101.11</text:p>
          </table:table-cell>
          <table:table-cell office:value-type="float" office:value="17408.08127" calcext:value-type="float">
            <text:p>$17,408.0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02599999991071" calcext:value-type="float">
            <text:p>-0.00102599999991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80:.BA80])" office:value-type="float" office:value="-0.00102599999991071" calcext:value-type="float">
            <text:p>-0.001025999999911</text:p>
          </table:table-cell>
          <table:table-cell/>
          <table:table-cell table:formula="of:=[.T80]-[.B80]" office:value-type="float" office:value="0" calcext:value-type="float">
            <text:p>0</text:p>
          </table:table-cell>
          <table:table-cell table:formula="of:=[.U80]-[.C80]" office:value-type="float" office:value="0" calcext:value-type="float">
            <text:p>0</text:p>
          </table:table-cell>
          <table:table-cell table:formula="of:=[.V80]-[.D80]" office:value-type="float" office:value="0" calcext:value-type="float">
            <text:p>0</text:p>
          </table:table-cell>
          <table:table-cell table:formula="of:=[.W80]-[.E80]" office:value-type="float" office:value="0" calcext:value-type="float">
            <text:p>0</text:p>
          </table:table-cell>
          <table:table-cell table:formula="of:=[.X80]-[.F80]" office:value-type="float" office:value="0" calcext:value-type="float">
            <text:p>0</text:p>
          </table:table-cell>
          <table:table-cell table:formula="of:=[.Y80]-[.G80]" office:value-type="float" office:value="0" calcext:value-type="float">
            <text:p>0</text:p>
          </table:table-cell>
          <table:table-cell table:formula="of:=[.Z80]-[.H80]" office:value-type="float" office:value="0" calcext:value-type="float">
            <text:p>0</text:p>
          </table:table-cell>
          <table:table-cell table:formula="of:=[.AA80]-[.I80]" office:value-type="float" office:value="0" calcext:value-type="float">
            <text:p>0</text:p>
          </table:table-cell>
          <table:table-cell table:formula="of:=[.AB80]-[.J80]" office:value-type="float" office:value="-0.00102599999991071" calcext:value-type="float">
            <text:p>-0.001025999999911</text:p>
          </table:table-cell>
          <table:table-cell table:formula="of:=[.AC80]-[.K80]" office:value-type="float" office:value="0" calcext:value-type="float">
            <text:p>0</text:p>
          </table:table-cell>
          <table:table-cell table:formula="of:=[.AD80]-[.L80]" office:value-type="float" office:value="0" calcext:value-type="float">
            <text:p>0</text:p>
          </table:table-cell>
          <table:table-cell table:formula="of:=[.AE80]-[.M80]" office:value-type="float" office:value="0" calcext:value-type="float">
            <text:p>0</text:p>
          </table:table-cell>
          <table:table-cell table:formula="of:=[.AF80]-[.N80]" office:value-type="float" office:value="0" calcext:value-type="float">
            <text:p>0</text:p>
          </table:table-cell>
          <table:table-cell table:formula="of:=[.AG80]-[.O80]" office:value-type="float" office:value="0" calcext:value-type="float">
            <text:p>0</text:p>
          </table:table-cell>
          <table:table-cell table:formula="of:=[.AH80]-[.P80]" office:value-type="float" office:value="0" calcext:value-type="float">
            <text:p>0</text:p>
          </table:table-cell>
          <table:table-cell table:formula="of:=[.AI80]-[.Q80]" office:value-type="float" office:value="0" calcext:value-type="float">
            <text:p>0</text:p>
          </table:table-cell>
          <table:table-cell table:formula="of:=[.AJ80]-[.R80]" office:value-type="float" office:value="-0.00102599999809172" calcext:value-type="float">
            <text:p>-0.001025999998092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/>
          <table:table-cell office:value-type="float" office:value="3164.4" calcext:value-type="float">
            <text:p>3164.4</text:p>
          </table:table-cell>
          <table:table-cell table:number-columns-repeated="6"/>
          <table:table-cell office:value-type="float" office:value="1040.400891" calcext:value-type="float">
            <text:p>1040.400891</text:p>
          </table:table-cell>
          <table:table-cell office:value-type="float" office:value="1693.2795" calcext:value-type="float">
            <text:p>1693.2795</text:p>
          </table:table-cell>
          <table:table-cell table:number-columns-repeated="4"/>
          <table:table-cell office:value-type="float" office:value="11305" calcext:value-type="float">
            <text:p>11305</text:p>
          </table:table-cell>
          <table:table-cell office:value-type="float" office:value="1237.41" calcext:value-type="float">
            <text:p>1237.41</text:p>
          </table:table-cell>
          <table:table-cell office:value-type="float" office:value="18440.490391" calcext:value-type="float">
            <text:p>18440.490391</text:p>
          </table:table-cell>
          <table:table-cell table:number-columns-repeated="2"/>
          <table:table-cell office:value-type="float" office:value="3164.4" calcext:value-type="float">
            <text:p>$3,164.40</text:p>
          </table:table-cell>
          <table:table-cell table:number-columns-repeated="6"/>
          <table:table-cell office:value-type="float" office:value="1040.39988" calcext:value-type="float">
            <text:p>$1,040.40</text:p>
          </table:table-cell>
          <table:table-cell office:value-type="float" office:value="1693.2795" calcext:value-type="float">
            <text:p>$1,693.28</text:p>
          </table:table-cell>
          <table:table-cell table:number-columns-repeated="4"/>
          <table:table-cell table:style-name="ce19" office:value-type="float" office:value="11305" calcext:value-type="float">
            <text:p>$11,305.00</text:p>
          </table:table-cell>
          <table:table-cell office:value-type="float" office:value="1237.41" calcext:value-type="float">
            <text:p>$1,237.41</text:p>
          </table:table-cell>
          <table:table-cell office:value-type="float" office:value="18440.48938" calcext:value-type="float">
            <text:p>$18,440.4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101100000006227" calcext:value-type="float">
            <text:p>-0.00101100000006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81:.BA81])" office:value-type="float" office:value="-0.00101100000006227" calcext:value-type="float">
            <text:p>-0.001011000000062</text:p>
          </table:table-cell>
          <table:table-cell/>
          <table:table-cell table:formula="of:=[.T81]-[.B81]" office:value-type="float" office:value="0" calcext:value-type="float">
            <text:p>0</text:p>
          </table:table-cell>
          <table:table-cell table:formula="of:=[.U81]-[.C81]" office:value-type="float" office:value="0" calcext:value-type="float">
            <text:p>0</text:p>
          </table:table-cell>
          <table:table-cell table:formula="of:=[.V81]-[.D81]" office:value-type="float" office:value="0" calcext:value-type="float">
            <text:p>0</text:p>
          </table:table-cell>
          <table:table-cell table:formula="of:=[.W81]-[.E81]" office:value-type="float" office:value="0" calcext:value-type="float">
            <text:p>0</text:p>
          </table:table-cell>
          <table:table-cell table:formula="of:=[.X81]-[.F81]" office:value-type="float" office:value="0" calcext:value-type="float">
            <text:p>0</text:p>
          </table:table-cell>
          <table:table-cell table:formula="of:=[.Y81]-[.G81]" office:value-type="float" office:value="0" calcext:value-type="float">
            <text:p>0</text:p>
          </table:table-cell>
          <table:table-cell table:formula="of:=[.Z81]-[.H81]" office:value-type="float" office:value="0" calcext:value-type="float">
            <text:p>0</text:p>
          </table:table-cell>
          <table:table-cell table:formula="of:=[.AA81]-[.I81]" office:value-type="float" office:value="0" calcext:value-type="float">
            <text:p>0</text:p>
          </table:table-cell>
          <table:table-cell table:formula="of:=[.AB81]-[.J81]" office:value-type="float" office:value="-0.00101100000006227" calcext:value-type="float">
            <text:p>-0.001011000000062</text:p>
          </table:table-cell>
          <table:table-cell table:formula="of:=[.AC81]-[.K81]" office:value-type="float" office:value="0" calcext:value-type="float">
            <text:p>0</text:p>
          </table:table-cell>
          <table:table-cell table:formula="of:=[.AD81]-[.L81]" office:value-type="float" office:value="0" calcext:value-type="float">
            <text:p>0</text:p>
          </table:table-cell>
          <table:table-cell table:formula="of:=[.AE81]-[.M81]" office:value-type="float" office:value="0" calcext:value-type="float">
            <text:p>0</text:p>
          </table:table-cell>
          <table:table-cell table:formula="of:=[.AF81]-[.N81]" office:value-type="float" office:value="0" calcext:value-type="float">
            <text:p>0</text:p>
          </table:table-cell>
          <table:table-cell table:formula="of:=[.AG81]-[.O81]" office:value-type="float" office:value="0" calcext:value-type="float">
            <text:p>0</text:p>
          </table:table-cell>
          <table:table-cell table:formula="of:=[.AH81]-[.P81]" office:value-type="float" office:value="0" calcext:value-type="float">
            <text:p>0</text:p>
          </table:table-cell>
          <table:table-cell table:formula="of:=[.AI81]-[.Q81]" office:value-type="float" office:value="0" calcext:value-type="float">
            <text:p>0</text:p>
          </table:table-cell>
          <table:table-cell table:formula="of:=[.AJ81]-[.R81]" office:value-type="float" office:value="-0.00101100000028964" calcext:value-type="float">
            <text:p>-0.00101100000029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/>
          <table:table-cell office:value-type="float" office:value="3069.9" calcext:value-type="float">
            <text:p>3069.9</text:p>
          </table:table-cell>
          <table:table-cell table:number-columns-repeated="6"/>
          <table:table-cell office:value-type="float" office:value="838.701015" calcext:value-type="float">
            <text:p>838.701015</text:p>
          </table:table-cell>
          <table:table-cell office:value-type="float" office:value="1570.1319" calcext:value-type="float">
            <text:p>1570.1319</text:p>
          </table:table-cell>
          <table:table-cell table:number-columns-repeated="4"/>
          <table:table-cell office:value-type="float" office:value="11149" calcext:value-type="float">
            <text:p>11149</text:p>
          </table:table-cell>
          <table:table-cell office:value-type="float" office:value="1237.88" calcext:value-type="float">
            <text:p>1237.88</text:p>
          </table:table-cell>
          <table:table-cell office:value-type="float" office:value="17865.612915" calcext:value-type="float">
            <text:p>17865.612915</text:p>
          </table:table-cell>
          <table:table-cell table:number-columns-repeated="2"/>
          <table:table-cell office:value-type="float" office:value="3069.9" calcext:value-type="float">
            <text:p>$3,069.90</text:p>
          </table:table-cell>
          <table:table-cell table:number-columns-repeated="6"/>
          <table:table-cell office:value-type="float" office:value="838.7002" calcext:value-type="float">
            <text:p>$838.70</text:p>
          </table:table-cell>
          <table:table-cell office:value-type="float" office:value="1570.1319" calcext:value-type="float">
            <text:p>$1,570.13</text:p>
          </table:table-cell>
          <table:table-cell table:number-columns-repeated="4"/>
          <table:table-cell table:style-name="ce19" office:value-type="float" office:value="11149" calcext:value-type="float">
            <text:p>$11,149.00</text:p>
          </table:table-cell>
          <table:table-cell office:value-type="float" office:value="1237.88" calcext:value-type="float">
            <text:p>$1,237.88</text:p>
          </table:table-cell>
          <table:table-cell office:value-type="float" office:value="17865.6121" calcext:value-type="float">
            <text:p>$17,865.6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815000000102373" calcext:value-type="float">
            <text:p>-0.00081500000010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82:.BA82])" office:value-type="float" office:value="-0.000815000000102373" calcext:value-type="float">
            <text:p>-0.000815000000102</text:p>
          </table:table-cell>
          <table:table-cell/>
          <table:table-cell table:formula="of:=[.T82]-[.B82]" office:value-type="float" office:value="0" calcext:value-type="float">
            <text:p>0</text:p>
          </table:table-cell>
          <table:table-cell table:formula="of:=[.U82]-[.C82]" office:value-type="float" office:value="0" calcext:value-type="float">
            <text:p>0</text:p>
          </table:table-cell>
          <table:table-cell table:formula="of:=[.V82]-[.D82]" office:value-type="float" office:value="0" calcext:value-type="float">
            <text:p>0</text:p>
          </table:table-cell>
          <table:table-cell table:formula="of:=[.W82]-[.E82]" office:value-type="float" office:value="0" calcext:value-type="float">
            <text:p>0</text:p>
          </table:table-cell>
          <table:table-cell table:formula="of:=[.X82]-[.F82]" office:value-type="float" office:value="0" calcext:value-type="float">
            <text:p>0</text:p>
          </table:table-cell>
          <table:table-cell table:formula="of:=[.Y82]-[.G82]" office:value-type="float" office:value="0" calcext:value-type="float">
            <text:p>0</text:p>
          </table:table-cell>
          <table:table-cell table:formula="of:=[.Z82]-[.H82]" office:value-type="float" office:value="0" calcext:value-type="float">
            <text:p>0</text:p>
          </table:table-cell>
          <table:table-cell table:formula="of:=[.AA82]-[.I82]" office:value-type="float" office:value="0" calcext:value-type="float">
            <text:p>0</text:p>
          </table:table-cell>
          <table:table-cell table:formula="of:=[.AB82]-[.J82]" office:value-type="float" office:value="-0.000815000000102373" calcext:value-type="float">
            <text:p>-0.000815000000102</text:p>
          </table:table-cell>
          <table:table-cell table:formula="of:=[.AC82]-[.K82]" office:value-type="float" office:value="0" calcext:value-type="float">
            <text:p>0</text:p>
          </table:table-cell>
          <table:table-cell table:formula="of:=[.AD82]-[.L82]" office:value-type="float" office:value="0" calcext:value-type="float">
            <text:p>0</text:p>
          </table:table-cell>
          <table:table-cell table:formula="of:=[.AE82]-[.M82]" office:value-type="float" office:value="0" calcext:value-type="float">
            <text:p>0</text:p>
          </table:table-cell>
          <table:table-cell table:formula="of:=[.AF82]-[.N82]" office:value-type="float" office:value="0" calcext:value-type="float">
            <text:p>0</text:p>
          </table:table-cell>
          <table:table-cell table:formula="of:=[.AG82]-[.O82]" office:value-type="float" office:value="0" calcext:value-type="float">
            <text:p>0</text:p>
          </table:table-cell>
          <table:table-cell table:formula="of:=[.AH82]-[.P82]" office:value-type="float" office:value="0" calcext:value-type="float">
            <text:p>0</text:p>
          </table:table-cell>
          <table:table-cell table:formula="of:=[.AI82]-[.Q82]" office:value-type="float" office:value="0" calcext:value-type="float">
            <text:p>0</text:p>
          </table:table-cell>
          <table:table-cell table:formula="of:=[.AJ82]-[.R82]" office:value-type="float" office:value="-0.000814999995782273" calcext:value-type="float">
            <text:p>-0.000814999995782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/>
          <table:table-cell office:value-type="float" office:value="3150.9" calcext:value-type="float">
            <text:p>3150.9</text:p>
          </table:table-cell>
          <table:table-cell table:number-columns-repeated="6"/>
          <table:table-cell office:value-type="float" office:value="882.951498" calcext:value-type="float">
            <text:p>882.951498</text:p>
          </table:table-cell>
          <table:table-cell office:value-type="float" office:value="1336.15146" calcext:value-type="float">
            <text:p>1336.15146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float" office:value="1321.64" calcext:value-type="float">
            <text:p>1321.64</text:p>
          </table:table-cell>
          <table:table-cell office:value-type="float" office:value="17751.642958" calcext:value-type="float">
            <text:p>17751.642958</text:p>
          </table:table-cell>
          <table:table-cell table:number-columns-repeated="2"/>
          <table:table-cell office:value-type="float" office:value="3150.9" calcext:value-type="float">
            <text:p>$3,150.90</text:p>
          </table:table-cell>
          <table:table-cell table:number-columns-repeated="6"/>
          <table:table-cell office:value-type="float" office:value="882.95064" calcext:value-type="float">
            <text:p>$882.95</text:p>
          </table:table-cell>
          <table:table-cell office:value-type="float" office:value="1336.15146" calcext:value-type="float">
            <text:p>$1,336.15</text:p>
          </table:table-cell>
          <table:table-cell table:number-columns-repeated="4"/>
          <table:table-cell table:style-name="ce19" office:value-type="float" office:value="11060" calcext:value-type="float">
            <text:p>$11,060.00</text:p>
          </table:table-cell>
          <table:table-cell office:value-type="float" office:value="1321.64" calcext:value-type="float">
            <text:p>$1,321.64</text:p>
          </table:table-cell>
          <table:table-cell office:value-type="float" office:value="17751.6421" calcext:value-type="float">
            <text:p>$17,751.6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857999999993808" calcext:value-type="float">
            <text:p>-0.00085799999999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83:.BA83])" office:value-type="float" office:value="-0.000857999999993808" calcext:value-type="float">
            <text:p>-0.000857999999994</text:p>
          </table:table-cell>
          <table:table-cell/>
          <table:table-cell table:formula="of:=[.T83]-[.B83]" office:value-type="float" office:value="0" calcext:value-type="float">
            <text:p>0</text:p>
          </table:table-cell>
          <table:table-cell table:formula="of:=[.U83]-[.C83]" office:value-type="float" office:value="0" calcext:value-type="float">
            <text:p>0</text:p>
          </table:table-cell>
          <table:table-cell table:formula="of:=[.V83]-[.D83]" office:value-type="float" office:value="0" calcext:value-type="float">
            <text:p>0</text:p>
          </table:table-cell>
          <table:table-cell table:formula="of:=[.W83]-[.E83]" office:value-type="float" office:value="0" calcext:value-type="float">
            <text:p>0</text:p>
          </table:table-cell>
          <table:table-cell table:formula="of:=[.X83]-[.F83]" office:value-type="float" office:value="0" calcext:value-type="float">
            <text:p>0</text:p>
          </table:table-cell>
          <table:table-cell table:formula="of:=[.Y83]-[.G83]" office:value-type="float" office:value="0" calcext:value-type="float">
            <text:p>0</text:p>
          </table:table-cell>
          <table:table-cell table:formula="of:=[.Z83]-[.H83]" office:value-type="float" office:value="0" calcext:value-type="float">
            <text:p>0</text:p>
          </table:table-cell>
          <table:table-cell table:formula="of:=[.AA83]-[.I83]" office:value-type="float" office:value="0" calcext:value-type="float">
            <text:p>0</text:p>
          </table:table-cell>
          <table:table-cell table:formula="of:=[.AB83]-[.J83]" office:value-type="float" office:value="-0.000857999999993808" calcext:value-type="float">
            <text:p>-0.000857999999994</text:p>
          </table:table-cell>
          <table:table-cell table:formula="of:=[.AC83]-[.K83]" office:value-type="float" office:value="0" calcext:value-type="float">
            <text:p>0</text:p>
          </table:table-cell>
          <table:table-cell table:formula="of:=[.AD83]-[.L83]" office:value-type="float" office:value="0" calcext:value-type="float">
            <text:p>0</text:p>
          </table:table-cell>
          <table:table-cell table:formula="of:=[.AE83]-[.M83]" office:value-type="float" office:value="0" calcext:value-type="float">
            <text:p>0</text:p>
          </table:table-cell>
          <table:table-cell table:formula="of:=[.AF83]-[.N83]" office:value-type="float" office:value="0" calcext:value-type="float">
            <text:p>0</text:p>
          </table:table-cell>
          <table:table-cell table:formula="of:=[.AG83]-[.O83]" office:value-type="float" office:value="0" calcext:value-type="float">
            <text:p>0</text:p>
          </table:table-cell>
          <table:table-cell table:formula="of:=[.AH83]-[.P83]" office:value-type="float" office:value="0" calcext:value-type="float">
            <text:p>0</text:p>
          </table:table-cell>
          <table:table-cell table:formula="of:=[.AI83]-[.Q83]" office:value-type="float" office:value="0" calcext:value-type="float">
            <text:p>0</text:p>
          </table:table-cell>
          <table:table-cell table:formula="of:=[.AJ83]-[.R83]" office:value-type="float" office:value="-0.000858000003063353" calcext:value-type="float">
            <text:p>-0.000858000003063</text:p>
          </table:table-cell>
        </table:table-row>
        <table:table-row table:style-name="ro1">
          <table:table-cell office:value-type="string" calcext:value-type="string">
            <text:p>2017-01-01</text:p>
          </table:table-cell>
          <table:table-cell/>
          <table:table-cell office:value-type="float" office:value="3364.2" calcext:value-type="float">
            <text:p>3364.2</text:p>
          </table:table-cell>
          <table:table-cell table:number-columns-repeated="6"/>
          <table:table-cell office:value-type="float" office:value="864.42804" calcext:value-type="float">
            <text:p>864.42804</text:p>
          </table:table-cell>
          <table:table-cell office:value-type="float" office:value="1243.79076" calcext:value-type="float">
            <text:p>1243.79076</text:p>
          </table:table-cell>
          <table:table-cell table:number-columns-repeated="4"/>
          <table:table-cell office:value-type="float" office:value="11582" calcext:value-type="float">
            <text:p>11582</text:p>
          </table:table-cell>
          <table:table-cell office:value-type="float" office:value="0.15" calcext:value-type="float">
            <text:p>0.15</text:p>
          </table:table-cell>
          <table:table-cell office:value-type="float" office:value="17054.5688" calcext:value-type="float">
            <text:p>17054.5688</text:p>
          </table:table-cell>
          <table:table-cell table:number-columns-repeated="2"/>
          <table:table-cell office:value-type="float" office:value="3364.2" calcext:value-type="float">
            <text:p>$3,364.20</text:p>
          </table:table-cell>
          <table:table-cell table:number-columns-repeated="6"/>
          <table:table-cell office:value-type="float" office:value="864.4272" calcext:value-type="float">
            <text:p>$864.43</text:p>
          </table:table-cell>
          <table:table-cell office:value-type="float" office:value="1243.79076" calcext:value-type="float">
            <text:p>$1,243.79</text:p>
          </table:table-cell>
          <table:table-cell table:number-columns-repeated="4"/>
          <table:table-cell table:style-name="ce19" office:value-type="float" office:value="11582" calcext:value-type="float">
            <text:p>$11,582.00</text:p>
          </table:table-cell>
          <table:table-cell office:value-type="float" office:value="0.15" calcext:value-type="float">
            <text:p>$0.15</text:p>
          </table:table-cell>
          <table:table-cell office:value-type="float" office:value="17054.56796" calcext:value-type="float">
            <text:p>$17,054.5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840000000039254" calcext:value-type="float">
            <text:p>-0.00084000000003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84:.BA84])" office:value-type="float" office:value="-0.000840000000039254" calcext:value-type="float">
            <text:p>-0.000840000000039</text:p>
          </table:table-cell>
          <table:table-cell/>
          <table:table-cell table:formula="of:=[.T84]-[.B84]" office:value-type="float" office:value="0" calcext:value-type="float">
            <text:p>0</text:p>
          </table:table-cell>
          <table:table-cell table:formula="of:=[.U84]-[.C84]" office:value-type="float" office:value="0" calcext:value-type="float">
            <text:p>0</text:p>
          </table:table-cell>
          <table:table-cell table:formula="of:=[.V84]-[.D84]" office:value-type="float" office:value="0" calcext:value-type="float">
            <text:p>0</text:p>
          </table:table-cell>
          <table:table-cell table:formula="of:=[.W84]-[.E84]" office:value-type="float" office:value="0" calcext:value-type="float">
            <text:p>0</text:p>
          </table:table-cell>
          <table:table-cell table:formula="of:=[.X84]-[.F84]" office:value-type="float" office:value="0" calcext:value-type="float">
            <text:p>0</text:p>
          </table:table-cell>
          <table:table-cell table:formula="of:=[.Y84]-[.G84]" office:value-type="float" office:value="0" calcext:value-type="float">
            <text:p>0</text:p>
          </table:table-cell>
          <table:table-cell table:formula="of:=[.Z84]-[.H84]" office:value-type="float" office:value="0" calcext:value-type="float">
            <text:p>0</text:p>
          </table:table-cell>
          <table:table-cell table:formula="of:=[.AA84]-[.I84]" office:value-type="float" office:value="0" calcext:value-type="float">
            <text:p>0</text:p>
          </table:table-cell>
          <table:table-cell table:formula="of:=[.AB84]-[.J84]" office:value-type="float" office:value="-0.000840000000039254" calcext:value-type="float">
            <text:p>-0.000840000000039</text:p>
          </table:table-cell>
          <table:table-cell table:formula="of:=[.AC84]-[.K84]" office:value-type="float" office:value="0" calcext:value-type="float">
            <text:p>0</text:p>
          </table:table-cell>
          <table:table-cell table:formula="of:=[.AD84]-[.L84]" office:value-type="float" office:value="0" calcext:value-type="float">
            <text:p>0</text:p>
          </table:table-cell>
          <table:table-cell table:formula="of:=[.AE84]-[.M84]" office:value-type="float" office:value="0" calcext:value-type="float">
            <text:p>0</text:p>
          </table:table-cell>
          <table:table-cell table:formula="of:=[.AF84]-[.N84]" office:value-type="float" office:value="0" calcext:value-type="float">
            <text:p>0</text:p>
          </table:table-cell>
          <table:table-cell table:formula="of:=[.AG84]-[.O84]" office:value-type="float" office:value="0" calcext:value-type="float">
            <text:p>0</text:p>
          </table:table-cell>
          <table:table-cell table:formula="of:=[.AH84]-[.P84]" office:value-type="float" office:value="0" calcext:value-type="float">
            <text:p>0</text:p>
          </table:table-cell>
          <table:table-cell table:formula="of:=[.AI84]-[.Q84]" office:value-type="float" office:value="0" calcext:value-type="float">
            <text:p>0</text:p>
          </table:table-cell>
          <table:table-cell table:formula="of:=[.AJ84]-[.R84]" office:value-type="float" office:value="-0.000840000000607688" calcext:value-type="float">
            <text:p>-0.000840000000608</text:p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/>
          <table:table-cell office:value-type="float" office:value="3052.8" calcext:value-type="float">
            <text:p>3052.8</text:p>
          </table:table-cell>
          <table:table-cell table:number-columns-repeated="6"/>
          <table:table-cell office:value-type="float" office:value="817.090314" calcext:value-type="float">
            <text:p>817.090314</text:p>
          </table:table-cell>
          <table:table-cell office:value-type="float" office:value="1367.96459" calcext:value-type="float">
            <text:p>1367.96459</text:p>
          </table:table-cell>
          <table:table-cell table:number-columns-repeated="4"/>
          <table:table-cell office:value-type="float" office:value="13699" calcext:value-type="float">
            <text:p>13699</text:p>
          </table:table-cell>
          <table:table-cell office:value-type="float" office:value="77.73" calcext:value-type="float">
            <text:p>77.73</text:p>
          </table:table-cell>
          <table:table-cell office:value-type="float" office:value="19014.584904" calcext:value-type="float">
            <text:p>19014.584904</text:p>
          </table:table-cell>
          <table:table-cell table:number-columns-repeated="2"/>
          <table:table-cell office:value-type="float" office:value="3052.8" calcext:value-type="float">
            <text:p>$3,052.80</text:p>
          </table:table-cell>
          <table:table-cell table:number-columns-repeated="6"/>
          <table:table-cell office:value-type="float" office:value="817.08952" calcext:value-type="float">
            <text:p>$817.09</text:p>
          </table:table-cell>
          <table:table-cell office:value-type="float" office:value="1367.96459" calcext:value-type="float">
            <text:p>$1,367.96</text:p>
          </table:table-cell>
          <table:table-cell table:number-columns-repeated="4"/>
          <table:table-cell table:style-name="ce19" office:value-type="float" office:value="13699" calcext:value-type="float">
            <text:p>$13,699.00</text:p>
          </table:table-cell>
          <table:table-cell office:value-type="float" office:value="77.73" calcext:value-type="float">
            <text:p>$77.73</text:p>
          </table:table-cell>
          <table:table-cell office:value-type="float" office:value="19014.58411" calcext:value-type="float">
            <text:p>$19,014.5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793999999928019" calcext:value-type="float">
            <text:p>-0.0007939999999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85:.BA85])" office:value-type="float" office:value="-0.000793999999928019" calcext:value-type="float">
            <text:p>-0.000793999999928</text:p>
          </table:table-cell>
          <table:table-cell/>
          <table:table-cell table:formula="of:=[.T85]-[.B85]" office:value-type="float" office:value="0" calcext:value-type="float">
            <text:p>0</text:p>
          </table:table-cell>
          <table:table-cell table:formula="of:=[.U85]-[.C85]" office:value-type="float" office:value="0" calcext:value-type="float">
            <text:p>0</text:p>
          </table:table-cell>
          <table:table-cell table:formula="of:=[.V85]-[.D85]" office:value-type="float" office:value="0" calcext:value-type="float">
            <text:p>0</text:p>
          </table:table-cell>
          <table:table-cell table:formula="of:=[.W85]-[.E85]" office:value-type="float" office:value="0" calcext:value-type="float">
            <text:p>0</text:p>
          </table:table-cell>
          <table:table-cell table:formula="of:=[.X85]-[.F85]" office:value-type="float" office:value="0" calcext:value-type="float">
            <text:p>0</text:p>
          </table:table-cell>
          <table:table-cell table:formula="of:=[.Y85]-[.G85]" office:value-type="float" office:value="0" calcext:value-type="float">
            <text:p>0</text:p>
          </table:table-cell>
          <table:table-cell table:formula="of:=[.Z85]-[.H85]" office:value-type="float" office:value="0" calcext:value-type="float">
            <text:p>0</text:p>
          </table:table-cell>
          <table:table-cell table:formula="of:=[.AA85]-[.I85]" office:value-type="float" office:value="0" calcext:value-type="float">
            <text:p>0</text:p>
          </table:table-cell>
          <table:table-cell table:formula="of:=[.AB85]-[.J85]" office:value-type="float" office:value="-0.000793999999928019" calcext:value-type="float">
            <text:p>-0.000793999999928</text:p>
          </table:table-cell>
          <table:table-cell table:formula="of:=[.AC85]-[.K85]" office:value-type="float" office:value="0" calcext:value-type="float">
            <text:p>0</text:p>
          </table:table-cell>
          <table:table-cell table:formula="of:=[.AD85]-[.L85]" office:value-type="float" office:value="0" calcext:value-type="float">
            <text:p>0</text:p>
          </table:table-cell>
          <table:table-cell table:formula="of:=[.AE85]-[.M85]" office:value-type="float" office:value="0" calcext:value-type="float">
            <text:p>0</text:p>
          </table:table-cell>
          <table:table-cell table:formula="of:=[.AF85]-[.N85]" office:value-type="float" office:value="0" calcext:value-type="float">
            <text:p>0</text:p>
          </table:table-cell>
          <table:table-cell table:formula="of:=[.AG85]-[.O85]" office:value-type="float" office:value="0" calcext:value-type="float">
            <text:p>0</text:p>
          </table:table-cell>
          <table:table-cell table:formula="of:=[.AH85]-[.P85]" office:value-type="float" office:value="0" calcext:value-type="float">
            <text:p>0</text:p>
          </table:table-cell>
          <table:table-cell table:formula="of:=[.AI85]-[.Q85]" office:value-type="float" office:value="0" calcext:value-type="float">
            <text:p>0</text:p>
          </table:table-cell>
          <table:table-cell table:formula="of:=[.AJ85]-[.R85]" office:value-type="float" office:value="-0.000793999999586958" calcext:value-type="float">
            <text:p>-0.000793999999587</text:p>
          </table:table-cell>
        </table:table-row>
        <table:table-row table:style-name="ro1">
          <table:table-cell office:value-type="string" calcext:value-type="string">
            <text:p>2017-03-01</text:p>
          </table:table-cell>
          <table:table-cell/>
          <table:table-cell office:value-type="float" office:value="3052.8" calcext:value-type="float">
            <text:p>3052.8</text:p>
          </table:table-cell>
          <table:table-cell table:number-columns-repeated="6"/>
          <table:table-cell office:value-type="float" office:value="817.090314" calcext:value-type="float">
            <text:p>817.090314</text:p>
          </table:table-cell>
          <table:table-cell office:value-type="float" office:value="1367.96459" calcext:value-type="float">
            <text:p>1367.96459</text:p>
          </table:table-cell>
          <table:table-cell table:number-columns-repeated="4"/>
          <table:table-cell office:value-type="float" office:value="13699" calcext:value-type="float">
            <text:p>13699</text:p>
          </table:table-cell>
          <table:table-cell office:value-type="float" office:value="77.73" calcext:value-type="float">
            <text:p>77.73</text:p>
          </table:table-cell>
          <table:table-cell office:value-type="float" office:value="19014.584904" calcext:value-type="float">
            <text:p>19014.584904</text:p>
          </table:table-cell>
          <table:table-cell table:number-columns-repeated="2"/>
          <table:table-cell office:value-type="float" office:value="3052.8" calcext:value-type="float">
            <text:p>$3,052.80</text:p>
          </table:table-cell>
          <table:table-cell table:number-columns-repeated="6"/>
          <table:table-cell office:value-type="float" office:value="817.08952" calcext:value-type="float">
            <text:p>$817.09</text:p>
          </table:table-cell>
          <table:table-cell office:value-type="float" office:value="1367.96459" calcext:value-type="float">
            <text:p>$1,367.96</text:p>
          </table:table-cell>
          <table:table-cell table:number-columns-repeated="4"/>
          <table:table-cell table:style-name="ce19" office:value-type="float" office:value="13699" calcext:value-type="float">
            <text:p>$13,699.00</text:p>
          </table:table-cell>
          <table:table-cell office:value-type="float" office:value="77.73" calcext:value-type="float">
            <text:p>$77.73</text:p>
          </table:table-cell>
          <table:table-cell office:value-type="float" office:value="19014.58411" calcext:value-type="float">
            <text:p>$19,014.5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793999999928019" calcext:value-type="float">
            <text:p>-0.0007939999999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86:.BA86])" office:value-type="float" office:value="-0.000793999999928019" calcext:value-type="float">
            <text:p>-0.000793999999928</text:p>
          </table:table-cell>
          <table:table-cell/>
          <table:table-cell table:formula="of:=[.T86]-[.B86]" office:value-type="float" office:value="0" calcext:value-type="float">
            <text:p>0</text:p>
          </table:table-cell>
          <table:table-cell table:formula="of:=[.U86]-[.C86]" office:value-type="float" office:value="0" calcext:value-type="float">
            <text:p>0</text:p>
          </table:table-cell>
          <table:table-cell table:formula="of:=[.V86]-[.D86]" office:value-type="float" office:value="0" calcext:value-type="float">
            <text:p>0</text:p>
          </table:table-cell>
          <table:table-cell table:formula="of:=[.W86]-[.E86]" office:value-type="float" office:value="0" calcext:value-type="float">
            <text:p>0</text:p>
          </table:table-cell>
          <table:table-cell table:formula="of:=[.X86]-[.F86]" office:value-type="float" office:value="0" calcext:value-type="float">
            <text:p>0</text:p>
          </table:table-cell>
          <table:table-cell table:formula="of:=[.Y86]-[.G86]" office:value-type="float" office:value="0" calcext:value-type="float">
            <text:p>0</text:p>
          </table:table-cell>
          <table:table-cell table:formula="of:=[.Z86]-[.H86]" office:value-type="float" office:value="0" calcext:value-type="float">
            <text:p>0</text:p>
          </table:table-cell>
          <table:table-cell table:formula="of:=[.AA86]-[.I86]" office:value-type="float" office:value="0" calcext:value-type="float">
            <text:p>0</text:p>
          </table:table-cell>
          <table:table-cell table:formula="of:=[.AB86]-[.J86]" office:value-type="float" office:value="-0.000793999999928019" calcext:value-type="float">
            <text:p>-0.000793999999928</text:p>
          </table:table-cell>
          <table:table-cell table:formula="of:=[.AC86]-[.K86]" office:value-type="float" office:value="0" calcext:value-type="float">
            <text:p>0</text:p>
          </table:table-cell>
          <table:table-cell table:formula="of:=[.AD86]-[.L86]" office:value-type="float" office:value="0" calcext:value-type="float">
            <text:p>0</text:p>
          </table:table-cell>
          <table:table-cell table:formula="of:=[.AE86]-[.M86]" office:value-type="float" office:value="0" calcext:value-type="float">
            <text:p>0</text:p>
          </table:table-cell>
          <table:table-cell table:formula="of:=[.AF86]-[.N86]" office:value-type="float" office:value="0" calcext:value-type="float">
            <text:p>0</text:p>
          </table:table-cell>
          <table:table-cell table:formula="of:=[.AG86]-[.O86]" office:value-type="float" office:value="0" calcext:value-type="float">
            <text:p>0</text:p>
          </table:table-cell>
          <table:table-cell table:formula="of:=[.AH86]-[.P86]" office:value-type="float" office:value="0" calcext:value-type="float">
            <text:p>0</text:p>
          </table:table-cell>
          <table:table-cell table:formula="of:=[.AI86]-[.Q86]" office:value-type="float" office:value="0" calcext:value-type="float">
            <text:p>0</text:p>
          </table:table-cell>
          <table:table-cell table:formula="of:=[.AJ86]-[.R86]" office:value-type="float" office:value="-0.000793999999586958" calcext:value-type="float">
            <text:p>-0.000793999999587</text:p>
          </table:table-cell>
        </table:table-row>
        <table:table-row table:style-name="ro1">
          <table:table-cell office:value-type="string" calcext:value-type="string">
            <text:p>2017-04-01</text:p>
          </table:table-cell>
          <table:table-cell/>
          <table:table-cell office:value-type="float" office:value="3106.8" calcext:value-type="float">
            <text:p>3106.8</text:p>
          </table:table-cell>
          <table:table-cell table:number-columns-repeated="6"/>
          <table:table-cell office:value-type="float" office:value="841.788258" calcext:value-type="float">
            <text:p>841.788258</text:p>
          </table:table-cell>
          <table:table-cell office:value-type="float" office:value="1375.1482" calcext:value-type="float">
            <text:p>1375.1482</text:p>
          </table:table-cell>
          <table:table-cell table:number-columns-repeated="4"/>
          <table:table-cell office:value-type="float" office:value="14366" calcext:value-type="float">
            <text:p>14366</text:p>
          </table:table-cell>
          <table:table-cell office:value-type="float" office:value="131.29" calcext:value-type="float">
            <text:p>131.29</text:p>
          </table:table-cell>
          <table:table-cell office:value-type="float" office:value="19821.026458" calcext:value-type="float">
            <text:p>19821.026458</text:p>
          </table:table-cell>
          <table:table-cell table:number-columns-repeated="2"/>
          <table:table-cell office:value-type="float" office:value="3106.8" calcext:value-type="float">
            <text:p>$3,106.80</text:p>
          </table:table-cell>
          <table:table-cell table:number-columns-repeated="6"/>
          <table:table-cell office:value-type="float" office:value="841.78744" calcext:value-type="float">
            <text:p>$841.79</text:p>
          </table:table-cell>
          <table:table-cell office:value-type="float" office:value="1375.1482" calcext:value-type="float">
            <text:p>$1,375.15</text:p>
          </table:table-cell>
          <table:table-cell table:number-columns-repeated="4"/>
          <table:table-cell table:style-name="ce19" office:value-type="float" office:value="14366" calcext:value-type="float">
            <text:p>$14,366.00</text:p>
          </table:table-cell>
          <table:table-cell office:value-type="float" office:value="131.29" calcext:value-type="float">
            <text:p>$131.29</text:p>
          </table:table-cell>
          <table:table-cell office:value-type="float" office:value="19821.02564" calcext:value-type="float">
            <text:p>$19,821.0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818000000094798" calcext:value-type="float">
            <text:p>-0.00081800000009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87:.BA87])" office:value-type="float" office:value="-0.000818000000094798" calcext:value-type="float">
            <text:p>-0.000818000000095</text:p>
          </table:table-cell>
          <table:table-cell/>
          <table:table-cell table:formula="of:=[.T87]-[.B87]" office:value-type="float" office:value="0" calcext:value-type="float">
            <text:p>0</text:p>
          </table:table-cell>
          <table:table-cell table:formula="of:=[.U87]-[.C87]" office:value-type="float" office:value="0" calcext:value-type="float">
            <text:p>0</text:p>
          </table:table-cell>
          <table:table-cell table:formula="of:=[.V87]-[.D87]" office:value-type="float" office:value="0" calcext:value-type="float">
            <text:p>0</text:p>
          </table:table-cell>
          <table:table-cell table:formula="of:=[.W87]-[.E87]" office:value-type="float" office:value="0" calcext:value-type="float">
            <text:p>0</text:p>
          </table:table-cell>
          <table:table-cell table:formula="of:=[.X87]-[.F87]" office:value-type="float" office:value="0" calcext:value-type="float">
            <text:p>0</text:p>
          </table:table-cell>
          <table:table-cell table:formula="of:=[.Y87]-[.G87]" office:value-type="float" office:value="0" calcext:value-type="float">
            <text:p>0</text:p>
          </table:table-cell>
          <table:table-cell table:formula="of:=[.Z87]-[.H87]" office:value-type="float" office:value="0" calcext:value-type="float">
            <text:p>0</text:p>
          </table:table-cell>
          <table:table-cell table:formula="of:=[.AA87]-[.I87]" office:value-type="float" office:value="0" calcext:value-type="float">
            <text:p>0</text:p>
          </table:table-cell>
          <table:table-cell table:formula="of:=[.AB87]-[.J87]" office:value-type="float" office:value="-0.000818000000094798" calcext:value-type="float">
            <text:p>-0.000818000000095</text:p>
          </table:table-cell>
          <table:table-cell table:formula="of:=[.AC87]-[.K87]" office:value-type="float" office:value="0" calcext:value-type="float">
            <text:p>0</text:p>
          </table:table-cell>
          <table:table-cell table:formula="of:=[.AD87]-[.L87]" office:value-type="float" office:value="0" calcext:value-type="float">
            <text:p>0</text:p>
          </table:table-cell>
          <table:table-cell table:formula="of:=[.AE87]-[.M87]" office:value-type="float" office:value="0" calcext:value-type="float">
            <text:p>0</text:p>
          </table:table-cell>
          <table:table-cell table:formula="of:=[.AF87]-[.N87]" office:value-type="float" office:value="0" calcext:value-type="float">
            <text:p>0</text:p>
          </table:table-cell>
          <table:table-cell table:formula="of:=[.AG87]-[.O87]" office:value-type="float" office:value="0" calcext:value-type="float">
            <text:p>0</text:p>
          </table:table-cell>
          <table:table-cell table:formula="of:=[.AH87]-[.P87]" office:value-type="float" office:value="0" calcext:value-type="float">
            <text:p>0</text:p>
          </table:table-cell>
          <table:table-cell table:formula="of:=[.AI87]-[.Q87]" office:value-type="float" office:value="0" calcext:value-type="float">
            <text:p>0</text:p>
          </table:table-cell>
          <table:table-cell table:formula="of:=[.AJ87]-[.R87]" office:value-type="float" office:value="-0.000818000000435859" calcext:value-type="float">
            <text:p>-0.000818000000436</text:p>
          </table:table-cell>
        </table:table-row>
        <table:table-row table:style-name="ro1">
          <table:table-cell office:value-type="string" calcext:value-type="string">
            <text:p>2017-05-01</text:p>
          </table:table-cell>
          <table:table-cell/>
          <table:table-cell office:value-type="float" office:value="3088.8" calcext:value-type="float">
            <text:p>3088.8</text:p>
          </table:table-cell>
          <table:table-cell table:number-columns-repeated="6"/>
          <table:table-cell office:value-type="float" office:value="854.13723" calcext:value-type="float">
            <text:p>854.13723</text:p>
          </table:table-cell>
          <table:table-cell office:value-type="float" office:value="1324.86293" calcext:value-type="float">
            <text:p>1324.86293</text:p>
          </table:table-cell>
          <table:table-cell table:number-columns-repeated="4"/>
          <table:table-cell office:value-type="float" office:value="14365" calcext:value-type="float">
            <text:p>14365</text:p>
          </table:table-cell>
          <table:table-cell office:value-type="float" office:value="131.32" calcext:value-type="float">
            <text:p>131.32</text:p>
          </table:table-cell>
          <table:table-cell office:value-type="float" office:value="19764.12016" calcext:value-type="float">
            <text:p>19764.12016</text:p>
          </table:table-cell>
          <table:table-cell table:number-columns-repeated="2"/>
          <table:table-cell office:value-type="float" office:value="3088.8" calcext:value-type="float">
            <text:p>$3,088.80</text:p>
          </table:table-cell>
          <table:table-cell table:number-columns-repeated="6"/>
          <table:table-cell office:value-type="float" office:value="854.1364" calcext:value-type="float">
            <text:p>$854.14</text:p>
          </table:table-cell>
          <table:table-cell office:value-type="float" office:value="1324.86293" calcext:value-type="float">
            <text:p>$1,324.86</text:p>
          </table:table-cell>
          <table:table-cell table:number-columns-repeated="4"/>
          <table:table-cell table:style-name="ce19" office:value-type="float" office:value="14365" calcext:value-type="float">
            <text:p>$14,365.00</text:p>
          </table:table-cell>
          <table:table-cell office:value-type="float" office:value="131.32" calcext:value-type="float">
            <text:p>$131.32</text:p>
          </table:table-cell>
          <table:table-cell office:value-type="float" office:value="19764.11933" calcext:value-type="float">
            <text:p>$19,764.1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830000000064501" calcext:value-type="float">
            <text:p>-0.00083000000006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88:.BA88])" office:value-type="float" office:value="-0.000830000000064501" calcext:value-type="float">
            <text:p>-0.000830000000065</text:p>
          </table:table-cell>
          <table:table-cell/>
          <table:table-cell table:formula="of:=[.T88]-[.B88]" office:value-type="float" office:value="0" calcext:value-type="float">
            <text:p>0</text:p>
          </table:table-cell>
          <table:table-cell table:formula="of:=[.U88]-[.C88]" office:value-type="float" office:value="0" calcext:value-type="float">
            <text:p>0</text:p>
          </table:table-cell>
          <table:table-cell table:formula="of:=[.V88]-[.D88]" office:value-type="float" office:value="0" calcext:value-type="float">
            <text:p>0</text:p>
          </table:table-cell>
          <table:table-cell table:formula="of:=[.W88]-[.E88]" office:value-type="float" office:value="0" calcext:value-type="float">
            <text:p>0</text:p>
          </table:table-cell>
          <table:table-cell table:formula="of:=[.X88]-[.F88]" office:value-type="float" office:value="0" calcext:value-type="float">
            <text:p>0</text:p>
          </table:table-cell>
          <table:table-cell table:formula="of:=[.Y88]-[.G88]" office:value-type="float" office:value="0" calcext:value-type="float">
            <text:p>0</text:p>
          </table:table-cell>
          <table:table-cell table:formula="of:=[.Z88]-[.H88]" office:value-type="float" office:value="0" calcext:value-type="float">
            <text:p>0</text:p>
          </table:table-cell>
          <table:table-cell table:formula="of:=[.AA88]-[.I88]" office:value-type="float" office:value="0" calcext:value-type="float">
            <text:p>0</text:p>
          </table:table-cell>
          <table:table-cell table:formula="of:=[.AB88]-[.J88]" office:value-type="float" office:value="-0.000830000000064501" calcext:value-type="float">
            <text:p>-0.000830000000065</text:p>
          </table:table-cell>
          <table:table-cell table:formula="of:=[.AC88]-[.K88]" office:value-type="float" office:value="0" calcext:value-type="float">
            <text:p>0</text:p>
          </table:table-cell>
          <table:table-cell table:formula="of:=[.AD88]-[.L88]" office:value-type="float" office:value="0" calcext:value-type="float">
            <text:p>0</text:p>
          </table:table-cell>
          <table:table-cell table:formula="of:=[.AE88]-[.M88]" office:value-type="float" office:value="0" calcext:value-type="float">
            <text:p>0</text:p>
          </table:table-cell>
          <table:table-cell table:formula="of:=[.AF88]-[.N88]" office:value-type="float" office:value="0" calcext:value-type="float">
            <text:p>0</text:p>
          </table:table-cell>
          <table:table-cell table:formula="of:=[.AG88]-[.O88]" office:value-type="float" office:value="0" calcext:value-type="float">
            <text:p>0</text:p>
          </table:table-cell>
          <table:table-cell table:formula="of:=[.AH88]-[.P88]" office:value-type="float" office:value="0" calcext:value-type="float">
            <text:p>0</text:p>
          </table:table-cell>
          <table:table-cell table:formula="of:=[.AI88]-[.Q88]" office:value-type="float" office:value="0" calcext:value-type="float">
            <text:p>0</text:p>
          </table:table-cell>
          <table:table-cell table:formula="of:=[.AJ88]-[.R88]" office:value-type="float" office:value="-0.00082999999722233" calcext:value-type="float">
            <text:p>-0.000829999997222</text:p>
          </table:table-cell>
        </table:table-row>
        <table:table-row table:style-name="ro1">
          <table:table-cell office:value-type="string" calcext:value-type="string">
            <text:p>2017-06-01</text:p>
          </table:table-cell>
          <table:table-cell/>
          <table:table-cell office:value-type="float" office:value="3263.4" calcext:value-type="float">
            <text:p>3263.4</text:p>
          </table:table-cell>
          <table:table-cell table:number-columns-repeated="6"/>
          <table:table-cell office:value-type="float" office:value="656.553678" calcext:value-type="float">
            <text:p>656.553678</text:p>
          </table:table-cell>
          <table:table-cell office:value-type="float" office:value="1324.86293" calcext:value-type="float">
            <text:p>1324.86293</text:p>
          </table:table-cell>
          <table:table-cell table:number-columns-repeated="4"/>
          <table:table-cell office:value-type="float" office:value="15299" calcext:value-type="float">
            <text:p>15299</text:p>
          </table:table-cell>
          <table:table-cell office:value-type="float" office:value="194.37" calcext:value-type="float">
            <text:p>194.37</text:p>
          </table:table-cell>
          <table:table-cell office:value-type="float" office:value="20738.186608" calcext:value-type="float">
            <text:p>20738.186608</text:p>
          </table:table-cell>
          <table:table-cell table:number-columns-repeated="2"/>
          <table:table-cell office:value-type="float" office:value="3263.4" calcext:value-type="float">
            <text:p>$3,263.40</text:p>
          </table:table-cell>
          <table:table-cell table:number-columns-repeated="6"/>
          <table:table-cell office:value-type="float" office:value="656.55304" calcext:value-type="float">
            <text:p>$656.55</text:p>
          </table:table-cell>
          <table:table-cell office:value-type="float" office:value="1324.86293" calcext:value-type="float">
            <text:p>$1,324.86</text:p>
          </table:table-cell>
          <table:table-cell table:number-columns-repeated="4"/>
          <table:table-cell table:style-name="ce19" office:value-type="float" office:value="15299" calcext:value-type="float">
            <text:p>$15,299.00</text:p>
          </table:table-cell>
          <table:table-cell office:value-type="float" office:value="194.37" calcext:value-type="float">
            <text:p>$194.37</text:p>
          </table:table-cell>
          <table:table-cell office:value-type="float" office:value="20738.18597" calcext:value-type="float">
            <text:p>$20,738.1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637999999980821" calcext:value-type="float">
            <text:p>-0.00063799999998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89:.BA89])" office:value-type="float" office:value="-0.000637999999980821" calcext:value-type="float">
            <text:p>-0.000637999999981</text:p>
          </table:table-cell>
          <table:table-cell/>
          <table:table-cell table:formula="of:=[.T89]-[.B89]" office:value-type="float" office:value="0" calcext:value-type="float">
            <text:p>0</text:p>
          </table:table-cell>
          <table:table-cell table:formula="of:=[.U89]-[.C89]" office:value-type="float" office:value="0" calcext:value-type="float">
            <text:p>0</text:p>
          </table:table-cell>
          <table:table-cell table:formula="of:=[.V89]-[.D89]" office:value-type="float" office:value="0" calcext:value-type="float">
            <text:p>0</text:p>
          </table:table-cell>
          <table:table-cell table:formula="of:=[.W89]-[.E89]" office:value-type="float" office:value="0" calcext:value-type="float">
            <text:p>0</text:p>
          </table:table-cell>
          <table:table-cell table:formula="of:=[.X89]-[.F89]" office:value-type="float" office:value="0" calcext:value-type="float">
            <text:p>0</text:p>
          </table:table-cell>
          <table:table-cell table:formula="of:=[.Y89]-[.G89]" office:value-type="float" office:value="0" calcext:value-type="float">
            <text:p>0</text:p>
          </table:table-cell>
          <table:table-cell table:formula="of:=[.Z89]-[.H89]" office:value-type="float" office:value="0" calcext:value-type="float">
            <text:p>0</text:p>
          </table:table-cell>
          <table:table-cell table:formula="of:=[.AA89]-[.I89]" office:value-type="float" office:value="0" calcext:value-type="float">
            <text:p>0</text:p>
          </table:table-cell>
          <table:table-cell table:formula="of:=[.AB89]-[.J89]" office:value-type="float" office:value="-0.000637999999980821" calcext:value-type="float">
            <text:p>-0.000637999999981</text:p>
          </table:table-cell>
          <table:table-cell table:formula="of:=[.AC89]-[.K89]" office:value-type="float" office:value="0" calcext:value-type="float">
            <text:p>0</text:p>
          </table:table-cell>
          <table:table-cell table:formula="of:=[.AD89]-[.L89]" office:value-type="float" office:value="0" calcext:value-type="float">
            <text:p>0</text:p>
          </table:table-cell>
          <table:table-cell table:formula="of:=[.AE89]-[.M89]" office:value-type="float" office:value="0" calcext:value-type="float">
            <text:p>0</text:p>
          </table:table-cell>
          <table:table-cell table:formula="of:=[.AF89]-[.N89]" office:value-type="float" office:value="0" calcext:value-type="float">
            <text:p>0</text:p>
          </table:table-cell>
          <table:table-cell table:formula="of:=[.AG89]-[.O89]" office:value-type="float" office:value="0" calcext:value-type="float">
            <text:p>0</text:p>
          </table:table-cell>
          <table:table-cell table:formula="of:=[.AH89]-[.P89]" office:value-type="float" office:value="0" calcext:value-type="float">
            <text:p>0</text:p>
          </table:table-cell>
          <table:table-cell table:formula="of:=[.AI89]-[.Q89]" office:value-type="float" office:value="0" calcext:value-type="float">
            <text:p>0</text:p>
          </table:table-cell>
          <table:table-cell table:formula="of:=[.AJ89]-[.R89]" office:value-type="float" office:value="-0.000638000001345063" calcext:value-type="float">
            <text:p>-0.000638000001345</text:p>
          </table:table-cell>
        </table:table-row>
        <table:table-row table:style-name="ro1">
          <table:table-cell office:value-type="string" calcext:value-type="string">
            <text:p>2017-07-01</text:p>
          </table:table-cell>
          <table:table-cell/>
          <table:table-cell office:value-type="float" office:value="3135.33" calcext:value-type="float">
            <text:p>3135.33</text:p>
          </table:table-cell>
          <table:table-cell table:number-columns-repeated="6"/>
          <table:table-cell office:value-type="float" office:value="661.699083" calcext:value-type="float">
            <text:p>661.699083</text:p>
          </table:table-cell>
          <table:table-cell office:value-type="float" office:value="1279.70881" calcext:value-type="float">
            <text:p>1279.70881</text:p>
          </table:table-cell>
          <table:table-cell table:number-columns-repeated="4"/>
          <table:table-cell office:value-type="float" office:value="14517" calcext:value-type="float">
            <text:p>14517</text:p>
          </table:table-cell>
          <table:table-cell office:value-type="float" office:value="268.6" calcext:value-type="float">
            <text:p>268.6</text:p>
          </table:table-cell>
          <table:table-cell office:value-type="float" office:value="19862.337893" calcext:value-type="float">
            <text:p>19862.337893</text:p>
          </table:table-cell>
          <table:table-cell table:number-columns-repeated="2"/>
          <table:table-cell office:value-type="float" office:value="3135.33" calcext:value-type="float">
            <text:p>$3,135.33</text:p>
          </table:table-cell>
          <table:table-cell table:number-columns-repeated="6"/>
          <table:table-cell office:value-type="float" office:value="661.69844" calcext:value-type="float">
            <text:p>$661.70</text:p>
          </table:table-cell>
          <table:table-cell office:value-type="float" office:value="1279.70881" calcext:value-type="float">
            <text:p>$1,279.71</text:p>
          </table:table-cell>
          <table:table-cell table:number-columns-repeated="4"/>
          <table:table-cell table:style-name="ce19" office:value-type="float" office:value="14517" calcext:value-type="float">
            <text:p>$14,517.00</text:p>
          </table:table-cell>
          <table:table-cell office:value-type="float" office:value="268.6" calcext:value-type="float">
            <text:p>$268.60</text:p>
          </table:table-cell>
          <table:table-cell office:value-type="float" office:value="19862.33725" calcext:value-type="float">
            <text:p>$19,862.3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642999999968197" calcext:value-type="float">
            <text:p>-0.00064299999996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90:.BA90])" office:value-type="float" office:value="-0.000642999999968197" calcext:value-type="float">
            <text:p>-0.000642999999968</text:p>
          </table:table-cell>
          <table:table-cell/>
          <table:table-cell table:formula="of:=[.T90]-[.B90]" office:value-type="float" office:value="0" calcext:value-type="float">
            <text:p>0</text:p>
          </table:table-cell>
          <table:table-cell table:formula="of:=[.U90]-[.C90]" office:value-type="float" office:value="0" calcext:value-type="float">
            <text:p>0</text:p>
          </table:table-cell>
          <table:table-cell table:formula="of:=[.V90]-[.D90]" office:value-type="float" office:value="0" calcext:value-type="float">
            <text:p>0</text:p>
          </table:table-cell>
          <table:table-cell table:formula="of:=[.W90]-[.E90]" office:value-type="float" office:value="0" calcext:value-type="float">
            <text:p>0</text:p>
          </table:table-cell>
          <table:table-cell table:formula="of:=[.X90]-[.F90]" office:value-type="float" office:value="0" calcext:value-type="float">
            <text:p>0</text:p>
          </table:table-cell>
          <table:table-cell table:formula="of:=[.Y90]-[.G90]" office:value-type="float" office:value="0" calcext:value-type="float">
            <text:p>0</text:p>
          </table:table-cell>
          <table:table-cell table:formula="of:=[.Z90]-[.H90]" office:value-type="float" office:value="0" calcext:value-type="float">
            <text:p>0</text:p>
          </table:table-cell>
          <table:table-cell table:formula="of:=[.AA90]-[.I90]" office:value-type="float" office:value="0" calcext:value-type="float">
            <text:p>0</text:p>
          </table:table-cell>
          <table:table-cell table:formula="of:=[.AB90]-[.J90]" office:value-type="float" office:value="-0.000642999999968197" calcext:value-type="float">
            <text:p>-0.000642999999968</text:p>
          </table:table-cell>
          <table:table-cell table:formula="of:=[.AC90]-[.K90]" office:value-type="float" office:value="0" calcext:value-type="float">
            <text:p>0</text:p>
          </table:table-cell>
          <table:table-cell table:formula="of:=[.AD90]-[.L90]" office:value-type="float" office:value="0" calcext:value-type="float">
            <text:p>0</text:p>
          </table:table-cell>
          <table:table-cell table:formula="of:=[.AE90]-[.M90]" office:value-type="float" office:value="0" calcext:value-type="float">
            <text:p>0</text:p>
          </table:table-cell>
          <table:table-cell table:formula="of:=[.AF90]-[.N90]" office:value-type="float" office:value="0" calcext:value-type="float">
            <text:p>0</text:p>
          </table:table-cell>
          <table:table-cell table:formula="of:=[.AG90]-[.O90]" office:value-type="float" office:value="0" calcext:value-type="float">
            <text:p>0</text:p>
          </table:table-cell>
          <table:table-cell table:formula="of:=[.AH90]-[.P90]" office:value-type="float" office:value="0" calcext:value-type="float">
            <text:p>0</text:p>
          </table:table-cell>
          <table:table-cell table:formula="of:=[.AI90]-[.Q90]" office:value-type="float" office:value="0" calcext:value-type="float">
            <text:p>0</text:p>
          </table:table-cell>
          <table:table-cell table:formula="of:=[.AJ90]-[.R90]" office:value-type="float" office:value="-0.000642999999399763" calcext:value-type="float">
            <text:p>-0.0006429999994</text:p>
          </table:table-cell>
        </table:table-row>
        <table:table-row table:style-name="ro1">
          <table:table-cell office:value-type="string" calcext:value-type="string">
            <text:p>2017-08-01</text:p>
          </table:table-cell>
          <table:table-cell/>
          <table:table-cell office:value-type="float" office:value="3264.3" calcext:value-type="float">
            <text:p>3264.3</text:p>
          </table:table-cell>
          <table:table-cell table:number-columns-repeated="6"/>
          <table:table-cell office:value-type="float" office:value="596.86698" calcext:value-type="float">
            <text:p>596.86698</text:p>
          </table:table-cell>
          <table:table-cell office:value-type="float" office:value="1327.94162" calcext:value-type="float">
            <text:p>1327.94162</text:p>
          </table:table-cell>
          <table:table-cell table:number-columns-repeated="4"/>
          <table:table-cell office:value-type="float" office:value="15005" calcext:value-type="float">
            <text:p>15005</text:p>
          </table:table-cell>
          <table:table-cell office:value-type="float" office:value="268.73" calcext:value-type="float">
            <text:p>268.73</text:p>
          </table:table-cell>
          <table:table-cell office:value-type="float" office:value="20462.8386" calcext:value-type="float">
            <text:p>20462.8386</text:p>
          </table:table-cell>
          <table:table-cell table:number-columns-repeated="2"/>
          <table:table-cell office:value-type="float" office:value="3264.3" calcext:value-type="float">
            <text:p>$3,264.30</text:p>
          </table:table-cell>
          <table:table-cell table:number-columns-repeated="6"/>
          <table:table-cell office:value-type="float" office:value="596.8664" calcext:value-type="float">
            <text:p>$596.87</text:p>
          </table:table-cell>
          <table:table-cell office:value-type="float" office:value="1327.94162" calcext:value-type="float">
            <text:p>$1,327.94</text:p>
          </table:table-cell>
          <table:table-cell table:number-columns-repeated="4"/>
          <table:table-cell table:style-name="ce19" office:value-type="float" office:value="15005" calcext:value-type="float">
            <text:p>$15,005.00</text:p>
          </table:table-cell>
          <table:table-cell office:value-type="float" office:value="268.73" calcext:value-type="float">
            <text:p>$268.73</text:p>
          </table:table-cell>
          <table:table-cell office:value-type="float" office:value="20462.83802" calcext:value-type="float">
            <text:p>$20,462.8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58000000001357" calcext:value-type="float">
            <text:p>-0.00058000000001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91:.BA91])" office:value-type="float" office:value="-0.00058000000001357" calcext:value-type="float">
            <text:p>-0.000580000000014</text:p>
          </table:table-cell>
          <table:table-cell/>
          <table:table-cell table:formula="of:=[.T91]-[.B91]" office:value-type="float" office:value="0" calcext:value-type="float">
            <text:p>0</text:p>
          </table:table-cell>
          <table:table-cell table:formula="of:=[.U91]-[.C91]" office:value-type="float" office:value="0" calcext:value-type="float">
            <text:p>0</text:p>
          </table:table-cell>
          <table:table-cell table:formula="of:=[.V91]-[.D91]" office:value-type="float" office:value="0" calcext:value-type="float">
            <text:p>0</text:p>
          </table:table-cell>
          <table:table-cell table:formula="of:=[.W91]-[.E91]" office:value-type="float" office:value="0" calcext:value-type="float">
            <text:p>0</text:p>
          </table:table-cell>
          <table:table-cell table:formula="of:=[.X91]-[.F91]" office:value-type="float" office:value="0" calcext:value-type="float">
            <text:p>0</text:p>
          </table:table-cell>
          <table:table-cell table:formula="of:=[.Y91]-[.G91]" office:value-type="float" office:value="0" calcext:value-type="float">
            <text:p>0</text:p>
          </table:table-cell>
          <table:table-cell table:formula="of:=[.Z91]-[.H91]" office:value-type="float" office:value="0" calcext:value-type="float">
            <text:p>0</text:p>
          </table:table-cell>
          <table:table-cell table:formula="of:=[.AA91]-[.I91]" office:value-type="float" office:value="0" calcext:value-type="float">
            <text:p>0</text:p>
          </table:table-cell>
          <table:table-cell table:formula="of:=[.AB91]-[.J91]" office:value-type="float" office:value="-0.00058000000001357" calcext:value-type="float">
            <text:p>-0.000580000000014</text:p>
          </table:table-cell>
          <table:table-cell table:formula="of:=[.AC91]-[.K91]" office:value-type="float" office:value="0" calcext:value-type="float">
            <text:p>0</text:p>
          </table:table-cell>
          <table:table-cell table:formula="of:=[.AD91]-[.L91]" office:value-type="float" office:value="0" calcext:value-type="float">
            <text:p>0</text:p>
          </table:table-cell>
          <table:table-cell table:formula="of:=[.AE91]-[.M91]" office:value-type="float" office:value="0" calcext:value-type="float">
            <text:p>0</text:p>
          </table:table-cell>
          <table:table-cell table:formula="of:=[.AF91]-[.N91]" office:value-type="float" office:value="0" calcext:value-type="float">
            <text:p>0</text:p>
          </table:table-cell>
          <table:table-cell table:formula="of:=[.AG91]-[.O91]" office:value-type="float" office:value="0" calcext:value-type="float">
            <text:p>0</text:p>
          </table:table-cell>
          <table:table-cell table:formula="of:=[.AH91]-[.P91]" office:value-type="float" office:value="0" calcext:value-type="float">
            <text:p>0</text:p>
          </table:table-cell>
          <table:table-cell table:formula="of:=[.AI91]-[.Q91]" office:value-type="float" office:value="0" calcext:value-type="float">
            <text:p>0</text:p>
          </table:table-cell>
          <table:table-cell table:formula="of:=[.AJ91]-[.R91]" office:value-type="float" office:value="-0.000580000003537862" calcext:value-type="float">
            <text:p>-0.000580000003538</text:p>
          </table:table-cell>
        </table:table-row>
        <table:table-row table:style-name="ro1">
          <table:table-cell office:value-type="string" calcext:value-type="string">
            <text:p>2017-09-01</text:p>
          </table:table-cell>
          <table:table-cell/>
          <table:table-cell office:value-type="float" office:value="3125.7" calcext:value-type="float">
            <text:p>3125.7</text:p>
          </table:table-cell>
          <table:table-cell table:number-columns-repeated="6"/>
          <table:table-cell office:value-type="float" office:value="487.784394" calcext:value-type="float">
            <text:p>487.784394</text:p>
          </table:table-cell>
          <table:table-cell office:value-type="float" office:value="1417.22363" calcext:value-type="float">
            <text:p>1417.22363</text:p>
          </table:table-cell>
          <table:table-cell table:number-columns-repeated="4"/>
          <table:table-cell office:value-type="float" office:value="16400" calcext:value-type="float">
            <text:p>16400</text:p>
          </table:table-cell>
          <table:table-cell office:value-type="float" office:value="347.17" calcext:value-type="float">
            <text:p>347.17</text:p>
          </table:table-cell>
          <table:table-cell office:value-type="float" office:value="21777.878024" calcext:value-type="float">
            <text:p>21777.878024</text:p>
          </table:table-cell>
          <table:table-cell table:number-columns-repeated="2"/>
          <table:table-cell office:value-type="float" office:value="3125.7" calcext:value-type="float">
            <text:p>$3,125.70</text:p>
          </table:table-cell>
          <table:table-cell table:number-columns-repeated="6"/>
          <table:table-cell office:value-type="float" office:value="487.78392" calcext:value-type="float">
            <text:p>$487.78</text:p>
          </table:table-cell>
          <table:table-cell office:value-type="float" office:value="1417.22363" calcext:value-type="float">
            <text:p>$1,417.22</text:p>
          </table:table-cell>
          <table:table-cell table:number-columns-repeated="4"/>
          <table:table-cell table:style-name="ce19" office:value-type="float" office:value="16400" calcext:value-type="float">
            <text:p>$16,400.00</text:p>
          </table:table-cell>
          <table:table-cell office:value-type="float" office:value="347.17" calcext:value-type="float">
            <text:p>$347.17</text:p>
          </table:table-cell>
          <table:table-cell office:value-type="float" office:value="21777.87755" calcext:value-type="float">
            <text:p>$21,777.8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473999999996977" calcext:value-type="float">
            <text:p>-0.00047399999999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92:.BA92])" office:value-type="float" office:value="-0.000473999999996977" calcext:value-type="float">
            <text:p>-0.000473999999997</text:p>
          </table:table-cell>
          <table:table-cell/>
          <table:table-cell table:formula="of:=[.T92]-[.B92]" office:value-type="float" office:value="0" calcext:value-type="float">
            <text:p>0</text:p>
          </table:table-cell>
          <table:table-cell table:formula="of:=[.U92]-[.C92]" office:value-type="float" office:value="0" calcext:value-type="float">
            <text:p>0</text:p>
          </table:table-cell>
          <table:table-cell table:formula="of:=[.V92]-[.D92]" office:value-type="float" office:value="0" calcext:value-type="float">
            <text:p>0</text:p>
          </table:table-cell>
          <table:table-cell table:formula="of:=[.W92]-[.E92]" office:value-type="float" office:value="0" calcext:value-type="float">
            <text:p>0</text:p>
          </table:table-cell>
          <table:table-cell table:formula="of:=[.X92]-[.F92]" office:value-type="float" office:value="0" calcext:value-type="float">
            <text:p>0</text:p>
          </table:table-cell>
          <table:table-cell table:formula="of:=[.Y92]-[.G92]" office:value-type="float" office:value="0" calcext:value-type="float">
            <text:p>0</text:p>
          </table:table-cell>
          <table:table-cell table:formula="of:=[.Z92]-[.H92]" office:value-type="float" office:value="0" calcext:value-type="float">
            <text:p>0</text:p>
          </table:table-cell>
          <table:table-cell table:formula="of:=[.AA92]-[.I92]" office:value-type="float" office:value="0" calcext:value-type="float">
            <text:p>0</text:p>
          </table:table-cell>
          <table:table-cell table:formula="of:=[.AB92]-[.J92]" office:value-type="float" office:value="-0.000473999999996977" calcext:value-type="float">
            <text:p>-0.000473999999997</text:p>
          </table:table-cell>
          <table:table-cell table:formula="of:=[.AC92]-[.K92]" office:value-type="float" office:value="0" calcext:value-type="float">
            <text:p>0</text:p>
          </table:table-cell>
          <table:table-cell table:formula="of:=[.AD92]-[.L92]" office:value-type="float" office:value="0" calcext:value-type="float">
            <text:p>0</text:p>
          </table:table-cell>
          <table:table-cell table:formula="of:=[.AE92]-[.M92]" office:value-type="float" office:value="0" calcext:value-type="float">
            <text:p>0</text:p>
          </table:table-cell>
          <table:table-cell table:formula="of:=[.AF92]-[.N92]" office:value-type="float" office:value="0" calcext:value-type="float">
            <text:p>0</text:p>
          </table:table-cell>
          <table:table-cell table:formula="of:=[.AG92]-[.O92]" office:value-type="float" office:value="0" calcext:value-type="float">
            <text:p>0</text:p>
          </table:table-cell>
          <table:table-cell table:formula="of:=[.AH92]-[.P92]" office:value-type="float" office:value="0" calcext:value-type="float">
            <text:p>0</text:p>
          </table:table-cell>
          <table:table-cell table:formula="of:=[.AI92]-[.Q92]" office:value-type="float" office:value="0" calcext:value-type="float">
            <text:p>0</text:p>
          </table:table-cell>
          <table:table-cell table:formula="of:=[.AJ92]-[.R92]" office:value-type="float" office:value="-0.000474000000394881" calcext:value-type="float">
            <text:p>-0.000474000000395</text:p>
          </table:table-cell>
        </table:table-row>
        <table:table-row table:style-name="ro1">
          <table:table-cell office:value-type="string" calcext:value-type="string">
            <text:p>2017-10-01</text:p>
          </table:table-cell>
          <table:table-cell/>
          <table:table-cell office:value-type="float" office:value="3458.7" calcext:value-type="float">
            <text:p>3458.7</text:p>
          </table:table-cell>
          <table:table-cell table:number-columns-repeated="6"/>
          <table:table-cell office:value-type="float" office:value="549.529254" calcext:value-type="float">
            <text:p>549.529254</text:p>
          </table:table-cell>
          <table:table-cell office:value-type="float" office:value="1345.38753" calcext:value-type="float">
            <text:p>1345.38753</text:p>
          </table:table-cell>
          <table:table-cell table:number-columns-repeated="4"/>
          <table:table-cell office:value-type="float" office:value="15412" calcext:value-type="float">
            <text:p>15412</text:p>
          </table:table-cell>
          <table:table-cell office:value-type="float" office:value="401.99" calcext:value-type="float">
            <text:p>401.99</text:p>
          </table:table-cell>
          <table:table-cell office:value-type="float" office:value="21167.606784" calcext:value-type="float">
            <text:p>21167.606784</text:p>
          </table:table-cell>
          <table:table-cell table:number-columns-repeated="2"/>
          <table:table-cell office:value-type="float" office:value="3458.7" calcext:value-type="float">
            <text:p>$3,458.70</text:p>
          </table:table-cell>
          <table:table-cell table:number-columns-repeated="6"/>
          <table:table-cell office:value-type="float" office:value="549.52872" calcext:value-type="float">
            <text:p>$549.53</text:p>
          </table:table-cell>
          <table:table-cell office:value-type="float" office:value="1345.38753" calcext:value-type="float">
            <text:p>$1,345.39</text:p>
          </table:table-cell>
          <table:table-cell table:number-columns-repeated="4"/>
          <table:table-cell table:style-name="ce19" office:value-type="float" office:value="15412" calcext:value-type="float">
            <text:p>$15,412.00</text:p>
          </table:table-cell>
          <table:table-cell table:style-name="ce27" office:value-type="float" office:value="401.99" calcext:value-type="float">
            <text:p>$401.99</text:p>
          </table:table-cell>
          <table:table-cell office:value-type="float" office:value="21167.60625" calcext:value-type="float">
            <text:p>$21,167.6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534000000016022" calcext:value-type="float">
            <text:p>-0.00053400000001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93:.BA93])" office:value-type="float" office:value="-0.000534000000016022" calcext:value-type="float">
            <text:p>-0.000534000000016</text:p>
          </table:table-cell>
          <table:table-cell/>
          <table:table-cell table:formula="of:=[.T93]-[.B93]" office:value-type="float" office:value="0" calcext:value-type="float">
            <text:p>0</text:p>
          </table:table-cell>
          <table:table-cell table:formula="of:=[.U93]-[.C93]" office:value-type="float" office:value="0" calcext:value-type="float">
            <text:p>0</text:p>
          </table:table-cell>
          <table:table-cell table:formula="of:=[.V93]-[.D93]" office:value-type="float" office:value="0" calcext:value-type="float">
            <text:p>0</text:p>
          </table:table-cell>
          <table:table-cell table:formula="of:=[.W93]-[.E93]" office:value-type="float" office:value="0" calcext:value-type="float">
            <text:p>0</text:p>
          </table:table-cell>
          <table:table-cell table:formula="of:=[.X93]-[.F93]" office:value-type="float" office:value="0" calcext:value-type="float">
            <text:p>0</text:p>
          </table:table-cell>
          <table:table-cell table:formula="of:=[.Y93]-[.G93]" office:value-type="float" office:value="0" calcext:value-type="float">
            <text:p>0</text:p>
          </table:table-cell>
          <table:table-cell table:formula="of:=[.Z93]-[.H93]" office:value-type="float" office:value="0" calcext:value-type="float">
            <text:p>0</text:p>
          </table:table-cell>
          <table:table-cell table:formula="of:=[.AA93]-[.I93]" office:value-type="float" office:value="0" calcext:value-type="float">
            <text:p>0</text:p>
          </table:table-cell>
          <table:table-cell table:formula="of:=[.AB93]-[.J93]" office:value-type="float" office:value="-0.000534000000016022" calcext:value-type="float">
            <text:p>-0.000534000000016</text:p>
          </table:table-cell>
          <table:table-cell table:formula="of:=[.AC93]-[.K93]" office:value-type="float" office:value="0" calcext:value-type="float">
            <text:p>0</text:p>
          </table:table-cell>
          <table:table-cell table:formula="of:=[.AD93]-[.L93]" office:value-type="float" office:value="0" calcext:value-type="float">
            <text:p>0</text:p>
          </table:table-cell>
          <table:table-cell table:formula="of:=[.AE93]-[.M93]" office:value-type="float" office:value="0" calcext:value-type="float">
            <text:p>0</text:p>
          </table:table-cell>
          <table:table-cell table:formula="of:=[.AF93]-[.N93]" office:value-type="float" office:value="0" calcext:value-type="float">
            <text:p>0</text:p>
          </table:table-cell>
          <table:table-cell table:formula="of:=[.AG93]-[.O93]" office:value-type="float" office:value="0" calcext:value-type="float">
            <text:p>0</text:p>
          </table:table-cell>
          <table:table-cell table:formula="of:=[.AH93]-[.P93]" office:value-type="float" office:value="0" calcext:value-type="float">
            <text:p>0</text:p>
          </table:table-cell>
          <table:table-cell table:formula="of:=[.AI93]-[.Q93]" office:value-type="float" office:value="0" calcext:value-type="float">
            <text:p>0</text:p>
          </table:table-cell>
          <table:table-cell table:formula="of:=[.AJ93]-[.R93]" office:value-type="float" office:value="-0.000533999998879153" calcext:value-type="float">
            <text:p>-0.000533999998879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/>
          <table:table-cell office:value-type="float" office:value="3660.3" calcext:value-type="float">
            <text:p>3660.3</text:p>
          </table:table-cell>
          <table:table-cell table:number-columns-repeated="6"/>
          <table:table-cell office:value-type="float" office:value="456.911964" calcext:value-type="float">
            <text:p>456.911964</text:p>
          </table:table-cell>
          <table:table-cell office:value-type="float" office:value="1310.49571" calcext:value-type="float">
            <text:p>1310.49571</text:p>
          </table:table-cell>
          <table:table-cell table:number-columns-repeated="4"/>
          <table:table-cell office:value-type="float" office:value="16904" calcext:value-type="float">
            <text:p>16904</text:p>
          </table:table-cell>
          <table:table-cell office:value-type="float" office:value="401.09" calcext:value-type="float">
            <text:p>401.09</text:p>
          </table:table-cell>
          <table:table-cell office:value-type="float" office:value="22732.797674" calcext:value-type="float">
            <text:p>22732.797674</text:p>
          </table:table-cell>
          <table:table-cell table:number-columns-repeated="2"/>
          <table:table-cell office:value-type="float" office:value="3660.3" calcext:value-type="float">
            <text:p>$3,660.30</text:p>
          </table:table-cell>
          <table:table-cell table:number-columns-repeated="6"/>
          <table:table-cell office:value-type="float" office:value="456.91152" calcext:value-type="float">
            <text:p>$456.91</text:p>
          </table:table-cell>
          <table:table-cell office:value-type="float" office:value="1310.49571" calcext:value-type="float">
            <text:p>$1,310.50</text:p>
          </table:table-cell>
          <table:table-cell table:number-columns-repeated="4"/>
          <table:table-cell table:style-name="ce19" office:value-type="float" office:value="16904" calcext:value-type="float">
            <text:p>$16,904.00</text:p>
          </table:table-cell>
          <table:table-cell table:style-name="ce27" office:value-type="float" office:value="401.09" calcext:value-type="float">
            <text:p>$401.09</text:p>
          </table:table-cell>
          <table:table-cell office:value-type="float" office:value="22732.79723" calcext:value-type="float">
            <text:p>$22,732.8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444000000015876" calcext:value-type="float">
            <text:p>-0.00044400000001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94:.BA94])" office:value-type="float" office:value="-0.000444000000015876" calcext:value-type="float">
            <text:p>-0.000444000000016</text:p>
          </table:table-cell>
          <table:table-cell/>
          <table:table-cell table:formula="of:=[.T94]-[.B94]" office:value-type="float" office:value="0" calcext:value-type="float">
            <text:p>0</text:p>
          </table:table-cell>
          <table:table-cell table:formula="of:=[.U94]-[.C94]" office:value-type="float" office:value="0" calcext:value-type="float">
            <text:p>0</text:p>
          </table:table-cell>
          <table:table-cell table:formula="of:=[.V94]-[.D94]" office:value-type="float" office:value="0" calcext:value-type="float">
            <text:p>0</text:p>
          </table:table-cell>
          <table:table-cell table:formula="of:=[.W94]-[.E94]" office:value-type="float" office:value="0" calcext:value-type="float">
            <text:p>0</text:p>
          </table:table-cell>
          <table:table-cell table:formula="of:=[.X94]-[.F94]" office:value-type="float" office:value="0" calcext:value-type="float">
            <text:p>0</text:p>
          </table:table-cell>
          <table:table-cell table:formula="of:=[.Y94]-[.G94]" office:value-type="float" office:value="0" calcext:value-type="float">
            <text:p>0</text:p>
          </table:table-cell>
          <table:table-cell table:formula="of:=[.Z94]-[.H94]" office:value-type="float" office:value="0" calcext:value-type="float">
            <text:p>0</text:p>
          </table:table-cell>
          <table:table-cell table:formula="of:=[.AA94]-[.I94]" office:value-type="float" office:value="0" calcext:value-type="float">
            <text:p>0</text:p>
          </table:table-cell>
          <table:table-cell table:formula="of:=[.AB94]-[.J94]" office:value-type="float" office:value="-0.000444000000015876" calcext:value-type="float">
            <text:p>-0.000444000000016</text:p>
          </table:table-cell>
          <table:table-cell table:formula="of:=[.AC94]-[.K94]" office:value-type="float" office:value="0" calcext:value-type="float">
            <text:p>0</text:p>
          </table:table-cell>
          <table:table-cell table:formula="of:=[.AD94]-[.L94]" office:value-type="float" office:value="0" calcext:value-type="float">
            <text:p>0</text:p>
          </table:table-cell>
          <table:table-cell table:formula="of:=[.AE94]-[.M94]" office:value-type="float" office:value="0" calcext:value-type="float">
            <text:p>0</text:p>
          </table:table-cell>
          <table:table-cell table:formula="of:=[.AF94]-[.N94]" office:value-type="float" office:value="0" calcext:value-type="float">
            <text:p>0</text:p>
          </table:table-cell>
          <table:table-cell table:formula="of:=[.AG94]-[.O94]" office:value-type="float" office:value="0" calcext:value-type="float">
            <text:p>0</text:p>
          </table:table-cell>
          <table:table-cell table:formula="of:=[.AH94]-[.P94]" office:value-type="float" office:value="0" calcext:value-type="float">
            <text:p>0</text:p>
          </table:table-cell>
          <table:table-cell table:formula="of:=[.AI94]-[.Q94]" office:value-type="float" office:value="0" calcext:value-type="float">
            <text:p>0</text:p>
          </table:table-cell>
          <table:table-cell table:formula="of:=[.AJ94]-[.R94]" office:value-type="float" office:value="-0.000444000001152745" calcext:value-type="float">
            <text:p>-0.000444000001153</text:p>
          </table:table-cell>
        </table:table-row>
        <table:table-row table:style-name="ro1">
          <table:table-cell office:value-type="string" calcext:value-type="string">
            <text:p>2017-12-01</text:p>
          </table:table-cell>
          <table:table-cell/>
          <table:table-cell office:value-type="float" office:value="3606.3" calcext:value-type="float">
            <text:p>3606.3</text:p>
          </table:table-cell>
          <table:table-cell table:number-columns-repeated="6"/>
          <table:table-cell office:value-type="float" office:value="410.603319" calcext:value-type="float">
            <text:p>410.603319</text:p>
          </table:table-cell>
          <table:table-cell office:value-type="float" office:value="1288.94488" calcext:value-type="float">
            <text:p>1288.94488</text:p>
          </table:table-cell>
          <table:table-cell table:number-columns-repeated="4"/>
          <table:table-cell office:value-type="float" office:value="17185" calcext:value-type="float">
            <text:p>17185</text:p>
          </table:table-cell>
          <table:table-cell office:value-type="float" office:value="464.32" calcext:value-type="float">
            <text:p>464.32</text:p>
          </table:table-cell>
          <table:table-cell office:value-type="float" office:value="22955.168199" calcext:value-type="float">
            <text:p>22955.168199</text:p>
          </table:table-cell>
          <table:table-cell table:number-columns-repeated="2"/>
          <table:table-cell office:value-type="float" office:value="3606.3" calcext:value-type="float">
            <text:p>$3,606.30</text:p>
          </table:table-cell>
          <table:table-cell table:number-columns-repeated="6"/>
          <table:table-cell office:value-type="float" office:value="410.60292" calcext:value-type="float">
            <text:p>$410.60</text:p>
          </table:table-cell>
          <table:table-cell office:value-type="float" office:value="1288.94488" calcext:value-type="float">
            <text:p>$1,288.94</text:p>
          </table:table-cell>
          <table:table-cell table:number-columns-repeated="4"/>
          <table:table-cell table:style-name="ce19" office:value-type="float" office:value="17185" calcext:value-type="float">
            <text:p>$17,185.00</text:p>
          </table:table-cell>
          <table:table-cell table:style-name="ce27" office:value-type="float" office:value="464.32" calcext:value-type="float">
            <text:p>$464.32</text:p>
          </table:table-cell>
          <table:table-cell office:value-type="float" office:value="22955.1678" calcext:value-type="float">
            <text:p>$22,955.1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399000000015803" calcext:value-type="float">
            <text:p>-0.00039900000001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95:.BA95])" office:value-type="float" office:value="-0.000399000000015803" calcext:value-type="float">
            <text:p>-0.000399000000016</text:p>
          </table:table-cell>
          <table:table-cell/>
          <table:table-cell table:formula="of:=[.T95]-[.B95]" office:value-type="float" office:value="0" calcext:value-type="float">
            <text:p>0</text:p>
          </table:table-cell>
          <table:table-cell table:formula="of:=[.U95]-[.C95]" office:value-type="float" office:value="0" calcext:value-type="float">
            <text:p>0</text:p>
          </table:table-cell>
          <table:table-cell table:formula="of:=[.V95]-[.D95]" office:value-type="float" office:value="0" calcext:value-type="float">
            <text:p>0</text:p>
          </table:table-cell>
          <table:table-cell table:formula="of:=[.W95]-[.E95]" office:value-type="float" office:value="0" calcext:value-type="float">
            <text:p>0</text:p>
          </table:table-cell>
          <table:table-cell table:formula="of:=[.X95]-[.F95]" office:value-type="float" office:value="0" calcext:value-type="float">
            <text:p>0</text:p>
          </table:table-cell>
          <table:table-cell table:formula="of:=[.Y95]-[.G95]" office:value-type="float" office:value="0" calcext:value-type="float">
            <text:p>0</text:p>
          </table:table-cell>
          <table:table-cell table:formula="of:=[.Z95]-[.H95]" office:value-type="float" office:value="0" calcext:value-type="float">
            <text:p>0</text:p>
          </table:table-cell>
          <table:table-cell table:formula="of:=[.AA95]-[.I95]" office:value-type="float" office:value="0" calcext:value-type="float">
            <text:p>0</text:p>
          </table:table-cell>
          <table:table-cell table:formula="of:=[.AB95]-[.J95]" office:value-type="float" office:value="-0.000399000000015803" calcext:value-type="float">
            <text:p>-0.000399000000016</text:p>
          </table:table-cell>
          <table:table-cell table:formula="of:=[.AC95]-[.K95]" office:value-type="float" office:value="0" calcext:value-type="float">
            <text:p>0</text:p>
          </table:table-cell>
          <table:table-cell table:formula="of:=[.AD95]-[.L95]" office:value-type="float" office:value="0" calcext:value-type="float">
            <text:p>0</text:p>
          </table:table-cell>
          <table:table-cell table:formula="of:=[.AE95]-[.M95]" office:value-type="float" office:value="0" calcext:value-type="float">
            <text:p>0</text:p>
          </table:table-cell>
          <table:table-cell table:formula="of:=[.AF95]-[.N95]" office:value-type="float" office:value="0" calcext:value-type="float">
            <text:p>0</text:p>
          </table:table-cell>
          <table:table-cell table:formula="of:=[.AG95]-[.O95]" office:value-type="float" office:value="0" calcext:value-type="float">
            <text:p>0</text:p>
          </table:table-cell>
          <table:table-cell table:formula="of:=[.AH95]-[.P95]" office:value-type="float" office:value="0" calcext:value-type="float">
            <text:p>0</text:p>
          </table:table-cell>
          <table:table-cell table:formula="of:=[.AI95]-[.Q95]" office:value-type="float" office:value="0" calcext:value-type="float">
            <text:p>0</text:p>
          </table:table-cell>
          <table:table-cell table:formula="of:=[.AJ95]-[.R95]" office:value-type="float" office:value="-0.000399000000470551" calcext:value-type="float">
            <text:p>-0.000399000000471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/>
          <table:table-cell office:value-type="float" office:value="3782.7" calcext:value-type="float">
            <text:p>3782.7</text:p>
          </table:table-cell>
          <table:table-cell table:number-columns-repeated="6"/>
          <table:table-cell office:value-type="float" office:value="253.153926" calcext:value-type="float">
            <text:p>253.153926</text:p>
          </table:table-cell>
          <table:table-cell office:value-type="float" office:value="1363.85967" calcext:value-type="float">
            <text:p>1363.85967</text:p>
          </table:table-cell>
          <table:table-cell table:number-columns-repeated="4"/>
          <table:table-cell office:value-type="float" office:value="16923" calcext:value-type="float">
            <text:p>16923</text:p>
          </table:table-cell>
          <table:table-cell office:value-type="float" office:value="0" calcext:value-type="float">
            <text:p>0</text:p>
          </table:table-cell>
          <table:table-cell office:value-type="float" office:value="22322.713596" calcext:value-type="float">
            <text:p>22322.713596</text:p>
          </table:table-cell>
          <table:table-cell table:number-columns-repeated="2"/>
          <table:table-cell office:value-type="float" office:value="3782.7" calcext:value-type="float">
            <text:p>$3,782.70</text:p>
          </table:table-cell>
          <table:table-cell table:number-columns-repeated="6"/>
          <table:table-cell office:value-type="float" office:value="253.15368" calcext:value-type="float">
            <text:p>$253.15</text:p>
          </table:table-cell>
          <table:table-cell office:value-type="float" office:value="1363.85967" calcext:value-type="float">
            <text:p>$1,363.86</text:p>
          </table:table-cell>
          <table:table-cell table:number-columns-repeated="4"/>
          <table:table-cell table:style-name="ce19" office:value-type="float" office:value="16923" calcext:value-type="float">
            <text:p>$16,923.00</text:p>
          </table:table-cell>
          <table:table-cell table:style-name="ce27" office:value-type="float" office:value="0" calcext:value-type="float">
            <text:p>$0.00</text:p>
          </table:table-cell>
          <table:table-cell office:value-type="float" office:value="22322.71335" calcext:value-type="float">
            <text:p>$22,322.7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46000000004187" calcext:value-type="float">
            <text:p>-0.00024600000000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96:.BA96])" office:value-type="float" office:value="-0.000246000000004187" calcext:value-type="float">
            <text:p>-0.000246000000004</text:p>
          </table:table-cell>
          <table:table-cell/>
          <table:table-cell table:formula="of:=[.T96]-[.B96]" office:value-type="float" office:value="0" calcext:value-type="float">
            <text:p>0</text:p>
          </table:table-cell>
          <table:table-cell table:formula="of:=[.U96]-[.C96]" office:value-type="float" office:value="0" calcext:value-type="float">
            <text:p>0</text:p>
          </table:table-cell>
          <table:table-cell table:formula="of:=[.V96]-[.D96]" office:value-type="float" office:value="0" calcext:value-type="float">
            <text:p>0</text:p>
          </table:table-cell>
          <table:table-cell table:formula="of:=[.W96]-[.E96]" office:value-type="float" office:value="0" calcext:value-type="float">
            <text:p>0</text:p>
          </table:table-cell>
          <table:table-cell table:formula="of:=[.X96]-[.F96]" office:value-type="float" office:value="0" calcext:value-type="float">
            <text:p>0</text:p>
          </table:table-cell>
          <table:table-cell table:formula="of:=[.Y96]-[.G96]" office:value-type="float" office:value="0" calcext:value-type="float">
            <text:p>0</text:p>
          </table:table-cell>
          <table:table-cell table:formula="of:=[.Z96]-[.H96]" office:value-type="float" office:value="0" calcext:value-type="float">
            <text:p>0</text:p>
          </table:table-cell>
          <table:table-cell table:formula="of:=[.AA96]-[.I96]" office:value-type="float" office:value="0" calcext:value-type="float">
            <text:p>0</text:p>
          </table:table-cell>
          <table:table-cell table:formula="of:=[.AB96]-[.J96]" office:value-type="float" office:value="-0.000246000000004187" calcext:value-type="float">
            <text:p>-0.000246000000004</text:p>
          </table:table-cell>
          <table:table-cell table:formula="of:=[.AC96]-[.K96]" office:value-type="float" office:value="0" calcext:value-type="float">
            <text:p>0</text:p>
          </table:table-cell>
          <table:table-cell table:formula="of:=[.AD96]-[.L96]" office:value-type="float" office:value="0" calcext:value-type="float">
            <text:p>0</text:p>
          </table:table-cell>
          <table:table-cell table:formula="of:=[.AE96]-[.M96]" office:value-type="float" office:value="0" calcext:value-type="float">
            <text:p>0</text:p>
          </table:table-cell>
          <table:table-cell table:formula="of:=[.AF96]-[.N96]" office:value-type="float" office:value="0" calcext:value-type="float">
            <text:p>0</text:p>
          </table:table-cell>
          <table:table-cell table:formula="of:=[.AG96]-[.O96]" office:value-type="float" office:value="0" calcext:value-type="float">
            <text:p>0</text:p>
          </table:table-cell>
          <table:table-cell table:formula="of:=[.AH96]-[.P96]" office:value-type="float" office:value="0" calcext:value-type="float">
            <text:p>0</text:p>
          </table:table-cell>
          <table:table-cell table:formula="of:=[.AI96]-[.Q96]" office:value-type="float" office:value="0" calcext:value-type="float">
            <text:p>0</text:p>
          </table:table-cell>
          <table:table-cell table:formula="of:=[.AJ96]-[.R96]" office:value-type="float" office:value="-0.000246000003244262" calcext:value-type="float">
            <text:p>-0.000246000003244</text:p>
          </table:table-cell>
        </table:table-row>
        <table:table-row table:style-name="ro1">
          <table:table-cell office:value-type="string" calcext:value-type="string">
            <text:p>2018-02-01</text:p>
          </table:table-cell>
          <table:table-cell/>
          <table:table-cell office:value-type="float" office:value="3851.1" calcext:value-type="float">
            <text:p>3851.1</text:p>
          </table:table-cell>
          <table:table-cell table:number-columns-repeated="6"/>
          <table:table-cell office:value-type="float" office:value="237.717711" calcext:value-type="float">
            <text:p>237.717711</text:p>
          </table:table-cell>
          <table:table-cell office:value-type="float" office:value="1367.96459" calcext:value-type="float">
            <text:p>1367.96459</text:p>
          </table:table-cell>
          <table:table-cell table:number-columns-repeated="4"/>
          <table:table-cell office:value-type="float" office:value="16743" calcext:value-type="float">
            <text:p>16743</text:p>
          </table:table-cell>
          <table:table-cell office:value-type="float" office:value="0" calcext:value-type="float">
            <text:p>0</text:p>
          </table:table-cell>
          <table:table-cell office:value-type="float" office:value="22199.782301" calcext:value-type="float">
            <text:p>22199.782301</text:p>
          </table:table-cell>
          <table:table-cell table:number-columns-repeated="2"/>
          <table:table-cell office:value-type="float" office:value="3851.1" calcext:value-type="float">
            <text:p>$3,851.10</text:p>
          </table:table-cell>
          <table:table-cell table:number-columns-repeated="6"/>
          <table:table-cell office:value-type="float" office:value="237.71748" calcext:value-type="float">
            <text:p>$237.72</text:p>
          </table:table-cell>
          <table:table-cell office:value-type="float" office:value="1367.96459" calcext:value-type="float">
            <text:p>$1,367.96</text:p>
          </table:table-cell>
          <table:table-cell table:number-columns-repeated="4"/>
          <table:table-cell table:style-name="ce19" office:value-type="float" office:value="16743" calcext:value-type="float">
            <text:p>$16,743.00</text:p>
          </table:table-cell>
          <table:table-cell table:style-name="ce27" office:value-type="float" office:value="0" calcext:value-type="float">
            <text:p>$0.00</text:p>
          </table:table-cell>
          <table:table-cell office:value-type="float" office:value="22199.78207" calcext:value-type="float">
            <text:p>$22,199.7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31000000013637" calcext:value-type="float">
            <text:p>-0.00023100000001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97:.BA97])" office:value-type="float" office:value="-0.000231000000013637" calcext:value-type="float">
            <text:p>-0.000231000000014</text:p>
          </table:table-cell>
          <table:table-cell/>
          <table:table-cell table:formula="of:=[.T97]-[.B97]" office:value-type="float" office:value="0" calcext:value-type="float">
            <text:p>0</text:p>
          </table:table-cell>
          <table:table-cell table:formula="of:=[.U97]-[.C97]" office:value-type="float" office:value="0" calcext:value-type="float">
            <text:p>0</text:p>
          </table:table-cell>
          <table:table-cell table:formula="of:=[.V97]-[.D97]" office:value-type="float" office:value="0" calcext:value-type="float">
            <text:p>0</text:p>
          </table:table-cell>
          <table:table-cell table:formula="of:=[.W97]-[.E97]" office:value-type="float" office:value="0" calcext:value-type="float">
            <text:p>0</text:p>
          </table:table-cell>
          <table:table-cell table:formula="of:=[.X97]-[.F97]" office:value-type="float" office:value="0" calcext:value-type="float">
            <text:p>0</text:p>
          </table:table-cell>
          <table:table-cell table:formula="of:=[.Y97]-[.G97]" office:value-type="float" office:value="0" calcext:value-type="float">
            <text:p>0</text:p>
          </table:table-cell>
          <table:table-cell table:formula="of:=[.Z97]-[.H97]" office:value-type="float" office:value="0" calcext:value-type="float">
            <text:p>0</text:p>
          </table:table-cell>
          <table:table-cell table:formula="of:=[.AA97]-[.I97]" office:value-type="float" office:value="0" calcext:value-type="float">
            <text:p>0</text:p>
          </table:table-cell>
          <table:table-cell table:formula="of:=[.AB97]-[.J97]" office:value-type="float" office:value="-0.000231000000013637" calcext:value-type="float">
            <text:p>-0.000231000000014</text:p>
          </table:table-cell>
          <table:table-cell table:formula="of:=[.AC97]-[.K97]" office:value-type="float" office:value="0" calcext:value-type="float">
            <text:p>0</text:p>
          </table:table-cell>
          <table:table-cell table:formula="of:=[.AD97]-[.L97]" office:value-type="float" office:value="0" calcext:value-type="float">
            <text:p>0</text:p>
          </table:table-cell>
          <table:table-cell table:formula="of:=[.AE97]-[.M97]" office:value-type="float" office:value="0" calcext:value-type="float">
            <text:p>0</text:p>
          </table:table-cell>
          <table:table-cell table:formula="of:=[.AF97]-[.N97]" office:value-type="float" office:value="0" calcext:value-type="float">
            <text:p>0</text:p>
          </table:table-cell>
          <table:table-cell table:formula="of:=[.AG97]-[.O97]" office:value-type="float" office:value="0" calcext:value-type="float">
            <text:p>0</text:p>
          </table:table-cell>
          <table:table-cell table:formula="of:=[.AH97]-[.P97]" office:value-type="float" office:value="0" calcext:value-type="float">
            <text:p>0</text:p>
          </table:table-cell>
          <table:table-cell table:formula="of:=[.AI97]-[.Q97]" office:value-type="float" office:value="0" calcext:value-type="float">
            <text:p>0</text:p>
          </table:table-cell>
          <table:table-cell table:formula="of:=[.AJ97]-[.R97]" office:value-type="float" office:value="-0.000230999998166226" calcext:value-type="float">
            <text:p>-0.000230999998166</text:p>
          </table:table-cell>
        </table:table-row>
        <table:table-row table:style-name="ro1">
          <table:table-cell office:value-type="string" calcext:value-type="string">
            <text:p>2018-03-01</text:p>
          </table:table-cell>
          <table:table-cell/>
          <table:table-cell office:value-type="float" office:value="3497.4" calcext:value-type="float">
            <text:p>3497.4</text:p>
          </table:table-cell>
          <table:table-cell table:number-columns-repeated="6"/>
          <table:table-cell office:value-type="float" office:value="215.077929" calcext:value-type="float">
            <text:p>215.077929</text:p>
          </table:table-cell>
          <table:table-cell office:value-type="float" office:value="1256.10552" calcext:value-type="float">
            <text:p>1256.10552</text:p>
          </table:table-cell>
          <table:table-cell table:number-columns-repeated="4"/>
          <table:table-cell office:value-type="float" office:value="17812" calcext:value-type="float">
            <text:p>17812</text:p>
          </table:table-cell>
          <table:table-cell office:value-type="float" office:value="63.01" calcext:value-type="float">
            <text:p>63.01</text:p>
          </table:table-cell>
          <table:table-cell office:value-type="float" office:value="22843.593449" calcext:value-type="float">
            <text:p>22843.593449</text:p>
          </table:table-cell>
          <table:table-cell table:number-columns-repeated="2"/>
          <table:table-cell office:value-type="float" office:value="3497.4" calcext:value-type="float">
            <text:p>$3,497.40</text:p>
          </table:table-cell>
          <table:table-cell table:number-columns-repeated="6"/>
          <table:table-cell office:value-type="float" office:value="215.07772" calcext:value-type="float">
            <text:p>$215.08</text:p>
          </table:table-cell>
          <table:table-cell office:value-type="float" office:value="1256.10552" calcext:value-type="float">
            <text:p>$1,256.11</text:p>
          </table:table-cell>
          <table:table-cell table:number-columns-repeated="4"/>
          <table:table-cell table:style-name="ce19" office:value-type="float" office:value="17812" calcext:value-type="float">
            <text:p>$17,812.00</text:p>
          </table:table-cell>
          <table:table-cell table:style-name="ce27" office:value-type="float" office:value="63.01" calcext:value-type="float">
            <text:p>$63.01</text:p>
          </table:table-cell>
          <table:table-cell office:value-type="float" office:value="22843.59324" calcext:value-type="float">
            <text:p>$22,843.5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08999999983916" calcext:value-type="float">
            <text:p>-0.00020899999998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98:.BA98])" office:value-type="float" office:value="-0.000208999999983916" calcext:value-type="float">
            <text:p>-0.000208999999984</text:p>
          </table:table-cell>
          <table:table-cell/>
          <table:table-cell table:formula="of:=[.T98]-[.B98]" office:value-type="float" office:value="0" calcext:value-type="float">
            <text:p>0</text:p>
          </table:table-cell>
          <table:table-cell table:formula="of:=[.U98]-[.C98]" office:value-type="float" office:value="0" calcext:value-type="float">
            <text:p>0</text:p>
          </table:table-cell>
          <table:table-cell table:formula="of:=[.V98]-[.D98]" office:value-type="float" office:value="0" calcext:value-type="float">
            <text:p>0</text:p>
          </table:table-cell>
          <table:table-cell table:formula="of:=[.W98]-[.E98]" office:value-type="float" office:value="0" calcext:value-type="float">
            <text:p>0</text:p>
          </table:table-cell>
          <table:table-cell table:formula="of:=[.X98]-[.F98]" office:value-type="float" office:value="0" calcext:value-type="float">
            <text:p>0</text:p>
          </table:table-cell>
          <table:table-cell table:formula="of:=[.Y98]-[.G98]" office:value-type="float" office:value="0" calcext:value-type="float">
            <text:p>0</text:p>
          </table:table-cell>
          <table:table-cell table:formula="of:=[.Z98]-[.H98]" office:value-type="float" office:value="0" calcext:value-type="float">
            <text:p>0</text:p>
          </table:table-cell>
          <table:table-cell table:formula="of:=[.AA98]-[.I98]" office:value-type="float" office:value="0" calcext:value-type="float">
            <text:p>0</text:p>
          </table:table-cell>
          <table:table-cell table:formula="of:=[.AB98]-[.J98]" office:value-type="float" office:value="-0.000208999999983916" calcext:value-type="float">
            <text:p>-0.000208999999984</text:p>
          </table:table-cell>
          <table:table-cell table:formula="of:=[.AC98]-[.K98]" office:value-type="float" office:value="0" calcext:value-type="float">
            <text:p>0</text:p>
          </table:table-cell>
          <table:table-cell table:formula="of:=[.AD98]-[.L98]" office:value-type="float" office:value="0" calcext:value-type="float">
            <text:p>0</text:p>
          </table:table-cell>
          <table:table-cell table:formula="of:=[.AE98]-[.M98]" office:value-type="float" office:value="0" calcext:value-type="float">
            <text:p>0</text:p>
          </table:table-cell>
          <table:table-cell table:formula="of:=[.AF98]-[.N98]" office:value-type="float" office:value="0" calcext:value-type="float">
            <text:p>0</text:p>
          </table:table-cell>
          <table:table-cell table:formula="of:=[.AG98]-[.O98]" office:value-type="float" office:value="0" calcext:value-type="float">
            <text:p>0</text:p>
          </table:table-cell>
          <table:table-cell table:formula="of:=[.AH98]-[.P98]" office:value-type="float" office:value="0" calcext:value-type="float">
            <text:p>0</text:p>
          </table:table-cell>
          <table:table-cell table:formula="of:=[.AI98]-[.Q98]" office:value-type="float" office:value="0" calcext:value-type="float">
            <text:p>0</text:p>
          </table:table-cell>
          <table:table-cell table:formula="of:=[.AJ98]-[.R98]" office:value-type="float" office:value="-0.000209000001632376" calcext:value-type="float">
            <text:p>-0.000209000001632</text:p>
          </table:table-cell>
        </table:table-row>
        <table:table-row table:style-name="ro1">
          <table:table-cell office:value-type="string" calcext:value-type="string">
            <text:p>2018-04-01</text:p>
          </table:table-cell>
          <table:table-cell/>
          <table:table-cell office:value-type="float" office:value="3648.6" calcext:value-type="float">
            <text:p>3648.6</text:p>
          </table:table-cell>
          <table:table-cell table:number-columns-repeated="6"/>
          <table:table-cell office:value-type="float" office:value="199.641714" calcext:value-type="float">
            <text:p>199.641714</text:p>
          </table:table-cell>
          <table:table-cell office:value-type="float" office:value="1285.86619" calcext:value-type="float">
            <text:p>1285.86619</text:p>
          </table:table-cell>
          <table:table-cell table:number-columns-repeated="4"/>
          <table:table-cell office:value-type="float" office:value="16778" calcext:value-type="float">
            <text:p>16778</text:p>
          </table:table-cell>
          <table:table-cell office:value-type="float" office:value="119.74" calcext:value-type="float">
            <text:p>119.74</text:p>
          </table:table-cell>
          <table:table-cell office:value-type="float" office:value="22031.847904" calcext:value-type="float">
            <text:p>22031.847904</text:p>
          </table:table-cell>
          <table:table-cell table:number-columns-repeated="2"/>
          <table:table-cell office:value-type="float" office:value="3648.6" calcext:value-type="float">
            <text:p>$3,648.60</text:p>
          </table:table-cell>
          <table:table-cell table:number-columns-repeated="6"/>
          <table:table-cell office:value-type="float" office:value="199.64152" calcext:value-type="float">
            <text:p>$199.64</text:p>
          </table:table-cell>
          <table:table-cell office:value-type="float" office:value="1285.86619" calcext:value-type="float">
            <text:p>$1,285.87</text:p>
          </table:table-cell>
          <table:table-cell table:number-columns-repeated="4"/>
          <table:table-cell table:style-name="ce19" office:value-type="float" office:value="16778" calcext:value-type="float">
            <text:p>$16,778.00</text:p>
          </table:table-cell>
          <table:table-cell table:style-name="ce27" office:value-type="float" office:value="119.74" calcext:value-type="float">
            <text:p>$119.74</text:p>
          </table:table-cell>
          <table:table-cell office:value-type="float" office:value="22031.84771" calcext:value-type="float">
            <text:p>$22,031.85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194000000021788" calcext:value-type="float">
            <text:p>-0.00019400000002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99:.BA99])" office:value-type="float" office:value="-0.000194000000021788" calcext:value-type="float">
            <text:p>-0.000194000000022</text:p>
          </table:table-cell>
          <table:table-cell/>
          <table:table-cell table:formula="of:=[.T99]-[.B99]" office:value-type="float" office:value="0" calcext:value-type="float">
            <text:p>0</text:p>
          </table:table-cell>
          <table:table-cell table:formula="of:=[.U99]-[.C99]" office:value-type="float" office:value="0" calcext:value-type="float">
            <text:p>0</text:p>
          </table:table-cell>
          <table:table-cell table:formula="of:=[.V99]-[.D99]" office:value-type="float" office:value="0" calcext:value-type="float">
            <text:p>0</text:p>
          </table:table-cell>
          <table:table-cell table:formula="of:=[.W99]-[.E99]" office:value-type="float" office:value="0" calcext:value-type="float">
            <text:p>0</text:p>
          </table:table-cell>
          <table:table-cell table:formula="of:=[.X99]-[.F99]" office:value-type="float" office:value="0" calcext:value-type="float">
            <text:p>0</text:p>
          </table:table-cell>
          <table:table-cell table:formula="of:=[.Y99]-[.G99]" office:value-type="float" office:value="0" calcext:value-type="float">
            <text:p>0</text:p>
          </table:table-cell>
          <table:table-cell table:formula="of:=[.Z99]-[.H99]" office:value-type="float" office:value="0" calcext:value-type="float">
            <text:p>0</text:p>
          </table:table-cell>
          <table:table-cell table:formula="of:=[.AA99]-[.I99]" office:value-type="float" office:value="0" calcext:value-type="float">
            <text:p>0</text:p>
          </table:table-cell>
          <table:table-cell table:formula="of:=[.AB99]-[.J99]" office:value-type="float" office:value="-0.000194000000021788" calcext:value-type="float">
            <text:p>-0.000194000000022</text:p>
          </table:table-cell>
          <table:table-cell table:formula="of:=[.AC99]-[.K99]" office:value-type="float" office:value="0" calcext:value-type="float">
            <text:p>0</text:p>
          </table:table-cell>
          <table:table-cell table:formula="of:=[.AD99]-[.L99]" office:value-type="float" office:value="0" calcext:value-type="float">
            <text:p>0</text:p>
          </table:table-cell>
          <table:table-cell table:formula="of:=[.AE99]-[.M99]" office:value-type="float" office:value="0" calcext:value-type="float">
            <text:p>0</text:p>
          </table:table-cell>
          <table:table-cell table:formula="of:=[.AF99]-[.N99]" office:value-type="float" office:value="0" calcext:value-type="float">
            <text:p>0</text:p>
          </table:table-cell>
          <table:table-cell table:formula="of:=[.AG99]-[.O99]" office:value-type="float" office:value="0" calcext:value-type="float">
            <text:p>0</text:p>
          </table:table-cell>
          <table:table-cell table:formula="of:=[.AH99]-[.P99]" office:value-type="float" office:value="0" calcext:value-type="float">
            <text:p>0</text:p>
          </table:table-cell>
          <table:table-cell table:formula="of:=[.AI99]-[.Q99]" office:value-type="float" office:value="0" calcext:value-type="float">
            <text:p>0</text:p>
          </table:table-cell>
          <table:table-cell table:formula="of:=[.AJ99]-[.R99]" office:value-type="float" office:value="-0.000194000000192318" calcext:value-type="float">
            <text:p>-0.000194000000192</text:p>
          </table:table-cell>
        </table:table-row>
        <table:table-row table:style-name="ro1">
          <table:table-cell office:value-type="string" calcext:value-type="string">
            <text:p>2018-05-01</text:p>
          </table:table-cell>
          <table:table-cell/>
          <table:table-cell office:value-type="float" office:value="4013.1" calcext:value-type="float">
            <text:p>4013.1</text:p>
          </table:table-cell>
          <table:table-cell table:number-columns-repeated="6"/>
          <table:table-cell office:value-type="float" office:value="193.467228" calcext:value-type="float">
            <text:p>193.467228</text:p>
          </table:table-cell>
          <table:table-cell office:value-type="float" office:value="1310.49571" calcext:value-type="float">
            <text:p>1310.49571</text:p>
          </table:table-cell>
          <table:table-cell table:number-columns-repeated="4"/>
          <table:table-cell office:value-type="float" office:value="16526" calcext:value-type="float">
            <text:p>16526</text:p>
          </table:table-cell>
          <table:table-cell office:value-type="float" office:value="119.86" calcext:value-type="float">
            <text:p>119.86</text:p>
          </table:table-cell>
          <table:table-cell office:value-type="float" office:value="22162.922938" calcext:value-type="float">
            <text:p>22162.922938</text:p>
          </table:table-cell>
          <table:table-cell table:number-columns-repeated="2"/>
          <table:table-cell office:value-type="float" office:value="4013.1" calcext:value-type="float">
            <text:p>$4,013.10</text:p>
          </table:table-cell>
          <table:table-cell table:number-columns-repeated="6"/>
          <table:table-cell office:value-type="float" office:value="193.46704" calcext:value-type="float">
            <text:p>$193.47</text:p>
          </table:table-cell>
          <table:table-cell office:value-type="float" office:value="1310.49571" calcext:value-type="float">
            <text:p>$1,310.50</text:p>
          </table:table-cell>
          <table:table-cell table:number-columns-repeated="4"/>
          <table:table-cell table:style-name="ce19" office:value-type="float" office:value="16526" calcext:value-type="float">
            <text:p>$16,526.00</text:p>
          </table:table-cell>
          <table:table-cell table:style-name="ce27" office:value-type="float" office:value="119.86" calcext:value-type="float">
            <text:p>$119.86</text:p>
          </table:table-cell>
          <table:table-cell office:value-type="float" office:value="22162.92275" calcext:value-type="float">
            <text:p>$22,162.9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188000000008515" calcext:value-type="float">
            <text:p>-0.00018800000000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00:.BA100])" office:value-type="float" office:value="-0.000188000000008515" calcext:value-type="float">
            <text:p>-0.000188000000009</text:p>
          </table:table-cell>
          <table:table-cell/>
          <table:table-cell table:formula="of:=[.T100]-[.B100]" office:value-type="float" office:value="0" calcext:value-type="float">
            <text:p>0</text:p>
          </table:table-cell>
          <table:table-cell table:formula="of:=[.U100]-[.C100]" office:value-type="float" office:value="0" calcext:value-type="float">
            <text:p>0</text:p>
          </table:table-cell>
          <table:table-cell table:formula="of:=[.V100]-[.D100]" office:value-type="float" office:value="0" calcext:value-type="float">
            <text:p>0</text:p>
          </table:table-cell>
          <table:table-cell table:formula="of:=[.W100]-[.E100]" office:value-type="float" office:value="0" calcext:value-type="float">
            <text:p>0</text:p>
          </table:table-cell>
          <table:table-cell table:formula="of:=[.X100]-[.F100]" office:value-type="float" office:value="0" calcext:value-type="float">
            <text:p>0</text:p>
          </table:table-cell>
          <table:table-cell table:formula="of:=[.Y100]-[.G100]" office:value-type="float" office:value="0" calcext:value-type="float">
            <text:p>0</text:p>
          </table:table-cell>
          <table:table-cell table:formula="of:=[.Z100]-[.H100]" office:value-type="float" office:value="0" calcext:value-type="float">
            <text:p>0</text:p>
          </table:table-cell>
          <table:table-cell table:formula="of:=[.AA100]-[.I100]" office:value-type="float" office:value="0" calcext:value-type="float">
            <text:p>0</text:p>
          </table:table-cell>
          <table:table-cell table:formula="of:=[.AB100]-[.J100]" office:value-type="float" office:value="-0.000188000000008515" calcext:value-type="float">
            <text:p>-0.000188000000009</text:p>
          </table:table-cell>
          <table:table-cell table:formula="of:=[.AC100]-[.K100]" office:value-type="float" office:value="0" calcext:value-type="float">
            <text:p>0</text:p>
          </table:table-cell>
          <table:table-cell table:formula="of:=[.AD100]-[.L100]" office:value-type="float" office:value="0" calcext:value-type="float">
            <text:p>0</text:p>
          </table:table-cell>
          <table:table-cell table:formula="of:=[.AE100]-[.M100]" office:value-type="float" office:value="0" calcext:value-type="float">
            <text:p>0</text:p>
          </table:table-cell>
          <table:table-cell table:formula="of:=[.AF100]-[.N100]" office:value-type="float" office:value="0" calcext:value-type="float">
            <text:p>0</text:p>
          </table:table-cell>
          <table:table-cell table:formula="of:=[.AG100]-[.O100]" office:value-type="float" office:value="0" calcext:value-type="float">
            <text:p>0</text:p>
          </table:table-cell>
          <table:table-cell table:formula="of:=[.AH100]-[.P100]" office:value-type="float" office:value="0" calcext:value-type="float">
            <text:p>0</text:p>
          </table:table-cell>
          <table:table-cell table:formula="of:=[.AI100]-[.Q100]" office:value-type="float" office:value="0" calcext:value-type="float">
            <text:p>0</text:p>
          </table:table-cell>
          <table:table-cell table:formula="of:=[.AJ100]-[.R100]" office:value-type="float" office:value="-0.000187999998161104" calcext:value-type="float">
            <text:p>-0.000187999998161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/>
          <table:table-cell office:value-type="float" office:value="4123.8" calcext:value-type="float">
            <text:p>4123.8</text:p>
          </table:table-cell>
          <table:table-cell table:number-columns-repeated="6"/>
          <table:table-cell office:value-type="float" office:value="243.892197" calcext:value-type="float">
            <text:p>243.892197</text:p>
          </table:table-cell>
          <table:table-cell office:value-type="float" office:value="1320.75801" calcext:value-type="float">
            <text:p>1320.75801</text:p>
          </table:table-cell>
          <table:table-cell table:number-columns-repeated="4"/>
          <table:table-cell office:value-type="float" office:value="18687" calcext:value-type="float">
            <text:p>18687</text:p>
          </table:table-cell>
          <table:table-cell office:value-type="float" office:value="192.86" calcext:value-type="float">
            <text:p>192.86</text:p>
          </table:table-cell>
          <table:table-cell office:value-type="float" office:value="24568.310207" calcext:value-type="float">
            <text:p>24568.310207</text:p>
          </table:table-cell>
          <table:table-cell table:number-columns-repeated="2"/>
          <table:table-cell office:value-type="float" office:value="4123.8" calcext:value-type="float">
            <text:p>$4,123.80</text:p>
          </table:table-cell>
          <table:table-cell table:number-columns-repeated="6"/>
          <table:table-cell office:value-type="float" office:value="243.89196" calcext:value-type="float">
            <text:p>$243.89</text:p>
          </table:table-cell>
          <table:table-cell office:value-type="float" office:value="1320.75801" calcext:value-type="float">
            <text:p>$1,320.76</text:p>
          </table:table-cell>
          <table:table-cell table:number-columns-repeated="4"/>
          <table:table-cell table:style-name="ce19" office:value-type="float" office:value="18687" calcext:value-type="float">
            <text:p>$18,687.00</text:p>
          </table:table-cell>
          <table:table-cell table:style-name="ce27" office:value-type="float" office:value="192.86" calcext:value-type="float">
            <text:p>$192.86</text:p>
          </table:table-cell>
          <table:table-cell office:value-type="float" office:value="24568.30997" calcext:value-type="float">
            <text:p>$24,568.3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36999999998488" calcext:value-type="float">
            <text:p>-0.00023699999999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01:.BA101])" office:value-type="float" office:value="-0.000236999999998488" calcext:value-type="float">
            <text:p>-0.000236999999998</text:p>
          </table:table-cell>
          <table:table-cell/>
          <table:table-cell table:formula="of:=[.T101]-[.B101]" office:value-type="float" office:value="0" calcext:value-type="float">
            <text:p>0</text:p>
          </table:table-cell>
          <table:table-cell table:formula="of:=[.U101]-[.C101]" office:value-type="float" office:value="0" calcext:value-type="float">
            <text:p>0</text:p>
          </table:table-cell>
          <table:table-cell table:formula="of:=[.V101]-[.D101]" office:value-type="float" office:value="0" calcext:value-type="float">
            <text:p>0</text:p>
          </table:table-cell>
          <table:table-cell table:formula="of:=[.W101]-[.E101]" office:value-type="float" office:value="0" calcext:value-type="float">
            <text:p>0</text:p>
          </table:table-cell>
          <table:table-cell table:formula="of:=[.X101]-[.F101]" office:value-type="float" office:value="0" calcext:value-type="float">
            <text:p>0</text:p>
          </table:table-cell>
          <table:table-cell table:formula="of:=[.Y101]-[.G101]" office:value-type="float" office:value="0" calcext:value-type="float">
            <text:p>0</text:p>
          </table:table-cell>
          <table:table-cell table:formula="of:=[.Z101]-[.H101]" office:value-type="float" office:value="0" calcext:value-type="float">
            <text:p>0</text:p>
          </table:table-cell>
          <table:table-cell table:formula="of:=[.AA101]-[.I101]" office:value-type="float" office:value="0" calcext:value-type="float">
            <text:p>0</text:p>
          </table:table-cell>
          <table:table-cell table:formula="of:=[.AB101]-[.J101]" office:value-type="float" office:value="-0.000236999999998488" calcext:value-type="float">
            <text:p>-0.000236999999998</text:p>
          </table:table-cell>
          <table:table-cell table:formula="of:=[.AC101]-[.K101]" office:value-type="float" office:value="0" calcext:value-type="float">
            <text:p>0</text:p>
          </table:table-cell>
          <table:table-cell table:formula="of:=[.AD101]-[.L101]" office:value-type="float" office:value="0" calcext:value-type="float">
            <text:p>0</text:p>
          </table:table-cell>
          <table:table-cell table:formula="of:=[.AE101]-[.M101]" office:value-type="float" office:value="0" calcext:value-type="float">
            <text:p>0</text:p>
          </table:table-cell>
          <table:table-cell table:formula="of:=[.AF101]-[.N101]" office:value-type="float" office:value="0" calcext:value-type="float">
            <text:p>0</text:p>
          </table:table-cell>
          <table:table-cell table:formula="of:=[.AG101]-[.O101]" office:value-type="float" office:value="0" calcext:value-type="float">
            <text:p>0</text:p>
          </table:table-cell>
          <table:table-cell table:formula="of:=[.AH101]-[.P101]" office:value-type="float" office:value="0" calcext:value-type="float">
            <text:p>0</text:p>
          </table:table-cell>
          <table:table-cell table:formula="of:=[.AI101]-[.Q101]" office:value-type="float" office:value="0" calcext:value-type="float">
            <text:p>0</text:p>
          </table:table-cell>
          <table:table-cell table:formula="of:=[.AJ101]-[.R101]" office:value-type="float" office:value="-0.00023700000019744" calcext:value-type="float">
            <text:p>-0.000237000000197</text:p>
          </table:table-cell>
        </table:table-row>
        <table:table-row table:style-name="ro1">
          <table:table-cell office:value-type="string" calcext:value-type="string">
            <text:p>2018-07-01</text:p>
          </table:table-cell>
          <table:table-cell/>
          <table:table-cell office:value-type="float" office:value="4109.4" calcext:value-type="float">
            <text:p>4109.4</text:p>
          </table:table-cell>
          <table:table-cell table:number-columns-repeated="6"/>
          <table:table-cell office:value-type="float" office:value="275.793708" calcext:value-type="float">
            <text:p>275.793708</text:p>
          </table:table-cell>
          <table:table-cell office:value-type="float" office:value="1316.65309" calcext:value-type="float">
            <text:p>1316.65309</text:p>
          </table:table-cell>
          <table:table-cell table:number-columns-repeated="4"/>
          <table:table-cell office:value-type="float" office:value="18511" calcext:value-type="float">
            <text:p>18511</text:p>
          </table:table-cell>
          <table:table-cell office:value-type="float" office:value="247.88" calcext:value-type="float">
            <text:p>247.88</text:p>
          </table:table-cell>
          <table:table-cell office:value-type="float" office:value="24460.726798" calcext:value-type="float">
            <text:p>24460.726798</text:p>
          </table:table-cell>
          <table:table-cell table:number-columns-repeated="2"/>
          <table:table-cell office:value-type="float" office:value="4109.4" calcext:value-type="float">
            <text:p>$4,109.40</text:p>
          </table:table-cell>
          <table:table-cell table:number-columns-repeated="6"/>
          <table:table-cell office:value-type="float" office:value="275.79344" calcext:value-type="float">
            <text:p>$275.79</text:p>
          </table:table-cell>
          <table:table-cell office:value-type="float" office:value="1316.65309" calcext:value-type="float">
            <text:p>$1,316.65</text:p>
          </table:table-cell>
          <table:table-cell table:number-columns-repeated="4"/>
          <table:table-cell table:style-name="ce19" office:value-type="float" office:value="18511" calcext:value-type="float">
            <text:p>$18,511.00</text:p>
          </table:table-cell>
          <table:table-cell table:style-name="ce27" office:value-type="float" office:value="247.88" calcext:value-type="float">
            <text:p>$247.88</text:p>
          </table:table-cell>
          <table:table-cell office:value-type="float" office:value="24460.72653" calcext:value-type="float">
            <text:p>$24,460.7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68000000005486" calcext:value-type="float">
            <text:p>-0.00026800000000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02:.BA102])" office:value-type="float" office:value="-0.000268000000005486" calcext:value-type="float">
            <text:p>-0.000268000000005</text:p>
          </table:table-cell>
          <table:table-cell/>
          <table:table-cell table:formula="of:=[.T102]-[.B102]" office:value-type="float" office:value="0" calcext:value-type="float">
            <text:p>0</text:p>
          </table:table-cell>
          <table:table-cell table:formula="of:=[.U102]-[.C102]" office:value-type="float" office:value="0" calcext:value-type="float">
            <text:p>0</text:p>
          </table:table-cell>
          <table:table-cell table:formula="of:=[.V102]-[.D102]" office:value-type="float" office:value="0" calcext:value-type="float">
            <text:p>0</text:p>
          </table:table-cell>
          <table:table-cell table:formula="of:=[.W102]-[.E102]" office:value-type="float" office:value="0" calcext:value-type="float">
            <text:p>0</text:p>
          </table:table-cell>
          <table:table-cell table:formula="of:=[.X102]-[.F102]" office:value-type="float" office:value="0" calcext:value-type="float">
            <text:p>0</text:p>
          </table:table-cell>
          <table:table-cell table:formula="of:=[.Y102]-[.G102]" office:value-type="float" office:value="0" calcext:value-type="float">
            <text:p>0</text:p>
          </table:table-cell>
          <table:table-cell table:formula="of:=[.Z102]-[.H102]" office:value-type="float" office:value="0" calcext:value-type="float">
            <text:p>0</text:p>
          </table:table-cell>
          <table:table-cell table:formula="of:=[.AA102]-[.I102]" office:value-type="float" office:value="0" calcext:value-type="float">
            <text:p>0</text:p>
          </table:table-cell>
          <table:table-cell table:formula="of:=[.AB102]-[.J102]" office:value-type="float" office:value="-0.000268000000005486" calcext:value-type="float">
            <text:p>-0.000268000000005</text:p>
          </table:table-cell>
          <table:table-cell table:formula="of:=[.AC102]-[.K102]" office:value-type="float" office:value="0" calcext:value-type="float">
            <text:p>0</text:p>
          </table:table-cell>
          <table:table-cell table:formula="of:=[.AD102]-[.L102]" office:value-type="float" office:value="0" calcext:value-type="float">
            <text:p>0</text:p>
          </table:table-cell>
          <table:table-cell table:formula="of:=[.AE102]-[.M102]" office:value-type="float" office:value="0" calcext:value-type="float">
            <text:p>0</text:p>
          </table:table-cell>
          <table:table-cell table:formula="of:=[.AF102]-[.N102]" office:value-type="float" office:value="0" calcext:value-type="float">
            <text:p>0</text:p>
          </table:table-cell>
          <table:table-cell table:formula="of:=[.AG102]-[.O102]" office:value-type="float" office:value="0" calcext:value-type="float">
            <text:p>0</text:p>
          </table:table-cell>
          <table:table-cell table:formula="of:=[.AH102]-[.P102]" office:value-type="float" office:value="0" calcext:value-type="float">
            <text:p>0</text:p>
          </table:table-cell>
          <table:table-cell table:formula="of:=[.AI102]-[.Q102]" office:value-type="float" office:value="0" calcext:value-type="float">
            <text:p>0</text:p>
          </table:table-cell>
          <table:table-cell table:formula="of:=[.AJ102]-[.R102]" office:value-type="float" office:value="-0.000267999999778112" calcext:value-type="float">
            <text:p>-0.000267999999778</text:p>
          </table:table-cell>
        </table:table-row>
        <table:table-row table:style-name="ro1">
          <table:table-cell office:value-type="string" calcext:value-type="string">
            <text:p>2018-08-01</text:p>
          </table:table-cell>
          <table:table-cell/>
          <table:table-cell office:value-type="float" office:value="4059.9" calcext:value-type="float">
            <text:p>4059.9</text:p>
          </table:table-cell>
          <table:table-cell table:number-columns-repeated="6"/>
          <table:table-cell office:value-type="float" office:value="232.572306" calcext:value-type="float">
            <text:p>232.572306</text:p>
          </table:table-cell>
          <table:table-cell office:value-type="float" office:value="1274.57766" calcext:value-type="float">
            <text:p>1274.57766</text:p>
          </table:table-cell>
          <table:table-cell table:number-columns-repeated="4"/>
          <table:table-cell office:value-type="float" office:value="19067" calcext:value-type="float">
            <text:p>19067</text:p>
          </table:table-cell>
          <table:table-cell office:value-type="float" office:value="247.88" calcext:value-type="float">
            <text:p>247.88</text:p>
          </table:table-cell>
          <table:table-cell office:value-type="float" office:value="24881.929966" calcext:value-type="float">
            <text:p>24881.929966</text:p>
          </table:table-cell>
          <table:table-cell table:number-columns-repeated="2"/>
          <table:table-cell office:value-type="float" office:value="4059.9" calcext:value-type="float">
            <text:p>$4,059.90</text:p>
          </table:table-cell>
          <table:table-cell table:number-columns-repeated="6"/>
          <table:table-cell office:value-type="float" office:value="232.57208" calcext:value-type="float">
            <text:p>$232.57</text:p>
          </table:table-cell>
          <table:table-cell office:value-type="float" office:value="1274.57766" calcext:value-type="float">
            <text:p>$1,274.58</text:p>
          </table:table-cell>
          <table:table-cell table:number-columns-repeated="4"/>
          <table:table-cell table:style-name="ce19" office:value-type="float" office:value="19067" calcext:value-type="float">
            <text:p>$19,067.00</text:p>
          </table:table-cell>
          <table:table-cell table:style-name="ce27" office:value-type="float" office:value="247.88" calcext:value-type="float">
            <text:p>$247.88</text:p>
          </table:table-cell>
          <table:table-cell office:value-type="float" office:value="24881.92974" calcext:value-type="float">
            <text:p>$24,881.9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26000000026261" calcext:value-type="float">
            <text:p>-0.00022600000002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03:.BA103])" office:value-type="float" office:value="-0.000226000000026261" calcext:value-type="float">
            <text:p>-0.000226000000026</text:p>
          </table:table-cell>
          <table:table-cell/>
          <table:table-cell table:formula="of:=[.T103]-[.B103]" office:value-type="float" office:value="0" calcext:value-type="float">
            <text:p>0</text:p>
          </table:table-cell>
          <table:table-cell table:formula="of:=[.U103]-[.C103]" office:value-type="float" office:value="0" calcext:value-type="float">
            <text:p>0</text:p>
          </table:table-cell>
          <table:table-cell table:formula="of:=[.V103]-[.D103]" office:value-type="float" office:value="0" calcext:value-type="float">
            <text:p>0</text:p>
          </table:table-cell>
          <table:table-cell table:formula="of:=[.W103]-[.E103]" office:value-type="float" office:value="0" calcext:value-type="float">
            <text:p>0</text:p>
          </table:table-cell>
          <table:table-cell table:formula="of:=[.X103]-[.F103]" office:value-type="float" office:value="0" calcext:value-type="float">
            <text:p>0</text:p>
          </table:table-cell>
          <table:table-cell table:formula="of:=[.Y103]-[.G103]" office:value-type="float" office:value="0" calcext:value-type="float">
            <text:p>0</text:p>
          </table:table-cell>
          <table:table-cell table:formula="of:=[.Z103]-[.H103]" office:value-type="float" office:value="0" calcext:value-type="float">
            <text:p>0</text:p>
          </table:table-cell>
          <table:table-cell table:formula="of:=[.AA103]-[.I103]" office:value-type="float" office:value="0" calcext:value-type="float">
            <text:p>0</text:p>
          </table:table-cell>
          <table:table-cell table:formula="of:=[.AB103]-[.J103]" office:value-type="float" office:value="-0.000226000000026261" calcext:value-type="float">
            <text:p>-0.000226000000026</text:p>
          </table:table-cell>
          <table:table-cell table:formula="of:=[.AC103]-[.K103]" office:value-type="float" office:value="0" calcext:value-type="float">
            <text:p>0</text:p>
          </table:table-cell>
          <table:table-cell table:formula="of:=[.AD103]-[.L103]" office:value-type="float" office:value="0" calcext:value-type="float">
            <text:p>0</text:p>
          </table:table-cell>
          <table:table-cell table:formula="of:=[.AE103]-[.M103]" office:value-type="float" office:value="0" calcext:value-type="float">
            <text:p>0</text:p>
          </table:table-cell>
          <table:table-cell table:formula="of:=[.AF103]-[.N103]" office:value-type="float" office:value="0" calcext:value-type="float">
            <text:p>0</text:p>
          </table:table-cell>
          <table:table-cell table:formula="of:=[.AG103]-[.O103]" office:value-type="float" office:value="0" calcext:value-type="float">
            <text:p>0</text:p>
          </table:table-cell>
          <table:table-cell table:formula="of:=[.AH103]-[.P103]" office:value-type="float" office:value="0" calcext:value-type="float">
            <text:p>0</text:p>
          </table:table-cell>
          <table:table-cell table:formula="of:=[.AI103]-[.Q103]" office:value-type="float" office:value="0" calcext:value-type="float">
            <text:p>0</text:p>
          </table:table-cell>
          <table:table-cell table:formula="of:=[.AJ103]-[.R103]" office:value-type="float" office:value="-0.000225999996473547" calcext:value-type="float">
            <text:p>-0.000225999996474</text:p>
          </table:table-cell>
        </table:table-row>
        <table:table-row table:style-name="ro1">
          <table:table-cell office:value-type="string" calcext:value-type="string">
            <text:p>2018-09-01</text:p>
          </table:table-cell>
          <table:table-cell/>
          <table:table-cell office:value-type="float" office:value="3922.2" calcext:value-type="float">
            <text:p>3922.2</text:p>
          </table:table-cell>
          <table:table-cell table:number-columns-repeated="6"/>
          <table:table-cell office:value-type="float" office:value="235.659549" calcext:value-type="float">
            <text:p>235.659549</text:p>
          </table:table-cell>
          <table:table-cell office:value-type="float" office:value="1115.51201" calcext:value-type="float">
            <text:p>1115.51201</text:p>
          </table:table-cell>
          <table:table-cell table:number-columns-repeated="4"/>
          <table:table-cell office:value-type="float" office:value="22503" calcext:value-type="float">
            <text:p>22503</text:p>
          </table:table-cell>
          <table:table-cell office:value-type="float" office:value="321.2" calcext:value-type="float">
            <text:p>321.2</text:p>
          </table:table-cell>
          <table:table-cell office:value-type="float" office:value="28097.571559" calcext:value-type="float">
            <text:p>28097.571559</text:p>
          </table:table-cell>
          <table:table-cell table:number-columns-repeated="2"/>
          <table:table-cell office:value-type="float" office:value="3922.2" calcext:value-type="float">
            <text:p>$3,922.20</text:p>
          </table:table-cell>
          <table:table-cell table:number-columns-repeated="6"/>
          <table:table-cell office:value-type="float" office:value="235.65932" calcext:value-type="float">
            <text:p>$235.66</text:p>
          </table:table-cell>
          <table:table-cell office:value-type="float" office:value="1115.51201" calcext:value-type="float">
            <text:p>$1,115.51</text:p>
          </table:table-cell>
          <table:table-cell table:number-columns-repeated="4"/>
          <table:table-cell table:style-name="ce19" office:value-type="float" office:value="22503" calcext:value-type="float">
            <text:p>$22,503.00</text:p>
          </table:table-cell>
          <table:table-cell table:style-name="ce27" office:value-type="float" office:value="321.2" calcext:value-type="float">
            <text:p>$321.20</text:p>
          </table:table-cell>
          <table:table-cell office:value-type="float" office:value="28097.57133" calcext:value-type="float">
            <text:p>$28,097.5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29000000018686" calcext:value-type="float">
            <text:p>-0.00022900000001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04:.BA104])" office:value-type="float" office:value="-0.000229000000018686" calcext:value-type="float">
            <text:p>-0.000229000000019</text:p>
          </table:table-cell>
          <table:table-cell/>
          <table:table-cell table:formula="of:=[.T104]-[.B104]" office:value-type="float" office:value="0" calcext:value-type="float">
            <text:p>0</text:p>
          </table:table-cell>
          <table:table-cell table:formula="of:=[.U104]-[.C104]" office:value-type="float" office:value="0" calcext:value-type="float">
            <text:p>0</text:p>
          </table:table-cell>
          <table:table-cell table:formula="of:=[.V104]-[.D104]" office:value-type="float" office:value="0" calcext:value-type="float">
            <text:p>0</text:p>
          </table:table-cell>
          <table:table-cell table:formula="of:=[.W104]-[.E104]" office:value-type="float" office:value="0" calcext:value-type="float">
            <text:p>0</text:p>
          </table:table-cell>
          <table:table-cell table:formula="of:=[.X104]-[.F104]" office:value-type="float" office:value="0" calcext:value-type="float">
            <text:p>0</text:p>
          </table:table-cell>
          <table:table-cell table:formula="of:=[.Y104]-[.G104]" office:value-type="float" office:value="0" calcext:value-type="float">
            <text:p>0</text:p>
          </table:table-cell>
          <table:table-cell table:formula="of:=[.Z104]-[.H104]" office:value-type="float" office:value="0" calcext:value-type="float">
            <text:p>0</text:p>
          </table:table-cell>
          <table:table-cell table:formula="of:=[.AA104]-[.I104]" office:value-type="float" office:value="0" calcext:value-type="float">
            <text:p>0</text:p>
          </table:table-cell>
          <table:table-cell table:formula="of:=[.AB104]-[.J104]" office:value-type="float" office:value="-0.000229000000018686" calcext:value-type="float">
            <text:p>-0.000229000000019</text:p>
          </table:table-cell>
          <table:table-cell table:formula="of:=[.AC104]-[.K104]" office:value-type="float" office:value="0" calcext:value-type="float">
            <text:p>0</text:p>
          </table:table-cell>
          <table:table-cell table:formula="of:=[.AD104]-[.L104]" office:value-type="float" office:value="0" calcext:value-type="float">
            <text:p>0</text:p>
          </table:table-cell>
          <table:table-cell table:formula="of:=[.AE104]-[.M104]" office:value-type="float" office:value="0" calcext:value-type="float">
            <text:p>0</text:p>
          </table:table-cell>
          <table:table-cell table:formula="of:=[.AF104]-[.N104]" office:value-type="float" office:value="0" calcext:value-type="float">
            <text:p>0</text:p>
          </table:table-cell>
          <table:table-cell table:formula="of:=[.AG104]-[.O104]" office:value-type="float" office:value="0" calcext:value-type="float">
            <text:p>0</text:p>
          </table:table-cell>
          <table:table-cell table:formula="of:=[.AH104]-[.P104]" office:value-type="float" office:value="0" calcext:value-type="float">
            <text:p>0</text:p>
          </table:table-cell>
          <table:table-cell table:formula="of:=[.AI104]-[.Q104]" office:value-type="float" office:value="0" calcext:value-type="float">
            <text:p>0</text:p>
          </table:table-cell>
          <table:table-cell table:formula="of:=[.AJ104]-[.R104]" office:value-type="float" office:value="-0.000228999997489154" calcext:value-type="float">
            <text:p>-0.000228999997489</text:p>
          </table:table-cell>
        </table:table-row>
        <table:table-row table:style-name="ro1">
          <table:table-cell office:value-type="string" calcext:value-type="string">
            <text:p>2018-10-01</text:p>
          </table:table-cell>
          <table:table-cell/>
          <table:table-cell office:value-type="float" office:value="4149" calcext:value-type="float">
            <text:p>4149</text:p>
          </table:table-cell>
          <table:table-cell table:number-columns-repeated="6"/>
          <table:table-cell office:value-type="float" office:value="215.077929" calcext:value-type="float">
            <text:p>215.077929</text:p>
          </table:table-cell>
          <table:table-cell office:value-type="float" office:value="1096.01364" calcext:value-type="float">
            <text:p>1096.01364</text:p>
          </table:table-cell>
          <table:table-cell table:number-columns-repeated="4"/>
          <table:table-cell office:value-type="float" office:value="22574" calcext:value-type="float">
            <text:p>22574</text:p>
          </table:table-cell>
          <table:table-cell office:value-type="float" office:value="379.03" calcext:value-type="float">
            <text:p>379.03</text:p>
          </table:table-cell>
          <table:table-cell office:value-type="float" office:value="28413.121569" calcext:value-type="float">
            <text:p>28413.121569</text:p>
          </table:table-cell>
          <table:table-cell table:number-columns-repeated="2"/>
          <table:table-cell office:value-type="float" office:value="4149" calcext:value-type="float">
            <text:p>$4,149.00</text:p>
          </table:table-cell>
          <table:table-cell table:number-columns-repeated="6"/>
          <table:table-cell office:value-type="float" office:value="215.07772" calcext:value-type="float">
            <text:p>$215.08</text:p>
          </table:table-cell>
          <table:table-cell office:value-type="float" office:value="1096.01364" calcext:value-type="float">
            <text:p>$1,096.01</text:p>
          </table:table-cell>
          <table:table-cell table:number-columns-repeated="4"/>
          <table:table-cell table:style-name="ce19" office:value-type="float" office:value="22574" calcext:value-type="float">
            <text:p>$22,574.00</text:p>
          </table:table-cell>
          <table:table-cell table:style-name="ce27" office:value-type="float" office:value="379.03" calcext:value-type="float">
            <text:p>$379.03</text:p>
          </table:table-cell>
          <table:table-cell office:value-type="float" office:value="28413.12136" calcext:value-type="float">
            <text:p>$28,413.1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08999999983916" calcext:value-type="float">
            <text:p>-0.00020899999998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05:.BA105])" office:value-type="float" office:value="-0.000208999999983916" calcext:value-type="float">
            <text:p>-0.000208999999984</text:p>
          </table:table-cell>
          <table:table-cell/>
          <table:table-cell table:formula="of:=[.T105]-[.B105]" office:value-type="float" office:value="0" calcext:value-type="float">
            <text:p>0</text:p>
          </table:table-cell>
          <table:table-cell table:formula="of:=[.U105]-[.C105]" office:value-type="float" office:value="0" calcext:value-type="float">
            <text:p>0</text:p>
          </table:table-cell>
          <table:table-cell table:formula="of:=[.V105]-[.D105]" office:value-type="float" office:value="0" calcext:value-type="float">
            <text:p>0</text:p>
          </table:table-cell>
          <table:table-cell table:formula="of:=[.W105]-[.E105]" office:value-type="float" office:value="0" calcext:value-type="float">
            <text:p>0</text:p>
          </table:table-cell>
          <table:table-cell table:formula="of:=[.X105]-[.F105]" office:value-type="float" office:value="0" calcext:value-type="float">
            <text:p>0</text:p>
          </table:table-cell>
          <table:table-cell table:formula="of:=[.Y105]-[.G105]" office:value-type="float" office:value="0" calcext:value-type="float">
            <text:p>0</text:p>
          </table:table-cell>
          <table:table-cell table:formula="of:=[.Z105]-[.H105]" office:value-type="float" office:value="0" calcext:value-type="float">
            <text:p>0</text:p>
          </table:table-cell>
          <table:table-cell table:formula="of:=[.AA105]-[.I105]" office:value-type="float" office:value="0" calcext:value-type="float">
            <text:p>0</text:p>
          </table:table-cell>
          <table:table-cell table:formula="of:=[.AB105]-[.J105]" office:value-type="float" office:value="-0.000208999999983916" calcext:value-type="float">
            <text:p>-0.000208999999984</text:p>
          </table:table-cell>
          <table:table-cell table:formula="of:=[.AC105]-[.K105]" office:value-type="float" office:value="0" calcext:value-type="float">
            <text:p>0</text:p>
          </table:table-cell>
          <table:table-cell table:formula="of:=[.AD105]-[.L105]" office:value-type="float" office:value="0" calcext:value-type="float">
            <text:p>0</text:p>
          </table:table-cell>
          <table:table-cell table:formula="of:=[.AE105]-[.M105]" office:value-type="float" office:value="0" calcext:value-type="float">
            <text:p>0</text:p>
          </table:table-cell>
          <table:table-cell table:formula="of:=[.AF105]-[.N105]" office:value-type="float" office:value="0" calcext:value-type="float">
            <text:p>0</text:p>
          </table:table-cell>
          <table:table-cell table:formula="of:=[.AG105]-[.O105]" office:value-type="float" office:value="0" calcext:value-type="float">
            <text:p>0</text:p>
          </table:table-cell>
          <table:table-cell table:formula="of:=[.AH105]-[.P105]" office:value-type="float" office:value="0" calcext:value-type="float">
            <text:p>0</text:p>
          </table:table-cell>
          <table:table-cell table:formula="of:=[.AI105]-[.Q105]" office:value-type="float" office:value="0" calcext:value-type="float">
            <text:p>0</text:p>
          </table:table-cell>
          <table:table-cell table:formula="of:=[.AJ105]-[.R105]" office:value-type="float" office:value="-0.000209000001632376" calcext:value-type="float">
            <text:p>-0.000209000001632</text:p>
          </table:table-cell>
        </table:table-row>
        <table:table-row table:style-name="ro1">
          <table:table-cell office:value-type="string" calcext:value-type="string">
            <text:p>2018-11-01</text:p>
          </table:table-cell>
          <table:table-cell/>
          <table:table-cell office:value-type="float" office:value="2195.1" calcext:value-type="float">
            <text:p>2195.1</text:p>
          </table:table-cell>
          <table:table-cell table:number-columns-repeated="6"/>
          <table:table-cell office:value-type="float" office:value="466.173693" calcext:value-type="float">
            <text:p>466.173693</text:p>
          </table:table-cell>
          <table:table-cell office:value-type="float" office:value="1348.46622" calcext:value-type="float">
            <text:p>1348.46622</text:p>
          </table:table-cell>
          <table:table-cell table:number-columns-repeated="4"/>
          <table:table-cell office:value-type="float" office:value="25429" calcext:value-type="float">
            <text:p>25429</text:p>
          </table:table-cell>
          <table:table-cell office:value-type="float" office:value="379.03" calcext:value-type="float">
            <text:p>379.03</text:p>
          </table:table-cell>
          <table:table-cell office:value-type="float" office:value="29817.769913" calcext:value-type="float">
            <text:p>29817.769913</text:p>
          </table:table-cell>
          <table:table-cell table:number-columns-repeated="2"/>
          <table:table-cell office:value-type="float" office:value="2484" calcext:value-type="float">
            <text:p>$2,484.00</text:p>
          </table:table-cell>
          <table:table-cell table:number-columns-repeated="6"/>
          <table:table-cell office:value-type="float" office:value="296.37504" calcext:value-type="float">
            <text:p>$296.38</text:p>
          </table:table-cell>
          <table:table-cell office:value-type="float" office:value="1738.43362" calcext:value-type="float">
            <text:p>$1,738.43</text:p>
          </table:table-cell>
          <table:table-cell table:number-columns-repeated="4"/>
          <table:table-cell table:style-name="ce19" office:value-type="float" office:value="57060" calcext:value-type="float">
            <text:p>$57,060.00</text:p>
          </table:table-cell>
          <table:table-cell table:style-name="ce27" office:value-type="float" office:value="379.03" calcext:value-type="float">
            <text:p>$379.03</text:p>
          </table:table-cell>
          <table:table-cell office:value-type="float" office:value="61957.83866" calcext:value-type="float">
            <text:p>$61,957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8.9" calcext:value-type="float">
            <text:p>288.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69.798653" calcext:value-type="float">
            <text:p>-169.798653</text:p>
          </table:table-cell>
          <table:table-cell office:value-type="float" office:value="389.9674" calcext:value-type="float">
            <text:p>389.96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631" calcext:value-type="float">
            <text:p>31631</text:p>
          </table:table-cell>
          <table:table-cell office:value-type="float" office:value="0" calcext:value-type="float">
            <text:p>0</text:p>
          </table:table-cell>
          <table:table-cell table:formula="of:=SUM([.AL106:.BA106])" office:value-type="float" office:value="32140.068747" calcext:value-type="float">
            <text:p>32140.068747</text:p>
          </table:table-cell>
          <table:table-cell/>
          <table:table-cell table:formula="of:=[.T106]-[.B106]" office:value-type="float" office:value="0" calcext:value-type="float">
            <text:p>0</text:p>
          </table:table-cell>
          <table:table-cell table:formula="of:=[.U106]-[.C106]" office:value-type="float" office:value="288.9" calcext:value-type="float">
            <text:p>288.9</text:p>
          </table:table-cell>
          <table:table-cell table:formula="of:=[.V106]-[.D106]" office:value-type="float" office:value="0" calcext:value-type="float">
            <text:p>0</text:p>
          </table:table-cell>
          <table:table-cell table:formula="of:=[.W106]-[.E106]" office:value-type="float" office:value="0" calcext:value-type="float">
            <text:p>0</text:p>
          </table:table-cell>
          <table:table-cell table:formula="of:=[.X106]-[.F106]" office:value-type="float" office:value="0" calcext:value-type="float">
            <text:p>0</text:p>
          </table:table-cell>
          <table:table-cell table:formula="of:=[.Y106]-[.G106]" office:value-type="float" office:value="0" calcext:value-type="float">
            <text:p>0</text:p>
          </table:table-cell>
          <table:table-cell table:formula="of:=[.Z106]-[.H106]" office:value-type="float" office:value="0" calcext:value-type="float">
            <text:p>0</text:p>
          </table:table-cell>
          <table:table-cell table:formula="of:=[.AA106]-[.I106]" office:value-type="float" office:value="0" calcext:value-type="float">
            <text:p>0</text:p>
          </table:table-cell>
          <table:table-cell table:formula="of:=[.AB106]-[.J106]" office:value-type="float" office:value="-169.798653" calcext:value-type="float">
            <text:p>-169.798653</text:p>
          </table:table-cell>
          <table:table-cell table:formula="of:=[.AC106]-[.K106]" office:value-type="float" office:value="389.9674" calcext:value-type="float">
            <text:p>389.9674</text:p>
          </table:table-cell>
          <table:table-cell table:formula="of:=[.AD106]-[.L106]" office:value-type="float" office:value="0" calcext:value-type="float">
            <text:p>0</text:p>
          </table:table-cell>
          <table:table-cell table:formula="of:=[.AE106]-[.M106]" office:value-type="float" office:value="0" calcext:value-type="float">
            <text:p>0</text:p>
          </table:table-cell>
          <table:table-cell table:formula="of:=[.AF106]-[.N106]" office:value-type="float" office:value="0" calcext:value-type="float">
            <text:p>0</text:p>
          </table:table-cell>
          <table:table-cell table:formula="of:=[.AG106]-[.O106]" office:value-type="float" office:value="0" calcext:value-type="float">
            <text:p>0</text:p>
          </table:table-cell>
          <table:table-cell table:formula="of:=[.AH106]-[.P106]" office:value-type="float" office:value="31631" calcext:value-type="float">
            <text:p>31631</text:p>
          </table:table-cell>
          <table:table-cell table:formula="of:=[.AI106]-[.Q106]" office:value-type="float" office:value="0" calcext:value-type="float">
            <text:p>0</text:p>
          </table:table-cell>
          <table:table-cell table:formula="of:=[.AJ106]-[.R106]" office:value-type="float" office:value="32140.068747" calcext:value-type="float">
            <text:p>32140.068747</text:p>
          </table:table-cell>
        </table:table-row>
        <table:table-row table:style-name="ro1">
          <table:table-cell office:value-type="string" calcext:value-type="string">
            <text:p>2018-12-01</text:p>
          </table:table-cell>
          <table:table-cell/>
          <table:table-cell office:value-type="float" office:value="3631.5" calcext:value-type="float">
            <text:p>3631.5</text:p>
          </table:table-cell>
          <table:table-cell table:number-columns-repeated="6"/>
          <table:table-cell office:value-type="float" office:value="303.578895" calcext:value-type="float">
            <text:p>303.578895</text:p>
          </table:table-cell>
          <table:table-cell office:value-type="float" office:value="1064.20051" calcext:value-type="float">
            <text:p>1064.20051</text:p>
          </table:table-cell>
          <table:table-cell table:number-columns-repeated="4"/>
          <table:table-cell office:value-type="float" office:value="17858" calcext:value-type="float">
            <text:p>17858</text:p>
          </table:table-cell>
          <table:table-cell office:value-type="float" office:value="453.31" calcext:value-type="float">
            <text:p>453.31</text:p>
          </table:table-cell>
          <table:table-cell office:value-type="float" office:value="23310.589405" calcext:value-type="float">
            <text:p>23310.589405</text:p>
          </table:table-cell>
          <table:table-cell table:number-columns-repeated="2"/>
          <table:table-cell office:value-type="float" office:value="3631.5" calcext:value-type="float">
            <text:p>$3,631.50</text:p>
          </table:table-cell>
          <table:table-cell table:number-columns-repeated="6"/>
          <table:table-cell office:value-type="float" office:value="303.5786" calcext:value-type="float">
            <text:p>$303.58</text:p>
          </table:table-cell>
          <table:table-cell office:value-type="float" office:value="1064.20051" calcext:value-type="float">
            <text:p>$1,064.20</text:p>
          </table:table-cell>
          <table:table-cell table:number-columns-repeated="4"/>
          <table:table-cell table:style-name="ce19" office:value-type="float" office:value="17858" calcext:value-type="float">
            <text:p>$17,858.00</text:p>
          </table:table-cell>
          <table:table-cell table:style-name="ce27" office:value-type="float" office:value="453.31" calcext:value-type="float">
            <text:p>$453.31</text:p>
          </table:table-cell>
          <table:table-cell office:value-type="float" office:value="23310.58911" calcext:value-type="float">
            <text:p>$23,310.5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95000000051004" calcext:value-type="float">
            <text:p>-0.00029500000005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07:.BA107])" office:value-type="float" office:value="-0.000295000000051004" calcext:value-type="float">
            <text:p>-0.000295000000051</text:p>
          </table:table-cell>
          <table:table-cell/>
          <table:table-cell table:formula="of:=[.T107]-[.B107]" office:value-type="float" office:value="0" calcext:value-type="float">
            <text:p>0</text:p>
          </table:table-cell>
          <table:table-cell table:formula="of:=[.U107]-[.C107]" office:value-type="float" office:value="0" calcext:value-type="float">
            <text:p>0</text:p>
          </table:table-cell>
          <table:table-cell table:formula="of:=[.V107]-[.D107]" office:value-type="float" office:value="0" calcext:value-type="float">
            <text:p>0</text:p>
          </table:table-cell>
          <table:table-cell table:formula="of:=[.W107]-[.E107]" office:value-type="float" office:value="0" calcext:value-type="float">
            <text:p>0</text:p>
          </table:table-cell>
          <table:table-cell table:formula="of:=[.X107]-[.F107]" office:value-type="float" office:value="0" calcext:value-type="float">
            <text:p>0</text:p>
          </table:table-cell>
          <table:table-cell table:formula="of:=[.Y107]-[.G107]" office:value-type="float" office:value="0" calcext:value-type="float">
            <text:p>0</text:p>
          </table:table-cell>
          <table:table-cell table:formula="of:=[.Z107]-[.H107]" office:value-type="float" office:value="0" calcext:value-type="float">
            <text:p>0</text:p>
          </table:table-cell>
          <table:table-cell table:formula="of:=[.AA107]-[.I107]" office:value-type="float" office:value="0" calcext:value-type="float">
            <text:p>0</text:p>
          </table:table-cell>
          <table:table-cell table:formula="of:=[.AB107]-[.J107]" office:value-type="float" office:value="-0.000295000000051004" calcext:value-type="float">
            <text:p>-0.000295000000051</text:p>
          </table:table-cell>
          <table:table-cell table:formula="of:=[.AC107]-[.K107]" office:value-type="float" office:value="0" calcext:value-type="float">
            <text:p>0</text:p>
          </table:table-cell>
          <table:table-cell table:formula="of:=[.AD107]-[.L107]" office:value-type="float" office:value="0" calcext:value-type="float">
            <text:p>0</text:p>
          </table:table-cell>
          <table:table-cell table:formula="of:=[.AE107]-[.M107]" office:value-type="float" office:value="0" calcext:value-type="float">
            <text:p>0</text:p>
          </table:table-cell>
          <table:table-cell table:formula="of:=[.AF107]-[.N107]" office:value-type="float" office:value="0" calcext:value-type="float">
            <text:p>0</text:p>
          </table:table-cell>
          <table:table-cell table:formula="of:=[.AG107]-[.O107]" office:value-type="float" office:value="0" calcext:value-type="float">
            <text:p>0</text:p>
          </table:table-cell>
          <table:table-cell table:formula="of:=[.AH107]-[.P107]" office:value-type="float" office:value="0" calcext:value-type="float">
            <text:p>0</text:p>
          </table:table-cell>
          <table:table-cell table:formula="of:=[.AI107]-[.Q107]" office:value-type="float" office:value="0" calcext:value-type="float">
            <text:p>0</text:p>
          </table:table-cell>
          <table:table-cell table:formula="of:=[.AJ107]-[.R107]" office:value-type="float" office:value="-0.000294999998004641" calcext:value-type="float">
            <text:p>-0.000294999998005</text:p>
          </table:table-cell>
        </table:table-row>
        <table:table-row table:style-name="ro1">
          <table:table-cell office:value-type="string" calcext:value-type="string">
            <text:p>2019-01-01</text:p>
          </table:table-cell>
          <table:table-cell/>
          <table:table-cell office:value-type="float" office:value="3412.8" calcext:value-type="float">
            <text:p>3412.8</text:p>
          </table:table-cell>
          <table:table-cell table:number-columns-repeated="6"/>
          <table:table-cell office:value-type="float" office:value="205.8162" calcext:value-type="float">
            <text:p>205.8162</text:p>
          </table:table-cell>
          <table:table-cell office:value-type="float" office:value="1196.58418" calcext:value-type="float">
            <text:p>1196.58418</text:p>
          </table:table-cell>
          <table:table-cell table:number-columns-repeated="4"/>
          <table:table-cell office:value-type="float" office:value="15774" calcext:value-type="float">
            <text:p>15774</text:p>
          </table:table-cell>
          <table:table-cell office:value-type="float" office:value="509.24" calcext:value-type="float">
            <text:p>509.24</text:p>
          </table:table-cell>
          <table:table-cell office:value-type="float" office:value="21098.44038" calcext:value-type="float">
            <text:p>21098.44038</text:p>
          </table:table-cell>
          <table:table-cell table:number-columns-repeated="2"/>
          <table:table-cell office:value-type="float" office:value="3412.8" calcext:value-type="float">
            <text:p>$3,412.80</text:p>
          </table:table-cell>
          <table:table-cell table:number-columns-repeated="6"/>
          <table:table-cell office:value-type="float" office:value="205.816" calcext:value-type="float">
            <text:p>$205.82</text:p>
          </table:table-cell>
          <table:table-cell office:value-type="float" office:value="1196.58418" calcext:value-type="float">
            <text:p>$1,196.58</text:p>
          </table:table-cell>
          <table:table-cell table:number-columns-repeated="4"/>
          <table:table-cell table:style-name="ce19" office:value-type="float" office:value="15774" calcext:value-type="float">
            <text:p>$15,774.00</text:p>
          </table:table-cell>
          <table:table-cell table:style-name="ce27" office:value-type="float" office:value="509.24" calcext:value-type="float">
            <text:p>$509.24</text:p>
          </table:table-cell>
          <table:table-cell office:value-type="float" office:value="21098.44018" calcext:value-type="float">
            <text:p>$21,098.4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00000000006639" calcext:value-type="float">
            <text:p>-0.00020000000000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08:.BA108])" office:value-type="float" office:value="-0.000200000000006639" calcext:value-type="float">
            <text:p>-0.000200000000007</text:p>
          </table:table-cell>
          <table:table-cell/>
          <table:table-cell table:formula="of:=[.T108]-[.B108]" office:value-type="float" office:value="0" calcext:value-type="float">
            <text:p>0</text:p>
          </table:table-cell>
          <table:table-cell table:formula="of:=[.U108]-[.C108]" office:value-type="float" office:value="0" calcext:value-type="float">
            <text:p>0</text:p>
          </table:table-cell>
          <table:table-cell table:formula="of:=[.V108]-[.D108]" office:value-type="float" office:value="0" calcext:value-type="float">
            <text:p>0</text:p>
          </table:table-cell>
          <table:table-cell table:formula="of:=[.W108]-[.E108]" office:value-type="float" office:value="0" calcext:value-type="float">
            <text:p>0</text:p>
          </table:table-cell>
          <table:table-cell table:formula="of:=[.X108]-[.F108]" office:value-type="float" office:value="0" calcext:value-type="float">
            <text:p>0</text:p>
          </table:table-cell>
          <table:table-cell table:formula="of:=[.Y108]-[.G108]" office:value-type="float" office:value="0" calcext:value-type="float">
            <text:p>0</text:p>
          </table:table-cell>
          <table:table-cell table:formula="of:=[.Z108]-[.H108]" office:value-type="float" office:value="0" calcext:value-type="float">
            <text:p>0</text:p>
          </table:table-cell>
          <table:table-cell table:formula="of:=[.AA108]-[.I108]" office:value-type="float" office:value="0" calcext:value-type="float">
            <text:p>0</text:p>
          </table:table-cell>
          <table:table-cell table:formula="of:=[.AB108]-[.J108]" office:value-type="float" office:value="-0.000200000000006639" calcext:value-type="float">
            <text:p>-0.000200000000007</text:p>
          </table:table-cell>
          <table:table-cell table:formula="of:=[.AC108]-[.K108]" office:value-type="float" office:value="0" calcext:value-type="float">
            <text:p>0</text:p>
          </table:table-cell>
          <table:table-cell table:formula="of:=[.AD108]-[.L108]" office:value-type="float" office:value="0" calcext:value-type="float">
            <text:p>0</text:p>
          </table:table-cell>
          <table:table-cell table:formula="of:=[.AE108]-[.M108]" office:value-type="float" office:value="0" calcext:value-type="float">
            <text:p>0</text:p>
          </table:table-cell>
          <table:table-cell table:formula="of:=[.AF108]-[.N108]" office:value-type="float" office:value="0" calcext:value-type="float">
            <text:p>0</text:p>
          </table:table-cell>
          <table:table-cell table:formula="of:=[.AG108]-[.O108]" office:value-type="float" office:value="0" calcext:value-type="float">
            <text:p>0</text:p>
          </table:table-cell>
          <table:table-cell table:formula="of:=[.AH108]-[.P108]" office:value-type="float" office:value="0" calcext:value-type="float">
            <text:p>0</text:p>
          </table:table-cell>
          <table:table-cell table:formula="of:=[.AI108]-[.Q108]" office:value-type="float" office:value="0" calcext:value-type="float">
            <text:p>0</text:p>
          </table:table-cell>
          <table:table-cell table:formula="of:=[.AJ108]-[.R108]" office:value-type="float" office:value="-0.000199999998585554" calcext:value-type="float">
            <text:p>-0.000199999998586</text:p>
          </table:table-cell>
        </table:table-row>
        <table:table-row table:style-name="ro1">
          <table:table-cell office:value-type="string" calcext:value-type="string">
            <text:p>2019-02-01</text:p>
          </table:table-cell>
          <table:table-cell/>
          <table:table-cell office:value-type="float" office:value="3720.6" calcext:value-type="float">
            <text:p>3720.6</text:p>
          </table:table-cell>
          <table:table-cell table:number-columns-repeated="6"/>
          <table:table-cell office:value-type="float" office:value="206.845281" calcext:value-type="float">
            <text:p>206.845281</text:p>
          </table:table-cell>
          <table:table-cell office:value-type="float" office:value="1301.25964" calcext:value-type="float">
            <text:p>1301.25964</text:p>
          </table:table-cell>
          <table:table-cell table:number-columns-repeated="4"/>
          <table:table-cell office:value-type="float" office:value="16652" calcext:value-type="float">
            <text:p>16652</text:p>
          </table:table-cell>
          <table:table-cell office:value-type="float" office:value="510.87" calcext:value-type="float">
            <text:p>510.87</text:p>
          </table:table-cell>
          <table:table-cell office:value-type="float" office:value="22391.574921" calcext:value-type="float">
            <text:p>22391.574921</text:p>
          </table:table-cell>
          <table:table-cell table:number-columns-repeated="2"/>
          <table:table-cell office:value-type="float" office:value="3720.6" calcext:value-type="float">
            <text:p>$3,720.60</text:p>
          </table:table-cell>
          <table:table-cell table:number-columns-repeated="6"/>
          <table:table-cell office:value-type="float" office:value="206.84508" calcext:value-type="float">
            <text:p>$206.85</text:p>
          </table:table-cell>
          <table:table-cell office:value-type="float" office:value="1301.25964" calcext:value-type="float">
            <text:p>$1,301.26</text:p>
          </table:table-cell>
          <table:table-cell table:number-columns-repeated="4"/>
          <table:table-cell table:style-name="ce19" office:value-type="float" office:value="16652" calcext:value-type="float">
            <text:p>$16,652.00</text:p>
          </table:table-cell>
          <table:table-cell table:style-name="ce27" office:value-type="float" office:value="510.87" calcext:value-type="float">
            <text:p>$510.87</text:p>
          </table:table-cell>
          <table:table-cell office:value-type="float" office:value="22391.57472" calcext:value-type="float">
            <text:p>$22,391.5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01000000032536" calcext:value-type="float">
            <text:p>-0.00020100000003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09:.BA109])" office:value-type="float" office:value="-0.000201000000032536" calcext:value-type="float">
            <text:p>-0.000201000000033</text:p>
          </table:table-cell>
          <table:table-cell/>
          <table:table-cell table:formula="of:=[.T109]-[.B109]" office:value-type="float" office:value="0" calcext:value-type="float">
            <text:p>0</text:p>
          </table:table-cell>
          <table:table-cell table:formula="of:=[.U109]-[.C109]" office:value-type="float" office:value="0" calcext:value-type="float">
            <text:p>0</text:p>
          </table:table-cell>
          <table:table-cell table:formula="of:=[.V109]-[.D109]" office:value-type="float" office:value="0" calcext:value-type="float">
            <text:p>0</text:p>
          </table:table-cell>
          <table:table-cell table:formula="of:=[.W109]-[.E109]" office:value-type="float" office:value="0" calcext:value-type="float">
            <text:p>0</text:p>
          </table:table-cell>
          <table:table-cell table:formula="of:=[.X109]-[.F109]" office:value-type="float" office:value="0" calcext:value-type="float">
            <text:p>0</text:p>
          </table:table-cell>
          <table:table-cell table:formula="of:=[.Y109]-[.G109]" office:value-type="float" office:value="0" calcext:value-type="float">
            <text:p>0</text:p>
          </table:table-cell>
          <table:table-cell table:formula="of:=[.Z109]-[.H109]" office:value-type="float" office:value="0" calcext:value-type="float">
            <text:p>0</text:p>
          </table:table-cell>
          <table:table-cell table:formula="of:=[.AA109]-[.I109]" office:value-type="float" office:value="0" calcext:value-type="float">
            <text:p>0</text:p>
          </table:table-cell>
          <table:table-cell table:formula="of:=[.AB109]-[.J109]" office:value-type="float" office:value="-0.000201000000032536" calcext:value-type="float">
            <text:p>-0.000201000000033</text:p>
          </table:table-cell>
          <table:table-cell table:formula="of:=[.AC109]-[.K109]" office:value-type="float" office:value="0" calcext:value-type="float">
            <text:p>0</text:p>
          </table:table-cell>
          <table:table-cell table:formula="of:=[.AD109]-[.L109]" office:value-type="float" office:value="0" calcext:value-type="float">
            <text:p>0</text:p>
          </table:table-cell>
          <table:table-cell table:formula="of:=[.AE109]-[.M109]" office:value-type="float" office:value="0" calcext:value-type="float">
            <text:p>0</text:p>
          </table:table-cell>
          <table:table-cell table:formula="of:=[.AF109]-[.N109]" office:value-type="float" office:value="0" calcext:value-type="float">
            <text:p>0</text:p>
          </table:table-cell>
          <table:table-cell table:formula="of:=[.AG109]-[.O109]" office:value-type="float" office:value="0" calcext:value-type="float">
            <text:p>0</text:p>
          </table:table-cell>
          <table:table-cell table:formula="of:=[.AH109]-[.P109]" office:value-type="float" office:value="0" calcext:value-type="float">
            <text:p>0</text:p>
          </table:table-cell>
          <table:table-cell table:formula="of:=[.AI109]-[.Q109]" office:value-type="float" office:value="0" calcext:value-type="float">
            <text:p>0</text:p>
          </table:table-cell>
          <table:table-cell table:formula="of:=[.AJ109]-[.R109]" office:value-type="float" office:value="-0.00020099999892409" calcext:value-type="float">
            <text:p>-0.000200999998924</text:p>
          </table:table-cell>
        </table:table-row>
        <table:table-row table:style-name="ro1">
          <table:table-cell office:value-type="string" calcext:value-type="string">
            <text:p>2019-03-01</text:p>
          </table:table-cell>
          <table:table-cell/>
          <table:table-cell office:value-type="float" office:value="3855.6" calcext:value-type="float">
            <text:p>3855.6</text:p>
          </table:table-cell>
          <table:table-cell table:number-columns-repeated="6"/>
          <table:table-cell office:value-type="float" office:value="228.455982" calcext:value-type="float">
            <text:p>228.455982</text:p>
          </table:table-cell>
          <table:table-cell office:value-type="float" office:value="1309.46948" calcext:value-type="float">
            <text:p>1309.46948</text:p>
          </table:table-cell>
          <table:table-cell table:number-columns-repeated="4"/>
          <table:table-cell office:value-type="float" office:value="17487" calcext:value-type="float">
            <text:p>17487</text:p>
          </table:table-cell>
          <table:table-cell office:value-type="float" office:value="583.87" calcext:value-type="float">
            <text:p>583.87</text:p>
          </table:table-cell>
          <table:table-cell office:value-type="float" office:value="23464.395462" calcext:value-type="float">
            <text:p>23464.395462</text:p>
          </table:table-cell>
          <table:table-cell/>
          <table:table-cell table:style-name="ce11"/>
          <table:table-cell table:style-name="ce14" office:value-type="float" office:value="3855.6" calcext:value-type="float">
            <text:p>$3,855.6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228.45576" calcext:value-type="float">
            <text:p>$228.46</text:p>
          </table:table-cell>
          <table:table-cell table:style-name="ce20" office:value-type="float" office:value="1309.46948" calcext:value-type="float">
            <text:p>$1,309.47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69948" calcext:value-type="float">
            <text:p>$69,948.00</text:p>
          </table:table-cell>
          <table:table-cell table:style-name="ce28" office:value-type="float" office:value="583.87" calcext:value-type="float">
            <text:p>$583.87</text:p>
          </table:table-cell>
          <table:table-cell table:style-name="ce31" office:value-type="float" office:value="75925.39524" calcext:value-type="float">
            <text:p>$75,925.4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22000000007938" calcext:value-type="float">
            <text:p>-0.000222000000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461" calcext:value-type="float">
            <text:p>52461</text:p>
          </table:table-cell>
          <table:table-cell office:value-type="float" office:value="0" calcext:value-type="float">
            <text:p>0</text:p>
          </table:table-cell>
          <table:table-cell table:formula="of:=SUM([.AL110:.BA110])" office:value-type="float" office:value="52460.999778" calcext:value-type="float">
            <text:p>52460.999778</text:p>
          </table:table-cell>
          <table:table-cell/>
          <table:table-cell table:formula="of:=[.T110]-[.B110]" office:value-type="float" office:value="0" calcext:value-type="float">
            <text:p>0</text:p>
          </table:table-cell>
          <table:table-cell table:formula="of:=[.U110]-[.C110]" office:value-type="float" office:value="0" calcext:value-type="float">
            <text:p>0</text:p>
          </table:table-cell>
          <table:table-cell table:formula="of:=[.V110]-[.D110]" office:value-type="float" office:value="0" calcext:value-type="float">
            <text:p>0</text:p>
          </table:table-cell>
          <table:table-cell table:formula="of:=[.W110]-[.E110]" office:value-type="float" office:value="0" calcext:value-type="float">
            <text:p>0</text:p>
          </table:table-cell>
          <table:table-cell table:formula="of:=[.X110]-[.F110]" office:value-type="float" office:value="0" calcext:value-type="float">
            <text:p>0</text:p>
          </table:table-cell>
          <table:table-cell table:formula="of:=[.Y110]-[.G110]" office:value-type="float" office:value="0" calcext:value-type="float">
            <text:p>0</text:p>
          </table:table-cell>
          <table:table-cell table:formula="of:=[.Z110]-[.H110]" office:value-type="float" office:value="0" calcext:value-type="float">
            <text:p>0</text:p>
          </table:table-cell>
          <table:table-cell table:formula="of:=[.AA110]-[.I110]" office:value-type="float" office:value="0" calcext:value-type="float">
            <text:p>0</text:p>
          </table:table-cell>
          <table:table-cell table:formula="of:=[.AB110]-[.J110]" office:value-type="float" office:value="-0.000222000000007938" calcext:value-type="float">
            <text:p>-0.000222000000008</text:p>
          </table:table-cell>
          <table:table-cell table:formula="of:=[.AC110]-[.K110]" office:value-type="float" office:value="0" calcext:value-type="float">
            <text:p>0</text:p>
          </table:table-cell>
          <table:table-cell table:formula="of:=[.AD110]-[.L110]" office:value-type="float" office:value="0" calcext:value-type="float">
            <text:p>0</text:p>
          </table:table-cell>
          <table:table-cell table:formula="of:=[.AE110]-[.M110]" office:value-type="float" office:value="0" calcext:value-type="float">
            <text:p>0</text:p>
          </table:table-cell>
          <table:table-cell table:formula="of:=[.AF110]-[.N110]" office:value-type="float" office:value="0" calcext:value-type="float">
            <text:p>0</text:p>
          </table:table-cell>
          <table:table-cell table:formula="of:=[.AG110]-[.O110]" office:value-type="float" office:value="0" calcext:value-type="float">
            <text:p>0</text:p>
          </table:table-cell>
          <table:table-cell table:formula="of:=[.AH110]-[.P110]" office:value-type="float" office:value="52461" calcext:value-type="float">
            <text:p>52461</text:p>
          </table:table-cell>
          <table:table-cell table:formula="of:=[.AI110]-[.Q110]" office:value-type="float" office:value="0" calcext:value-type="float">
            <text:p>0</text:p>
          </table:table-cell>
          <table:table-cell table:formula="of:=[.AJ110]-[.R110]" office:value-type="float" office:value="52460.999778" calcext:value-type="float">
            <text:p>52460.999778</text:p>
          </table:table-cell>
        </table:table-row>
        <table:table-row table:style-name="ro1">
          <table:table-cell office:value-type="string" calcext:value-type="string">
            <text:p>2019-04-01</text:p>
          </table:table-cell>
          <table:table-cell/>
          <table:table-cell office:value-type="float" office:value="3934.8" calcext:value-type="float">
            <text:p>3934.8</text:p>
          </table:table-cell>
          <table:table-cell table:number-columns-repeated="6"/>
          <table:table-cell office:value-type="float" office:value="207.874362" calcext:value-type="float">
            <text:p>207.874362</text:p>
          </table:table-cell>
          <table:table-cell office:value-type="float" office:value="1309.46948" calcext:value-type="float">
            <text:p>1309.46948</text:p>
          </table:table-cell>
          <table:table-cell table:number-columns-repeated="4"/>
          <table:table-cell office:value-type="float" office:value="18995" calcext:value-type="float">
            <text:p>18995</text:p>
          </table:table-cell>
          <table:table-cell office:value-type="float" office:value="644.79" calcext:value-type="float">
            <text:p>644.79</text:p>
          </table:table-cell>
          <table:table-cell office:value-type="float" office:value="25091.933842" calcext:value-type="float">
            <text:p>25091.933842</text:p>
          </table:table-cell>
          <table:table-cell table:number-columns-repeated="2"/>
          <table:table-cell office:value-type="float" office:value="3934.8" calcext:value-type="float">
            <text:p>$3,934.80</text:p>
          </table:table-cell>
          <table:table-cell table:number-columns-repeated="6"/>
          <table:table-cell office:value-type="float" office:value="207.87416" calcext:value-type="float">
            <text:p>$207.87</text:p>
          </table:table-cell>
          <table:table-cell office:value-type="float" office:value="1309.46948" calcext:value-type="float">
            <text:p>$1,309.47</text:p>
          </table:table-cell>
          <table:table-cell table:number-columns-repeated="4"/>
          <table:table-cell table:style-name="ce19" office:value-type="float" office:value="18995" calcext:value-type="float">
            <text:p>$18,995.00</text:p>
          </table:table-cell>
          <table:table-cell table:style-name="ce27" office:value-type="float" office:value="644.79" calcext:value-type="float">
            <text:p>$644.79</text:p>
          </table:table-cell>
          <table:table-cell office:value-type="float" office:value="25091.93364" calcext:value-type="float">
            <text:p>$25,091.9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0200000000159" calcext:value-type="float">
            <text:p>-0.00020200000000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11:.BA111])" office:value-type="float" office:value="-0.00020200000000159" calcext:value-type="float">
            <text:p>-0.000202000000002</text:p>
          </table:table-cell>
          <table:table-cell/>
          <table:table-cell table:formula="of:=[.T111]-[.B111]" office:value-type="float" office:value="0" calcext:value-type="float">
            <text:p>0</text:p>
          </table:table-cell>
          <table:table-cell table:formula="of:=[.U111]-[.C111]" office:value-type="float" office:value="0" calcext:value-type="float">
            <text:p>0</text:p>
          </table:table-cell>
          <table:table-cell table:formula="of:=[.V111]-[.D111]" office:value-type="float" office:value="0" calcext:value-type="float">
            <text:p>0</text:p>
          </table:table-cell>
          <table:table-cell table:formula="of:=[.W111]-[.E111]" office:value-type="float" office:value="0" calcext:value-type="float">
            <text:p>0</text:p>
          </table:table-cell>
          <table:table-cell table:formula="of:=[.X111]-[.F111]" office:value-type="float" office:value="0" calcext:value-type="float">
            <text:p>0</text:p>
          </table:table-cell>
          <table:table-cell table:formula="of:=[.Y111]-[.G111]" office:value-type="float" office:value="0" calcext:value-type="float">
            <text:p>0</text:p>
          </table:table-cell>
          <table:table-cell table:formula="of:=[.Z111]-[.H111]" office:value-type="float" office:value="0" calcext:value-type="float">
            <text:p>0</text:p>
          </table:table-cell>
          <table:table-cell table:formula="of:=[.AA111]-[.I111]" office:value-type="float" office:value="0" calcext:value-type="float">
            <text:p>0</text:p>
          </table:table-cell>
          <table:table-cell table:formula="of:=[.AB111]-[.J111]" office:value-type="float" office:value="-0.00020200000000159" calcext:value-type="float">
            <text:p>-0.000202000000002</text:p>
          </table:table-cell>
          <table:table-cell table:formula="of:=[.AC111]-[.K111]" office:value-type="float" office:value="0" calcext:value-type="float">
            <text:p>0</text:p>
          </table:table-cell>
          <table:table-cell table:formula="of:=[.AD111]-[.L111]" office:value-type="float" office:value="0" calcext:value-type="float">
            <text:p>0</text:p>
          </table:table-cell>
          <table:table-cell table:formula="of:=[.AE111]-[.M111]" office:value-type="float" office:value="0" calcext:value-type="float">
            <text:p>0</text:p>
          </table:table-cell>
          <table:table-cell table:formula="of:=[.AF111]-[.N111]" office:value-type="float" office:value="0" calcext:value-type="float">
            <text:p>0</text:p>
          </table:table-cell>
          <table:table-cell table:formula="of:=[.AG111]-[.O111]" office:value-type="float" office:value="0" calcext:value-type="float">
            <text:p>0</text:p>
          </table:table-cell>
          <table:table-cell table:formula="of:=[.AH111]-[.P111]" office:value-type="float" office:value="0" calcext:value-type="float">
            <text:p>0</text:p>
          </table:table-cell>
          <table:table-cell table:formula="of:=[.AI111]-[.Q111]" office:value-type="float" office:value="0" calcext:value-type="float">
            <text:p>0</text:p>
          </table:table-cell>
          <table:table-cell table:formula="of:=[.AJ111]-[.R111]" office:value-type="float" office:value="-0.000201999999262625" calcext:value-type="float">
            <text:p>-0.000201999999263</text:p>
          </table:table-cell>
        </table:table-row>
        <table:table-row table:style-name="ro1">
          <table:table-cell office:value-type="string" calcext:value-type="string">
            <text:p>2019-05-01</text:p>
          </table:table-cell>
          <table:table-cell/>
          <table:table-cell office:value-type="float" office:value="3935.7" calcext:value-type="float">
            <text:p>3935.7</text:p>
          </table:table-cell>
          <table:table-cell table:number-columns-repeated="6"/>
          <table:table-cell office:value-type="float" office:value="220.223334" calcext:value-type="float">
            <text:p>220.223334</text:p>
          </table:table-cell>
          <table:table-cell office:value-type="float" office:value="1228.39731" calcext:value-type="float">
            <text:p>1228.39731</text:p>
          </table:table-cell>
          <table:table-cell table:number-columns-repeated="4"/>
          <table:table-cell office:value-type="float" office:value="20067" calcext:value-type="float">
            <text:p>20067</text:p>
          </table:table-cell>
          <table:table-cell office:value-type="float" office:value="644.79" calcext:value-type="float">
            <text:p>644.79</text:p>
          </table:table-cell>
          <table:table-cell office:value-type="float" office:value="26096.110644" calcext:value-type="float">
            <text:p>26096.110644</text:p>
          </table:table-cell>
          <table:table-cell table:number-columns-repeated="2"/>
          <table:table-cell office:value-type="float" office:value="3935.7" calcext:value-type="float">
            <text:p>$3,935.70</text:p>
          </table:table-cell>
          <table:table-cell table:number-columns-repeated="6"/>
          <table:table-cell office:value-type="float" office:value="220.22312" calcext:value-type="float">
            <text:p>$220.22</text:p>
          </table:table-cell>
          <table:table-cell office:value-type="float" office:value="1228.39731" calcext:value-type="float">
            <text:p>$1,228.40</text:p>
          </table:table-cell>
          <table:table-cell table:number-columns-repeated="4"/>
          <table:table-cell table:style-name="ce19" office:value-type="float" office:value="20067" calcext:value-type="float">
            <text:p>$20,067.00</text:p>
          </table:table-cell>
          <table:table-cell table:style-name="ce27" office:value-type="float" office:value="644.79" calcext:value-type="float">
            <text:p>$644.79</text:p>
          </table:table-cell>
          <table:table-cell office:value-type="float" office:value="26096.11043" calcext:value-type="float">
            <text:p>$26,096.1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13999999999714" calcext:value-type="float">
            <text:p>-0.00021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12:.BA112])" office:value-type="float" office:value="-0.000213999999999714" calcext:value-type="float">
            <text:p>-0.000214</text:p>
          </table:table-cell>
          <table:table-cell/>
          <table:table-cell table:formula="of:=[.T112]-[.B112]" office:value-type="float" office:value="0" calcext:value-type="float">
            <text:p>0</text:p>
          </table:table-cell>
          <table:table-cell table:formula="of:=[.U112]-[.C112]" office:value-type="float" office:value="0" calcext:value-type="float">
            <text:p>0</text:p>
          </table:table-cell>
          <table:table-cell table:formula="of:=[.V112]-[.D112]" office:value-type="float" office:value="0" calcext:value-type="float">
            <text:p>0</text:p>
          </table:table-cell>
          <table:table-cell table:formula="of:=[.W112]-[.E112]" office:value-type="float" office:value="0" calcext:value-type="float">
            <text:p>0</text:p>
          </table:table-cell>
          <table:table-cell table:formula="of:=[.X112]-[.F112]" office:value-type="float" office:value="0" calcext:value-type="float">
            <text:p>0</text:p>
          </table:table-cell>
          <table:table-cell table:formula="of:=[.Y112]-[.G112]" office:value-type="float" office:value="0" calcext:value-type="float">
            <text:p>0</text:p>
          </table:table-cell>
          <table:table-cell table:formula="of:=[.Z112]-[.H112]" office:value-type="float" office:value="0" calcext:value-type="float">
            <text:p>0</text:p>
          </table:table-cell>
          <table:table-cell table:formula="of:=[.AA112]-[.I112]" office:value-type="float" office:value="0" calcext:value-type="float">
            <text:p>0</text:p>
          </table:table-cell>
          <table:table-cell table:formula="of:=[.AB112]-[.J112]" office:value-type="float" office:value="-0.000213999999999714" calcext:value-type="float">
            <text:p>-0.000214</text:p>
          </table:table-cell>
          <table:table-cell table:formula="of:=[.AC112]-[.K112]" office:value-type="float" office:value="0" calcext:value-type="float">
            <text:p>0</text:p>
          </table:table-cell>
          <table:table-cell table:formula="of:=[.AD112]-[.L112]" office:value-type="float" office:value="0" calcext:value-type="float">
            <text:p>0</text:p>
          </table:table-cell>
          <table:table-cell table:formula="of:=[.AE112]-[.M112]" office:value-type="float" office:value="0" calcext:value-type="float">
            <text:p>0</text:p>
          </table:table-cell>
          <table:table-cell table:formula="of:=[.AF112]-[.N112]" office:value-type="float" office:value="0" calcext:value-type="float">
            <text:p>0</text:p>
          </table:table-cell>
          <table:table-cell table:formula="of:=[.AG112]-[.O112]" office:value-type="float" office:value="0" calcext:value-type="float">
            <text:p>0</text:p>
          </table:table-cell>
          <table:table-cell table:formula="of:=[.AH112]-[.P112]" office:value-type="float" office:value="0" calcext:value-type="float">
            <text:p>0</text:p>
          </table:table-cell>
          <table:table-cell table:formula="of:=[.AI112]-[.Q112]" office:value-type="float" office:value="0" calcext:value-type="float">
            <text:p>0</text:p>
          </table:table-cell>
          <table:table-cell table:formula="of:=[.AJ112]-[.R112]" office:value-type="float" office:value="-0.000213999999687076" calcext:value-type="float">
            <text:p>-0.000213999999687</text:p>
          </table:table-cell>
        </table:table-row>
        <table:table-row table:style-name="ro1">
          <table:table-cell office:value-type="string" calcext:value-type="string">
            <text:p>2019-06-01</text:p>
          </table:table-cell>
          <table:table-cell/>
          <table:table-cell office:value-type="float" office:value="3664.8" calcext:value-type="float">
            <text:p>3664.8</text:p>
          </table:table-cell>
          <table:table-cell table:number-columns-repeated="6"/>
          <table:table-cell office:value-type="float" office:value="209.932524" calcext:value-type="float">
            <text:p>209.932524</text:p>
          </table:table-cell>
          <table:table-cell office:value-type="float" office:value="1247.89568" calcext:value-type="float">
            <text:p>1247.89568</text:p>
          </table:table-cell>
          <table:table-cell table:number-columns-repeated="4"/>
          <table:table-cell office:value-type="float" office:value="17507" calcext:value-type="float">
            <text:p>17507</text:p>
          </table:table-cell>
          <table:table-cell office:value-type="float" office:value="722.9" calcext:value-type="float">
            <text:p>722.9</text:p>
          </table:table-cell>
          <table:table-cell office:value-type="float" office:value="23352.528204" calcext:value-type="float">
            <text:p>23352.528204</text:p>
          </table:table-cell>
          <table:table-cell table:number-columns-repeated="2"/>
          <table:table-cell office:value-type="float" office:value="3664.8" calcext:value-type="float">
            <text:p>$3,664.80</text:p>
          </table:table-cell>
          <table:table-cell table:number-columns-repeated="6"/>
          <table:table-cell office:value-type="float" office:value="209.93232" calcext:value-type="float">
            <text:p>$209.93</text:p>
          </table:table-cell>
          <table:table-cell office:value-type="float" office:value="1247.89568" calcext:value-type="float">
            <text:p>$1,247.90</text:p>
          </table:table-cell>
          <table:table-cell table:number-columns-repeated="4"/>
          <table:table-cell table:style-name="ce19" office:value-type="float" office:value="17507" calcext:value-type="float">
            <text:p>$17,507.00</text:p>
          </table:table-cell>
          <table:table-cell table:style-name="ce27" office:value-type="float" office:value="722.9" calcext:value-type="float">
            <text:p>$722.90</text:p>
          </table:table-cell>
          <table:table-cell office:value-type="float" office:value="23352.528" calcext:value-type="float">
            <text:p>$23,352.5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0399999999654" calcext:value-type="float">
            <text:p>-0.00020399999999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13:.BA113])" office:value-type="float" office:value="-0.00020399999999654" calcext:value-type="float">
            <text:p>-0.000203999999997</text:p>
          </table:table-cell>
          <table:table-cell/>
          <table:table-cell table:formula="of:=[.T113]-[.B113]" office:value-type="float" office:value="0" calcext:value-type="float">
            <text:p>0</text:p>
          </table:table-cell>
          <table:table-cell table:formula="of:=[.U113]-[.C113]" office:value-type="float" office:value="0" calcext:value-type="float">
            <text:p>0</text:p>
          </table:table-cell>
          <table:table-cell table:formula="of:=[.V113]-[.D113]" office:value-type="float" office:value="0" calcext:value-type="float">
            <text:p>0</text:p>
          </table:table-cell>
          <table:table-cell table:formula="of:=[.W113]-[.E113]" office:value-type="float" office:value="0" calcext:value-type="float">
            <text:p>0</text:p>
          </table:table-cell>
          <table:table-cell table:formula="of:=[.X113]-[.F113]" office:value-type="float" office:value="0" calcext:value-type="float">
            <text:p>0</text:p>
          </table:table-cell>
          <table:table-cell table:formula="of:=[.Y113]-[.G113]" office:value-type="float" office:value="0" calcext:value-type="float">
            <text:p>0</text:p>
          </table:table-cell>
          <table:table-cell table:formula="of:=[.Z113]-[.H113]" office:value-type="float" office:value="0" calcext:value-type="float">
            <text:p>0</text:p>
          </table:table-cell>
          <table:table-cell table:formula="of:=[.AA113]-[.I113]" office:value-type="float" office:value="0" calcext:value-type="float">
            <text:p>0</text:p>
          </table:table-cell>
          <table:table-cell table:formula="of:=[.AB113]-[.J113]" office:value-type="float" office:value="-0.00020399999999654" calcext:value-type="float">
            <text:p>-0.000203999999997</text:p>
          </table:table-cell>
          <table:table-cell table:formula="of:=[.AC113]-[.K113]" office:value-type="float" office:value="0" calcext:value-type="float">
            <text:p>0</text:p>
          </table:table-cell>
          <table:table-cell table:formula="of:=[.AD113]-[.L113]" office:value-type="float" office:value="0" calcext:value-type="float">
            <text:p>0</text:p>
          </table:table-cell>
          <table:table-cell table:formula="of:=[.AE113]-[.M113]" office:value-type="float" office:value="0" calcext:value-type="float">
            <text:p>0</text:p>
          </table:table-cell>
          <table:table-cell table:formula="of:=[.AF113]-[.N113]" office:value-type="float" office:value="0" calcext:value-type="float">
            <text:p>0</text:p>
          </table:table-cell>
          <table:table-cell table:formula="of:=[.AG113]-[.O113]" office:value-type="float" office:value="0" calcext:value-type="float">
            <text:p>0</text:p>
          </table:table-cell>
          <table:table-cell table:formula="of:=[.AH113]-[.P113]" office:value-type="float" office:value="0" calcext:value-type="float">
            <text:p>0</text:p>
          </table:table-cell>
          <table:table-cell table:formula="of:=[.AI113]-[.Q113]" office:value-type="float" office:value="0" calcext:value-type="float">
            <text:p>0</text:p>
          </table:table-cell>
          <table:table-cell table:formula="of:=[.AJ113]-[.R113]" office:value-type="float" office:value="-0.000203999999939697" calcext:value-type="float">
            <text:p>-0.00020399999994</text:p>
          </table:table-cell>
        </table:table-row>
        <table:table-row table:style-name="ro1">
          <table:table-cell office:value-type="string" calcext:value-type="string">
            <text:p>2019-07-01</text:p>
          </table:table-cell>
          <table:table-cell/>
          <table:table-cell office:value-type="float" office:value="3787.2" calcext:value-type="float">
            <text:p>3787.2</text:p>
          </table:table-cell>
          <table:table-cell table:number-columns-repeated="6"/>
          <table:table-cell office:value-type="float" office:value="240.804954" calcext:value-type="float">
            <text:p>240.804954</text:p>
          </table:table-cell>
          <table:table-cell office:value-type="float" office:value="1421.32855" calcext:value-type="float">
            <text:p>1421.32855</text:p>
          </table:table-cell>
          <table:table-cell table:number-columns-repeated="4"/>
          <table:table-cell office:value-type="float" office:value="20155" calcext:value-type="float">
            <text:p>20155</text:p>
          </table:table-cell>
          <table:table-cell office:value-type="float" office:value="722.9" calcext:value-type="float">
            <text:p>722.9</text:p>
          </table:table-cell>
          <table:table-cell office:value-type="float" office:value="26327.233504" calcext:value-type="float">
            <text:p>26327.233504</text:p>
          </table:table-cell>
          <table:table-cell table:number-columns-repeated="2"/>
          <table:table-cell office:value-type="float" office:value="3787.2" calcext:value-type="float">
            <text:p>$3,787.20</text:p>
          </table:table-cell>
          <table:table-cell table:number-columns-repeated="6"/>
          <table:table-cell office:value-type="float" office:value="240.80472" calcext:value-type="float">
            <text:p>$240.80</text:p>
          </table:table-cell>
          <table:table-cell office:value-type="float" office:value="1421.32855" calcext:value-type="float">
            <text:p>$1,421.33</text:p>
          </table:table-cell>
          <table:table-cell table:number-columns-repeated="4"/>
          <table:table-cell table:style-name="ce19" office:value-type="float" office:value="20155" calcext:value-type="float">
            <text:p>$20,155.00</text:p>
          </table:table-cell>
          <table:table-cell table:style-name="ce27" office:value-type="float" office:value="722.9" calcext:value-type="float">
            <text:p>$722.90</text:p>
          </table:table-cell>
          <table:table-cell office:value-type="float" office:value="26327.23327" calcext:value-type="float">
            <text:p>$26,327.2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34000000034484" calcext:value-type="float">
            <text:p>-0.00023400000003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14:.BA114])" office:value-type="float" office:value="-0.000234000000034484" calcext:value-type="float">
            <text:p>-0.000234000000034</text:p>
          </table:table-cell>
          <table:table-cell/>
          <table:table-cell table:formula="of:=[.T114]-[.B114]" office:value-type="float" office:value="0" calcext:value-type="float">
            <text:p>0</text:p>
          </table:table-cell>
          <table:table-cell table:formula="of:=[.U114]-[.C114]" office:value-type="float" office:value="0" calcext:value-type="float">
            <text:p>0</text:p>
          </table:table-cell>
          <table:table-cell table:formula="of:=[.V114]-[.D114]" office:value-type="float" office:value="0" calcext:value-type="float">
            <text:p>0</text:p>
          </table:table-cell>
          <table:table-cell table:formula="of:=[.W114]-[.E114]" office:value-type="float" office:value="0" calcext:value-type="float">
            <text:p>0</text:p>
          </table:table-cell>
          <table:table-cell table:formula="of:=[.X114]-[.F114]" office:value-type="float" office:value="0" calcext:value-type="float">
            <text:p>0</text:p>
          </table:table-cell>
          <table:table-cell table:formula="of:=[.Y114]-[.G114]" office:value-type="float" office:value="0" calcext:value-type="float">
            <text:p>0</text:p>
          </table:table-cell>
          <table:table-cell table:formula="of:=[.Z114]-[.H114]" office:value-type="float" office:value="0" calcext:value-type="float">
            <text:p>0</text:p>
          </table:table-cell>
          <table:table-cell table:formula="of:=[.AA114]-[.I114]" office:value-type="float" office:value="0" calcext:value-type="float">
            <text:p>0</text:p>
          </table:table-cell>
          <table:table-cell table:formula="of:=[.AB114]-[.J114]" office:value-type="float" office:value="-0.000234000000034484" calcext:value-type="float">
            <text:p>-0.000234000000034</text:p>
          </table:table-cell>
          <table:table-cell table:formula="of:=[.AC114]-[.K114]" office:value-type="float" office:value="0" calcext:value-type="float">
            <text:p>0</text:p>
          </table:table-cell>
          <table:table-cell table:formula="of:=[.AD114]-[.L114]" office:value-type="float" office:value="0" calcext:value-type="float">
            <text:p>0</text:p>
          </table:table-cell>
          <table:table-cell table:formula="of:=[.AE114]-[.M114]" office:value-type="float" office:value="0" calcext:value-type="float">
            <text:p>0</text:p>
          </table:table-cell>
          <table:table-cell table:formula="of:=[.AF114]-[.N114]" office:value-type="float" office:value="0" calcext:value-type="float">
            <text:p>0</text:p>
          </table:table-cell>
          <table:table-cell table:formula="of:=[.AG114]-[.O114]" office:value-type="float" office:value="0" calcext:value-type="float">
            <text:p>0</text:p>
          </table:table-cell>
          <table:table-cell table:formula="of:=[.AH114]-[.P114]" office:value-type="float" office:value="0" calcext:value-type="float">
            <text:p>0</text:p>
          </table:table-cell>
          <table:table-cell table:formula="of:=[.AI114]-[.Q114]" office:value-type="float" office:value="0" calcext:value-type="float">
            <text:p>0</text:p>
          </table:table-cell>
          <table:table-cell table:formula="of:=[.AJ114]-[.R114]" office:value-type="float" office:value="-0.000233999999181833" calcext:value-type="float">
            <text:p>-0.000233999999182</text:p>
          </table:table-cell>
        </table:table-row>
        <table:table-row table:style-name="ro1">
          <table:table-cell office:value-type="string" calcext:value-type="string">
            <text:p>2019-08-01</text:p>
          </table:table-cell>
          <table:table-cell/>
          <table:table-cell office:value-type="float" office:value="3576.6" calcext:value-type="float">
            <text:p>3576.6</text:p>
          </table:table-cell>
          <table:table-cell table:number-columns-repeated="6"/>
          <table:table-cell office:value-type="float" office:value="207.874362" calcext:value-type="float">
            <text:p>207.874362</text:p>
          </table:table-cell>
          <table:table-cell office:value-type="float" office:value="1530.10893" calcext:value-type="float">
            <text:p>1530.10893</text:p>
          </table:table-cell>
          <table:table-cell table:number-columns-repeated="4"/>
          <table:table-cell office:value-type="float" office:value="21304" calcext:value-type="float">
            <text:p>21304</text:p>
          </table:table-cell>
          <table:table-cell office:value-type="float" office:value="783.29" calcext:value-type="float">
            <text:p>783.29</text:p>
          </table:table-cell>
          <table:table-cell office:value-type="float" office:value="27401.873292" calcext:value-type="float">
            <text:p>27401.873292</text:p>
          </table:table-cell>
          <table:table-cell/>
          <table:table-cell table:style-name="ce11"/>
          <table:table-cell table:style-name="ce14" office:value-type="float" office:value="3576.6" calcext:value-type="float">
            <text:p>$3,576.6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207.87416" calcext:value-type="float">
            <text:p>$207.87</text:p>
          </table:table-cell>
          <table:table-cell table:style-name="ce20" office:value-type="float" office:value="1530.10893" calcext:value-type="float">
            <text:p>$1,530.11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21304" calcext:value-type="float">
            <text:p>$21,304.00</text:p>
          </table:table-cell>
          <table:table-cell table:style-name="ce28" office:value-type="float" office:value="783.29" calcext:value-type="float">
            <text:p>$783.29</text:p>
          </table:table-cell>
          <table:table-cell table:style-name="ce31" office:value-type="float" office:value="27401.87309" calcext:value-type="float">
            <text:p>$27,401.8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0200000000159" calcext:value-type="float">
            <text:p>-0.00020200000000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15:.BA115])" office:value-type="float" office:value="-0.00020200000000159" calcext:value-type="float">
            <text:p>-0.000202000000002</text:p>
          </table:table-cell>
          <table:table-cell/>
          <table:table-cell table:formula="of:=[.T115]-[.B115]" office:value-type="float" office:value="0" calcext:value-type="float">
            <text:p>0</text:p>
          </table:table-cell>
          <table:table-cell table:formula="of:=[.U115]-[.C115]" office:value-type="float" office:value="0" calcext:value-type="float">
            <text:p>0</text:p>
          </table:table-cell>
          <table:table-cell table:formula="of:=[.V115]-[.D115]" office:value-type="float" office:value="0" calcext:value-type="float">
            <text:p>0</text:p>
          </table:table-cell>
          <table:table-cell table:formula="of:=[.W115]-[.E115]" office:value-type="float" office:value="0" calcext:value-type="float">
            <text:p>0</text:p>
          </table:table-cell>
          <table:table-cell table:formula="of:=[.X115]-[.F115]" office:value-type="float" office:value="0" calcext:value-type="float">
            <text:p>0</text:p>
          </table:table-cell>
          <table:table-cell table:formula="of:=[.Y115]-[.G115]" office:value-type="float" office:value="0" calcext:value-type="float">
            <text:p>0</text:p>
          </table:table-cell>
          <table:table-cell table:formula="of:=[.Z115]-[.H115]" office:value-type="float" office:value="0" calcext:value-type="float">
            <text:p>0</text:p>
          </table:table-cell>
          <table:table-cell table:formula="of:=[.AA115]-[.I115]" office:value-type="float" office:value="0" calcext:value-type="float">
            <text:p>0</text:p>
          </table:table-cell>
          <table:table-cell table:formula="of:=[.AB115]-[.J115]" office:value-type="float" office:value="-0.00020200000000159" calcext:value-type="float">
            <text:p>-0.000202000000002</text:p>
          </table:table-cell>
          <table:table-cell table:formula="of:=[.AC115]-[.K115]" office:value-type="float" office:value="0" calcext:value-type="float">
            <text:p>0</text:p>
          </table:table-cell>
          <table:table-cell table:formula="of:=[.AD115]-[.L115]" office:value-type="float" office:value="0" calcext:value-type="float">
            <text:p>0</text:p>
          </table:table-cell>
          <table:table-cell table:formula="of:=[.AE115]-[.M115]" office:value-type="float" office:value="0" calcext:value-type="float">
            <text:p>0</text:p>
          </table:table-cell>
          <table:table-cell table:formula="of:=[.AF115]-[.N115]" office:value-type="float" office:value="0" calcext:value-type="float">
            <text:p>0</text:p>
          </table:table-cell>
          <table:table-cell table:formula="of:=[.AG115]-[.O115]" office:value-type="float" office:value="0" calcext:value-type="float">
            <text:p>0</text:p>
          </table:table-cell>
          <table:table-cell table:formula="of:=[.AH115]-[.P115]" office:value-type="float" office:value="0" calcext:value-type="float">
            <text:p>0</text:p>
          </table:table-cell>
          <table:table-cell table:formula="of:=[.AI115]-[.Q115]" office:value-type="float" office:value="0" calcext:value-type="float">
            <text:p>0</text:p>
          </table:table-cell>
          <table:table-cell table:formula="of:=[.AJ115]-[.R115]" office:value-type="float" office:value="-0.000201999999262625" calcext:value-type="float">
            <text:p>-0.000201999999263</text:p>
          </table:table-cell>
        </table:table-row>
        <table:table-row table:style-name="ro1">
          <table:table-cell office:value-type="string" calcext:value-type="string">
            <text:p>2019-09-01</text:p>
          </table:table-cell>
          <table:table-cell/>
          <table:table-cell office:value-type="float" office:value="3325.5" calcext:value-type="float">
            <text:p>3325.5</text:p>
          </table:table-cell>
          <table:table-cell table:number-columns-repeated="6"/>
          <table:table-cell office:value-type="float" office:value="183.176418" calcext:value-type="float">
            <text:p>183.176418</text:p>
          </table:table-cell>
          <table:table-cell office:value-type="float" office:value="1692.25327" calcext:value-type="float">
            <text:p>1692.25327</text:p>
          </table:table-cell>
          <table:table-cell table:number-columns-repeated="4"/>
          <table:table-cell office:value-type="float" office:value="20874" calcext:value-type="float">
            <text:p>20874</text:p>
          </table:table-cell>
          <table:table-cell office:value-type="float" office:value="861.58" calcext:value-type="float">
            <text:p>861.58</text:p>
          </table:table-cell>
          <table:table-cell office:value-type="float" office:value="26936.509688" calcext:value-type="float">
            <text:p>26936.509688</text:p>
          </table:table-cell>
          <table:table-cell table:number-columns-repeated="2"/>
          <table:table-cell office:value-type="float" office:value="3325.5" calcext:value-type="float">
            <text:p>$3,325.50</text:p>
          </table:table-cell>
          <table:table-cell table:number-columns-repeated="6"/>
          <table:table-cell office:value-type="float" office:value="183.17624" calcext:value-type="float">
            <text:p>$183.18</text:p>
          </table:table-cell>
          <table:table-cell office:value-type="float" office:value="1692.25327" calcext:value-type="float">
            <text:p>$1,692.25</text:p>
          </table:table-cell>
          <table:table-cell table:number-columns-repeated="4"/>
          <table:table-cell table:style-name="ce19" office:value-type="float" office:value="20874" calcext:value-type="float">
            <text:p>$20,874.00</text:p>
          </table:table-cell>
          <table:table-cell table:style-name="ce27" office:value-type="float" office:value="861.58" calcext:value-type="float">
            <text:p>$861.58</text:p>
          </table:table-cell>
          <table:table-cell office:value-type="float" office:value="26936.50951" calcext:value-type="float">
            <text:p>$26,936.5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178000000005341" calcext:value-type="float">
            <text:p>-0.00017800000000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16:.BA116])" office:value-type="float" office:value="-0.000178000000005341" calcext:value-type="float">
            <text:p>-0.000178000000005</text:p>
          </table:table-cell>
          <table:table-cell/>
          <table:table-cell table:formula="of:=[.T116]-[.B116]" office:value-type="float" office:value="0" calcext:value-type="float">
            <text:p>0</text:p>
          </table:table-cell>
          <table:table-cell table:formula="of:=[.U116]-[.C116]" office:value-type="float" office:value="0" calcext:value-type="float">
            <text:p>0</text:p>
          </table:table-cell>
          <table:table-cell table:formula="of:=[.V116]-[.D116]" office:value-type="float" office:value="0" calcext:value-type="float">
            <text:p>0</text:p>
          </table:table-cell>
          <table:table-cell table:formula="of:=[.W116]-[.E116]" office:value-type="float" office:value="0" calcext:value-type="float">
            <text:p>0</text:p>
          </table:table-cell>
          <table:table-cell table:formula="of:=[.X116]-[.F116]" office:value-type="float" office:value="0" calcext:value-type="float">
            <text:p>0</text:p>
          </table:table-cell>
          <table:table-cell table:formula="of:=[.Y116]-[.G116]" office:value-type="float" office:value="0" calcext:value-type="float">
            <text:p>0</text:p>
          </table:table-cell>
          <table:table-cell table:formula="of:=[.Z116]-[.H116]" office:value-type="float" office:value="0" calcext:value-type="float">
            <text:p>0</text:p>
          </table:table-cell>
          <table:table-cell table:formula="of:=[.AA116]-[.I116]" office:value-type="float" office:value="0" calcext:value-type="float">
            <text:p>0</text:p>
          </table:table-cell>
          <table:table-cell table:formula="of:=[.AB116]-[.J116]" office:value-type="float" office:value="-0.000178000000005341" calcext:value-type="float">
            <text:p>-0.000178000000005</text:p>
          </table:table-cell>
          <table:table-cell table:formula="of:=[.AC116]-[.K116]" office:value-type="float" office:value="0" calcext:value-type="float">
            <text:p>0</text:p>
          </table:table-cell>
          <table:table-cell table:formula="of:=[.AD116]-[.L116]" office:value-type="float" office:value="0" calcext:value-type="float">
            <text:p>0</text:p>
          </table:table-cell>
          <table:table-cell table:formula="of:=[.AE116]-[.M116]" office:value-type="float" office:value="0" calcext:value-type="float">
            <text:p>0</text:p>
          </table:table-cell>
          <table:table-cell table:formula="of:=[.AF116]-[.N116]" office:value-type="float" office:value="0" calcext:value-type="float">
            <text:p>0</text:p>
          </table:table-cell>
          <table:table-cell table:formula="of:=[.AG116]-[.O116]" office:value-type="float" office:value="0" calcext:value-type="float">
            <text:p>0</text:p>
          </table:table-cell>
          <table:table-cell table:formula="of:=[.AH116]-[.P116]" office:value-type="float" office:value="0" calcext:value-type="float">
            <text:p>0</text:p>
          </table:table-cell>
          <table:table-cell table:formula="of:=[.AI116]-[.Q116]" office:value-type="float" office:value="0" calcext:value-type="float">
            <text:p>0</text:p>
          </table:table-cell>
          <table:table-cell table:formula="of:=[.AJ116]-[.R116]" office:value-type="float" office:value="-0.000177999994775746" calcext:value-type="float">
            <text:p>-0.000177999994776</text:p>
          </table:table-cell>
        </table:table-row>
        <table:table-row table:style-name="ro1">
          <table:table-cell office:value-type="string" calcext:value-type="string">
            <text:p>2019-10-01</text:p>
          </table:table-cell>
          <table:table-cell/>
          <table:table-cell office:value-type="float" office:value="3419.1" calcext:value-type="float">
            <text:p>3419.1</text:p>
          </table:table-cell>
          <table:table-cell table:number-columns-repeated="6"/>
          <table:table-cell office:value-type="float" office:value="222.281496" calcext:value-type="float">
            <text:p>222.281496</text:p>
          </table:table-cell>
          <table:table-cell office:value-type="float" office:value="1530.10893" calcext:value-type="float">
            <text:p>1530.10893</text:p>
          </table:table-cell>
          <table:table-cell table:number-columns-repeated="4"/>
          <table:table-cell office:value-type="float" office:value="22397" calcext:value-type="float">
            <text:p>22397</text:p>
          </table:table-cell>
          <table:table-cell office:value-type="float" office:value="918.88" calcext:value-type="float">
            <text:p>918.88</text:p>
          </table:table-cell>
          <table:table-cell office:value-type="float" office:value="28487.370426" calcext:value-type="float">
            <text:p>28487.370426</text:p>
          </table:table-cell>
          <table:table-cell table:number-columns-repeated="2"/>
          <table:table-cell office:value-type="float" office:value="3419.1" calcext:value-type="float">
            <text:p>$3,419.10</text:p>
          </table:table-cell>
          <table:table-cell table:number-columns-repeated="6"/>
          <table:table-cell office:value-type="float" office:value="222.28128" calcext:value-type="float">
            <text:p>$222.28</text:p>
          </table:table-cell>
          <table:table-cell office:value-type="float" office:value="1530.10893" calcext:value-type="float">
            <text:p>$1,530.11</text:p>
          </table:table-cell>
          <table:table-cell table:number-columns-repeated="4"/>
          <table:table-cell table:style-name="ce19" office:value-type="float" office:value="22397" calcext:value-type="float">
            <text:p>$22,397.00</text:p>
          </table:table-cell>
          <table:table-cell table:style-name="ce27" office:value-type="float" office:value="918.88" calcext:value-type="float">
            <text:p>$918.88</text:p>
          </table:table-cell>
          <table:table-cell office:value-type="float" office:value="28487.37021" calcext:value-type="float">
            <text:p>$28,487.3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16000000023087" calcext:value-type="float">
            <text:p>-0.0002160000000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17:.BA117])" office:value-type="float" office:value="-0.000216000000023087" calcext:value-type="float">
            <text:p>-0.000216000000023</text:p>
          </table:table-cell>
          <table:table-cell/>
          <table:table-cell table:formula="of:=[.T117]-[.B117]" office:value-type="float" office:value="0" calcext:value-type="float">
            <text:p>0</text:p>
          </table:table-cell>
          <table:table-cell table:formula="of:=[.U117]-[.C117]" office:value-type="float" office:value="0" calcext:value-type="float">
            <text:p>0</text:p>
          </table:table-cell>
          <table:table-cell table:formula="of:=[.V117]-[.D117]" office:value-type="float" office:value="0" calcext:value-type="float">
            <text:p>0</text:p>
          </table:table-cell>
          <table:table-cell table:formula="of:=[.W117]-[.E117]" office:value-type="float" office:value="0" calcext:value-type="float">
            <text:p>0</text:p>
          </table:table-cell>
          <table:table-cell table:formula="of:=[.X117]-[.F117]" office:value-type="float" office:value="0" calcext:value-type="float">
            <text:p>0</text:p>
          </table:table-cell>
          <table:table-cell table:formula="of:=[.Y117]-[.G117]" office:value-type="float" office:value="0" calcext:value-type="float">
            <text:p>0</text:p>
          </table:table-cell>
          <table:table-cell table:formula="of:=[.Z117]-[.H117]" office:value-type="float" office:value="0" calcext:value-type="float">
            <text:p>0</text:p>
          </table:table-cell>
          <table:table-cell table:formula="of:=[.AA117]-[.I117]" office:value-type="float" office:value="0" calcext:value-type="float">
            <text:p>0</text:p>
          </table:table-cell>
          <table:table-cell table:formula="of:=[.AB117]-[.J117]" office:value-type="float" office:value="-0.000216000000023087" calcext:value-type="float">
            <text:p>-0.000216000000023</text:p>
          </table:table-cell>
          <table:table-cell table:formula="of:=[.AC117]-[.K117]" office:value-type="float" office:value="0" calcext:value-type="float">
            <text:p>0</text:p>
          </table:table-cell>
          <table:table-cell table:formula="of:=[.AD117]-[.L117]" office:value-type="float" office:value="0" calcext:value-type="float">
            <text:p>0</text:p>
          </table:table-cell>
          <table:table-cell table:formula="of:=[.AE117]-[.M117]" office:value-type="float" office:value="0" calcext:value-type="float">
            <text:p>0</text:p>
          </table:table-cell>
          <table:table-cell table:formula="of:=[.AF117]-[.N117]" office:value-type="float" office:value="0" calcext:value-type="float">
            <text:p>0</text:p>
          </table:table-cell>
          <table:table-cell table:formula="of:=[.AG117]-[.O117]" office:value-type="float" office:value="0" calcext:value-type="float">
            <text:p>0</text:p>
          </table:table-cell>
          <table:table-cell table:formula="of:=[.AH117]-[.P117]" office:value-type="float" office:value="0" calcext:value-type="float">
            <text:p>0</text:p>
          </table:table-cell>
          <table:table-cell table:formula="of:=[.AI117]-[.Q117]" office:value-type="float" office:value="0" calcext:value-type="float">
            <text:p>0</text:p>
          </table:table-cell>
          <table:table-cell table:formula="of:=[.AJ117]-[.R117]" office:value-type="float" office:value="-0.000216000000364147" calcext:value-type="float">
            <text:p>-0.000216000000364</text:p>
          </table:table-cell>
        </table:table-row>
        <table:table-row table:style-name="ro1">
          <table:table-cell office:value-type="string" calcext:value-type="string">
            <text:p>2019-11-01</text:p>
          </table:table-cell>
          <table:table-cell/>
          <table:table-cell office:value-type="float" office:value="3461.4" calcext:value-type="float">
            <text:p>3461.4</text:p>
          </table:table-cell>
          <table:table-cell table:number-columns-repeated="6"/>
          <table:table-cell office:value-type="float" office:value="392.079861" calcext:value-type="float">
            <text:p>392.079861</text:p>
          </table:table-cell>
          <table:table-cell office:value-type="float" office:value="1573.21059" calcext:value-type="float">
            <text:p>1573.21059</text:p>
          </table:table-cell>
          <table:table-cell table:number-columns-repeated="4"/>
          <table:table-cell office:value-type="float" office:value="24326" calcext:value-type="float">
            <text:p>24326</text:p>
          </table:table-cell>
          <table:table-cell office:value-type="float" office:value="918.88" calcext:value-type="float">
            <text:p>918.88</text:p>
          </table:table-cell>
          <table:table-cell office:value-type="float" office:value="30671.570451" calcext:value-type="float">
            <text:p>30671.570451</text:p>
          </table:table-cell>
          <table:table-cell table:number-columns-repeated="2"/>
          <table:table-cell office:value-type="float" office:value="3461.4" calcext:value-type="float">
            <text:p>$3,461.40</text:p>
          </table:table-cell>
          <table:table-cell table:number-columns-repeated="6"/>
          <table:table-cell office:value-type="float" office:value="392.07948" calcext:value-type="float">
            <text:p>$392.08</text:p>
          </table:table-cell>
          <table:table-cell office:value-type="float" office:value="1573.21059" calcext:value-type="float">
            <text:p>$1,573.21</text:p>
          </table:table-cell>
          <table:table-cell table:number-columns-repeated="4"/>
          <table:table-cell table:style-name="ce19" office:value-type="float" office:value="24326" calcext:value-type="float">
            <text:p>$24,326.00</text:p>
          </table:table-cell>
          <table:table-cell table:style-name="ce27" office:value-type="float" office:value="918.88" calcext:value-type="float">
            <text:p>$918.88</text:p>
          </table:table-cell>
          <table:table-cell office:value-type="float" office:value="30671.57007" calcext:value-type="float">
            <text:p>$30,671.5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381000000061249" calcext:value-type="float">
            <text:p>-0.00038100000006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18:.BA118])" office:value-type="float" office:value="-0.000381000000061249" calcext:value-type="float">
            <text:p>-0.000381000000061</text:p>
          </table:table-cell>
          <table:table-cell/>
          <table:table-cell table:formula="of:=[.T118]-[.B118]" office:value-type="float" office:value="0" calcext:value-type="float">
            <text:p>0</text:p>
          </table:table-cell>
          <table:table-cell table:formula="of:=[.U118]-[.C118]" office:value-type="float" office:value="0" calcext:value-type="float">
            <text:p>0</text:p>
          </table:table-cell>
          <table:table-cell table:formula="of:=[.V118]-[.D118]" office:value-type="float" office:value="0" calcext:value-type="float">
            <text:p>0</text:p>
          </table:table-cell>
          <table:table-cell table:formula="of:=[.W118]-[.E118]" office:value-type="float" office:value="0" calcext:value-type="float">
            <text:p>0</text:p>
          </table:table-cell>
          <table:table-cell table:formula="of:=[.X118]-[.F118]" office:value-type="float" office:value="0" calcext:value-type="float">
            <text:p>0</text:p>
          </table:table-cell>
          <table:table-cell table:formula="of:=[.Y118]-[.G118]" office:value-type="float" office:value="0" calcext:value-type="float">
            <text:p>0</text:p>
          </table:table-cell>
          <table:table-cell table:formula="of:=[.Z118]-[.H118]" office:value-type="float" office:value="0" calcext:value-type="float">
            <text:p>0</text:p>
          </table:table-cell>
          <table:table-cell table:formula="of:=[.AA118]-[.I118]" office:value-type="float" office:value="0" calcext:value-type="float">
            <text:p>0</text:p>
          </table:table-cell>
          <table:table-cell table:formula="of:=[.AB118]-[.J118]" office:value-type="float" office:value="-0.000381000000061249" calcext:value-type="float">
            <text:p>-0.000381000000061</text:p>
          </table:table-cell>
          <table:table-cell table:formula="of:=[.AC118]-[.K118]" office:value-type="float" office:value="0" calcext:value-type="float">
            <text:p>0</text:p>
          </table:table-cell>
          <table:table-cell table:formula="of:=[.AD118]-[.L118]" office:value-type="float" office:value="0" calcext:value-type="float">
            <text:p>0</text:p>
          </table:table-cell>
          <table:table-cell table:formula="of:=[.AE118]-[.M118]" office:value-type="float" office:value="0" calcext:value-type="float">
            <text:p>0</text:p>
          </table:table-cell>
          <table:table-cell table:formula="of:=[.AF118]-[.N118]" office:value-type="float" office:value="0" calcext:value-type="float">
            <text:p>0</text:p>
          </table:table-cell>
          <table:table-cell table:formula="of:=[.AG118]-[.O118]" office:value-type="float" office:value="0" calcext:value-type="float">
            <text:p>0</text:p>
          </table:table-cell>
          <table:table-cell table:formula="of:=[.AH118]-[.P118]" office:value-type="float" office:value="0" calcext:value-type="float">
            <text:p>0</text:p>
          </table:table-cell>
          <table:table-cell table:formula="of:=[.AI118]-[.Q118]" office:value-type="float" office:value="0" calcext:value-type="float">
            <text:p>0</text:p>
          </table:table-cell>
          <table:table-cell table:formula="of:=[.AJ118]-[.R118]" office:value-type="float" office:value="-0.000380999998014886" calcext:value-type="float">
            <text:p>-0.000380999998015</text:p>
          </table:table-cell>
        </table:table-row>
        <table:table-row table:style-name="ro1">
          <table:table-cell office:value-type="string" calcext:value-type="string">
            <text:p>2019-12-01</text:p>
          </table:table-cell>
          <table:table-cell/>
          <table:table-cell office:value-type="float" office:value="3367.8" calcext:value-type="float">
            <text:p>3367.8</text:p>
          </table:table-cell>
          <table:table-cell table:number-columns-repeated="6"/>
          <table:table-cell office:value-type="float" office:value="392.079861" calcext:value-type="float">
            <text:p>392.079861</text:p>
          </table:table-cell>
          <table:table-cell office:value-type="float" office:value="1559.8696" calcext:value-type="float">
            <text:p>1559.8696</text:p>
          </table:table-cell>
          <table:table-cell table:number-columns-repeated="4"/>
          <table:table-cell office:value-type="float" office:value="26725" calcext:value-type="float">
            <text:p>26725</text:p>
          </table:table-cell>
          <table:table-cell office:value-type="float" office:value="998.28" calcext:value-type="float">
            <text:p>998.28</text:p>
          </table:table-cell>
          <table:table-cell office:value-type="float" office:value="33043.029461" calcext:value-type="float">
            <text:p>33043.029461</text:p>
          </table:table-cell>
          <table:table-cell table:number-columns-repeated="2"/>
          <table:table-cell office:value-type="float" office:value="3367.8" calcext:value-type="float">
            <text:p>$3,367.80</text:p>
          </table:table-cell>
          <table:table-cell table:number-columns-repeated="6"/>
          <table:table-cell office:value-type="float" office:value="392.07948" calcext:value-type="float">
            <text:p>$392.08</text:p>
          </table:table-cell>
          <table:table-cell office:value-type="float" office:value="1559.8696" calcext:value-type="float">
            <text:p>$1,559.87</text:p>
          </table:table-cell>
          <table:table-cell table:number-columns-repeated="4"/>
          <table:table-cell table:style-name="ce19" office:value-type="float" office:value="26725" calcext:value-type="float">
            <text:p>$26,725.00</text:p>
          </table:table-cell>
          <table:table-cell table:style-name="ce27" office:value-type="float" office:value="998.28" calcext:value-type="float">
            <text:p>$998.28</text:p>
          </table:table-cell>
          <table:table-cell office:value-type="float" office:value="33043.02908" calcext:value-type="float">
            <text:p>$33,043.0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381000000061249" calcext:value-type="float">
            <text:p>-0.00038100000006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19:.BA119])" office:value-type="float" office:value="-0.000381000000061249" calcext:value-type="float">
            <text:p>-0.000381000000061</text:p>
          </table:table-cell>
          <table:table-cell/>
          <table:table-cell table:formula="of:=[.T119]-[.B119]" office:value-type="float" office:value="0" calcext:value-type="float">
            <text:p>0</text:p>
          </table:table-cell>
          <table:table-cell table:formula="of:=[.U119]-[.C119]" office:value-type="float" office:value="0" calcext:value-type="float">
            <text:p>0</text:p>
          </table:table-cell>
          <table:table-cell table:formula="of:=[.V119]-[.D119]" office:value-type="float" office:value="0" calcext:value-type="float">
            <text:p>0</text:p>
          </table:table-cell>
          <table:table-cell table:formula="of:=[.W119]-[.E119]" office:value-type="float" office:value="0" calcext:value-type="float">
            <text:p>0</text:p>
          </table:table-cell>
          <table:table-cell table:formula="of:=[.X119]-[.F119]" office:value-type="float" office:value="0" calcext:value-type="float">
            <text:p>0</text:p>
          </table:table-cell>
          <table:table-cell table:formula="of:=[.Y119]-[.G119]" office:value-type="float" office:value="0" calcext:value-type="float">
            <text:p>0</text:p>
          </table:table-cell>
          <table:table-cell table:formula="of:=[.Z119]-[.H119]" office:value-type="float" office:value="0" calcext:value-type="float">
            <text:p>0</text:p>
          </table:table-cell>
          <table:table-cell table:formula="of:=[.AA119]-[.I119]" office:value-type="float" office:value="0" calcext:value-type="float">
            <text:p>0</text:p>
          </table:table-cell>
          <table:table-cell table:formula="of:=[.AB119]-[.J119]" office:value-type="float" office:value="-0.000381000000061249" calcext:value-type="float">
            <text:p>-0.000381000000061</text:p>
          </table:table-cell>
          <table:table-cell table:formula="of:=[.AC119]-[.K119]" office:value-type="float" office:value="0" calcext:value-type="float">
            <text:p>0</text:p>
          </table:table-cell>
          <table:table-cell table:formula="of:=[.AD119]-[.L119]" office:value-type="float" office:value="0" calcext:value-type="float">
            <text:p>0</text:p>
          </table:table-cell>
          <table:table-cell table:formula="of:=[.AE119]-[.M119]" office:value-type="float" office:value="0" calcext:value-type="float">
            <text:p>0</text:p>
          </table:table-cell>
          <table:table-cell table:formula="of:=[.AF119]-[.N119]" office:value-type="float" office:value="0" calcext:value-type="float">
            <text:p>0</text:p>
          </table:table-cell>
          <table:table-cell table:formula="of:=[.AG119]-[.O119]" office:value-type="float" office:value="0" calcext:value-type="float">
            <text:p>0</text:p>
          </table:table-cell>
          <table:table-cell table:formula="of:=[.AH119]-[.P119]" office:value-type="float" office:value="0" calcext:value-type="float">
            <text:p>0</text:p>
          </table:table-cell>
          <table:table-cell table:formula="of:=[.AI119]-[.Q119]" office:value-type="float" office:value="0" calcext:value-type="float">
            <text:p>0</text:p>
          </table:table-cell>
          <table:table-cell table:formula="of:=[.AJ119]-[.R119]" office:value-type="float" office:value="-0.000380999998014886" calcext:value-type="float">
            <text:p>-0.000380999998015</text:p>
          </table:table-cell>
        </table:table-row>
        <table:table-row table:style-name="ro1">
          <table:table-cell office:value-type="string" calcext:value-type="string">
            <text:p>2020-01-01</text:p>
          </table:table-cell>
          <table:table-cell/>
          <table:table-cell office:value-type="float" office:value="3396.6" calcext:value-type="float">
            <text:p>3396.6</text:p>
          </table:table-cell>
          <table:table-cell table:number-columns-repeated="6"/>
          <table:table-cell office:value-type="float" office:value="506.307852" calcext:value-type="float">
            <text:p>506.307852</text:p>
          </table:table-cell>
          <table:table-cell office:value-type="float" office:value="1710.72541" calcext:value-type="float">
            <text:p>1710.72541</text:p>
          </table:table-cell>
          <table:table-cell table:number-columns-repeated="4"/>
          <table:table-cell office:value-type="float" office:value="29365" calcext:value-type="float">
            <text:p>29365</text:p>
          </table:table-cell>
          <table:table-cell office:value-type="float" office:value="1056.3" calcext:value-type="float">
            <text:p>1056.3</text:p>
          </table:table-cell>
          <table:table-cell office:value-type="float" office:value="36034.933262" calcext:value-type="float">
            <text:p>36034.933262</text:p>
          </table:table-cell>
          <table:table-cell/>
          <table:table-cell table:style-name="ce11"/>
          <table:table-cell table:style-name="ce14" office:value-type="float" office:value="3396.6" calcext:value-type="float">
            <text:p>$3,396.6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506.30736" calcext:value-type="float">
            <text:p>$506.31</text:p>
          </table:table-cell>
          <table:table-cell table:style-name="ce20" office:value-type="float" office:value="1710.72541" calcext:value-type="float">
            <text:p>$1,710.73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29365" calcext:value-type="float">
            <text:p>$29,365.00</text:p>
          </table:table-cell>
          <table:table-cell table:style-name="ce28" office:value-type="float" office:value="1056.3" calcext:value-type="float">
            <text:p>$1,056.30</text:p>
          </table:table-cell>
          <table:table-cell table:style-name="ce31" office:value-type="float" office:value="36034.93277" calcext:value-type="float">
            <text:p>$36,034.9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492000000008375" calcext:value-type="float">
            <text:p>-0.00049200000000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20:.BA120])" office:value-type="float" office:value="-0.000492000000008375" calcext:value-type="float">
            <text:p>-0.000492000000008</text:p>
          </table:table-cell>
          <table:table-cell/>
          <table:table-cell table:formula="of:=[.T120]-[.B120]" office:value-type="float" office:value="0" calcext:value-type="float">
            <text:p>0</text:p>
          </table:table-cell>
          <table:table-cell table:formula="of:=[.U120]-[.C120]" office:value-type="float" office:value="0" calcext:value-type="float">
            <text:p>0</text:p>
          </table:table-cell>
          <table:table-cell table:formula="of:=[.V120]-[.D120]" office:value-type="float" office:value="0" calcext:value-type="float">
            <text:p>0</text:p>
          </table:table-cell>
          <table:table-cell table:formula="of:=[.W120]-[.E120]" office:value-type="float" office:value="0" calcext:value-type="float">
            <text:p>0</text:p>
          </table:table-cell>
          <table:table-cell table:formula="of:=[.X120]-[.F120]" office:value-type="float" office:value="0" calcext:value-type="float">
            <text:p>0</text:p>
          </table:table-cell>
          <table:table-cell table:formula="of:=[.Y120]-[.G120]" office:value-type="float" office:value="0" calcext:value-type="float">
            <text:p>0</text:p>
          </table:table-cell>
          <table:table-cell table:formula="of:=[.Z120]-[.H120]" office:value-type="float" office:value="0" calcext:value-type="float">
            <text:p>0</text:p>
          </table:table-cell>
          <table:table-cell table:formula="of:=[.AA120]-[.I120]" office:value-type="float" office:value="0" calcext:value-type="float">
            <text:p>0</text:p>
          </table:table-cell>
          <table:table-cell table:formula="of:=[.AB120]-[.J120]" office:value-type="float" office:value="-0.000492000000008375" calcext:value-type="float">
            <text:p>-0.000492000000008</text:p>
          </table:table-cell>
          <table:table-cell table:formula="of:=[.AC120]-[.K120]" office:value-type="float" office:value="0" calcext:value-type="float">
            <text:p>0</text:p>
          </table:table-cell>
          <table:table-cell table:formula="of:=[.AD120]-[.L120]" office:value-type="float" office:value="0" calcext:value-type="float">
            <text:p>0</text:p>
          </table:table-cell>
          <table:table-cell table:formula="of:=[.AE120]-[.M120]" office:value-type="float" office:value="0" calcext:value-type="float">
            <text:p>0</text:p>
          </table:table-cell>
          <table:table-cell table:formula="of:=[.AF120]-[.N120]" office:value-type="float" office:value="0" calcext:value-type="float">
            <text:p>0</text:p>
          </table:table-cell>
          <table:table-cell table:formula="of:=[.AG120]-[.O120]" office:value-type="float" office:value="0" calcext:value-type="float">
            <text:p>0</text:p>
          </table:table-cell>
          <table:table-cell table:formula="of:=[.AH120]-[.P120]" office:value-type="float" office:value="0" calcext:value-type="float">
            <text:p>0</text:p>
          </table:table-cell>
          <table:table-cell table:formula="of:=[.AI120]-[.Q120]" office:value-type="float" office:value="0" calcext:value-type="float">
            <text:p>0</text:p>
          </table:table-cell>
          <table:table-cell table:formula="of:=[.AJ120]-[.R120]" office:value-type="float" office:value="-0.000491999999212567" calcext:value-type="float">
            <text:p>-0.000491999999213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office:value-type="float" office:value="3332.7" calcext:value-type="float">
            <text:p>3332.7</text:p>
          </table:table-cell>
          <table:table-cell table:number-columns-repeated="6"/>
          <table:table-cell office:value-type="float" office:value="370.46916" calcext:value-type="float">
            <text:p>370.46916</text:p>
          </table:table-cell>
          <table:table-cell office:value-type="float" office:value="1688.14835" calcext:value-type="float">
            <text:p>1688.14835</text:p>
          </table:table-cell>
          <table:table-cell table:number-columns-repeated="4"/>
          <table:table-cell office:value-type="float" office:value="32387" calcext:value-type="float">
            <text:p>32387</text:p>
          </table:table-cell>
          <table:table-cell office:value-type="float" office:value="1057.42" calcext:value-type="float">
            <text:p>1057.42</text:p>
          </table:table-cell>
          <table:table-cell office:value-type="float" office:value="38835.73751" calcext:value-type="float">
            <text:p>38835.73751</text:p>
          </table:table-cell>
          <table:table-cell/>
          <table:table-cell table:style-name="ce11"/>
          <table:table-cell table:style-name="ce14" office:value-type="float" office:value="3332.7" calcext:value-type="float">
            <text:p>$3,332.7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370.4688" calcext:value-type="float">
            <text:p>$370.47</text:p>
          </table:table-cell>
          <table:table-cell table:style-name="ce20" office:value-type="float" office:value="1688.14835" calcext:value-type="float">
            <text:p>$1,688.15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32387" calcext:value-type="float">
            <text:p>$32,387.00</text:p>
          </table:table-cell>
          <table:table-cell table:style-name="ce28" office:value-type="float" office:value="1057.42" calcext:value-type="float">
            <text:p>$1,057.42</text:p>
          </table:table-cell>
          <table:table-cell table:style-name="ce31" office:value-type="float" office:value="38835.73715" calcext:value-type="float">
            <text:p>$38,835.7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360000000057425" calcext:value-type="float">
            <text:p>-0.00036000000005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21:.BA121])" office:value-type="float" office:value="-0.000360000000057425" calcext:value-type="float">
            <text:p>-0.000360000000057</text:p>
          </table:table-cell>
          <table:table-cell/>
          <table:table-cell table:formula="of:=[.T121]-[.B121]" office:value-type="float" office:value="0" calcext:value-type="float">
            <text:p>0</text:p>
          </table:table-cell>
          <table:table-cell table:formula="of:=[.U121]-[.C121]" office:value-type="float" office:value="0" calcext:value-type="float">
            <text:p>0</text:p>
          </table:table-cell>
          <table:table-cell table:formula="of:=[.V121]-[.D121]" office:value-type="float" office:value="0" calcext:value-type="float">
            <text:p>0</text:p>
          </table:table-cell>
          <table:table-cell table:formula="of:=[.W121]-[.E121]" office:value-type="float" office:value="0" calcext:value-type="float">
            <text:p>0</text:p>
          </table:table-cell>
          <table:table-cell table:formula="of:=[.X121]-[.F121]" office:value-type="float" office:value="0" calcext:value-type="float">
            <text:p>0</text:p>
          </table:table-cell>
          <table:table-cell table:formula="of:=[.Y121]-[.G121]" office:value-type="float" office:value="0" calcext:value-type="float">
            <text:p>0</text:p>
          </table:table-cell>
          <table:table-cell table:formula="of:=[.Z121]-[.H121]" office:value-type="float" office:value="0" calcext:value-type="float">
            <text:p>0</text:p>
          </table:table-cell>
          <table:table-cell table:formula="of:=[.AA121]-[.I121]" office:value-type="float" office:value="0" calcext:value-type="float">
            <text:p>0</text:p>
          </table:table-cell>
          <table:table-cell table:formula="of:=[.AB121]-[.J121]" office:value-type="float" office:value="-0.000360000000057425" calcext:value-type="float">
            <text:p>-0.000360000000057</text:p>
          </table:table-cell>
          <table:table-cell table:formula="of:=[.AC121]-[.K121]" office:value-type="float" office:value="0" calcext:value-type="float">
            <text:p>0</text:p>
          </table:table-cell>
          <table:table-cell table:formula="of:=[.AD121]-[.L121]" office:value-type="float" office:value="0" calcext:value-type="float">
            <text:p>0</text:p>
          </table:table-cell>
          <table:table-cell table:formula="of:=[.AE121]-[.M121]" office:value-type="float" office:value="0" calcext:value-type="float">
            <text:p>0</text:p>
          </table:table-cell>
          <table:table-cell table:formula="of:=[.AF121]-[.N121]" office:value-type="float" office:value="0" calcext:value-type="float">
            <text:p>0</text:p>
          </table:table-cell>
          <table:table-cell table:formula="of:=[.AG121]-[.O121]" office:value-type="float" office:value="0" calcext:value-type="float">
            <text:p>0</text:p>
          </table:table-cell>
          <table:table-cell table:formula="of:=[.AH121]-[.P121]" office:value-type="float" office:value="0" calcext:value-type="float">
            <text:p>0</text:p>
          </table:table-cell>
          <table:table-cell table:formula="of:=[.AI121]-[.Q121]" office:value-type="float" office:value="0" calcext:value-type="float">
            <text:p>0</text:p>
          </table:table-cell>
          <table:table-cell table:formula="of:=[.AJ121]-[.R121]" office:value-type="float" office:value="-0.000359999998181593" calcext:value-type="float">
            <text:p>-0.000359999998182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office:value-type="float" office:value="2816.1" calcext:value-type="float">
            <text:p>2816.1</text:p>
          </table:table-cell>
          <table:table-cell table:number-columns-repeated="6"/>
          <table:table-cell office:value-type="float" office:value="331.364082" calcext:value-type="float">
            <text:p>331.364082</text:p>
          </table:table-cell>
          <table:table-cell office:value-type="float" office:value="1547.55484" calcext:value-type="float">
            <text:p>1547.55484</text:p>
          </table:table-cell>
          <table:table-cell table:number-columns-repeated="4"/>
          <table:table-cell office:value-type="float" office:value="27336" calcext:value-type="float">
            <text:p>27336</text:p>
          </table:table-cell>
          <table:table-cell office:value-type="float" office:value="1135.55" calcext:value-type="float">
            <text:p>1135.55</text:p>
          </table:table-cell>
          <table:table-cell office:value-type="float" office:value="33166.568922" calcext:value-type="float">
            <text:p>33166.568922</text:p>
          </table:table-cell>
          <table:table-cell/>
          <table:table-cell table:style-name="ce11"/>
          <table:table-cell table:style-name="ce14" office:value-type="float" office:value="2816.1" calcext:value-type="float">
            <text:p>$2,816.1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331.36376" calcext:value-type="float">
            <text:p>$331.36</text:p>
          </table:table-cell>
          <table:table-cell table:style-name="ce20" office:value-type="float" office:value="1547.55484" calcext:value-type="float">
            <text:p>$1,547.55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27336" calcext:value-type="float">
            <text:p>$27,336.00</text:p>
          </table:table-cell>
          <table:table-cell table:style-name="ce28" office:value-type="float" office:value="1135.55" calcext:value-type="float">
            <text:p>$1,135.55</text:p>
          </table:table-cell>
          <table:table-cell table:style-name="ce31" office:value-type="float" office:value="33166.5686" calcext:value-type="float">
            <text:p>$33,166.5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322000000039679" calcext:value-type="float">
            <text:p>-0.0003220000000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22:.BA122])" office:value-type="float" office:value="-0.000322000000039679" calcext:value-type="float">
            <text:p>-0.00032200000004</text:p>
          </table:table-cell>
          <table:table-cell/>
          <table:table-cell table:formula="of:=[.T122]-[.B122]" office:value-type="float" office:value="0" calcext:value-type="float">
            <text:p>0</text:p>
          </table:table-cell>
          <table:table-cell table:formula="of:=[.U122]-[.C122]" office:value-type="float" office:value="0" calcext:value-type="float">
            <text:p>0</text:p>
          </table:table-cell>
          <table:table-cell table:formula="of:=[.V122]-[.D122]" office:value-type="float" office:value="0" calcext:value-type="float">
            <text:p>0</text:p>
          </table:table-cell>
          <table:table-cell table:formula="of:=[.W122]-[.E122]" office:value-type="float" office:value="0" calcext:value-type="float">
            <text:p>0</text:p>
          </table:table-cell>
          <table:table-cell table:formula="of:=[.X122]-[.F122]" office:value-type="float" office:value="0" calcext:value-type="float">
            <text:p>0</text:p>
          </table:table-cell>
          <table:table-cell table:formula="of:=[.Y122]-[.G122]" office:value-type="float" office:value="0" calcext:value-type="float">
            <text:p>0</text:p>
          </table:table-cell>
          <table:table-cell table:formula="of:=[.Z122]-[.H122]" office:value-type="float" office:value="0" calcext:value-type="float">
            <text:p>0</text:p>
          </table:table-cell>
          <table:table-cell table:formula="of:=[.AA122]-[.I122]" office:value-type="float" office:value="0" calcext:value-type="float">
            <text:p>0</text:p>
          </table:table-cell>
          <table:table-cell table:formula="of:=[.AB122]-[.J122]" office:value-type="float" office:value="-0.000322000000039679" calcext:value-type="float">
            <text:p>-0.00032200000004</text:p>
          </table:table-cell>
          <table:table-cell table:formula="of:=[.AC122]-[.K122]" office:value-type="float" office:value="0" calcext:value-type="float">
            <text:p>0</text:p>
          </table:table-cell>
          <table:table-cell table:formula="of:=[.AD122]-[.L122]" office:value-type="float" office:value="0" calcext:value-type="float">
            <text:p>0</text:p>
          </table:table-cell>
          <table:table-cell table:formula="of:=[.AE122]-[.M122]" office:value-type="float" office:value="0" calcext:value-type="float">
            <text:p>0</text:p>
          </table:table-cell>
          <table:table-cell table:formula="of:=[.AF122]-[.N122]" office:value-type="float" office:value="0" calcext:value-type="float">
            <text:p>0</text:p>
          </table:table-cell>
          <table:table-cell table:formula="of:=[.AG122]-[.O122]" office:value-type="float" office:value="0" calcext:value-type="float">
            <text:p>0</text:p>
          </table:table-cell>
          <table:table-cell table:formula="of:=[.AH122]-[.P122]" office:value-type="float" office:value="0" calcext:value-type="float">
            <text:p>0</text:p>
          </table:table-cell>
          <table:table-cell table:formula="of:=[.AI122]-[.Q122]" office:value-type="float" office:value="0" calcext:value-type="float">
            <text:p>0</text:p>
          </table:table-cell>
          <table:table-cell table:formula="of:=[.AJ122]-[.R122]" office:value-type="float" office:value="-0.000321999999869149" calcext:value-type="float">
            <text:p>-0.00032199999986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/>
          <table:table-cell office:value-type="float" office:value="2195.1" calcext:value-type="float">
            <text:p>2195.1</text:p>
          </table:table-cell>
          <table:table-cell table:number-columns-repeated="6"/>
          <table:table-cell office:value-type="float" office:value="466.173693" calcext:value-type="float">
            <text:p>466.173693</text:p>
          </table:table-cell>
          <table:table-cell office:value-type="float" office:value="1348.46622" calcext:value-type="float">
            <text:p>1348.46622</text:p>
          </table:table-cell>
          <table:table-cell table:number-columns-repeated="4"/>
          <table:table-cell office:value-type="float" office:value="25429" calcext:value-type="float">
            <text:p>25429</text:p>
          </table:table-cell>
          <table:table-cell office:value-type="float" office:value="63.45" calcext:value-type="float">
            <text:p>63.45</text:p>
          </table:table-cell>
          <table:table-cell office:value-type="float" office:value="29502.189913" calcext:value-type="float">
            <text:p>29502.189913</text:p>
          </table:table-cell>
          <table:table-cell/>
          <table:table-cell table:style-name="ce11"/>
          <table:table-cell table:style-name="ce14" office:value-type="float" office:value="2195.1" calcext:value-type="float">
            <text:p>$2,195.1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466.17324" calcext:value-type="float">
            <text:p>$466.17</text:p>
          </table:table-cell>
          <table:table-cell table:style-name="ce20" office:value-type="float" office:value="1348.46622" calcext:value-type="float">
            <text:p>$1,348.47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25429" calcext:value-type="float">
            <text:p>$25,429.00</text:p>
          </table:table-cell>
          <table:table-cell table:style-name="ce28" office:value-type="float" office:value="63.45" calcext:value-type="float">
            <text:p>$63.45</text:p>
          </table:table-cell>
          <table:table-cell table:style-name="ce31" office:value-type="float" office:value="29502.18946" calcext:value-type="float">
            <text:p>$29,502.1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453000000049997" calcext:value-type="float">
            <text:p>-0.0004530000000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23:.BA123])" office:value-type="float" office:value="-0.000453000000049997" calcext:value-type="float">
            <text:p>-0.00045300000005</text:p>
          </table:table-cell>
          <table:table-cell/>
          <table:table-cell table:formula="of:=[.T123]-[.B123]" office:value-type="float" office:value="0" calcext:value-type="float">
            <text:p>0</text:p>
          </table:table-cell>
          <table:table-cell table:formula="of:=[.U123]-[.C123]" office:value-type="float" office:value="0" calcext:value-type="float">
            <text:p>0</text:p>
          </table:table-cell>
          <table:table-cell table:formula="of:=[.V123]-[.D123]" office:value-type="float" office:value="0" calcext:value-type="float">
            <text:p>0</text:p>
          </table:table-cell>
          <table:table-cell table:formula="of:=[.W123]-[.E123]" office:value-type="float" office:value="0" calcext:value-type="float">
            <text:p>0</text:p>
          </table:table-cell>
          <table:table-cell table:formula="of:=[.X123]-[.F123]" office:value-type="float" office:value="0" calcext:value-type="float">
            <text:p>0</text:p>
          </table:table-cell>
          <table:table-cell table:formula="of:=[.Y123]-[.G123]" office:value-type="float" office:value="0" calcext:value-type="float">
            <text:p>0</text:p>
          </table:table-cell>
          <table:table-cell table:formula="of:=[.Z123]-[.H123]" office:value-type="float" office:value="0" calcext:value-type="float">
            <text:p>0</text:p>
          </table:table-cell>
          <table:table-cell table:formula="of:=[.AA123]-[.I123]" office:value-type="float" office:value="0" calcext:value-type="float">
            <text:p>0</text:p>
          </table:table-cell>
          <table:table-cell table:formula="of:=[.AB123]-[.J123]" office:value-type="float" office:value="-0.000453000000049997" calcext:value-type="float">
            <text:p>-0.00045300000005</text:p>
          </table:table-cell>
          <table:table-cell table:formula="of:=[.AC123]-[.K123]" office:value-type="float" office:value="0" calcext:value-type="float">
            <text:p>0</text:p>
          </table:table-cell>
          <table:table-cell table:formula="of:=[.AD123]-[.L123]" office:value-type="float" office:value="0" calcext:value-type="float">
            <text:p>0</text:p>
          </table:table-cell>
          <table:table-cell table:formula="of:=[.AE123]-[.M123]" office:value-type="float" office:value="0" calcext:value-type="float">
            <text:p>0</text:p>
          </table:table-cell>
          <table:table-cell table:formula="of:=[.AF123]-[.N123]" office:value-type="float" office:value="0" calcext:value-type="float">
            <text:p>0</text:p>
          </table:table-cell>
          <table:table-cell table:formula="of:=[.AG123]-[.O123]" office:value-type="float" office:value="0" calcext:value-type="float">
            <text:p>0</text:p>
          </table:table-cell>
          <table:table-cell table:formula="of:=[.AH123]-[.P123]" office:value-type="float" office:value="0" calcext:value-type="float">
            <text:p>0</text:p>
          </table:table-cell>
          <table:table-cell table:formula="of:=[.AI123]-[.Q123]" office:value-type="float" office:value="0" calcext:value-type="float">
            <text:p>0</text:p>
          </table:table-cell>
          <table:table-cell table:formula="of:=[.AJ123]-[.R123]" office:value-type="float" office:value="-0.000453000000561588" calcext:value-type="float">
            <text:p>-0.000453000000562</text:p>
          </table:table-cell>
        </table:table-row>
        <table:table-row table:style-name="ro1">
          <table:table-cell office:value-type="string" calcext:value-type="string">
            <text:p>2020-05-01</text:p>
          </table:table-cell>
          <table:table-cell/>
          <table:table-cell office:value-type="float" office:value="2142" calcext:value-type="float">
            <text:p>2142</text:p>
          </table:table-cell>
          <table:table-cell table:number-columns-repeated="6"/>
          <table:table-cell office:value-type="float" office:value="619.506762" calcext:value-type="float">
            <text:p>619.506762</text:p>
          </table:table-cell>
          <table:table-cell office:value-type="float" office:value="1884.15828" calcext:value-type="float">
            <text:p>1884.15828</text:p>
          </table:table-cell>
          <table:table-cell table:number-columns-repeated="4"/>
          <table:table-cell office:value-type="float" office:value="29380" calcext:value-type="float">
            <text:p>29380</text:p>
          </table:table-cell>
          <table:table-cell office:value-type="float" office:value="63.72" calcext:value-type="float">
            <text:p>63.72</text:p>
          </table:table-cell>
          <table:table-cell office:value-type="float" office:value="34089.385042" calcext:value-type="float">
            <text:p>34089.385042</text:p>
          </table:table-cell>
          <table:table-cell/>
          <table:table-cell table:style-name="ce11"/>
          <table:table-cell table:style-name="ce14" office:value-type="float" office:value="2142" calcext:value-type="float">
            <text:p>$2,142.0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619.50616" calcext:value-type="float">
            <text:p>$619.51</text:p>
          </table:table-cell>
          <table:table-cell table:style-name="ce20" office:value-type="float" office:value="1884.15828" calcext:value-type="float">
            <text:p>$1,884.16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29380" calcext:value-type="float">
            <text:p>$29,380.00</text:p>
          </table:table-cell>
          <table:table-cell table:style-name="ce28" office:value-type="float" office:value="63.72" calcext:value-type="float">
            <text:p>$63.72</text:p>
          </table:table-cell>
          <table:table-cell table:style-name="ce31" office:value-type="float" office:value="34089.38444" calcext:value-type="float">
            <text:p>$34,089.3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602000000071712" calcext:value-type="float">
            <text:p>-0.00060200000007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24:.BA124])" office:value-type="float" office:value="-0.000602000000071712" calcext:value-type="float">
            <text:p>-0.000602000000072</text:p>
          </table:table-cell>
          <table:table-cell/>
          <table:table-cell table:formula="of:=[.T124]-[.B124]" office:value-type="float" office:value="0" calcext:value-type="float">
            <text:p>0</text:p>
          </table:table-cell>
          <table:table-cell table:formula="of:=[.U124]-[.C124]" office:value-type="float" office:value="0" calcext:value-type="float">
            <text:p>0</text:p>
          </table:table-cell>
          <table:table-cell table:formula="of:=[.V124]-[.D124]" office:value-type="float" office:value="0" calcext:value-type="float">
            <text:p>0</text:p>
          </table:table-cell>
          <table:table-cell table:formula="of:=[.W124]-[.E124]" office:value-type="float" office:value="0" calcext:value-type="float">
            <text:p>0</text:p>
          </table:table-cell>
          <table:table-cell table:formula="of:=[.X124]-[.F124]" office:value-type="float" office:value="0" calcext:value-type="float">
            <text:p>0</text:p>
          </table:table-cell>
          <table:table-cell table:formula="of:=[.Y124]-[.G124]" office:value-type="float" office:value="0" calcext:value-type="float">
            <text:p>0</text:p>
          </table:table-cell>
          <table:table-cell table:formula="of:=[.Z124]-[.H124]" office:value-type="float" office:value="0" calcext:value-type="float">
            <text:p>0</text:p>
          </table:table-cell>
          <table:table-cell table:formula="of:=[.AA124]-[.I124]" office:value-type="float" office:value="0" calcext:value-type="float">
            <text:p>0</text:p>
          </table:table-cell>
          <table:table-cell table:formula="of:=[.AB124]-[.J124]" office:value-type="float" office:value="-0.000602000000071712" calcext:value-type="float">
            <text:p>-0.000602000000072</text:p>
          </table:table-cell>
          <table:table-cell table:formula="of:=[.AC124]-[.K124]" office:value-type="float" office:value="0" calcext:value-type="float">
            <text:p>0</text:p>
          </table:table-cell>
          <table:table-cell table:formula="of:=[.AD124]-[.L124]" office:value-type="float" office:value="0" calcext:value-type="float">
            <text:p>0</text:p>
          </table:table-cell>
          <table:table-cell table:formula="of:=[.AE124]-[.M124]" office:value-type="float" office:value="0" calcext:value-type="float">
            <text:p>0</text:p>
          </table:table-cell>
          <table:table-cell table:formula="of:=[.AF124]-[.N124]" office:value-type="float" office:value="0" calcext:value-type="float">
            <text:p>0</text:p>
          </table:table-cell>
          <table:table-cell table:formula="of:=[.AG124]-[.O124]" office:value-type="float" office:value="0" calcext:value-type="float">
            <text:p>0</text:p>
          </table:table-cell>
          <table:table-cell table:formula="of:=[.AH124]-[.P124]" office:value-type="float" office:value="0" calcext:value-type="float">
            <text:p>0</text:p>
          </table:table-cell>
          <table:table-cell table:formula="of:=[.AI124]-[.Q124]" office:value-type="float" office:value="0" calcext:value-type="float">
            <text:p>0</text:p>
          </table:table-cell>
          <table:table-cell table:formula="of:=[.AJ124]-[.R124]" office:value-type="float" office:value="-0.000602000000071712" calcext:value-type="float">
            <text:p>-0.000602000000072</text:p>
          </table:table-cell>
        </table:table-row>
        <table:table-row table:style-name="ro1">
          <table:table-cell office:value-type="string" calcext:value-type="string">
            <text:p>2020-06-01</text:p>
          </table:table-cell>
          <table:table-cell/>
          <table:table-cell office:value-type="float" office:value="2086.929" calcext:value-type="float">
            <text:p>2086.929</text:p>
          </table:table-cell>
          <table:table-cell table:number-columns-repeated="6"/>
          <table:table-cell office:value-type="float" office:value="465.144612" calcext:value-type="float">
            <text:p>465.144612</text:p>
          </table:table-cell>
          <table:table-cell office:value-type="float" office:value="1985.75505" calcext:value-type="float">
            <text:p>1985.75505</text:p>
          </table:table-cell>
          <table:table-cell table:number-columns-repeated="4"/>
          <table:table-cell office:value-type="float" office:value="31942" calcext:value-type="float">
            <text:p>31942</text:p>
          </table:table-cell>
          <table:table-cell office:value-type="float" office:value="124.01" calcext:value-type="float">
            <text:p>124.01</text:p>
          </table:table-cell>
          <table:table-cell office:value-type="float" office:value="36603.838662" calcext:value-type="float">
            <text:p>36603.838662</text:p>
          </table:table-cell>
          <table:table-cell/>
          <table:table-cell table:style-name="ce11"/>
          <table:table-cell table:style-name="ce14" office:value-type="float" office:value="2086.929" calcext:value-type="float">
            <text:p>$2,086.93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465.1338692" calcext:value-type="float">
            <text:p>$465.13</text:p>
          </table:table-cell>
          <table:table-cell table:style-name="ce20" office:value-type="float" office:value="1985.75505" calcext:value-type="float">
            <text:p>$1,985.76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31942.4" calcext:value-type="float">
            <text:p>$31,942.40</text:p>
          </table:table-cell>
          <table:table-cell table:style-name="ce28" office:value-type="float" office:value="124.01" calcext:value-type="float">
            <text:p>$124.01</text:p>
          </table:table-cell>
          <table:table-cell table:style-name="ce31" office:value-type="float" office:value="36604.2279192" calcext:value-type="float">
            <text:p>$36,604.2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107428000000027" calcext:value-type="float">
            <text:p>-0.010742800000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99999999997817" calcext:value-type="float">
            <text:p>0.399999999997817</text:p>
          </table:table-cell>
          <table:table-cell office:value-type="float" office:value="0" calcext:value-type="float">
            <text:p>0</text:p>
          </table:table-cell>
          <table:table-cell table:formula="of:=SUM([.AL125:.BA125])" office:value-type="float" office:value="0.389257199997814" calcext:value-type="float">
            <text:p>0.389257199997814</text:p>
          </table:table-cell>
          <table:table-cell/>
          <table:table-cell table:formula="of:=[.T125]-[.B125]" office:value-type="float" office:value="0" calcext:value-type="float">
            <text:p>0</text:p>
          </table:table-cell>
          <table:table-cell table:formula="of:=[.U125]-[.C125]" office:value-type="float" office:value="0" calcext:value-type="float">
            <text:p>0</text:p>
          </table:table-cell>
          <table:table-cell table:formula="of:=[.V125]-[.D125]" office:value-type="float" office:value="0" calcext:value-type="float">
            <text:p>0</text:p>
          </table:table-cell>
          <table:table-cell table:formula="of:=[.W125]-[.E125]" office:value-type="float" office:value="0" calcext:value-type="float">
            <text:p>0</text:p>
          </table:table-cell>
          <table:table-cell table:formula="of:=[.X125]-[.F125]" office:value-type="float" office:value="0" calcext:value-type="float">
            <text:p>0</text:p>
          </table:table-cell>
          <table:table-cell table:formula="of:=[.Y125]-[.G125]" office:value-type="float" office:value="0" calcext:value-type="float">
            <text:p>0</text:p>
          </table:table-cell>
          <table:table-cell table:formula="of:=[.Z125]-[.H125]" office:value-type="float" office:value="0" calcext:value-type="float">
            <text:p>0</text:p>
          </table:table-cell>
          <table:table-cell table:formula="of:=[.AA125]-[.I125]" office:value-type="float" office:value="0" calcext:value-type="float">
            <text:p>0</text:p>
          </table:table-cell>
          <table:table-cell table:formula="of:=[.AB125]-[.J125]" office:value-type="float" office:value="-0.0107428000000027" calcext:value-type="float">
            <text:p>-0.010742800000003</text:p>
          </table:table-cell>
          <table:table-cell table:formula="of:=[.AC125]-[.K125]" office:value-type="float" office:value="0" calcext:value-type="float">
            <text:p>0</text:p>
          </table:table-cell>
          <table:table-cell table:formula="of:=[.AD125]-[.L125]" office:value-type="float" office:value="0" calcext:value-type="float">
            <text:p>0</text:p>
          </table:table-cell>
          <table:table-cell table:formula="of:=[.AE125]-[.M125]" office:value-type="float" office:value="0" calcext:value-type="float">
            <text:p>0</text:p>
          </table:table-cell>
          <table:table-cell table:formula="of:=[.AF125]-[.N125]" office:value-type="float" office:value="0" calcext:value-type="float">
            <text:p>0</text:p>
          </table:table-cell>
          <table:table-cell table:formula="of:=[.AG125]-[.O125]" office:value-type="float" office:value="0" calcext:value-type="float">
            <text:p>0</text:p>
          </table:table-cell>
          <table:table-cell table:formula="of:=[.AH125]-[.P125]" office:value-type="float" office:value="0.399999999997817" calcext:value-type="float">
            <text:p>0.399999999997817</text:p>
          </table:table-cell>
          <table:table-cell table:formula="of:=[.AI125]-[.Q125]" office:value-type="float" office:value="0" calcext:value-type="float">
            <text:p>0</text:p>
          </table:table-cell>
          <table:table-cell table:formula="of:=[.AJ125]-[.R125]" office:value-type="float" office:value="0.389257199996791" calcext:value-type="float">
            <text:p>0.389257199996791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/>
          <table:table-cell office:value-type="float" office:value="2116.26" calcext:value-type="float">
            <text:p>2116.26</text:p>
          </table:table-cell>
          <table:table-cell table:number-columns-repeated="6"/>
          <table:table-cell office:value-type="float" office:value="423.981372" calcext:value-type="float">
            <text:p>423.981372</text:p>
          </table:table-cell>
          <table:table-cell office:value-type="float" office:value="2136.61086" calcext:value-type="float">
            <text:p>2136.61086</text:p>
          </table:table-cell>
          <table:table-cell table:number-columns-repeated="4"/>
          <table:table-cell office:value-type="float" office:value="36571" calcext:value-type="float">
            <text:p>36571</text:p>
          </table:table-cell>
          <table:table-cell office:value-type="float" office:value="216.38" calcext:value-type="float">
            <text:p>216.38</text:p>
          </table:table-cell>
          <table:table-cell office:value-type="float" office:value="41464.232232" calcext:value-type="float">
            <text:p>41464.232232</text:p>
          </table:table-cell>
          <table:table-cell/>
          <table:table-cell table:style-name="ce11"/>
          <table:table-cell table:style-name="ce14" office:value-type="float" office:value="2116.26" calcext:value-type="float">
            <text:p>$2,116.26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423.8368888" calcext:value-type="float">
            <text:p>$423.84</text:p>
          </table:table-cell>
          <table:table-cell table:style-name="ce20" office:value-type="float" office:value="2136.61086" calcext:value-type="float">
            <text:p>$2,136.61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36571" calcext:value-type="float">
            <text:p>$36,571.00</text:p>
          </table:table-cell>
          <table:table-cell table:style-name="ce28" office:value-type="float" office:value="216.38" calcext:value-type="float">
            <text:p>$216.38</text:p>
          </table:table-cell>
          <table:table-cell table:style-name="ce31" office:value-type="float" office:value="41464.0877488" calcext:value-type="float">
            <text:p>$41,464.09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144483200000025" calcext:value-type="float">
            <text:p>-0.14448320000002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26:.BA126])" office:value-type="float" office:value="-0.144483200000025" calcext:value-type="float">
            <text:p>-0.144483200000025</text:p>
          </table:table-cell>
          <table:table-cell/>
          <table:table-cell table:formula="of:=[.T126]-[.B126]" office:value-type="float" office:value="0" calcext:value-type="float">
            <text:p>0</text:p>
          </table:table-cell>
          <table:table-cell table:formula="of:=[.U126]-[.C126]" office:value-type="float" office:value="0" calcext:value-type="float">
            <text:p>0</text:p>
          </table:table-cell>
          <table:table-cell table:formula="of:=[.V126]-[.D126]" office:value-type="float" office:value="0" calcext:value-type="float">
            <text:p>0</text:p>
          </table:table-cell>
          <table:table-cell table:formula="of:=[.W126]-[.E126]" office:value-type="float" office:value="0" calcext:value-type="float">
            <text:p>0</text:p>
          </table:table-cell>
          <table:table-cell table:formula="of:=[.X126]-[.F126]" office:value-type="float" office:value="0" calcext:value-type="float">
            <text:p>0</text:p>
          </table:table-cell>
          <table:table-cell table:formula="of:=[.Y126]-[.G126]" office:value-type="float" office:value="0" calcext:value-type="float">
            <text:p>0</text:p>
          </table:table-cell>
          <table:table-cell table:formula="of:=[.Z126]-[.H126]" office:value-type="float" office:value="0" calcext:value-type="float">
            <text:p>0</text:p>
          </table:table-cell>
          <table:table-cell table:formula="of:=[.AA126]-[.I126]" office:value-type="float" office:value="0" calcext:value-type="float">
            <text:p>0</text:p>
          </table:table-cell>
          <table:table-cell table:formula="of:=[.AB126]-[.J126]" office:value-type="float" office:value="-0.144483200000025" calcext:value-type="float">
            <text:p>-0.144483200000025</text:p>
          </table:table-cell>
          <table:table-cell table:formula="of:=[.AC126]-[.K126]" office:value-type="float" office:value="0" calcext:value-type="float">
            <text:p>0</text:p>
          </table:table-cell>
          <table:table-cell table:formula="of:=[.AD126]-[.L126]" office:value-type="float" office:value="0" calcext:value-type="float">
            <text:p>0</text:p>
          </table:table-cell>
          <table:table-cell table:formula="of:=[.AE126]-[.M126]" office:value-type="float" office:value="0" calcext:value-type="float">
            <text:p>0</text:p>
          </table:table-cell>
          <table:table-cell table:formula="of:=[.AF126]-[.N126]" office:value-type="float" office:value="0" calcext:value-type="float">
            <text:p>0</text:p>
          </table:table-cell>
          <table:table-cell table:formula="of:=[.AG126]-[.O126]" office:value-type="float" office:value="0" calcext:value-type="float">
            <text:p>0</text:p>
          </table:table-cell>
          <table:table-cell table:formula="of:=[.AH126]-[.P126]" office:value-type="float" office:value="0" calcext:value-type="float">
            <text:p>0</text:p>
          </table:table-cell>
          <table:table-cell table:formula="of:=[.AI126]-[.Q126]" office:value-type="float" office:value="0" calcext:value-type="float">
            <text:p>0</text:p>
          </table:table-cell>
          <table:table-cell table:formula="of:=[.AJ126]-[.R126]" office:value-type="float" office:value="-0.144483200005197" calcext:value-type="float">
            <text:p>-0.144483200005197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/>
          <table:table-cell office:value-type="float" office:value="1983.6" calcext:value-type="float">
            <text:p>1983.6</text:p>
          </table:table-cell>
          <table:table-cell table:number-columns-repeated="6"/>
          <table:table-cell office:value-type="float" office:value="468.231855" calcext:value-type="float">
            <text:p>468.231855</text:p>
          </table:table-cell>
          <table:table-cell office:value-type="float" office:value="2506.05366" calcext:value-type="float">
            <text:p>2506.05366</text:p>
          </table:table-cell>
          <table:table-cell table:number-columns-repeated="4"/>
          <table:table-cell office:value-type="float" office:value="42504" calcext:value-type="float">
            <text:p>42504</text:p>
          </table:table-cell>
          <table:table-cell office:value-type="float" office:value="216.38" calcext:value-type="float">
            <text:p>216.38</text:p>
          </table:table-cell>
          <table:table-cell office:value-type="float" office:value="47678.265515" calcext:value-type="float">
            <text:p>47678.265515</text:p>
          </table:table-cell>
          <table:table-cell/>
          <table:table-cell table:style-name="ce11"/>
          <table:table-cell table:style-name="ce14" office:value-type="float" office:value="1983.6" calcext:value-type="float">
            <text:p>$1,983.6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468.2314" calcext:value-type="float">
            <text:p>$468.23</text:p>
          </table:table-cell>
          <table:table-cell table:style-name="ce20" office:value-type="float" office:value="2506.05366" calcext:value-type="float">
            <text:p>$2,506.05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42504" calcext:value-type="float">
            <text:p>$42,504.00</text:p>
          </table:table-cell>
          <table:table-cell table:style-name="ce28" office:value-type="float" office:value="216.38" calcext:value-type="float">
            <text:p>$216.38</text:p>
          </table:table-cell>
          <table:table-cell table:style-name="ce31" office:value-type="float" office:value="47678.26506" calcext:value-type="float">
            <text:p>$47,678.2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454999999988104" calcext:value-type="float">
            <text:p>-0.00045499999998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27:.BA127])" office:value-type="float" office:value="-0.000454999999988104" calcext:value-type="float">
            <text:p>-0.000454999999988</text:p>
          </table:table-cell>
          <table:table-cell/>
          <table:table-cell table:formula="of:=[.T127]-[.B127]" office:value-type="float" office:value="0" calcext:value-type="float">
            <text:p>0</text:p>
          </table:table-cell>
          <table:table-cell table:formula="of:=[.U127]-[.C127]" office:value-type="float" office:value="0" calcext:value-type="float">
            <text:p>0</text:p>
          </table:table-cell>
          <table:table-cell table:formula="of:=[.V127]-[.D127]" office:value-type="float" office:value="0" calcext:value-type="float">
            <text:p>0</text:p>
          </table:table-cell>
          <table:table-cell table:formula="of:=[.W127]-[.E127]" office:value-type="float" office:value="0" calcext:value-type="float">
            <text:p>0</text:p>
          </table:table-cell>
          <table:table-cell table:formula="of:=[.X127]-[.F127]" office:value-type="float" office:value="0" calcext:value-type="float">
            <text:p>0</text:p>
          </table:table-cell>
          <table:table-cell table:formula="of:=[.Y127]-[.G127]" office:value-type="float" office:value="0" calcext:value-type="float">
            <text:p>0</text:p>
          </table:table-cell>
          <table:table-cell table:formula="of:=[.Z127]-[.H127]" office:value-type="float" office:value="0" calcext:value-type="float">
            <text:p>0</text:p>
          </table:table-cell>
          <table:table-cell table:formula="of:=[.AA127]-[.I127]" office:value-type="float" office:value="0" calcext:value-type="float">
            <text:p>0</text:p>
          </table:table-cell>
          <table:table-cell table:formula="of:=[.AB127]-[.J127]" office:value-type="float" office:value="-0.000454999999988104" calcext:value-type="float">
            <text:p>-0.000454999999988</text:p>
          </table:table-cell>
          <table:table-cell table:formula="of:=[.AC127]-[.K127]" office:value-type="float" office:value="0" calcext:value-type="float">
            <text:p>0</text:p>
          </table:table-cell>
          <table:table-cell table:formula="of:=[.AD127]-[.L127]" office:value-type="float" office:value="0" calcext:value-type="float">
            <text:p>0</text:p>
          </table:table-cell>
          <table:table-cell table:formula="of:=[.AE127]-[.M127]" office:value-type="float" office:value="0" calcext:value-type="float">
            <text:p>0</text:p>
          </table:table-cell>
          <table:table-cell table:formula="of:=[.AF127]-[.N127]" office:value-type="float" office:value="0" calcext:value-type="float">
            <text:p>0</text:p>
          </table:table-cell>
          <table:table-cell table:formula="of:=[.AG127]-[.O127]" office:value-type="float" office:value="0" calcext:value-type="float">
            <text:p>0</text:p>
          </table:table-cell>
          <table:table-cell table:formula="of:=[.AH127]-[.P127]" office:value-type="float" office:value="0" calcext:value-type="float">
            <text:p>0</text:p>
          </table:table-cell>
          <table:table-cell table:formula="of:=[.AI127]-[.Q127]" office:value-type="float" office:value="0" calcext:value-type="float">
            <text:p>0</text:p>
          </table:table-cell>
          <table:table-cell table:formula="of:=[.AJ127]-[.R127]" office:value-type="float" office:value="-0.000455000001238659" calcext:value-type="float">
            <text:p>-0.000455000001239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/>
          <table:table-cell office:value-type="float" office:value="1883.7" calcext:value-type="float">
            <text:p>1883.7</text:p>
          </table:table-cell>
          <table:table-cell table:number-columns-repeated="6"/>
          <table:table-cell office:value-type="float" office:value="448.679316" calcext:value-type="float">
            <text:p>448.679316</text:p>
          </table:table-cell>
          <table:table-cell office:value-type="float" office:value="2459.87331" calcext:value-type="float">
            <text:p>2459.87331</text:p>
          </table:table-cell>
          <table:table-cell table:number-columns-repeated="4"/>
          <table:table-cell office:value-type="float" office:value="51616" calcext:value-type="float">
            <text:p>51616</text:p>
          </table:table-cell>
          <table:table-cell office:value-type="float" office:value="216.38" calcext:value-type="float">
            <text:p>216.38</text:p>
          </table:table-cell>
          <table:table-cell office:value-type="float" office:value="56624.632626" calcext:value-type="float">
            <text:p>56624.632626</text:p>
          </table:table-cell>
          <table:table-cell/>
          <table:table-cell table:style-name="ce11"/>
          <table:table-cell table:style-name="ce14" office:value-type="float" office:value="1883.7" calcext:value-type="float">
            <text:p>$1,883.7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448.67888" calcext:value-type="float">
            <text:p>$448.68</text:p>
          </table:table-cell>
          <table:table-cell table:style-name="ce20" office:value-type="float" office:value="2459.87331" calcext:value-type="float">
            <text:p>$2,459.87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51616" calcext:value-type="float">
            <text:p>$51,616.00</text:p>
          </table:table-cell>
          <table:table-cell table:style-name="ce28" office:value-type="float" office:value="216.38" calcext:value-type="float">
            <text:p>$216.38</text:p>
          </table:table-cell>
          <table:table-cell table:style-name="ce31" office:value-type="float" office:value="56624.63219" calcext:value-type="float">
            <text:p>$56,624.6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435999999979231" calcext:value-type="float">
            <text:p>-0.00043599999997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28:.BA128])" office:value-type="float" office:value="-0.000435999999979231" calcext:value-type="float">
            <text:p>-0.000435999999979</text:p>
          </table:table-cell>
          <table:table-cell/>
          <table:table-cell table:formula="of:=[.T128]-[.B128]" office:value-type="float" office:value="0" calcext:value-type="float">
            <text:p>0</text:p>
          </table:table-cell>
          <table:table-cell table:formula="of:=[.U128]-[.C128]" office:value-type="float" office:value="0" calcext:value-type="float">
            <text:p>0</text:p>
          </table:table-cell>
          <table:table-cell table:formula="of:=[.V128]-[.D128]" office:value-type="float" office:value="0" calcext:value-type="float">
            <text:p>0</text:p>
          </table:table-cell>
          <table:table-cell table:formula="of:=[.W128]-[.E128]" office:value-type="float" office:value="0" calcext:value-type="float">
            <text:p>0</text:p>
          </table:table-cell>
          <table:table-cell table:formula="of:=[.X128]-[.F128]" office:value-type="float" office:value="0" calcext:value-type="float">
            <text:p>0</text:p>
          </table:table-cell>
          <table:table-cell table:formula="of:=[.Y128]-[.G128]" office:value-type="float" office:value="0" calcext:value-type="float">
            <text:p>0</text:p>
          </table:table-cell>
          <table:table-cell table:formula="of:=[.Z128]-[.H128]" office:value-type="float" office:value="0" calcext:value-type="float">
            <text:p>0</text:p>
          </table:table-cell>
          <table:table-cell table:formula="of:=[.AA128]-[.I128]" office:value-type="float" office:value="0" calcext:value-type="float">
            <text:p>0</text:p>
          </table:table-cell>
          <table:table-cell table:formula="of:=[.AB128]-[.J128]" office:value-type="float" office:value="-0.000435999999979231" calcext:value-type="float">
            <text:p>-0.000435999999979</text:p>
          </table:table-cell>
          <table:table-cell table:formula="of:=[.AC128]-[.K128]" office:value-type="float" office:value="0" calcext:value-type="float">
            <text:p>0</text:p>
          </table:table-cell>
          <table:table-cell table:formula="of:=[.AD128]-[.L128]" office:value-type="float" office:value="0" calcext:value-type="float">
            <text:p>0</text:p>
          </table:table-cell>
          <table:table-cell table:formula="of:=[.AE128]-[.M128]" office:value-type="float" office:value="0" calcext:value-type="float">
            <text:p>0</text:p>
          </table:table-cell>
          <table:table-cell table:formula="of:=[.AF128]-[.N128]" office:value-type="float" office:value="0" calcext:value-type="float">
            <text:p>0</text:p>
          </table:table-cell>
          <table:table-cell table:formula="of:=[.AG128]-[.O128]" office:value-type="float" office:value="0" calcext:value-type="float">
            <text:p>0</text:p>
          </table:table-cell>
          <table:table-cell table:formula="of:=[.AH128]-[.P128]" office:value-type="float" office:value="0" calcext:value-type="float">
            <text:p>0</text:p>
          </table:table-cell>
          <table:table-cell table:formula="of:=[.AI128]-[.Q128]" office:value-type="float" office:value="0" calcext:value-type="float">
            <text:p>0</text:p>
          </table:table-cell>
          <table:table-cell table:formula="of:=[.AJ128]-[.R128]" office:value-type="float" office:value="-0.000436000002082437" calcext:value-type="float">
            <text:p>-0.000436000002082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/>
          <table:table-cell office:value-type="float" office:value="1571.4" calcext:value-type="float">
            <text:p>1571.4</text:p>
          </table:table-cell>
          <table:table-cell table:number-columns-repeated="6"/>
          <table:table-cell office:value-type="float" office:value="359.149269" calcext:value-type="float">
            <text:p>359.149269</text:p>
          </table:table-cell>
          <table:table-cell office:value-type="float" office:value="2289.51913" calcext:value-type="float">
            <text:p>2289.51913</text:p>
          </table:table-cell>
          <table:table-cell table:number-columns-repeated="4"/>
          <table:table-cell office:value-type="float" office:value="46324" calcext:value-type="float">
            <text:p>46324</text:p>
          </table:table-cell>
          <table:table-cell office:value-type="float" office:value="346.86" calcext:value-type="float">
            <text:p>346.86</text:p>
          </table:table-cell>
          <table:table-cell office:value-type="float" office:value="50890.928399" calcext:value-type="float">
            <text:p>50890.928399</text:p>
          </table:table-cell>
          <table:table-cell/>
          <table:table-cell table:style-name="ce11"/>
          <table:table-cell table:style-name="ce14" office:value-type="float" office:value="1571.4" calcext:value-type="float">
            <text:p>$1,571.4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359.14892" calcext:value-type="float">
            <text:p>$359.15</text:p>
          </table:table-cell>
          <table:table-cell table:style-name="ce20" office:value-type="float" office:value="2289.51913" calcext:value-type="float">
            <text:p>$2,289.52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46324" calcext:value-type="float">
            <text:p>$46,324.00</text:p>
          </table:table-cell>
          <table:table-cell table:style-name="ce28" office:value-type="float" office:value="346.86" calcext:value-type="float">
            <text:p>$346.86</text:p>
          </table:table-cell>
          <table:table-cell table:style-name="ce31" office:value-type="float" office:value="50890.92805" calcext:value-type="float">
            <text:p>$50,890.93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349000000028354" calcext:value-type="float">
            <text:p>-0.00034900000002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29:.BA129])" office:value-type="float" office:value="-0.000349000000028354" calcext:value-type="float">
            <text:p>-0.000349000000028</text:p>
          </table:table-cell>
          <table:table-cell/>
          <table:table-cell table:formula="of:=[.T129]-[.B129]" office:value-type="float" office:value="0" calcext:value-type="float">
            <text:p>0</text:p>
          </table:table-cell>
          <table:table-cell table:formula="of:=[.U129]-[.C129]" office:value-type="float" office:value="0" calcext:value-type="float">
            <text:p>0</text:p>
          </table:table-cell>
          <table:table-cell table:formula="of:=[.V129]-[.D129]" office:value-type="float" office:value="0" calcext:value-type="float">
            <text:p>0</text:p>
          </table:table-cell>
          <table:table-cell table:formula="of:=[.W129]-[.E129]" office:value-type="float" office:value="0" calcext:value-type="float">
            <text:p>0</text:p>
          </table:table-cell>
          <table:table-cell table:formula="of:=[.X129]-[.F129]" office:value-type="float" office:value="0" calcext:value-type="float">
            <text:p>0</text:p>
          </table:table-cell>
          <table:table-cell table:formula="of:=[.Y129]-[.G129]" office:value-type="float" office:value="0" calcext:value-type="float">
            <text:p>0</text:p>
          </table:table-cell>
          <table:table-cell table:formula="of:=[.Z129]-[.H129]" office:value-type="float" office:value="0" calcext:value-type="float">
            <text:p>0</text:p>
          </table:table-cell>
          <table:table-cell table:formula="of:=[.AA129]-[.I129]" office:value-type="float" office:value="0" calcext:value-type="float">
            <text:p>0</text:p>
          </table:table-cell>
          <table:table-cell table:formula="of:=[.AB129]-[.J129]" office:value-type="float" office:value="-0.000349000000028354" calcext:value-type="float">
            <text:p>-0.000349000000028</text:p>
          </table:table-cell>
          <table:table-cell table:formula="of:=[.AC129]-[.K129]" office:value-type="float" office:value="0" calcext:value-type="float">
            <text:p>0</text:p>
          </table:table-cell>
          <table:table-cell table:formula="of:=[.AD129]-[.L129]" office:value-type="float" office:value="0" calcext:value-type="float">
            <text:p>0</text:p>
          </table:table-cell>
          <table:table-cell table:formula="of:=[.AE129]-[.M129]" office:value-type="float" office:value="0" calcext:value-type="float">
            <text:p>0</text:p>
          </table:table-cell>
          <table:table-cell table:formula="of:=[.AF129]-[.N129]" office:value-type="float" office:value="0" calcext:value-type="float">
            <text:p>0</text:p>
          </table:table-cell>
          <table:table-cell table:formula="of:=[.AG129]-[.O129]" office:value-type="float" office:value="0" calcext:value-type="float">
            <text:p>0</text:p>
          </table:table-cell>
          <table:table-cell table:formula="of:=[.AH129]-[.P129]" office:value-type="float" office:value="0" calcext:value-type="float">
            <text:p>0</text:p>
          </table:table-cell>
          <table:table-cell table:formula="of:=[.AI129]-[.Q129]" office:value-type="float" office:value="0" calcext:value-type="float">
            <text:p>0</text:p>
          </table:table-cell>
          <table:table-cell table:formula="of:=[.AJ129]-[.R129]" office:value-type="float" office:value="-0.000348999994457699" calcext:value-type="float">
            <text:p>-0.000348999994458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/>
          <table:table-cell office:value-type="float" office:value="1393.2" calcext:value-type="float">
            <text:p>1393.2</text:p>
          </table:table-cell>
          <table:table-cell table:number-columns-repeated="6"/>
          <table:table-cell office:value-type="float" office:value="299.462571" calcext:value-type="float">
            <text:p>299.462571</text:p>
          </table:table-cell>
          <table:table-cell office:value-type="float" office:value="2174.58137" calcext:value-type="float">
            <text:p>2174.58137</text:p>
          </table:table-cell>
          <table:table-cell table:number-columns-repeated="4"/>
          <table:table-cell office:value-type="float" office:value="43544" calcext:value-type="float">
            <text:p>43544</text:p>
          </table:table-cell>
          <table:table-cell office:value-type="float" office:value="346.86" calcext:value-type="float">
            <text:p>346.86</text:p>
          </table:table-cell>
          <table:table-cell office:value-type="float" office:value="47758.103941" calcext:value-type="float">
            <text:p>47758.103941</text:p>
          </table:table-cell>
          <table:table-cell/>
          <table:table-cell table:style-name="ce11"/>
          <table:table-cell table:style-name="ce14" office:value-type="float" office:value="1393.2" calcext:value-type="float">
            <text:p>$1,393.2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299.46228" calcext:value-type="float">
            <text:p>$299.46</text:p>
          </table:table-cell>
          <table:table-cell table:style-name="ce20" office:value-type="float" office:value="2174.58137" calcext:value-type="float">
            <text:p>$2,174.58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43544" calcext:value-type="float">
            <text:p>$43,544.00</text:p>
          </table:table-cell>
          <table:table-cell table:style-name="ce28" office:value-type="float" office:value="346.86" calcext:value-type="float">
            <text:p>$346.86</text:p>
          </table:table-cell>
          <table:table-cell table:style-name="ce31" office:value-type="float" office:value="47758.10365" calcext:value-type="float">
            <text:p>$47,758.1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9100000000426" calcext:value-type="float">
            <text:p>-0.00029100000000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30:.BA130])" office:value-type="float" office:value="-0.00029100000000426" calcext:value-type="float">
            <text:p>-0.000291000000004</text:p>
          </table:table-cell>
          <table:table-cell/>
          <table:table-cell table:formula="of:=[.T130]-[.B130]" office:value-type="float" office:value="0" calcext:value-type="float">
            <text:p>0</text:p>
          </table:table-cell>
          <table:table-cell table:formula="of:=[.U130]-[.C130]" office:value-type="float" office:value="0" calcext:value-type="float">
            <text:p>0</text:p>
          </table:table-cell>
          <table:table-cell table:formula="of:=[.V130]-[.D130]" office:value-type="float" office:value="0" calcext:value-type="float">
            <text:p>0</text:p>
          </table:table-cell>
          <table:table-cell table:formula="of:=[.W130]-[.E130]" office:value-type="float" office:value="0" calcext:value-type="float">
            <text:p>0</text:p>
          </table:table-cell>
          <table:table-cell table:formula="of:=[.X130]-[.F130]" office:value-type="float" office:value="0" calcext:value-type="float">
            <text:p>0</text:p>
          </table:table-cell>
          <table:table-cell table:formula="of:=[.Y130]-[.G130]" office:value-type="float" office:value="0" calcext:value-type="float">
            <text:p>0</text:p>
          </table:table-cell>
          <table:table-cell table:formula="of:=[.Z130]-[.H130]" office:value-type="float" office:value="0" calcext:value-type="float">
            <text:p>0</text:p>
          </table:table-cell>
          <table:table-cell table:formula="of:=[.AA130]-[.I130]" office:value-type="float" office:value="0" calcext:value-type="float">
            <text:p>0</text:p>
          </table:table-cell>
          <table:table-cell table:formula="of:=[.AB130]-[.J130]" office:value-type="float" office:value="-0.00029100000000426" calcext:value-type="float">
            <text:p>-0.000291000000004</text:p>
          </table:table-cell>
          <table:table-cell table:formula="of:=[.AC130]-[.K130]" office:value-type="float" office:value="0" calcext:value-type="float">
            <text:p>0</text:p>
          </table:table-cell>
          <table:table-cell table:formula="of:=[.AD130]-[.L130]" office:value-type="float" office:value="0" calcext:value-type="float">
            <text:p>0</text:p>
          </table:table-cell>
          <table:table-cell table:formula="of:=[.AE130]-[.M130]" office:value-type="float" office:value="0" calcext:value-type="float">
            <text:p>0</text:p>
          </table:table-cell>
          <table:table-cell table:formula="of:=[.AF130]-[.N130]" office:value-type="float" office:value="0" calcext:value-type="float">
            <text:p>0</text:p>
          </table:table-cell>
          <table:table-cell table:formula="of:=[.AG130]-[.O130]" office:value-type="float" office:value="0" calcext:value-type="float">
            <text:p>0</text:p>
          </table:table-cell>
          <table:table-cell table:formula="of:=[.AH130]-[.P130]" office:value-type="float" office:value="0" calcext:value-type="float">
            <text:p>0</text:p>
          </table:table-cell>
          <table:table-cell table:formula="of:=[.AI130]-[.Q130]" office:value-type="float" office:value="0" calcext:value-type="float">
            <text:p>0</text:p>
          </table:table-cell>
          <table:table-cell table:formula="of:=[.AJ130]-[.R130]" office:value-type="float" office:value="-0.000290999996650498" calcext:value-type="float">
            <text:p>-0.00029099999665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/>
          <table:table-cell office:value-type="float" office:value="1899" calcext:value-type="float">
            <text:p>1899</text:p>
          </table:table-cell>
          <table:table-cell table:number-columns-repeated="6"/>
          <table:table-cell office:value-type="float" office:value="341.654892" calcext:value-type="float">
            <text:p>341.654892</text:p>
          </table:table-cell>
          <table:table-cell office:value-type="float" office:value="2029.88294" calcext:value-type="float">
            <text:p>2029.88294</text:p>
          </table:table-cell>
          <table:table-cell table:number-columns-repeated="4"/>
          <table:table-cell office:value-type="float" office:value="46636" calcext:value-type="float">
            <text:p>46636</text:p>
          </table:table-cell>
          <table:table-cell office:value-type="float" office:value="428.86" calcext:value-type="float">
            <text:p>428.86</text:p>
          </table:table-cell>
          <table:table-cell office:value-type="float" office:value="51335.397832" calcext:value-type="float">
            <text:p>51335.397832</text:p>
          </table:table-cell>
          <table:table-cell/>
          <table:table-cell table:style-name="ce11"/>
          <table:table-cell table:style-name="ce14" office:value-type="float" office:value="1899" calcext:value-type="float">
            <text:p>$1,899.0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341.65456" calcext:value-type="float">
            <text:p>$341.65</text:p>
          </table:table-cell>
          <table:table-cell table:style-name="ce20" office:value-type="float" office:value="2029.88294" calcext:value-type="float">
            <text:p>$2,029.88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46636" calcext:value-type="float">
            <text:p>$46,636.00</text:p>
          </table:table-cell>
          <table:table-cell table:style-name="ce28" office:value-type="float" office:value="428.86" calcext:value-type="float">
            <text:p>$428.86</text:p>
          </table:table-cell>
          <table:table-cell table:style-name="ce31" office:value-type="float" office:value="51335.3975" calcext:value-type="float">
            <text:p>$51,335.4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332000000014432" calcext:value-type="float">
            <text:p>-0.00033200000001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31:.BA131])" office:value-type="float" office:value="-0.000332000000014432" calcext:value-type="float">
            <text:p>-0.000332000000014</text:p>
          </table:table-cell>
          <table:table-cell/>
          <table:table-cell table:formula="of:=[.T131]-[.B131]" office:value-type="float" office:value="0" calcext:value-type="float">
            <text:p>0</text:p>
          </table:table-cell>
          <table:table-cell table:formula="of:=[.U131]-[.C131]" office:value-type="float" office:value="0" calcext:value-type="float">
            <text:p>0</text:p>
          </table:table-cell>
          <table:table-cell table:formula="of:=[.V131]-[.D131]" office:value-type="float" office:value="0" calcext:value-type="float">
            <text:p>0</text:p>
          </table:table-cell>
          <table:table-cell table:formula="of:=[.W131]-[.E131]" office:value-type="float" office:value="0" calcext:value-type="float">
            <text:p>0</text:p>
          </table:table-cell>
          <table:table-cell table:formula="of:=[.X131]-[.F131]" office:value-type="float" office:value="0" calcext:value-type="float">
            <text:p>0</text:p>
          </table:table-cell>
          <table:table-cell table:formula="of:=[.Y131]-[.G131]" office:value-type="float" office:value="0" calcext:value-type="float">
            <text:p>0</text:p>
          </table:table-cell>
          <table:table-cell table:formula="of:=[.Z131]-[.H131]" office:value-type="float" office:value="0" calcext:value-type="float">
            <text:p>0</text:p>
          </table:table-cell>
          <table:table-cell table:formula="of:=[.AA131]-[.I131]" office:value-type="float" office:value="0" calcext:value-type="float">
            <text:p>0</text:p>
          </table:table-cell>
          <table:table-cell table:formula="of:=[.AB131]-[.J131]" office:value-type="float" office:value="-0.000332000000014432" calcext:value-type="float">
            <text:p>-0.000332000000014</text:p>
          </table:table-cell>
          <table:table-cell table:formula="of:=[.AC131]-[.K131]" office:value-type="float" office:value="0" calcext:value-type="float">
            <text:p>0</text:p>
          </table:table-cell>
          <table:table-cell table:formula="of:=[.AD131]-[.L131]" office:value-type="float" office:value="0" calcext:value-type="float">
            <text:p>0</text:p>
          </table:table-cell>
          <table:table-cell table:formula="of:=[.AE131]-[.M131]" office:value-type="float" office:value="0" calcext:value-type="float">
            <text:p>0</text:p>
          </table:table-cell>
          <table:table-cell table:formula="of:=[.AF131]-[.N131]" office:value-type="float" office:value="0" calcext:value-type="float">
            <text:p>0</text:p>
          </table:table-cell>
          <table:table-cell table:formula="of:=[.AG131]-[.O131]" office:value-type="float" office:value="0" calcext:value-type="float">
            <text:p>0</text:p>
          </table:table-cell>
          <table:table-cell table:formula="of:=[.AH131]-[.P131]" office:value-type="float" office:value="0" calcext:value-type="float">
            <text:p>0</text:p>
          </table:table-cell>
          <table:table-cell table:formula="of:=[.AI131]-[.Q131]" office:value-type="float" office:value="0" calcext:value-type="float">
            <text:p>0</text:p>
          </table:table-cell>
          <table:table-cell table:formula="of:=[.AJ131]-[.R131]" office:value-type="float" office:value="-0.000332000003254507" calcext:value-type="float">
            <text:p>-0.000332000003255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/>
          <table:table-cell office:value-type="float" office:value="1846.8" calcext:value-type="float">
            <text:p>1846.8</text:p>
          </table:table-cell>
          <table:table-cell table:number-columns-repeated="6"/>
          <table:table-cell office:value-type="float" office:value="303.578895" calcext:value-type="float">
            <text:p>303.578895</text:p>
          </table:table-cell>
          <table:table-cell office:value-type="float" office:value="2152.00431" calcext:value-type="float">
            <text:p>2152.00431</text:p>
          </table:table-cell>
          <table:table-cell table:number-columns-repeated="4"/>
          <table:table-cell office:value-type="float" office:value="53076" calcext:value-type="float">
            <text:p>53076</text:p>
          </table:table-cell>
          <table:table-cell office:value-type="float" office:value="461.84" calcext:value-type="float">
            <text:p>461.84</text:p>
          </table:table-cell>
          <table:table-cell office:value-type="float" office:value="57840.223205" calcext:value-type="float">
            <text:p>57840.223205</text:p>
          </table:table-cell>
          <table:table-cell/>
          <table:table-cell table:style-name="ce11"/>
          <table:table-cell table:style-name="ce14" office:value-type="float" office:value="1846.8" calcext:value-type="float">
            <text:p>$1,846.8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303.5786" calcext:value-type="float">
            <text:p>$303.58</text:p>
          </table:table-cell>
          <table:table-cell table:style-name="ce20" office:value-type="float" office:value="2152.00431" calcext:value-type="float">
            <text:p>$2,152.00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53076" calcext:value-type="float">
            <text:p>$53,076.00</text:p>
          </table:table-cell>
          <table:table-cell table:style-name="ce28" office:value-type="float" office:value="461.84" calcext:value-type="float">
            <text:p>$461.84</text:p>
          </table:table-cell>
          <table:table-cell table:style-name="ce31" office:value-type="float" office:value="57840.22291" calcext:value-type="float">
            <text:p>$57,840.2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95000000051004" calcext:value-type="float">
            <text:p>-0.00029500000005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32:.BA132])" office:value-type="float" office:value="-0.000295000000051004" calcext:value-type="float">
            <text:p>-0.000295000000051</text:p>
          </table:table-cell>
          <table:table-cell/>
          <table:table-cell table:formula="of:=[.T132]-[.B132]" office:value-type="float" office:value="0" calcext:value-type="float">
            <text:p>0</text:p>
          </table:table-cell>
          <table:table-cell table:formula="of:=[.U132]-[.C132]" office:value-type="float" office:value="0" calcext:value-type="float">
            <text:p>0</text:p>
          </table:table-cell>
          <table:table-cell table:formula="of:=[.V132]-[.D132]" office:value-type="float" office:value="0" calcext:value-type="float">
            <text:p>0</text:p>
          </table:table-cell>
          <table:table-cell table:formula="of:=[.W132]-[.E132]" office:value-type="float" office:value="0" calcext:value-type="float">
            <text:p>0</text:p>
          </table:table-cell>
          <table:table-cell table:formula="of:=[.X132]-[.F132]" office:value-type="float" office:value="0" calcext:value-type="float">
            <text:p>0</text:p>
          </table:table-cell>
          <table:table-cell table:formula="of:=[.Y132]-[.G132]" office:value-type="float" office:value="0" calcext:value-type="float">
            <text:p>0</text:p>
          </table:table-cell>
          <table:table-cell table:formula="of:=[.Z132]-[.H132]" office:value-type="float" office:value="0" calcext:value-type="float">
            <text:p>0</text:p>
          </table:table-cell>
          <table:table-cell table:formula="of:=[.AA132]-[.I132]" office:value-type="float" office:value="0" calcext:value-type="float">
            <text:p>0</text:p>
          </table:table-cell>
          <table:table-cell table:formula="of:=[.AB132]-[.J132]" office:value-type="float" office:value="-0.000295000000051004" calcext:value-type="float">
            <text:p>-0.000295000000051</text:p>
          </table:table-cell>
          <table:table-cell table:formula="of:=[.AC132]-[.K132]" office:value-type="float" office:value="0" calcext:value-type="float">
            <text:p>0</text:p>
          </table:table-cell>
          <table:table-cell table:formula="of:=[.AD132]-[.L132]" office:value-type="float" office:value="0" calcext:value-type="float">
            <text:p>0</text:p>
          </table:table-cell>
          <table:table-cell table:formula="of:=[.AE132]-[.M132]" office:value-type="float" office:value="0" calcext:value-type="float">
            <text:p>0</text:p>
          </table:table-cell>
          <table:table-cell table:formula="of:=[.AF132]-[.N132]" office:value-type="float" office:value="0" calcext:value-type="float">
            <text:p>0</text:p>
          </table:table-cell>
          <table:table-cell table:formula="of:=[.AG132]-[.O132]" office:value-type="float" office:value="0" calcext:value-type="float">
            <text:p>0</text:p>
          </table:table-cell>
          <table:table-cell table:formula="of:=[.AH132]-[.P132]" office:value-type="float" office:value="0" calcext:value-type="float">
            <text:p>0</text:p>
          </table:table-cell>
          <table:table-cell table:formula="of:=[.AI132]-[.Q132]" office:value-type="float" office:value="0" calcext:value-type="float">
            <text:p>0</text:p>
          </table:table-cell>
          <table:table-cell table:formula="of:=[.AJ132]-[.R132]" office:value-type="float" office:value="-0.000295000005280599" calcext:value-type="float">
            <text:p>-0.000295000005281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/>
          <table:table-cell office:value-type="float" office:value="1846.8" calcext:value-type="float">
            <text:p>1846.8</text:p>
          </table:table-cell>
          <table:table-cell table:number-columns-repeated="6"/>
          <table:table-cell office:value-type="float" office:value="303.578895" calcext:value-type="float">
            <text:p>303.578895</text:p>
          </table:table-cell>
          <table:table-cell office:value-type="float" office:value="2152.00431" calcext:value-type="float">
            <text:p>2152.00431</text:p>
          </table:table-cell>
          <table:table-cell table:number-columns-repeated="4"/>
          <table:table-cell office:value-type="float" office:value="53076" calcext:value-type="float">
            <text:p>53076</text:p>
          </table:table-cell>
          <table:table-cell office:value-type="float" office:value="461.84" calcext:value-type="float">
            <text:p>461.84</text:p>
          </table:table-cell>
          <table:table-cell office:value-type="float" office:value="57840.223205" calcext:value-type="float">
            <text:p>57840.223205</text:p>
          </table:table-cell>
          <table:table-cell/>
          <table:table-cell table:style-name="ce11"/>
          <table:table-cell table:style-name="ce14" office:value-type="float" office:value="1846.8" calcext:value-type="float">
            <text:p>$1,846.8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303.5786" calcext:value-type="float">
            <text:p>$303.58</text:p>
          </table:table-cell>
          <table:table-cell table:style-name="ce20" office:value-type="float" office:value="2152.00431" calcext:value-type="float">
            <text:p>$2,152.00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53076" calcext:value-type="float">
            <text:p>$53,076.00</text:p>
          </table:table-cell>
          <table:table-cell table:style-name="ce28" office:value-type="float" office:value="461.84" calcext:value-type="float">
            <text:p>$461.84</text:p>
          </table:table-cell>
          <table:table-cell table:style-name="ce31" office:value-type="float" office:value="57840.22291" calcext:value-type="float">
            <text:p>$57,840.2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95000000051004" calcext:value-type="float">
            <text:p>-0.00029500000005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33:.BA133])" office:value-type="float" office:value="-0.000295000000051004" calcext:value-type="float">
            <text:p>-0.000295000000051</text:p>
          </table:table-cell>
          <table:table-cell/>
          <table:table-cell table:formula="of:=[.T133]-[.B133]" office:value-type="float" office:value="0" calcext:value-type="float">
            <text:p>0</text:p>
          </table:table-cell>
          <table:table-cell table:formula="of:=[.U133]-[.C133]" office:value-type="float" office:value="0" calcext:value-type="float">
            <text:p>0</text:p>
          </table:table-cell>
          <table:table-cell table:formula="of:=[.V133]-[.D133]" office:value-type="float" office:value="0" calcext:value-type="float">
            <text:p>0</text:p>
          </table:table-cell>
          <table:table-cell table:formula="of:=[.W133]-[.E133]" office:value-type="float" office:value="0" calcext:value-type="float">
            <text:p>0</text:p>
          </table:table-cell>
          <table:table-cell table:formula="of:=[.X133]-[.F133]" office:value-type="float" office:value="0" calcext:value-type="float">
            <text:p>0</text:p>
          </table:table-cell>
          <table:table-cell table:formula="of:=[.Y133]-[.G133]" office:value-type="float" office:value="0" calcext:value-type="float">
            <text:p>0</text:p>
          </table:table-cell>
          <table:table-cell table:formula="of:=[.Z133]-[.H133]" office:value-type="float" office:value="0" calcext:value-type="float">
            <text:p>0</text:p>
          </table:table-cell>
          <table:table-cell table:formula="of:=[.AA133]-[.I133]" office:value-type="float" office:value="0" calcext:value-type="float">
            <text:p>0</text:p>
          </table:table-cell>
          <table:table-cell table:formula="of:=[.AB133]-[.J133]" office:value-type="float" office:value="-0.000295000000051004" calcext:value-type="float">
            <text:p>-0.000295000000051</text:p>
          </table:table-cell>
          <table:table-cell table:formula="of:=[.AC133]-[.K133]" office:value-type="float" office:value="0" calcext:value-type="float">
            <text:p>0</text:p>
          </table:table-cell>
          <table:table-cell table:formula="of:=[.AD133]-[.L133]" office:value-type="float" office:value="0" calcext:value-type="float">
            <text:p>0</text:p>
          </table:table-cell>
          <table:table-cell table:formula="of:=[.AE133]-[.M133]" office:value-type="float" office:value="0" calcext:value-type="float">
            <text:p>0</text:p>
          </table:table-cell>
          <table:table-cell table:formula="of:=[.AF133]-[.N133]" office:value-type="float" office:value="0" calcext:value-type="float">
            <text:p>0</text:p>
          </table:table-cell>
          <table:table-cell table:formula="of:=[.AG133]-[.O133]" office:value-type="float" office:value="0" calcext:value-type="float">
            <text:p>0</text:p>
          </table:table-cell>
          <table:table-cell table:formula="of:=[.AH133]-[.P133]" office:value-type="float" office:value="0" calcext:value-type="float">
            <text:p>0</text:p>
          </table:table-cell>
          <table:table-cell table:formula="of:=[.AI133]-[.Q133]" office:value-type="float" office:value="0" calcext:value-type="float">
            <text:p>0</text:p>
          </table:table-cell>
          <table:table-cell table:formula="of:=[.AJ133]-[.R133]" office:value-type="float" office:value="-0.000295000005280599" calcext:value-type="float">
            <text:p>-0.000295000005281</text:p>
          </table:table-cell>
        </table:table-row>
        <table:table-row table:style-name="ro1">
          <table:table-cell office:value-type="string" calcext:value-type="string">
            <text:p>2021-03-01</text:p>
          </table:table-cell>
          <table:table-cell/>
          <table:table-cell office:value-type="float" office:value="2196.9" calcext:value-type="float">
            <text:p>2196.9</text:p>
          </table:table-cell>
          <table:table-cell table:number-columns-repeated="6"/>
          <table:table-cell office:value-type="float" office:value="305.637057" calcext:value-type="float">
            <text:p>305.637057</text:p>
          </table:table-cell>
          <table:table-cell office:value-type="float" office:value="1854.39761" calcext:value-type="float">
            <text:p>1854.39761</text:p>
          </table:table-cell>
          <table:table-cell table:number-columns-repeated="4"/>
          <table:table-cell office:value-type="float" office:value="48504" calcext:value-type="float">
            <text:p>48504</text:p>
          </table:table-cell>
          <table:table-cell office:value-type="float" office:value="461.84" calcext:value-type="float">
            <text:p>461.84</text:p>
          </table:table-cell>
          <table:table-cell office:value-type="float" office:value="53322.774667" calcext:value-type="float">
            <text:p>53322.774667</text:p>
          </table:table-cell>
          <table:table-cell/>
          <table:table-cell table:style-name="ce11"/>
          <table:table-cell table:style-name="ce14" office:value-type="float" office:value="2196.9" calcext:value-type="float">
            <text:p>$2,196.9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305.63676" calcext:value-type="float">
            <text:p>$305.64</text:p>
          </table:table-cell>
          <table:table-cell table:style-name="ce20" office:value-type="float" office:value="1854.39761" calcext:value-type="float">
            <text:p>$1,854.40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48504" calcext:value-type="float">
            <text:p>$48,504.00</text:p>
          </table:table-cell>
          <table:table-cell table:style-name="ce28" office:value-type="float" office:value="461.84" calcext:value-type="float">
            <text:p>$461.84</text:p>
          </table:table-cell>
          <table:table-cell table:style-name="ce31" office:value-type="float" office:value="53322.77437" calcext:value-type="float">
            <text:p>$53,322.77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96999999989112" calcext:value-type="float">
            <text:p>-0.00029699999998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34:.BA134])" office:value-type="float" office:value="-0.000296999999989112" calcext:value-type="float">
            <text:p>-0.000296999999989</text:p>
          </table:table-cell>
          <table:table-cell/>
          <table:table-cell table:formula="of:=[.T134]-[.B134]" office:value-type="float" office:value="0" calcext:value-type="float">
            <text:p>0</text:p>
          </table:table-cell>
          <table:table-cell table:formula="of:=[.U134]-[.C134]" office:value-type="float" office:value="0" calcext:value-type="float">
            <text:p>0</text:p>
          </table:table-cell>
          <table:table-cell table:formula="of:=[.V134]-[.D134]" office:value-type="float" office:value="0" calcext:value-type="float">
            <text:p>0</text:p>
          </table:table-cell>
          <table:table-cell table:formula="of:=[.W134]-[.E134]" office:value-type="float" office:value="0" calcext:value-type="float">
            <text:p>0</text:p>
          </table:table-cell>
          <table:table-cell table:formula="of:=[.X134]-[.F134]" office:value-type="float" office:value="0" calcext:value-type="float">
            <text:p>0</text:p>
          </table:table-cell>
          <table:table-cell table:formula="of:=[.Y134]-[.G134]" office:value-type="float" office:value="0" calcext:value-type="float">
            <text:p>0</text:p>
          </table:table-cell>
          <table:table-cell table:formula="of:=[.Z134]-[.H134]" office:value-type="float" office:value="0" calcext:value-type="float">
            <text:p>0</text:p>
          </table:table-cell>
          <table:table-cell table:formula="of:=[.AA134]-[.I134]" office:value-type="float" office:value="0" calcext:value-type="float">
            <text:p>0</text:p>
          </table:table-cell>
          <table:table-cell table:formula="of:=[.AB134]-[.J134]" office:value-type="float" office:value="-0.000296999999989112" calcext:value-type="float">
            <text:p>-0.000296999999989</text:p>
          </table:table-cell>
          <table:table-cell table:formula="of:=[.AC134]-[.K134]" office:value-type="float" office:value="0" calcext:value-type="float">
            <text:p>0</text:p>
          </table:table-cell>
          <table:table-cell table:formula="of:=[.AD134]-[.L134]" office:value-type="float" office:value="0" calcext:value-type="float">
            <text:p>0</text:p>
          </table:table-cell>
          <table:table-cell table:formula="of:=[.AE134]-[.M134]" office:value-type="float" office:value="0" calcext:value-type="float">
            <text:p>0</text:p>
          </table:table-cell>
          <table:table-cell table:formula="of:=[.AF134]-[.N134]" office:value-type="float" office:value="0" calcext:value-type="float">
            <text:p>0</text:p>
          </table:table-cell>
          <table:table-cell table:formula="of:=[.AG134]-[.O134]" office:value-type="float" office:value="0" calcext:value-type="float">
            <text:p>0</text:p>
          </table:table-cell>
          <table:table-cell table:formula="of:=[.AH134]-[.P134]" office:value-type="float" office:value="0" calcext:value-type="float">
            <text:p>0</text:p>
          </table:table-cell>
          <table:table-cell table:formula="of:=[.AI134]-[.Q134]" office:value-type="float" office:value="0" calcext:value-type="float">
            <text:p>0</text:p>
          </table:table-cell>
          <table:table-cell table:formula="of:=[.AJ134]-[.R134]" office:value-type="float" office:value="-0.000296999998681713" calcext:value-type="float">
            <text:p>-0.000296999998682</text:p>
          </table:table-cell>
        </table:table-row>
        <table:table-row table:style-name="ro1">
          <table:table-cell office:value-type="string" calcext:value-type="string">
            <text:p>2021-04-01</text:p>
          </table:table-cell>
          <table:table-cell/>
          <table:table-cell office:value-type="float" office:value="2212.2" calcext:value-type="float">
            <text:p>2212.2</text:p>
          </table:table-cell>
          <table:table-cell table:number-columns-repeated="6"/>
          <table:table-cell office:value-type="float" office:value="351.945702" calcext:value-type="float">
            <text:p>351.945702</text:p>
          </table:table-cell>
          <table:table-cell office:value-type="float" office:value="1997.04358" calcext:value-type="float">
            <text:p>1997.04358</text:p>
          </table:table-cell>
          <table:table-cell table:number-columns-repeated="4"/>
          <table:table-cell office:value-type="float" office:value="49200" calcext:value-type="float">
            <text:p>49200</text:p>
          </table:table-cell>
          <table:table-cell office:value-type="float" office:value="111.96" calcext:value-type="float">
            <text:p>111.96</text:p>
          </table:table-cell>
          <table:table-cell office:value-type="float" office:value="53873.149282" calcext:value-type="float">
            <text:p>53873.149282</text:p>
          </table:table-cell>
          <table:table-cell/>
          <table:table-cell table:style-name="ce11"/>
          <table:table-cell table:style-name="ce14" office:value-type="float" office:value="2212.2" calcext:value-type="float">
            <text:p>$2,212.2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351.94536" calcext:value-type="float">
            <text:p>$351.95</text:p>
          </table:table-cell>
          <table:table-cell table:style-name="ce20" office:value-type="float" office:value="1997.04358" calcext:value-type="float">
            <text:p>$1,997.04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49200" calcext:value-type="float">
            <text:p>$49,200.00</text:p>
          </table:table-cell>
          <table:table-cell table:style-name="ce28" office:value-type="float" office:value="111.96" calcext:value-type="float">
            <text:p>$111.96</text:p>
          </table:table-cell>
          <table:table-cell table:style-name="ce31" office:value-type="float" office:value="53873.14894" calcext:value-type="float">
            <text:p>$53,873.15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341999999989184" calcext:value-type="float">
            <text:p>-0.00034199999998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35:.BA135])" office:value-type="float" office:value="-0.000341999999989184" calcext:value-type="float">
            <text:p>-0.000341999999989</text:p>
          </table:table-cell>
          <table:table-cell/>
          <table:table-cell table:formula="of:=[.T135]-[.B135]" office:value-type="float" office:value="0" calcext:value-type="float">
            <text:p>0</text:p>
          </table:table-cell>
          <table:table-cell table:formula="of:=[.U135]-[.C135]" office:value-type="float" office:value="0" calcext:value-type="float">
            <text:p>0</text:p>
          </table:table-cell>
          <table:table-cell table:formula="of:=[.V135]-[.D135]" office:value-type="float" office:value="0" calcext:value-type="float">
            <text:p>0</text:p>
          </table:table-cell>
          <table:table-cell table:formula="of:=[.W135]-[.E135]" office:value-type="float" office:value="0" calcext:value-type="float">
            <text:p>0</text:p>
          </table:table-cell>
          <table:table-cell table:formula="of:=[.X135]-[.F135]" office:value-type="float" office:value="0" calcext:value-type="float">
            <text:p>0</text:p>
          </table:table-cell>
          <table:table-cell table:formula="of:=[.Y135]-[.G135]" office:value-type="float" office:value="0" calcext:value-type="float">
            <text:p>0</text:p>
          </table:table-cell>
          <table:table-cell table:formula="of:=[.Z135]-[.H135]" office:value-type="float" office:value="0" calcext:value-type="float">
            <text:p>0</text:p>
          </table:table-cell>
          <table:table-cell table:formula="of:=[.AA135]-[.I135]" office:value-type="float" office:value="0" calcext:value-type="float">
            <text:p>0</text:p>
          </table:table-cell>
          <table:table-cell table:formula="of:=[.AB135]-[.J135]" office:value-type="float" office:value="-0.000341999999989184" calcext:value-type="float">
            <text:p>-0.000341999999989</text:p>
          </table:table-cell>
          <table:table-cell table:formula="of:=[.AC135]-[.K135]" office:value-type="float" office:value="0" calcext:value-type="float">
            <text:p>0</text:p>
          </table:table-cell>
          <table:table-cell table:formula="of:=[.AD135]-[.L135]" office:value-type="float" office:value="0" calcext:value-type="float">
            <text:p>0</text:p>
          </table:table-cell>
          <table:table-cell table:formula="of:=[.AE135]-[.M135]" office:value-type="float" office:value="0" calcext:value-type="float">
            <text:p>0</text:p>
          </table:table-cell>
          <table:table-cell table:formula="of:=[.AF135]-[.N135]" office:value-type="float" office:value="0" calcext:value-type="float">
            <text:p>0</text:p>
          </table:table-cell>
          <table:table-cell table:formula="of:=[.AG135]-[.O135]" office:value-type="float" office:value="0" calcext:value-type="float">
            <text:p>0</text:p>
          </table:table-cell>
          <table:table-cell table:formula="of:=[.AH135]-[.P135]" office:value-type="float" office:value="0" calcext:value-type="float">
            <text:p>0</text:p>
          </table:table-cell>
          <table:table-cell table:formula="of:=[.AI135]-[.Q135]" office:value-type="float" office:value="0" calcext:value-type="float">
            <text:p>0</text:p>
          </table:table-cell>
          <table:table-cell table:formula="of:=[.AJ135]-[.R135]" office:value-type="float" office:value="-0.000341999999363907" calcext:value-type="float">
            <text:p>-0.000341999999364</text:p>
          </table:table-cell>
        </table:table-row>
        <table:table-row table:style-name="ro1">
          <table:table-cell office:value-type="string" calcext:value-type="string">
            <text:p>2021-05-01</text:p>
          </table:table-cell>
          <table:table-cell/>
          <table:table-cell office:value-type="float" office:value="2264.4" calcext:value-type="float">
            <text:p>2264.4</text:p>
          </table:table-cell>
          <table:table-cell table:number-columns-repeated="6"/>
          <table:table-cell office:value-type="float" office:value="340.625811" calcext:value-type="float">
            <text:p>340.625811</text:p>
          </table:table-cell>
          <table:table-cell office:value-type="float" office:value="2041.17147" calcext:value-type="float">
            <text:p>2041.17147</text:p>
          </table:table-cell>
          <table:table-cell table:number-columns-repeated="4"/>
          <table:table-cell office:value-type="float" office:value="52584" calcext:value-type="float">
            <text:p>52584</text:p>
          </table:table-cell>
          <table:table-cell office:value-type="float" office:value="111.96" calcext:value-type="float">
            <text:p>111.96</text:p>
          </table:table-cell>
          <table:table-cell office:value-type="float" office:value="57342.157281" calcext:value-type="float">
            <text:p>57342.157281</text:p>
          </table:table-cell>
          <table:table-cell/>
          <table:table-cell table:style-name="ce11"/>
          <table:table-cell table:style-name="ce14" office:value-type="float" office:value="2264.4" calcext:value-type="float">
            <text:p>$2,264.4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340.62548" calcext:value-type="float">
            <text:p>$340.63</text:p>
          </table:table-cell>
          <table:table-cell table:style-name="ce20" office:value-type="float" office:value="2041.17147" calcext:value-type="float">
            <text:p>$2,041.17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52584" calcext:value-type="float">
            <text:p>$52,584.00</text:p>
          </table:table-cell>
          <table:table-cell table:style-name="ce28" office:value-type="float" office:value="111.96" calcext:value-type="float">
            <text:p>$111.96</text:p>
          </table:table-cell>
          <table:table-cell table:style-name="ce31" office:value-type="float" office:value="57342.15695" calcext:value-type="float">
            <text:p>$57,342.16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331000000016957" calcext:value-type="float">
            <text:p>-0.000331000000017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36:.BA136])" office:value-type="float" office:value="-0.000331000000016957" calcext:value-type="float">
            <text:p>-0.000331000000017</text:p>
          </table:table-cell>
          <table:table-cell/>
          <table:table-cell table:formula="of:=[.T136]-[.B136]" office:value-type="float" office:value="0" calcext:value-type="float">
            <text:p>0</text:p>
          </table:table-cell>
          <table:table-cell table:formula="of:=[.U136]-[.C136]" office:value-type="float" office:value="0" calcext:value-type="float">
            <text:p>0</text:p>
          </table:table-cell>
          <table:table-cell table:formula="of:=[.V136]-[.D136]" office:value-type="float" office:value="0" calcext:value-type="float">
            <text:p>0</text:p>
          </table:table-cell>
          <table:table-cell table:formula="of:=[.W136]-[.E136]" office:value-type="float" office:value="0" calcext:value-type="float">
            <text:p>0</text:p>
          </table:table-cell>
          <table:table-cell table:formula="of:=[.X136]-[.F136]" office:value-type="float" office:value="0" calcext:value-type="float">
            <text:p>0</text:p>
          </table:table-cell>
          <table:table-cell table:formula="of:=[.Y136]-[.G136]" office:value-type="float" office:value="0" calcext:value-type="float">
            <text:p>0</text:p>
          </table:table-cell>
          <table:table-cell table:formula="of:=[.Z136]-[.H136]" office:value-type="float" office:value="0" calcext:value-type="float">
            <text:p>0</text:p>
          </table:table-cell>
          <table:table-cell table:formula="of:=[.AA136]-[.I136]" office:value-type="float" office:value="0" calcext:value-type="float">
            <text:p>0</text:p>
          </table:table-cell>
          <table:table-cell table:formula="of:=[.AB136]-[.J136]" office:value-type="float" office:value="-0.000331000000016957" calcext:value-type="float">
            <text:p>-0.000331000000017</text:p>
          </table:table-cell>
          <table:table-cell table:formula="of:=[.AC136]-[.K136]" office:value-type="float" office:value="0" calcext:value-type="float">
            <text:p>0</text:p>
          </table:table-cell>
          <table:table-cell table:formula="of:=[.AD136]-[.L136]" office:value-type="float" office:value="0" calcext:value-type="float">
            <text:p>0</text:p>
          </table:table-cell>
          <table:table-cell table:formula="of:=[.AE136]-[.M136]" office:value-type="float" office:value="0" calcext:value-type="float">
            <text:p>0</text:p>
          </table:table-cell>
          <table:table-cell table:formula="of:=[.AF136]-[.N136]" office:value-type="float" office:value="0" calcext:value-type="float">
            <text:p>0</text:p>
          </table:table-cell>
          <table:table-cell table:formula="of:=[.AG136]-[.O136]" office:value-type="float" office:value="0" calcext:value-type="float">
            <text:p>0</text:p>
          </table:table-cell>
          <table:table-cell table:formula="of:=[.AH136]-[.P136]" office:value-type="float" office:value="0" calcext:value-type="float">
            <text:p>0</text:p>
          </table:table-cell>
          <table:table-cell table:formula="of:=[.AI136]-[.Q136]" office:value-type="float" office:value="0" calcext:value-type="float">
            <text:p>0</text:p>
          </table:table-cell>
          <table:table-cell table:formula="of:=[.AJ136]-[.R136]" office:value-type="float" office:value="-0.000331000002915971" calcext:value-type="float">
            <text:p>-0.000331000002916</text:p>
          </table:table-cell>
        </table:table-row>
        <table:table-row table:style-name="ro1">
          <table:table-cell office:value-type="string" calcext:value-type="string">
            <text:p>2021-06-01</text:p>
          </table:table-cell>
          <table:table-cell/>
          <table:table-cell office:value-type="float" office:value="2360.7" calcext:value-type="float">
            <text:p>2360.7</text:p>
          </table:table-cell>
          <table:table-cell table:number-columns-repeated="6"/>
          <table:table-cell office:value-type="float" office:value="358.120188" calcext:value-type="float">
            <text:p>358.120188</text:p>
          </table:table-cell>
          <table:table-cell office:value-type="float" office:value="2316.20111" calcext:value-type="float">
            <text:p>2316.20111</text:p>
          </table:table-cell>
          <table:table-cell table:number-columns-repeated="4"/>
          <table:table-cell office:value-type="float" office:value="49844" calcext:value-type="float">
            <text:p>49844</text:p>
          </table:table-cell>
          <table:table-cell office:value-type="float" office:value="111.96" calcext:value-type="float">
            <text:p>111.96</text:p>
          </table:table-cell>
          <table:table-cell office:value-type="float" office:value="54990.981298" calcext:value-type="float">
            <text:p>54990.981298</text:p>
          </table:table-cell>
          <table:table-cell/>
          <table:table-cell table:style-name="ce11"/>
          <table:table-cell table:style-name="ce14" office:value-type="float" office:value="2360.7" calcext:value-type="float">
            <text:p>$2,360.7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358.11984" calcext:value-type="float">
            <text:p>$358.12</text:p>
          </table:table-cell>
          <table:table-cell table:style-name="ce20" office:value-type="float" office:value="2316.20111" calcext:value-type="float">
            <text:p>$2,316.20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49844" calcext:value-type="float">
            <text:p>$49,844.00</text:p>
          </table:table-cell>
          <table:table-cell table:style-name="ce28" office:value-type="float" office:value="111.96" calcext:value-type="float">
            <text:p>$111.96</text:p>
          </table:table-cell>
          <table:table-cell table:style-name="ce31" office:value-type="float" office:value="54990.98095" calcext:value-type="float">
            <text:p>$54,990.9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348000000030879" calcext:value-type="float">
            <text:p>-0.00034800000003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37:.BA137])" office:value-type="float" office:value="-0.000348000000030879" calcext:value-type="float">
            <text:p>-0.000348000000031</text:p>
          </table:table-cell>
          <table:table-cell/>
          <table:table-cell table:formula="of:=[.T137]-[.B137]" office:value-type="float" office:value="0" calcext:value-type="float">
            <text:p>0</text:p>
          </table:table-cell>
          <table:table-cell table:formula="of:=[.U137]-[.C137]" office:value-type="float" office:value="0" calcext:value-type="float">
            <text:p>0</text:p>
          </table:table-cell>
          <table:table-cell table:formula="of:=[.V137]-[.D137]" office:value-type="float" office:value="0" calcext:value-type="float">
            <text:p>0</text:p>
          </table:table-cell>
          <table:table-cell table:formula="of:=[.W137]-[.E137]" office:value-type="float" office:value="0" calcext:value-type="float">
            <text:p>0</text:p>
          </table:table-cell>
          <table:table-cell table:formula="of:=[.X137]-[.F137]" office:value-type="float" office:value="0" calcext:value-type="float">
            <text:p>0</text:p>
          </table:table-cell>
          <table:table-cell table:formula="of:=[.Y137]-[.G137]" office:value-type="float" office:value="0" calcext:value-type="float">
            <text:p>0</text:p>
          </table:table-cell>
          <table:table-cell table:formula="of:=[.Z137]-[.H137]" office:value-type="float" office:value="0" calcext:value-type="float">
            <text:p>0</text:p>
          </table:table-cell>
          <table:table-cell table:formula="of:=[.AA137]-[.I137]" office:value-type="float" office:value="0" calcext:value-type="float">
            <text:p>0</text:p>
          </table:table-cell>
          <table:table-cell table:formula="of:=[.AB137]-[.J137]" office:value-type="float" office:value="-0.000348000000030879" calcext:value-type="float">
            <text:p>-0.000348000000031</text:p>
          </table:table-cell>
          <table:table-cell table:formula="of:=[.AC137]-[.K137]" office:value-type="float" office:value="0" calcext:value-type="float">
            <text:p>0</text:p>
          </table:table-cell>
          <table:table-cell table:formula="of:=[.AD137]-[.L137]" office:value-type="float" office:value="0" calcext:value-type="float">
            <text:p>0</text:p>
          </table:table-cell>
          <table:table-cell table:formula="of:=[.AE137]-[.M137]" office:value-type="float" office:value="0" calcext:value-type="float">
            <text:p>0</text:p>
          </table:table-cell>
          <table:table-cell table:formula="of:=[.AF137]-[.N137]" office:value-type="float" office:value="0" calcext:value-type="float">
            <text:p>0</text:p>
          </table:table-cell>
          <table:table-cell table:formula="of:=[.AG137]-[.O137]" office:value-type="float" office:value="0" calcext:value-type="float">
            <text:p>0</text:p>
          </table:table-cell>
          <table:table-cell table:formula="of:=[.AH137]-[.P137]" office:value-type="float" office:value="0" calcext:value-type="float">
            <text:p>0</text:p>
          </table:table-cell>
          <table:table-cell table:formula="of:=[.AI137]-[.Q137]" office:value-type="float" office:value="0" calcext:value-type="float">
            <text:p>0</text:p>
          </table:table-cell>
          <table:table-cell table:formula="of:=[.AJ137]-[.R137]" office:value-type="float" office:value="-0.000348000001395121" calcext:value-type="float">
            <text:p>-0.000348000001395</text:p>
          </table:table-cell>
        </table:table-row>
        <table:table-row table:style-name="ro1">
          <table:table-cell office:value-type="string" calcext:value-type="string">
            <text:p>2021-07-01</text:p>
          </table:table-cell>
          <table:table-cell/>
          <table:table-cell office:value-type="float" office:value="2377.8" calcext:value-type="float">
            <text:p>2377.8</text:p>
          </table:table-cell>
          <table:table-cell table:number-columns-repeated="6"/>
          <table:table-cell office:value-type="float" office:value="337.538568" calcext:value-type="float">
            <text:p>337.538568</text:p>
          </table:table-cell>
          <table:table-cell office:value-type="float" office:value="2001.1485" calcext:value-type="float">
            <text:p>2001.1485</text:p>
          </table:table-cell>
          <table:table-cell table:number-columns-repeated="4"/>
          <table:table-cell office:value-type="float" office:value="54784" calcext:value-type="float">
            <text:p>54784</text:p>
          </table:table-cell>
          <table:table-cell office:value-type="float" office:value="229.92" calcext:value-type="float">
            <text:p>229.92</text:p>
          </table:table-cell>
          <table:table-cell office:value-type="float" office:value="59730.407068" calcext:value-type="float">
            <text:p>59730.407068</text:p>
          </table:table-cell>
          <table:table-cell/>
          <table:table-cell table:style-name="ce11"/>
          <table:table-cell table:style-name="ce14" office:value-type="float" office:value="2377.8" calcext:value-type="float">
            <text:p>$2,377.8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337.53824" calcext:value-type="float">
            <text:p>$337.54</text:p>
          </table:table-cell>
          <table:table-cell table:style-name="ce20" office:value-type="float" office:value="2001.1485" calcext:value-type="float">
            <text:p>$2,001.15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54784" calcext:value-type="float">
            <text:p>$54,784.00</text:p>
          </table:table-cell>
          <table:table-cell table:style-name="ce28" office:value-type="float" office:value="229.92" calcext:value-type="float">
            <text:p>$229.92</text:p>
          </table:table-cell>
          <table:table-cell table:style-name="ce31" office:value-type="float" office:value="59730.40674" calcext:value-type="float">
            <text:p>$59,730.4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328000000024531" calcext:value-type="float">
            <text:p>-0.000328000000025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38:.BA138])" office:value-type="float" office:value="-0.000328000000024531" calcext:value-type="float">
            <text:p>-0.000328000000025</text:p>
          </table:table-cell>
          <table:table-cell/>
          <table:table-cell table:formula="of:=[.T138]-[.B138]" office:value-type="float" office:value="0" calcext:value-type="float">
            <text:p>0</text:p>
          </table:table-cell>
          <table:table-cell table:formula="of:=[.U138]-[.C138]" office:value-type="float" office:value="0" calcext:value-type="float">
            <text:p>0</text:p>
          </table:table-cell>
          <table:table-cell table:formula="of:=[.V138]-[.D138]" office:value-type="float" office:value="0" calcext:value-type="float">
            <text:p>0</text:p>
          </table:table-cell>
          <table:table-cell table:formula="of:=[.W138]-[.E138]" office:value-type="float" office:value="0" calcext:value-type="float">
            <text:p>0</text:p>
          </table:table-cell>
          <table:table-cell table:formula="of:=[.X138]-[.F138]" office:value-type="float" office:value="0" calcext:value-type="float">
            <text:p>0</text:p>
          </table:table-cell>
          <table:table-cell table:formula="of:=[.Y138]-[.G138]" office:value-type="float" office:value="0" calcext:value-type="float">
            <text:p>0</text:p>
          </table:table-cell>
          <table:table-cell table:formula="of:=[.Z138]-[.H138]" office:value-type="float" office:value="0" calcext:value-type="float">
            <text:p>0</text:p>
          </table:table-cell>
          <table:table-cell table:formula="of:=[.AA138]-[.I138]" office:value-type="float" office:value="0" calcext:value-type="float">
            <text:p>0</text:p>
          </table:table-cell>
          <table:table-cell table:formula="of:=[.AB138]-[.J138]" office:value-type="float" office:value="-0.000328000000024531" calcext:value-type="float">
            <text:p>-0.000328000000025</text:p>
          </table:table-cell>
          <table:table-cell table:formula="of:=[.AC138]-[.K138]" office:value-type="float" office:value="0" calcext:value-type="float">
            <text:p>0</text:p>
          </table:table-cell>
          <table:table-cell table:formula="of:=[.AD138]-[.L138]" office:value-type="float" office:value="0" calcext:value-type="float">
            <text:p>0</text:p>
          </table:table-cell>
          <table:table-cell table:formula="of:=[.AE138]-[.M138]" office:value-type="float" office:value="0" calcext:value-type="float">
            <text:p>0</text:p>
          </table:table-cell>
          <table:table-cell table:formula="of:=[.AF138]-[.N138]" office:value-type="float" office:value="0" calcext:value-type="float">
            <text:p>0</text:p>
          </table:table-cell>
          <table:table-cell table:formula="of:=[.AG138]-[.O138]" office:value-type="float" office:value="0" calcext:value-type="float">
            <text:p>0</text:p>
          </table:table-cell>
          <table:table-cell table:formula="of:=[.AH138]-[.P138]" office:value-type="float" office:value="0" calcext:value-type="float">
            <text:p>0</text:p>
          </table:table-cell>
          <table:table-cell table:formula="of:=[.AI138]-[.Q138]" office:value-type="float" office:value="0" calcext:value-type="float">
            <text:p>0</text:p>
          </table:table-cell>
          <table:table-cell table:formula="of:=[.AJ138]-[.R138]" office:value-type="float" office:value="-0.000328000001900364" calcext:value-type="float">
            <text:p>-0.0003280000019</text:p>
          </table:table-cell>
        </table:table-row>
        <table:table-row table:style-name="ro1">
          <table:table-cell office:value-type="string" calcext:value-type="string">
            <text:p>2021-08-01</text:p>
          </table:table-cell>
          <table:table-cell/>
          <table:table-cell office:value-type="float" office:value="2254.5" calcext:value-type="float">
            <text:p>2254.5</text:p>
          </table:table-cell>
          <table:table-cell table:number-columns-repeated="6"/>
          <table:table-cell office:value-type="float" office:value="254.183007" calcext:value-type="float">
            <text:p>254.183007</text:p>
          </table:table-cell>
          <table:table-cell office:value-type="float" office:value="2067.85345" calcext:value-type="float">
            <text:p>2067.85345</text:p>
          </table:table-cell>
          <table:table-cell table:number-columns-repeated="4"/>
          <table:table-cell office:value-type="float" office:value="58868" calcext:value-type="float">
            <text:p>58868</text:p>
          </table:table-cell>
          <table:table-cell office:value-type="float" office:value="229.92" calcext:value-type="float">
            <text:p>229.92</text:p>
          </table:table-cell>
          <table:table-cell office:value-type="float" office:value="63674.456457" calcext:value-type="float">
            <text:p>63674.456457</text:p>
          </table:table-cell>
          <table:table-cell/>
          <table:table-cell table:style-name="ce11"/>
          <table:table-cell table:style-name="ce14" office:value-type="float" office:value="2254.5" calcext:value-type="float">
            <text:p>$2,254.5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254.18276" calcext:value-type="float">
            <text:p>$254.18</text:p>
          </table:table-cell>
          <table:table-cell table:style-name="ce20" office:value-type="float" office:value="2067.85345" calcext:value-type="float">
            <text:p>$2,067.85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58868" calcext:value-type="float">
            <text:p>$58,868.00</text:p>
          </table:table-cell>
          <table:table-cell table:style-name="ce28" office:value-type="float" office:value="229.92" calcext:value-type="float">
            <text:p>$229.92</text:p>
          </table:table-cell>
          <table:table-cell table:style-name="ce31" office:value-type="float" office:value="63674.45621" calcext:value-type="float">
            <text:p>$63,674.46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47000000001663" calcext:value-type="float">
            <text:p>-0.00024700000000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39:.BA139])" office:value-type="float" office:value="-0.000247000000001663" calcext:value-type="float">
            <text:p>-0.000247000000002</text:p>
          </table:table-cell>
          <table:table-cell/>
          <table:table-cell table:formula="of:=[.T139]-[.B139]" office:value-type="float" office:value="0" calcext:value-type="float">
            <text:p>0</text:p>
          </table:table-cell>
          <table:table-cell table:formula="of:=[.U139]-[.C139]" office:value-type="float" office:value="0" calcext:value-type="float">
            <text:p>0</text:p>
          </table:table-cell>
          <table:table-cell table:formula="of:=[.V139]-[.D139]" office:value-type="float" office:value="0" calcext:value-type="float">
            <text:p>0</text:p>
          </table:table-cell>
          <table:table-cell table:formula="of:=[.W139]-[.E139]" office:value-type="float" office:value="0" calcext:value-type="float">
            <text:p>0</text:p>
          </table:table-cell>
          <table:table-cell table:formula="of:=[.X139]-[.F139]" office:value-type="float" office:value="0" calcext:value-type="float">
            <text:p>0</text:p>
          </table:table-cell>
          <table:table-cell table:formula="of:=[.Y139]-[.G139]" office:value-type="float" office:value="0" calcext:value-type="float">
            <text:p>0</text:p>
          </table:table-cell>
          <table:table-cell table:formula="of:=[.Z139]-[.H139]" office:value-type="float" office:value="0" calcext:value-type="float">
            <text:p>0</text:p>
          </table:table-cell>
          <table:table-cell table:formula="of:=[.AA139]-[.I139]" office:value-type="float" office:value="0" calcext:value-type="float">
            <text:p>0</text:p>
          </table:table-cell>
          <table:table-cell table:formula="of:=[.AB139]-[.J139]" office:value-type="float" office:value="-0.000247000000001663" calcext:value-type="float">
            <text:p>-0.000247000000002</text:p>
          </table:table-cell>
          <table:table-cell table:formula="of:=[.AC139]-[.K139]" office:value-type="float" office:value="0" calcext:value-type="float">
            <text:p>0</text:p>
          </table:table-cell>
          <table:table-cell table:formula="of:=[.AD139]-[.L139]" office:value-type="float" office:value="0" calcext:value-type="float">
            <text:p>0</text:p>
          </table:table-cell>
          <table:table-cell table:formula="of:=[.AE139]-[.M139]" office:value-type="float" office:value="0" calcext:value-type="float">
            <text:p>0</text:p>
          </table:table-cell>
          <table:table-cell table:formula="of:=[.AF139]-[.N139]" office:value-type="float" office:value="0" calcext:value-type="float">
            <text:p>0</text:p>
          </table:table-cell>
          <table:table-cell table:formula="of:=[.AG139]-[.O139]" office:value-type="float" office:value="0" calcext:value-type="float">
            <text:p>0</text:p>
          </table:table-cell>
          <table:table-cell table:formula="of:=[.AH139]-[.P139]" office:value-type="float" office:value="0" calcext:value-type="float">
            <text:p>0</text:p>
          </table:table-cell>
          <table:table-cell table:formula="of:=[.AI139]-[.Q139]" office:value-type="float" office:value="0" calcext:value-type="float">
            <text:p>0</text:p>
          </table:table-cell>
          <table:table-cell table:formula="of:=[.AJ139]-[.R139]" office:value-type="float" office:value="-0.000247000003582798" calcext:value-type="float">
            <text:p>-0.000247000003583</text:p>
          </table:table-cell>
        </table:table-row>
        <table:table-row table:style-name="ro1">
          <table:table-cell office:value-type="string" calcext:value-type="string">
            <text:p>2021-09-01</text:p>
          </table:table-cell>
          <table:table-cell/>
          <table:table-cell office:value-type="float" office:value="2187.9" calcext:value-type="float">
            <text:p>2187.9</text:p>
          </table:table-cell>
          <table:table-cell table:number-columns-repeated="6"/>
          <table:table-cell office:value-type="float" office:value="259.328412" calcext:value-type="float">
            <text:p>259.328412</text:p>
          </table:table-cell>
          <table:table-cell office:value-type="float" office:value="1920.07633" calcext:value-type="float">
            <text:p>1920.07633</text:p>
          </table:table-cell>
          <table:table-cell table:number-columns-repeated="4"/>
          <table:table-cell office:value-type="float" office:value="61004" calcext:value-type="float">
            <text:p>61004</text:p>
          </table:table-cell>
          <table:table-cell office:value-type="float" office:value="317.92" calcext:value-type="float">
            <text:p>317.92</text:p>
          </table:table-cell>
          <table:table-cell office:value-type="float" office:value="65689.224742" calcext:value-type="float">
            <text:p>65689.224742</text:p>
          </table:table-cell>
          <table:table-cell/>
          <table:table-cell table:style-name="ce11"/>
          <table:table-cell table:style-name="ce14" office:value-type="float" office:value="2187.9" calcext:value-type="float">
            <text:p>$2,187.9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259.32816" calcext:value-type="float">
            <text:p>$259.33</text:p>
          </table:table-cell>
          <table:table-cell table:style-name="ce20" office:value-type="float" office:value="1920.07633" calcext:value-type="float">
            <text:p>$1,920.08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61004" calcext:value-type="float">
            <text:p>$61,004.00</text:p>
          </table:table-cell>
          <table:table-cell table:style-name="ce28" office:value-type="float" office:value="317.92" calcext:value-type="float">
            <text:p>$317.92</text:p>
          </table:table-cell>
          <table:table-cell table:style-name="ce31" office:value-type="float" office:value="65689.22449" calcext:value-type="float">
            <text:p>$65,689.2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51999999989039" calcext:value-type="float">
            <text:p>-0.000251999999989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40:.BA140])" office:value-type="float" office:value="-0.000251999999989039" calcext:value-type="float">
            <text:p>-0.000251999999989</text:p>
          </table:table-cell>
          <table:table-cell/>
          <table:table-cell table:formula="of:=[.T140]-[.B140]" office:value-type="float" office:value="0" calcext:value-type="float">
            <text:p>0</text:p>
          </table:table-cell>
          <table:table-cell table:formula="of:=[.U140]-[.C140]" office:value-type="float" office:value="0" calcext:value-type="float">
            <text:p>0</text:p>
          </table:table-cell>
          <table:table-cell table:formula="of:=[.V140]-[.D140]" office:value-type="float" office:value="0" calcext:value-type="float">
            <text:p>0</text:p>
          </table:table-cell>
          <table:table-cell table:formula="of:=[.W140]-[.E140]" office:value-type="float" office:value="0" calcext:value-type="float">
            <text:p>0</text:p>
          </table:table-cell>
          <table:table-cell table:formula="of:=[.X140]-[.F140]" office:value-type="float" office:value="0" calcext:value-type="float">
            <text:p>0</text:p>
          </table:table-cell>
          <table:table-cell table:formula="of:=[.Y140]-[.G140]" office:value-type="float" office:value="0" calcext:value-type="float">
            <text:p>0</text:p>
          </table:table-cell>
          <table:table-cell table:formula="of:=[.Z140]-[.H140]" office:value-type="float" office:value="0" calcext:value-type="float">
            <text:p>0</text:p>
          </table:table-cell>
          <table:table-cell table:formula="of:=[.AA140]-[.I140]" office:value-type="float" office:value="0" calcext:value-type="float">
            <text:p>0</text:p>
          </table:table-cell>
          <table:table-cell table:formula="of:=[.AB140]-[.J140]" office:value-type="float" office:value="-0.000251999999989039" calcext:value-type="float">
            <text:p>-0.000251999999989</text:p>
          </table:table-cell>
          <table:table-cell table:formula="of:=[.AC140]-[.K140]" office:value-type="float" office:value="0" calcext:value-type="float">
            <text:p>0</text:p>
          </table:table-cell>
          <table:table-cell table:formula="of:=[.AD140]-[.L140]" office:value-type="float" office:value="0" calcext:value-type="float">
            <text:p>0</text:p>
          </table:table-cell>
          <table:table-cell table:formula="of:=[.AE140]-[.M140]" office:value-type="float" office:value="0" calcext:value-type="float">
            <text:p>0</text:p>
          </table:table-cell>
          <table:table-cell table:formula="of:=[.AF140]-[.N140]" office:value-type="float" office:value="0" calcext:value-type="float">
            <text:p>0</text:p>
          </table:table-cell>
          <table:table-cell table:formula="of:=[.AG140]-[.O140]" office:value-type="float" office:value="0" calcext:value-type="float">
            <text:p>0</text:p>
          </table:table-cell>
          <table:table-cell table:formula="of:=[.AH140]-[.P140]" office:value-type="float" office:value="0" calcext:value-type="float">
            <text:p>0</text:p>
          </table:table-cell>
          <table:table-cell table:formula="of:=[.AI140]-[.Q140]" office:value-type="float" office:value="0" calcext:value-type="float">
            <text:p>0</text:p>
          </table:table-cell>
          <table:table-cell table:formula="of:=[.AJ140]-[.R140]" office:value-type="float" office:value="-0.000251999997999519" calcext:value-type="float">
            <text:p>-0.000251999998</text:p>
          </table:table-cell>
        </table:table-row>
        <table:table-row table:style-name="ro1">
          <table:table-cell office:value-type="string" calcext:value-type="string">
            <text:p>2021-10-01</text:p>
          </table:table-cell>
          <table:table-cell/>
          <table:table-cell office:value-type="float" office:value="2484" calcext:value-type="float">
            <text:p>2484</text:p>
          </table:table-cell>
          <table:table-cell table:number-columns-repeated="6"/>
          <table:table-cell office:value-type="float" office:value="296.375328" calcext:value-type="float">
            <text:p>296.375328</text:p>
          </table:table-cell>
          <table:table-cell office:value-type="float" office:value="1738.43362" calcext:value-type="float">
            <text:p>1738.43362</text:p>
          </table:table-cell>
          <table:table-cell table:number-columns-repeated="4"/>
          <table:table-cell office:value-type="float" office:value="57060" calcext:value-type="float">
            <text:p>57060</text:p>
          </table:table-cell>
          <table:table-cell office:value-type="float" office:value="346.95" calcext:value-type="float">
            <text:p>346.95</text:p>
          </table:table-cell>
          <table:table-cell office:value-type="float" office:value="61925.758948" calcext:value-type="float">
            <text:p>61925.758948</text:p>
          </table:table-cell>
          <table:table-cell/>
          <table:table-cell table:style-name="ce11"/>
          <table:table-cell table:style-name="ce14" office:value-type="float" office:value="2484" calcext:value-type="float">
            <text:p>$2,484.00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4" office:value-type="float" office:value="296.37504" calcext:value-type="float">
            <text:p>$296.38</text:p>
          </table:table-cell>
          <table:table-cell table:style-name="ce20" office:value-type="float" office:value="1738.43362" calcext:value-type="float">
            <text:p>$1,738.43</text:p>
          </table:table-cell>
          <table:table-cell table:style-name="ce16" table:number-columns-repeated="2"/>
          <table:table-cell table:style-name="ce17" table:number-columns-repeated="2"/>
          <table:table-cell table:style-name="ce20" office:value-type="float" office:value="57060" calcext:value-type="float">
            <text:p>$57,060.00</text:p>
          </table:table-cell>
          <table:table-cell table:style-name="ce28" office:value-type="float" office:value="346.95" calcext:value-type="float">
            <text:p>$346.95</text:p>
          </table:table-cell>
          <table:table-cell table:style-name="ce31" office:value-type="float" office:value="61925.75866" calcext:value-type="float">
            <text:p>$61,925.76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000288000000011834" calcext:value-type="float">
            <text:p>-0.00028800000001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L141:.BA141])" office:value-type="float" office:value="-0.000288000000011834" calcext:value-type="float">
            <text:p>-0.000288000000012</text:p>
          </table:table-cell>
          <table:table-cell/>
          <table:table-cell table:formula="of:=[.T141]-[.B141]" office:value-type="float" office:value="0" calcext:value-type="float">
            <text:p>0</text:p>
          </table:table-cell>
          <table:table-cell table:formula="of:=[.U141]-[.C141]" office:value-type="float" office:value="0" calcext:value-type="float">
            <text:p>0</text:p>
          </table:table-cell>
          <table:table-cell table:formula="of:=[.V141]-[.D141]" office:value-type="float" office:value="0" calcext:value-type="float">
            <text:p>0</text:p>
          </table:table-cell>
          <table:table-cell table:formula="of:=[.W141]-[.E141]" office:value-type="float" office:value="0" calcext:value-type="float">
            <text:p>0</text:p>
          </table:table-cell>
          <table:table-cell table:formula="of:=[.X141]-[.F141]" office:value-type="float" office:value="0" calcext:value-type="float">
            <text:p>0</text:p>
          </table:table-cell>
          <table:table-cell table:formula="of:=[.Y141]-[.G141]" office:value-type="float" office:value="0" calcext:value-type="float">
            <text:p>0</text:p>
          </table:table-cell>
          <table:table-cell table:formula="of:=[.Z141]-[.H141]" office:value-type="float" office:value="0" calcext:value-type="float">
            <text:p>0</text:p>
          </table:table-cell>
          <table:table-cell table:formula="of:=[.AA141]-[.I141]" office:value-type="float" office:value="0" calcext:value-type="float">
            <text:p>0</text:p>
          </table:table-cell>
          <table:table-cell table:formula="of:=[.AB141]-[.J141]" office:value-type="float" office:value="-0.000288000000011834" calcext:value-type="float">
            <text:p>-0.000288000000012</text:p>
          </table:table-cell>
          <table:table-cell table:formula="of:=[.AC141]-[.K141]" office:value-type="float" office:value="0" calcext:value-type="float">
            <text:p>0</text:p>
          </table:table-cell>
          <table:table-cell table:formula="of:=[.AD141]-[.L141]" office:value-type="float" office:value="0" calcext:value-type="float">
            <text:p>0</text:p>
          </table:table-cell>
          <table:table-cell table:formula="of:=[.AE141]-[.M141]" office:value-type="float" office:value="0" calcext:value-type="float">
            <text:p>0</text:p>
          </table:table-cell>
          <table:table-cell table:formula="of:=[.AF141]-[.N141]" office:value-type="float" office:value="0" calcext:value-type="float">
            <text:p>0</text:p>
          </table:table-cell>
          <table:table-cell table:formula="of:=[.AG141]-[.O141]" office:value-type="float" office:value="0" calcext:value-type="float">
            <text:p>0</text:p>
          </table:table-cell>
          <table:table-cell table:formula="of:=[.AH141]-[.P141]" office:value-type="float" office:value="0" calcext:value-type="float">
            <text:p>0</text:p>
          </table:table-cell>
          <table:table-cell table:formula="of:=[.AI141]-[.Q141]" office:value-type="float" office:value="0" calcext:value-type="float">
            <text:p>0</text:p>
          </table:table-cell>
          <table:table-cell table:formula="of:=[.AJ141]-[.R141]" office:value-type="float" office:value="-0.000288000002910849" calcext:value-type="float">
            <text:p>-0.000288000002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text>$</number:text>
      <number:number number:decimal-places="2" loext:min-decimal-places="2" number:min-integer-digits="1" number:grouping="true"/>
    </number:number-style>
    <number:date-style style:name="N131P0" style:volatile="true">
      <number:day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day/>
      <number:text>-</number:text>
      <number:month number:textual="true"/>
      <number:text>-</number:text>
      <number:year number:style="long"/>
    </number:date-style>
    <number:text-style style:name="N132">
      <number:text-content/>
      <style:map style:condition="value()&lt;=1.79769313486232E+308" style:apply-style-name="N132P0"/>
    </number:text-style>
    <number:number-style style:name="N133">
      <number:number number:decimal-places="3" loext:min-decimal-places="3" number:min-integer-digits="1"/>
    </number:number-style>
    <number:number-style style:name="N134">
      <number:text>$</number:text>
      <number:number number:decimal-places="3" loext:min-decimal-places="3" number:min-integer-digits="1" number:grouping="true"/>
    </number:number-style>
    <number:percentage-style style:name="N135">
      <number:number number:decimal-places="1" loext:min-decimal-places="1" number:min-integer-digits="1"/>
      <number:text>%</number:text>
    </number:percentage-style>
    <number:number-style style:name="N136">
      <number:text>$</number:text>
      <number:number number:decimal-places="0" loext:min-decimal-places="0" number:min-integer-digits="1" number:grouping="true"/>
    </number:number-style>
    <number:number-style style:name="N137">
      <number:number number:decimal-places="4" loext:min-decimal-places="4" number:min-integer-digits="1"/>
    </number:number-style>
    <number:number-style style:name="N138">
      <number:text>$</number:text>
      <number:number number:decimal-places="6" loext:min-decimal-places="6" number:min-integer-digits="1" number:grouping="true"/>
    </number:number-style>
    <number:number-style style:name="N139">
      <number:number number:decimal-places="1" loext:min-decimal-places="1" number:min-integer-digits="1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percentage-style style:name="N141">
      <number:number number:decimal-places="3" loext:min-decimal-places="3" number:min-integer-digits="1"/>
      <number:text>%</number:text>
    </number:percentage-style>
    <number:number-style style:name="N142">
      <number:text>$</number:text>
      <number:number number:decimal-places="4" loext:min-decimal-places="4" number:min-integer-digits="1" number:grouping="true"/>
    </number:number-style>
    <number:date-style style:name="N143P0" style:volatile="true">
      <number:month/>
      <number:text>/</number:text>
      <number:day/>
      <number:text>/</number:text>
      <number:year/>
    </number:date-style>
    <number:text-style style:name="N143">
      <number:text-content/>
      <style:map style:condition="value()&lt;=1.79769313486232E+308" style:apply-style-name="N143P0"/>
    </number:text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month/>
      <number:text>/</number:text>
      <number:day/>
      <number:text>/</number:text>
      <number:year number:style="long"/>
    </number:date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US">
      <loext:text> </loext:text>
      <loext:fill-character> </loext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7P0"/>
    </number:currency-style>
    <number:date-style style:name="N10138P0" style:volatile="true" number:language="en" number:country="US">
      <number:month number:textual="true"/>
      <number:text>-</number:text>
      <number:year/>
    </number:date-style>
    <number:text-style style:name="N10138" number:language="en" number:country="US">
      <number:text-content/>
      <style:map style:condition="value()&lt;=1.79769313486232E+308" style:apply-style-name="N10138P0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5T07:08:40.525517844</dc:date>
    <meta:editing-duration>PT43M31S</meta:editing-duration>
    <meta:editing-cycles>2</meta:editing-cycles>
    <meta:generator>LibreOffice/6.0.7.3$Linux_X86_64 LibreOffice_project/00m0$Build-3</meta:generator>
    <meta:document-statistic meta:table-count="1" meta:cell-count="7120" meta:object-count="0"/>
  </office:meta>
</office:document-meta>
</file>